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table:number-columns-repeated="3"/>
          <table:table-cell office:value-type="string" calcext:value-type="string">
            <text:p>imu</text:p>
          </table:table-cell>
          <table:table-cell office:value-type="float" office:value="-0.203863922497089" calcext:value-type="float">
            <text:p>-0.203863922497089</text:p>
          </table:table-cell>
          <table:table-cell office:value-type="float" office:value="-0.189407807905008" calcext:value-type="float">
            <text:p>-0.189407807905008</text:p>
          </table:table-cell>
          <table:table-cell office:value-type="float" office:value="-0.108509930124065" calcext:value-type="float">
            <text:p>-0.108509930124065</text:p>
          </table:table-cell>
          <table:table-cell table:number-columns-repeated="4"/>
          <table:table-cell office:value-type="float" office:value="6.12537064328543" calcext:value-type="float">
            <text:p>6.12537064328543</text:p>
          </table:table-cell>
          <table:table-cell/>
          <table:table-cell office:value-type="float" office:value="-0.130243860749267" calcext:value-type="float">
            <text:p>-0.130243860749267</text:p>
          </table:table-cell>
          <table:table-cell/>
          <table:table-cell office:value-type="float" office:value="12839" calcext:value-type="float">
            <text:p>128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tacts</text:p>
          </table:table-cell>
          <table:table-cell office:value-type="float" office:value="-0.194164444338455" calcext:value-type="float">
            <text:p>-0.194164444338455</text:p>
          </table:table-cell>
          <table:table-cell office:value-type="float" office:value="-0.188780530773189" calcext:value-type="float">
            <text:p>-0.188780530773189</text:p>
          </table:table-cell>
          <table:table-cell office:value-type="float" office:value="-0.103281652439668" calcext:value-type="float">
            <text:p>-0.103281652439668</text:p>
          </table:table-cell>
          <table:table-cell table:number-columns-repeated="4"/>
          <table:table-cell office:value-type="float" office:value="3.2392248620082" calcext:value-type="float">
            <text:p>3.2392248620082</text:p>
          </table:table-cell>
          <table:table-cell/>
          <table:table-cell office:value-type="float" office:value="0.248619685690802" calcext:value-type="float">
            <text:p>0.248619685690802</text:p>
          </table:table-cell>
          <table:table-cell/>
          <table:table-cell office:value-type="float" office:value="3993" calcext:value-type="float">
            <text:p>39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orce</text:p>
          </table:table-cell>
          <table:table-cell office:value-type="float" office:value="-0.193817833242363" calcext:value-type="float">
            <text:p>-0.193817833242363</text:p>
          </table:table-cell>
          <table:table-cell office:value-type="float" office:value="-0.183509595370174" calcext:value-type="float">
            <text:p>-0.183509595370174</text:p>
          </table:table-cell>
          <table:table-cell office:value-type="float" office:value="-0.0989172671861359" calcext:value-type="float">
            <text:p>-0.098917267186136</text:p>
          </table:table-cell>
          <table:table-cell table:number-columns-repeated="4"/>
          <table:table-cell office:value-type="float" office:value="3.16101550096234" calcext:value-type="float">
            <text:p>3.16101550096234</text:p>
          </table:table-cell>
          <table:table-cell/>
          <table:table-cell office:value-type="float" office:value="0.720894860937624" calcext:value-type="float">
            <text:p>0.720894860937624</text:p>
          </table:table-cell>
          <table:table-cell/>
          <table:table-cell office:value-type="float" office:value="4057" calcext:value-type="float">
            <text:p>4057</text:p>
          </table:table-cell>
        </table:table-row>
        <table:table-row table:style-name="ro1">
          <table:table-cell table:number-columns-repeated="4"/>
          <table:table-cell office:value-type="float" office:value="-0.181125373967525" calcext:value-type="float">
            <text:p>-0.181125373967525</text:p>
          </table:table-cell>
          <table:table-cell office:value-type="float" office:value="-0.182004230603004" calcext:value-type="float">
            <text:p>-0.182004230603004</text:p>
          </table:table-cell>
          <table:table-cell office:value-type="float" office:value="-0.0982849854701414" calcext:value-type="float">
            <text:p>-0.098284985470141</text:p>
          </table:table-cell>
          <table:table-cell table:number-columns-repeated="4"/>
          <table:table-cell office:value-type="float" office:value="98.6907585097116" calcext:value-type="float">
            <text:p>98.6907585097116</text:p>
          </table:table-cell>
          <table:table-cell/>
          <table:table-cell office:value-type="float" office:value="-0.901474332494336" calcext:value-type="float">
            <text:p>-0.90147433249433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-0.177521080223657" calcext:value-type="float">
            <text:p>-0.177521080223657</text:p>
          </table:table-cell>
          <table:table-cell office:value-type="float" office:value="-0.162612541977147" calcext:value-type="float">
            <text:p>-0.162612541977147</text:p>
          </table:table-cell>
          <table:table-cell office:value-type="float" office:value="-0.0809227095434216" calcext:value-type="float">
            <text:p>-0.080922709543422</text:p>
          </table:table-cell>
          <table:table-cell table:number-columns-repeated="4"/>
          <table:table-cell office:value-type="float" office:value="6.78619199668743" calcext:value-type="float">
            <text:p>6.78619199668743</text:p>
          </table:table-cell>
          <table:table-cell/>
          <table:table-cell office:value-type="float" office:value="-0.0902001455592775" calcext:value-type="float">
            <text:p>-0.090200145559278</text:p>
          </table:table-cell>
          <table:table-cell/>
          <table:table-cell office:value-type="float" office:value="11600" calcext:value-type="float">
            <text:p>11600</text:p>
          </table:table-cell>
        </table:table-row>
        <table:table-row table:style-name="ro1">
          <table:table-cell table:number-columns-repeated="4"/>
          <table:table-cell office:value-type="float" office:value="-0.168356148571838" calcext:value-type="float">
            <text:p>-0.168356148571838</text:p>
          </table:table-cell>
          <table:table-cell office:value-type="float" office:value="-0.144885469440041" calcext:value-type="float">
            <text:p>-0.144885469440041</text:p>
          </table:table-cell>
          <table:table-cell office:value-type="float" office:value="-0.0610906622629029" calcext:value-type="float">
            <text:p>-0.061090662262903</text:p>
          </table:table-cell>
          <table:table-cell table:number-columns-repeated="4"/>
          <table:table-cell office:value-type="float" office:value="60.9190818585625" calcext:value-type="float">
            <text:p>60.9190818585625</text:p>
          </table:table-cell>
          <table:table-cell/>
          <table:table-cell office:value-type="float" office:value="1.37115583523176" calcext:value-type="float">
            <text:p>1.3711558352317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-0.161107741269827" calcext:value-type="float">
            <text:p>-0.161107741269827</text:p>
          </table:table-cell>
          <table:table-cell office:value-type="float" office:value="-0.138645728969609" calcext:value-type="float">
            <text:p>-0.138645728969609</text:p>
          </table:table-cell>
          <table:table-cell office:value-type="float" office:value="-0.0443528177097569" calcext:value-type="float">
            <text:p>-0.044352817709757</text:p>
          </table:table-cell>
          <table:table-cell table:number-columns-repeated="4"/>
          <table:table-cell office:value-type="float" office:value="3.31838903148237" calcext:value-type="float">
            <text:p>3.31838903148237</text:p>
          </table:table-cell>
          <table:table-cell/>
          <table:table-cell office:value-type="float" office:value="-0.0432444950461338" calcext:value-type="float">
            <text:p>-0.043244495046134</text:p>
          </table:table-cell>
          <table:table-cell/>
          <table:table-cell office:value-type="float" office:value="19943" calcext:value-type="float">
            <text:p>19943</text:p>
          </table:table-cell>
        </table:table-row>
        <table:table-row table:style-name="ro1">
          <table:table-cell table:number-columns-repeated="4"/>
          <table:table-cell office:value-type="float" office:value="-0.143615136231139" calcext:value-type="float">
            <text:p>-0.143615136231139</text:p>
          </table:table-cell>
          <table:table-cell office:value-type="float" office:value="-0.12736703560867" calcext:value-type="float">
            <text:p>-0.12736703560867</text:p>
          </table:table-cell>
          <table:table-cell office:value-type="float" office:value="-0.0206845465721986" calcext:value-type="float">
            <text:p>-0.020684546572199</text:p>
          </table:table-cell>
          <table:table-cell table:number-columns-repeated="4"/>
          <table:table-cell office:value-type="float" office:value="9.11057460630203" calcext:value-type="float">
            <text:p>9.11057460630203</text:p>
          </table:table-cell>
          <table:table-cell/>
          <table:table-cell office:value-type="float" office:value="0.324358227771783" calcext:value-type="float">
            <text:p>0.324358227771783</text:p>
          </table:table-cell>
          <table:table-cell/>
          <table:table-cell office:value-type="float" office:value="12213" calcext:value-type="float">
            <text:p>12213</text:p>
          </table:table-cell>
        </table:table-row>
        <table:table-row table:style-name="ro1">
          <table:table-cell table:number-columns-repeated="4"/>
          <table:table-cell office:value-type="float" office:value="-0.130089383652999" calcext:value-type="float">
            <text:p>-0.130089383652999</text:p>
          </table:table-cell>
          <table:table-cell office:value-type="float" office:value="-0.0786838009571819" calcext:value-type="float">
            <text:p>-0.078683800957182</text:p>
          </table:table-cell>
          <table:table-cell office:value-type="float" office:value="0.0186286817779089" calcext:value-type="float">
            <text:p>0.018628681777909</text:p>
          </table:table-cell>
          <table:table-cell table:number-columns-repeated="4"/>
          <table:table-cell office:value-type="float" office:value="85.2513339439956" calcext:value-type="float">
            <text:p>85.2513339439956</text:p>
          </table:table-cell>
          <table:table-cell/>
          <table:table-cell office:value-type="float" office:value="2.2307040923891" calcext:value-type="float">
            <text:p>2.230704092389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-0.117244335506331" calcext:value-type="float">
            <text:p>-0.117244335506331</text:p>
          </table:table-cell>
          <table:table-cell office:value-type="float" office:value="-0.052047134255256" calcext:value-type="float">
            <text:p>-0.052047134255256</text:p>
          </table:table-cell>
          <table:table-cell office:value-type="float" office:value="0.0239745825733762" calcext:value-type="float">
            <text:p>0.023974582573376</text:p>
          </table:table-cell>
          <table:table-cell table:number-columns-repeated="4"/>
          <table:table-cell office:value-type="float" office:value="2.3503949094589" calcext:value-type="float">
            <text:p>2.3503949094589</text:p>
          </table:table-cell>
          <table:table-cell/>
          <table:table-cell office:value-type="float" office:value="0.10757782267447" calcext:value-type="float">
            <text:p>0.1075778226744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-0.0837191402538506" calcext:value-type="float">
            <text:p>-0.083719140253851</text:p>
          </table:table-cell>
          <table:table-cell office:value-type="float" office:value="-0.0515158490953596" calcext:value-type="float">
            <text:p>-0.05151584909536</text:p>
          </table:table-cell>
          <table:table-cell office:value-type="float" office:value="0.0342658540690681" calcext:value-type="float">
            <text:p>0.034265854069068</text:p>
          </table:table-cell>
          <table:table-cell table:number-columns-repeated="4"/>
          <table:table-cell office:value-type="float" office:value="3.65445477609376" calcext:value-type="float">
            <text:p>3.65445477609376</text:p>
          </table:table-cell>
          <table:table-cell/>
          <table:table-cell office:value-type="float" office:value="-0.448728858032651" calcext:value-type="float">
            <text:p>-0.448728858032651</text:p>
          </table:table-cell>
          <table:table-cell/>
          <table:table-cell office:value-type="float" office:value="5050" calcext:value-type="float">
            <text:p>5050</text:p>
          </table:table-cell>
        </table:table-row>
        <table:table-row table:style-name="ro1">
          <table:table-cell table:number-columns-repeated="4"/>
          <table:table-cell office:value-type="float" office:value="-0.0761433756820194" calcext:value-type="float">
            <text:p>-0.076143375682019</text:p>
          </table:table-cell>
          <table:table-cell office:value-type="float" office:value="-0.0403280745083463" calcext:value-type="float">
            <text:p>-0.040328074508346</text:p>
          </table:table-cell>
          <table:table-cell office:value-type="float" office:value="0.0358256345476088" calcext:value-type="float">
            <text:p>0.035825634547609</text:p>
          </table:table-cell>
          <table:table-cell table:number-columns-repeated="4"/>
          <table:table-cell office:value-type="float" office:value="93.2169817510569" calcext:value-type="float">
            <text:p>93.2169817510569</text:p>
          </table:table-cell>
          <table:table-cell/>
          <table:table-cell office:value-type="float" office:value="-3.78165246756174" calcext:value-type="float">
            <text:p>-3.7816524675617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-0.0547116052413967" calcext:value-type="float">
            <text:p>-0.054711605241397</text:p>
          </table:table-cell>
          <table:table-cell office:value-type="float" office:value="-0.0129089403548646" calcext:value-type="float">
            <text:p>-0.012908940354865</text:p>
          </table:table-cell>
          <table:table-cell office:value-type="float" office:value="0.0434659355186542" calcext:value-type="float">
            <text:p>0.043465935518654</text:p>
          </table:table-cell>
          <table:table-cell table:number-columns-repeated="4"/>
          <table:table-cell office:value-type="float" office:value="3.32646604775795" calcext:value-type="float">
            <text:p>3.32646604775795</text:p>
          </table:table-cell>
          <table:table-cell/>
          <table:table-cell office:value-type="float" office:value="-0.214918730530288" calcext:value-type="float">
            <text:p>-0.214918730530288</text:p>
          </table:table-cell>
          <table:table-cell/>
          <table:table-cell office:value-type="float" office:value="4645" calcext:value-type="float">
            <text:p>4645</text:p>
          </table:table-cell>
        </table:table-row>
        <table:table-row table:style-name="ro1">
          <table:table-cell table:number-columns-repeated="4"/>
          <table:table-cell office:value-type="float" office:value="-0.054047073516306" calcext:value-type="float">
            <text:p>-0.054047073516306</text:p>
          </table:table-cell>
          <table:table-cell office:value-type="float" office:value="-0.00592931655786043" calcext:value-type="float">
            <text:p>-0.00592931655786</text:p>
          </table:table-cell>
          <table:table-cell office:value-type="float" office:value="0.0691802308820911" calcext:value-type="float">
            <text:p>0.069180230882091</text:p>
          </table:table-cell>
          <table:table-cell table:number-columns-repeated="4"/>
          <table:table-cell office:value-type="float" office:value="3.3534573679244" calcext:value-type="float">
            <text:p>3.3534573679244</text:p>
          </table:table-cell>
          <table:table-cell/>
          <table:table-cell office:value-type="float" office:value="0.172533976279217" calcext:value-type="float">
            <text:p>0.17253397627921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-0.0469348488677264" calcext:value-type="float">
            <text:p>-0.046934848867726</text:p>
          </table:table-cell>
          <table:table-cell office:value-type="float" office:value="0.00582313781062021" calcext:value-type="float">
            <text:p>0.00582313781062</text:p>
          </table:table-cell>
          <table:table-cell office:value-type="float" office:value="0.0753726803340157" calcext:value-type="float">
            <text:p>0.075372680334016</text:p>
          </table:table-cell>
          <table:table-cell table:number-columns-repeated="4"/>
          <table:table-cell office:value-type="float" office:value="3.44935904777354" calcext:value-type="float">
            <text:p>3.44935904777354</text:p>
          </table:table-cell>
          <table:table-cell/>
          <table:table-cell office:value-type="float" office:value="0.00300829644995782" calcext:value-type="float">
            <text:p>0.003008296449958</text:p>
          </table:table-cell>
          <table:table-cell/>
          <table:table-cell office:value-type="float" office:value="3496" calcext:value-type="float">
            <text:p>3496</text:p>
          </table:table-cell>
        </table:table-row>
        <table:table-row table:style-name="ro1">
          <table:table-cell table:number-columns-repeated="4"/>
          <table:table-cell office:value-type="float" office:value="-0.0331630551094189" calcext:value-type="float">
            <text:p>-0.033163055109419</text:p>
          </table:table-cell>
          <table:table-cell office:value-type="float" office:value="0.0164089700347438" calcext:value-type="float">
            <text:p>0.016408970034744</text:p>
          </table:table-cell>
          <table:table-cell office:value-type="float" office:value="0.0840546405627892" calcext:value-type="float">
            <text:p>0.084054640562789</text:p>
          </table:table-cell>
          <table:table-cell table:number-columns-repeated="4"/>
          <table:table-cell office:value-type="float" office:value="100.084526421942" calcext:value-type="float">
            <text:p>100.084526421942</text:p>
          </table:table-cell>
          <table:table-cell/>
          <table:table-cell office:value-type="float" office:value="1.64594908716954" calcext:value-type="float">
            <text:p>1.64594908716954</text:p>
          </table:table-cell>
          <table:table-cell/>
          <table:table-cell office:value-type="float" office:value="47731" calcext:value-type="float">
            <text:p>47731</text:p>
          </table:table-cell>
        </table:table-row>
        <table:table-row table:style-name="ro1">
          <table:table-cell table:number-columns-repeated="4"/>
          <table:table-cell office:value-type="float" office:value="-0.029799490865663" calcext:value-type="float">
            <text:p>-0.029799490865663</text:p>
          </table:table-cell>
          <table:table-cell office:value-type="float" office:value="0.0442814814035628" calcext:value-type="float">
            <text:p>0.044281481403563</text:p>
          </table:table-cell>
          <table:table-cell office:value-type="float" office:value="0.10099254440983" calcext:value-type="float">
            <text:p>0.10099254440983</text:p>
          </table:table-cell>
          <table:table-cell table:number-columns-repeated="4"/>
          <table:table-cell office:value-type="float" office:value="0.20904846033369" calcext:value-type="float">
            <text:p>0.20904846033369</text:p>
          </table:table-cell>
          <table:table-cell/>
          <table:table-cell office:value-type="float" office:value="0.00017070203425374" calcext:value-type="float">
            <text:p>0.000170702034254</text:p>
          </table:table-cell>
          <table:table-cell/>
          <table:table-cell office:value-type="float" office:value="2295" calcext:value-type="float">
            <text:p>2295</text:p>
          </table:table-cell>
        </table:table-row>
        <table:table-row table:style-name="ro1">
          <table:table-cell table:number-columns-repeated="4"/>
          <table:table-cell office:value-type="float" office:value="-0.0273140682765655" calcext:value-type="float">
            <text:p>-0.027314068276566</text:p>
          </table:table-cell>
          <table:table-cell office:value-type="float" office:value="0.0448003266785611" calcext:value-type="float">
            <text:p>0.044800326678561</text:p>
          </table:table-cell>
          <table:table-cell office:value-type="float" office:value="0.10372000926522" calcext:value-type="float">
            <text:p>0.10372000926522</text:p>
          </table:table-cell>
          <table:table-cell table:number-columns-repeated="4"/>
          <table:table-cell office:value-type="float" office:value="7.98098215232997" calcext:value-type="float">
            <text:p>7.98098215232997</text:p>
          </table:table-cell>
          <table:table-cell/>
          <table:table-cell office:value-type="float" office:value="0.172386665083801" calcext:value-type="float">
            <text:p>0.172386665083801</text:p>
          </table:table-cell>
          <table:table-cell/>
          <table:table-cell office:value-type="float" office:value="7388" calcext:value-type="float">
            <text:p>7388</text:p>
          </table:table-cell>
        </table:table-row>
        <table:table-row table:style-name="ro1">
          <table:table-cell table:number-columns-repeated="4"/>
          <table:table-cell office:value-type="float" office:value="-0.0210993277154634" calcext:value-type="float">
            <text:p>-0.021099327715463</text:p>
          </table:table-cell>
          <table:table-cell office:value-type="float" office:value="0.0538367687381384" calcext:value-type="float">
            <text:p>0.053836768738138</text:p>
          </table:table-cell>
          <table:table-cell office:value-type="float" office:value="0.105744858974515" calcext:value-type="float">
            <text:p>0.105744858974515</text:p>
          </table:table-cell>
          <table:table-cell table:number-columns-repeated="4"/>
          <table:table-cell office:value-type="float" office:value="3.18765045336883" calcext:value-type="float">
            <text:p>3.18765045336883</text:p>
          </table:table-cell>
          <table:table-cell/>
          <table:table-cell office:value-type="float" office:value="0.245428328815785" calcext:value-type="float">
            <text:p>0.245428328815785</text:p>
          </table:table-cell>
          <table:table-cell/>
          <table:table-cell office:value-type="float" office:value="18360" calcext:value-type="float">
            <text:p>18360</text:p>
          </table:table-cell>
        </table:table-row>
        <table:table-row table:style-name="ro1">
          <table:table-cell table:number-columns-repeated="4"/>
          <table:table-cell office:value-type="float" office:value="-0.0201389491915085" calcext:value-type="float">
            <text:p>-0.020138949191509</text:p>
          </table:table-cell>
          <table:table-cell office:value-type="float" office:value="0.060789425832289" calcext:value-type="float">
            <text:p>0.060789425832289</text:p>
          </table:table-cell>
          <table:table-cell office:value-type="float" office:value="0.105806739423258" calcext:value-type="float">
            <text:p>0.105806739423258</text:p>
          </table:table-cell>
          <table:table-cell table:number-columns-repeated="4"/>
          <table:table-cell office:value-type="float" office:value="0.0186286817779089" calcext:value-type="float">
            <text:p>0.018628681777909</text:p>
          </table:table-cell>
          <table:table-cell/>
          <table:table-cell office:value-type="float" office:value="-0.139429608558959" calcext:value-type="float">
            <text:p>-0.139429608558959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4"/>
          <table:table-cell office:value-type="float" office:value="-0.00758669488989001" calcext:value-type="float">
            <text:p>-0.00758669488989</text:p>
          </table:table-cell>
          <table:table-cell office:value-type="float" office:value="0.0609204604823795" calcext:value-type="float">
            <text:p>0.06092046048238</text:p>
          </table:table-cell>
          <table:table-cell office:value-type="float" office:value="0.108698410785536" calcext:value-type="float">
            <text:p>0.108698410785536</text:p>
          </table:table-cell>
          <table:table-cell table:number-columns-repeated="4"/>
          <table:table-cell office:value-type="float" office:value="3.74043602863491" calcext:value-type="float">
            <text:p>3.74043602863491</text:p>
          </table:table-cell>
          <table:table-cell/>
          <table:table-cell office:value-type="float" office:value="-0.154455650655397" calcext:value-type="float">
            <text:p>-0.154455650655397</text:p>
          </table:table-cell>
          <table:table-cell/>
          <table:table-cell office:value-type="float" office:value="5258" calcext:value-type="float">
            <text:p>5258</text:p>
          </table:table-cell>
        </table:table-row>
        <table:table-row table:style-name="ro1">
          <table:table-cell table:number-columns-repeated="4"/>
          <table:table-cell office:value-type="float" office:value="-0.00512729460958061" calcext:value-type="float">
            <text:p>-0.005127294609581</text:p>
          </table:table-cell>
          <table:table-cell office:value-type="float" office:value="0.0706145243607565" calcext:value-type="float">
            <text:p>0.070614524360757</text:p>
          </table:table-cell>
          <table:table-cell office:value-type="float" office:value="0.110234676311245" calcext:value-type="float">
            <text:p>0.110234676311245</text:p>
          </table:table-cell>
          <table:table-cell table:number-columns-repeated="4"/>
          <table:table-cell office:value-type="float" office:value="6.95772064547955" calcext:value-type="float">
            <text:p>6.95772064547955</text:p>
          </table:table-cell>
          <table:table-cell/>
          <table:table-cell office:value-type="float" office:value="0.485780095408703" calcext:value-type="float">
            <text:p>0.485780095408703</text:p>
          </table:table-cell>
          <table:table-cell/>
          <table:table-cell office:value-type="float" office:value="28237" calcext:value-type="float">
            <text:p>28237</text:p>
          </table:table-cell>
        </table:table-row>
        <table:table-row table:style-name="ro1">
          <table:table-cell table:number-columns-repeated="4"/>
          <table:table-cell office:value-type="float" office:value="-0.00434390081952584" calcext:value-type="float">
            <text:p>-0.004343900819526</text:p>
          </table:table-cell>
          <table:table-cell office:value-type="float" office:value="0.0807322685652117" calcext:value-type="float">
            <text:p>0.080732268565212</text:p>
          </table:table-cell>
          <table:table-cell office:value-type="float" office:value="0.111599900610341" calcext:value-type="float">
            <text:p>0.111599900610341</text:p>
          </table:table-cell>
          <table:table-cell table:number-columns-repeated="4"/>
          <table:table-cell office:value-type="float" office:value="100.083102862735" calcext:value-type="float">
            <text:p>100.083102862735</text:p>
          </table:table-cell>
          <table:table-cell/>
          <table:table-cell office:value-type="float" office:value="2.651337892769" calcext:value-type="float">
            <text:p>2.651337892769</text:p>
          </table:table-cell>
          <table:table-cell/>
          <table:table-cell office:value-type="float" office:value="47464" calcext:value-type="float">
            <text:p>47464</text:p>
          </table:table-cell>
        </table:table-row>
        <table:table-row table:style-name="ro1">
          <table:table-cell table:number-columns-repeated="4"/>
          <table:table-cell office:value-type="float" office:value="0.0122692575815155" calcext:value-type="float">
            <text:p>0.012269257581516</text:p>
          </table:table-cell>
          <table:table-cell office:value-type="float" office:value="0.0876109914651894" calcext:value-type="float">
            <text:p>0.087610991465189</text:p>
          </table:table-cell>
          <table:table-cell office:value-type="float" office:value="0.111833504996908" calcext:value-type="float">
            <text:p>0.111833504996908</text:p>
          </table:table-cell>
          <table:table-cell table:number-columns-repeated="4"/>
          <table:table-cell office:value-type="float" office:value="6.87341472989534" calcext:value-type="float">
            <text:p>6.87341472989534</text:p>
          </table:table-cell>
          <table:table-cell/>
          <table:table-cell office:value-type="float" office:value="0.478002096027849" calcext:value-type="float">
            <text:p>0.478002096027849</text:p>
          </table:table-cell>
          <table:table-cell/>
          <table:table-cell office:value-type="float" office:value="6152" calcext:value-type="float">
            <text:p>6152</text:p>
          </table:table-cell>
        </table:table-row>
        <table:table-row table:style-name="ro1">
          <table:table-cell table:number-columns-repeated="4"/>
          <table:table-cell office:value-type="float" office:value="0.0274033544021607" calcext:value-type="float">
            <text:p>0.027403354402161</text:p>
          </table:table-cell>
          <table:table-cell office:value-type="float" office:value="0.0937757389720123" calcext:value-type="float">
            <text:p>0.093775738972012</text:p>
          </table:table-cell>
          <table:table-cell office:value-type="float" office:value="0.113953884249752" calcext:value-type="float">
            <text:p>0.113953884249752</text:p>
          </table:table-cell>
          <table:table-cell table:number-columns-repeated="4"/>
          <table:table-cell office:value-type="float" office:value="2.89402235532291" calcext:value-type="float">
            <text:p>2.89402235532291</text:p>
          </table:table-cell>
          <table:table-cell/>
          <table:table-cell office:value-type="float" office:value="0.409963739870317" calcext:value-type="float">
            <text:p>0.409963739870317</text:p>
          </table:table-cell>
          <table:table-cell/>
          <table:table-cell office:value-type="float" office:value="2968" calcext:value-type="float">
            <text:p>2968</text:p>
          </table:table-cell>
        </table:table-row>
        <table:table-row table:style-name="ro1">
          <table:table-cell table:number-columns-repeated="4"/>
          <table:table-cell office:value-type="float" office:value="0.0289931076723167" calcext:value-type="float">
            <text:p>0.028993107672317</text:p>
          </table:table-cell>
          <table:table-cell office:value-type="float" office:value="0.0973324909231147" calcext:value-type="float">
            <text:p>0.097332490923115</text:p>
          </table:table-cell>
          <table:table-cell office:value-type="float" office:value="0.114440691414655" calcext:value-type="float">
            <text:p>0.114440691414655</text:p>
          </table:table-cell>
          <table:table-cell table:number-columns-repeated="4"/>
          <table:table-cell office:value-type="float" office:value="0.110234676311245" calcext:value-type="float">
            <text:p>0.110234676311245</text:p>
          </table:table-cell>
          <table:table-cell/>
          <table:table-cell office:value-type="float" office:value="0.138889502456642" calcext:value-type="float">
            <text:p>0.138889502456642</text:p>
          </table:table-cell>
          <table:table-cell/>
          <table:table-cell office:value-type="float" office:value="357" calcext:value-type="float">
            <text:p>357</text:p>
          </table:table-cell>
        </table:table-row>
        <table:table-row table:style-name="ro1">
          <table:table-cell table:number-columns-repeated="4"/>
          <table:table-cell office:value-type="float" office:value="0.0338252364930255" calcext:value-type="float">
            <text:p>0.033825236493026</text:p>
          </table:table-cell>
          <table:table-cell office:value-type="float" office:value="0.0987928473132715" calcext:value-type="float">
            <text:p>0.098792847313272</text:p>
          </table:table-cell>
          <table:table-cell office:value-type="float" office:value="0.115067469015178" calcext:value-type="float">
            <text:p>0.115067469015178</text:p>
          </table:table-cell>
          <table:table-cell table:number-columns-repeated="4"/>
          <table:table-cell office:value-type="float" office:value="70.8114735267332" calcext:value-type="float">
            <text:p>70.8114735267332</text:p>
          </table:table-cell>
          <table:table-cell/>
          <table:table-cell office:value-type="float" office:value="-0.728355906975305" calcext:value-type="float">
            <text:p>-0.72835590697530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0.0410429998291832" calcext:value-type="float">
            <text:p>0.041042999829183</text:p>
          </table:table-cell>
          <table:table-cell office:value-type="float" office:value="0.0989241478977432" calcext:value-type="float">
            <text:p>0.098924147897743</text:p>
          </table:table-cell>
          <table:table-cell office:value-type="float" office:value="0.116808887860765" calcext:value-type="float">
            <text:p>0.116808887860765</text:p>
          </table:table-cell>
          <table:table-cell table:number-columns-repeated="4"/>
          <table:table-cell office:value-type="float" office:value="87.2442125047443" calcext:value-type="float">
            <text:p>87.2442125047443</text:p>
          </table:table-cell>
          <table:table-cell/>
          <table:table-cell office:value-type="float" office:value="-0.181550665538521" calcext:value-type="float">
            <text:p>-0.18155066553852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0.0430318394894361" calcext:value-type="float">
            <text:p>0.043031839489436</text:p>
          </table:table-cell>
          <table:table-cell office:value-type="float" office:value="0.104653928993092" calcext:value-type="float">
            <text:p>0.104653928993092</text:p>
          </table:table-cell>
          <table:table-cell office:value-type="float" office:value="0.118991634539034" calcext:value-type="float">
            <text:p>0.118991634539034</text:p>
          </table:table-cell>
          <table:table-cell table:number-columns-repeated="4"/>
          <table:table-cell office:value-type="float" office:value="3.15854145114428" calcext:value-type="float">
            <text:p>3.15854145114428</text:p>
          </table:table-cell>
          <table:table-cell/>
          <table:table-cell office:value-type="float" office:value="-0.176797743595987" calcext:value-type="float">
            <text:p>-0.176797743595987</text:p>
          </table:table-cell>
          <table:table-cell/>
          <table:table-cell office:value-type="float" office:value="2724" calcext:value-type="float">
            <text:p>2724</text:p>
          </table:table-cell>
        </table:table-row>
        <table:table-row table:style-name="ro1">
          <table:table-cell table:number-columns-repeated="4"/>
          <table:table-cell office:value-type="float" office:value="0.0459860904579925" calcext:value-type="float">
            <text:p>0.045986090457993</text:p>
          </table:table-cell>
          <table:table-cell office:value-type="float" office:value="0.113464394809329" calcext:value-type="float">
            <text:p>0.113464394809329</text:p>
          </table:table-cell>
          <table:table-cell office:value-type="float" office:value="0.11960268610026" calcext:value-type="float">
            <text:p>0.11960268610026</text:p>
          </table:table-cell>
          <table:table-cell table:number-columns-repeated="4"/>
          <table:table-cell office:value-type="float" office:value="4.84945139097622" calcext:value-type="float">
            <text:p>4.84945139097622</text:p>
          </table:table-cell>
          <table:table-cell/>
          <table:table-cell office:value-type="float" office:value="0.0119425322806806" calcext:value-type="float">
            <text:p>0.011942532280681</text:p>
          </table:table-cell>
          <table:table-cell/>
          <table:table-cell office:value-type="float" office:value="4870" calcext:value-type="float">
            <text:p>4870</text:p>
          </table:table-cell>
        </table:table-row>
        <table:table-row table:style-name="ro1">
          <table:table-cell table:number-columns-repeated="4"/>
          <table:table-cell office:value-type="float" office:value="0.061024706676232" calcext:value-type="float">
            <text:p>0.061024706676232</text:p>
          </table:table-cell>
          <table:table-cell office:value-type="float" office:value="0.114476370044413" calcext:value-type="float">
            <text:p>0.114476370044413</text:p>
          </table:table-cell>
          <table:table-cell office:value-type="float" office:value="0.121485095462939" calcext:value-type="float">
            <text:p>0.121485095462939</text:p>
          </table:table-cell>
          <table:table-cell table:number-columns-repeated="4"/>
          <table:table-cell office:value-type="float" office:value="0.786957386015877" calcext:value-type="float">
            <text:p>0.786957386015877</text:p>
          </table:table-cell>
          <table:table-cell/>
          <table:table-cell office:value-type="float" office:value="0.116700067318718" calcext:value-type="float">
            <text:p>0.116700067318718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table:number-columns-repeated="4"/>
          <table:table-cell office:value-type="float" office:value="0.0632055653346596" calcext:value-type="float">
            <text:p>0.06320556533466</text:p>
          </table:table-cell>
          <table:table-cell office:value-type="float" office:value="0.122929011182752" calcext:value-type="float">
            <text:p>0.122929011182752</text:p>
          </table:table-cell>
          <table:table-cell office:value-type="float" office:value="0.123412893595531" calcext:value-type="float">
            <text:p>0.123412893595531</text:p>
          </table:table-cell>
          <table:table-cell table:number-columns-repeated="4"/>
          <table:table-cell office:value-type="float" office:value="1.81713375024991" calcext:value-type="float">
            <text:p>1.81713375024991</text:p>
          </table:table-cell>
          <table:table-cell/>
          <table:table-cell office:value-type="float" office:value="0.295349661446995" calcext:value-type="float">
            <text:p>0.295349661446995</text:p>
          </table:table-cell>
          <table:table-cell/>
          <table:table-cell office:value-type="float" office:value="2626" calcext:value-type="float">
            <text:p>2626</text:p>
          </table:table-cell>
        </table:table-row>
        <table:table-row table:style-name="ro1">
          <table:table-cell table:number-columns-repeated="4"/>
          <table:table-cell office:value-type="float" office:value="0.0641386291015887" calcext:value-type="float">
            <text:p>0.064138629101589</text:p>
          </table:table-cell>
          <table:table-cell office:value-type="float" office:value="0.132381177787631" calcext:value-type="float">
            <text:p>0.132381177787631</text:p>
          </table:table-cell>
          <table:table-cell office:value-type="float" office:value="0.123873133139815" calcext:value-type="float">
            <text:p>0.123873133139815</text:p>
          </table:table-cell>
          <table:table-cell table:number-columns-repeated="4"/>
          <table:table-cell office:value-type="float" office:value="2.57342146070782" calcext:value-type="float">
            <text:p>2.57342146070782</text:p>
          </table:table-cell>
          <table:table-cell/>
          <table:table-cell office:value-type="float" office:value="-0.33234925371107" calcext:value-type="float">
            <text:p>-0.33234925371107</text:p>
          </table:table-cell>
          <table:table-cell/>
          <table:table-cell office:value-type="float" office:value="5716" calcext:value-type="float">
            <text:p>5716</text:p>
          </table:table-cell>
        </table:table-row>
        <table:table-row table:style-name="ro1">
          <table:table-cell table:number-columns-repeated="4"/>
          <table:table-cell office:value-type="float" office:value="0.0666007509686541" calcext:value-type="float">
            <text:p>0.066600750968654</text:p>
          </table:table-cell>
          <table:table-cell office:value-type="float" office:value="0.132483681600956" calcext:value-type="float">
            <text:p>0.132483681600956</text:p>
          </table:table-cell>
          <table:table-cell office:value-type="float" office:value="0.125697681224411" calcext:value-type="float">
            <text:p>0.125697681224411</text:p>
          </table:table-cell>
          <table:table-cell table:number-columns-repeated="4"/>
          <table:table-cell office:value-type="float" office:value="0.67122111005631" calcext:value-type="float">
            <text:p>0.67122111005631</text:p>
          </table:table-cell>
          <table:table-cell/>
          <table:table-cell office:value-type="float" office:value="0.0663067579727463" calcext:value-type="float">
            <text:p>0.066306757972746</text:p>
          </table:table-cell>
          <table:table-cell/>
          <table:table-cell office:value-type="float" office:value="2117" calcext:value-type="float">
            <text:p>2117</text:p>
          </table:table-cell>
        </table:table-row>
        <table:table-row table:style-name="ro1">
          <table:table-cell table:number-columns-repeated="4"/>
          <table:table-cell office:value-type="float" office:value="0.0746284518943106" calcext:value-type="float">
            <text:p>0.074628451894311</text:p>
          </table:table-cell>
          <table:table-cell office:value-type="float" office:value="0.140904205238857" calcext:value-type="float">
            <text:p>0.140904205238857</text:p>
          </table:table-cell>
          <table:table-cell office:value-type="float" office:value="0.126433820302968" calcext:value-type="float">
            <text:p>0.126433820302968</text:p>
          </table:table-cell>
          <table:table-cell table:number-columns-repeated="4"/>
          <table:table-cell office:value-type="float" office:value="82.4958178496048" calcext:value-type="float">
            <text:p>82.4958178496048</text:p>
          </table:table-cell>
          <table:table-cell/>
          <table:table-cell office:value-type="float" office:value="-0.948603691619282" calcext:value-type="float">
            <text:p>-0.94860369161928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0.085565982519821" calcext:value-type="float">
            <text:p>0.085565982519821</text:p>
          </table:table-cell>
          <table:table-cell office:value-type="float" office:value="0.142400061788178" calcext:value-type="float">
            <text:p>0.142400061788178</text:p>
          </table:table-cell>
          <table:table-cell office:value-type="float" office:value="0.126896666566052" calcext:value-type="float">
            <text:p>0.126896666566052</text:p>
          </table:table-cell>
          <table:table-cell table:number-columns-repeated="4"/>
          <table:table-cell office:value-type="float" office:value="4.72911734202292" calcext:value-type="float">
            <text:p>4.72911734202292</text:p>
          </table:table-cell>
          <table:table-cell/>
          <table:table-cell office:value-type="float" office:value="-0.340457394187638" calcext:value-type="float">
            <text:p>-0.340457394187638</text:p>
          </table:table-cell>
          <table:table-cell/>
          <table:table-cell office:value-type="float" office:value="4967" calcext:value-type="float">
            <text:p>4967</text:p>
          </table:table-cell>
        </table:table-row>
        <table:table-row table:style-name="ro1">
          <table:table-cell table:number-columns-repeated="4"/>
          <table:table-cell office:value-type="float" office:value="0.103991575761665" calcext:value-type="float">
            <text:p>0.103991575761665</text:p>
          </table:table-cell>
          <table:table-cell office:value-type="float" office:value="0.14578971366069" calcext:value-type="float">
            <text:p>0.14578971366069</text:p>
          </table:table-cell>
          <table:table-cell office:value-type="float" office:value="0.129003667951773" calcext:value-type="float">
            <text:p>0.129003667951773</text:p>
          </table:table-cell>
          <table:table-cell table:number-columns-repeated="4"/>
          <table:table-cell office:value-type="float" office:value="100.094664853404" calcext:value-type="float">
            <text:p>100.094664853404</text:p>
          </table:table-cell>
          <table:table-cell/>
          <table:table-cell office:value-type="float" office:value="0.966180868174987" calcext:value-type="float">
            <text:p>0.966180868174987</text:p>
          </table:table-cell>
          <table:table-cell/>
          <table:table-cell office:value-type="float" office:value="49608" calcext:value-type="float">
            <text:p>49608</text:p>
          </table:table-cell>
        </table:table-row>
        <table:table-row table:style-name="ro1">
          <table:table-cell table:number-columns-repeated="4"/>
          <table:table-cell office:value-type="float" office:value="0.104929266322989" calcext:value-type="float">
            <text:p>0.104929266322989</text:p>
          </table:table-cell>
          <table:table-cell office:value-type="float" office:value="0.145893716562165" calcext:value-type="float">
            <text:p>0.145893716562165</text:p>
          </table:table-cell>
          <table:table-cell office:value-type="float" office:value="0.129528674197347" calcext:value-type="float">
            <text:p>0.129528674197347</text:p>
          </table:table-cell>
          <table:table-cell table:number-columns-repeated="4"/>
          <table:table-cell office:value-type="float" office:value="1.2717571554227" calcext:value-type="float">
            <text:p>1.2717571554227</text:p>
          </table:table-cell>
          <table:table-cell/>
          <table:table-cell office:value-type="float" office:value="0.134476316720818" calcext:value-type="float">
            <text:p>0.134476316720818</text:p>
          </table:table-cell>
          <table:table-cell/>
          <table:table-cell office:value-type="float" office:value="2112" calcext:value-type="float">
            <text:p>2112</text:p>
          </table:table-cell>
        </table:table-row>
        <table:table-row table:style-name="ro1">
          <table:table-cell table:number-columns-repeated="4"/>
          <table:table-cell office:value-type="float" office:value="0.108961160265194" calcext:value-type="float">
            <text:p>0.108961160265194</text:p>
          </table:table-cell>
          <table:table-cell office:value-type="float" office:value="0.146198652152566" calcext:value-type="float">
            <text:p>0.146198652152566</text:p>
          </table:table-cell>
          <table:table-cell office:value-type="float" office:value="0.133088418670902" calcext:value-type="float">
            <text:p>0.133088418670902</text:p>
          </table:table-cell>
          <table:table-cell table:number-columns-repeated="4"/>
          <table:table-cell office:value-type="float" office:value="0.837512652296736" calcext:value-type="float">
            <text:p>0.837512652296736</text:p>
          </table:table-cell>
          <table:table-cell/>
          <table:table-cell office:value-type="float" office:value="-0.176684936759523" calcext:value-type="float">
            <text:p>-0.176684936759523</text:p>
          </table:table-cell>
          <table:table-cell/>
          <table:table-cell office:value-type="float" office:value="857" calcext:value-type="float">
            <text:p>857</text:p>
          </table:table-cell>
        </table:table-row>
        <table:table-row table:style-name="ro1">
          <table:table-cell table:number-columns-repeated="4"/>
          <table:table-cell office:value-type="float" office:value="0.11824912318328" calcext:value-type="float">
            <text:p>0.11824912318328</text:p>
          </table:table-cell>
          <table:table-cell office:value-type="float" office:value="0.146906015542342" calcext:value-type="float">
            <text:p>0.146906015542342</text:p>
          </table:table-cell>
          <table:table-cell office:value-type="float" office:value="0.133126339006905" calcext:value-type="float">
            <text:p>0.133126339006905</text:p>
          </table:table-cell>
          <table:table-cell table:number-columns-repeated="4"/>
          <table:table-cell office:value-type="float" office:value="1.231771694813" calcext:value-type="float">
            <text:p>1.231771694813</text:p>
          </table:table-cell>
          <table:table-cell/>
          <table:table-cell office:value-type="float" office:value="-0.0766546438269386" calcext:value-type="float">
            <text:p>-0.07665464382693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0.119476374038328" calcext:value-type="float">
            <text:p>0.119476374038328</text:p>
          </table:table-cell>
          <table:table-cell office:value-type="float" office:value="0.14884274254255" calcext:value-type="float">
            <text:p>0.14884274254255</text:p>
          </table:table-cell>
          <table:table-cell office:value-type="float" office:value="0.136067126570383" calcext:value-type="float">
            <text:p>0.136067126570383</text:p>
          </table:table-cell>
          <table:table-cell table:number-columns-repeated="4"/>
          <table:table-cell office:value-type="float" office:value="1.35504068741086" calcext:value-type="float">
            <text:p>1.35504068741086</text:p>
          </table:table-cell>
          <table:table-cell/>
          <table:table-cell office:value-type="float" office:value="-0.161085142478365" calcext:value-type="float">
            <text:p>-0.161085142478365</text:p>
          </table:table-cell>
          <table:table-cell/>
          <table:table-cell office:value-type="float" office:value="39590" calcext:value-type="float">
            <text:p>39590</text:p>
          </table:table-cell>
        </table:table-row>
        <table:table-row table:style-name="ro1">
          <table:table-cell table:number-columns-repeated="4"/>
          <table:table-cell office:value-type="float" office:value="0.125541804647335" calcext:value-type="float">
            <text:p>0.125541804647335</text:p>
          </table:table-cell>
          <table:table-cell office:value-type="float" office:value="0.150633257476207" calcext:value-type="float">
            <text:p>0.150633257476207</text:p>
          </table:table-cell>
          <table:table-cell office:value-type="float" office:value="0.144351500376899" calcext:value-type="float">
            <text:p>0.144351500376899</text:p>
          </table:table-cell>
          <table:table-cell table:number-columns-repeated="4"/>
          <table:table-cell office:value-type="float" office:value="92.5443392659722" calcext:value-type="float">
            <text:p>92.5443392659722</text:p>
          </table:table-cell>
          <table:table-cell/>
          <table:table-cell office:value-type="float" office:value="0.973007060551978" calcext:value-type="float">
            <text:p>0.97300706055197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0.125826939877866" calcext:value-type="float">
            <text:p>0.125826939877866</text:p>
          </table:table-cell>
          <table:table-cell office:value-type="float" office:value="0.150886698345357" calcext:value-type="float">
            <text:p>0.150886698345357</text:p>
          </table:table-cell>
          <table:table-cell office:value-type="float" office:value="0.14997414931107" calcext:value-type="float">
            <text:p>0.14997414931107</text:p>
          </table:table-cell>
          <table:table-cell table:number-columns-repeated="4"/>
          <table:table-cell office:value-type="float" office:value="0.0840546405627892" calcext:value-type="float">
            <text:p>0.084054640562789</text:p>
          </table:table-cell>
          <table:table-cell/>
          <table:table-cell office:value-type="float" office:value="-0.196949552467256" calcext:value-type="float">
            <text:p>-0.196949552467256</text:p>
          </table:table-cell>
          <table:table-cell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4"/>
          <table:table-cell office:value-type="float" office:value="0.126934799152281" calcext:value-type="float">
            <text:p>0.126934799152281</text:p>
          </table:table-cell>
          <table:table-cell office:value-type="float" office:value="0.15441996984531" calcext:value-type="float">
            <text:p>0.15441996984531</text:p>
          </table:table-cell>
          <table:table-cell office:value-type="float" office:value="0.155636513725001" calcext:value-type="float">
            <text:p>0.155636513725001</text:p>
          </table:table-cell>
          <table:table-cell table:number-columns-repeated="4"/>
          <table:table-cell office:value-type="float" office:value="0.263239811956374" calcext:value-type="float">
            <text:p>0.263239811956374</text:p>
          </table:table-cell>
          <table:table-cell/>
          <table:table-cell office:value-type="float" office:value="-0.145929367216981" calcext:value-type="float">
            <text:p>-0.145929367216981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4"/>
          <table:table-cell office:value-type="float" office:value="0.127069132086562" calcext:value-type="float">
            <text:p>0.127069132086562</text:p>
          </table:table-cell>
          <table:table-cell office:value-type="float" office:value="0.157125877094014" calcext:value-type="float">
            <text:p>0.157125877094014</text:p>
          </table:table-cell>
          <table:table-cell office:value-type="float" office:value="0.167575762410936" calcext:value-type="float">
            <text:p>0.167575762410936</text:p>
          </table:table-cell>
          <table:table-cell table:number-columns-repeated="4"/>
          <table:table-cell office:value-type="float" office:value="4.2230568779153" calcext:value-type="float">
            <text:p>4.2230568779153</text:p>
          </table:table-cell>
          <table:table-cell/>
          <table:table-cell office:value-type="float" office:value="0.127063422294476" calcext:value-type="float">
            <text:p>0.127063422294476</text:p>
          </table:table-cell>
          <table:table-cell/>
          <table:table-cell office:value-type="float" office:value="3935" calcext:value-type="float">
            <text:p>3935</text:p>
          </table:table-cell>
        </table:table-row>
        <table:table-row table:style-name="ro1">
          <table:table-cell table:number-columns-repeated="4"/>
          <table:table-cell office:value-type="float" office:value="0.129428573689751" calcext:value-type="float">
            <text:p>0.129428573689751</text:p>
          </table:table-cell>
          <table:table-cell office:value-type="float" office:value="0.16598185013537" calcext:value-type="float">
            <text:p>0.16598185013537</text:p>
          </table:table-cell>
          <table:table-cell office:value-type="float" office:value="0.171934678791108" calcext:value-type="float">
            <text:p>0.171934678791108</text:p>
          </table:table-cell>
          <table:table-cell table:number-columns-repeated="4"/>
          <table:table-cell office:value-type="float" office:value="97.494782927221" calcext:value-type="float">
            <text:p>97.494782927221</text:p>
          </table:table-cell>
          <table:table-cell/>
          <table:table-cell office:value-type="float" office:value="2.38321871931243" calcext:value-type="float">
            <text:p>2.3832187193124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0.137208322889192" calcext:value-type="float">
            <text:p>0.137208322889192</text:p>
          </table:table-cell>
          <table:table-cell office:value-type="float" office:value="0.170227888722158" calcext:value-type="float">
            <text:p>0.170227888722158</text:p>
          </table:table-cell>
          <table:table-cell office:value-type="float" office:value="0.177816865735433" calcext:value-type="float">
            <text:p>0.177816865735433</text:p>
          </table:table-cell>
          <table:table-cell table:number-columns-repeated="4"/>
          <table:table-cell office:value-type="float" office:value="0.87597778016315" calcext:value-type="float">
            <text:p>0.87597778016315</text:p>
          </table:table-cell>
          <table:table-cell/>
          <table:table-cell office:value-type="float" office:value="-0.395006292294314" calcext:value-type="float">
            <text:p>-0.395006292294314</text:p>
          </table:table-cell>
          <table:table-cell/>
          <table:table-cell office:value-type="float" office:value="1355" calcext:value-type="float">
            <text:p>1355</text:p>
          </table:table-cell>
        </table:table-row>
        <table:table-row table:style-name="ro1">
          <table:table-cell table:number-columns-repeated="4"/>
          <table:table-cell office:value-type="float" office:value="0.138076122787502" calcext:value-type="float">
            <text:p>0.138076122787502</text:p>
          </table:table-cell>
          <table:table-cell office:value-type="float" office:value="0.176805003425187" calcext:value-type="float">
            <text:p>0.176805003425187</text:p>
          </table:table-cell>
          <table:table-cell office:value-type="float" office:value="0.179219498575089" calcext:value-type="float">
            <text:p>0.179219498575089</text:p>
          </table:table-cell>
          <table:table-cell table:number-columns-repeated="4"/>
          <table:table-cell office:value-type="float" office:value="3.59250162104218" calcext:value-type="float">
            <text:p>3.59250162104218</text:p>
          </table:table-cell>
          <table:table-cell/>
          <table:table-cell office:value-type="float" office:value="0.368665872417824" calcext:value-type="float">
            <text:p>0.368665872417824</text:p>
          </table:table-cell>
          <table:table-cell/>
          <table:table-cell office:value-type="float" office:value="4085" calcext:value-type="float">
            <text:p>4085</text:p>
          </table:table-cell>
        </table:table-row>
        <table:table-row table:style-name="ro1">
          <table:table-cell table:number-columns-repeated="4"/>
          <table:table-cell office:value-type="float" office:value="0.141601675102116" calcext:value-type="float">
            <text:p>0.141601675102116</text:p>
          </table:table-cell>
          <table:table-cell office:value-type="float" office:value="0.178379583425356" calcext:value-type="float">
            <text:p>0.178379583425356</text:p>
          </table:table-cell>
          <table:table-cell office:value-type="float" office:value="0.183951977265361" calcext:value-type="float">
            <text:p>0.183951977265361</text:p>
          </table:table-cell>
          <table:table-cell table:number-columns-repeated="4"/>
          <table:table-cell office:value-type="float" office:value="8.55929456978022" calcext:value-type="float">
            <text:p>8.55929456978022</text:p>
          </table:table-cell>
          <table:table-cell/>
          <table:table-cell office:value-type="float" office:value="0.29358131712185" calcext:value-type="float">
            <text:p>0.29358131712185</text:p>
          </table:table-cell>
          <table:table-cell/>
          <table:table-cell office:value-type="float" office:value="11858" calcext:value-type="float">
            <text:p>11858</text:p>
          </table:table-cell>
        </table:table-row>
        <table:table-row table:style-name="ro1">
          <table:table-cell table:number-columns-repeated="4"/>
          <table:table-cell office:value-type="float" office:value="0.147706211880728" calcext:value-type="float">
            <text:p>0.147706211880728</text:p>
          </table:table-cell>
          <table:table-cell office:value-type="float" office:value="0.19435557626009" calcext:value-type="float">
            <text:p>0.19435557626009</text:p>
          </table:table-cell>
          <table:table-cell office:value-type="float" office:value="0.198447307325385" calcext:value-type="float">
            <text:p>0.198447307325385</text:p>
          </table:table-cell>
          <table:table-cell table:number-columns-repeated="4"/>
          <table:table-cell office:value-type="float" office:value="5.1967238505349" calcext:value-type="float">
            <text:p>5.1967238505349</text:p>
          </table:table-cell>
          <table:table-cell/>
          <table:table-cell office:value-type="float" office:value="-0.362253702394667" calcext:value-type="float">
            <text:p>-0.36225370239466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0.149723622190181" calcext:value-type="float">
            <text:p>0.149723622190181</text:p>
          </table:table-cell>
          <table:table-cell office:value-type="float" office:value="0.199020660034967" calcext:value-type="float">
            <text:p>0.199020660034967</text:p>
          </table:table-cell>
          <table:table-cell office:value-type="float" office:value="0.20821527042669" calcext:value-type="float">
            <text:p>0.20821527042669</text:p>
          </table:table-cell>
          <table:table-cell table:number-columns-repeated="4"/>
          <table:table-cell office:value-type="float" office:value="1.75525888459613" calcext:value-type="float">
            <text:p>1.75525888459613</text:p>
          </table:table-cell>
          <table:table-cell/>
          <table:table-cell office:value-type="float" office:value="0.219966727629063" calcext:value-type="float">
            <text:p>0.219966727629063</text:p>
          </table:table-cell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 table:number-columns-repeated="4"/>
          <table:table-cell office:value-type="float" office:value="0.150347727889035" calcext:value-type="float">
            <text:p>0.150347727889035</text:p>
          </table:table-cell>
          <table:table-cell office:value-type="float" office:value="0.199405168488008" calcext:value-type="float">
            <text:p>0.199405168488008</text:p>
          </table:table-cell>
          <table:table-cell office:value-type="float" office:value="0.20904846033369" calcext:value-type="float">
            <text:p>0.20904846033369</text:p>
          </table:table-cell>
          <table:table-cell table:number-columns-repeated="4"/>
          <table:table-cell office:value-type="float" office:value="7.79801358878919" calcext:value-type="float">
            <text:p>7.79801358878919</text:p>
          </table:table-cell>
          <table:table-cell/>
          <table:table-cell office:value-type="float" office:value="0.000732290373681016" calcext:value-type="float">
            <text:p>0.000732290373681</text:p>
          </table:table-cell>
          <table:table-cell/>
          <table:table-cell office:value-type="float" office:value="23445" calcext:value-type="float">
            <text:p>23445</text:p>
          </table:table-cell>
        </table:table-row>
        <table:table-row table:style-name="ro1">
          <table:table-cell table:number-columns-repeated="4"/>
          <table:table-cell office:value-type="float" office:value="0.15291533661929" calcext:value-type="float">
            <text:p>0.15291533661929</text:p>
          </table:table-cell>
          <table:table-cell office:value-type="float" office:value="0.199795201362396" calcext:value-type="float">
            <text:p>0.199795201362396</text:p>
          </table:table-cell>
          <table:table-cell office:value-type="float" office:value="0.211310422297353" calcext:value-type="float">
            <text:p>0.211310422297353</text:p>
          </table:table-cell>
          <table:table-cell table:number-columns-repeated="4"/>
          <table:table-cell office:value-type="float" office:value="1.8012312102771" calcext:value-type="float">
            <text:p>1.8012312102771</text:p>
          </table:table-cell>
          <table:table-cell/>
          <table:table-cell office:value-type="float" office:value="0.307505136035823" calcext:value-type="float">
            <text:p>0.307505136035823</text:p>
          </table:table-cell>
          <table:table-cell/>
          <table:table-cell office:value-type="float" office:value="3574" calcext:value-type="float">
            <text:p>3574</text:p>
          </table:table-cell>
        </table:table-row>
        <table:table-row table:style-name="ro1">
          <table:table-cell table:number-columns-repeated="4"/>
          <table:table-cell office:value-type="float" office:value="0.154851949902463" calcext:value-type="float">
            <text:p>0.154851949902463</text:p>
          </table:table-cell>
          <table:table-cell office:value-type="float" office:value="0.20802840519494" calcext:value-type="float">
            <text:p>0.20802840519494</text:p>
          </table:table-cell>
          <table:table-cell office:value-type="float" office:value="0.220553800634033" calcext:value-type="float">
            <text:p>0.220553800634033</text:p>
          </table:table-cell>
          <table:table-cell table:number-columns-repeated="4"/>
          <table:table-cell office:value-type="float" office:value="7.03157071806724" calcext:value-type="float">
            <text:p>7.03157071806724</text:p>
          </table:table-cell>
          <table:table-cell/>
          <table:table-cell office:value-type="float" office:value="-0.189790257179544" calcext:value-type="float">
            <text:p>-0.189790257179544</text:p>
          </table:table-cell>
          <table:table-cell/>
          <table:table-cell office:value-type="float" office:value="18955" calcext:value-type="float">
            <text:p>18955</text:p>
          </table:table-cell>
        </table:table-row>
        <table:table-row table:style-name="ro1">
          <table:table-cell table:number-columns-repeated="4"/>
          <table:table-cell office:value-type="float" office:value="0.155863967523911" calcext:value-type="float">
            <text:p>0.155863967523911</text:p>
          </table:table-cell>
          <table:table-cell office:value-type="float" office:value="0.234875593089039" calcext:value-type="float">
            <text:p>0.234875593089039</text:p>
          </table:table-cell>
          <table:table-cell office:value-type="float" office:value="0.22292338660895" calcext:value-type="float">
            <text:p>0.22292338660895</text:p>
          </table:table-cell>
          <table:table-cell table:number-columns-repeated="4"/>
          <table:table-cell office:value-type="float" office:value="7.31132629238176" calcext:value-type="float">
            <text:p>7.31132629238176</text:p>
          </table:table-cell>
          <table:table-cell/>
          <table:table-cell office:value-type="float" office:value="-0.535463574600789" calcext:value-type="float">
            <text:p>-0.535463574600789</text:p>
          </table:table-cell>
          <table:table-cell/>
          <table:table-cell office:value-type="float" office:value="9308" calcext:value-type="float">
            <text:p>9308</text:p>
          </table:table-cell>
        </table:table-row>
        <table:table-row table:style-name="ro1">
          <table:table-cell table:number-columns-repeated="4"/>
          <table:table-cell office:value-type="float" office:value="0.156491488923598" calcext:value-type="float">
            <text:p>0.156491488923598</text:p>
          </table:table-cell>
          <table:table-cell office:value-type="float" office:value="0.237426562617198" calcext:value-type="float">
            <text:p>0.237426562617198</text:p>
          </table:table-cell>
          <table:table-cell office:value-type="float" office:value="0.226063575009427" calcext:value-type="float">
            <text:p>0.226063575009427</text:p>
          </table:table-cell>
          <table:table-cell table:number-columns-repeated="4"/>
          <table:table-cell office:value-type="float" office:value="2.2329322186566" calcext:value-type="float">
            <text:p>2.2329322186566</text:p>
          </table:table-cell>
          <table:table-cell/>
          <table:table-cell office:value-type="float" office:value="0.26517277367412" calcext:value-type="float">
            <text:p>0.26517277367412</text:p>
          </table:table-cell>
          <table:table-cell/>
          <table:table-cell office:value-type="float" office:value="2305" calcext:value-type="float">
            <text:p>2305</text:p>
          </table:table-cell>
        </table:table-row>
        <table:table-row table:style-name="ro1">
          <table:table-cell table:number-columns-repeated="4"/>
          <table:table-cell office:value-type="float" office:value="0.158436054706352" calcext:value-type="float">
            <text:p>0.158436054706352</text:p>
          </table:table-cell>
          <table:table-cell office:value-type="float" office:value="0.243421887101617" calcext:value-type="float">
            <text:p>0.243421887101617</text:p>
          </table:table-cell>
          <table:table-cell office:value-type="float" office:value="0.241225474916781" calcext:value-type="float">
            <text:p>0.241225474916781</text:p>
          </table:table-cell>
          <table:table-cell table:number-columns-repeated="4"/>
          <table:table-cell office:value-type="float" office:value="6.16571057416807" calcext:value-type="float">
            <text:p>6.16571057416807</text:p>
          </table:table-cell>
          <table:table-cell/>
          <table:table-cell office:value-type="float" office:value="-0.459545242016855" calcext:value-type="float">
            <text:p>-0.459545242016855</text:p>
          </table:table-cell>
          <table:table-cell/>
          <table:table-cell office:value-type="float" office:value="9676" calcext:value-type="float">
            <text:p>9676</text:p>
          </table:table-cell>
        </table:table-row>
        <table:table-row table:style-name="ro1">
          <table:table-cell table:number-columns-repeated="4"/>
          <table:table-cell office:value-type="float" office:value="0.159800262886044" calcext:value-type="float">
            <text:p>0.159800262886044</text:p>
          </table:table-cell>
          <table:table-cell office:value-type="float" office:value="0.248820673242433" calcext:value-type="float">
            <text:p>0.248820673242433</text:p>
          </table:table-cell>
          <table:table-cell office:value-type="float" office:value="0.256403297338106" calcext:value-type="float">
            <text:p>0.256403297338106</text:p>
          </table:table-cell>
          <table:table-cell table:number-columns-repeated="4"/>
          <table:table-cell office:value-type="float" office:value="4.98673013303472" calcext:value-type="float">
            <text:p>4.98673013303472</text:p>
          </table:table-cell>
          <table:table-cell/>
          <table:table-cell office:value-type="float" office:value="-0.0983841362084226" calcext:value-type="float">
            <text:p>-0.098384136208423</text:p>
          </table:table-cell>
          <table:table-cell/>
          <table:table-cell office:value-type="float" office:value="7804" calcext:value-type="float">
            <text:p>7804</text:p>
          </table:table-cell>
        </table:table-row>
        <table:table-row table:style-name="ro1">
          <table:table-cell table:number-columns-repeated="4"/>
          <table:table-cell office:value-type="float" office:value="0.185827957048497" calcext:value-type="float">
            <text:p>0.185827957048497</text:p>
          </table:table-cell>
          <table:table-cell office:value-type="float" office:value="0.249932834927198" calcext:value-type="float">
            <text:p>0.249932834927198</text:p>
          </table:table-cell>
          <table:table-cell office:value-type="float" office:value="0.256585267325032" calcext:value-type="float">
            <text:p>0.256585267325032</text:p>
          </table:table-cell>
          <table:table-cell table:number-columns-repeated="4"/>
          <table:table-cell office:value-type="float" office:value="5.92334480789475" calcext:value-type="float">
            <text:p>5.92334480789475</text:p>
          </table:table-cell>
          <table:table-cell/>
          <table:table-cell office:value-type="float" office:value="0.616090094362145" calcext:value-type="float">
            <text:p>0.616090094362145</text:p>
          </table:table-cell>
          <table:table-cell/>
          <table:table-cell office:value-type="float" office:value="28884" calcext:value-type="float">
            <text:p>28884</text:p>
          </table:table-cell>
        </table:table-row>
        <table:table-row table:style-name="ro1">
          <table:table-cell table:number-columns-repeated="4"/>
          <table:table-cell office:value-type="float" office:value="0.18659878648559" calcext:value-type="float">
            <text:p>0.18659878648559</text:p>
          </table:table-cell>
          <table:table-cell office:value-type="float" office:value="0.272054252049307" calcext:value-type="float">
            <text:p>0.272054252049307</text:p>
          </table:table-cell>
          <table:table-cell office:value-type="float" office:value="0.258739079596251" calcext:value-type="float">
            <text:p>0.258739079596251</text:p>
          </table:table-cell>
          <table:table-cell table:number-columns-repeated="4"/>
          <table:table-cell office:value-type="float" office:value="7.35532096363746" calcext:value-type="float">
            <text:p>7.35532096363746</text:p>
          </table:table-cell>
          <table:table-cell/>
          <table:table-cell office:value-type="float" office:value="0.0556838388471788" calcext:value-type="float">
            <text:p>0.055683838847179</text:p>
          </table:table-cell>
          <table:table-cell/>
          <table:table-cell office:value-type="float" office:value="9725" calcext:value-type="float">
            <text:p>9725</text:p>
          </table:table-cell>
        </table:table-row>
        <table:table-row table:style-name="ro1">
          <table:table-cell table:number-columns-repeated="4"/>
          <table:table-cell office:value-type="float" office:value="0.187698396537029" calcext:value-type="float">
            <text:p>0.187698396537029</text:p>
          </table:table-cell>
          <table:table-cell office:value-type="float" office:value="0.291158273488587" calcext:value-type="float">
            <text:p>0.291158273488587</text:p>
          </table:table-cell>
          <table:table-cell office:value-type="float" office:value="0.260022192109951" calcext:value-type="float">
            <text:p>0.260022192109951</text:p>
          </table:table-cell>
          <table:table-cell table:number-columns-repeated="4"/>
          <table:table-cell office:value-type="float" office:value="98.7382643783111" calcext:value-type="float">
            <text:p>98.7382643783111</text:p>
          </table:table-cell>
          <table:table-cell/>
          <table:table-cell office:value-type="float" office:value="-2.13301406492233" calcext:value-type="float">
            <text:p>-2.1330140649223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0.19149450664089" calcext:value-type="float">
            <text:p>0.19149450664089</text:p>
          </table:table-cell>
          <table:table-cell office:value-type="float" office:value="0.310586653388441" calcext:value-type="float">
            <text:p>0.310586653388441</text:p>
          </table:table-cell>
          <table:table-cell office:value-type="float" office:value="0.263239811956374" calcext:value-type="float">
            <text:p>0.263239811956374</text:p>
          </table:table-cell>
          <table:table-cell table:number-columns-repeated="4"/>
          <table:table-cell office:value-type="float" office:value="1.33763190602671" calcext:value-type="float">
            <text:p>1.33763190602671</text:p>
          </table:table-cell>
          <table:table-cell/>
          <table:table-cell office:value-type="float" office:value="-0.202487341289375" calcext:value-type="float">
            <text:p>-0.202487341289375</text:p>
          </table:table-cell>
          <table:table-cell/>
          <table:table-cell office:value-type="float" office:value="1748" calcext:value-type="float">
            <text:p>1748</text:p>
          </table:table-cell>
        </table:table-row>
        <table:table-row table:style-name="ro1">
          <table:table-cell table:number-columns-repeated="4"/>
          <table:table-cell office:value-type="float" office:value="0.205639048775611" calcext:value-type="float">
            <text:p>0.205639048775611</text:p>
          </table:table-cell>
          <table:table-cell office:value-type="float" office:value="0.370657524997404" calcext:value-type="float">
            <text:p>0.370657524997404</text:p>
          </table:table-cell>
          <table:table-cell office:value-type="float" office:value="0.272159342262871" calcext:value-type="float">
            <text:p>0.272159342262871</text:p>
          </table:table-cell>
          <table:table-cell table:number-columns-repeated="4"/>
          <table:table-cell office:value-type="float" office:value="3.42832658967737" calcext:value-type="float">
            <text:p>3.42832658967737</text:p>
          </table:table-cell>
          <table:table-cell/>
          <table:table-cell office:value-type="float" office:value="-0.304572760033222" calcext:value-type="float">
            <text:p>-0.304572760033222</text:p>
          </table:table-cell>
          <table:table-cell/>
          <table:table-cell office:value-type="float" office:value="3110" calcext:value-type="float">
            <text:p>3110</text:p>
          </table:table-cell>
        </table:table-row>
        <table:table-row table:style-name="ro1">
          <table:table-cell table:number-columns-repeated="4"/>
          <table:table-cell office:value-type="float" office:value="0.210026883687701" calcext:value-type="float">
            <text:p>0.210026883687701</text:p>
          </table:table-cell>
          <table:table-cell office:value-type="float" office:value="0.383238965515899" calcext:value-type="float">
            <text:p>0.383238965515899</text:p>
          </table:table-cell>
          <table:table-cell office:value-type="float" office:value="0.272364721827702" calcext:value-type="float">
            <text:p>0.272364721827702</text:p>
          </table:table-cell>
          <table:table-cell table:number-columns-repeated="4"/>
          <table:table-cell office:value-type="float" office:value="8.33714335879569" calcext:value-type="float">
            <text:p>8.33714335879569</text:p>
          </table:table-cell>
          <table:table-cell/>
          <table:table-cell office:value-type="float" office:value="-0.495875485636496" calcext:value-type="float">
            <text:p>-0.495875485636496</text:p>
          </table:table-cell>
          <table:table-cell/>
          <table:table-cell office:value-type="float" office:value="49955" calcext:value-type="float">
            <text:p>49955</text:p>
          </table:table-cell>
        </table:table-row>
        <table:table-row table:style-name="ro1">
          <table:table-cell table:number-columns-repeated="4"/>
          <table:table-cell office:value-type="float" office:value="0.214602252082684" calcext:value-type="float">
            <text:p>0.214602252082684</text:p>
          </table:table-cell>
          <table:table-cell office:value-type="float" office:value="0.391958805599282" calcext:value-type="float">
            <text:p>0.391958805599282</text:p>
          </table:table-cell>
          <table:table-cell office:value-type="float" office:value="0.273710517889325" calcext:value-type="float">
            <text:p>0.273710517889325</text:p>
          </table:table-cell>
          <table:table-cell table:number-columns-repeated="4"/>
          <table:table-cell office:value-type="float" office:value="85.9820618148791" calcext:value-type="float">
            <text:p>85.9820618148791</text:p>
          </table:table-cell>
          <table:table-cell/>
          <table:table-cell office:value-type="float" office:value="0.246875025975401" calcext:value-type="float">
            <text:p>0.24687502597540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0.222449847402745" calcext:value-type="float">
            <text:p>0.222449847402745</text:p>
          </table:table-cell>
          <table:table-cell office:value-type="float" office:value="0.402178943363329" calcext:value-type="float">
            <text:p>0.402178943363329</text:p>
          </table:table-cell>
          <table:table-cell office:value-type="float" office:value="0.277690631822523" calcext:value-type="float">
            <text:p>0.277690631822523</text:p>
          </table:table-cell>
          <table:table-cell table:number-columns-repeated="4"/>
          <table:table-cell office:value-type="float" office:value="1.10720441728482" calcext:value-type="float">
            <text:p>1.10720441728482</text:p>
          </table:table-cell>
          <table:table-cell/>
          <table:table-cell office:value-type="float" office:value="0.259679168640785" calcext:value-type="float">
            <text:p>0.259679168640785</text:p>
          </table:table-cell>
          <table:table-cell/>
          <table:table-cell office:value-type="float" office:value="1094" calcext:value-type="float">
            <text:p>1094</text:p>
          </table:table-cell>
        </table:table-row>
        <table:table-row table:style-name="ro1">
          <table:table-cell table:number-columns-repeated="4"/>
          <table:table-cell office:value-type="float" office:value="0.225376334407065" calcext:value-type="float">
            <text:p>0.225376334407065</text:p>
          </table:table-cell>
          <table:table-cell office:value-type="float" office:value="0.403169085741763" calcext:value-type="float">
            <text:p>0.403169085741763</text:p>
          </table:table-cell>
          <table:table-cell office:value-type="float" office:value="0.287452040460391" calcext:value-type="float">
            <text:p>0.287452040460391</text:p>
          </table:table-cell>
          <table:table-cell table:number-columns-repeated="4"/>
          <table:table-cell office:value-type="float" office:value="3.24747447971639" calcext:value-type="float">
            <text:p>3.24747447971639</text:p>
          </table:table-cell>
          <table:table-cell/>
          <table:table-cell office:value-type="float" office:value="0.711258030405341" calcext:value-type="float">
            <text:p>0.711258030405341</text:p>
          </table:table-cell>
          <table:table-cell/>
          <table:table-cell office:value-type="float" office:value="4220" calcext:value-type="float">
            <text:p>4220</text:p>
          </table:table-cell>
        </table:table-row>
        <table:table-row table:style-name="ro1">
          <table:table-cell table:number-columns-repeated="4"/>
          <table:table-cell office:value-type="float" office:value="0.226879515427968" calcext:value-type="float">
            <text:p>0.226879515427968</text:p>
          </table:table-cell>
          <table:table-cell office:value-type="float" office:value="0.403329377327407" calcext:value-type="float">
            <text:p>0.403329377327407</text:p>
          </table:table-cell>
          <table:table-cell office:value-type="float" office:value="0.287533917223311" calcext:value-type="float">
            <text:p>0.287533917223311</text:p>
          </table:table-cell>
          <table:table-cell table:number-columns-repeated="4"/>
          <table:table-cell office:value-type="float" office:value="2.40567348684002" calcext:value-type="float">
            <text:p>2.40567348684002</text:p>
          </table:table-cell>
          <table:table-cell/>
          <table:table-cell office:value-type="float" office:value="-0.541713270584281" calcext:value-type="float">
            <text:p>-0.541713270584281</text:p>
          </table:table-cell>
          <table:table-cell/>
          <table:table-cell office:value-type="float" office:value="3125" calcext:value-type="float">
            <text:p>3125</text:p>
          </table:table-cell>
        </table:table-row>
        <table:table-row table:style-name="ro1">
          <table:table-cell table:number-columns-repeated="4"/>
          <table:table-cell office:value-type="float" office:value="0.232171843100674" calcext:value-type="float">
            <text:p>0.232171843100674</text:p>
          </table:table-cell>
          <table:table-cell office:value-type="float" office:value="0.413066830661155" calcext:value-type="float">
            <text:p>0.413066830661155</text:p>
          </table:table-cell>
          <table:table-cell office:value-type="float" office:value="0.288014397862124" calcext:value-type="float">
            <text:p>0.288014397862124</text:p>
          </table:table-cell>
          <table:table-cell table:number-columns-repeated="4"/>
          <table:table-cell office:value-type="float" office:value="97.6371551881559" calcext:value-type="float">
            <text:p>97.6371551881559</text:p>
          </table:table-cell>
          <table:table-cell/>
          <table:table-cell office:value-type="float" office:value="2.26685338121098" calcext:value-type="float">
            <text:p>2.2668533812109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0.239319440872164" calcext:value-type="float">
            <text:p>0.239319440872164</text:p>
          </table:table-cell>
          <table:table-cell office:value-type="float" office:value="0.423564476182093" calcext:value-type="float">
            <text:p>0.423564476182093</text:p>
          </table:table-cell>
          <table:table-cell office:value-type="float" office:value="0.306319775865655" calcext:value-type="float">
            <text:p>0.306319775865655</text:p>
          </table:table-cell>
          <table:table-cell table:number-columns-repeated="4"/>
          <table:table-cell office:value-type="float" office:value="100.088977934977" calcext:value-type="float">
            <text:p>100.088977934977</text:p>
          </table:table-cell>
          <table:table-cell/>
          <table:table-cell office:value-type="float" office:value="2.94131977631012" calcext:value-type="float">
            <text:p>2.94131977631012</text:p>
          </table:table-cell>
          <table:table-cell/>
          <table:table-cell office:value-type="float" office:value="48733" calcext:value-type="float">
            <text:p>48733</text:p>
          </table:table-cell>
        </table:table-row>
        <table:table-row table:style-name="ro1">
          <table:table-cell table:number-columns-repeated="4"/>
          <table:table-cell office:value-type="float" office:value="0.25938003983052" calcext:value-type="float">
            <text:p>0.25938003983052</text:p>
          </table:table-cell>
          <table:table-cell office:value-type="float" office:value="0.427712322176593" calcext:value-type="float">
            <text:p>0.427712322176593</text:p>
          </table:table-cell>
          <table:table-cell office:value-type="float" office:value="0.30866024408172" calcext:value-type="float">
            <text:p>0.30866024408172</text:p>
          </table:table-cell>
          <table:table-cell table:number-columns-repeated="4"/>
          <table:table-cell office:value-type="float" office:value="99.0525526857424" calcext:value-type="float">
            <text:p>99.0525526857424</text:p>
          </table:table-cell>
          <table:table-cell/>
          <table:table-cell office:value-type="float" office:value="2.94240143509304" calcext:value-type="float">
            <text:p>2.9424014350930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0.265303066534445" calcext:value-type="float">
            <text:p>0.265303066534445</text:p>
          </table:table-cell>
          <table:table-cell office:value-type="float" office:value="0.434887352437239" calcext:value-type="float">
            <text:p>0.434887352437239</text:p>
          </table:table-cell>
          <table:table-cell office:value-type="float" office:value="0.312558176988793" calcext:value-type="float">
            <text:p>0.312558176988793</text:p>
          </table:table-cell>
          <table:table-cell table:number-columns-repeated="4"/>
          <table:table-cell office:value-type="float" office:value="2.06630021817418" calcext:value-type="float">
            <text:p>2.06630021817418</text:p>
          </table:table-cell>
          <table:table-cell/>
          <table:table-cell office:value-type="float" office:value="0.00449282831057804" calcext:value-type="float">
            <text:p>0.00449282831057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0.266675076827206" calcext:value-type="float">
            <text:p>0.266675076827206</text:p>
          </table:table-cell>
          <table:table-cell office:value-type="float" office:value="0.456455273881822" calcext:value-type="float">
            <text:p>0.456455273881822</text:p>
          </table:table-cell>
          <table:table-cell office:value-type="float" office:value="0.312767974441561" calcext:value-type="float">
            <text:p>0.312767974441561</text:p>
          </table:table-cell>
          <table:table-cell table:number-columns-repeated="4"/>
          <table:table-cell office:value-type="float" office:value="3.45877785380254" calcext:value-type="float">
            <text:p>3.45877785380254</text:p>
          </table:table-cell>
          <table:table-cell/>
          <table:table-cell office:value-type="float" office:value="-0.262288499157043" calcext:value-type="float">
            <text:p>-0.262288499157043</text:p>
          </table:table-cell>
          <table:table-cell/>
          <table:table-cell office:value-type="float" office:value="4707" calcext:value-type="float">
            <text:p>4707</text:p>
          </table:table-cell>
        </table:table-row>
        <table:table-row table:style-name="ro1">
          <table:table-cell table:number-columns-repeated="4"/>
          <table:table-cell office:value-type="float" office:value="0.269614807273449" calcext:value-type="float">
            <text:p>0.269614807273449</text:p>
          </table:table-cell>
          <table:table-cell office:value-type="float" office:value="0.463303595131805" calcext:value-type="float">
            <text:p>0.463303595131805</text:p>
          </table:table-cell>
          <table:table-cell office:value-type="float" office:value="0.327429822265358" calcext:value-type="float">
            <text:p>0.327429822265358</text:p>
          </table:table-cell>
          <table:table-cell table:number-columns-repeated="4"/>
          <table:table-cell office:value-type="float" office:value="96.3034345856114" calcext:value-type="float">
            <text:p>96.3034345856114</text:p>
          </table:table-cell>
          <table:table-cell/>
          <table:table-cell office:value-type="float" office:value="-0.3967878160551" calcext:value-type="float">
            <text:p>-0.396787816055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0.271049266574921" calcext:value-type="float">
            <text:p>0.271049266574921</text:p>
          </table:table-cell>
          <table:table-cell office:value-type="float" office:value="0.472778199911025" calcext:value-type="float">
            <text:p>0.472778199911025</text:p>
          </table:table-cell>
          <table:table-cell office:value-type="float" office:value="0.335179957019408" calcext:value-type="float">
            <text:p>0.335179957019408</text:p>
          </table:table-cell>
          <table:table-cell table:number-columns-repeated="4"/>
          <table:table-cell office:value-type="float" office:value="5.1674897931121" calcext:value-type="float">
            <text:p>5.1674897931121</text:p>
          </table:table-cell>
          <table:table-cell/>
          <table:table-cell office:value-type="float" office:value="0.0401705552626314" calcext:value-type="float">
            <text:p>0.040170555262631</text:p>
          </table:table-cell>
          <table:table-cell/>
          <table:table-cell office:value-type="float" office:value="5117" calcext:value-type="float">
            <text:p>5117</text:p>
          </table:table-cell>
        </table:table-row>
        <table:table-row table:style-name="ro1">
          <table:table-cell table:number-columns-repeated="4"/>
          <table:table-cell office:value-type="float" office:value="0.271603387828074" calcext:value-type="float">
            <text:p>0.271603387828074</text:p>
          </table:table-cell>
          <table:table-cell office:value-type="float" office:value="0.481179050528228" calcext:value-type="float">
            <text:p>0.481179050528228</text:p>
          </table:table-cell>
          <table:table-cell office:value-type="float" office:value="0.34611267921574" calcext:value-type="float">
            <text:p>0.34611267921574</text:p>
          </table:table-cell>
          <table:table-cell table:number-columns-repeated="4"/>
          <table:table-cell office:value-type="float" office:value="0.272159342262871" calcext:value-type="float">
            <text:p>0.272159342262871</text:p>
          </table:table-cell>
          <table:table-cell/>
          <table:table-cell office:value-type="float" office:value="0.0523031193825697" calcext:value-type="float">
            <text:p>0.05230311938257</text:p>
          </table:table-cell>
          <table:table-cell/>
          <table:table-cell office:value-type="float" office:value="2861" calcext:value-type="float">
            <text:p>2861</text:p>
          </table:table-cell>
        </table:table-row>
        <table:table-row table:style-name="ro1">
          <table:table-cell table:number-columns-repeated="4"/>
          <table:table-cell office:value-type="float" office:value="0.274393784645343" calcext:value-type="float">
            <text:p>0.274393784645343</text:p>
          </table:table-cell>
          <table:table-cell office:value-type="float" office:value="0.482382221520492" calcext:value-type="float">
            <text:p>0.482382221520492</text:p>
          </table:table-cell>
          <table:table-cell office:value-type="float" office:value="0.354938183448587" calcext:value-type="float">
            <text:p>0.354938183448587</text:p>
          </table:table-cell>
          <table:table-cell table:number-columns-repeated="4"/>
          <table:table-cell office:value-type="float" office:value="0.126896666566052" calcext:value-type="float">
            <text:p>0.126896666566052</text:p>
          </table:table-cell>
          <table:table-cell/>
          <table:table-cell office:value-type="float" office:value="-0.0194191104559041" calcext:value-type="float">
            <text:p>-0.019419110455904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4"/>
          <table:table-cell office:value-type="float" office:value="0.278144227460998" calcext:value-type="float">
            <text:p>0.278144227460998</text:p>
          </table:table-cell>
          <table:table-cell office:value-type="float" office:value="0.488918652697384" calcext:value-type="float">
            <text:p>0.488918652697384</text:p>
          </table:table-cell>
          <table:table-cell office:value-type="float" office:value="0.356007398479" calcext:value-type="float">
            <text:p>0.356007398479</text:p>
          </table:table-cell>
          <table:table-cell table:number-columns-repeated="4"/>
          <table:table-cell office:value-type="float" office:value="2.35107728303488" calcext:value-type="float">
            <text:p>2.35107728303488</text:p>
          </table:table-cell>
          <table:table-cell/>
          <table:table-cell office:value-type="float" office:value="0.0719713774847913" calcext:value-type="float">
            <text:p>0.071971377484791</text:p>
          </table:table-cell>
          <table:table-cell/>
          <table:table-cell office:value-type="float" office:value="4090" calcext:value-type="float">
            <text:p>4090</text:p>
          </table:table-cell>
        </table:table-row>
        <table:table-row table:style-name="ro1">
          <table:table-cell table:number-columns-repeated="4"/>
          <table:table-cell office:value-type="float" office:value="0.287093007739031" calcext:value-type="float">
            <text:p>0.287093007739031</text:p>
          </table:table-cell>
          <table:table-cell office:value-type="float" office:value="0.497685859718585" calcext:value-type="float">
            <text:p>0.497685859718585</text:p>
          </table:table-cell>
          <table:table-cell office:value-type="float" office:value="0.373001162990707" calcext:value-type="float">
            <text:p>0.373001162990707</text:p>
          </table:table-cell>
          <table:table-cell table:number-columns-repeated="4"/>
          <table:table-cell office:value-type="float" office:value="7.72870346121769" calcext:value-type="float">
            <text:p>7.72870346121769</text:p>
          </table:table-cell>
          <table:table-cell/>
          <table:table-cell office:value-type="float" office:value="0.124856799385247" calcext:value-type="float">
            <text:p>0.124856799385247</text:p>
          </table:table-cell>
          <table:table-cell/>
          <table:table-cell office:value-type="float" office:value="9834" calcext:value-type="float">
            <text:p>9834</text:p>
          </table:table-cell>
        </table:table-row>
        <table:table-row table:style-name="ro1">
          <table:table-cell table:number-columns-repeated="4"/>
          <table:table-cell office:value-type="float" office:value="0.288838038644317" calcext:value-type="float">
            <text:p>0.288838038644317</text:p>
          </table:table-cell>
          <table:table-cell office:value-type="float" office:value="0.514594268880962" calcext:value-type="float">
            <text:p>0.514594268880962</text:p>
          </table:table-cell>
          <table:table-cell office:value-type="float" office:value="0.374108057906678" calcext:value-type="float">
            <text:p>0.374108057906678</text:p>
          </table:table-cell>
          <table:table-cell table:number-columns-repeated="4"/>
          <table:table-cell office:value-type="float" office:value="0.113953884249752" calcext:value-type="float">
            <text:p>0.113953884249752</text:p>
          </table:table-cell>
          <table:table-cell/>
          <table:table-cell office:value-type="float" office:value="-0.0497357386264572" calcext:value-type="float">
            <text:p>-0.049735738626457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4"/>
          <table:table-cell office:value-type="float" office:value="0.292037052912482" calcext:value-type="float">
            <text:p>0.292037052912482</text:p>
          </table:table-cell>
          <table:table-cell office:value-type="float" office:value="0.522851226826374" calcext:value-type="float">
            <text:p>0.522851226826374</text:p>
          </table:table-cell>
          <table:table-cell office:value-type="float" office:value="0.380471003034802" calcext:value-type="float">
            <text:p>0.380471003034802</text:p>
          </table:table-cell>
          <table:table-cell table:number-columns-repeated="4"/>
          <table:table-cell office:value-type="float" office:value="1.93130196806119" calcext:value-type="float">
            <text:p>1.93130196806119</text:p>
          </table:table-cell>
          <table:table-cell/>
          <table:table-cell office:value-type="float" office:value="0.447099767316204" calcext:value-type="float">
            <text:p>0.447099767316204</text:p>
          </table:table-cell>
          <table:table-cell/>
          <table:table-cell office:value-type="float" office:value="3063" calcext:value-type="float">
            <text:p>3063</text:p>
          </table:table-cell>
        </table:table-row>
        <table:table-row table:style-name="ro1">
          <table:table-cell table:number-columns-repeated="4"/>
          <table:table-cell office:value-type="float" office:value="0.293702448520478" calcext:value-type="float">
            <text:p>0.293702448520478</text:p>
          </table:table-cell>
          <table:table-cell office:value-type="float" office:value="0.530794582990287" calcext:value-type="float">
            <text:p>0.530794582990287</text:p>
          </table:table-cell>
          <table:table-cell office:value-type="float" office:value="0.38482185294885" calcext:value-type="float">
            <text:p>0.38482185294885</text:p>
          </table:table-cell>
          <table:table-cell table:number-columns-repeated="4"/>
          <table:table-cell office:value-type="float" office:value="3.13893514364495" calcext:value-type="float">
            <text:p>3.13893514364495</text:p>
          </table:table-cell>
          <table:table-cell/>
          <table:table-cell office:value-type="float" office:value="-0.0583671527117015" calcext:value-type="float">
            <text:p>-0.058367152711702</text:p>
          </table:table-cell>
          <table:table-cell/>
          <table:table-cell office:value-type="float" office:value="9933" calcext:value-type="float">
            <text:p>9933</text:p>
          </table:table-cell>
        </table:table-row>
        <table:table-row table:style-name="ro1">
          <table:table-cell table:number-columns-repeated="4"/>
          <table:table-cell office:value-type="float" office:value="0.29447153469622" calcext:value-type="float">
            <text:p>0.29447153469622</text:p>
          </table:table-cell>
          <table:table-cell office:value-type="float" office:value="0.532897085624722" calcext:value-type="float">
            <text:p>0.532897085624722</text:p>
          </table:table-cell>
          <table:table-cell office:value-type="float" office:value="0.391119170187336" calcext:value-type="float">
            <text:p>0.391119170187336</text:p>
          </table:table-cell>
          <table:table-cell table:number-columns-repeated="4"/>
          <table:table-cell office:value-type="float" office:value="1.95406113128993" calcext:value-type="float">
            <text:p>1.95406113128993</text:p>
          </table:table-cell>
          <table:table-cell/>
          <table:table-cell office:value-type="float" office:value="-0.280706351999943" calcext:value-type="float">
            <text:p>-0.280706351999943</text:p>
          </table:table-cell>
          <table:table-cell/>
          <table:table-cell office:value-type="float" office:value="2565" calcext:value-type="float">
            <text:p>2565</text:p>
          </table:table-cell>
        </table:table-row>
        <table:table-row table:style-name="ro1">
          <table:table-cell table:number-columns-repeated="4"/>
          <table:table-cell office:value-type="float" office:value="0.294980101854726" calcext:value-type="float">
            <text:p>0.294980101854726</text:p>
          </table:table-cell>
          <table:table-cell office:value-type="float" office:value="0.5582332717215" calcext:value-type="float">
            <text:p>0.5582332717215</text:p>
          </table:table-cell>
          <table:table-cell office:value-type="float" office:value="0.395590144055762" calcext:value-type="float">
            <text:p>0.395590144055762</text:p>
          </table:table-cell>
          <table:table-cell table:number-columns-repeated="4"/>
          <table:table-cell office:value-type="float" office:value="3.01569297975135" calcext:value-type="float">
            <text:p>3.01569297975135</text:p>
          </table:table-cell>
          <table:table-cell/>
          <table:table-cell office:value-type="float" office:value="-0.058160829150357" calcext:value-type="float">
            <text:p>-0.058160829150357</text:p>
          </table:table-cell>
          <table:table-cell/>
          <table:table-cell office:value-type="float" office:value="3940" calcext:value-type="float">
            <text:p>3940</text:p>
          </table:table-cell>
        </table:table-row>
        <table:table-row table:style-name="ro1">
          <table:table-cell table:number-columns-repeated="4"/>
          <table:table-cell office:value-type="float" office:value="0.304137832395521" calcext:value-type="float">
            <text:p>0.304137832395521</text:p>
          </table:table-cell>
          <table:table-cell office:value-type="float" office:value="0.558433696534155" calcext:value-type="float">
            <text:p>0.558433696534155</text:p>
          </table:table-cell>
          <table:table-cell office:value-type="float" office:value="0.397864597536762" calcext:value-type="float">
            <text:p>0.397864597536762</text:p>
          </table:table-cell>
          <table:table-cell table:number-columns-repeated="4"/>
          <table:table-cell office:value-type="float" office:value="8.62029175352674" calcext:value-type="float">
            <text:p>8.62029175352674</text:p>
          </table:table-cell>
          <table:table-cell/>
          <table:table-cell office:value-type="float" office:value="0.14931965523431" calcext:value-type="float">
            <text:p>0.14931965523431</text:p>
          </table:table-cell>
          <table:table-cell/>
          <table:table-cell office:value-type="float" office:value="18036" calcext:value-type="float">
            <text:p>18036</text:p>
          </table:table-cell>
        </table:table-row>
        <table:table-row table:style-name="ro1">
          <table:table-cell table:number-columns-repeated="4"/>
          <table:table-cell office:value-type="float" office:value="0.305665058134972" calcext:value-type="float">
            <text:p>0.305665058134972</text:p>
          </table:table-cell>
          <table:table-cell office:value-type="float" office:value="0.569846067480879" calcext:value-type="float">
            <text:p>0.569846067480879</text:p>
          </table:table-cell>
          <table:table-cell office:value-type="float" office:value="0.405294965484112" calcext:value-type="float">
            <text:p>0.405294965484112</text:p>
          </table:table-cell>
          <table:table-cell table:number-columns-repeated="4"/>
          <table:table-cell office:value-type="float" office:value="92.9343763383082" calcext:value-type="float">
            <text:p>92.9343763383082</text:p>
          </table:table-cell>
          <table:table-cell/>
          <table:table-cell office:value-type="float" office:value="5.92691025180721" calcext:value-type="float">
            <text:p>5.9269102518072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0.307655620693625" calcext:value-type="float">
            <text:p>0.307655620693625</text:p>
          </table:table-cell>
          <table:table-cell office:value-type="float" office:value="0.57024508557795" calcext:value-type="float">
            <text:p>0.57024508557795</text:p>
          </table:table-cell>
          <table:table-cell office:value-type="float" office:value="0.405834970745581" calcext:value-type="float">
            <text:p>0.405834970745581</text:p>
          </table:table-cell>
          <table:table-cell table:number-columns-repeated="4"/>
          <table:table-cell office:value-type="float" office:value="9.04850927329188" calcext:value-type="float">
            <text:p>9.04850927329188</text:p>
          </table:table-cell>
          <table:table-cell/>
          <table:table-cell office:value-type="float" office:value="-0.12293934414194" calcext:value-type="float">
            <text:p>-0.12293934414194</text:p>
          </table:table-cell>
          <table:table-cell/>
          <table:table-cell office:value-type="float" office:value="31740" calcext:value-type="float">
            <text:p>31740</text:p>
          </table:table-cell>
        </table:table-row>
        <table:table-row table:style-name="ro1">
          <table:table-cell table:number-columns-repeated="4"/>
          <table:table-cell office:value-type="float" office:value="0.316730422277916" calcext:value-type="float">
            <text:p>0.316730422277916</text:p>
          </table:table-cell>
          <table:table-cell office:value-type="float" office:value="0.582792962108348" calcext:value-type="float">
            <text:p>0.582792962108348</text:p>
          </table:table-cell>
          <table:table-cell office:value-type="float" office:value="0.406008045610734" calcext:value-type="float">
            <text:p>0.406008045610734</text:p>
          </table:table-cell>
          <table:table-cell table:number-columns-repeated="4"/>
          <table:table-cell office:value-type="float" office:value="3.41048501370071" calcext:value-type="float">
            <text:p>3.41048501370071</text:p>
          </table:table-cell>
          <table:table-cell/>
          <table:table-cell office:value-type="float" office:value="-0.271171202930071" calcext:value-type="float">
            <text:p>-0.271171202930071</text:p>
          </table:table-cell>
          <table:table-cell/>
          <table:table-cell office:value-type="float" office:value="4557" calcext:value-type="float">
            <text:p>4557</text:p>
          </table:table-cell>
        </table:table-row>
        <table:table-row table:style-name="ro1">
          <table:table-cell table:number-columns-repeated="4"/>
          <table:table-cell office:value-type="float" office:value="0.318206748074586" calcext:value-type="float">
            <text:p>0.318206748074586</text:p>
          </table:table-cell>
          <table:table-cell office:value-type="float" office:value="0.601847559577691" calcext:value-type="float">
            <text:p>0.601847559577691</text:p>
          </table:table-cell>
          <table:table-cell office:value-type="float" office:value="0.410537400773074" calcext:value-type="float">
            <text:p>0.410537400773074</text:p>
          </table:table-cell>
          <table:table-cell table:number-columns-repeated="4"/>
          <table:table-cell office:value-type="float" office:value="6.15298382253389" calcext:value-type="float">
            <text:p>6.15298382253389</text:p>
          </table:table-cell>
          <table:table-cell/>
          <table:table-cell office:value-type="float" office:value="-0.45368501239039" calcext:value-type="float">
            <text:p>-0.45368501239039</text:p>
          </table:table-cell>
          <table:table-cell/>
          <table:table-cell office:value-type="float" office:value="8570" calcext:value-type="float">
            <text:p>8570</text:p>
          </table:table-cell>
        </table:table-row>
        <table:table-row table:style-name="ro1">
          <table:table-cell table:number-columns-repeated="4"/>
          <table:table-cell office:value-type="float" office:value="0.320808526099525" calcext:value-type="float">
            <text:p>0.320808526099525</text:p>
          </table:table-cell>
          <table:table-cell office:value-type="float" office:value="0.617571204368031" calcext:value-type="float">
            <text:p>0.617571204368031</text:p>
          </table:table-cell>
          <table:table-cell office:value-type="float" office:value="0.410742145153142" calcext:value-type="float">
            <text:p>0.410742145153142</text:p>
          </table:table-cell>
          <table:table-cell table:number-columns-repeated="4"/>
          <table:table-cell office:value-type="float" office:value="6.17778902964105" calcext:value-type="float">
            <text:p>6.17778902964105</text:p>
          </table:table-cell>
          <table:table-cell/>
          <table:table-cell office:value-type="float" office:value="-0.0400703664545992" calcext:value-type="float">
            <text:p>-0.040070366454599</text:p>
          </table:table-cell>
          <table:table-cell/>
          <table:table-cell office:value-type="float" office:value="6639" calcext:value-type="float">
            <text:p>6639</text:p>
          </table:table-cell>
        </table:table-row>
        <table:table-row table:style-name="ro1">
          <table:table-cell table:number-columns-repeated="4"/>
          <table:table-cell office:value-type="float" office:value="0.322516547583663" calcext:value-type="float">
            <text:p>0.322516547583663</text:p>
          </table:table-cell>
          <table:table-cell office:value-type="float" office:value="0.633109371500331" calcext:value-type="float">
            <text:p>0.633109371500331</text:p>
          </table:table-cell>
          <table:table-cell office:value-type="float" office:value="0.426412662212667" calcext:value-type="float">
            <text:p>0.426412662212667</text:p>
          </table:table-cell>
          <table:table-cell table:number-columns-repeated="4"/>
          <table:table-cell office:value-type="float" office:value="7.82994645287941" calcext:value-type="float">
            <text:p>7.82994645287941</text:p>
          </table:table-cell>
          <table:table-cell/>
          <table:table-cell office:value-type="float" office:value="0.117835308405641" calcext:value-type="float">
            <text:p>0.117835308405641</text:p>
          </table:table-cell>
          <table:table-cell/>
          <table:table-cell office:value-type="float" office:value="13124" calcext:value-type="float">
            <text:p>13124</text:p>
          </table:table-cell>
        </table:table-row>
        <table:table-row table:style-name="ro1">
          <table:table-cell table:number-columns-repeated="4"/>
          <table:table-cell office:value-type="float" office:value="0.3268516595809" calcext:value-type="float">
            <text:p>0.3268516595809</text:p>
          </table:table-cell>
          <table:table-cell office:value-type="float" office:value="0.643848524551352" calcext:value-type="float">
            <text:p>0.643848524551352</text:p>
          </table:table-cell>
          <table:table-cell office:value-type="float" office:value="0.428537617668829" calcext:value-type="float">
            <text:p>0.428537617668829</text:p>
          </table:table-cell>
          <table:table-cell table:number-columns-repeated="4"/>
          <table:table-cell office:value-type="float" office:value="0.123873133139815" calcext:value-type="float">
            <text:p>0.123873133139815</text:p>
          </table:table-cell>
          <table:table-cell/>
          <table:table-cell office:value-type="float" office:value="-0.0938612910884742" calcext:value-type="float">
            <text:p>-0.093861291088474</text:p>
          </table:table-cell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4"/>
          <table:table-cell office:value-type="float" office:value="0.333892232740337" calcext:value-type="float">
            <text:p>0.333892232740337</text:p>
          </table:table-cell>
          <table:table-cell office:value-type="float" office:value="0.650945597011893" calcext:value-type="float">
            <text:p>0.650945597011893</text:p>
          </table:table-cell>
          <table:table-cell office:value-type="float" office:value="0.431150549109441" calcext:value-type="float">
            <text:p>0.431150549109441</text:p>
          </table:table-cell>
          <table:table-cell table:number-columns-repeated="4"/>
          <table:table-cell office:value-type="float" office:value="0.356007398479" calcext:value-type="float">
            <text:p>0.356007398479</text:p>
          </table:table-cell>
          <table:table-cell/>
          <table:table-cell office:value-type="float" office:value="-0.0606377297253276" calcext:value-type="float">
            <text:p>-0.06063772972532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0.34516662183641" calcext:value-type="float">
            <text:p>0.34516662183641</text:p>
          </table:table-cell>
          <table:table-cell office:value-type="float" office:value="0.652164036964956" calcext:value-type="float">
            <text:p>0.652164036964956</text:p>
          </table:table-cell>
          <table:table-cell office:value-type="float" office:value="0.440010016027798" calcext:value-type="float">
            <text:p>0.440010016027798</text:p>
          </table:table-cell>
          <table:table-cell table:number-columns-repeated="4"/>
          <table:table-cell office:value-type="float" office:value="3.96413842103338" calcext:value-type="float">
            <text:p>3.96413842103338</text:p>
          </table:table-cell>
          <table:table-cell/>
          <table:table-cell office:value-type="float" office:value="-0.023355729122649" calcext:value-type="float">
            <text:p>-0.023355729122649</text:p>
          </table:table-cell>
          <table:table-cell/>
          <table:table-cell office:value-type="float" office:value="5553" calcext:value-type="float">
            <text:p>5553</text:p>
          </table:table-cell>
        </table:table-row>
        <table:table-row table:style-name="ro1">
          <table:table-cell table:number-columns-repeated="4"/>
          <table:table-cell office:value-type="float" office:value="0.349002853403649" calcext:value-type="float">
            <text:p>0.349002853403649</text:p>
          </table:table-cell>
          <table:table-cell office:value-type="float" office:value="0.655162745137205" calcext:value-type="float">
            <text:p>0.655162745137205</text:p>
          </table:table-cell>
          <table:table-cell office:value-type="float" office:value="0.446972795079079" calcext:value-type="float">
            <text:p>0.446972795079079</text:p>
          </table:table-cell>
          <table:table-cell table:number-columns-repeated="4"/>
          <table:table-cell office:value-type="float" office:value="6.23298339646683" calcext:value-type="float">
            <text:p>6.23298339646683</text:p>
          </table:table-cell>
          <table:table-cell/>
          <table:table-cell office:value-type="float" office:value="-0.0671808018241138" calcext:value-type="float">
            <text:p>-0.067180801824114</text:p>
          </table:table-cell>
          <table:table-cell/>
          <table:table-cell office:value-type="float" office:value="21483" calcext:value-type="float">
            <text:p>21483</text:p>
          </table:table-cell>
        </table:table-row>
        <table:table-row table:style-name="ro1">
          <table:table-cell table:number-columns-repeated="4"/>
          <table:table-cell office:value-type="float" office:value="0.354590883381393" calcext:value-type="float">
            <text:p>0.354590883381393</text:p>
          </table:table-cell>
          <table:table-cell office:value-type="float" office:value="0.658290029605526" calcext:value-type="float">
            <text:p>0.658290029605526</text:p>
          </table:table-cell>
          <table:table-cell office:value-type="float" office:value="0.451431831073049" calcext:value-type="float">
            <text:p>0.451431831073049</text:p>
          </table:table-cell>
          <table:table-cell table:number-columns-repeated="4"/>
          <table:table-cell office:value-type="float" office:value="0.802969106084737" calcext:value-type="float">
            <text:p>0.802969106084737</text:p>
          </table:table-cell>
          <table:table-cell/>
          <table:table-cell office:value-type="float" office:value="0.195247955241242" calcext:value-type="float">
            <text:p>0.19524795524124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0.355849515067818" calcext:value-type="float">
            <text:p>0.355849515067818</text:p>
          </table:table-cell>
          <table:table-cell office:value-type="float" office:value="0.660127346666562" calcext:value-type="float">
            <text:p>0.660127346666562</text:p>
          </table:table-cell>
          <table:table-cell office:value-type="float" office:value="0.456937826525316" calcext:value-type="float">
            <text:p>0.456937826525316</text:p>
          </table:table-cell>
          <table:table-cell table:number-columns-repeated="4"/>
          <table:table-cell office:value-type="float" office:value="3.26888478492256" calcext:value-type="float">
            <text:p>3.26888478492256</text:p>
          </table:table-cell>
          <table:table-cell/>
          <table:table-cell office:value-type="float" office:value="-0.214078723020226" calcext:value-type="float">
            <text:p>-0.21407872302022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0.368063494587606" calcext:value-type="float">
            <text:p>0.368063494587606</text:p>
          </table:table-cell>
          <table:table-cell office:value-type="float" office:value="0.67578840484084" calcext:value-type="float">
            <text:p>0.67578840484084</text:p>
          </table:table-cell>
          <table:table-cell office:value-type="float" office:value="0.488692647894852" calcext:value-type="float">
            <text:p>0.488692647894852</text:p>
          </table:table-cell>
          <table:table-cell table:number-columns-repeated="4"/>
          <table:table-cell office:value-type="float" office:value="5.24551146205668" calcext:value-type="float">
            <text:p>5.24551146205668</text:p>
          </table:table-cell>
          <table:table-cell/>
          <table:table-cell office:value-type="float" office:value="0.37600377127884" calcext:value-type="float">
            <text:p>0.37600377127884</text:p>
          </table:table-cell>
          <table:table-cell/>
          <table:table-cell office:value-type="float" office:value="4989" calcext:value-type="float">
            <text:p>4989</text:p>
          </table:table-cell>
        </table:table-row>
        <table:table-row table:style-name="ro1">
          <table:table-cell table:number-columns-repeated="4"/>
          <table:table-cell office:value-type="float" office:value="0.377024746431885" calcext:value-type="float">
            <text:p>0.377024746431885</text:p>
          </table:table-cell>
          <table:table-cell office:value-type="float" office:value="0.693308184246711" calcext:value-type="float">
            <text:p>0.693308184246711</text:p>
          </table:table-cell>
          <table:table-cell office:value-type="float" office:value="0.503838510902495" calcext:value-type="float">
            <text:p>0.503838510902495</text:p>
          </table:table-cell>
          <table:table-cell table:number-columns-repeated="4"/>
          <table:table-cell office:value-type="float" office:value="1.2861976378084" calcext:value-type="float">
            <text:p>1.2861976378084</text:p>
          </table:table-cell>
          <table:table-cell/>
          <table:table-cell office:value-type="float" office:value="-0.206829986968793" calcext:value-type="float">
            <text:p>-0.206829986968793</text:p>
          </table:table-cell>
          <table:table-cell/>
          <table:table-cell office:value-type="float" office:value="909" calcext:value-type="float">
            <text:p>909</text:p>
          </table:table-cell>
        </table:table-row>
        <table:table-row table:style-name="ro1">
          <table:table-cell table:number-columns-repeated="4"/>
          <table:table-cell office:value-type="float" office:value="0.377280494724934" calcext:value-type="float">
            <text:p>0.377280494724934</text:p>
          </table:table-cell>
          <table:table-cell office:value-type="float" office:value="0.69507481302436" calcext:value-type="float">
            <text:p>0.69507481302436</text:p>
          </table:table-cell>
          <table:table-cell office:value-type="float" office:value="0.508338026269227" calcext:value-type="float">
            <text:p>0.508338026269227</text:p>
          </table:table-cell>
          <table:table-cell table:number-columns-repeated="4"/>
          <table:table-cell office:value-type="float" office:value="2.96626437361208" calcext:value-type="float">
            <text:p>2.96626437361208</text:p>
          </table:table-cell>
          <table:table-cell/>
          <table:table-cell office:value-type="float" office:value="-0.00783941487374623" calcext:value-type="float">
            <text:p>-0.00783941487374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0.37788545334838" calcext:value-type="float">
            <text:p>0.37788545334838</text:p>
          </table:table-cell>
          <table:table-cell office:value-type="float" office:value="0.702680677189512" calcext:value-type="float">
            <text:p>0.702680677189512</text:p>
          </table:table-cell>
          <table:table-cell office:value-type="float" office:value="0.514192445917378" calcext:value-type="float">
            <text:p>0.514192445917378</text:p>
          </table:table-cell>
          <table:table-cell table:number-columns-repeated="4"/>
          <table:table-cell office:value-type="float" office:value="0.397864597536762" calcext:value-type="float">
            <text:p>0.397864597536762</text:p>
          </table:table-cell>
          <table:table-cell/>
          <table:table-cell office:value-type="float" office:value="0.085318125653211" calcext:value-type="float">
            <text:p>0.085318125653211</text:p>
          </table:table-cell>
          <table:table-cell/>
          <table:table-cell office:value-type="float" office:value="841" calcext:value-type="float">
            <text:p>841</text:p>
          </table:table-cell>
        </table:table-row>
        <table:table-row table:style-name="ro1">
          <table:table-cell table:number-columns-repeated="4"/>
          <table:table-cell office:value-type="float" office:value="0.377948365720168" calcext:value-type="float">
            <text:p>0.377948365720168</text:p>
          </table:table-cell>
          <table:table-cell office:value-type="float" office:value="0.725097106118115" calcext:value-type="float">
            <text:p>0.725097106118115</text:p>
          </table:table-cell>
          <table:table-cell office:value-type="float" office:value="0.515433382569678" calcext:value-type="float">
            <text:p>0.515433382569678</text:p>
          </table:table-cell>
          <table:table-cell table:number-columns-repeated="4"/>
          <table:table-cell office:value-type="float" office:value="5.47181705414818" calcext:value-type="float">
            <text:p>5.47181705414818</text:p>
          </table:table-cell>
          <table:table-cell/>
          <table:table-cell office:value-type="float" office:value="0.0978377856087729" calcext:value-type="float">
            <text:p>0.097837785608773</text:p>
          </table:table-cell>
          <table:table-cell/>
          <table:table-cell office:value-type="float" office:value="5803" calcext:value-type="float">
            <text:p>5803</text:p>
          </table:table-cell>
        </table:table-row>
        <table:table-row table:style-name="ro1">
          <table:table-cell table:number-columns-repeated="4"/>
          <table:table-cell office:value-type="float" office:value="0.381612860489573" calcext:value-type="float">
            <text:p>0.381612860489573</text:p>
          </table:table-cell>
          <table:table-cell office:value-type="float" office:value="0.735084440299773" calcext:value-type="float">
            <text:p>0.735084440299773</text:p>
          </table:table-cell>
          <table:table-cell office:value-type="float" office:value="0.523305700979091" calcext:value-type="float">
            <text:p>0.523305700979091</text:p>
          </table:table-cell>
          <table:table-cell table:number-columns-repeated="4"/>
          <table:table-cell office:value-type="float" office:value="1.29834604836224" calcext:value-type="float">
            <text:p>1.29834604836224</text:p>
          </table:table-cell>
          <table:table-cell/>
          <table:table-cell office:value-type="float" office:value="0.743484406039823" calcext:value-type="float">
            <text:p>0.743484406039823</text:p>
          </table:table-cell>
          <table:table-cell/>
          <table:table-cell office:value-type="float" office:value="2441" calcext:value-type="float">
            <text:p>2441</text:p>
          </table:table-cell>
        </table:table-row>
        <table:table-row table:style-name="ro1">
          <table:table-cell table:number-columns-repeated="4"/>
          <table:table-cell office:value-type="float" office:value="0.383094814914684" calcext:value-type="float">
            <text:p>0.383094814914684</text:p>
          </table:table-cell>
          <table:table-cell office:value-type="float" office:value="0.74558702756713" calcext:value-type="float">
            <text:p>0.74558702756713</text:p>
          </table:table-cell>
          <table:table-cell office:value-type="float" office:value="0.531419345887507" calcext:value-type="float">
            <text:p>0.531419345887507</text:p>
          </table:table-cell>
          <table:table-cell table:number-columns-repeated="4"/>
          <table:table-cell office:value-type="float" office:value="7.74929201540783" calcext:value-type="float">
            <text:p>7.74929201540783</text:p>
          </table:table-cell>
          <table:table-cell/>
          <table:table-cell office:value-type="float" office:value="-0.231071029781051" calcext:value-type="float">
            <text:p>-0.231071029781051</text:p>
          </table:table-cell>
          <table:table-cell/>
          <table:table-cell office:value-type="float" office:value="7421" calcext:value-type="float">
            <text:p>7421</text:p>
          </table:table-cell>
        </table:table-row>
        <table:table-row table:style-name="ro1">
          <table:table-cell table:number-columns-repeated="4"/>
          <table:table-cell office:value-type="float" office:value="0.386390643982369" calcext:value-type="float">
            <text:p>0.386390643982369</text:p>
          </table:table-cell>
          <table:table-cell office:value-type="float" office:value="0.758852519116721" calcext:value-type="float">
            <text:p>0.758852519116721</text:p>
          </table:table-cell>
          <table:table-cell office:value-type="float" office:value="0.546463096219564" calcext:value-type="float">
            <text:p>0.546463096219564</text:p>
          </table:table-cell>
          <table:table-cell table:number-columns-repeated="4"/>
          <table:table-cell office:value-type="float" office:value="3.20573372959132" calcext:value-type="float">
            <text:p>3.20573372959132</text:p>
          </table:table-cell>
          <table:table-cell/>
          <table:table-cell office:value-type="float" office:value="-0.211153725603399" calcext:value-type="float">
            <text:p>-0.211153725603399</text:p>
          </table:table-cell>
          <table:table-cell/>
          <table:table-cell office:value-type="float" office:value="8690" calcext:value-type="float">
            <text:p>8690</text:p>
          </table:table-cell>
        </table:table-row>
        <table:table-row table:style-name="ro1">
          <table:table-cell table:number-columns-repeated="4"/>
          <table:table-cell office:value-type="float" office:value="0.387209921971721" calcext:value-type="float">
            <text:p>0.387209921971721</text:p>
          </table:table-cell>
          <table:table-cell office:value-type="float" office:value="0.775767688911279" calcext:value-type="float">
            <text:p>0.775767688911279</text:p>
          </table:table-cell>
          <table:table-cell office:value-type="float" office:value="0.566084891397041" calcext:value-type="float">
            <text:p>0.566084891397041</text:p>
          </table:table-cell>
          <table:table-cell table:number-columns-repeated="4"/>
          <table:table-cell office:value-type="float" office:value="5.89966443238272" calcext:value-type="float">
            <text:p>5.89966443238272</text:p>
          </table:table-cell>
          <table:table-cell/>
          <table:table-cell office:value-type="float" office:value="-0.281036776099836" calcext:value-type="float">
            <text:p>-0.281036776099836</text:p>
          </table:table-cell>
          <table:table-cell/>
          <table:table-cell office:value-type="float" office:value="16700" calcext:value-type="float">
            <text:p>16700</text:p>
          </table:table-cell>
        </table:table-row>
        <table:table-row table:style-name="ro1">
          <table:table-cell table:number-columns-repeated="4"/>
          <table:table-cell office:value-type="float" office:value="0.388504831025057" calcext:value-type="float">
            <text:p>0.388504831025057</text:p>
          </table:table-cell>
          <table:table-cell office:value-type="float" office:value="0.782446816222417" calcext:value-type="float">
            <text:p>0.782446816222417</text:p>
          </table:table-cell>
          <table:table-cell office:value-type="float" office:value="0.581805359602063" calcext:value-type="float">
            <text:p>0.581805359602063</text:p>
          </table:table-cell>
          <table:table-cell table:number-columns-repeated="4"/>
          <table:table-cell office:value-type="float" office:value="1.35463915050622" calcext:value-type="float">
            <text:p>1.35463915050622</text:p>
          </table:table-cell>
          <table:table-cell/>
          <table:table-cell office:value-type="float" office:value="-0.121165060154047" calcext:value-type="float">
            <text:p>-0.121165060154047</text:p>
          </table:table-cell>
          <table:table-cell/>
          <table:table-cell office:value-type="float" office:value="3471" calcext:value-type="float">
            <text:p>3471</text:p>
          </table:table-cell>
        </table:table-row>
        <table:table-row table:style-name="ro1">
          <table:table-cell table:number-columns-repeated="4"/>
          <table:table-cell office:value-type="float" office:value="0.394371230600492" calcext:value-type="float">
            <text:p>0.394371230600492</text:p>
          </table:table-cell>
          <table:table-cell office:value-type="float" office:value="0.788100438613664" calcext:value-type="float">
            <text:p>0.788100438613664</text:p>
          </table:table-cell>
          <table:table-cell office:value-type="float" office:value="0.582845565237052" calcext:value-type="float">
            <text:p>0.582845565237052</text:p>
          </table:table-cell>
          <table:table-cell table:number-columns-repeated="4"/>
          <table:table-cell office:value-type="float" office:value="8.95235942904646" calcext:value-type="float">
            <text:p>8.95235942904646</text:p>
          </table:table-cell>
          <table:table-cell/>
          <table:table-cell office:value-type="float" office:value="-0.328248473828874" calcext:value-type="float">
            <text:p>-0.328248473828874</text:p>
          </table:table-cell>
          <table:table-cell/>
          <table:table-cell office:value-type="float" office:value="31367" calcext:value-type="float">
            <text:p>31367</text:p>
          </table:table-cell>
        </table:table-row>
        <table:table-row table:style-name="ro1">
          <table:table-cell table:number-columns-repeated="4"/>
          <table:table-cell office:value-type="float" office:value="0.402592427606146" calcext:value-type="float">
            <text:p>0.402592427606146</text:p>
          </table:table-cell>
          <table:table-cell office:value-type="float" office:value="0.789276610040806" calcext:value-type="float">
            <text:p>0.789276610040806</text:p>
          </table:table-cell>
          <table:table-cell office:value-type="float" office:value="0.589712666980932" calcext:value-type="float">
            <text:p>0.589712666980932</text:p>
          </table:table-cell>
          <table:table-cell table:number-columns-repeated="4"/>
          <table:table-cell office:value-type="float" office:value="75.6021829608163" calcext:value-type="float">
            <text:p>75.6021829608163</text:p>
          </table:table-cell>
          <table:table-cell/>
          <table:table-cell office:value-type="float" office:value="-2.80315518268288" calcext:value-type="float">
            <text:p>-2.8031551826828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0.407158500055943" calcext:value-type="float">
            <text:p>0.407158500055943</text:p>
          </table:table-cell>
          <table:table-cell office:value-type="float" office:value="0.790309360200129" calcext:value-type="float">
            <text:p>0.790309360200129</text:p>
          </table:table-cell>
          <table:table-cell office:value-type="float" office:value="0.596921515966568" calcext:value-type="float">
            <text:p>0.596921515966568</text:p>
          </table:table-cell>
          <table:table-cell table:number-columns-repeated="4"/>
          <table:table-cell office:value-type="float" office:value="0.981517279998524" calcext:value-type="float">
            <text:p>0.981517279998524</text:p>
          </table:table-cell>
          <table:table-cell/>
          <table:table-cell office:value-type="float" office:value="0.188835204821329" calcext:value-type="float">
            <text:p>0.188835204821329</text:p>
          </table:table-cell>
          <table:table-cell/>
          <table:table-cell office:value-type="float" office:value="1004" calcext:value-type="float">
            <text:p>1004</text:p>
          </table:table-cell>
        </table:table-row>
        <table:table-row table:style-name="ro1">
          <table:table-cell table:number-columns-repeated="4"/>
          <table:table-cell office:value-type="float" office:value="0.40854213785444" calcext:value-type="float">
            <text:p>0.40854213785444</text:p>
          </table:table-cell>
          <table:table-cell office:value-type="float" office:value="0.791843494613709" calcext:value-type="float">
            <text:p>0.791843494613709</text:p>
          </table:table-cell>
          <table:table-cell office:value-type="float" office:value="0.670128600610273" calcext:value-type="float">
            <text:p>0.670128600610273</text:p>
          </table:table-cell>
          <table:table-cell table:number-columns-repeated="4"/>
          <table:table-cell office:value-type="float" office:value="8.77889226266325" calcext:value-type="float">
            <text:p>8.77889226266325</text:p>
          </table:table-cell>
          <table:table-cell/>
          <table:table-cell office:value-type="float" office:value="0.0871487899182827" calcext:value-type="float">
            <text:p>0.087148789918283</text:p>
          </table:table-cell>
          <table:table-cell/>
          <table:table-cell office:value-type="float" office:value="7908" calcext:value-type="float">
            <text:p>7908</text:p>
          </table:table-cell>
        </table:table-row>
        <table:table-row table:style-name="ro1">
          <table:table-cell table:number-columns-repeated="4"/>
          <table:table-cell office:value-type="float" office:value="0.410220299886883" calcext:value-type="float">
            <text:p>0.410220299886883</text:p>
          </table:table-cell>
          <table:table-cell office:value-type="float" office:value="0.79282636009395" calcext:value-type="float">
            <text:p>0.79282636009395</text:p>
          </table:table-cell>
          <table:table-cell office:value-type="float" office:value="0.67122111005631" calcext:value-type="float">
            <text:p>0.67122111005631</text:p>
          </table:table-cell>
          <table:table-cell table:number-columns-repeated="4"/>
          <table:table-cell office:value-type="float" office:value="8.18559090939203" calcext:value-type="float">
            <text:p>8.18559090939203</text:p>
          </table:table-cell>
          <table:table-cell/>
          <table:table-cell office:value-type="float" office:value="-0.340669767400041" calcext:value-type="float">
            <text:p>-0.340669767400041</text:p>
          </table:table-cell>
          <table:table-cell/>
          <table:table-cell office:value-type="float" office:value="28671" calcext:value-type="float">
            <text:p>28671</text:p>
          </table:table-cell>
        </table:table-row>
        <table:table-row table:style-name="ro1">
          <table:table-cell table:number-columns-repeated="4"/>
          <table:table-cell office:value-type="float" office:value="0.412899871798603" calcext:value-type="float">
            <text:p>0.412899871798603</text:p>
          </table:table-cell>
          <table:table-cell office:value-type="float" office:value="0.793846115829815" calcext:value-type="float">
            <text:p>0.793846115829815</text:p>
          </table:table-cell>
          <table:table-cell office:value-type="float" office:value="0.697499739669936" calcext:value-type="float">
            <text:p>0.697499739669936</text:p>
          </table:table-cell>
          <table:table-cell table:number-columns-repeated="4"/>
          <table:table-cell office:value-type="float" office:value="9.00260224821782" calcext:value-type="float">
            <text:p>9.00260224821782</text:p>
          </table:table-cell>
          <table:table-cell/>
          <table:table-cell office:value-type="float" office:value="-0.774519309470933" calcext:value-type="float">
            <text:p>-0.774519309470933</text:p>
          </table:table-cell>
          <table:table-cell/>
          <table:table-cell office:value-type="float" office:value="18958" calcext:value-type="float">
            <text:p>18958</text:p>
          </table:table-cell>
        </table:table-row>
        <table:table-row table:style-name="ro1">
          <table:table-cell table:number-columns-repeated="4"/>
          <table:table-cell office:value-type="float" office:value="0.413343356939159" calcext:value-type="float">
            <text:p>0.413343356939159</text:p>
          </table:table-cell>
          <table:table-cell office:value-type="float" office:value="0.805849079263518" calcext:value-type="float">
            <text:p>0.805849079263518</text:p>
          </table:table-cell>
          <table:table-cell office:value-type="float" office:value="0.700647539876901" calcext:value-type="float">
            <text:p>0.700647539876901</text:p>
          </table:table-cell>
          <table:table-cell table:number-columns-repeated="4"/>
          <table:table-cell office:value-type="float" office:value="2.25429740666236" calcext:value-type="float">
            <text:p>2.25429740666236</text:p>
          </table:table-cell>
          <table:table-cell/>
          <table:table-cell office:value-type="float" office:value="0.443080125810298" calcext:value-type="float">
            <text:p>0.443080125810298</text:p>
          </table:table-cell>
          <table:table-cell/>
          <table:table-cell office:value-type="float" office:value="6328" calcext:value-type="float">
            <text:p>6328</text:p>
          </table:table-cell>
        </table:table-row>
        <table:table-row table:style-name="ro1">
          <table:table-cell table:number-columns-repeated="4"/>
          <table:table-cell office:value-type="float" office:value="0.417175218822893" calcext:value-type="float">
            <text:p>0.417175218822893</text:p>
          </table:table-cell>
          <table:table-cell office:value-type="float" office:value="0.837284143278482" calcext:value-type="float">
            <text:p>0.837284143278482</text:p>
          </table:table-cell>
          <table:table-cell office:value-type="float" office:value="0.725586516992595" calcext:value-type="float">
            <text:p>0.725586516992595</text:p>
          </table:table-cell>
          <table:table-cell table:number-columns-repeated="4"/>
          <table:table-cell office:value-type="float" office:value="94.6842800348326" calcext:value-type="float">
            <text:p>94.6842800348326</text:p>
          </table:table-cell>
          <table:table-cell/>
          <table:table-cell office:value-type="float" office:value="3.09826980346383" calcext:value-type="float">
            <text:p>3.0982698034638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0.421771100142008" calcext:value-type="float">
            <text:p>0.421771100142008</text:p>
          </table:table-cell>
          <table:table-cell office:value-type="float" office:value="0.842210495972975" calcext:value-type="float">
            <text:p>0.842210495972975</text:p>
          </table:table-cell>
          <table:table-cell office:value-type="float" office:value="0.728765535381808" calcext:value-type="float">
            <text:p>0.728765535381808</text:p>
          </table:table-cell>
          <table:table-cell table:number-columns-repeated="4"/>
          <table:table-cell office:value-type="float" office:value="42.4778425080535" calcext:value-type="float">
            <text:p>42.4778425080535</text:p>
          </table:table-cell>
          <table:table-cell/>
          <table:table-cell office:value-type="float" office:value="-0.626015654657149" calcext:value-type="float">
            <text:p>-0.62601565465714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0.424544416625816" calcext:value-type="float">
            <text:p>0.424544416625816</text:p>
          </table:table-cell>
          <table:table-cell office:value-type="float" office:value="0.858311490208819" calcext:value-type="float">
            <text:p>0.858311490208819</text:p>
          </table:table-cell>
          <table:table-cell office:value-type="float" office:value="0.737197975057679" calcext:value-type="float">
            <text:p>0.737197975057679</text:p>
          </table:table-cell>
          <table:table-cell table:number-columns-repeated="4"/>
          <table:table-cell office:value-type="float" office:value="7.49583858816097" calcext:value-type="float">
            <text:p>7.49583858816097</text:p>
          </table:table-cell>
          <table:table-cell/>
          <table:table-cell office:value-type="float" office:value="0.405413209555297" calcext:value-type="float">
            <text:p>0.405413209555297</text:p>
          </table:table-cell>
          <table:table-cell/>
          <table:table-cell office:value-type="float" office:value="6471" calcext:value-type="float">
            <text:p>6471</text:p>
          </table:table-cell>
        </table:table-row>
        <table:table-row table:style-name="ro1">
          <table:table-cell table:number-columns-repeated="4"/>
          <table:table-cell office:value-type="float" office:value="0.424678193574215" calcext:value-type="float">
            <text:p>0.424678193574215</text:p>
          </table:table-cell>
          <table:table-cell office:value-type="float" office:value="0.86003671513046" calcext:value-type="float">
            <text:p>0.86003671513046</text:p>
          </table:table-cell>
          <table:table-cell office:value-type="float" office:value="0.770477052564794" calcext:value-type="float">
            <text:p>0.770477052564794</text:p>
          </table:table-cell>
          <table:table-cell table:number-columns-repeated="4"/>
          <table:table-cell office:value-type="float" office:value="6.73545993008991" calcext:value-type="float">
            <text:p>6.73545993008991</text:p>
          </table:table-cell>
          <table:table-cell/>
          <table:table-cell office:value-type="float" office:value="-0.12082393642966" calcext:value-type="float">
            <text:p>-0.12082393642966</text:p>
          </table:table-cell>
          <table:table-cell/>
          <table:table-cell office:value-type="float" office:value="7748" calcext:value-type="float">
            <text:p>7748</text:p>
          </table:table-cell>
        </table:table-row>
        <table:table-row table:style-name="ro1">
          <table:table-cell table:number-columns-repeated="4"/>
          <table:table-cell office:value-type="float" office:value="0.431017400847277" calcext:value-type="float">
            <text:p>0.431017400847277</text:p>
          </table:table-cell>
          <table:table-cell office:value-type="float" office:value="0.867586771102174" calcext:value-type="float">
            <text:p>0.867586771102174</text:p>
          </table:table-cell>
          <table:table-cell office:value-type="float" office:value="0.775053554554702" calcext:value-type="float">
            <text:p>0.775053554554702</text:p>
          </table:table-cell>
          <table:table-cell table:number-columns-repeated="4"/>
          <table:table-cell office:value-type="float" office:value="1.10018797038278" calcext:value-type="float">
            <text:p>1.10018797038278</text:p>
          </table:table-cell>
          <table:table-cell/>
          <table:table-cell office:value-type="float" office:value="0.182593008188433" calcext:value-type="float">
            <text:p>0.182593008188433</text:p>
          </table:table-cell>
          <table:table-cell/>
          <table:table-cell office:value-type="float" office:value="5448" calcext:value-type="float">
            <text:p>5448</text:p>
          </table:table-cell>
        </table:table-row>
        <table:table-row table:style-name="ro1">
          <table:table-cell table:number-columns-repeated="4"/>
          <table:table-cell office:value-type="float" office:value="0.431485336470885" calcext:value-type="float">
            <text:p>0.431485336470885</text:p>
          </table:table-cell>
          <table:table-cell office:value-type="float" office:value="0.87098471026186" calcext:value-type="float">
            <text:p>0.87098471026186</text:p>
          </table:table-cell>
          <table:table-cell office:value-type="float" office:value="0.786957386015877" calcext:value-type="float">
            <text:p>0.786957386015877</text:p>
          </table:table-cell>
          <table:table-cell table:number-columns-repeated="4"/>
          <table:table-cell office:value-type="float" office:value="8.75361068439308" calcext:value-type="float">
            <text:p>8.75361068439308</text:p>
          </table:table-cell>
          <table:table-cell/>
          <table:table-cell office:value-type="float" office:value="-0.0434376476346242" calcext:value-type="float">
            <text:p>-0.043437647634624</text:p>
          </table:table-cell>
          <table:table-cell/>
          <table:table-cell office:value-type="float" office:value="8102" calcext:value-type="float">
            <text:p>8102</text:p>
          </table:table-cell>
        </table:table-row>
        <table:table-row table:style-name="ro1">
          <table:table-cell table:number-columns-repeated="4"/>
          <table:table-cell office:value-type="float" office:value="0.465074028774485" calcext:value-type="float">
            <text:p>0.465074028774485</text:p>
          </table:table-cell>
          <table:table-cell office:value-type="float" office:value="0.876770840996834" calcext:value-type="float">
            <text:p>0.876770840996834</text:p>
          </table:table-cell>
          <table:table-cell office:value-type="float" office:value="0.802969106084737" calcext:value-type="float">
            <text:p>0.802969106084737</text:p>
          </table:table-cell>
          <table:table-cell table:number-columns-repeated="4"/>
          <table:table-cell office:value-type="float" office:value="2.88522133586254" calcext:value-type="float">
            <text:p>2.88522133586254</text:p>
          </table:table-cell>
          <table:table-cell/>
          <table:table-cell office:value-type="float" office:value="-0.157224133805718" calcext:value-type="float">
            <text:p>-0.157224133805718</text:p>
          </table:table-cell>
          <table:table-cell/>
          <table:table-cell office:value-type="float" office:value="2863" calcext:value-type="float">
            <text:p>2863</text:p>
          </table:table-cell>
        </table:table-row>
        <table:table-row table:style-name="ro1">
          <table:table-cell table:number-columns-repeated="4"/>
          <table:table-cell office:value-type="float" office:value="0.465107237280632" calcext:value-type="float">
            <text:p>0.465107237280632</text:p>
          </table:table-cell>
          <table:table-cell office:value-type="float" office:value="0.882406284661965" calcext:value-type="float">
            <text:p>0.882406284661965</text:p>
          </table:table-cell>
          <table:table-cell office:value-type="float" office:value="0.819295652988504" calcext:value-type="float">
            <text:p>0.819295652988504</text:p>
          </table:table-cell>
          <table:table-cell table:number-columns-repeated="4"/>
          <table:table-cell office:value-type="float" office:value="3.74428653991337" calcext:value-type="float">
            <text:p>3.74428653991337</text:p>
          </table:table-cell>
          <table:table-cell/>
          <table:table-cell office:value-type="float" office:value="0.185303750742329" calcext:value-type="float">
            <text:p>0.185303750742329</text:p>
          </table:table-cell>
          <table:table-cell/>
          <table:table-cell office:value-type="float" office:value="2933" calcext:value-type="float">
            <text:p>2933</text:p>
          </table:table-cell>
        </table:table-row>
        <table:table-row table:style-name="ro1">
          <table:table-cell table:number-columns-repeated="4"/>
          <table:table-cell office:value-type="float" office:value="0.466552620566519" calcext:value-type="float">
            <text:p>0.466552620566519</text:p>
          </table:table-cell>
          <table:table-cell office:value-type="float" office:value="0.885420010815902" calcext:value-type="float">
            <text:p>0.885420010815902</text:p>
          </table:table-cell>
          <table:table-cell office:value-type="float" office:value="0.837512652296736" calcext:value-type="float">
            <text:p>0.837512652296736</text:p>
          </table:table-cell>
          <table:table-cell table:number-columns-repeated="4"/>
          <table:table-cell office:value-type="float" office:value="0.589712666980932" calcext:value-type="float">
            <text:p>0.589712666980932</text:p>
          </table:table-cell>
          <table:table-cell/>
          <table:table-cell office:value-type="float" office:value="0.391634055321385" calcext:value-type="float">
            <text:p>0.391634055321385</text:p>
          </table:table-cell>
          <table:table-cell/>
          <table:table-cell office:value-type="float" office:value="842" calcext:value-type="float">
            <text:p>842</text:p>
          </table:table-cell>
        </table:table-row>
        <table:table-row table:style-name="ro1">
          <table:table-cell table:number-columns-repeated="4"/>
          <table:table-cell office:value-type="float" office:value="0.46705360831288" calcext:value-type="float">
            <text:p>0.46705360831288</text:p>
          </table:table-cell>
          <table:table-cell office:value-type="float" office:value="0.89506673086473" calcext:value-type="float">
            <text:p>0.89506673086473</text:p>
          </table:table-cell>
          <table:table-cell office:value-type="float" office:value="0.838742927269508" calcext:value-type="float">
            <text:p>0.838742927269508</text:p>
          </table:table-cell>
          <table:table-cell table:number-columns-repeated="4"/>
          <table:table-cell office:value-type="float" office:value="84.69446544547" calcext:value-type="float">
            <text:p>84.69446544547</text:p>
          </table:table-cell>
          <table:table-cell/>
          <table:table-cell office:value-type="float" office:value="-1.06123391473956" calcext:value-type="float">
            <text:p>-1.0612339147395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0.4683125989094" calcext:value-type="float">
            <text:p>0.4683125989094</text:p>
          </table:table-cell>
          <table:table-cell office:value-type="float" office:value="0.908892956175243" calcext:value-type="float">
            <text:p>0.908892956175243</text:p>
          </table:table-cell>
          <table:table-cell office:value-type="float" office:value="0.845136542145299" calcext:value-type="float">
            <text:p>0.845136542145299</text:p>
          </table:table-cell>
          <table:table-cell table:number-columns-repeated="4"/>
          <table:table-cell office:value-type="float" office:value="5.35571288471307" calcext:value-type="float">
            <text:p>5.35571288471307</text:p>
          </table:table-cell>
          <table:table-cell/>
          <table:table-cell office:value-type="float" office:value="-0.659291851000319" calcext:value-type="float">
            <text:p>-0.659291851000319</text:p>
          </table:table-cell>
          <table:table-cell/>
          <table:table-cell office:value-type="float" office:value="5754" calcext:value-type="float">
            <text:p>5754</text:p>
          </table:table-cell>
        </table:table-row>
        <table:table-row table:style-name="ro1">
          <table:table-cell table:number-columns-repeated="4"/>
          <table:table-cell office:value-type="float" office:value="0.475146027753181" calcext:value-type="float">
            <text:p>0.475146027753181</text:p>
          </table:table-cell>
          <table:table-cell office:value-type="float" office:value="0.911463954171888" calcext:value-type="float">
            <text:p>0.911463954171888</text:p>
          </table:table-cell>
          <table:table-cell office:value-type="float" office:value="0.850731794952554" calcext:value-type="float">
            <text:p>0.850731794952554</text:p>
          </table:table-cell>
          <table:table-cell table:number-columns-repeated="4"/>
          <table:table-cell office:value-type="float" office:value="1.89104393674667" calcext:value-type="float">
            <text:p>1.89104393674667</text:p>
          </table:table-cell>
          <table:table-cell/>
          <table:table-cell office:value-type="float" office:value="-0.133043558057687" calcext:value-type="float">
            <text:p>-0.133043558057687</text:p>
          </table:table-cell>
          <table:table-cell/>
          <table:table-cell office:value-type="float" office:value="1702" calcext:value-type="float">
            <text:p>1702</text:p>
          </table:table-cell>
        </table:table-row>
        <table:table-row table:style-name="ro1">
          <table:table-cell table:number-columns-repeated="4"/>
          <table:table-cell office:value-type="float" office:value="0.478179863761075" calcext:value-type="float">
            <text:p>0.478179863761075</text:p>
          </table:table-cell>
          <table:table-cell office:value-type="float" office:value="0.929860048775481" calcext:value-type="float">
            <text:p>0.929860048775481</text:p>
          </table:table-cell>
          <table:table-cell office:value-type="float" office:value="0.856047868033279" calcext:value-type="float">
            <text:p>0.856047868033279</text:p>
          </table:table-cell>
          <table:table-cell table:number-columns-repeated="4"/>
          <table:table-cell office:value-type="float" office:value="8.56007935395178" calcext:value-type="float">
            <text:p>8.56007935395178</text:p>
          </table:table-cell>
          <table:table-cell/>
          <table:table-cell office:value-type="float" office:value="0.290849403010874" calcext:value-type="float">
            <text:p>0.290849403010874</text:p>
          </table:table-cell>
          <table:table-cell/>
          <table:table-cell office:value-type="float" office:value="9922" calcext:value-type="float">
            <text:p>9922</text:p>
          </table:table-cell>
        </table:table-row>
        <table:table-row table:style-name="ro1">
          <table:table-cell table:number-columns-repeated="4"/>
          <table:table-cell office:value-type="float" office:value="0.481713638736339" calcext:value-type="float">
            <text:p>0.481713638736339</text:p>
          </table:table-cell>
          <table:table-cell office:value-type="float" office:value="0.954803971248239" calcext:value-type="float">
            <text:p>0.954803971248239</text:p>
          </table:table-cell>
          <table:table-cell office:value-type="float" office:value="0.867033311565168" calcext:value-type="float">
            <text:p>0.867033311565168</text:p>
          </table:table-cell>
          <table:table-cell table:number-columns-repeated="4"/>
          <table:table-cell office:value-type="float" office:value="8.12187304580926" calcext:value-type="float">
            <text:p>8.12187304580926</text:p>
          </table:table-cell>
          <table:table-cell/>
          <table:table-cell office:value-type="float" office:value="0.232306978724334" calcext:value-type="float">
            <text:p>0.232306978724334</text:p>
          </table:table-cell>
          <table:table-cell/>
          <table:table-cell office:value-type="float" office:value="42038" calcext:value-type="float">
            <text:p>42038</text:p>
          </table:table-cell>
        </table:table-row>
        <table:table-row table:style-name="ro1">
          <table:table-cell table:number-columns-repeated="4"/>
          <table:table-cell office:value-type="float" office:value="0.486507773568757" calcext:value-type="float">
            <text:p>0.486507773568757</text:p>
          </table:table-cell>
          <table:table-cell office:value-type="float" office:value="0.95826496184652" calcext:value-type="float">
            <text:p>0.95826496184652</text:p>
          </table:table-cell>
          <table:table-cell office:value-type="float" office:value="0.87325758858222" calcext:value-type="float">
            <text:p>0.87325758858222</text:p>
          </table:table-cell>
          <table:table-cell table:number-columns-repeated="4"/>
          <table:table-cell office:value-type="float" office:value="100.087559211281" calcext:value-type="float">
            <text:p>100.087559211281</text:p>
          </table:table-cell>
          <table:table-cell/>
          <table:table-cell office:value-type="float" office:value="2.21194599671705" calcext:value-type="float">
            <text:p>2.21194599671705</text:p>
          </table:table-cell>
          <table:table-cell/>
          <table:table-cell office:value-type="float" office:value="46386" calcext:value-type="float">
            <text:p>46386</text:p>
          </table:table-cell>
        </table:table-row>
        <table:table-row table:style-name="ro1">
          <table:table-cell table:number-columns-repeated="4"/>
          <table:table-cell office:value-type="float" office:value="0.499120437979599" calcext:value-type="float">
            <text:p>0.499120437979599</text:p>
          </table:table-cell>
          <table:table-cell office:value-type="float" office:value="0.966442178536682" calcext:value-type="float">
            <text:p>0.966442178536682</text:p>
          </table:table-cell>
          <table:table-cell office:value-type="float" office:value="0.874327618941761" calcext:value-type="float">
            <text:p>0.874327618941761</text:p>
          </table:table-cell>
          <table:table-cell table:number-columns-repeated="4"/>
          <table:table-cell office:value-type="float" office:value="93.9239984187901" calcext:value-type="float">
            <text:p>93.9239984187901</text:p>
          </table:table-cell>
          <table:table-cell/>
          <table:table-cell office:value-type="float" office:value="-7.2451324423088" calcext:value-type="float">
            <text:p>-7.245132442308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0.505314419463136" calcext:value-type="float">
            <text:p>0.505314419463136</text:p>
          </table:table-cell>
          <table:table-cell office:value-type="float" office:value="0.969202750471767" calcext:value-type="float">
            <text:p>0.969202750471767</text:p>
          </table:table-cell>
          <table:table-cell office:value-type="float" office:value="0.87597778016315" calcext:value-type="float">
            <text:p>0.87597778016315</text:p>
          </table:table-cell>
          <table:table-cell table:number-columns-repeated="4"/>
          <table:table-cell office:value-type="float" office:value="3.12002353510105" calcext:value-type="float">
            <text:p>3.12002353510105</text:p>
          </table:table-cell>
          <table:table-cell/>
          <table:table-cell office:value-type="float" office:value="0.544647584388275" calcext:value-type="float">
            <text:p>0.544647584388275</text:p>
          </table:table-cell>
          <table:table-cell/>
          <table:table-cell office:value-type="float" office:value="3984" calcext:value-type="float">
            <text:p>3984</text:p>
          </table:table-cell>
        </table:table-row>
        <table:table-row table:style-name="ro1">
          <table:table-cell table:number-columns-repeated="4"/>
          <table:table-cell office:value-type="float" office:value="0.512036597175934" calcext:value-type="float">
            <text:p>0.512036597175934</text:p>
          </table:table-cell>
          <table:table-cell office:value-type="float" office:value="0.97233924384489" calcext:value-type="float">
            <text:p>0.97233924384489</text:p>
          </table:table-cell>
          <table:table-cell office:value-type="float" office:value="0.879311442285076" calcext:value-type="float">
            <text:p>0.879311442285076</text:p>
          </table:table-cell>
          <table:table-cell table:number-columns-repeated="4"/>
          <table:table-cell office:value-type="float" office:value="7.380875421048" calcext:value-type="float">
            <text:p>7.380875421048</text:p>
          </table:table-cell>
          <table:table-cell/>
          <table:table-cell office:value-type="float" office:value="-0.339546187452776" calcext:value-type="float">
            <text:p>-0.339546187452776</text:p>
          </table:table-cell>
          <table:table-cell/>
          <table:table-cell office:value-type="float" office:value="9875" calcext:value-type="float">
            <text:p>9875</text:p>
          </table:table-cell>
        </table:table-row>
        <table:table-row table:style-name="ro1">
          <table:table-cell table:number-columns-repeated="4"/>
          <table:table-cell office:value-type="float" office:value="0.514238442180453" calcext:value-type="float">
            <text:p>0.514238442180453</text:p>
          </table:table-cell>
          <table:table-cell office:value-type="float" office:value="0.983276059995353" calcext:value-type="float">
            <text:p>0.983276059995353</text:p>
          </table:table-cell>
          <table:table-cell office:value-type="float" office:value="0.895727941578796" calcext:value-type="float">
            <text:p>0.895727941578796</text:p>
          </table:table-cell>
          <table:table-cell table:number-columns-repeated="4"/>
          <table:table-cell office:value-type="float" office:value="3.59869145510361" calcext:value-type="float">
            <text:p>3.59869145510361</text:p>
          </table:table-cell>
          <table:table-cell/>
          <table:table-cell office:value-type="float" office:value="-0.166690172941379" calcext:value-type="float">
            <text:p>-0.166690172941379</text:p>
          </table:table-cell>
          <table:table-cell/>
          <table:table-cell office:value-type="float" office:value="6832" calcext:value-type="float">
            <text:p>6832</text:p>
          </table:table-cell>
        </table:table-row>
        <table:table-row table:style-name="ro1">
          <table:table-cell table:number-columns-repeated="4"/>
          <table:table-cell office:value-type="float" office:value="0.514672025169976" calcext:value-type="float">
            <text:p>0.514672025169976</text:p>
          </table:table-cell>
          <table:table-cell office:value-type="float" office:value="0.997199154096248" calcext:value-type="float">
            <text:p>0.997199154096248</text:p>
          </table:table-cell>
          <table:table-cell office:value-type="float" office:value="0.901976580406732" calcext:value-type="float">
            <text:p>0.901976580406732</text:p>
          </table:table-cell>
          <table:table-cell table:number-columns-repeated="4"/>
          <table:table-cell office:value-type="float" office:value="0.211310422297353" calcext:value-type="float">
            <text:p>0.211310422297353</text:p>
          </table:table-cell>
          <table:table-cell/>
          <table:table-cell office:value-type="float" office:value="-0.260330440451419" calcext:value-type="float">
            <text:p>-0.260330440451419</text:p>
          </table:table-cell>
          <table:table-cell/>
          <table:table-cell office:value-type="float" office:value="616" calcext:value-type="float">
            <text:p>616</text:p>
          </table:table-cell>
        </table:table-row>
        <table:table-row table:style-name="ro1">
          <table:table-cell table:number-columns-repeated="4"/>
          <table:table-cell office:value-type="float" office:value="0.516883943083013" calcext:value-type="float">
            <text:p>0.516883943083013</text:p>
          </table:table-cell>
          <table:table-cell office:value-type="float" office:value="1.00351242669832" calcext:value-type="float">
            <text:p>1.00351242669832</text:p>
          </table:table-cell>
          <table:table-cell office:value-type="float" office:value="0.911485517801034" calcext:value-type="float">
            <text:p>0.911485517801034</text:p>
          </table:table-cell>
          <table:table-cell table:number-columns-repeated="4"/>
          <table:table-cell office:value-type="float" office:value="7.19034078131393" calcext:value-type="float">
            <text:p>7.19034078131393</text:p>
          </table:table-cell>
          <table:table-cell/>
          <table:table-cell office:value-type="float" office:value="-0.478909274888179" calcext:value-type="float">
            <text:p>-0.478909274888179</text:p>
          </table:table-cell>
          <table:table-cell/>
          <table:table-cell office:value-type="float" office:value="4973" calcext:value-type="float">
            <text:p>4973</text:p>
          </table:table-cell>
        </table:table-row>
        <table:table-row table:style-name="ro1">
          <table:table-cell table:number-columns-repeated="4"/>
          <table:table-cell office:value-type="float" office:value="0.518397456923046" calcext:value-type="float">
            <text:p>0.518397456923046</text:p>
          </table:table-cell>
          <table:table-cell office:value-type="float" office:value="1.01209941381484" calcext:value-type="float">
            <text:p>1.01209941381484</text:p>
          </table:table-cell>
          <table:table-cell office:value-type="float" office:value="0.929579790238714" calcext:value-type="float">
            <text:p>0.929579790238714</text:p>
          </table:table-cell>
          <table:table-cell table:number-columns-repeated="4"/>
          <table:table-cell office:value-type="float" office:value="2.03526686976932" calcext:value-type="float">
            <text:p>2.03526686976932</text:p>
          </table:table-cell>
          <table:table-cell/>
          <table:table-cell office:value-type="float" office:value="0.481143732859449" calcext:value-type="float">
            <text:p>0.48114373285944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0.52010105353997" calcext:value-type="float">
            <text:p>0.52010105353997</text:p>
          </table:table-cell>
          <table:table-cell office:value-type="float" office:value="1.0127825866189" calcext:value-type="float">
            <text:p>1.0127825866189</text:p>
          </table:table-cell>
          <table:table-cell office:value-type="float" office:value="0.935382416538115" calcext:value-type="float">
            <text:p>0.935382416538115</text:p>
          </table:table-cell>
          <table:table-cell table:number-columns-repeated="4"/>
          <table:table-cell office:value-type="float" office:value="3.35194826034193" calcext:value-type="float">
            <text:p>3.35194826034193</text:p>
          </table:table-cell>
          <table:table-cell/>
          <table:table-cell office:value-type="float" office:value="-0.429798110303059" calcext:value-type="float">
            <text:p>-0.429798110303059</text:p>
          </table:table-cell>
          <table:table-cell/>
          <table:table-cell office:value-type="float" office:value="3350" calcext:value-type="float">
            <text:p>3350</text:p>
          </table:table-cell>
        </table:table-row>
        <table:table-row table:style-name="ro1">
          <table:table-cell table:number-columns-repeated="4"/>
          <table:table-cell office:value-type="float" office:value="0.520383257695238" calcext:value-type="float">
            <text:p>0.520383257695238</text:p>
          </table:table-cell>
          <table:table-cell office:value-type="float" office:value="1.01415452229176" calcext:value-type="float">
            <text:p>1.01415452229176</text:p>
          </table:table-cell>
          <table:table-cell office:value-type="float" office:value="0.938428838266426" calcext:value-type="float">
            <text:p>0.938428838266426</text:p>
          </table:table-cell>
          <table:table-cell table:number-columns-repeated="4"/>
          <table:table-cell office:value-type="float" office:value="1.62471096945801" calcext:value-type="float">
            <text:p>1.62471096945801</text:p>
          </table:table-cell>
          <table:table-cell/>
          <table:table-cell office:value-type="float" office:value="0.0610041711247409" calcext:value-type="float">
            <text:p>0.061004171124741</text:p>
          </table:table-cell>
          <table:table-cell/>
          <table:table-cell office:value-type="float" office:value="2448" calcext:value-type="float">
            <text:p>2448</text:p>
          </table:table-cell>
        </table:table-row>
        <table:table-row table:style-name="ro1">
          <table:table-cell table:number-columns-repeated="4"/>
          <table:table-cell office:value-type="float" office:value="0.520689420322238" calcext:value-type="float">
            <text:p>0.520689420322238</text:p>
          </table:table-cell>
          <table:table-cell office:value-type="float" office:value="1.02525245954488" calcext:value-type="float">
            <text:p>1.02525245954488</text:p>
          </table:table-cell>
          <table:table-cell office:value-type="float" office:value="0.941790775711917" calcext:value-type="float">
            <text:p>0.941790775711917</text:p>
          </table:table-cell>
          <table:table-cell table:number-columns-repeated="4"/>
          <table:table-cell office:value-type="float" office:value="2.13895936276291" calcext:value-type="float">
            <text:p>2.13895936276291</text:p>
          </table:table-cell>
          <table:table-cell/>
          <table:table-cell office:value-type="float" office:value="-0.00913476163257724" calcext:value-type="float">
            <text:p>-0.009134761632577</text:p>
          </table:table-cell>
          <table:table-cell/>
          <table:table-cell office:value-type="float" office:value="40292" calcext:value-type="float">
            <text:p>40292</text:p>
          </table:table-cell>
        </table:table-row>
        <table:table-row table:style-name="ro1">
          <table:table-cell table:number-columns-repeated="4"/>
          <table:table-cell office:value-type="float" office:value="0.523157294526092" calcext:value-type="float">
            <text:p>0.523157294526092</text:p>
          </table:table-cell>
          <table:table-cell office:value-type="float" office:value="1.0303345407114" calcext:value-type="float">
            <text:p>1.0303345407114</text:p>
          </table:table-cell>
          <table:table-cell office:value-type="float" office:value="0.95546974350211" calcext:value-type="float">
            <text:p>0.95546974350211</text:p>
          </table:table-cell>
          <table:table-cell table:number-columns-repeated="4"/>
          <table:table-cell office:value-type="float" office:value="7.16382749024174" calcext:value-type="float">
            <text:p>7.16382749024174</text:p>
          </table:table-cell>
          <table:table-cell/>
          <table:table-cell office:value-type="float" office:value="-0.233420599358946" calcext:value-type="float">
            <text:p>-0.233420599358946</text:p>
          </table:table-cell>
          <table:table-cell/>
          <table:table-cell office:value-type="float" office:value="6387" calcext:value-type="float">
            <text:p>6387</text:p>
          </table:table-cell>
        </table:table-row>
        <table:table-row table:style-name="ro1">
          <table:table-cell table:number-columns-repeated="4"/>
          <table:table-cell office:value-type="float" office:value="0.537006580695016" calcext:value-type="float">
            <text:p>0.537006580695016</text:p>
          </table:table-cell>
          <table:table-cell office:value-type="float" office:value="1.03211687978585" calcext:value-type="float">
            <text:p>1.03211687978585</text:p>
          </table:table-cell>
          <table:table-cell office:value-type="float" office:value="0.958814353202322" calcext:value-type="float">
            <text:p>0.958814353202322</text:p>
          </table:table-cell>
          <table:table-cell table:number-columns-repeated="4"/>
          <table:table-cell office:value-type="float" office:value="0.845136542145299" calcext:value-type="float">
            <text:p>0.845136542145299</text:p>
          </table:table-cell>
          <table:table-cell/>
          <table:table-cell office:value-type="float" office:value="-0.126068894159155" calcext:value-type="float">
            <text:p>-0.126068894159155</text:p>
          </table:table-cell>
          <table:table-cell/>
          <table:table-cell office:value-type="float" office:value="1361" calcext:value-type="float">
            <text:p>1361</text:p>
          </table:table-cell>
        </table:table-row>
        <table:table-row table:style-name="ro1">
          <table:table-cell table:number-columns-repeated="4"/>
          <table:table-cell office:value-type="float" office:value="0.538375404264335" calcext:value-type="float">
            <text:p>0.538375404264335</text:p>
          </table:table-cell>
          <table:table-cell office:value-type="float" office:value="1.03310010507638" calcext:value-type="float">
            <text:p>1.03310010507638</text:p>
          </table:table-cell>
          <table:table-cell office:value-type="float" office:value="0.977124430921367" calcext:value-type="float">
            <text:p>0.977124430921367</text:p>
          </table:table-cell>
          <table:table-cell table:number-columns-repeated="4"/>
          <table:table-cell office:value-type="float" office:value="3.67814516694254" calcext:value-type="float">
            <text:p>3.67814516694254</text:p>
          </table:table-cell>
          <table:table-cell/>
          <table:table-cell office:value-type="float" office:value="0.0345069007974772" calcext:value-type="float">
            <text:p>0.034506900797477</text:p>
          </table:table-cell>
          <table:table-cell/>
          <table:table-cell office:value-type="float" office:value="3318" calcext:value-type="float">
            <text:p>3318</text:p>
          </table:table-cell>
        </table:table-row>
        <table:table-row table:style-name="ro1">
          <table:table-cell table:number-columns-repeated="4"/>
          <table:table-cell office:value-type="float" office:value="0.539131512608044" calcext:value-type="float">
            <text:p>0.539131512608044</text:p>
          </table:table-cell>
          <table:table-cell office:value-type="float" office:value="1.03391353634085" calcext:value-type="float">
            <text:p>1.03391353634085</text:p>
          </table:table-cell>
          <table:table-cell office:value-type="float" office:value="0.981517279998524" calcext:value-type="float">
            <text:p>0.981517279998524</text:p>
          </table:table-cell>
          <table:table-cell table:number-columns-repeated="4"/>
          <table:table-cell office:value-type="float" office:value="2.16996808470307" calcext:value-type="float">
            <text:p>2.16996808470307</text:p>
          </table:table-cell>
          <table:table-cell/>
          <table:table-cell office:value-type="float" office:value="0.066399344165948" calcext:value-type="float">
            <text:p>0.066399344165948</text:p>
          </table:table-cell>
          <table:table-cell/>
          <table:table-cell office:value-type="float" office:value="4799" calcext:value-type="float">
            <text:p>4799</text:p>
          </table:table-cell>
        </table:table-row>
        <table:table-row table:style-name="ro1">
          <table:table-cell table:number-columns-repeated="4"/>
          <table:table-cell office:value-type="float" office:value="0.54278013135144" calcext:value-type="float">
            <text:p>0.54278013135144</text:p>
          </table:table-cell>
          <table:table-cell office:value-type="float" office:value="1.03774069081351" calcext:value-type="float">
            <text:p>1.03774069081351</text:p>
          </table:table-cell>
          <table:table-cell office:value-type="float" office:value="0.985621651108764" calcext:value-type="float">
            <text:p>0.985621651108764</text:p>
          </table:table-cell>
          <table:table-cell table:number-columns-repeated="4"/>
          <table:table-cell office:value-type="float" office:value="6.32451130815326" calcext:value-type="float">
            <text:p>6.32451130815326</text:p>
          </table:table-cell>
          <table:table-cell/>
          <table:table-cell office:value-type="float" office:value="0.285452436478692" calcext:value-type="float">
            <text:p>0.285452436478692</text:p>
          </table:table-cell>
          <table:table-cell/>
          <table:table-cell office:value-type="float" office:value="13753" calcext:value-type="float">
            <text:p>13753</text:p>
          </table:table-cell>
        </table:table-row>
        <table:table-row table:style-name="ro1">
          <table:table-cell table:number-columns-repeated="4"/>
          <table:table-cell office:value-type="float" office:value="0.543162172031054" calcext:value-type="float">
            <text:p>0.543162172031054</text:p>
          </table:table-cell>
          <table:table-cell office:value-type="float" office:value="1.0382255417452" calcext:value-type="float">
            <text:p>1.0382255417452</text:p>
          </table:table-cell>
          <table:table-cell office:value-type="float" office:value="0.98762279822502" calcext:value-type="float">
            <text:p>0.98762279822502</text:p>
          </table:table-cell>
          <table:table-cell table:number-columns-repeated="4"/>
          <table:table-cell office:value-type="float" office:value="1.49242003457497" calcext:value-type="float">
            <text:p>1.49242003457497</text:p>
          </table:table-cell>
          <table:table-cell/>
          <table:table-cell office:value-type="float" office:value="0.227248940194467" calcext:value-type="float">
            <text:p>0.22724894019446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0.544874550417563" calcext:value-type="float">
            <text:p>0.544874550417563</text:p>
          </table:table-cell>
          <table:table-cell office:value-type="float" office:value="1.03951589174597" calcext:value-type="float">
            <text:p>1.03951589174597</text:p>
          </table:table-cell>
          <table:table-cell office:value-type="float" office:value="0.99038180324376" calcext:value-type="float">
            <text:p>0.99038180324376</text:p>
          </table:table-cell>
          <table:table-cell table:number-columns-repeated="4"/>
          <table:table-cell office:value-type="float" office:value="84.6532369333202" calcext:value-type="float">
            <text:p>84.6532369333202</text:p>
          </table:table-cell>
          <table:table-cell/>
          <table:table-cell office:value-type="float" office:value="1.25468944093909" calcext:value-type="float">
            <text:p>1.2546894409390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0.551427184505991" calcext:value-type="float">
            <text:p>0.551427184505991</text:p>
          </table:table-cell>
          <table:table-cell office:value-type="float" office:value="1.05448331043495" calcext:value-type="float">
            <text:p>1.05448331043495</text:p>
          </table:table-cell>
          <table:table-cell office:value-type="float" office:value="0.997850411434565" calcext:value-type="float">
            <text:p>0.997850411434565</text:p>
          </table:table-cell>
          <table:table-cell table:number-columns-repeated="4"/>
          <table:table-cell office:value-type="float" office:value="1.73624618098152" calcext:value-type="float">
            <text:p>1.73624618098152</text:p>
          </table:table-cell>
          <table:table-cell/>
          <table:table-cell office:value-type="float" office:value="0.0903941896366309" calcext:value-type="float">
            <text:p>0.090394189636631</text:p>
          </table:table-cell>
          <table:table-cell/>
          <table:table-cell office:value-type="float" office:value="2323" calcext:value-type="float">
            <text:p>2323</text:p>
          </table:table-cell>
        </table:table-row>
        <table:table-row table:style-name="ro1">
          <table:table-cell table:number-columns-repeated="4"/>
          <table:table-cell office:value-type="float" office:value="0.565096167748723" calcext:value-type="float">
            <text:p>0.565096167748723</text:p>
          </table:table-cell>
          <table:table-cell office:value-type="float" office:value="1.05862814159306" calcext:value-type="float">
            <text:p>1.05862814159306</text:p>
          </table:table-cell>
          <table:table-cell office:value-type="float" office:value="1.00449495877437" calcext:value-type="float">
            <text:p>1.00449495877437</text:p>
          </table:table-cell>
          <table:table-cell table:number-columns-repeated="4"/>
          <table:table-cell office:value-type="float" office:value="-0.0982849854701414" calcext:value-type="float">
            <text:p>-0.098284985470141</text:p>
          </table:table-cell>
          <table:table-cell/>
          <table:table-cell office:value-type="float" office:value="0.151144387134748" calcext:value-type="float">
            <text:p>0.151144387134748</text:p>
          </table:table-cell>
          <table:table-cell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4"/>
          <table:table-cell office:value-type="float" office:value="0.56650115047417" calcext:value-type="float">
            <text:p>0.56650115047417</text:p>
          </table:table-cell>
          <table:table-cell office:value-type="float" office:value="1.05983636255598" calcext:value-type="float">
            <text:p>1.05983636255598</text:p>
          </table:table-cell>
          <table:table-cell office:value-type="float" office:value="1.00903773065031" calcext:value-type="float">
            <text:p>1.00903773065031</text:p>
          </table:table-cell>
          <table:table-cell table:number-columns-repeated="4"/>
          <table:table-cell office:value-type="float" office:value="97.2537495565517" calcext:value-type="float">
            <text:p>97.2537495565517</text:p>
          </table:table-cell>
          <table:table-cell/>
          <table:table-cell office:value-type="float" office:value="-2.01092345588323" calcext:value-type="float">
            <text:p>-2.0109234558832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0.567655515012665" calcext:value-type="float">
            <text:p>0.567655515012665</text:p>
          </table:table-cell>
          <table:table-cell office:value-type="float" office:value="1.05990435574897" calcext:value-type="float">
            <text:p>1.05990435574897</text:p>
          </table:table-cell>
          <table:table-cell office:value-type="float" office:value="1.03703321398489" calcext:value-type="float">
            <text:p>1.03703321398489</text:p>
          </table:table-cell>
          <table:table-cell table:number-columns-repeated="4"/>
          <table:table-cell office:value-type="float" office:value="2.86249112558568" calcext:value-type="float">
            <text:p>2.86249112558568</text:p>
          </table:table-cell>
          <table:table-cell/>
          <table:table-cell office:value-type="float" office:value="-0.106025772820752" calcext:value-type="float">
            <text:p>-0.106025772820752</text:p>
          </table:table-cell>
          <table:table-cell/>
          <table:table-cell office:value-type="float" office:value="13767" calcext:value-type="float">
            <text:p>13767</text:p>
          </table:table-cell>
        </table:table-row>
        <table:table-row table:style-name="ro1">
          <table:table-cell table:number-columns-repeated="4"/>
          <table:table-cell office:value-type="float" office:value="0.57655709224302" calcext:value-type="float">
            <text:p>0.57655709224302</text:p>
          </table:table-cell>
          <table:table-cell office:value-type="float" office:value="1.06722613911391" calcext:value-type="float">
            <text:p>1.06722613911391</text:p>
          </table:table-cell>
          <table:table-cell office:value-type="float" office:value="1.03792421082132" calcext:value-type="float">
            <text:p>1.03792421082132</text:p>
          </table:table-cell>
          <table:table-cell table:number-columns-repeated="4"/>
          <table:table-cell office:value-type="float" office:value="1.37011258779488" calcext:value-type="float">
            <text:p>1.37011258779488</text:p>
          </table:table-cell>
          <table:table-cell/>
          <table:table-cell office:value-type="float" office:value="0.257772422156709" calcext:value-type="float">
            <text:p>0.257772422156709</text:p>
          </table:table-cell>
          <table:table-cell/>
          <table:table-cell office:value-type="float" office:value="1120" calcext:value-type="float">
            <text:p>1120</text:p>
          </table:table-cell>
        </table:table-row>
        <table:table-row table:style-name="ro1">
          <table:table-cell table:number-columns-repeated="4"/>
          <table:table-cell office:value-type="float" office:value="0.579086171995115" calcext:value-type="float">
            <text:p>0.579086171995115</text:p>
          </table:table-cell>
          <table:table-cell office:value-type="float" office:value="1.06724397554446" calcext:value-type="float">
            <text:p>1.06724397554446</text:p>
          </table:table-cell>
          <table:table-cell office:value-type="float" office:value="1.03922347002388" calcext:value-type="float">
            <text:p>1.03922347002388</text:p>
          </table:table-cell>
          <table:table-cell table:number-columns-repeated="4"/>
          <table:table-cell office:value-type="float" office:value="0.133126339006905" calcext:value-type="float">
            <text:p>0.133126339006905</text:p>
          </table:table-cell>
          <table:table-cell/>
          <table:table-cell office:value-type="float" office:value="0.175146558619427" calcext:value-type="float">
            <text:p>0.175146558619427</text:p>
          </table:table-cell>
          <table:table-cell/>
          <table:table-cell office:value-type="float" office:value="379" calcext:value-type="float">
            <text:p>379</text:p>
          </table:table-cell>
        </table:table-row>
        <table:table-row table:style-name="ro1">
          <table:table-cell table:number-columns-repeated="4"/>
          <table:table-cell office:value-type="float" office:value="0.593691159707338" calcext:value-type="float">
            <text:p>0.593691159707338</text:p>
          </table:table-cell>
          <table:table-cell office:value-type="float" office:value="1.06835349917272" calcext:value-type="float">
            <text:p>1.06835349917272</text:p>
          </table:table-cell>
          <table:table-cell office:value-type="float" office:value="1.05887014050141" calcext:value-type="float">
            <text:p>1.05887014050141</text:p>
          </table:table-cell>
          <table:table-cell table:number-columns-repeated="4"/>
          <table:table-cell office:value-type="float" office:value="2.31057540270549" calcext:value-type="float">
            <text:p>2.31057540270549</text:p>
          </table:table-cell>
          <table:table-cell/>
          <table:table-cell office:value-type="float" office:value="0.289036343047705" calcext:value-type="float">
            <text:p>0.289036343047705</text:p>
          </table:table-cell>
          <table:table-cell/>
          <table:table-cell office:value-type="float" office:value="6586" calcext:value-type="float">
            <text:p>6586</text:p>
          </table:table-cell>
        </table:table-row>
        <table:table-row table:style-name="ro1">
          <table:table-cell table:number-columns-repeated="4"/>
          <table:table-cell office:value-type="float" office:value="0.59612826087536" calcext:value-type="float">
            <text:p>0.59612826087536</text:p>
          </table:table-cell>
          <table:table-cell office:value-type="float" office:value="1.06991873954287" calcext:value-type="float">
            <text:p>1.06991873954287</text:p>
          </table:table-cell>
          <table:table-cell office:value-type="float" office:value="1.07683553411974" calcext:value-type="float">
            <text:p>1.07683553411974</text:p>
          </table:table-cell>
          <table:table-cell table:number-columns-repeated="4"/>
          <table:table-cell office:value-type="float" office:value="0.546463096219564" calcext:value-type="float">
            <text:p>0.546463096219564</text:p>
          </table:table-cell>
          <table:table-cell/>
          <table:table-cell office:value-type="float" office:value="0.16685513179145" calcext:value-type="float">
            <text:p>0.16685513179145</text:p>
          </table:table-cell>
          <table:table-cell/>
          <table:table-cell office:value-type="float" office:value="3242" calcext:value-type="float">
            <text:p>3242</text:p>
          </table:table-cell>
        </table:table-row>
        <table:table-row table:style-name="ro1">
          <table:table-cell table:number-columns-repeated="4"/>
          <table:table-cell office:value-type="float" office:value="0.601240327750056" calcext:value-type="float">
            <text:p>0.601240327750056</text:p>
          </table:table-cell>
          <table:table-cell office:value-type="float" office:value="1.08616145153088" calcext:value-type="float">
            <text:p>1.08616145153088</text:p>
          </table:table-cell>
          <table:table-cell office:value-type="float" office:value="1.07929245539755" calcext:value-type="float">
            <text:p>1.07929245539755</text:p>
          </table:table-cell>
          <table:table-cell table:number-columns-repeated="4"/>
          <table:table-cell office:value-type="float" office:value="5.21508909964241" calcext:value-type="float">
            <text:p>5.21508909964241</text:p>
          </table:table-cell>
          <table:table-cell/>
          <table:table-cell office:value-type="float" office:value="-0.100119402253126" calcext:value-type="float">
            <text:p>-0.100119402253126</text:p>
          </table:table-cell>
          <table:table-cell/>
          <table:table-cell office:value-type="float" office:value="6007" calcext:value-type="float">
            <text:p>6007</text:p>
          </table:table-cell>
        </table:table-row>
        <table:table-row table:style-name="ro1">
          <table:table-cell table:number-columns-repeated="4"/>
          <table:table-cell office:value-type="float" office:value="0.607762516016711" calcext:value-type="float">
            <text:p>0.607762516016711</text:p>
          </table:table-cell>
          <table:table-cell office:value-type="float" office:value="1.09361598097798" calcext:value-type="float">
            <text:p>1.09361598097798</text:p>
          </table:table-cell>
          <table:table-cell office:value-type="float" office:value="1.07956821422262" calcext:value-type="float">
            <text:p>1.07956821422262</text:p>
          </table:table-cell>
          <table:table-cell table:number-columns-repeated="4"/>
          <table:table-cell office:value-type="float" office:value="3.18039037003325" calcext:value-type="float">
            <text:p>3.18039037003325</text:p>
          </table:table-cell>
          <table:table-cell/>
          <table:table-cell office:value-type="float" office:value="0.256934512887097" calcext:value-type="float">
            <text:p>0.25693451288709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0.608369226057172" calcext:value-type="float">
            <text:p>0.608369226057172</text:p>
          </table:table-cell>
          <table:table-cell office:value-type="float" office:value="1.09893355041116" calcext:value-type="float">
            <text:p>1.09893355041116</text:p>
          </table:table-cell>
          <table:table-cell office:value-type="float" office:value="1.09608214906124" calcext:value-type="float">
            <text:p>1.09608214906124</text:p>
          </table:table-cell>
          <table:table-cell table:number-columns-repeated="4"/>
          <table:table-cell office:value-type="float" office:value="3.82635945916411" calcext:value-type="float">
            <text:p>3.82635945916411</text:p>
          </table:table-cell>
          <table:table-cell/>
          <table:table-cell office:value-type="float" office:value="0.476291077258941" calcext:value-type="float">
            <text:p>0.476291077258941</text:p>
          </table:table-cell>
          <table:table-cell/>
          <table:table-cell office:value-type="float" office:value="4177" calcext:value-type="float">
            <text:p>4177</text:p>
          </table:table-cell>
        </table:table-row>
        <table:table-row table:style-name="ro1">
          <table:table-cell table:number-columns-repeated="4"/>
          <table:table-cell office:value-type="float" office:value="0.615380184783873" calcext:value-type="float">
            <text:p>0.615380184783873</text:p>
          </table:table-cell>
          <table:table-cell office:value-type="float" office:value="1.09961809200682" calcext:value-type="float">
            <text:p>1.09961809200682</text:p>
          </table:table-cell>
          <table:table-cell office:value-type="float" office:value="1.10018797038278" calcext:value-type="float">
            <text:p>1.10018797038278</text:p>
          </table:table-cell>
          <table:table-cell table:number-columns-repeated="4"/>
          <table:table-cell office:value-type="float" office:value="8.05786138620655" calcext:value-type="float">
            <text:p>8.05786138620655</text:p>
          </table:table-cell>
          <table:table-cell/>
          <table:table-cell office:value-type="float" office:value="-0.345123850093838" calcext:value-type="float">
            <text:p>-0.34512385009383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0.615427735764935" calcext:value-type="float">
            <text:p>0.615427735764935</text:p>
          </table:table-cell>
          <table:table-cell office:value-type="float" office:value="1.10711302151672" calcext:value-type="float">
            <text:p>1.10711302151672</text:p>
          </table:table-cell>
          <table:table-cell office:value-type="float" office:value="1.10566775740057" calcext:value-type="float">
            <text:p>1.10566775740057</text:p>
          </table:table-cell>
          <table:table-cell table:number-columns-repeated="4"/>
          <table:table-cell office:value-type="float" office:value="7.58562178572647" calcext:value-type="float">
            <text:p>7.58562178572647</text:p>
          </table:table-cell>
          <table:table-cell/>
          <table:table-cell office:value-type="float" office:value="-0.378503051552647" calcext:value-type="float">
            <text:p>-0.378503051552647</text:p>
          </table:table-cell>
          <table:table-cell/>
          <table:table-cell office:value-type="float" office:value="10028" calcext:value-type="float">
            <text:p>10028</text:p>
          </table:table-cell>
        </table:table-row>
        <table:table-row table:style-name="ro1">
          <table:table-cell table:number-columns-repeated="4"/>
          <table:table-cell office:value-type="float" office:value="0.616594872427649" calcext:value-type="float">
            <text:p>0.616594872427649</text:p>
          </table:table-cell>
          <table:table-cell office:value-type="float" office:value="1.10800357835925" calcext:value-type="float">
            <text:p>1.10800357835925</text:p>
          </table:table-cell>
          <table:table-cell office:value-type="float" office:value="1.10720441728482" calcext:value-type="float">
            <text:p>1.10720441728482</text:p>
          </table:table-cell>
          <table:table-cell table:number-columns-repeated="4"/>
          <table:table-cell office:value-type="float" office:value="0.105806739423258" calcext:value-type="float">
            <text:p>0.105806739423258</text:p>
          </table:table-cell>
          <table:table-cell/>
          <table:table-cell office:value-type="float" office:value="-0.137188551583263" calcext:value-type="float">
            <text:p>-0.137188551583263</text:p>
          </table:table-cell>
          <table:table-cell/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4"/>
          <table:table-cell office:value-type="float" office:value="0.626132159815841" calcext:value-type="float">
            <text:p>0.626132159815841</text:p>
          </table:table-cell>
          <table:table-cell office:value-type="float" office:value="1.10932519517198" calcext:value-type="float">
            <text:p>1.10932519517198</text:p>
          </table:table-cell>
          <table:table-cell office:value-type="float" office:value="1.11250954309776" calcext:value-type="float">
            <text:p>1.11250954309776</text:p>
          </table:table-cell>
          <table:table-cell table:number-columns-repeated="4"/>
          <table:table-cell office:value-type="float" office:value="0.167575762410936" calcext:value-type="float">
            <text:p>0.167575762410936</text:p>
          </table:table-cell>
          <table:table-cell/>
          <table:table-cell office:value-type="float" office:value="-0.164281615387406" calcext:value-type="float">
            <text:p>-0.164281615387406</text:p>
          </table:table-cell>
          <table:table-cell/>
          <table:table-cell office:value-type="float" office:value="384" calcext:value-type="float">
            <text:p>384</text:p>
          </table:table-cell>
        </table:table-row>
        <table:table-row table:style-name="ro1">
          <table:table-cell table:number-columns-repeated="4"/>
          <table:table-cell office:value-type="float" office:value="0.630796815788819" calcext:value-type="float">
            <text:p>0.630796815788819</text:p>
          </table:table-cell>
          <table:table-cell office:value-type="float" office:value="1.11129812953568" calcext:value-type="float">
            <text:p>1.11129812953568</text:p>
          </table:table-cell>
          <table:table-cell office:value-type="float" office:value="1.13756678747856" calcext:value-type="float">
            <text:p>1.13756678747856</text:p>
          </table:table-cell>
          <table:table-cell table:number-columns-repeated="4"/>
          <table:table-cell office:value-type="float" office:value="0.98762279822502" calcext:value-type="float">
            <text:p>0.98762279822502</text:p>
          </table:table-cell>
          <table:table-cell/>
          <table:table-cell office:value-type="float" office:value="-0.0257129272252036" calcext:value-type="float">
            <text:p>-0.025712927225204</text:p>
          </table:table-cell>
          <table:table-cell/>
          <table:table-cell office:value-type="float" office:value="859" calcext:value-type="float">
            <text:p>859</text:p>
          </table:table-cell>
        </table:table-row>
        <table:table-row table:style-name="ro1">
          <table:table-cell table:number-columns-repeated="4"/>
          <table:table-cell office:value-type="float" office:value="0.648746159021726" calcext:value-type="float">
            <text:p>0.648746159021726</text:p>
          </table:table-cell>
          <table:table-cell office:value-type="float" office:value="1.11280581252669" calcext:value-type="float">
            <text:p>1.11280581252669</text:p>
          </table:table-cell>
          <table:table-cell office:value-type="float" office:value="1.14018128959281" calcext:value-type="float">
            <text:p>1.14018128959281</text:p>
          </table:table-cell>
          <table:table-cell table:number-columns-repeated="4"/>
          <table:table-cell office:value-type="float" office:value="7.2478085438863" calcext:value-type="float">
            <text:p>7.2478085438863</text:p>
          </table:table-cell>
          <table:table-cell/>
          <table:table-cell office:value-type="float" office:value="-0.452390059932629" calcext:value-type="float">
            <text:p>-0.452390059932629</text:p>
          </table:table-cell>
          <table:table-cell/>
          <table:table-cell office:value-type="float" office:value="6900" calcext:value-type="float">
            <text:p>6900</text:p>
          </table:table-cell>
        </table:table-row>
        <table:table-row table:style-name="ro1">
          <table:table-cell table:number-columns-repeated="4"/>
          <table:table-cell office:value-type="float" office:value="0.665549048977161" calcext:value-type="float">
            <text:p>0.665549048977161</text:p>
          </table:table-cell>
          <table:table-cell office:value-type="float" office:value="1.11446196800284" calcext:value-type="float">
            <text:p>1.11446196800284</text:p>
          </table:table-cell>
          <table:table-cell office:value-type="float" office:value="1.14272940458881" calcext:value-type="float">
            <text:p>1.14272940458881</text:p>
          </table:table-cell>
          <table:table-cell table:number-columns-repeated="4"/>
          <table:table-cell office:value-type="float" office:value="91.7421763817821" calcext:value-type="float">
            <text:p>91.7421763817821</text:p>
          </table:table-cell>
          <table:table-cell/>
          <table:table-cell office:value-type="float" office:value="-3.74775736728854" calcext:value-type="float">
            <text:p>-3.7477573672885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0.6891539966923" calcext:value-type="float">
            <text:p>0.6891539966923</text:p>
          </table:table-cell>
          <table:table-cell office:value-type="float" office:value="1.12038192718211" calcext:value-type="float">
            <text:p>1.12038192718211</text:p>
          </table:table-cell>
          <table:table-cell office:value-type="float" office:value="1.17890321297657" calcext:value-type="float">
            <text:p>1.17890321297657</text:p>
          </table:table-cell>
          <table:table-cell table:number-columns-repeated="4"/>
          <table:table-cell office:value-type="float" office:value="0.220553800634033" calcext:value-type="float">
            <text:p>0.220553800634033</text:p>
          </table:table-cell>
          <table:table-cell/>
          <table:table-cell office:value-type="float" office:value="0.216170384644663" calcext:value-type="float">
            <text:p>0.216170384644663</text:p>
          </table:table-cell>
          <table:table-cell/>
          <table:table-cell office:value-type="float" office:value="499" calcext:value-type="float">
            <text:p>499</text:p>
          </table:table-cell>
        </table:table-row>
        <table:table-row table:style-name="ro1">
          <table:table-cell table:number-columns-repeated="4"/>
          <table:table-cell office:value-type="float" office:value="0.691024954734959" calcext:value-type="float">
            <text:p>0.691024954734959</text:p>
          </table:table-cell>
          <table:table-cell office:value-type="float" office:value="1.12384236603913" calcext:value-type="float">
            <text:p>1.12384236603913</text:p>
          </table:table-cell>
          <table:table-cell office:value-type="float" office:value="1.18729368794956" calcext:value-type="float">
            <text:p>1.18729368794956</text:p>
          </table:table-cell>
          <table:table-cell table:number-columns-repeated="4"/>
          <table:table-cell office:value-type="float" office:value="100.091111026844" calcext:value-type="float">
            <text:p>100.091111026844</text:p>
          </table:table-cell>
          <table:table-cell/>
          <table:table-cell office:value-type="float" office:value="4.1591358164063" calcext:value-type="float">
            <text:p>4.1591358164063</text:p>
          </table:table-cell>
          <table:table-cell/>
          <table:table-cell office:value-type="float" office:value="49826" calcext:value-type="float">
            <text:p>49826</text:p>
          </table:table-cell>
        </table:table-row>
        <table:table-row table:style-name="ro1">
          <table:table-cell table:number-columns-repeated="4"/>
          <table:table-cell office:value-type="float" office:value="0.697025297944535" calcext:value-type="float">
            <text:p>0.697025297944535</text:p>
          </table:table-cell>
          <table:table-cell office:value-type="float" office:value="1.13442187216703" calcext:value-type="float">
            <text:p>1.13442187216703</text:p>
          </table:table-cell>
          <table:table-cell office:value-type="float" office:value="1.19778449080413" calcext:value-type="float">
            <text:p>1.19778449080413</text:p>
          </table:table-cell>
          <table:table-cell table:number-columns-repeated="4"/>
          <table:table-cell office:value-type="float" office:value="9.02611453280478" calcext:value-type="float">
            <text:p>9.02611453280478</text:p>
          </table:table-cell>
          <table:table-cell/>
          <table:table-cell office:value-type="float" office:value="-0.336390100345666" calcext:value-type="float">
            <text:p>-0.336390100345666</text:p>
          </table:table-cell>
          <table:table-cell/>
          <table:table-cell office:value-type="float" office:value="40561" calcext:value-type="float">
            <text:p>40561</text:p>
          </table:table-cell>
        </table:table-row>
        <table:table-row table:style-name="ro1">
          <table:table-cell table:number-columns-repeated="4"/>
          <table:table-cell office:value-type="float" office:value="0.713003295601866" calcext:value-type="float">
            <text:p>0.713003295601866</text:p>
          </table:table-cell>
          <table:table-cell office:value-type="float" office:value="1.13963997075556" calcext:value-type="float">
            <text:p>1.13963997075556</text:p>
          </table:table-cell>
          <table:table-cell office:value-type="float" office:value="1.19902195844718" calcext:value-type="float">
            <text:p>1.19902195844718</text:p>
          </table:table-cell>
          <table:table-cell table:number-columns-repeated="4"/>
          <table:table-cell office:value-type="float" office:value="1.07929245539755" calcext:value-type="float">
            <text:p>1.07929245539755</text:p>
          </table:table-cell>
          <table:table-cell/>
          <table:table-cell office:value-type="float" office:value="-0.318855061632524" calcext:value-type="float">
            <text:p>-0.318855061632524</text:p>
          </table:table-cell>
          <table:table-cell/>
          <table:table-cell office:value-type="float" office:value="909" calcext:value-type="float">
            <text:p>909</text:p>
          </table:table-cell>
        </table:table-row>
        <table:table-row table:style-name="ro1">
          <table:table-cell table:number-columns-repeated="4"/>
          <table:table-cell office:value-type="float" office:value="0.716172513872279" calcext:value-type="float">
            <text:p>0.716172513872279</text:p>
          </table:table-cell>
          <table:table-cell office:value-type="float" office:value="1.18159416295454" calcext:value-type="float">
            <text:p>1.18159416295454</text:p>
          </table:table-cell>
          <table:table-cell office:value-type="float" office:value="1.22465550942152" calcext:value-type="float">
            <text:p>1.22465550942152</text:p>
          </table:table-cell>
          <table:table-cell table:number-columns-repeated="4"/>
          <table:table-cell office:value-type="float" office:value="6.8393591943593" calcext:value-type="float">
            <text:p>6.8393591943593</text:p>
          </table:table-cell>
          <table:table-cell/>
          <table:table-cell office:value-type="float" office:value="0.0295298950020289" calcext:value-type="float">
            <text:p>0.029529895002029</text:p>
          </table:table-cell>
          <table:table-cell/>
          <table:table-cell office:value-type="float" office:value="9082" calcext:value-type="float">
            <text:p>9082</text:p>
          </table:table-cell>
        </table:table-row>
        <table:table-row table:style-name="ro1">
          <table:table-cell table:number-columns-repeated="4"/>
          <table:table-cell office:value-type="float" office:value="0.735451450274125" calcext:value-type="float">
            <text:p>0.735451450274125</text:p>
          </table:table-cell>
          <table:table-cell office:value-type="float" office:value="1.18310083330599" calcext:value-type="float">
            <text:p>1.18310083330599</text:p>
          </table:table-cell>
          <table:table-cell office:value-type="float" office:value="1.22746436470835" calcext:value-type="float">
            <text:p>1.22746436470835</text:p>
          </table:table-cell>
          <table:table-cell table:number-columns-repeated="4"/>
          <table:table-cell office:value-type="float" office:value="3.43208584976058" calcext:value-type="float">
            <text:p>3.43208584976058</text:p>
          </table:table-cell>
          <table:table-cell/>
          <table:table-cell office:value-type="float" office:value="0.112897088465457" calcext:value-type="float">
            <text:p>0.112897088465457</text:p>
          </table:table-cell>
          <table:table-cell/>
          <table:table-cell office:value-type="float" office:value="4448" calcext:value-type="float">
            <text:p>4448</text:p>
          </table:table-cell>
        </table:table-row>
        <table:table-row table:style-name="ro1">
          <table:table-cell table:number-columns-repeated="4"/>
          <table:table-cell office:value-type="float" office:value="0.743238732914192" calcext:value-type="float">
            <text:p>0.743238732914192</text:p>
          </table:table-cell>
          <table:table-cell office:value-type="float" office:value="1.21756146888037" calcext:value-type="float">
            <text:p>1.21756146888037</text:p>
          </table:table-cell>
          <table:table-cell office:value-type="float" office:value="1.23174791296261" calcext:value-type="float">
            <text:p>1.23174791296261</text:p>
          </table:table-cell>
          <table:table-cell table:number-columns-repeated="4"/>
          <table:table-cell office:value-type="float" office:value="0.354938183448587" calcext:value-type="float">
            <text:p>0.354938183448587</text:p>
          </table:table-cell>
          <table:table-cell/>
          <table:table-cell office:value-type="float" office:value="0.0922295686678185" calcext:value-type="float">
            <text:p>0.092229568667819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table:number-columns-repeated="4"/>
          <table:table-cell office:value-type="float" office:value="0.750377565655159" calcext:value-type="float">
            <text:p>0.750377565655159</text:p>
          </table:table-cell>
          <table:table-cell office:value-type="float" office:value="1.23713680986394" calcext:value-type="float">
            <text:p>1.23713680986394</text:p>
          </table:table-cell>
          <table:table-cell office:value-type="float" office:value="1.231771694813" calcext:value-type="float">
            <text:p>1.231771694813</text:p>
          </table:table-cell>
          <table:table-cell table:number-columns-repeated="4"/>
          <table:table-cell office:value-type="float" office:value="61.8792738148176" calcext:value-type="float">
            <text:p>61.8792738148176</text:p>
          </table:table-cell>
          <table:table-cell/>
          <table:table-cell office:value-type="float" office:value="0.0573046616245831" calcext:value-type="float">
            <text:p>0.05730466162458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0.750914658960083" calcext:value-type="float">
            <text:p>0.750914658960083</text:p>
          </table:table-cell>
          <table:table-cell office:value-type="float" office:value="1.24111728854081" calcext:value-type="float">
            <text:p>1.24111728854081</text:p>
          </table:table-cell>
          <table:table-cell office:value-type="float" office:value="1.23199866860762" calcext:value-type="float">
            <text:p>1.23199866860762</text:p>
          </table:table-cell>
          <table:table-cell table:number-columns-repeated="4"/>
          <table:table-cell office:value-type="float" office:value="0.0358256345476088" calcext:value-type="float">
            <text:p>0.035825634547609</text:p>
          </table:table-cell>
          <table:table-cell/>
          <table:table-cell office:value-type="float" office:value="-0.242559077188985" calcext:value-type="float">
            <text:p>-0.242559077188985</text:p>
          </table:table-cell>
          <table:table-cell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4"/>
          <table:table-cell office:value-type="float" office:value="0.753142104204825" calcext:value-type="float">
            <text:p>0.753142104204825</text:p>
          </table:table-cell>
          <table:table-cell office:value-type="float" office:value="1.24352684137032" calcext:value-type="float">
            <text:p>1.24352684137032</text:p>
          </table:table-cell>
          <table:table-cell office:value-type="float" office:value="1.23903555276239" calcext:value-type="float">
            <text:p>1.23903555276239</text:p>
          </table:table-cell>
          <table:table-cell table:number-columns-repeated="4"/>
          <table:table-cell office:value-type="float" office:value="2.10373786570968" calcext:value-type="float">
            <text:p>2.10373786570968</text:p>
          </table:table-cell>
          <table:table-cell/>
          <table:table-cell office:value-type="float" office:value="-0.115303514639945" calcext:value-type="float">
            <text:p>-0.11530351463994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0.783868241073039" calcext:value-type="float">
            <text:p>0.783868241073039</text:p>
          </table:table-cell>
          <table:table-cell office:value-type="float" office:value="1.24564688212014" calcext:value-type="float">
            <text:p>1.24564688212014</text:p>
          </table:table-cell>
          <table:table-cell office:value-type="float" office:value="1.24419718923614" calcext:value-type="float">
            <text:p>1.24419718923614</text:p>
          </table:table-cell>
          <table:table-cell table:number-columns-repeated="4"/>
          <table:table-cell office:value-type="float" office:value="1.03792421082132" calcext:value-type="float">
            <text:p>1.03792421082132</text:p>
          </table:table-cell>
          <table:table-cell/>
          <table:table-cell office:value-type="float" office:value="0.245113149401094" calcext:value-type="float">
            <text:p>0.245113149401094</text:p>
          </table:table-cell>
          <table:table-cell/>
          <table:table-cell office:value-type="float" office:value="1044" calcext:value-type="float">
            <text:p>1044</text:p>
          </table:table-cell>
        </table:table-row>
        <table:table-row table:style-name="ro1">
          <table:table-cell table:number-columns-repeated="4"/>
          <table:table-cell office:value-type="float" office:value="0.788360022777011" calcext:value-type="float">
            <text:p>0.788360022777011</text:p>
          </table:table-cell>
          <table:table-cell office:value-type="float" office:value="1.24978852574926" calcext:value-type="float">
            <text:p>1.24978852574926</text:p>
          </table:table-cell>
          <table:table-cell office:value-type="float" office:value="1.24606461894139" calcext:value-type="float">
            <text:p>1.24606461894139</text:p>
          </table:table-cell>
          <table:table-cell table:number-columns-repeated="4"/>
          <table:table-cell office:value-type="float" office:value="0.819295652988504" calcext:value-type="float">
            <text:p>0.819295652988504</text:p>
          </table:table-cell>
          <table:table-cell/>
          <table:table-cell office:value-type="float" office:value="0.0568013712122147" calcext:value-type="float">
            <text:p>0.056801371212215</text:p>
          </table:table-cell>
          <table:table-cell/>
          <table:table-cell office:value-type="float" office:value="757" calcext:value-type="float">
            <text:p>757</text:p>
          </table:table-cell>
        </table:table-row>
        <table:table-row table:style-name="ro1">
          <table:table-cell table:number-columns-repeated="4"/>
          <table:table-cell office:value-type="float" office:value="0.791901299796312" calcext:value-type="float">
            <text:p>0.791901299796312</text:p>
          </table:table-cell>
          <table:table-cell office:value-type="float" office:value="1.2531251387027" calcext:value-type="float">
            <text:p>1.2531251387027</text:p>
          </table:table-cell>
          <table:table-cell office:value-type="float" office:value="1.25355133040157" calcext:value-type="float">
            <text:p>1.25355133040157</text:p>
          </table:table-cell>
          <table:table-cell table:number-columns-repeated="4"/>
          <table:table-cell office:value-type="float" office:value="2.08346651668923" calcext:value-type="float">
            <text:p>2.08346651668923</text:p>
          </table:table-cell>
          <table:table-cell/>
          <table:table-cell office:value-type="float" office:value="-0.799347652624268" calcext:value-type="float">
            <text:p>-0.799347652624268</text:p>
          </table:table-cell>
          <table:table-cell/>
          <table:table-cell office:value-type="float" office:value="3307" calcext:value-type="float">
            <text:p>3307</text:p>
          </table:table-cell>
        </table:table-row>
        <table:table-row table:style-name="ro1">
          <table:table-cell table:number-columns-repeated="4"/>
          <table:table-cell office:value-type="float" office:value="0.792032855116298" calcext:value-type="float">
            <text:p>0.792032855116298</text:p>
          </table:table-cell>
          <table:table-cell office:value-type="float" office:value="1.25357483940122" calcext:value-type="float">
            <text:p>1.25357483940122</text:p>
          </table:table-cell>
          <table:table-cell office:value-type="float" office:value="1.25907478268891" calcext:value-type="float">
            <text:p>1.25907478268891</text:p>
          </table:table-cell>
          <table:table-cell table:number-columns-repeated="4"/>
          <table:table-cell office:value-type="float" office:value="75.6118082765317" calcext:value-type="float">
            <text:p>75.6118082765317</text:p>
          </table:table-cell>
          <table:table-cell/>
          <table:table-cell office:value-type="float" office:value="0.234229193265841" calcext:value-type="float">
            <text:p>0.23422919326584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0.799940105817908" calcext:value-type="float">
            <text:p>0.799940105817908</text:p>
          </table:table-cell>
          <table:table-cell office:value-type="float" office:value="1.25760268485635" calcext:value-type="float">
            <text:p>1.25760268485635</text:p>
          </table:table-cell>
          <table:table-cell office:value-type="float" office:value="1.25926877719808" calcext:value-type="float">
            <text:p>1.25926877719808</text:p>
          </table:table-cell>
          <table:table-cell table:number-columns-repeated="4"/>
          <table:table-cell office:value-type="float" office:value="2.33111237858756" calcext:value-type="float">
            <text:p>2.33111237858756</text:p>
          </table:table-cell>
          <table:table-cell/>
          <table:table-cell office:value-type="float" office:value="-0.32468076849283" calcext:value-type="float">
            <text:p>-0.32468076849283</text:p>
          </table:table-cell>
          <table:table-cell/>
          <table:table-cell office:value-type="float" office:value="1968" calcext:value-type="float">
            <text:p>1968</text:p>
          </table:table-cell>
        </table:table-row>
        <table:table-row table:style-name="ro1">
          <table:table-cell table:number-columns-repeated="4"/>
          <table:table-cell office:value-type="float" office:value="0.804443808610644" calcext:value-type="float">
            <text:p>0.804443808610644</text:p>
          </table:table-cell>
          <table:table-cell office:value-type="float" office:value="1.26283553254147" calcext:value-type="float">
            <text:p>1.26283553254147</text:p>
          </table:table-cell>
          <table:table-cell office:value-type="float" office:value="1.27092400999879" calcext:value-type="float">
            <text:p>1.27092400999879</text:p>
          </table:table-cell>
          <table:table-cell table:number-columns-repeated="4"/>
          <table:table-cell office:value-type="float" office:value="2.97773426158082" calcext:value-type="float">
            <text:p>2.97773426158082</text:p>
          </table:table-cell>
          <table:table-cell/>
          <table:table-cell office:value-type="float" office:value="-0.139662461857978" calcext:value-type="float">
            <text:p>-0.139662461857978</text:p>
          </table:table-cell>
          <table:table-cell/>
          <table:table-cell office:value-type="float" office:value="3034" calcext:value-type="float">
            <text:p>3034</text:p>
          </table:table-cell>
        </table:table-row>
        <table:table-row table:style-name="ro1">
          <table:table-cell table:number-columns-repeated="4"/>
          <table:table-cell office:value-type="float" office:value="0.809276800710841" calcext:value-type="float">
            <text:p>0.809276800710841</text:p>
          </table:table-cell>
          <table:table-cell office:value-type="float" office:value="1.26700404334111" calcext:value-type="float">
            <text:p>1.26700404334111</text:p>
          </table:table-cell>
          <table:table-cell office:value-type="float" office:value="1.2717571554227" calcext:value-type="float">
            <text:p>1.2717571554227</text:p>
          </table:table-cell>
          <table:table-cell table:number-columns-repeated="4"/>
          <table:table-cell office:value-type="float" office:value="8.33386976241598" calcext:value-type="float">
            <text:p>8.33386976241598</text:p>
          </table:table-cell>
          <table:table-cell/>
          <table:table-cell office:value-type="float" office:value="-0.283198113275773" calcext:value-type="float">
            <text:p>-0.283198113275773</text:p>
          </table:table-cell>
          <table:table-cell/>
          <table:table-cell office:value-type="float" office:value="8244" calcext:value-type="float">
            <text:p>8244</text:p>
          </table:table-cell>
        </table:table-row>
        <table:table-row table:style-name="ro1">
          <table:table-cell table:number-columns-repeated="4"/>
          <table:table-cell office:value-type="float" office:value="0.817542585078115" calcext:value-type="float">
            <text:p>0.817542585078115</text:p>
          </table:table-cell>
          <table:table-cell office:value-type="float" office:value="1.27408380159666" calcext:value-type="float">
            <text:p>1.27408380159666</text:p>
          </table:table-cell>
          <table:table-cell office:value-type="float" office:value="1.28447285079864" calcext:value-type="float">
            <text:p>1.28447285079864</text:p>
          </table:table-cell>
          <table:table-cell table:number-columns-repeated="4"/>
          <table:table-cell office:value-type="float" office:value="0.446972795079079" calcext:value-type="float">
            <text:p>0.446972795079079</text:p>
          </table:table-cell>
          <table:table-cell/>
          <table:table-cell office:value-type="float" office:value="0.122644007457894" calcext:value-type="float">
            <text:p>0.122644007457894</text:p>
          </table:table-cell>
          <table:table-cell/>
          <table:table-cell office:value-type="float" office:value="382" calcext:value-type="float">
            <text:p>382</text:p>
          </table:table-cell>
        </table:table-row>
        <table:table-row table:style-name="ro1">
          <table:table-cell table:number-columns-repeated="4"/>
          <table:table-cell office:value-type="float" office:value="0.818383402034671" calcext:value-type="float">
            <text:p>0.818383402034671</text:p>
          </table:table-cell>
          <table:table-cell office:value-type="float" office:value="1.29288132217349" calcext:value-type="float">
            <text:p>1.29288132217349</text:p>
          </table:table-cell>
          <table:table-cell office:value-type="float" office:value="1.2861976378084" calcext:value-type="float">
            <text:p>1.2861976378084</text:p>
          </table:table-cell>
          <table:table-cell table:number-columns-repeated="4"/>
          <table:table-cell office:value-type="float" office:value="8.35585863203986" calcext:value-type="float">
            <text:p>8.35585863203986</text:p>
          </table:table-cell>
          <table:table-cell/>
          <table:table-cell office:value-type="float" office:value="-0.391699871143481" calcext:value-type="float">
            <text:p>-0.391699871143481</text:p>
          </table:table-cell>
          <table:table-cell/>
          <table:table-cell office:value-type="float" office:value="8878" calcext:value-type="float">
            <text:p>8878</text:p>
          </table:table-cell>
        </table:table-row>
        <table:table-row table:style-name="ro1">
          <table:table-cell table:number-columns-repeated="4"/>
          <table:table-cell office:value-type="float" office:value="0.822747275435953" calcext:value-type="float">
            <text:p>0.822747275435953</text:p>
          </table:table-cell>
          <table:table-cell office:value-type="float" office:value="1.30109896250528" calcext:value-type="float">
            <text:p>1.30109896250528</text:p>
          </table:table-cell>
          <table:table-cell office:value-type="float" office:value="1.29834604836224" calcext:value-type="float">
            <text:p>1.29834604836224</text:p>
          </table:table-cell>
          <table:table-cell table:number-columns-repeated="4"/>
          <table:table-cell office:value-type="float" office:value="0.985621651108764" calcext:value-type="float">
            <text:p>0.985621651108764</text:p>
          </table:table-cell>
          <table:table-cell/>
          <table:table-cell office:value-type="float" office:value="0.11938148638268" calcext:value-type="float">
            <text:p>0.11938148638268</text:p>
          </table:table-cell>
          <table:table-cell/>
          <table:table-cell office:value-type="float" office:value="1050" calcext:value-type="float">
            <text:p>1050</text:p>
          </table:table-cell>
        </table:table-row>
        <table:table-row table:style-name="ro1">
          <table:table-cell table:number-columns-repeated="4"/>
          <table:table-cell office:value-type="float" office:value="0.831386304921952" calcext:value-type="float">
            <text:p>0.831386304921952</text:p>
          </table:table-cell>
          <table:table-cell office:value-type="float" office:value="1.30275668960404" calcext:value-type="float">
            <text:p>1.30275668960404</text:p>
          </table:table-cell>
          <table:table-cell office:value-type="float" office:value="1.3022577556078" calcext:value-type="float">
            <text:p>1.3022577556078</text:p>
          </table:table-cell>
          <table:table-cell table:number-columns-repeated="4"/>
          <table:table-cell office:value-type="float" office:value="1.91498991085714" calcext:value-type="float">
            <text:p>1.91498991085714</text:p>
          </table:table-cell>
          <table:table-cell/>
          <table:table-cell office:value-type="float" office:value="0.138721604896415" calcext:value-type="float">
            <text:p>0.138721604896415</text:p>
          </table:table-cell>
          <table:table-cell/>
          <table:table-cell office:value-type="float" office:value="3151" calcext:value-type="float">
            <text:p>3151</text:p>
          </table:table-cell>
        </table:table-row>
        <table:table-row table:style-name="ro1">
          <table:table-cell table:number-columns-repeated="4"/>
          <table:table-cell office:value-type="float" office:value="0.834568758530032" calcext:value-type="float">
            <text:p>0.834568758530032</text:p>
          </table:table-cell>
          <table:table-cell office:value-type="float" office:value="1.3087116732522" calcext:value-type="float">
            <text:p>1.3087116732522</text:p>
          </table:table-cell>
          <table:table-cell office:value-type="float" office:value="1.30367307413732" calcext:value-type="float">
            <text:p>1.30367307413732</text:p>
          </table:table-cell>
          <table:table-cell table:number-columns-repeated="4"/>
          <table:table-cell office:value-type="float" office:value="99.718367213692" calcext:value-type="float">
            <text:p>99.718367213692</text:p>
          </table:table-cell>
          <table:table-cell/>
          <table:table-cell office:value-type="float" office:value="-1.02572265547133" calcext:value-type="float">
            <text:p>-1.0257226554713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0.84775223970045" calcext:value-type="float">
            <text:p>0.84775223970045</text:p>
          </table:table-cell>
          <table:table-cell office:value-type="float" office:value="1.31348046214592" calcext:value-type="float">
            <text:p>1.31348046214592</text:p>
          </table:table-cell>
          <table:table-cell office:value-type="float" office:value="1.31084579058829" calcext:value-type="float">
            <text:p>1.31084579058829</text:p>
          </table:table-cell>
          <table:table-cell table:number-columns-repeated="4"/>
          <table:table-cell office:value-type="float" office:value="2.02863060644373" calcext:value-type="float">
            <text:p>2.02863060644373</text:p>
          </table:table-cell>
          <table:table-cell/>
          <table:table-cell office:value-type="float" office:value="-0.13810682062722" calcext:value-type="float">
            <text:p>-0.13810682062722</text:p>
          </table:table-cell>
          <table:table-cell/>
          <table:table-cell office:value-type="float" office:value="2063" calcext:value-type="float">
            <text:p>2063</text:p>
          </table:table-cell>
        </table:table-row>
        <table:table-row table:style-name="ro1">
          <table:table-cell table:number-columns-repeated="4"/>
          <table:table-cell office:value-type="float" office:value="0.84829870142793" calcext:value-type="float">
            <text:p>0.84829870142793</text:p>
          </table:table-cell>
          <table:table-cell office:value-type="float" office:value="1.31821326947231" calcext:value-type="float">
            <text:p>1.31821326947231</text:p>
          </table:table-cell>
          <table:table-cell office:value-type="float" office:value="1.31127856556339" calcext:value-type="float">
            <text:p>1.31127856556339</text:p>
          </table:table-cell>
          <table:table-cell table:number-columns-repeated="4"/>
          <table:table-cell office:value-type="float" office:value="3.63706431715607" calcext:value-type="float">
            <text:p>3.63706431715607</text:p>
          </table:table-cell>
          <table:table-cell/>
          <table:table-cell office:value-type="float" office:value="0.0589347352707184" calcext:value-type="float">
            <text:p>0.058934735270718</text:p>
          </table:table-cell>
          <table:table-cell/>
          <table:table-cell office:value-type="float" office:value="3543" calcext:value-type="float">
            <text:p>3543</text:p>
          </table:table-cell>
        </table:table-row>
        <table:table-row table:style-name="ro1">
          <table:table-cell table:number-columns-repeated="4"/>
          <table:table-cell office:value-type="float" office:value="0.854842517781933" calcext:value-type="float">
            <text:p>0.854842517781933</text:p>
          </table:table-cell>
          <table:table-cell office:value-type="float" office:value="1.31893149427219" calcext:value-type="float">
            <text:p>1.31893149427219</text:p>
          </table:table-cell>
          <table:table-cell office:value-type="float" office:value="1.31360265355162" calcext:value-type="float">
            <text:p>1.31360265355162</text:p>
          </table:table-cell>
          <table:table-cell table:number-columns-repeated="4"/>
          <table:table-cell office:value-type="float" office:value="4.30248349119291" calcext:value-type="float">
            <text:p>4.30248349119291</text:p>
          </table:table-cell>
          <table:table-cell/>
          <table:table-cell office:value-type="float" office:value="0.0299409941867127" calcext:value-type="float">
            <text:p>0.02994099418671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0.857855251692154" calcext:value-type="float">
            <text:p>0.857855251692154</text:p>
          </table:table-cell>
          <table:table-cell office:value-type="float" office:value="1.3201040009344" calcext:value-type="float">
            <text:p>1.3201040009344</text:p>
          </table:table-cell>
          <table:table-cell office:value-type="float" office:value="1.3212632761765" calcext:value-type="float">
            <text:p>1.3212632761765</text:p>
          </table:table-cell>
          <table:table-cell table:number-columns-repeated="4"/>
          <table:table-cell office:value-type="float" office:value="7.75217013810138" calcext:value-type="float">
            <text:p>7.75217013810138</text:p>
          </table:table-cell>
          <table:table-cell/>
          <table:table-cell office:value-type="float" office:value="-0.602036059450517" calcext:value-type="float">
            <text:p>-0.602036059450517</text:p>
          </table:table-cell>
          <table:table-cell/>
          <table:table-cell office:value-type="float" office:value="6866" calcext:value-type="float">
            <text:p>6866</text:p>
          </table:table-cell>
        </table:table-row>
        <table:table-row table:style-name="ro1">
          <table:table-cell table:number-columns-repeated="4"/>
          <table:table-cell office:value-type="float" office:value="0.860569419967474" calcext:value-type="float">
            <text:p>0.860569419967474</text:p>
          </table:table-cell>
          <table:table-cell office:value-type="float" office:value="1.32034532805404" calcext:value-type="float">
            <text:p>1.32034532805404</text:p>
          </table:table-cell>
          <table:table-cell office:value-type="float" office:value="1.32303557502418" calcext:value-type="float">
            <text:p>1.32303557502418</text:p>
          </table:table-cell>
          <table:table-cell table:number-columns-repeated="4"/>
          <table:table-cell office:value-type="float" office:value="99.768279670003" calcext:value-type="float">
            <text:p>99.768279670003</text:p>
          </table:table-cell>
          <table:table-cell/>
          <table:table-cell office:value-type="float" office:value="-2.68428010797875" calcext:value-type="float">
            <text:p>-2.6842801079787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0.863423440153245" calcext:value-type="float">
            <text:p>0.863423440153245</text:p>
          </table:table-cell>
          <table:table-cell office:value-type="float" office:value="1.32149183460863" calcext:value-type="float">
            <text:p>1.32149183460863</text:p>
          </table:table-cell>
          <table:table-cell office:value-type="float" office:value="1.32505510518088" calcext:value-type="float">
            <text:p>1.32505510518088</text:p>
          </table:table-cell>
          <table:table-cell table:number-columns-repeated="4"/>
          <table:table-cell office:value-type="float" office:value="2.1933400099819" calcext:value-type="float">
            <text:p>2.1933400099819</text:p>
          </table:table-cell>
          <table:table-cell/>
          <table:table-cell office:value-type="float" office:value="0.366277336763042" calcext:value-type="float">
            <text:p>0.366277336763042</text:p>
          </table:table-cell>
          <table:table-cell/>
          <table:table-cell office:value-type="float" office:value="2332" calcext:value-type="float">
            <text:p>2332</text:p>
          </table:table-cell>
        </table:table-row>
        <table:table-row table:style-name="ro1">
          <table:table-cell table:number-columns-repeated="4"/>
          <table:table-cell office:value-type="float" office:value="0.86774616139036" calcext:value-type="float">
            <text:p>0.86774616139036</text:p>
          </table:table-cell>
          <table:table-cell office:value-type="float" office:value="1.32440025761437" calcext:value-type="float">
            <text:p>1.32440025761437</text:p>
          </table:table-cell>
          <table:table-cell office:value-type="float" office:value="1.3262819820394" calcext:value-type="float">
            <text:p>1.3262819820394</text:p>
          </table:table-cell>
          <table:table-cell table:number-columns-repeated="4"/>
          <table:table-cell office:value-type="float" office:value="7.45181834751353" calcext:value-type="float">
            <text:p>7.45181834751353</text:p>
          </table:table-cell>
          <table:table-cell/>
          <table:table-cell office:value-type="float" office:value="-0.404854743978452" calcext:value-type="float">
            <text:p>-0.40485474397845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0.871932499077545" calcext:value-type="float">
            <text:p>0.871932499077545</text:p>
          </table:table-cell>
          <table:table-cell office:value-type="float" office:value="1.32713346901357" calcext:value-type="float">
            <text:p>1.32713346901357</text:p>
          </table:table-cell>
          <table:table-cell office:value-type="float" office:value="1.33462478981775" calcext:value-type="float">
            <text:p>1.33462478981775</text:p>
          </table:table-cell>
          <table:table-cell table:number-columns-repeated="4"/>
          <table:table-cell office:value-type="float" office:value="5.63441896939988" calcext:value-type="float">
            <text:p>5.63441896939988</text:p>
          </table:table-cell>
          <table:table-cell/>
          <table:table-cell office:value-type="float" office:value="-0.0816738681375787" calcext:value-type="float">
            <text:p>-0.081673868137579</text:p>
          </table:table-cell>
          <table:table-cell/>
          <table:table-cell office:value-type="float" office:value="6592" calcext:value-type="float">
            <text:p>6592</text:p>
          </table:table-cell>
        </table:table-row>
        <table:table-row table:style-name="ro1">
          <table:table-cell table:number-columns-repeated="4"/>
          <table:table-cell office:value-type="float" office:value="0.87749874723734" calcext:value-type="float">
            <text:p>0.87749874723734</text:p>
          </table:table-cell>
          <table:table-cell office:value-type="float" office:value="1.32843382899094" calcext:value-type="float">
            <text:p>1.32843382899094</text:p>
          </table:table-cell>
          <table:table-cell office:value-type="float" office:value="1.33550688045907" calcext:value-type="float">
            <text:p>1.33550688045907</text:p>
          </table:table-cell>
          <table:table-cell table:number-columns-repeated="4"/>
          <table:table-cell office:value-type="float" office:value="99.0634117560836" calcext:value-type="float">
            <text:p>99.0634117560836</text:p>
          </table:table-cell>
          <table:table-cell/>
          <table:table-cell office:value-type="float" office:value="0.771334871337888" calcext:value-type="float">
            <text:p>0.77133487133788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0.879635475598447" calcext:value-type="float">
            <text:p>0.879635475598447</text:p>
          </table:table-cell>
          <table:table-cell office:value-type="float" office:value="1.33334006188247" calcext:value-type="float">
            <text:p>1.33334006188247</text:p>
          </table:table-cell>
          <table:table-cell office:value-type="float" office:value="1.33727605147207" calcext:value-type="float">
            <text:p>1.33727605147207</text:p>
          </table:table-cell>
          <table:table-cell table:number-columns-repeated="4"/>
          <table:table-cell office:value-type="float" office:value="1.30367307413732" calcext:value-type="float">
            <text:p>1.30367307413732</text:p>
          </table:table-cell>
          <table:table-cell/>
          <table:table-cell office:value-type="float" office:value="-0.119468244472323" calcext:value-type="float">
            <text:p>-0.119468244472323</text:p>
          </table:table-cell>
          <table:table-cell/>
          <table:table-cell office:value-type="float" office:value="2863" calcext:value-type="float">
            <text:p>2863</text:p>
          </table:table-cell>
        </table:table-row>
        <table:table-row table:style-name="ro1">
          <table:table-cell table:number-columns-repeated="4"/>
          <table:table-cell office:value-type="float" office:value="0.882226620292834" calcext:value-type="float">
            <text:p>0.882226620292834</text:p>
          </table:table-cell>
          <table:table-cell office:value-type="float" office:value="1.33820019801575" calcext:value-type="float">
            <text:p>1.33820019801575</text:p>
          </table:table-cell>
          <table:table-cell office:value-type="float" office:value="1.33763190602671" calcext:value-type="float">
            <text:p>1.33763190602671</text:p>
          </table:table-cell>
          <table:table-cell table:number-columns-repeated="4"/>
          <table:table-cell office:value-type="float" office:value="0.508338026269227" calcext:value-type="float">
            <text:p>0.508338026269227</text:p>
          </table:table-cell>
          <table:table-cell/>
          <table:table-cell office:value-type="float" office:value="0.0940231669430967" calcext:value-type="float">
            <text:p>0.094023166943097</text:p>
          </table:table-cell>
          <table:table-cell/>
          <table:table-cell office:value-type="float" office:value="2781" calcext:value-type="float">
            <text:p>2781</text:p>
          </table:table-cell>
        </table:table-row>
        <table:table-row table:style-name="ro1">
          <table:table-cell table:number-columns-repeated="4"/>
          <table:table-cell office:value-type="float" office:value="0.886542984622571" calcext:value-type="float">
            <text:p>0.886542984622571</text:p>
          </table:table-cell>
          <table:table-cell office:value-type="float" office:value="1.34184138466239" calcext:value-type="float">
            <text:p>1.34184138466239</text:p>
          </table:table-cell>
          <table:table-cell office:value-type="float" office:value="1.34009655727451" calcext:value-type="float">
            <text:p>1.34009655727451</text:p>
          </table:table-cell>
          <table:table-cell table:number-columns-repeated="4"/>
          <table:table-cell office:value-type="float" office:value="1.07956821422262" calcext:value-type="float">
            <text:p>1.07956821422262</text:p>
          </table:table-cell>
          <table:table-cell/>
          <table:table-cell office:value-type="float" office:value="-0.386066961376658" calcext:value-type="float">
            <text:p>-0.386066961376658</text:p>
          </table:table-cell>
          <table:table-cell/>
          <table:table-cell office:value-type="float" office:value="1327" calcext:value-type="float">
            <text:p>1327</text:p>
          </table:table-cell>
        </table:table-row>
        <table:table-row table:style-name="ro1">
          <table:table-cell table:number-columns-repeated="4"/>
          <table:table-cell office:value-type="float" office:value="0.89368675502628" calcext:value-type="float">
            <text:p>0.89368675502628</text:p>
          </table:table-cell>
          <table:table-cell office:value-type="float" office:value="1.34320967288792" calcext:value-type="float">
            <text:p>1.34320967288792</text:p>
          </table:table-cell>
          <table:table-cell office:value-type="float" office:value="1.34030972911414" calcext:value-type="float">
            <text:p>1.34030972911414</text:p>
          </table:table-cell>
          <table:table-cell table:number-columns-repeated="4"/>
          <table:table-cell office:value-type="float" office:value="39.3862233092463" calcext:value-type="float">
            <text:p>39.3862233092463</text:p>
          </table:table-cell>
          <table:table-cell/>
          <table:table-cell office:value-type="float" office:value="0.593723901923201" calcext:value-type="float">
            <text:p>0.59372390192320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0.895851050836961" calcext:value-type="float">
            <text:p>0.895851050836961</text:p>
          </table:table-cell>
          <table:table-cell office:value-type="float" office:value="1.3442435848508" calcext:value-type="float">
            <text:p>1.3442435848508</text:p>
          </table:table-cell>
          <table:table-cell office:value-type="float" office:value="1.34048813815783" calcext:value-type="float">
            <text:p>1.34048813815783</text:p>
          </table:table-cell>
          <table:table-cell table:number-columns-repeated="4"/>
          <table:table-cell office:value-type="float" office:value="3.4109692199225" calcext:value-type="float">
            <text:p>3.4109692199225</text:p>
          </table:table-cell>
          <table:table-cell/>
          <table:table-cell office:value-type="float" office:value="0.113721329793299" calcext:value-type="float">
            <text:p>0.113721329793299</text:p>
          </table:table-cell>
          <table:table-cell/>
          <table:table-cell office:value-type="float" office:value="4726" calcext:value-type="float">
            <text:p>4726</text:p>
          </table:table-cell>
        </table:table-row>
        <table:table-row table:style-name="ro1">
          <table:table-cell table:number-columns-repeated="4"/>
          <table:table-cell office:value-type="float" office:value="0.921280221316148" calcext:value-type="float">
            <text:p>0.921280221316148</text:p>
          </table:table-cell>
          <table:table-cell office:value-type="float" office:value="1.34547357839876" calcext:value-type="float">
            <text:p>1.34547357839876</text:p>
          </table:table-cell>
          <table:table-cell office:value-type="float" office:value="1.34069416966298" calcext:value-type="float">
            <text:p>1.34069416966298</text:p>
          </table:table-cell>
          <table:table-cell table:number-columns-repeated="4"/>
          <table:table-cell office:value-type="float" office:value="7.73654560702081" calcext:value-type="float">
            <text:p>7.73654560702081</text:p>
          </table:table-cell>
          <table:table-cell/>
          <table:table-cell office:value-type="float" office:value="0.480162379010245" calcext:value-type="float">
            <text:p>0.480162379010245</text:p>
          </table:table-cell>
          <table:table-cell/>
          <table:table-cell office:value-type="float" office:value="8903" calcext:value-type="float">
            <text:p>8903</text:p>
          </table:table-cell>
        </table:table-row>
        <table:table-row table:style-name="ro1">
          <table:table-cell table:number-columns-repeated="4"/>
          <table:table-cell office:value-type="float" office:value="0.940453435913429" calcext:value-type="float">
            <text:p>0.940453435913429</text:p>
          </table:table-cell>
          <table:table-cell office:value-type="float" office:value="1.34795225661787" calcext:value-type="float">
            <text:p>1.34795225661787</text:p>
          </table:table-cell>
          <table:table-cell office:value-type="float" office:value="1.34403384518027" calcext:value-type="float">
            <text:p>1.34403384518027</text:p>
          </table:table-cell>
          <table:table-cell table:number-columns-repeated="4"/>
          <table:table-cell office:value-type="float" office:value="7.1350085491979" calcext:value-type="float">
            <text:p>7.1350085491979</text:p>
          </table:table-cell>
          <table:table-cell/>
          <table:table-cell office:value-type="float" office:value="0.482809373308962" calcext:value-type="float">
            <text:p>0.482809373308962</text:p>
          </table:table-cell>
          <table:table-cell/>
          <table:table-cell office:value-type="float" office:value="14081" calcext:value-type="float">
            <text:p>14081</text:p>
          </table:table-cell>
        </table:table-row>
        <table:table-row table:style-name="ro1">
          <table:table-cell table:number-columns-repeated="4"/>
          <table:table-cell office:value-type="float" office:value="0.950993793996342" calcext:value-type="float">
            <text:p>0.950993793996342</text:p>
          </table:table-cell>
          <table:table-cell office:value-type="float" office:value="1.35575179410347" calcext:value-type="float">
            <text:p>1.35575179410347</text:p>
          </table:table-cell>
          <table:table-cell office:value-type="float" office:value="1.35057746264754" calcext:value-type="float">
            <text:p>1.35057746264754</text:p>
          </table:table-cell>
          <table:table-cell table:number-columns-repeated="4"/>
          <table:table-cell office:value-type="float" office:value="2.28602752071307" calcext:value-type="float">
            <text:p>2.28602752071307</text:p>
          </table:table-cell>
          <table:table-cell/>
          <table:table-cell office:value-type="float" office:value="-0.173159432989011" calcext:value-type="float">
            <text:p>-0.173159432989011</text:p>
          </table:table-cell>
          <table:table-cell/>
          <table:table-cell office:value-type="float" office:value="2361" calcext:value-type="float">
            <text:p>2361</text:p>
          </table:table-cell>
        </table:table-row>
        <table:table-row table:style-name="ro1">
          <table:table-cell table:number-columns-repeated="4"/>
          <table:table-cell office:value-type="float" office:value="0.962813597423747" calcext:value-type="float">
            <text:p>0.962813597423747</text:p>
          </table:table-cell>
          <table:table-cell office:value-type="float" office:value="1.36681614727165" calcext:value-type="float">
            <text:p>1.36681614727165</text:p>
          </table:table-cell>
          <table:table-cell office:value-type="float" office:value="1.3510474667689" calcext:value-type="float">
            <text:p>1.3510474667689</text:p>
          </table:table-cell>
          <table:table-cell table:number-columns-repeated="4"/>
          <table:table-cell office:value-type="float" office:value="2.88037307786435" calcext:value-type="float">
            <text:p>2.88037307786435</text:p>
          </table:table-cell>
          <table:table-cell/>
          <table:table-cell office:value-type="float" office:value="-0.0943533524207292" calcext:value-type="float">
            <text:p>-0.094353352420729</text:p>
          </table:table-cell>
          <table:table-cell/>
          <table:table-cell office:value-type="float" office:value="4574" calcext:value-type="float">
            <text:p>4574</text:p>
          </table:table-cell>
        </table:table-row>
        <table:table-row table:style-name="ro1">
          <table:table-cell table:number-columns-repeated="4"/>
          <table:table-cell office:value-type="float" office:value="0.963400861457486" calcext:value-type="float">
            <text:p>0.963400861457486</text:p>
          </table:table-cell>
          <table:table-cell office:value-type="float" office:value="1.36882246176002" calcext:value-type="float">
            <text:p>1.36882246176002</text:p>
          </table:table-cell>
          <table:table-cell office:value-type="float" office:value="1.35463915050622" calcext:value-type="float">
            <text:p>1.35463915050622</text:p>
          </table:table-cell>
          <table:table-cell table:number-columns-repeated="4"/>
          <table:table-cell office:value-type="float" office:value="0.770477052564794" calcext:value-type="float">
            <text:p>0.770477052564794</text:p>
          </table:table-cell>
          <table:table-cell/>
          <table:table-cell office:value-type="float" office:value="0.0241921774678343" calcext:value-type="float">
            <text:p>0.024192177467834</text:p>
          </table:table-cell>
          <table:table-cell/>
          <table:table-cell office:value-type="float" office:value="949" calcext:value-type="float">
            <text:p>949</text:p>
          </table:table-cell>
        </table:table-row>
        <table:table-row table:style-name="ro1">
          <table:table-cell table:number-columns-repeated="4"/>
          <table:table-cell office:value-type="float" office:value="0.964756512182234" calcext:value-type="float">
            <text:p>0.964756512182234</text:p>
          </table:table-cell>
          <table:table-cell office:value-type="float" office:value="1.37159860072197" calcext:value-type="float">
            <text:p>1.37159860072197</text:p>
          </table:table-cell>
          <table:table-cell office:value-type="float" office:value="1.35504068741086" calcext:value-type="float">
            <text:p>1.35504068741086</text:p>
          </table:table-cell>
          <table:table-cell table:number-columns-repeated="4"/>
          <table:table-cell office:value-type="float" office:value="5.16916165961974" calcext:value-type="float">
            <text:p>5.16916165961974</text:p>
          </table:table-cell>
          <table:table-cell/>
          <table:table-cell office:value-type="float" office:value="0.44534963685695" calcext:value-type="float">
            <text:p>0.4453496368569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0.966668088098456" calcext:value-type="float">
            <text:p>0.966668088098456</text:p>
          </table:table-cell>
          <table:table-cell office:value-type="float" office:value="1.37159961697836" calcext:value-type="float">
            <text:p>1.37159961697836</text:p>
          </table:table-cell>
          <table:table-cell office:value-type="float" office:value="1.36007082263729" calcext:value-type="float">
            <text:p>1.36007082263729</text:p>
          </table:table-cell>
          <table:table-cell table:number-columns-repeated="4"/>
          <table:table-cell office:value-type="float" office:value="100.086605848756" calcext:value-type="float">
            <text:p>100.086605848756</text:p>
          </table:table-cell>
          <table:table-cell/>
          <table:table-cell office:value-type="float" office:value="1.53136677126241" calcext:value-type="float">
            <text:p>1.53136677126241</text:p>
          </table:table-cell>
          <table:table-cell/>
          <table:table-cell office:value-type="float" office:value="48380" calcext:value-type="float">
            <text:p>48380</text:p>
          </table:table-cell>
        </table:table-row>
        <table:table-row table:style-name="ro1">
          <table:table-cell table:number-columns-repeated="4"/>
          <table:table-cell office:value-type="float" office:value="0.970096979700149" calcext:value-type="float">
            <text:p>0.970096979700149</text:p>
          </table:table-cell>
          <table:table-cell office:value-type="float" office:value="1.37345453435774" calcext:value-type="float">
            <text:p>1.37345453435774</text:p>
          </table:table-cell>
          <table:table-cell office:value-type="float" office:value="1.36634388486823" calcext:value-type="float">
            <text:p>1.36634388486823</text:p>
          </table:table-cell>
          <table:table-cell table:number-columns-repeated="4"/>
          <table:table-cell office:value-type="float" office:value="1.72278704296721" calcext:value-type="float">
            <text:p>1.72278704296721</text:p>
          </table:table-cell>
          <table:table-cell/>
          <table:table-cell office:value-type="float" office:value="0.254128096050127" calcext:value-type="float">
            <text:p>0.254128096050127</text:p>
          </table:table-cell>
          <table:table-cell/>
          <table:table-cell office:value-type="float" office:value="1999" calcext:value-type="float">
            <text:p>1999</text:p>
          </table:table-cell>
        </table:table-row>
        <table:table-row table:style-name="ro1">
          <table:table-cell table:number-columns-repeated="4"/>
          <table:table-cell office:value-type="float" office:value="0.982079535617296" calcext:value-type="float">
            <text:p>0.982079535617296</text:p>
          </table:table-cell>
          <table:table-cell office:value-type="float" office:value="1.37790779610956" calcext:value-type="float">
            <text:p>1.37790779610956</text:p>
          </table:table-cell>
          <table:table-cell office:value-type="float" office:value="1.36766404321708" calcext:value-type="float">
            <text:p>1.36766404321708</text:p>
          </table:table-cell>
          <table:table-cell table:number-columns-repeated="4"/>
          <table:table-cell office:value-type="float" office:value="3.11121218638083" calcext:value-type="float">
            <text:p>3.11121218638083</text:p>
          </table:table-cell>
          <table:table-cell/>
          <table:table-cell office:value-type="float" office:value="0.546351949303251" calcext:value-type="float">
            <text:p>0.546351949303251</text:p>
          </table:table-cell>
          <table:table-cell/>
          <table:table-cell office:value-type="float" office:value="4864" calcext:value-type="float">
            <text:p>4864</text:p>
          </table:table-cell>
        </table:table-row>
        <table:table-row table:style-name="ro1">
          <table:table-cell table:number-columns-repeated="4"/>
          <table:table-cell office:value-type="float" office:value="0.983290822873564" calcext:value-type="float">
            <text:p>0.983290822873564</text:p>
          </table:table-cell>
          <table:table-cell office:value-type="float" office:value="1.38086149242316" calcext:value-type="float">
            <text:p>1.38086149242316</text:p>
          </table:table-cell>
          <table:table-cell office:value-type="float" office:value="1.36962757729071" calcext:value-type="float">
            <text:p>1.36962757729071</text:p>
          </table:table-cell>
          <table:table-cell table:number-columns-repeated="4"/>
          <table:table-cell office:value-type="float" office:value="6.03589010355595" calcext:value-type="float">
            <text:p>6.03589010355595</text:p>
          </table:table-cell>
          <table:table-cell/>
          <table:table-cell office:value-type="float" office:value="-0.668039025130351" calcext:value-type="float">
            <text:p>-0.668039025130351</text:p>
          </table:table-cell>
          <table:table-cell/>
          <table:table-cell office:value-type="float" office:value="7584" calcext:value-type="float">
            <text:p>7584</text:p>
          </table:table-cell>
        </table:table-row>
        <table:table-row table:style-name="ro1">
          <table:table-cell table:number-columns-repeated="4"/>
          <table:table-cell office:value-type="float" office:value="0.984117082909062" calcext:value-type="float">
            <text:p>0.984117082909062</text:p>
          </table:table-cell>
          <table:table-cell office:value-type="float" office:value="1.38087307101184" calcext:value-type="float">
            <text:p>1.38087307101184</text:p>
          </table:table-cell>
          <table:table-cell office:value-type="float" office:value="1.37011258779488" calcext:value-type="float">
            <text:p>1.37011258779488</text:p>
          </table:table-cell>
          <table:table-cell table:number-columns-repeated="4"/>
          <table:table-cell office:value-type="float" office:value="5.78074119339514" calcext:value-type="float">
            <text:p>5.78074119339514</text:p>
          </table:table-cell>
          <table:table-cell/>
          <table:table-cell office:value-type="float" office:value="0.329243927173494" calcext:value-type="float">
            <text:p>0.329243927173494</text:p>
          </table:table-cell>
          <table:table-cell/>
          <table:table-cell office:value-type="float" office:value="5894" calcext:value-type="float">
            <text:p>5894</text:p>
          </table:table-cell>
        </table:table-row>
        <table:table-row table:style-name="ro1">
          <table:table-cell table:number-columns-repeated="4"/>
          <table:table-cell office:value-type="float" office:value="0.985329210177648" calcext:value-type="float">
            <text:p>0.985329210177648</text:p>
          </table:table-cell>
          <table:table-cell office:value-type="float" office:value="1.38288747707339" calcext:value-type="float">
            <text:p>1.38288747707339</text:p>
          </table:table-cell>
          <table:table-cell office:value-type="float" office:value="1.3719427660934" calcext:value-type="float">
            <text:p>1.3719427660934</text:p>
          </table:table-cell>
          <table:table-cell table:number-columns-repeated="4"/>
          <table:table-cell office:value-type="float" office:value="1.03922347002388" calcext:value-type="float">
            <text:p>1.03922347002388</text:p>
          </table:table-cell>
          <table:table-cell/>
          <table:table-cell office:value-type="float" office:value="-0.157377435799615" calcext:value-type="float">
            <text:p>-0.157377435799615</text:p>
          </table:table-cell>
          <table:table-cell/>
          <table:table-cell office:value-type="float" office:value="824" calcext:value-type="float">
            <text:p>824</text:p>
          </table:table-cell>
        </table:table-row>
        <table:table-row table:style-name="ro1">
          <table:table-cell table:number-columns-repeated="4"/>
          <table:table-cell office:value-type="float" office:value="0.987524447897426" calcext:value-type="float">
            <text:p>0.987524447897426</text:p>
          </table:table-cell>
          <table:table-cell office:value-type="float" office:value="1.38810141276527" calcext:value-type="float">
            <text:p>1.38810141276527</text:p>
          </table:table-cell>
          <table:table-cell office:value-type="float" office:value="1.37347136110013" calcext:value-type="float">
            <text:p>1.37347136110013</text:p>
          </table:table-cell>
          <table:table-cell table:number-columns-repeated="4"/>
          <table:table-cell office:value-type="float" office:value="80.5061002274029" calcext:value-type="float">
            <text:p>80.5061002274029</text:p>
          </table:table-cell>
          <table:table-cell/>
          <table:table-cell office:value-type="float" office:value="1.43331057421874" calcext:value-type="float">
            <text:p>1.4333105742187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0.987562445443498" calcext:value-type="float">
            <text:p>0.987562445443498</text:p>
          </table:table-cell>
          <table:table-cell office:value-type="float" office:value="1.39534449157939" calcext:value-type="float">
            <text:p>1.39534449157939</text:p>
          </table:table-cell>
          <table:table-cell office:value-type="float" office:value="1.38269029764814" calcext:value-type="float">
            <text:p>1.38269029764814</text:p>
          </table:table-cell>
          <table:table-cell table:number-columns-repeated="4"/>
          <table:table-cell office:value-type="float" office:value="3.63602142866771" calcext:value-type="float">
            <text:p>3.63602142866771</text:p>
          </table:table-cell>
          <table:table-cell/>
          <table:table-cell office:value-type="float" office:value="0.0325847101373831" calcext:value-type="float">
            <text:p>0.032584710137383</text:p>
          </table:table-cell>
          <table:table-cell/>
          <table:table-cell office:value-type="float" office:value="7512" calcext:value-type="float">
            <text:p>7512</text:p>
          </table:table-cell>
        </table:table-row>
        <table:table-row table:style-name="ro1">
          <table:table-cell table:number-columns-repeated="4"/>
          <table:table-cell office:value-type="float" office:value="0.990696467988252" calcext:value-type="float">
            <text:p>0.990696467988252</text:p>
          </table:table-cell>
          <table:table-cell office:value-type="float" office:value="1.40526562641688" calcext:value-type="float">
            <text:p>1.40526562641688</text:p>
          </table:table-cell>
          <table:table-cell office:value-type="float" office:value="1.38649184603606" calcext:value-type="float">
            <text:p>1.38649184603606</text:p>
          </table:table-cell>
          <table:table-cell table:number-columns-repeated="4"/>
          <table:table-cell office:value-type="float" office:value="1.8694484216775" calcext:value-type="float">
            <text:p>1.8694484216775</text:p>
          </table:table-cell>
          <table:table-cell/>
          <table:table-cell office:value-type="float" office:value="-0.120455118120521" calcext:value-type="float">
            <text:p>-0.120455118120521</text:p>
          </table:table-cell>
          <table:table-cell/>
          <table:table-cell office:value-type="float" office:value="2295" calcext:value-type="float">
            <text:p>2295</text:p>
          </table:table-cell>
        </table:table-row>
        <table:table-row table:style-name="ro1">
          <table:table-cell table:number-columns-repeated="4"/>
          <table:table-cell office:value-type="float" office:value="0.996880595082148" calcext:value-type="float">
            <text:p>0.996880595082148</text:p>
          </table:table-cell>
          <table:table-cell office:value-type="float" office:value="1.40862917468922" calcext:value-type="float">
            <text:p>1.40862917468922</text:p>
          </table:table-cell>
          <table:table-cell office:value-type="float" office:value="1.40401674558316" calcext:value-type="float">
            <text:p>1.40401674558316</text:p>
          </table:table-cell>
          <table:table-cell table:number-columns-repeated="4"/>
          <table:table-cell office:value-type="float" office:value="90.8466631863673" calcext:value-type="float">
            <text:p>90.8466631863673</text:p>
          </table:table-cell>
          <table:table-cell/>
          <table:table-cell office:value-type="float" office:value="1.27728472459994" calcext:value-type="float">
            <text:p>1.2772847245999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0.997598208949432" calcext:value-type="float">
            <text:p>0.997598208949432</text:p>
          </table:table-cell>
          <table:table-cell office:value-type="float" office:value="1.41361214441895" calcext:value-type="float">
            <text:p>1.41361214441895</text:p>
          </table:table-cell>
          <table:table-cell office:value-type="float" office:value="1.416880670161" calcext:value-type="float">
            <text:p>1.416880670161</text:p>
          </table:table-cell>
          <table:table-cell table:number-columns-repeated="4"/>
          <table:table-cell office:value-type="float" office:value="3.528597481593" calcext:value-type="float">
            <text:p>3.528597481593</text:p>
          </table:table-cell>
          <table:table-cell/>
          <table:table-cell office:value-type="float" office:value="-0.425382682236945" calcext:value-type="float">
            <text:p>-0.425382682236945</text:p>
          </table:table-cell>
          <table:table-cell/>
          <table:table-cell office:value-type="float" office:value="4050" calcext:value-type="float">
            <text:p>4050</text:p>
          </table:table-cell>
        </table:table-row>
        <table:table-row table:style-name="ro1">
          <table:table-cell table:number-columns-repeated="4"/>
          <table:table-cell office:value-type="float" office:value="1.00480085531323" calcext:value-type="float">
            <text:p>1.00480085531323</text:p>
          </table:table-cell>
          <table:table-cell office:value-type="float" office:value="1.4219717078269" calcext:value-type="float">
            <text:p>1.4219717078269</text:p>
          </table:table-cell>
          <table:table-cell office:value-type="float" office:value="1.41951253553842" calcext:value-type="float">
            <text:p>1.41951253553842</text:p>
          </table:table-cell>
          <table:table-cell table:number-columns-repeated="4"/>
          <table:table-cell office:value-type="float" office:value="7.63318439930703" calcext:value-type="float">
            <text:p>7.63318439930703</text:p>
          </table:table-cell>
          <table:table-cell/>
          <table:table-cell office:value-type="float" office:value="-0.651690089694785" calcext:value-type="float">
            <text:p>-0.651690089694785</text:p>
          </table:table-cell>
          <table:table-cell/>
          <table:table-cell office:value-type="float" office:value="11792" calcext:value-type="float">
            <text:p>11792</text:p>
          </table:table-cell>
        </table:table-row>
        <table:table-row table:style-name="ro1">
          <table:table-cell table:number-columns-repeated="4"/>
          <table:table-cell office:value-type="float" office:value="1.01225511154318" calcext:value-type="float">
            <text:p>1.01225511154318</text:p>
          </table:table-cell>
          <table:table-cell office:value-type="float" office:value="1.42400721682892" calcext:value-type="float">
            <text:p>1.42400721682892</text:p>
          </table:table-cell>
          <table:table-cell office:value-type="float" office:value="1.42529394174238" calcext:value-type="float">
            <text:p>1.42529394174238</text:p>
          </table:table-cell>
          <table:table-cell table:number-columns-repeated="4"/>
          <table:table-cell office:value-type="float" office:value="92.6728650295818" calcext:value-type="float">
            <text:p>92.6728650295818</text:p>
          </table:table-cell>
          <table:table-cell/>
          <table:table-cell office:value-type="float" office:value="-2.83429818421189" calcext:value-type="float">
            <text:p>-2.8342981842118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01414688658254" calcext:value-type="float">
            <text:p>1.01414688658254</text:p>
          </table:table-cell>
          <table:table-cell office:value-type="float" office:value="1.42453739358277" calcext:value-type="float">
            <text:p>1.42453739358277</text:p>
          </table:table-cell>
          <table:table-cell office:value-type="float" office:value="1.429733382063" calcext:value-type="float">
            <text:p>1.429733382063</text:p>
          </table:table-cell>
          <table:table-cell table:number-columns-repeated="4"/>
          <table:table-cell office:value-type="float" office:value="6.71125177549511" calcext:value-type="float">
            <text:p>6.71125177549511</text:p>
          </table:table-cell>
          <table:table-cell/>
          <table:table-cell office:value-type="float" office:value="-0.227725371451726" calcext:value-type="float">
            <text:p>-0.227725371451726</text:p>
          </table:table-cell>
          <table:table-cell/>
          <table:table-cell office:value-type="float" office:value="12519" calcext:value-type="float">
            <text:p>12519</text:p>
          </table:table-cell>
        </table:table-row>
        <table:table-row table:style-name="ro1">
          <table:table-cell table:number-columns-repeated="4"/>
          <table:table-cell office:value-type="float" office:value="1.01425670605002" calcext:value-type="float">
            <text:p>1.01425670605002</text:p>
          </table:table-cell>
          <table:table-cell office:value-type="float" office:value="1.42914836415915" calcext:value-type="float">
            <text:p>1.42914836415915</text:p>
          </table:table-cell>
          <table:table-cell office:value-type="float" office:value="1.43563161385833" calcext:value-type="float">
            <text:p>1.43563161385833</text:p>
          </table:table-cell>
          <table:table-cell table:number-columns-repeated="4"/>
          <table:table-cell office:value-type="float" office:value="5.66310817007598" calcext:value-type="float">
            <text:p>5.66310817007598</text:p>
          </table:table-cell>
          <table:table-cell/>
          <table:table-cell office:value-type="float" office:value="-0.145949290400236" calcext:value-type="float">
            <text:p>-0.145949290400236</text:p>
          </table:table-cell>
          <table:table-cell/>
          <table:table-cell office:value-type="float" office:value="5821" calcext:value-type="float">
            <text:p>5821</text:p>
          </table:table-cell>
        </table:table-row>
        <table:table-row table:style-name="ro1">
          <table:table-cell table:number-columns-repeated="4"/>
          <table:table-cell office:value-type="float" office:value="1.01765999937214" calcext:value-type="float">
            <text:p>1.01765999937214</text:p>
          </table:table-cell>
          <table:table-cell office:value-type="float" office:value="1.43535528247761" calcext:value-type="float">
            <text:p>1.43535528247761</text:p>
          </table:table-cell>
          <table:table-cell office:value-type="float" office:value="1.46737700542349" calcext:value-type="float">
            <text:p>1.46737700542349</text:p>
          </table:table-cell>
          <table:table-cell table:number-columns-repeated="4"/>
          <table:table-cell office:value-type="float" office:value="3.31763505797859" calcext:value-type="float">
            <text:p>3.31763505797859</text:p>
          </table:table-cell>
          <table:table-cell/>
          <table:table-cell office:value-type="float" office:value="-0.147515297294057" calcext:value-type="float">
            <text:p>-0.147515297294057</text:p>
          </table:table-cell>
          <table:table-cell/>
          <table:table-cell office:value-type="float" office:value="4507" calcext:value-type="float">
            <text:p>4507</text:p>
          </table:table-cell>
        </table:table-row>
        <table:table-row table:style-name="ro1">
          <table:table-cell table:number-columns-repeated="4"/>
          <table:table-cell office:value-type="float" office:value="1.01774073369333" calcext:value-type="float">
            <text:p>1.01774073369333</text:p>
          </table:table-cell>
          <table:table-cell office:value-type="float" office:value="1.4454388599298" calcext:value-type="float">
            <text:p>1.4454388599298</text:p>
          </table:table-cell>
          <table:table-cell office:value-type="float" office:value="1.47238044769054" calcext:value-type="float">
            <text:p>1.47238044769054</text:p>
          </table:table-cell>
          <table:table-cell table:number-columns-repeated="4"/>
          <table:table-cell office:value-type="float" office:value="7.33597602574957" calcext:value-type="float">
            <text:p>7.33597602574957</text:p>
          </table:table-cell>
          <table:table-cell/>
          <table:table-cell office:value-type="float" office:value="-0.772964030466888" calcext:value-type="float">
            <text:p>-0.772964030466888</text:p>
          </table:table-cell>
          <table:table-cell/>
          <table:table-cell office:value-type="float" office:value="39413" calcext:value-type="float">
            <text:p>39413</text:p>
          </table:table-cell>
        </table:table-row>
        <table:table-row table:style-name="ro1">
          <table:table-cell table:number-columns-repeated="4"/>
          <table:table-cell office:value-type="float" office:value="1.01804163866342" calcext:value-type="float">
            <text:p>1.01804163866342</text:p>
          </table:table-cell>
          <table:table-cell office:value-type="float" office:value="1.45213995738164" calcext:value-type="float">
            <text:p>1.45213995738164</text:p>
          </table:table-cell>
          <table:table-cell office:value-type="float" office:value="1.47373027643002" calcext:value-type="float">
            <text:p>1.47373027643002</text:p>
          </table:table-cell>
          <table:table-cell table:number-columns-repeated="4"/>
          <table:table-cell office:value-type="float" office:value="2.16115981066525" calcext:value-type="float">
            <text:p>2.16115981066525</text:p>
          </table:table-cell>
          <table:table-cell/>
          <table:table-cell office:value-type="float" office:value="0.22934514656359" calcext:value-type="float">
            <text:p>0.22934514656359</text:p>
          </table:table-cell>
          <table:table-cell/>
          <table:table-cell office:value-type="float" office:value="1836" calcext:value-type="float">
            <text:p>1836</text:p>
          </table:table-cell>
        </table:table-row>
        <table:table-row table:style-name="ro1">
          <table:table-cell table:number-columns-repeated="4"/>
          <table:table-cell office:value-type="float" office:value="1.01860132911467" calcext:value-type="float">
            <text:p>1.01860132911467</text:p>
          </table:table-cell>
          <table:table-cell office:value-type="float" office:value="1.45263847346952" calcext:value-type="float">
            <text:p>1.45263847346952</text:p>
          </table:table-cell>
          <table:table-cell office:value-type="float" office:value="1.47383889569424" calcext:value-type="float">
            <text:p>1.47383889569424</text:p>
          </table:table-cell>
          <table:table-cell table:number-columns-repeated="4"/>
          <table:table-cell office:value-type="float" office:value="1.99374465308663" calcext:value-type="float">
            <text:p>1.99374465308663</text:p>
          </table:table-cell>
          <table:table-cell/>
          <table:table-cell office:value-type="float" office:value="0.192354003267277" calcext:value-type="float">
            <text:p>0.192354003267277</text:p>
          </table:table-cell>
          <table:table-cell/>
          <table:table-cell office:value-type="float" office:value="1506" calcext:value-type="float">
            <text:p>1506</text:p>
          </table:table-cell>
        </table:table-row>
        <table:table-row table:style-name="ro1">
          <table:table-cell table:number-columns-repeated="4"/>
          <table:table-cell office:value-type="float" office:value="1.01958588178118" calcext:value-type="float">
            <text:p>1.01958588178118</text:p>
          </table:table-cell>
          <table:table-cell office:value-type="float" office:value="1.45290486530305" calcext:value-type="float">
            <text:p>1.45290486530305</text:p>
          </table:table-cell>
          <table:table-cell office:value-type="float" office:value="1.48706945680173" calcext:value-type="float">
            <text:p>1.48706945680173</text:p>
          </table:table-cell>
          <table:table-cell table:number-columns-repeated="4"/>
          <table:table-cell office:value-type="float" office:value="3.14519194112889" calcext:value-type="float">
            <text:p>3.14519194112889</text:p>
          </table:table-cell>
          <table:table-cell/>
          <table:table-cell office:value-type="float" office:value="0.151681475182199" calcext:value-type="float">
            <text:p>0.151681475182199</text:p>
          </table:table-cell>
          <table:table-cell/>
          <table:table-cell office:value-type="float" office:value="3386" calcext:value-type="float">
            <text:p>3386</text:p>
          </table:table-cell>
        </table:table-row>
        <table:table-row table:style-name="ro1">
          <table:table-cell table:number-columns-repeated="4"/>
          <table:table-cell office:value-type="float" office:value="1.03648471264187" calcext:value-type="float">
            <text:p>1.03648471264187</text:p>
          </table:table-cell>
          <table:table-cell office:value-type="float" office:value="1.46180526083906" calcext:value-type="float">
            <text:p>1.46180526083906</text:p>
          </table:table-cell>
          <table:table-cell office:value-type="float" office:value="1.48905324520001" calcext:value-type="float">
            <text:p>1.48905324520001</text:p>
          </table:table-cell>
          <table:table-cell table:number-columns-repeated="4"/>
          <table:table-cell office:value-type="float" office:value="-0.0610906622629029" calcext:value-type="float">
            <text:p>-0.061090662262903</text:p>
          </table:table-cell>
          <table:table-cell/>
          <table:table-cell office:value-type="float" office:value="0.147155579829972" calcext:value-type="float">
            <text:p>0.147155579829972</text:p>
          </table:table-cell>
          <table:table-cell/>
          <table:table-cell office:value-type="float" office:value="1825" calcext:value-type="float">
            <text:p>1825</text:p>
          </table:table-cell>
        </table:table-row>
        <table:table-row table:style-name="ro1">
          <table:table-cell table:number-columns-repeated="4"/>
          <table:table-cell office:value-type="float" office:value="1.03659942100443" calcext:value-type="float">
            <text:p>1.03659942100443</text:p>
          </table:table-cell>
          <table:table-cell office:value-type="float" office:value="1.46262876257943" calcext:value-type="float">
            <text:p>1.46262876257943</text:p>
          </table:table-cell>
          <table:table-cell office:value-type="float" office:value="1.49242003457497" calcext:value-type="float">
            <text:p>1.49242003457497</text:p>
          </table:table-cell>
          <table:table-cell table:number-columns-repeated="4"/>
          <table:table-cell office:value-type="float" office:value="3.18977511200799" calcext:value-type="float">
            <text:p>3.18977511200799</text:p>
          </table:table-cell>
          <table:table-cell/>
          <table:table-cell office:value-type="float" office:value="-0.423357407504615" calcext:value-type="float">
            <text:p>-0.423357407504615</text:p>
          </table:table-cell>
          <table:table-cell/>
          <table:table-cell office:value-type="float" office:value="10177" calcext:value-type="float">
            <text:p>10177</text:p>
          </table:table-cell>
        </table:table-row>
        <table:table-row table:style-name="ro1">
          <table:table-cell table:number-columns-repeated="4"/>
          <table:table-cell office:value-type="float" office:value="1.04543894923387" calcext:value-type="float">
            <text:p>1.04543894923387</text:p>
          </table:table-cell>
          <table:table-cell office:value-type="float" office:value="1.46542914002159" calcext:value-type="float">
            <text:p>1.46542914002159</text:p>
          </table:table-cell>
          <table:table-cell office:value-type="float" office:value="1.57158865045202" calcext:value-type="float">
            <text:p>1.57158865045202</text:p>
          </table:table-cell>
          <table:table-cell table:number-columns-repeated="4"/>
          <table:table-cell office:value-type="float" office:value="1.47373027643002" calcext:value-type="float">
            <text:p>1.47373027643002</text:p>
          </table:table-cell>
          <table:table-cell/>
          <table:table-cell office:value-type="float" office:value="0.217070188372866" calcext:value-type="float">
            <text:p>0.217070188372866</text:p>
          </table:table-cell>
          <table:table-cell/>
          <table:table-cell office:value-type="float" office:value="10429" calcext:value-type="float">
            <text:p>10429</text:p>
          </table:table-cell>
        </table:table-row>
        <table:table-row table:style-name="ro1">
          <table:table-cell table:number-columns-repeated="4"/>
          <table:table-cell office:value-type="float" office:value="1.05071606672461" calcext:value-type="float">
            <text:p>1.05071606672461</text:p>
          </table:table-cell>
          <table:table-cell office:value-type="float" office:value="1.48281013024102" calcext:value-type="float">
            <text:p>1.48281013024102</text:p>
          </table:table-cell>
          <table:table-cell office:value-type="float" office:value="1.59154758593266" calcext:value-type="float">
            <text:p>1.59154758593266</text:p>
          </table:table-cell>
          <table:table-cell table:number-columns-repeated="4"/>
          <table:table-cell office:value-type="float" office:value="43.4780633063662" calcext:value-type="float">
            <text:p>43.4780633063662</text:p>
          </table:table-cell>
          <table:table-cell/>
          <table:table-cell office:value-type="float" office:value="-2.84211003773568" calcext:value-type="float">
            <text:p>-2.8421100377356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05160104428656" calcext:value-type="float">
            <text:p>1.05160104428656</text:p>
          </table:table-cell>
          <table:table-cell office:value-type="float" office:value="1.49052133237457" calcext:value-type="float">
            <text:p>1.49052133237457</text:p>
          </table:table-cell>
          <table:table-cell office:value-type="float" office:value="1.61388710862033" calcext:value-type="float">
            <text:p>1.61388710862033</text:p>
          </table:table-cell>
          <table:table-cell table:number-columns-repeated="4"/>
          <table:table-cell office:value-type="float" office:value="2.38811692037217" calcext:value-type="float">
            <text:p>2.38811692037217</text:p>
          </table:table-cell>
          <table:table-cell/>
          <table:table-cell office:value-type="float" office:value="0.0731604529783457" calcext:value-type="float">
            <text:p>0.073160452978346</text:p>
          </table:table-cell>
          <table:table-cell/>
          <table:table-cell office:value-type="float" office:value="1825" calcext:value-type="float">
            <text:p>1825</text:p>
          </table:table-cell>
        </table:table-row>
        <table:table-row table:style-name="ro1">
          <table:table-cell table:number-columns-repeated="4"/>
          <table:table-cell office:value-type="float" office:value="1.05247438709992" calcext:value-type="float">
            <text:p>1.05247438709992</text:p>
          </table:table-cell>
          <table:table-cell office:value-type="float" office:value="1.49962607689801" calcext:value-type="float">
            <text:p>1.49962607689801</text:p>
          </table:table-cell>
          <table:table-cell office:value-type="float" office:value="1.61772885286749" calcext:value-type="float">
            <text:p>1.61772885286749</text:p>
          </table:table-cell>
          <table:table-cell table:number-columns-repeated="4"/>
          <table:table-cell office:value-type="float" office:value="100.087037362133" calcext:value-type="float">
            <text:p>100.087037362133</text:p>
          </table:table-cell>
          <table:table-cell/>
          <table:table-cell office:value-type="float" office:value="3.94685779779969" calcext:value-type="float">
            <text:p>3.94685779779969</text:p>
          </table:table-cell>
          <table:table-cell/>
          <table:table-cell office:value-type="float" office:value="49236" calcext:value-type="float">
            <text:p>49236</text:p>
          </table:table-cell>
        </table:table-row>
        <table:table-row table:style-name="ro1">
          <table:table-cell table:number-columns-repeated="4"/>
          <table:table-cell office:value-type="float" office:value="1.05373270763014" calcext:value-type="float">
            <text:p>1.05373270763014</text:p>
          </table:table-cell>
          <table:table-cell office:value-type="float" office:value="1.50846497038469" calcext:value-type="float">
            <text:p>1.50846497038469</text:p>
          </table:table-cell>
          <table:table-cell office:value-type="float" office:value="1.62471096945801" calcext:value-type="float">
            <text:p>1.62471096945801</text:p>
          </table:table-cell>
          <table:table-cell table:number-columns-repeated="4"/>
          <table:table-cell office:value-type="float" office:value="100.081230249688" calcext:value-type="float">
            <text:p>100.081230249688</text:p>
          </table:table-cell>
          <table:table-cell/>
          <table:table-cell office:value-type="float" office:value="0.0867015269505732" calcext:value-type="float">
            <text:p>0.086701526950573</text:p>
          </table:table-cell>
          <table:table-cell/>
          <table:table-cell office:value-type="float" office:value="47603" calcext:value-type="float">
            <text:p>47603</text:p>
          </table:table-cell>
        </table:table-row>
        <table:table-row table:style-name="ro1">
          <table:table-cell table:number-columns-repeated="4"/>
          <table:table-cell office:value-type="float" office:value="1.05604830139366" calcext:value-type="float">
            <text:p>1.05604830139366</text:p>
          </table:table-cell>
          <table:table-cell office:value-type="float" office:value="1.51999869282848" calcext:value-type="float">
            <text:p>1.51999869282848</text:p>
          </table:table-cell>
          <table:table-cell office:value-type="float" office:value="1.63135258050073" calcext:value-type="float">
            <text:p>1.63135258050073</text:p>
          </table:table-cell>
          <table:table-cell table:number-columns-repeated="4"/>
          <table:table-cell office:value-type="float" office:value="2.95523058733547" calcext:value-type="float">
            <text:p>2.95523058733547</text:p>
          </table:table-cell>
          <table:table-cell/>
          <table:table-cell office:value-type="float" office:value="-0.54206010518524" calcext:value-type="float">
            <text:p>-0.54206010518524</text:p>
          </table:table-cell>
          <table:table-cell/>
          <table:table-cell office:value-type="float" office:value="8835" calcext:value-type="float">
            <text:p>8835</text:p>
          </table:table-cell>
        </table:table-row>
        <table:table-row table:style-name="ro1">
          <table:table-cell table:number-columns-repeated="4"/>
          <table:table-cell office:value-type="float" office:value="1.05676182980773" calcext:value-type="float">
            <text:p>1.05676182980773</text:p>
          </table:table-cell>
          <table:table-cell office:value-type="float" office:value="1.52020476169337" calcext:value-type="float">
            <text:p>1.52020476169337</text:p>
          </table:table-cell>
          <table:table-cell office:value-type="float" office:value="1.63279376153068" calcext:value-type="float">
            <text:p>1.63279376153068</text:p>
          </table:table-cell>
          <table:table-cell table:number-columns-repeated="4"/>
          <table:table-cell office:value-type="float" office:value="7.70900393796408" calcext:value-type="float">
            <text:p>7.70900393796408</text:p>
          </table:table-cell>
          <table:table-cell/>
          <table:table-cell office:value-type="float" office:value="-0.258968874960961" calcext:value-type="float">
            <text:p>-0.258968874960961</text:p>
          </table:table-cell>
          <table:table-cell/>
          <table:table-cell office:value-type="float" office:value="10067" calcext:value-type="float">
            <text:p>10067</text:p>
          </table:table-cell>
        </table:table-row>
        <table:table-row table:style-name="ro1">
          <table:table-cell table:number-columns-repeated="4"/>
          <table:table-cell office:value-type="float" office:value="1.06071643941721" calcext:value-type="float">
            <text:p>1.06071643941721</text:p>
          </table:table-cell>
          <table:table-cell office:value-type="float" office:value="1.52559575457787" calcext:value-type="float">
            <text:p>1.52559575457787</text:p>
          </table:table-cell>
          <table:table-cell office:value-type="float" office:value="1.63920814603755" calcext:value-type="float">
            <text:p>1.63920814603755</text:p>
          </table:table-cell>
          <table:table-cell table:number-columns-repeated="4"/>
          <table:table-cell office:value-type="float" office:value="9.00723944837266" calcext:value-type="float">
            <text:p>9.00723944837266</text:p>
          </table:table-cell>
          <table:table-cell/>
          <table:table-cell office:value-type="float" office:value="0.0212456048100682" calcext:value-type="float">
            <text:p>0.021245604810068</text:p>
          </table:table-cell>
          <table:table-cell/>
          <table:table-cell office:value-type="float" office:value="8878" calcext:value-type="float">
            <text:p>8878</text:p>
          </table:table-cell>
        </table:table-row>
        <table:table-row table:style-name="ro1">
          <table:table-cell table:number-columns-repeated="4"/>
          <table:table-cell office:value-type="float" office:value="1.0649984713423" calcext:value-type="float">
            <text:p>1.0649984713423</text:p>
          </table:table-cell>
          <table:table-cell office:value-type="float" office:value="1.52683320693887" calcext:value-type="float">
            <text:p>1.52683320693887</text:p>
          </table:table-cell>
          <table:table-cell office:value-type="float" office:value="1.647722341322" calcext:value-type="float">
            <text:p>1.647722341322</text:p>
          </table:table-cell>
          <table:table-cell table:number-columns-repeated="4"/>
          <table:table-cell office:value-type="float" office:value="0.287452040460391" calcext:value-type="float">
            <text:p>0.287452040460391</text:p>
          </table:table-cell>
          <table:table-cell/>
          <table:table-cell office:value-type="float" office:value="0.375688635149155" calcext:value-type="float">
            <text:p>0.375688635149155</text:p>
          </table:table-cell>
          <table:table-cell/>
          <table:table-cell office:value-type="float" office:value="4730" calcext:value-type="float">
            <text:p>4730</text:p>
          </table:table-cell>
        </table:table-row>
        <table:table-row table:style-name="ro1">
          <table:table-cell table:number-columns-repeated="4"/>
          <table:table-cell office:value-type="float" office:value="1.06637169288026" calcext:value-type="float">
            <text:p>1.06637169288026</text:p>
          </table:table-cell>
          <table:table-cell office:value-type="float" office:value="1.52807840643218" calcext:value-type="float">
            <text:p>1.52807840643218</text:p>
          </table:table-cell>
          <table:table-cell office:value-type="float" office:value="1.65415327526204" calcext:value-type="float">
            <text:p>1.65415327526204</text:p>
          </table:table-cell>
          <table:table-cell table:number-columns-repeated="4"/>
          <table:table-cell office:value-type="float" office:value="7.68940802447195" calcext:value-type="float">
            <text:p>7.68940802447195</text:p>
          </table:table-cell>
          <table:table-cell/>
          <table:table-cell office:value-type="float" office:value="-0.390531660835197" calcext:value-type="float">
            <text:p>-0.390531660835197</text:p>
          </table:table-cell>
          <table:table-cell/>
          <table:table-cell office:value-type="float" office:value="9817" calcext:value-type="float">
            <text:p>9817</text:p>
          </table:table-cell>
        </table:table-row>
        <table:table-row table:style-name="ro1">
          <table:table-cell table:number-columns-repeated="4"/>
          <table:table-cell office:value-type="float" office:value="1.07999114171301" calcext:value-type="float">
            <text:p>1.07999114171301</text:p>
          </table:table-cell>
          <table:table-cell office:value-type="float" office:value="1.53165166955868" calcext:value-type="float">
            <text:p>1.53165166955868</text:p>
          </table:table-cell>
          <table:table-cell office:value-type="float" office:value="1.72278704296721" calcext:value-type="float">
            <text:p>1.72278704296721</text:p>
          </table:table-cell>
          <table:table-cell table:number-columns-repeated="4"/>
          <table:table-cell office:value-type="float" office:value="4.40632348376988" calcext:value-type="float">
            <text:p>4.40632348376988</text:p>
          </table:table-cell>
          <table:table-cell/>
          <table:table-cell office:value-type="float" office:value="-0.616220107186634" calcext:value-type="float">
            <text:p>-0.616220107186634</text:p>
          </table:table-cell>
          <table:table-cell/>
          <table:table-cell office:value-type="float" office:value="5055" calcext:value-type="float">
            <text:p>5055</text:p>
          </table:table-cell>
        </table:table-row>
        <table:table-row table:style-name="ro1">
          <table:table-cell table:number-columns-repeated="4"/>
          <table:table-cell office:value-type="float" office:value="1.09377646467263" calcext:value-type="float">
            <text:p>1.09377646467263</text:p>
          </table:table-cell>
          <table:table-cell office:value-type="float" office:value="1.55142635638934" calcext:value-type="float">
            <text:p>1.55142635638934</text:p>
          </table:table-cell>
          <table:table-cell office:value-type="float" office:value="1.7334653125614" calcext:value-type="float">
            <text:p>1.7334653125614</text:p>
          </table:table-cell>
          <table:table-cell table:number-columns-repeated="4"/>
          <table:table-cell office:value-type="float" office:value="8.14149109898696" calcext:value-type="float">
            <text:p>8.14149109898696</text:p>
          </table:table-cell>
          <table:table-cell/>
          <table:table-cell office:value-type="float" office:value="-0.0365904549845216" calcext:value-type="float">
            <text:p>-0.036590454984522</text:p>
          </table:table-cell>
          <table:table-cell/>
          <table:table-cell office:value-type="float" office:value="10460" calcext:value-type="float">
            <text:p>10460</text:p>
          </table:table-cell>
        </table:table-row>
        <table:table-row table:style-name="ro1">
          <table:table-cell table:number-columns-repeated="4"/>
          <table:table-cell office:value-type="float" office:value="1.09441942467162" calcext:value-type="float">
            <text:p>1.09441942467162</text:p>
          </table:table-cell>
          <table:table-cell office:value-type="float" office:value="1.56643859882997" calcext:value-type="float">
            <text:p>1.56643859882997</text:p>
          </table:table-cell>
          <table:table-cell office:value-type="float" office:value="1.73624618098152" calcext:value-type="float">
            <text:p>1.73624618098152</text:p>
          </table:table-cell>
          <table:table-cell table:number-columns-repeated="4"/>
          <table:table-cell office:value-type="float" office:value="5.24002545269585" calcext:value-type="float">
            <text:p>5.24002545269585</text:p>
          </table:table-cell>
          <table:table-cell/>
          <table:table-cell office:value-type="float" office:value="-0.56455074342946" calcext:value-type="float">
            <text:p>-0.56455074342946</text:p>
          </table:table-cell>
          <table:table-cell/>
          <table:table-cell office:value-type="float" office:value="15767" calcext:value-type="float">
            <text:p>15767</text:p>
          </table:table-cell>
        </table:table-row>
        <table:table-row table:style-name="ro1">
          <table:table-cell table:number-columns-repeated="4"/>
          <table:table-cell office:value-type="float" office:value="1.09462412170093" calcext:value-type="float">
            <text:p>1.09462412170093</text:p>
          </table:table-cell>
          <table:table-cell office:value-type="float" office:value="1.59521004266726" calcext:value-type="float">
            <text:p>1.59521004266726</text:p>
          </table:table-cell>
          <table:table-cell office:value-type="float" office:value="1.74654945260971" calcext:value-type="float">
            <text:p>1.74654945260971</text:p>
          </table:table-cell>
          <table:table-cell table:number-columns-repeated="4"/>
          <table:table-cell office:value-type="float" office:value="5.07950595108182" calcext:value-type="float">
            <text:p>5.07950595108182</text:p>
          </table:table-cell>
          <table:table-cell/>
          <table:table-cell office:value-type="float" office:value="-0.0916472099338661" calcext:value-type="float">
            <text:p>-0.091647209933866</text:p>
          </table:table-cell>
          <table:table-cell/>
          <table:table-cell office:value-type="float" office:value="10340" calcext:value-type="float">
            <text:p>10340</text:p>
          </table:table-cell>
        </table:table-row>
        <table:table-row table:style-name="ro1">
          <table:table-cell table:number-columns-repeated="4"/>
          <table:table-cell office:value-type="float" office:value="1.09483199646576" calcext:value-type="float">
            <text:p>1.09483199646576</text:p>
          </table:table-cell>
          <table:table-cell office:value-type="float" office:value="1.59714050072221" calcext:value-type="float">
            <text:p>1.59714050072221</text:p>
          </table:table-cell>
          <table:table-cell office:value-type="float" office:value="1.74883288389495" calcext:value-type="float">
            <text:p>1.74883288389495</text:p>
          </table:table-cell>
          <table:table-cell table:number-columns-repeated="4"/>
          <table:table-cell office:value-type="float" office:value="4.66865422171006" calcext:value-type="float">
            <text:p>4.66865422171006</text:p>
          </table:table-cell>
          <table:table-cell/>
          <table:table-cell office:value-type="float" office:value="-0.0578498490212877" calcext:value-type="float">
            <text:p>-0.057849849021288</text:p>
          </table:table-cell>
          <table:table-cell/>
          <table:table-cell office:value-type="float" office:value="33879" calcext:value-type="float">
            <text:p>33879</text:p>
          </table:table-cell>
        </table:table-row>
        <table:table-row table:style-name="ro1">
          <table:table-cell table:number-columns-repeated="4"/>
          <table:table-cell office:value-type="float" office:value="1.09545932303623" calcext:value-type="float">
            <text:p>1.09545932303623</text:p>
          </table:table-cell>
          <table:table-cell office:value-type="float" office:value="1.59728223681726" calcext:value-type="float">
            <text:p>1.59728223681726</text:p>
          </table:table-cell>
          <table:table-cell office:value-type="float" office:value="1.75525888459613" calcext:value-type="float">
            <text:p>1.75525888459613</text:p>
          </table:table-cell>
          <table:table-cell table:number-columns-repeated="4"/>
          <table:table-cell office:value-type="float" office:value="3.83917627502413" calcext:value-type="float">
            <text:p>3.83917627502413</text:p>
          </table:table-cell>
          <table:table-cell/>
          <table:table-cell office:value-type="float" office:value="-0.0803906312247827" calcext:value-type="float">
            <text:p>-0.080390631224783</text:p>
          </table:table-cell>
          <table:table-cell/>
          <table:table-cell office:value-type="float" office:value="4585" calcext:value-type="float">
            <text:p>4585</text:p>
          </table:table-cell>
        </table:table-row>
        <table:table-row table:style-name="ro1">
          <table:table-cell table:number-columns-repeated="4"/>
          <table:table-cell office:value-type="float" office:value="1.09843846395778" calcext:value-type="float">
            <text:p>1.09843846395778</text:p>
          </table:table-cell>
          <table:table-cell office:value-type="float" office:value="1.59929246982139" calcext:value-type="float">
            <text:p>1.59929246982139</text:p>
          </table:table-cell>
          <table:table-cell office:value-type="float" office:value="1.76798253123821" calcext:value-type="float">
            <text:p>1.76798253123821</text:p>
          </table:table-cell>
          <table:table-cell table:number-columns-repeated="4"/>
          <table:table-cell office:value-type="float" office:value="1.33727605147207" calcext:value-type="float">
            <text:p>1.33727605147207</text:p>
          </table:table-cell>
          <table:table-cell/>
          <table:table-cell office:value-type="float" office:value="0.348854140712947" calcext:value-type="float">
            <text:p>0.348854140712947</text:p>
          </table:table-cell>
          <table:table-cell/>
          <table:table-cell office:value-type="float" office:value="1218" calcext:value-type="float">
            <text:p>1218</text:p>
          </table:table-cell>
        </table:table-row>
        <table:table-row table:style-name="ro1">
          <table:table-cell table:number-columns-repeated="4"/>
          <table:table-cell office:value-type="float" office:value="1.11038293503435" calcext:value-type="float">
            <text:p>1.11038293503435</text:p>
          </table:table-cell>
          <table:table-cell office:value-type="float" office:value="1.60222867367667" calcext:value-type="float">
            <text:p>1.60222867367667</text:p>
          </table:table-cell>
          <table:table-cell office:value-type="float" office:value="1.77259311608337" calcext:value-type="float">
            <text:p>1.77259311608337</text:p>
          </table:table-cell>
          <table:table-cell table:number-columns-repeated="4"/>
          <table:table-cell office:value-type="float" office:value="4.50341463242965" calcext:value-type="float">
            <text:p>4.50341463242965</text:p>
          </table:table-cell>
          <table:table-cell/>
          <table:table-cell office:value-type="float" office:value="-0.123564052473168" calcext:value-type="float">
            <text:p>-0.123564052473168</text:p>
          </table:table-cell>
          <table:table-cell/>
          <table:table-cell office:value-type="float" office:value="4217" calcext:value-type="float">
            <text:p>4217</text:p>
          </table:table-cell>
        </table:table-row>
        <table:table-row table:style-name="ro1">
          <table:table-cell table:number-columns-repeated="4"/>
          <table:table-cell office:value-type="float" office:value="1.11156001904933" calcext:value-type="float">
            <text:p>1.11156001904933</text:p>
          </table:table-cell>
          <table:table-cell office:value-type="float" office:value="1.60468359871393" calcext:value-type="float">
            <text:p>1.60468359871393</text:p>
          </table:table-cell>
          <table:table-cell office:value-type="float" office:value="1.8012312102771" calcext:value-type="float">
            <text:p>1.8012312102771</text:p>
          </table:table-cell>
          <table:table-cell table:number-columns-repeated="4"/>
          <table:table-cell office:value-type="float" office:value="3.17131524096394" calcext:value-type="float">
            <text:p>3.17131524096394</text:p>
          </table:table-cell>
          <table:table-cell/>
          <table:table-cell office:value-type="float" office:value="-0.150658739900598" calcext:value-type="float">
            <text:p>-0.150658739900598</text:p>
          </table:table-cell>
          <table:table-cell/>
          <table:table-cell office:value-type="float" office:value="3145" calcext:value-type="float">
            <text:p>3145</text:p>
          </table:table-cell>
        </table:table-row>
        <table:table-row table:style-name="ro1">
          <table:table-cell table:number-columns-repeated="4"/>
          <table:table-cell office:value-type="float" office:value="1.11690731399715" calcext:value-type="float">
            <text:p>1.11690731399715</text:p>
          </table:table-cell>
          <table:table-cell office:value-type="float" office:value="1.61017949224915" calcext:value-type="float">
            <text:p>1.61017949224915</text:p>
          </table:table-cell>
          <table:table-cell office:value-type="float" office:value="1.81713375024991" calcext:value-type="float">
            <text:p>1.81713375024991</text:p>
          </table:table-cell>
          <table:table-cell table:number-columns-repeated="4"/>
          <table:table-cell office:value-type="float" office:value="5.96107042611116" calcext:value-type="float">
            <text:p>5.96107042611116</text:p>
          </table:table-cell>
          <table:table-cell/>
          <table:table-cell office:value-type="float" office:value="-0.107406391078619" calcext:value-type="float">
            <text:p>-0.10740639107861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1232622650147" calcext:value-type="float">
            <text:p>1.1232622650147</text:p>
          </table:table-cell>
          <table:table-cell office:value-type="float" office:value="1.62005650309309" calcext:value-type="float">
            <text:p>1.62005650309309</text:p>
          </table:table-cell>
          <table:table-cell office:value-type="float" office:value="1.82302675010293" calcext:value-type="float">
            <text:p>1.82302675010293</text:p>
          </table:table-cell>
          <table:table-cell table:number-columns-repeated="4"/>
          <table:table-cell office:value-type="float" office:value="3.17260846813299" calcext:value-type="float">
            <text:p>3.17260846813299</text:p>
          </table:table-cell>
          <table:table-cell/>
          <table:table-cell office:value-type="float" office:value="0.267109786785476" calcext:value-type="float">
            <text:p>0.26710978678547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12503119313919" calcext:value-type="float">
            <text:p>1.12503119313919</text:p>
          </table:table-cell>
          <table:table-cell office:value-type="float" office:value="1.62623013792215" calcext:value-type="float">
            <text:p>1.62623013792215</text:p>
          </table:table-cell>
          <table:table-cell office:value-type="float" office:value="1.83093616045823" calcext:value-type="float">
            <text:p>1.83093616045823</text:p>
          </table:table-cell>
          <table:table-cell table:number-columns-repeated="4"/>
          <table:table-cell office:value-type="float" office:value="9.00431087600383" calcext:value-type="float">
            <text:p>9.00431087600383</text:p>
          </table:table-cell>
          <table:table-cell/>
          <table:table-cell office:value-type="float" office:value="0.480855908388814" calcext:value-type="float">
            <text:p>0.480855908388814</text:p>
          </table:table-cell>
          <table:table-cell/>
          <table:table-cell office:value-type="float" office:value="14805" calcext:value-type="float">
            <text:p>14805</text:p>
          </table:table-cell>
        </table:table-row>
        <table:table-row table:style-name="ro1">
          <table:table-cell table:number-columns-repeated="4"/>
          <table:table-cell office:value-type="float" office:value="1.13594770143863" calcext:value-type="float">
            <text:p>1.13594770143863</text:p>
          </table:table-cell>
          <table:table-cell office:value-type="float" office:value="1.63140926364176" calcext:value-type="float">
            <text:p>1.63140926364176</text:p>
          </table:table-cell>
          <table:table-cell office:value-type="float" office:value="1.84165802379679" calcext:value-type="float">
            <text:p>1.84165802379679</text:p>
          </table:table-cell>
          <table:table-cell table:number-columns-repeated="4"/>
          <table:table-cell office:value-type="float" office:value="99.4551983109129" calcext:value-type="float">
            <text:p>99.4551983109129</text:p>
          </table:table-cell>
          <table:table-cell/>
          <table:table-cell office:value-type="float" office:value="-2.96246765106847" calcext:value-type="float">
            <text:p>-2.9624676510684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1394706332095" calcext:value-type="float">
            <text:p>1.1394706332095</text:p>
          </table:table-cell>
          <table:table-cell office:value-type="float" office:value="1.63943336559267" calcext:value-type="float">
            <text:p>1.63943336559267</text:p>
          </table:table-cell>
          <table:table-cell office:value-type="float" office:value="1.84486868422946" calcext:value-type="float">
            <text:p>1.84486868422946</text:p>
          </table:table-cell>
          <table:table-cell table:number-columns-repeated="4"/>
          <table:table-cell office:value-type="float" office:value="100.089204268075" calcext:value-type="float">
            <text:p>100.089204268075</text:p>
          </table:table-cell>
          <table:table-cell/>
          <table:table-cell office:value-type="float" office:value="-4.21653604170998" calcext:value-type="float">
            <text:p>-4.21653604170998</text:p>
          </table:table-cell>
          <table:table-cell/>
          <table:table-cell office:value-type="float" office:value="48460" calcext:value-type="float">
            <text:p>48460</text:p>
          </table:table-cell>
        </table:table-row>
        <table:table-row table:style-name="ro1">
          <table:table-cell table:number-columns-repeated="4"/>
          <table:table-cell office:value-type="float" office:value="1.14083533893266" calcext:value-type="float">
            <text:p>1.14083533893266</text:p>
          </table:table-cell>
          <table:table-cell office:value-type="float" office:value="1.64125757914414" calcext:value-type="float">
            <text:p>1.64125757914414</text:p>
          </table:table-cell>
          <table:table-cell office:value-type="float" office:value="1.85166170547913" calcext:value-type="float">
            <text:p>1.85166170547913</text:p>
          </table:table-cell>
          <table:table-cell table:number-columns-repeated="4"/>
          <table:table-cell office:value-type="float" office:value="2.63625433459857" calcext:value-type="float">
            <text:p>2.63625433459857</text:p>
          </table:table-cell>
          <table:table-cell/>
          <table:table-cell office:value-type="float" office:value="-0.247747813613381" calcext:value-type="float">
            <text:p>-0.247747813613381</text:p>
          </table:table-cell>
          <table:table-cell/>
          <table:table-cell office:value-type="float" office:value="3668" calcext:value-type="float">
            <text:p>3668</text:p>
          </table:table-cell>
        </table:table-row>
        <table:table-row table:style-name="ro1">
          <table:table-cell table:number-columns-repeated="4"/>
          <table:table-cell office:value-type="float" office:value="1.1462154624133" calcext:value-type="float">
            <text:p>1.1462154624133</text:p>
          </table:table-cell>
          <table:table-cell office:value-type="float" office:value="1.65893374004905" calcext:value-type="float">
            <text:p>1.65893374004905</text:p>
          </table:table-cell>
          <table:table-cell office:value-type="float" office:value="1.85175893589852" calcext:value-type="float">
            <text:p>1.85175893589852</text:p>
          </table:table-cell>
          <table:table-cell table:number-columns-repeated="4"/>
          <table:table-cell office:value-type="float" office:value="0.0691802308820911" calcext:value-type="float">
            <text:p>0.069180230882091</text:p>
          </table:table-cell>
          <table:table-cell/>
          <table:table-cell office:value-type="float" office:value="-0.191184680628903" calcext:value-type="float">
            <text:p>-0.19118468062890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4"/>
          <table:table-cell office:value-type="float" office:value="1.15236882219889" calcext:value-type="float">
            <text:p>1.15236882219889</text:p>
          </table:table-cell>
          <table:table-cell office:value-type="float" office:value="1.66936133543587" calcext:value-type="float">
            <text:p>1.66936133543587</text:p>
          </table:table-cell>
          <table:table-cell office:value-type="float" office:value="1.8694484216775" calcext:value-type="float">
            <text:p>1.8694484216775</text:p>
          </table:table-cell>
          <table:table-cell table:number-columns-repeated="4"/>
          <table:table-cell office:value-type="float" office:value="81.7874717397928" calcext:value-type="float">
            <text:p>81.7874717397928</text:p>
          </table:table-cell>
          <table:table-cell/>
          <table:table-cell office:value-type="float" office:value="-0.388353414238689" calcext:value-type="float">
            <text:p>-0.38835341423868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15299665126801" calcext:value-type="float">
            <text:p>1.15299665126801</text:p>
          </table:table-cell>
          <table:table-cell office:value-type="float" office:value="1.67267915630642" calcext:value-type="float">
            <text:p>1.67267915630642</text:p>
          </table:table-cell>
          <table:table-cell office:value-type="float" office:value="1.88330406157352" calcext:value-type="float">
            <text:p>1.88330406157352</text:p>
          </table:table-cell>
          <table:table-cell table:number-columns-repeated="4"/>
          <table:table-cell office:value-type="float" office:value="0.10099254440983" calcext:value-type="float">
            <text:p>0.10099254440983</text:p>
          </table:table-cell>
          <table:table-cell/>
          <table:table-cell office:value-type="float" office:value="-0.22572385216984" calcext:value-type="float">
            <text:p>-0.22572385216984</text:p>
          </table:table-cell>
          <table:table-cell/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4"/>
          <table:table-cell office:value-type="float" office:value="1.15811471113449" calcext:value-type="float">
            <text:p>1.15811471113449</text:p>
          </table:table-cell>
          <table:table-cell office:value-type="float" office:value="1.67478372795666" calcext:value-type="float">
            <text:p>1.67478372795666</text:p>
          </table:table-cell>
          <table:table-cell office:value-type="float" office:value="1.88715843522663" calcext:value-type="float">
            <text:p>1.88715843522663</text:p>
          </table:table-cell>
          <table:table-cell table:number-columns-repeated="4"/>
          <table:table-cell office:value-type="float" office:value="74.8122219987288" calcext:value-type="float">
            <text:p>74.8122219987288</text:p>
          </table:table-cell>
          <table:table-cell/>
          <table:table-cell office:value-type="float" office:value="0.353571997156794" calcext:value-type="float">
            <text:p>0.35357199715679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17221413577803" calcext:value-type="float">
            <text:p>1.17221413577803</text:p>
          </table:table-cell>
          <table:table-cell office:value-type="float" office:value="1.68654224725911" calcext:value-type="float">
            <text:p>1.68654224725911</text:p>
          </table:table-cell>
          <table:table-cell office:value-type="float" office:value="1.89104393674667" calcext:value-type="float">
            <text:p>1.89104393674667</text:p>
          </table:table-cell>
          <table:table-cell table:number-columns-repeated="4"/>
          <table:table-cell office:value-type="float" office:value="3.39118102647433" calcext:value-type="float">
            <text:p>3.39118102647433</text:p>
          </table:table-cell>
          <table:table-cell/>
          <table:table-cell office:value-type="float" office:value="-0.474309645596461" calcext:value-type="float">
            <text:p>-0.474309645596461</text:p>
          </table:table-cell>
          <table:table-cell/>
          <table:table-cell office:value-type="float" office:value="4836" calcext:value-type="float">
            <text:p>4836</text:p>
          </table:table-cell>
        </table:table-row>
        <table:table-row table:style-name="ro1">
          <table:table-cell table:number-columns-repeated="4"/>
          <table:table-cell office:value-type="float" office:value="1.17832839189385" calcext:value-type="float">
            <text:p>1.17832839189385</text:p>
          </table:table-cell>
          <table:table-cell office:value-type="float" office:value="1.6930332961106" calcext:value-type="float">
            <text:p>1.6930332961106</text:p>
          </table:table-cell>
          <table:table-cell office:value-type="float" office:value="1.90519975485629" calcext:value-type="float">
            <text:p>1.90519975485629</text:p>
          </table:table-cell>
          <table:table-cell table:number-columns-repeated="4"/>
          <table:table-cell office:value-type="float" office:value="9.00800143953748" calcext:value-type="float">
            <text:p>9.00800143953748</text:p>
          </table:table-cell>
          <table:table-cell/>
          <table:table-cell office:value-type="float" office:value="-0.573710436272786" calcext:value-type="float">
            <text:p>-0.573710436272786</text:p>
          </table:table-cell>
          <table:table-cell/>
          <table:table-cell office:value-type="float" office:value="11603" calcext:value-type="float">
            <text:p>11603</text:p>
          </table:table-cell>
        </table:table-row>
        <table:table-row table:style-name="ro1">
          <table:table-cell table:number-columns-repeated="4"/>
          <table:table-cell office:value-type="float" office:value="1.19344941691564" calcext:value-type="float">
            <text:p>1.19344941691564</text:p>
          </table:table-cell>
          <table:table-cell office:value-type="float" office:value="1.70541344460147" calcext:value-type="float">
            <text:p>1.70541344460147</text:p>
          </table:table-cell>
          <table:table-cell office:value-type="float" office:value="1.91024033362336" calcext:value-type="float">
            <text:p>1.91024033362336</text:p>
          </table:table-cell>
          <table:table-cell table:number-columns-repeated="4"/>
          <table:table-cell office:value-type="float" office:value="0.997850411434565" calcext:value-type="float">
            <text:p>0.997850411434565</text:p>
          </table:table-cell>
          <table:table-cell/>
          <table:table-cell office:value-type="float" office:value="-0.133377364074291" calcext:value-type="float">
            <text:p>-0.133377364074291</text:p>
          </table:table-cell>
          <table:table-cell/>
          <table:table-cell office:value-type="float" office:value="4177" calcext:value-type="float">
            <text:p>4177</text:p>
          </table:table-cell>
        </table:table-row>
        <table:table-row table:style-name="ro1">
          <table:table-cell table:number-columns-repeated="4"/>
          <table:table-cell office:value-type="float" office:value="1.19607085778839" calcext:value-type="float">
            <text:p>1.19607085778839</text:p>
          </table:table-cell>
          <table:table-cell office:value-type="float" office:value="1.70818687527833" calcext:value-type="float">
            <text:p>1.70818687527833</text:p>
          </table:table-cell>
          <table:table-cell office:value-type="float" office:value="1.91498991085714" calcext:value-type="float">
            <text:p>1.91498991085714</text:p>
          </table:table-cell>
          <table:table-cell table:number-columns-repeated="4"/>
          <table:table-cell office:value-type="float" office:value="-0.103281652439668" calcext:value-type="float">
            <text:p>-0.103281652439668</text:p>
          </table:table-cell>
          <table:table-cell/>
          <table:table-cell office:value-type="float" office:value="0.134110916921213" calcext:value-type="float">
            <text:p>0.134110916921213</text:p>
          </table:table-cell>
          <table:table-cell/>
          <table:table-cell office:value-type="float" office:value="1038" calcext:value-type="float">
            <text:p>1038</text:p>
          </table:table-cell>
        </table:table-row>
        <table:table-row table:style-name="ro1">
          <table:table-cell table:number-columns-repeated="4"/>
          <table:table-cell office:value-type="float" office:value="1.19801912591652" calcext:value-type="float">
            <text:p>1.19801912591652</text:p>
          </table:table-cell>
          <table:table-cell office:value-type="float" office:value="1.7115217898066" calcext:value-type="float">
            <text:p>1.7115217898066</text:p>
          </table:table-cell>
          <table:table-cell office:value-type="float" office:value="1.91853131218655" calcext:value-type="float">
            <text:p>1.91853131218655</text:p>
          </table:table-cell>
          <table:table-cell table:number-columns-repeated="4"/>
          <table:table-cell office:value-type="float" office:value="0.488692647894852" calcext:value-type="float">
            <text:p>0.488692647894852</text:p>
          </table:table-cell>
          <table:table-cell/>
          <table:table-cell office:value-type="float" office:value="0.101921962242692" calcext:value-type="float">
            <text:p>0.101921962242692</text:p>
          </table:table-cell>
          <table:table-cell/>
          <table:table-cell office:value-type="float" office:value="748" calcext:value-type="float">
            <text:p>748</text:p>
          </table:table-cell>
        </table:table-row>
        <table:table-row table:style-name="ro1">
          <table:table-cell table:number-columns-repeated="4"/>
          <table:table-cell office:value-type="float" office:value="1.19910488565998" calcext:value-type="float">
            <text:p>1.19910488565998</text:p>
          </table:table-cell>
          <table:table-cell office:value-type="float" office:value="1.72235106389422" calcext:value-type="float">
            <text:p>1.72235106389422</text:p>
          </table:table-cell>
          <table:table-cell office:value-type="float" office:value="1.93029666723673" calcext:value-type="float">
            <text:p>1.93029666723673</text:p>
          </table:table-cell>
          <table:table-cell table:number-columns-repeated="4"/>
          <table:table-cell office:value-type="float" office:value="0.129528674197347" calcext:value-type="float">
            <text:p>0.129528674197347</text:p>
          </table:table-cell>
          <table:table-cell/>
          <table:table-cell office:value-type="float" office:value="0.197252470114121" calcext:value-type="float">
            <text:p>0.197252470114121</text:p>
          </table:table-cell>
          <table:table-cell/>
          <table:table-cell office:value-type="float" office:value="1688" calcext:value-type="float">
            <text:p>1688</text:p>
          </table:table-cell>
        </table:table-row>
        <table:table-row table:style-name="ro1">
          <table:table-cell table:number-columns-repeated="4"/>
          <table:table-cell office:value-type="float" office:value="1.20953719190754" calcext:value-type="float">
            <text:p>1.20953719190754</text:p>
          </table:table-cell>
          <table:table-cell office:value-type="float" office:value="1.72843673837104" calcext:value-type="float">
            <text:p>1.72843673837104</text:p>
          </table:table-cell>
          <table:table-cell office:value-type="float" office:value="1.93130196806119" calcext:value-type="float">
            <text:p>1.93130196806119</text:p>
          </table:table-cell>
          <table:table-cell table:number-columns-repeated="4"/>
          <table:table-cell office:value-type="float" office:value="3.47105037826697" calcext:value-type="float">
            <text:p>3.47105037826697</text:p>
          </table:table-cell>
          <table:table-cell/>
          <table:table-cell office:value-type="float" office:value="-0.493678141460333" calcext:value-type="float">
            <text:p>-0.493678141460333</text:p>
          </table:table-cell>
          <table:table-cell/>
          <table:table-cell office:value-type="float" office:value="13546" calcext:value-type="float">
            <text:p>13546</text:p>
          </table:table-cell>
        </table:table-row>
        <table:table-row table:style-name="ro1">
          <table:table-cell table:number-columns-repeated="4"/>
          <table:table-cell office:value-type="float" office:value="1.21284749947257" calcext:value-type="float">
            <text:p>1.21284749947257</text:p>
          </table:table-cell>
          <table:table-cell office:value-type="float" office:value="1.72917228433747" calcext:value-type="float">
            <text:p>1.72917228433747</text:p>
          </table:table-cell>
          <table:table-cell office:value-type="float" office:value="1.95406113128993" calcext:value-type="float">
            <text:p>1.95406113128993</text:p>
          </table:table-cell>
          <table:table-cell table:number-columns-repeated="4"/>
          <table:table-cell office:value-type="float" office:value="7.57845554971427" calcext:value-type="float">
            <text:p>7.57845554971427</text:p>
          </table:table-cell>
          <table:table-cell/>
          <table:table-cell office:value-type="float" office:value="-0.295064723652903" calcext:value-type="float">
            <text:p>-0.295064723652903</text:p>
          </table:table-cell>
          <table:table-cell/>
          <table:table-cell office:value-type="float" office:value="9059" calcext:value-type="float">
            <text:p>9059</text:p>
          </table:table-cell>
        </table:table-row>
        <table:table-row table:style-name="ro1">
          <table:table-cell table:number-columns-repeated="4"/>
          <table:table-cell office:value-type="float" office:value="1.22295117814803" calcext:value-type="float">
            <text:p>1.22295117814803</text:p>
          </table:table-cell>
          <table:table-cell office:value-type="float" office:value="1.73340386637364" calcext:value-type="float">
            <text:p>1.73340386637364</text:p>
          </table:table-cell>
          <table:table-cell office:value-type="float" office:value="1.99374465308663" calcext:value-type="float">
            <text:p>1.99374465308663</text:p>
          </table:table-cell>
          <table:table-cell table:number-columns-repeated="4"/>
          <table:table-cell office:value-type="float" office:value="5.29615341200334" calcext:value-type="float">
            <text:p>5.29615341200334</text:p>
          </table:table-cell>
          <table:table-cell/>
          <table:table-cell office:value-type="float" office:value="0.333301333264185" calcext:value-type="float">
            <text:p>0.333301333264185</text:p>
          </table:table-cell>
          <table:table-cell/>
          <table:table-cell office:value-type="float" office:value="6950" calcext:value-type="float">
            <text:p>6950</text:p>
          </table:table-cell>
        </table:table-row>
        <table:table-row table:style-name="ro1">
          <table:table-cell table:number-columns-repeated="4"/>
          <table:table-cell office:value-type="float" office:value="1.2243980451446" calcext:value-type="float">
            <text:p>1.2243980451446</text:p>
          </table:table-cell>
          <table:table-cell office:value-type="float" office:value="1.73871624403174" calcext:value-type="float">
            <text:p>1.73871624403174</text:p>
          </table:table-cell>
          <table:table-cell office:value-type="float" office:value="2.0127293961348" calcext:value-type="float">
            <text:p>2.0127293961348</text:p>
          </table:table-cell>
          <table:table-cell table:number-columns-repeated="4"/>
          <table:table-cell office:value-type="float" office:value="5.42102348433827" calcext:value-type="float">
            <text:p>5.42102348433827</text:p>
          </table:table-cell>
          <table:table-cell/>
          <table:table-cell office:value-type="float" office:value="-0.109374247119687" calcext:value-type="float">
            <text:p>-0.109374247119687</text:p>
          </table:table-cell>
          <table:table-cell/>
          <table:table-cell office:value-type="float" office:value="17231" calcext:value-type="float">
            <text:p>17231</text:p>
          </table:table-cell>
        </table:table-row>
        <table:table-row table:style-name="ro1">
          <table:table-cell table:number-columns-repeated="4"/>
          <table:table-cell office:value-type="float" office:value="1.22884269371116" calcext:value-type="float">
            <text:p>1.22884269371116</text:p>
          </table:table-cell>
          <table:table-cell office:value-type="float" office:value="1.7394759648013" calcext:value-type="float">
            <text:p>1.7394759648013</text:p>
          </table:table-cell>
          <table:table-cell office:value-type="float" office:value="2.01292721429602" calcext:value-type="float">
            <text:p>2.01292721429602</text:p>
          </table:table-cell>
          <table:table-cell table:number-columns-repeated="4"/>
          <table:table-cell office:value-type="float" office:value="100.088502793737" calcext:value-type="float">
            <text:p>100.088502793737</text:p>
          </table:table-cell>
          <table:table-cell/>
          <table:table-cell office:value-type="float" office:value="2.16733327761225" calcext:value-type="float">
            <text:p>2.16733327761225</text:p>
          </table:table-cell>
          <table:table-cell/>
          <table:table-cell office:value-type="float" office:value="48205" calcext:value-type="float">
            <text:p>48205</text:p>
          </table:table-cell>
        </table:table-row>
        <table:table-row table:style-name="ro1">
          <table:table-cell table:number-columns-repeated="4"/>
          <table:table-cell office:value-type="float" office:value="1.2313325009604" calcext:value-type="float">
            <text:p>1.2313325009604</text:p>
          </table:table-cell>
          <table:table-cell office:value-type="float" office:value="1.74045950649931" calcext:value-type="float">
            <text:p>1.74045950649931</text:p>
          </table:table-cell>
          <table:table-cell office:value-type="float" office:value="2.02863060644373" calcext:value-type="float">
            <text:p>2.02863060644373</text:p>
          </table:table-cell>
          <table:table-cell table:number-columns-repeated="4"/>
          <table:table-cell office:value-type="float" office:value="8.5058072384117" calcext:value-type="float">
            <text:p>8.5058072384117</text:p>
          </table:table-cell>
          <table:table-cell/>
          <table:table-cell office:value-type="float" office:value="-0.461405453585723" calcext:value-type="float">
            <text:p>-0.461405453585723</text:p>
          </table:table-cell>
          <table:table-cell/>
          <table:table-cell office:value-type="float" office:value="7915" calcext:value-type="float">
            <text:p>7915</text:p>
          </table:table-cell>
        </table:table-row>
        <table:table-row table:style-name="ro1">
          <table:table-cell table:number-columns-repeated="4"/>
          <table:table-cell office:value-type="float" office:value="1.2330050081878" calcext:value-type="float">
            <text:p>1.2330050081878</text:p>
          </table:table-cell>
          <table:table-cell office:value-type="float" office:value="1.7564477115319" calcext:value-type="float">
            <text:p>1.7564477115319</text:p>
          </table:table-cell>
          <table:table-cell office:value-type="float" office:value="2.03526686976932" calcext:value-type="float">
            <text:p>2.03526686976932</text:p>
          </table:table-cell>
          <table:table-cell table:number-columns-repeated="4"/>
          <table:table-cell office:value-type="float" office:value="0.256403297338106" calcext:value-type="float">
            <text:p>0.256403297338106</text:p>
          </table:table-cell>
          <table:table-cell/>
          <table:table-cell office:value-type="float" office:value="0.0945915034767725" calcext:value-type="float">
            <text:p>0.09459150347677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table:number-columns-repeated="4"/>
          <table:table-cell office:value-type="float" office:value="1.23518909767538" calcext:value-type="float">
            <text:p>1.23518909767538</text:p>
          </table:table-cell>
          <table:table-cell office:value-type="float" office:value="1.76486223413833" calcext:value-type="float">
            <text:p>1.76486223413833</text:p>
          </table:table-cell>
          <table:table-cell office:value-type="float" office:value="2.05466161805796" calcext:value-type="float">
            <text:p>2.05466161805796</text:p>
          </table:table-cell>
          <table:table-cell table:number-columns-repeated="4"/>
          <table:table-cell office:value-type="float" office:value="0.30866024408172" calcext:value-type="float">
            <text:p>0.30866024408172</text:p>
          </table:table-cell>
          <table:table-cell/>
          <table:table-cell office:value-type="float" office:value="0.161496325487193" calcext:value-type="float">
            <text:p>0.161496325487193</text:p>
          </table:table-cell>
          <table:table-cell/>
          <table:table-cell office:value-type="float" office:value="266" calcext:value-type="float">
            <text:p>266</text:p>
          </table:table-cell>
        </table:table-row>
        <table:table-row table:style-name="ro1">
          <table:table-cell table:number-columns-repeated="4"/>
          <table:table-cell office:value-type="float" office:value="1.23592706684995" calcext:value-type="float">
            <text:p>1.23592706684995</text:p>
          </table:table-cell>
          <table:table-cell office:value-type="float" office:value="1.76487852709781" calcext:value-type="float">
            <text:p>1.76487852709781</text:p>
          </table:table-cell>
          <table:table-cell office:value-type="float" office:value="2.06630021817418" calcext:value-type="float">
            <text:p>2.06630021817418</text:p>
          </table:table-cell>
          <table:table-cell table:number-columns-repeated="4"/>
          <table:table-cell office:value-type="float" office:value="7.26966783275214" calcext:value-type="float">
            <text:p>7.26966783275214</text:p>
          </table:table-cell>
          <table:table-cell/>
          <table:table-cell office:value-type="float" office:value="-0.938959425768986" calcext:value-type="float">
            <text:p>-0.938959425768986</text:p>
          </table:table-cell>
          <table:table-cell/>
          <table:table-cell office:value-type="float" office:value="19433" calcext:value-type="float">
            <text:p>19433</text:p>
          </table:table-cell>
        </table:table-row>
        <table:table-row table:style-name="ro1">
          <table:table-cell table:number-columns-repeated="4"/>
          <table:table-cell office:value-type="float" office:value="1.23732460653578" calcext:value-type="float">
            <text:p>1.23732460653578</text:p>
          </table:table-cell>
          <table:table-cell office:value-type="float" office:value="1.77160283947645" calcext:value-type="float">
            <text:p>1.77160283947645</text:p>
          </table:table-cell>
          <table:table-cell office:value-type="float" office:value="2.06780808349987" calcext:value-type="float">
            <text:p>2.06780808349987</text:p>
          </table:table-cell>
          <table:table-cell table:number-columns-repeated="4"/>
          <table:table-cell office:value-type="float" office:value="100.087620626854" calcext:value-type="float">
            <text:p>100.087620626854</text:p>
          </table:table-cell>
          <table:table-cell/>
          <table:table-cell office:value-type="float" office:value="0.0269648710432406" calcext:value-type="float">
            <text:p>0.026964871043241</text:p>
          </table:table-cell>
          <table:table-cell/>
          <table:table-cell office:value-type="float" office:value="49345" calcext:value-type="float">
            <text:p>49345</text:p>
          </table:table-cell>
        </table:table-row>
        <table:table-row table:style-name="ro1">
          <table:table-cell table:number-columns-repeated="4"/>
          <table:table-cell office:value-type="float" office:value="1.2490439283509" calcext:value-type="float">
            <text:p>1.2490439283509</text:p>
          </table:table-cell>
          <table:table-cell office:value-type="float" office:value="1.77591445682779" calcext:value-type="float">
            <text:p>1.77591445682779</text:p>
          </table:table-cell>
          <table:table-cell office:value-type="float" office:value="2.08346651668923" calcext:value-type="float">
            <text:p>2.08346651668923</text:p>
          </table:table-cell>
          <table:table-cell table:number-columns-repeated="4"/>
          <table:table-cell office:value-type="float" office:value="3.14731412236713" calcext:value-type="float">
            <text:p>3.14731412236713</text:p>
          </table:table-cell>
          <table:table-cell/>
          <table:table-cell office:value-type="float" office:value="-0.190996736151868" calcext:value-type="float">
            <text:p>-0.190996736151868</text:p>
          </table:table-cell>
          <table:table-cell/>
          <table:table-cell office:value-type="float" office:value="5610" calcext:value-type="float">
            <text:p>5610</text:p>
          </table:table-cell>
        </table:table-row>
        <table:table-row table:style-name="ro1">
          <table:table-cell table:number-columns-repeated="4"/>
          <table:table-cell office:value-type="float" office:value="1.2502594029206" calcext:value-type="float">
            <text:p>1.2502594029206</text:p>
          </table:table-cell>
          <table:table-cell office:value-type="float" office:value="1.81735388113883" calcext:value-type="float">
            <text:p>1.81735388113883</text:p>
          </table:table-cell>
          <table:table-cell office:value-type="float" office:value="2.09680200040559" calcext:value-type="float">
            <text:p>2.09680200040559</text:p>
          </table:table-cell>
          <table:table-cell table:number-columns-repeated="4"/>
          <table:table-cell office:value-type="float" office:value="84.7979182453239" calcext:value-type="float">
            <text:p>84.7979182453239</text:p>
          </table:table-cell>
          <table:table-cell/>
          <table:table-cell office:value-type="float" office:value="4.63075714688831" calcext:value-type="float">
            <text:p>4.6307571468883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25427133141786" calcext:value-type="float">
            <text:p>1.25427133141786</text:p>
          </table:table-cell>
          <table:table-cell office:value-type="float" office:value="1.83122145031547" calcext:value-type="float">
            <text:p>1.83122145031547</text:p>
          </table:table-cell>
          <table:table-cell office:value-type="float" office:value="2.10373786570968" calcext:value-type="float">
            <text:p>2.10373786570968</text:p>
          </table:table-cell>
          <table:table-cell table:number-columns-repeated="4"/>
          <table:table-cell office:value-type="float" office:value="6.60509668735291" calcext:value-type="float">
            <text:p>6.60509668735291</text:p>
          </table:table-cell>
          <table:table-cell/>
          <table:table-cell office:value-type="float" office:value="-0.125304484284757" calcext:value-type="float">
            <text:p>-0.125304484284757</text:p>
          </table:table-cell>
          <table:table-cell/>
          <table:table-cell office:value-type="float" office:value="6256" calcext:value-type="float">
            <text:p>6256</text:p>
          </table:table-cell>
        </table:table-row>
        <table:table-row table:style-name="ro1">
          <table:table-cell table:number-columns-repeated="4"/>
          <table:table-cell office:value-type="float" office:value="1.25429510714401" calcext:value-type="float">
            <text:p>1.25429510714401</text:p>
          </table:table-cell>
          <table:table-cell office:value-type="float" office:value="1.8468527677611" calcext:value-type="float">
            <text:p>1.8468527677611</text:p>
          </table:table-cell>
          <table:table-cell office:value-type="float" office:value="2.11448744719795" calcext:value-type="float">
            <text:p>2.11448744719795</text:p>
          </table:table-cell>
          <table:table-cell table:number-columns-repeated="4"/>
          <table:table-cell office:value-type="float" office:value="95.0890082534886" calcext:value-type="float">
            <text:p>95.0890082534886</text:p>
          </table:table-cell>
          <table:table-cell/>
          <table:table-cell office:value-type="float" office:value="-1.0307112727663" calcext:value-type="float">
            <text:p>-1.030711272766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25715551810039" calcext:value-type="float">
            <text:p>1.25715551810039</text:p>
          </table:table-cell>
          <table:table-cell office:value-type="float" office:value="1.85114638339107" calcext:value-type="float">
            <text:p>1.85114638339107</text:p>
          </table:table-cell>
          <table:table-cell office:value-type="float" office:value="2.12967071974512" calcext:value-type="float">
            <text:p>2.12967071974512</text:p>
          </table:table-cell>
          <table:table-cell table:number-columns-repeated="4"/>
          <table:table-cell office:value-type="float" office:value="1.3262819820394" calcext:value-type="float">
            <text:p>1.3262819820394</text:p>
          </table:table-cell>
          <table:table-cell/>
          <table:table-cell office:value-type="float" office:value="-0.222092703075777" calcext:value-type="float">
            <text:p>-0.222092703075777</text:p>
          </table:table-cell>
          <table:table-cell/>
          <table:table-cell office:value-type="float" office:value="46670" calcext:value-type="float">
            <text:p>46670</text:p>
          </table:table-cell>
        </table:table-row>
        <table:table-row table:style-name="ro1">
          <table:table-cell table:number-columns-repeated="4"/>
          <table:table-cell office:value-type="float" office:value="1.25773446172646" calcext:value-type="float">
            <text:p>1.25773446172646</text:p>
          </table:table-cell>
          <table:table-cell office:value-type="float" office:value="1.85370674476874" calcext:value-type="float">
            <text:p>1.85370674476874</text:p>
          </table:table-cell>
          <table:table-cell office:value-type="float" office:value="2.13766378324648" calcext:value-type="float">
            <text:p>2.13766378324648</text:p>
          </table:table-cell>
          <table:table-cell table:number-columns-repeated="4"/>
          <table:table-cell office:value-type="float" office:value="99.5811539738182" calcext:value-type="float">
            <text:p>99.5811539738182</text:p>
          </table:table-cell>
          <table:table-cell/>
          <table:table-cell office:value-type="float" office:value="-0.98143381835097" calcext:value-type="float">
            <text:p>-0.9814338183509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25782935829525" calcext:value-type="float">
            <text:p>1.25782935829525</text:p>
          </table:table-cell>
          <table:table-cell office:value-type="float" office:value="1.857853242447" calcext:value-type="float">
            <text:p>1.857853242447</text:p>
          </table:table-cell>
          <table:table-cell office:value-type="float" office:value="2.13895936276291" calcext:value-type="float">
            <text:p>2.13895936276291</text:p>
          </table:table-cell>
          <table:table-cell table:number-columns-repeated="4"/>
          <table:table-cell office:value-type="float" office:value="8.2224610488531" calcext:value-type="float">
            <text:p>8.2224610488531</text:p>
          </table:table-cell>
          <table:table-cell/>
          <table:table-cell office:value-type="float" office:value="-1.26862916882365" calcext:value-type="float">
            <text:p>-1.26862916882365</text:p>
          </table:table-cell>
          <table:table-cell/>
          <table:table-cell office:value-type="float" office:value="10715" calcext:value-type="float">
            <text:p>10715</text:p>
          </table:table-cell>
        </table:table-row>
        <table:table-row table:style-name="ro1">
          <table:table-cell table:number-columns-repeated="4"/>
          <table:table-cell office:value-type="float" office:value="1.25888645355335" calcext:value-type="float">
            <text:p>1.25888645355335</text:p>
          </table:table-cell>
          <table:table-cell office:value-type="float" office:value="1.8654096300696" calcext:value-type="float">
            <text:p>1.8654096300696</text:p>
          </table:table-cell>
          <table:table-cell office:value-type="float" office:value="2.15095306591635" calcext:value-type="float">
            <text:p>2.15095306591635</text:p>
          </table:table-cell>
          <table:table-cell table:number-columns-repeated="4"/>
          <table:table-cell office:value-type="float" office:value="96.1988772378293" calcext:value-type="float">
            <text:p>96.1988772378293</text:p>
          </table:table-cell>
          <table:table-cell/>
          <table:table-cell office:value-type="float" office:value="2.62253057652479" calcext:value-type="float">
            <text:p>2.6225305765247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25906710507684" calcext:value-type="float">
            <text:p>1.25906710507684</text:p>
          </table:table-cell>
          <table:table-cell office:value-type="float" office:value="1.88465002368061" calcext:value-type="float">
            <text:p>1.88465002368061</text:p>
          </table:table-cell>
          <table:table-cell office:value-type="float" office:value="2.16115981066525" calcext:value-type="float">
            <text:p>2.16115981066525</text:p>
          </table:table-cell>
          <table:table-cell table:number-columns-repeated="4"/>
          <table:table-cell office:value-type="float" office:value="0.874327618941761" calcext:value-type="float">
            <text:p>0.874327618941761</text:p>
          </table:table-cell>
          <table:table-cell/>
          <table:table-cell office:value-type="float" office:value="0.153498766472092" calcext:value-type="float">
            <text:p>0.153498766472092</text:p>
          </table:table-cell>
          <table:table-cell/>
          <table:table-cell office:value-type="float" office:value="1499" calcext:value-type="float">
            <text:p>1499</text:p>
          </table:table-cell>
        </table:table-row>
        <table:table-row table:style-name="ro1">
          <table:table-cell table:number-columns-repeated="4"/>
          <table:table-cell office:value-type="float" office:value="1.25964484268164" calcext:value-type="float">
            <text:p>1.25964484268164</text:p>
          </table:table-cell>
          <table:table-cell office:value-type="float" office:value="1.89313154973553" calcext:value-type="float">
            <text:p>1.89313154973553</text:p>
          </table:table-cell>
          <table:table-cell office:value-type="float" office:value="2.16117471493239" calcext:value-type="float">
            <text:p>2.16117471493239</text:p>
          </table:table-cell>
          <table:table-cell table:number-columns-repeated="4"/>
          <table:table-cell office:value-type="float" office:value="3.89144087106049" calcext:value-type="float">
            <text:p>3.89144087106049</text:p>
          </table:table-cell>
          <table:table-cell/>
          <table:table-cell office:value-type="float" office:value="0.081419171984303" calcext:value-type="float">
            <text:p>0.081419171984303</text:p>
          </table:table-cell>
          <table:table-cell/>
          <table:table-cell office:value-type="float" office:value="3930" calcext:value-type="float">
            <text:p>3930</text:p>
          </table:table-cell>
        </table:table-row>
        <table:table-row table:style-name="ro1">
          <table:table-cell table:number-columns-repeated="4"/>
          <table:table-cell office:value-type="float" office:value="1.275536765392" calcext:value-type="float">
            <text:p>1.275536765392</text:p>
          </table:table-cell>
          <table:table-cell office:value-type="float" office:value="1.89698511722974" calcext:value-type="float">
            <text:p>1.89698511722974</text:p>
          </table:table-cell>
          <table:table-cell office:value-type="float" office:value="2.16153544528218" calcext:value-type="float">
            <text:p>2.16153544528218</text:p>
          </table:table-cell>
          <table:table-cell table:number-columns-repeated="4"/>
          <table:table-cell office:value-type="float" office:value="99.5956619462847" calcext:value-type="float">
            <text:p>99.5956619462847</text:p>
          </table:table-cell>
          <table:table-cell/>
          <table:table-cell office:value-type="float" office:value="-2.1599990698163" calcext:value-type="float">
            <text:p>-2.159999069816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27569949492689" calcext:value-type="float">
            <text:p>1.27569949492689</text:p>
          </table:table-cell>
          <table:table-cell office:value-type="float" office:value="1.90415698193385" calcext:value-type="float">
            <text:p>1.90415698193385</text:p>
          </table:table-cell>
          <table:table-cell office:value-type="float" office:value="2.16996808470307" calcext:value-type="float">
            <text:p>2.16996808470307</text:p>
          </table:table-cell>
          <table:table-cell table:number-columns-repeated="4"/>
          <table:table-cell office:value-type="float" office:value="1.28447285079864" calcext:value-type="float">
            <text:p>1.28447285079864</text:p>
          </table:table-cell>
          <table:table-cell/>
          <table:table-cell office:value-type="float" office:value="0.0073811842799857" calcext:value-type="float">
            <text:p>0.007381184279986</text:p>
          </table:table-cell>
          <table:table-cell/>
          <table:table-cell office:value-type="float" office:value="2085" calcext:value-type="float">
            <text:p>2085</text:p>
          </table:table-cell>
        </table:table-row>
        <table:table-row table:style-name="ro1">
          <table:table-cell table:number-columns-repeated="4"/>
          <table:table-cell office:value-type="float" office:value="1.27638282096842" calcext:value-type="float">
            <text:p>1.27638282096842</text:p>
          </table:table-cell>
          <table:table-cell office:value-type="float" office:value="1.90964615729476" calcext:value-type="float">
            <text:p>1.90964615729476</text:p>
          </table:table-cell>
          <table:table-cell office:value-type="float" office:value="2.18260110557138" calcext:value-type="float">
            <text:p>2.18260110557138</text:p>
          </table:table-cell>
          <table:table-cell table:number-columns-repeated="4"/>
          <table:table-cell office:value-type="float" office:value="1.61772885286749" calcext:value-type="float">
            <text:p>1.61772885286749</text:p>
          </table:table-cell>
          <table:table-cell/>
          <table:table-cell office:value-type="float" office:value="0.276387552505598" calcext:value-type="float">
            <text:p>0.276387552505598</text:p>
          </table:table-cell>
          <table:table-cell/>
          <table:table-cell office:value-type="float" office:value="1702" calcext:value-type="float">
            <text:p>1702</text:p>
          </table:table-cell>
        </table:table-row>
        <table:table-row table:style-name="ro1">
          <table:table-cell table:number-columns-repeated="4"/>
          <table:table-cell office:value-type="float" office:value="1.27862154480837" calcext:value-type="float">
            <text:p>1.27862154480837</text:p>
          </table:table-cell>
          <table:table-cell office:value-type="float" office:value="1.91776434153248" calcext:value-type="float">
            <text:p>1.91776434153248</text:p>
          </table:table-cell>
          <table:table-cell office:value-type="float" office:value="2.1933400099819" calcext:value-type="float">
            <text:p>2.1933400099819</text:p>
          </table:table-cell>
          <table:table-cell table:number-columns-repeated="4"/>
          <table:table-cell office:value-type="float" office:value="86.8010000516591" calcext:value-type="float">
            <text:p>86.8010000516591</text:p>
          </table:table-cell>
          <table:table-cell/>
          <table:table-cell office:value-type="float" office:value="-0.450373198813721" calcext:value-type="float">
            <text:p>-0.45037319881372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29015091348953" calcext:value-type="float">
            <text:p>1.29015091348953</text:p>
          </table:table-cell>
          <table:table-cell office:value-type="float" office:value="1.95602342203275" calcext:value-type="float">
            <text:p>1.95602342203275</text:p>
          </table:table-cell>
          <table:table-cell office:value-type="float" office:value="2.19913497877777" calcext:value-type="float">
            <text:p>2.19913497877777</text:p>
          </table:table-cell>
          <table:table-cell table:number-columns-repeated="4"/>
          <table:table-cell office:value-type="float" office:value="100.0780904269" calcext:value-type="float">
            <text:p>100.0780904269</text:p>
          </table:table-cell>
          <table:table-cell/>
          <table:table-cell office:value-type="float" office:value="0.0987269832376027" calcext:value-type="float">
            <text:p>0.098726983237603</text:p>
          </table:table-cell>
          <table:table-cell/>
          <table:table-cell office:value-type="float" office:value="48353" calcext:value-type="float">
            <text:p>48353</text:p>
          </table:table-cell>
        </table:table-row>
        <table:table-row table:style-name="ro1">
          <table:table-cell table:number-columns-repeated="4"/>
          <table:table-cell office:value-type="float" office:value="1.29627843066225" calcext:value-type="float">
            <text:p>1.29627843066225</text:p>
          </table:table-cell>
          <table:table-cell office:value-type="float" office:value="1.95758748999443" calcext:value-type="float">
            <text:p>1.95758748999443</text:p>
          </table:table-cell>
          <table:table-cell office:value-type="float" office:value="2.20654176109522" calcext:value-type="float">
            <text:p>2.20654176109522</text:p>
          </table:table-cell>
          <table:table-cell table:number-columns-repeated="4"/>
          <table:table-cell office:value-type="float" office:value="100.089308568481" calcext:value-type="float">
            <text:p>100.089308568481</text:p>
          </table:table-cell>
          <table:table-cell/>
          <table:table-cell office:value-type="float" office:value="1.73739041699218" calcext:value-type="float">
            <text:p>1.73739041699218</text:p>
          </table:table-cell>
          <table:table-cell/>
          <table:table-cell office:value-type="float" office:value="49911" calcext:value-type="float">
            <text:p>49911</text:p>
          </table:table-cell>
        </table:table-row>
        <table:table-row table:style-name="ro1">
          <table:table-cell table:number-columns-repeated="4"/>
          <table:table-cell office:value-type="float" office:value="1.29781111389782" calcext:value-type="float">
            <text:p>1.29781111389782</text:p>
          </table:table-cell>
          <table:table-cell office:value-type="float" office:value="1.96254100335063" calcext:value-type="float">
            <text:p>1.96254100335063</text:p>
          </table:table-cell>
          <table:table-cell office:value-type="float" office:value="2.21228224177237" calcext:value-type="float">
            <text:p>2.21228224177237</text:p>
          </table:table-cell>
          <table:table-cell table:number-columns-repeated="4"/>
          <table:table-cell office:value-type="float" office:value="93.3944904583424" calcext:value-type="float">
            <text:p>93.3944904583424</text:p>
          </table:table-cell>
          <table:table-cell/>
          <table:table-cell office:value-type="float" office:value="0.121909871418413" calcext:value-type="float">
            <text:p>0.12190987141841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30647848905165" calcext:value-type="float">
            <text:p>1.30647848905165</text:p>
          </table:table-cell>
          <table:table-cell office:value-type="float" office:value="1.98764824174872" calcext:value-type="float">
            <text:p>1.98764824174872</text:p>
          </table:table-cell>
          <table:table-cell office:value-type="float" office:value="2.21493458096284" calcext:value-type="float">
            <text:p>2.21493458096284</text:p>
          </table:table-cell>
          <table:table-cell table:number-columns-repeated="4"/>
          <table:table-cell office:value-type="float" office:value="3.38010155123167" calcext:value-type="float">
            <text:p>3.38010155123167</text:p>
          </table:table-cell>
          <table:table-cell/>
          <table:table-cell office:value-type="float" office:value="-0.273316111305794" calcext:value-type="float">
            <text:p>-0.273316111305794</text:p>
          </table:table-cell>
          <table:table-cell/>
          <table:table-cell office:value-type="float" office:value="10687" calcext:value-type="float">
            <text:p>10687</text:p>
          </table:table-cell>
        </table:table-row>
        <table:table-row table:style-name="ro1">
          <table:table-cell table:number-columns-repeated="4"/>
          <table:table-cell office:value-type="float" office:value="1.308407516648" calcext:value-type="float">
            <text:p>1.308407516648</text:p>
          </table:table-cell>
          <table:table-cell office:value-type="float" office:value="1.9936479199219" calcext:value-type="float">
            <text:p>1.9936479199219</text:p>
          </table:table-cell>
          <table:table-cell office:value-type="float" office:value="2.22151442818639" calcext:value-type="float">
            <text:p>2.22151442818639</text:p>
          </table:table-cell>
          <table:table-cell table:number-columns-repeated="4"/>
          <table:table-cell office:value-type="float" office:value="1.416880670161" calcext:value-type="float">
            <text:p>1.416880670161</text:p>
          </table:table-cell>
          <table:table-cell/>
          <table:table-cell office:value-type="float" office:value="0.280916764105526" calcext:value-type="float">
            <text:p>0.280916764105526</text:p>
          </table:table-cell>
          <table:table-cell/>
          <table:table-cell office:value-type="float" office:value="6201" calcext:value-type="float">
            <text:p>6201</text:p>
          </table:table-cell>
        </table:table-row>
        <table:table-row table:style-name="ro1">
          <table:table-cell table:number-columns-repeated="4"/>
          <table:table-cell office:value-type="float" office:value="1.31534841203829" calcext:value-type="float">
            <text:p>1.31534841203829</text:p>
          </table:table-cell>
          <table:table-cell office:value-type="float" office:value="1.9948663146068" calcext:value-type="float">
            <text:p>1.9948663146068</text:p>
          </table:table-cell>
          <table:table-cell office:value-type="float" office:value="2.2295739328776" calcext:value-type="float">
            <text:p>2.2295739328776</text:p>
          </table:table-cell>
          <table:table-cell table:number-columns-repeated="4"/>
          <table:table-cell office:value-type="float" office:value="92.3732892131944" calcext:value-type="float">
            <text:p>92.3732892131944</text:p>
          </table:table-cell>
          <table:table-cell/>
          <table:table-cell office:value-type="float" office:value="-3.78245772076181" calcext:value-type="float">
            <text:p>-3.7824577207618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31673699580307" calcext:value-type="float">
            <text:p>1.31673699580307</text:p>
          </table:table-cell>
          <table:table-cell office:value-type="float" office:value="2.00955182160236" calcext:value-type="float">
            <text:p>2.00955182160236</text:p>
          </table:table-cell>
          <table:table-cell office:value-type="float" office:value="2.2329322186566" calcext:value-type="float">
            <text:p>2.2329322186566</text:p>
          </table:table-cell>
          <table:table-cell table:number-columns-repeated="4"/>
          <table:table-cell office:value-type="float" office:value="6.94114965839302" calcext:value-type="float">
            <text:p>6.94114965839302</text:p>
          </table:table-cell>
          <table:table-cell/>
          <table:table-cell office:value-type="float" office:value="-0.124253957797326" calcext:value-type="float">
            <text:p>-0.124253957797326</text:p>
          </table:table-cell>
          <table:table-cell/>
          <table:table-cell office:value-type="float" office:value="8679" calcext:value-type="float">
            <text:p>8679</text:p>
          </table:table-cell>
        </table:table-row>
        <table:table-row table:style-name="ro1">
          <table:table-cell table:number-columns-repeated="4"/>
          <table:table-cell office:value-type="float" office:value="1.32158985320275" calcext:value-type="float">
            <text:p>1.32158985320275</text:p>
          </table:table-cell>
          <table:table-cell office:value-type="float" office:value="2.01056883253721" calcext:value-type="float">
            <text:p>2.01056883253721</text:p>
          </table:table-cell>
          <table:table-cell office:value-type="float" office:value="2.23469838908455" calcext:value-type="float">
            <text:p>2.23469838908455</text:p>
          </table:table-cell>
          <table:table-cell table:number-columns-repeated="4"/>
          <table:table-cell office:value-type="float" office:value="3.82193567946305" calcext:value-type="float">
            <text:p>3.82193567946305</text:p>
          </table:table-cell>
          <table:table-cell/>
          <table:table-cell office:value-type="float" office:value="-0.110267617040644" calcext:value-type="float">
            <text:p>-0.110267617040644</text:p>
          </table:table-cell>
          <table:table-cell/>
          <table:table-cell office:value-type="float" office:value="7711" calcext:value-type="float">
            <text:p>7711</text:p>
          </table:table-cell>
        </table:table-row>
        <table:table-row table:style-name="ro1">
          <table:table-cell table:number-columns-repeated="4"/>
          <table:table-cell office:value-type="float" office:value="1.32162232606199" calcext:value-type="float">
            <text:p>1.32162232606199</text:p>
          </table:table-cell>
          <table:table-cell office:value-type="float" office:value="2.01392255633321" calcext:value-type="float">
            <text:p>2.01392255633321</text:p>
          </table:table-cell>
          <table:table-cell office:value-type="float" office:value="2.24092621575132" calcext:value-type="float">
            <text:p>2.24092621575132</text:p>
          </table:table-cell>
          <table:table-cell table:number-columns-repeated="4"/>
          <table:table-cell office:value-type="float" office:value="1.37347136110013" calcext:value-type="float">
            <text:p>1.37347136110013</text:p>
          </table:table-cell>
          <table:table-cell/>
          <table:table-cell office:value-type="float" office:value="-0.160000746798161" calcext:value-type="float">
            <text:p>-0.160000746798161</text:p>
          </table:table-cell>
          <table:table-cell/>
          <table:table-cell office:value-type="float" office:value="4993" calcext:value-type="float">
            <text:p>4993</text:p>
          </table:table-cell>
        </table:table-row>
        <table:table-row table:style-name="ro1">
          <table:table-cell table:number-columns-repeated="4"/>
          <table:table-cell office:value-type="float" office:value="1.32178052368662" calcext:value-type="float">
            <text:p>1.32178052368662</text:p>
          </table:table-cell>
          <table:table-cell office:value-type="float" office:value="2.01452837427764" calcext:value-type="float">
            <text:p>2.01452837427764</text:p>
          </table:table-cell>
          <table:table-cell office:value-type="float" office:value="2.24124552659173" calcext:value-type="float">
            <text:p>2.24124552659173</text:p>
          </table:table-cell>
          <table:table-cell table:number-columns-repeated="4"/>
          <table:table-cell office:value-type="float" office:value="2.91964941386478" calcext:value-type="float">
            <text:p>2.91964941386478</text:p>
          </table:table-cell>
          <table:table-cell/>
          <table:table-cell office:value-type="float" office:value="0.359576785640396" calcext:value-type="float">
            <text:p>0.359576785640396</text:p>
          </table:table-cell>
          <table:table-cell/>
          <table:table-cell office:value-type="float" office:value="2579" calcext:value-type="float">
            <text:p>2579</text:p>
          </table:table-cell>
        </table:table-row>
        <table:table-row table:style-name="ro1">
          <table:table-cell table:number-columns-repeated="4"/>
          <table:table-cell office:value-type="float" office:value="1.33035557377238" calcext:value-type="float">
            <text:p>1.33035557377238</text:p>
          </table:table-cell>
          <table:table-cell office:value-type="float" office:value="2.02613793767845" calcext:value-type="float">
            <text:p>2.02613793767845</text:p>
          </table:table-cell>
          <table:table-cell office:value-type="float" office:value="2.24385649554614" calcext:value-type="float">
            <text:p>2.24385649554614</text:p>
          </table:table-cell>
          <table:table-cell table:number-columns-repeated="4"/>
          <table:table-cell office:value-type="float" office:value="1.32505510518088" calcext:value-type="float">
            <text:p>1.32505510518088</text:p>
          </table:table-cell>
          <table:table-cell/>
          <table:table-cell office:value-type="float" office:value="-0.0270743776991023" calcext:value-type="float">
            <text:p>-0.027074377699102</text:p>
          </table:table-cell>
          <table:table-cell/>
          <table:table-cell office:value-type="float" office:value="1479" calcext:value-type="float">
            <text:p>1479</text:p>
          </table:table-cell>
        </table:table-row>
        <table:table-row table:style-name="ro1">
          <table:table-cell table:number-columns-repeated="4"/>
          <table:table-cell office:value-type="float" office:value="1.3452592112061" calcext:value-type="float">
            <text:p>1.3452592112061</text:p>
          </table:table-cell>
          <table:table-cell office:value-type="float" office:value="2.05830100174043" calcext:value-type="float">
            <text:p>2.05830100174043</text:p>
          </table:table-cell>
          <table:table-cell office:value-type="float" office:value="2.25429740666236" calcext:value-type="float">
            <text:p>2.25429740666236</text:p>
          </table:table-cell>
          <table:table-cell table:number-columns-repeated="4"/>
          <table:table-cell office:value-type="float" office:value="7.29701164197398" calcext:value-type="float">
            <text:p>7.29701164197398</text:p>
          </table:table-cell>
          <table:table-cell/>
          <table:table-cell office:value-type="float" office:value="0.226462126565413" calcext:value-type="float">
            <text:p>0.226462126565413</text:p>
          </table:table-cell>
          <table:table-cell/>
          <table:table-cell office:value-type="float" office:value="13991" calcext:value-type="float">
            <text:p>13991</text:p>
          </table:table-cell>
        </table:table-row>
        <table:table-row table:style-name="ro1">
          <table:table-cell table:number-columns-repeated="4"/>
          <table:table-cell office:value-type="float" office:value="1.34664772798607" calcext:value-type="float">
            <text:p>1.34664772798607</text:p>
          </table:table-cell>
          <table:table-cell office:value-type="float" office:value="2.05911018152446" calcext:value-type="float">
            <text:p>2.05911018152446</text:p>
          </table:table-cell>
          <table:table-cell office:value-type="float" office:value="2.25810089287183" calcext:value-type="float">
            <text:p>2.25810089287183</text:p>
          </table:table-cell>
          <table:table-cell table:number-columns-repeated="4"/>
          <table:table-cell office:value-type="float" office:value="8.14311678149974" calcext:value-type="float">
            <text:p>8.14311678149974</text:p>
          </table:table-cell>
          <table:table-cell/>
          <table:table-cell office:value-type="float" office:value="0.706229155064387" calcext:value-type="float">
            <text:p>0.706229155064387</text:p>
          </table:table-cell>
          <table:table-cell/>
          <table:table-cell office:value-type="float" office:value="7892" calcext:value-type="float">
            <text:p>7892</text:p>
          </table:table-cell>
        </table:table-row>
        <table:table-row table:style-name="ro1">
          <table:table-cell table:number-columns-repeated="4"/>
          <table:table-cell office:value-type="float" office:value="1.35003336281277" calcext:value-type="float">
            <text:p>1.35003336281277</text:p>
          </table:table-cell>
          <table:table-cell office:value-type="float" office:value="2.06151918162443" calcext:value-type="float">
            <text:p>2.06151918162443</text:p>
          </table:table-cell>
          <table:table-cell office:value-type="float" office:value="2.26135001387633" calcext:value-type="float">
            <text:p>2.26135001387633</text:p>
          </table:table-cell>
          <table:table-cell table:number-columns-repeated="4"/>
          <table:table-cell office:value-type="float" office:value="83.1225387177249" calcext:value-type="float">
            <text:p>83.1225387177249</text:p>
          </table:table-cell>
          <table:table-cell/>
          <table:table-cell office:value-type="float" office:value="-2.73212607583636" calcext:value-type="float">
            <text:p>-2.7321260758363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35083904120069" calcext:value-type="float">
            <text:p>1.35083904120069</text:p>
          </table:table-cell>
          <table:table-cell office:value-type="float" office:value="2.07548430376962" calcext:value-type="float">
            <text:p>2.07548430376962</text:p>
          </table:table-cell>
          <table:table-cell office:value-type="float" office:value="2.26480597364854" calcext:value-type="float">
            <text:p>2.26480597364854</text:p>
          </table:table-cell>
          <table:table-cell table:number-columns-repeated="4"/>
          <table:table-cell office:value-type="float" office:value="4.11462795363465" calcext:value-type="float">
            <text:p>4.11462795363465</text:p>
          </table:table-cell>
          <table:table-cell/>
          <table:table-cell office:value-type="float" office:value="-0.0803932023943178" calcext:value-type="float">
            <text:p>-0.080393202394318</text:p>
          </table:table-cell>
          <table:table-cell/>
          <table:table-cell office:value-type="float" office:value="14153" calcext:value-type="float">
            <text:p>14153</text:p>
          </table:table-cell>
        </table:table-row>
        <table:table-row table:style-name="ro1">
          <table:table-cell table:number-columns-repeated="4"/>
          <table:table-cell office:value-type="float" office:value="1.35260999254707" calcext:value-type="float">
            <text:p>1.35260999254707</text:p>
          </table:table-cell>
          <table:table-cell office:value-type="float" office:value="2.0800480913117" calcext:value-type="float">
            <text:p>2.0800480913117</text:p>
          </table:table-cell>
          <table:table-cell office:value-type="float" office:value="2.28602752071307" calcext:value-type="float">
            <text:p>2.28602752071307</text:p>
          </table:table-cell>
          <table:table-cell table:number-columns-repeated="4"/>
          <table:table-cell office:value-type="float" office:value="5.58224159332955" calcext:value-type="float">
            <text:p>5.58224159332955</text:p>
          </table:table-cell>
          <table:table-cell/>
          <table:table-cell office:value-type="float" office:value="-0.191847625388116" calcext:value-type="float">
            <text:p>-0.191847625388116</text:p>
          </table:table-cell>
          <table:table-cell/>
          <table:table-cell office:value-type="float" office:value="7279" calcext:value-type="float">
            <text:p>7279</text:p>
          </table:table-cell>
        </table:table-row>
        <table:table-row table:style-name="ro1">
          <table:table-cell table:number-columns-repeated="4"/>
          <table:table-cell office:value-type="float" office:value="1.35378012099368" calcext:value-type="float">
            <text:p>1.35378012099368</text:p>
          </table:table-cell>
          <table:table-cell office:value-type="float" office:value="2.09523770021628" calcext:value-type="float">
            <text:p>2.09523770021628</text:p>
          </table:table-cell>
          <table:table-cell office:value-type="float" office:value="2.3093523048499" calcext:value-type="float">
            <text:p>2.3093523048499</text:p>
          </table:table-cell>
          <table:table-cell table:number-columns-repeated="4"/>
          <table:table-cell office:value-type="float" office:value="3.70172988494786" calcext:value-type="float">
            <text:p>3.70172988494786</text:p>
          </table:table-cell>
          <table:table-cell/>
          <table:table-cell office:value-type="float" office:value="-0.254529828996881" calcext:value-type="float">
            <text:p>-0.254529828996881</text:p>
          </table:table-cell>
          <table:table-cell/>
          <table:table-cell office:value-type="float" office:value="7878" calcext:value-type="float">
            <text:p>7878</text:p>
          </table:table-cell>
        </table:table-row>
        <table:table-row table:style-name="ro1">
          <table:table-cell table:number-columns-repeated="4"/>
          <table:table-cell office:value-type="float" office:value="1.35390330007591" calcext:value-type="float">
            <text:p>1.35390330007591</text:p>
          </table:table-cell>
          <table:table-cell office:value-type="float" office:value="2.10965393626593" calcext:value-type="float">
            <text:p>2.10965393626593</text:p>
          </table:table-cell>
          <table:table-cell office:value-type="float" office:value="2.31057540270549" calcext:value-type="float">
            <text:p>2.31057540270549</text:p>
          </table:table-cell>
          <table:table-cell table:number-columns-repeated="4"/>
          <table:table-cell office:value-type="float" office:value="88.6373277038283" calcext:value-type="float">
            <text:p>88.6373277038283</text:p>
          </table:table-cell>
          <table:table-cell/>
          <table:table-cell office:value-type="float" office:value="-5.23297252906076" calcext:value-type="float">
            <text:p>-5.2329725290607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35509686288119" calcext:value-type="float">
            <text:p>1.35509686288119</text:p>
          </table:table-cell>
          <table:table-cell office:value-type="float" office:value="2.11701942220333" calcext:value-type="float">
            <text:p>2.11701942220333</text:p>
          </table:table-cell>
          <table:table-cell office:value-type="float" office:value="2.31676807350869" calcext:value-type="float">
            <text:p>2.31676807350869</text:p>
          </table:table-cell>
          <table:table-cell table:number-columns-repeated="4"/>
          <table:table-cell office:value-type="float" office:value="2.48555678603122" calcext:value-type="float">
            <text:p>2.48555678603122</text:p>
          </table:table-cell>
          <table:table-cell/>
          <table:table-cell office:value-type="float" office:value="-0.286042346432329" calcext:value-type="float">
            <text:p>-0.286042346432329</text:p>
          </table:table-cell>
          <table:table-cell/>
          <table:table-cell office:value-type="float" office:value="8744" calcext:value-type="float">
            <text:p>8744</text:p>
          </table:table-cell>
        </table:table-row>
        <table:table-row table:style-name="ro1">
          <table:table-cell table:number-columns-repeated="4"/>
          <table:table-cell office:value-type="float" office:value="1.35741761751493" calcext:value-type="float">
            <text:p>1.35741761751493</text:p>
          </table:table-cell>
          <table:table-cell office:value-type="float" office:value="2.1179373815355" calcext:value-type="float">
            <text:p>2.1179373815355</text:p>
          </table:table-cell>
          <table:table-cell office:value-type="float" office:value="2.33111237858756" calcext:value-type="float">
            <text:p>2.33111237858756</text:p>
          </table:table-cell>
          <table:table-cell table:number-columns-repeated="4"/>
          <table:table-cell office:value-type="float" office:value="1.23903555276239" calcext:value-type="float">
            <text:p>1.23903555276239</text:p>
          </table:table-cell>
          <table:table-cell/>
          <table:table-cell office:value-type="float" office:value="-0.0645766598519069" calcext:value-type="float">
            <text:p>-0.064576659851907</text:p>
          </table:table-cell>
          <table:table-cell/>
          <table:table-cell office:value-type="float" office:value="1658" calcext:value-type="float">
            <text:p>1658</text:p>
          </table:table-cell>
        </table:table-row>
        <table:table-row table:style-name="ro1">
          <table:table-cell table:number-columns-repeated="4"/>
          <table:table-cell office:value-type="float" office:value="1.36364397929624" calcext:value-type="float">
            <text:p>1.36364397929624</text:p>
          </table:table-cell>
          <table:table-cell office:value-type="float" office:value="2.11861743419997" calcext:value-type="float">
            <text:p>2.11861743419997</text:p>
          </table:table-cell>
          <table:table-cell office:value-type="float" office:value="2.33657523378808" calcext:value-type="float">
            <text:p>2.33657523378808</text:p>
          </table:table-cell>
          <table:table-cell table:number-columns-repeated="4"/>
          <table:table-cell office:value-type="float" office:value="5.70643353639086" calcext:value-type="float">
            <text:p>5.70643353639086</text:p>
          </table:table-cell>
          <table:table-cell/>
          <table:table-cell office:value-type="float" office:value="-0.932185992813908" calcext:value-type="float">
            <text:p>-0.932185992813908</text:p>
          </table:table-cell>
          <table:table-cell/>
          <table:table-cell office:value-type="float" office:value="7269" calcext:value-type="float">
            <text:p>7269</text:p>
          </table:table-cell>
        </table:table-row>
        <table:table-row table:style-name="ro1">
          <table:table-cell table:number-columns-repeated="4"/>
          <table:table-cell office:value-type="float" office:value="1.36549122184599" calcext:value-type="float">
            <text:p>1.36549122184599</text:p>
          </table:table-cell>
          <table:table-cell office:value-type="float" office:value="2.1233873863143" calcext:value-type="float">
            <text:p>2.1233873863143</text:p>
          </table:table-cell>
          <table:table-cell office:value-type="float" office:value="2.33661248365656" calcext:value-type="float">
            <text:p>2.33661248365656</text:p>
          </table:table-cell>
          <table:table-cell table:number-columns-repeated="4"/>
          <table:table-cell office:value-type="float" office:value="0.312767974441561" calcext:value-type="float">
            <text:p>0.312767974441561</text:p>
          </table:table-cell>
          <table:table-cell/>
          <table:table-cell office:value-type="float" office:value="-0.316162292328308" calcext:value-type="float">
            <text:p>-0.316162292328308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table:number-columns-repeated="4"/>
          <table:table-cell office:value-type="float" office:value="1.37389208044398" calcext:value-type="float">
            <text:p>1.37389208044398</text:p>
          </table:table-cell>
          <table:table-cell office:value-type="float" office:value="2.13102307234055" calcext:value-type="float">
            <text:p>2.13102307234055</text:p>
          </table:table-cell>
          <table:table-cell office:value-type="float" office:value="2.33945072154148" calcext:value-type="float">
            <text:p>2.33945072154148</text:p>
          </table:table-cell>
          <table:table-cell table:number-columns-repeated="4"/>
          <table:table-cell office:value-type="float" office:value="94.5403300170093" calcext:value-type="float">
            <text:p>94.5403300170093</text:p>
          </table:table-cell>
          <table:table-cell/>
          <table:table-cell office:value-type="float" office:value="0.40413170149603" calcext:value-type="float">
            <text:p>0.4041317014960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37751563245169" calcext:value-type="float">
            <text:p>1.37751563245169</text:p>
          </table:table-cell>
          <table:table-cell office:value-type="float" office:value="2.1413877107391" calcext:value-type="float">
            <text:p>2.1413877107391</text:p>
          </table:table-cell>
          <table:table-cell office:value-type="float" office:value="2.34206340788498" calcext:value-type="float">
            <text:p>2.34206340788498</text:p>
          </table:table-cell>
          <table:table-cell table:number-columns-repeated="4"/>
          <table:table-cell office:value-type="float" office:value="1.00449495877437" calcext:value-type="float">
            <text:p>1.00449495877437</text:p>
          </table:table-cell>
          <table:table-cell/>
          <table:table-cell office:value-type="float" office:value="0.148107780923295" calcext:value-type="float">
            <text:p>0.148107780923295</text:p>
          </table:table-cell>
          <table:table-cell/>
          <table:table-cell office:value-type="float" office:value="1700" calcext:value-type="float">
            <text:p>1700</text:p>
          </table:table-cell>
        </table:table-row>
        <table:table-row table:style-name="ro1">
          <table:table-cell table:number-columns-repeated="4"/>
          <table:table-cell office:value-type="float" office:value="1.38005753029498" calcext:value-type="float">
            <text:p>1.38005753029498</text:p>
          </table:table-cell>
          <table:table-cell office:value-type="float" office:value="2.15393047381571" calcext:value-type="float">
            <text:p>2.15393047381571</text:p>
          </table:table-cell>
          <table:table-cell office:value-type="float" office:value="2.3503949094589" calcext:value-type="float">
            <text:p>2.3503949094589</text:p>
          </table:table-cell>
          <table:table-cell table:number-columns-repeated="4"/>
          <table:table-cell office:value-type="float" office:value="0.327429822265358" calcext:value-type="float">
            <text:p>0.327429822265358</text:p>
          </table:table-cell>
          <table:table-cell/>
          <table:table-cell office:value-type="float" office:value="-0.0156738195052222" calcext:value-type="float">
            <text:p>-0.015673819505222</text:p>
          </table:table-cell>
          <table:table-cell/>
          <table:table-cell office:value-type="float" office:value="1640" calcext:value-type="float">
            <text:p>1640</text:p>
          </table:table-cell>
        </table:table-row>
        <table:table-row table:style-name="ro1">
          <table:table-cell table:number-columns-repeated="4"/>
          <table:table-cell office:value-type="float" office:value="1.38138865446201" calcext:value-type="float">
            <text:p>1.38138865446201</text:p>
          </table:table-cell>
          <table:table-cell office:value-type="float" office:value="2.15662928014801" calcext:value-type="float">
            <text:p>2.15662928014801</text:p>
          </table:table-cell>
          <table:table-cell office:value-type="float" office:value="2.35107728303488" calcext:value-type="float">
            <text:p>2.35107728303488</text:p>
          </table:table-cell>
          <table:table-cell table:number-columns-repeated="4"/>
          <table:table-cell office:value-type="float" office:value="3.54204657482132" calcext:value-type="float">
            <text:p>3.54204657482132</text:p>
          </table:table-cell>
          <table:table-cell/>
          <table:table-cell office:value-type="float" office:value="-0.0143759177642476" calcext:value-type="float">
            <text:p>-0.014375917764248</text:p>
          </table:table-cell>
          <table:table-cell/>
          <table:table-cell office:value-type="float" office:value="3060" calcext:value-type="float">
            <text:p>3060</text:p>
          </table:table-cell>
        </table:table-row>
        <table:table-row table:style-name="ro1">
          <table:table-cell table:number-columns-repeated="4"/>
          <table:table-cell office:value-type="float" office:value="1.38361805951091" calcext:value-type="float">
            <text:p>1.38361805951091</text:p>
          </table:table-cell>
          <table:table-cell office:value-type="float" office:value="2.16314883182132" calcext:value-type="float">
            <text:p>2.16314883182132</text:p>
          </table:table-cell>
          <table:table-cell office:value-type="float" office:value="2.35924542265539" calcext:value-type="float">
            <text:p>2.35924542265539</text:p>
          </table:table-cell>
          <table:table-cell table:number-columns-repeated="4"/>
          <table:table-cell office:value-type="float" office:value="1.77259311608337" calcext:value-type="float">
            <text:p>1.77259311608337</text:p>
          </table:table-cell>
          <table:table-cell/>
          <table:table-cell office:value-type="float" office:value="0.226451875597991" calcext:value-type="float">
            <text:p>0.226451875597991</text:p>
          </table:table-cell>
          <table:table-cell/>
          <table:table-cell office:value-type="float" office:value="2148" calcext:value-type="float">
            <text:p>2148</text:p>
          </table:table-cell>
        </table:table-row>
        <table:table-row table:style-name="ro1">
          <table:table-cell table:number-columns-repeated="4"/>
          <table:table-cell office:value-type="float" office:value="1.38557181716225" calcext:value-type="float">
            <text:p>1.38557181716225</text:p>
          </table:table-cell>
          <table:table-cell office:value-type="float" office:value="2.16525092116588" calcext:value-type="float">
            <text:p>2.16525092116588</text:p>
          </table:table-cell>
          <table:table-cell office:value-type="float" office:value="2.38811692037217" calcext:value-type="float">
            <text:p>2.38811692037217</text:p>
          </table:table-cell>
          <table:table-cell table:number-columns-repeated="4"/>
          <table:table-cell office:value-type="float" office:value="0.87325758858222" calcext:value-type="float">
            <text:p>0.87325758858222</text:p>
          </table:table-cell>
          <table:table-cell/>
          <table:table-cell office:value-type="float" office:value="-0.0836827066412937" calcext:value-type="float">
            <text:p>-0.083682706641294</text:p>
          </table:table-cell>
          <table:table-cell/>
          <table:table-cell office:value-type="float" office:value="1194" calcext:value-type="float">
            <text:p>1194</text:p>
          </table:table-cell>
        </table:table-row>
        <table:table-row table:style-name="ro1">
          <table:table-cell table:number-columns-repeated="4"/>
          <table:table-cell office:value-type="float" office:value="1.38937522514933" calcext:value-type="float">
            <text:p>1.38937522514933</text:p>
          </table:table-cell>
          <table:table-cell office:value-type="float" office:value="2.17031762219296" calcext:value-type="float">
            <text:p>2.17031762219296</text:p>
          </table:table-cell>
          <table:table-cell office:value-type="float" office:value="2.39761677737861" calcext:value-type="float">
            <text:p>2.39761677737861</text:p>
          </table:table-cell>
          <table:table-cell table:number-columns-repeated="4"/>
          <table:table-cell office:value-type="float" office:value="89.0383639507217" calcext:value-type="float">
            <text:p>89.0383639507217</text:p>
          </table:table-cell>
          <table:table-cell/>
          <table:table-cell office:value-type="float" office:value="1.50808822448547" calcext:value-type="float">
            <text:p>1.5080882244854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39265651652725" calcext:value-type="float">
            <text:p>1.39265651652725</text:p>
          </table:table-cell>
          <table:table-cell office:value-type="float" office:value="2.18059564438788" calcext:value-type="float">
            <text:p>2.18059564438788</text:p>
          </table:table-cell>
          <table:table-cell office:value-type="float" office:value="2.40567348684002" calcext:value-type="float">
            <text:p>2.40567348684002</text:p>
          </table:table-cell>
          <table:table-cell table:number-columns-repeated="4"/>
          <table:table-cell office:value-type="float" office:value="8.6104795801965" calcext:value-type="float">
            <text:p>8.6104795801965</text:p>
          </table:table-cell>
          <table:table-cell/>
          <table:table-cell office:value-type="float" office:value="0.269842513843687" calcext:value-type="float">
            <text:p>0.269842513843687</text:p>
          </table:table-cell>
          <table:table-cell/>
          <table:table-cell office:value-type="float" office:value="10439" calcext:value-type="float">
            <text:p>10439</text:p>
          </table:table-cell>
        </table:table-row>
        <table:table-row table:style-name="ro1">
          <table:table-cell table:number-columns-repeated="4"/>
          <table:table-cell office:value-type="float" office:value="1.39577818247255" calcext:value-type="float">
            <text:p>1.39577818247255</text:p>
          </table:table-cell>
          <table:table-cell office:value-type="float" office:value="2.18544126639015" calcext:value-type="float">
            <text:p>2.18544126639015</text:p>
          </table:table-cell>
          <table:table-cell office:value-type="float" office:value="2.40958078538035" calcext:value-type="float">
            <text:p>2.40958078538035</text:p>
          </table:table-cell>
          <table:table-cell table:number-columns-repeated="4"/>
          <table:table-cell office:value-type="float" office:value="92.9147463007814" calcext:value-type="float">
            <text:p>92.9147463007814</text:p>
          </table:table-cell>
          <table:table-cell/>
          <table:table-cell office:value-type="float" office:value="-1.91715469946368" calcext:value-type="float">
            <text:p>-1.9171546994636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3982969039825" calcext:value-type="float">
            <text:p>1.3982969039825</text:p>
          </table:table-cell>
          <table:table-cell office:value-type="float" office:value="2.18722262182287" calcext:value-type="float">
            <text:p>2.18722262182287</text:p>
          </table:table-cell>
          <table:table-cell office:value-type="float" office:value="2.42205935400106" calcext:value-type="float">
            <text:p>2.42205935400106</text:p>
          </table:table-cell>
          <table:table-cell table:number-columns-repeated="4"/>
          <table:table-cell office:value-type="float" office:value="100.084263953616" calcext:value-type="float">
            <text:p>100.084263953616</text:p>
          </table:table-cell>
          <table:table-cell/>
          <table:table-cell office:value-type="float" office:value="3.27186743412506" calcext:value-type="float">
            <text:p>3.27186743412506</text:p>
          </table:table-cell>
          <table:table-cell/>
          <table:table-cell office:value-type="float" office:value="49217" calcext:value-type="float">
            <text:p>49217</text:p>
          </table:table-cell>
        </table:table-row>
        <table:table-row table:style-name="ro1">
          <table:table-cell table:number-columns-repeated="4"/>
          <table:table-cell office:value-type="float" office:value="1.39974690834454" calcext:value-type="float">
            <text:p>1.39974690834454</text:p>
          </table:table-cell>
          <table:table-cell office:value-type="float" office:value="2.20415756024016" calcext:value-type="float">
            <text:p>2.20415756024016</text:p>
          </table:table-cell>
          <table:table-cell office:value-type="float" office:value="2.42713319600341" calcext:value-type="float">
            <text:p>2.42713319600341</text:p>
          </table:table-cell>
          <table:table-cell table:number-columns-repeated="4"/>
          <table:table-cell office:value-type="float" office:value="8.25541426789079" calcext:value-type="float">
            <text:p>8.25541426789079</text:p>
          </table:table-cell>
          <table:table-cell/>
          <table:table-cell office:value-type="float" office:value="-0.424258143105469" calcext:value-type="float">
            <text:p>-0.424258143105469</text:p>
          </table:table-cell>
          <table:table-cell/>
          <table:table-cell office:value-type="float" office:value="10085" calcext:value-type="float">
            <text:p>10085</text:p>
          </table:table-cell>
        </table:table-row>
        <table:table-row table:style-name="ro1">
          <table:table-cell table:number-columns-repeated="4"/>
          <table:table-cell office:value-type="float" office:value="1.4001414022336" calcext:value-type="float">
            <text:p>1.4001414022336</text:p>
          </table:table-cell>
          <table:table-cell office:value-type="float" office:value="2.20639899887493" calcext:value-type="float">
            <text:p>2.20639899887493</text:p>
          </table:table-cell>
          <table:table-cell office:value-type="float" office:value="2.43934771380095" calcext:value-type="float">
            <text:p>2.43934771380095</text:p>
          </table:table-cell>
          <table:table-cell table:number-columns-repeated="4"/>
          <table:table-cell office:value-type="float" office:value="-0.0206845465721986" calcext:value-type="float">
            <text:p>-0.020684546572199</text:p>
          </table:table-cell>
          <table:table-cell/>
          <table:table-cell office:value-type="float" office:value="0.0336536652296849" calcext:value-type="float">
            <text:p>0.03365366522968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40097408811805" calcext:value-type="float">
            <text:p>1.40097408811805</text:p>
          </table:table-cell>
          <table:table-cell office:value-type="float" office:value="2.2075040699946" calcext:value-type="float">
            <text:p>2.2075040699946</text:p>
          </table:table-cell>
          <table:table-cell office:value-type="float" office:value="2.45290769223503" calcext:value-type="float">
            <text:p>2.45290769223503</text:p>
          </table:table-cell>
          <table:table-cell table:number-columns-repeated="4"/>
          <table:table-cell office:value-type="float" office:value="0.121485095462939" calcext:value-type="float">
            <text:p>0.121485095462939</text:p>
          </table:table-cell>
          <table:table-cell/>
          <table:table-cell office:value-type="float" office:value="0.0291539232621494" calcext:value-type="float">
            <text:p>0.02915392326214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40356536787647" calcext:value-type="float">
            <text:p>1.40356536787647</text:p>
          </table:table-cell>
          <table:table-cell office:value-type="float" office:value="2.21049714521685" calcext:value-type="float">
            <text:p>2.21049714521685</text:p>
          </table:table-cell>
          <table:table-cell office:value-type="float" office:value="2.47709031679215" calcext:value-type="float">
            <text:p>2.47709031679215</text:p>
          </table:table-cell>
          <table:table-cell table:number-columns-repeated="4"/>
          <table:table-cell office:value-type="float" office:value="4.54658809718848" calcext:value-type="float">
            <text:p>4.54658809718848</text:p>
          </table:table-cell>
          <table:table-cell/>
          <table:table-cell office:value-type="float" office:value="-0.065822562350452" calcext:value-type="float">
            <text:p>-0.065822562350452</text:p>
          </table:table-cell>
          <table:table-cell/>
          <table:table-cell office:value-type="float" office:value="5283" calcext:value-type="float">
            <text:p>5283</text:p>
          </table:table-cell>
        </table:table-row>
        <table:table-row table:style-name="ro1">
          <table:table-cell table:number-columns-repeated="4"/>
          <table:table-cell office:value-type="float" office:value="1.40789613172077" calcext:value-type="float">
            <text:p>1.40789613172077</text:p>
          </table:table-cell>
          <table:table-cell office:value-type="float" office:value="2.21173874773766" calcext:value-type="float">
            <text:p>2.21173874773766</text:p>
          </table:table-cell>
          <table:table-cell office:value-type="float" office:value="2.48555678603122" calcext:value-type="float">
            <text:p>2.48555678603122</text:p>
          </table:table-cell>
          <table:table-cell table:number-columns-repeated="4"/>
          <table:table-cell office:value-type="float" office:value="99.666584968988" calcext:value-type="float">
            <text:p>99.666584968988</text:p>
          </table:table-cell>
          <table:table-cell/>
          <table:table-cell office:value-type="float" office:value="3.9858292485272" calcext:value-type="float">
            <text:p>3.985829248527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41008302358668" calcext:value-type="float">
            <text:p>1.41008302358668</text:p>
          </table:table-cell>
          <table:table-cell office:value-type="float" office:value="2.226109135068" calcext:value-type="float">
            <text:p>2.226109135068</text:p>
          </table:table-cell>
          <table:table-cell office:value-type="float" office:value="2.50420696725369" calcext:value-type="float">
            <text:p>2.50420696725369</text:p>
          </table:table-cell>
          <table:table-cell table:number-columns-repeated="4"/>
          <table:table-cell office:value-type="float" office:value="1.32303557502418" calcext:value-type="float">
            <text:p>1.32303557502418</text:p>
          </table:table-cell>
          <table:table-cell/>
          <table:table-cell office:value-type="float" office:value="-0.189436122614829" calcext:value-type="float">
            <text:p>-0.189436122614829</text:p>
          </table:table-cell>
          <table:table-cell/>
          <table:table-cell office:value-type="float" office:value="3534" calcext:value-type="float">
            <text:p>3534</text:p>
          </table:table-cell>
        </table:table-row>
        <table:table-row table:style-name="ro1">
          <table:table-cell table:number-columns-repeated="4"/>
          <table:table-cell office:value-type="float" office:value="1.41096974146603" calcext:value-type="float">
            <text:p>1.41096974146603</text:p>
          </table:table-cell>
          <table:table-cell office:value-type="float" office:value="2.22820707621248" calcext:value-type="float">
            <text:p>2.22820707621248</text:p>
          </table:table-cell>
          <table:table-cell office:value-type="float" office:value="2.51215600370336" calcext:value-type="float">
            <text:p>2.51215600370336</text:p>
          </table:table-cell>
          <table:table-cell table:number-columns-repeated="4"/>
          <table:table-cell office:value-type="float" office:value="2.26480597364854" calcext:value-type="float">
            <text:p>2.26480597364854</text:p>
          </table:table-cell>
          <table:table-cell/>
          <table:table-cell office:value-type="float" office:value="0.0989155554984421" calcext:value-type="float">
            <text:p>0.098915555498442</text:p>
          </table:table-cell>
          <table:table-cell/>
          <table:table-cell office:value-type="float" office:value="3253" calcext:value-type="float">
            <text:p>3253</text:p>
          </table:table-cell>
        </table:table-row>
        <table:table-row table:style-name="ro1">
          <table:table-cell table:number-columns-repeated="4"/>
          <table:table-cell office:value-type="float" office:value="1.42221016081282" calcext:value-type="float">
            <text:p>1.42221016081282</text:p>
          </table:table-cell>
          <table:table-cell office:value-type="float" office:value="2.23205265614528" calcext:value-type="float">
            <text:p>2.23205265614528</text:p>
          </table:table-cell>
          <table:table-cell office:value-type="float" office:value="2.54466756325989" calcext:value-type="float">
            <text:p>2.54466756325989</text:p>
          </table:table-cell>
          <table:table-cell table:number-columns-repeated="4"/>
          <table:table-cell office:value-type="float" office:value="2.98849575550803" calcext:value-type="float">
            <text:p>2.98849575550803</text:p>
          </table:table-cell>
          <table:table-cell/>
          <table:table-cell office:value-type="float" office:value="0.221868464859721" calcext:value-type="float">
            <text:p>0.22186846485972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42787613348611" calcext:value-type="float">
            <text:p>1.42787613348611</text:p>
          </table:table-cell>
          <table:table-cell office:value-type="float" office:value="2.23273810818864" calcext:value-type="float">
            <text:p>2.23273810818864</text:p>
          </table:table-cell>
          <table:table-cell office:value-type="float" office:value="2.55321593461387" calcext:value-type="float">
            <text:p>2.55321593461387</text:p>
          </table:table-cell>
          <table:table-cell table:number-columns-repeated="4"/>
          <table:table-cell office:value-type="float" office:value="2.45290769223503" calcext:value-type="float">
            <text:p>2.45290769223503</text:p>
          </table:table-cell>
          <table:table-cell/>
          <table:table-cell office:value-type="float" office:value="0.00224309094472004" calcext:value-type="float">
            <text:p>0.00224309094472</text:p>
          </table:table-cell>
          <table:table-cell/>
          <table:table-cell office:value-type="float" office:value="9450" calcext:value-type="float">
            <text:p>9450</text:p>
          </table:table-cell>
        </table:table-row>
        <table:table-row table:style-name="ro1">
          <table:table-cell table:number-columns-repeated="4"/>
          <table:table-cell office:value-type="float" office:value="1.43160542122238" calcext:value-type="float">
            <text:p>1.43160542122238</text:p>
          </table:table-cell>
          <table:table-cell office:value-type="float" office:value="2.23438881255633" calcext:value-type="float">
            <text:p>2.23438881255633</text:p>
          </table:table-cell>
          <table:table-cell office:value-type="float" office:value="2.56596223662384" calcext:value-type="float">
            <text:p>2.56596223662384</text:p>
          </table:table-cell>
          <table:table-cell table:number-columns-repeated="4"/>
          <table:table-cell office:value-type="float" office:value="3.83401535812916" calcext:value-type="float">
            <text:p>3.83401535812916</text:p>
          </table:table-cell>
          <table:table-cell/>
          <table:table-cell office:value-type="float" office:value="-0.719622652866316" calcext:value-type="float">
            <text:p>-0.71962265286631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43553947181267" calcext:value-type="float">
            <text:p>1.43553947181267</text:p>
          </table:table-cell>
          <table:table-cell office:value-type="float" office:value="2.23527122054745" calcext:value-type="float">
            <text:p>2.23527122054745</text:p>
          </table:table-cell>
          <table:table-cell office:value-type="float" office:value="2.57134251870672" calcext:value-type="float">
            <text:p>2.57134251870672</text:p>
          </table:table-cell>
          <table:table-cell table:number-columns-repeated="4"/>
          <table:table-cell office:value-type="float" office:value="2.80000032132324" calcext:value-type="float">
            <text:p>2.80000032132324</text:p>
          </table:table-cell>
          <table:table-cell/>
          <table:table-cell office:value-type="float" office:value="0.11117876818862" calcext:value-type="float">
            <text:p>0.11117876818862</text:p>
          </table:table-cell>
          <table:table-cell/>
          <table:table-cell office:value-type="float" office:value="3097" calcext:value-type="float">
            <text:p>3097</text:p>
          </table:table-cell>
        </table:table-row>
        <table:table-row table:style-name="ro1">
          <table:table-cell table:number-columns-repeated="4"/>
          <table:table-cell office:value-type="float" office:value="1.44058684124142" calcext:value-type="float">
            <text:p>1.44058684124142</text:p>
          </table:table-cell>
          <table:table-cell office:value-type="float" office:value="2.24681731654204" calcext:value-type="float">
            <text:p>2.24681731654204</text:p>
          </table:table-cell>
          <table:table-cell office:value-type="float" office:value="2.57342146070782" calcext:value-type="float">
            <text:p>2.57342146070782</text:p>
          </table:table-cell>
          <table:table-cell table:number-columns-repeated="4"/>
          <table:table-cell office:value-type="float" office:value="82.4312486039917" calcext:value-type="float">
            <text:p>82.4312486039917</text:p>
          </table:table-cell>
          <table:table-cell/>
          <table:table-cell office:value-type="float" office:value="-0.793702945815782" calcext:value-type="float">
            <text:p>-0.79370294581578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44204286150083" calcext:value-type="float">
            <text:p>1.44204286150083</text:p>
          </table:table-cell>
          <table:table-cell office:value-type="float" office:value="2.25434672426378" calcext:value-type="float">
            <text:p>2.25434672426378</text:p>
          </table:table-cell>
          <table:table-cell office:value-type="float" office:value="2.57662441761598" calcext:value-type="float">
            <text:p>2.57662441761598</text:p>
          </table:table-cell>
          <table:table-cell table:number-columns-repeated="4"/>
          <table:table-cell office:value-type="float" office:value="100.095381882078" calcext:value-type="float">
            <text:p>100.095381882078</text:p>
          </table:table-cell>
          <table:table-cell/>
          <table:table-cell office:value-type="float" office:value="2.69608120958707" calcext:value-type="float">
            <text:p>2.69608120958707</text:p>
          </table:table-cell>
          <table:table-cell/>
          <table:table-cell office:value-type="float" office:value="48746" calcext:value-type="float">
            <text:p>48746</text:p>
          </table:table-cell>
        </table:table-row>
        <table:table-row table:style-name="ro1">
          <table:table-cell table:number-columns-repeated="4"/>
          <table:table-cell office:value-type="float" office:value="1.44366703117965" calcext:value-type="float">
            <text:p>1.44366703117965</text:p>
          </table:table-cell>
          <table:table-cell office:value-type="float" office:value="2.26330675199961" calcext:value-type="float">
            <text:p>2.26330675199961</text:p>
          </table:table-cell>
          <table:table-cell office:value-type="float" office:value="2.6028744928521" calcext:value-type="float">
            <text:p>2.6028744928521</text:p>
          </table:table-cell>
          <table:table-cell table:number-columns-repeated="4"/>
          <table:table-cell office:value-type="float" office:value="67.6792388996517" calcext:value-type="float">
            <text:p>67.6792388996517</text:p>
          </table:table-cell>
          <table:table-cell/>
          <table:table-cell office:value-type="float" office:value="-0.147904430647322" calcext:value-type="float">
            <text:p>-0.14790443064732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45760623638683" calcext:value-type="float">
            <text:p>1.45760623638683</text:p>
          </table:table-cell>
          <table:table-cell office:value-type="float" office:value="2.26726057214812" calcext:value-type="float">
            <text:p>2.26726057214812</text:p>
          </table:table-cell>
          <table:table-cell office:value-type="float" office:value="2.63625433459857" calcext:value-type="float">
            <text:p>2.63625433459857</text:p>
          </table:table-cell>
          <table:table-cell table:number-columns-repeated="4"/>
          <table:table-cell office:value-type="float" office:value="1.34403384518027" calcext:value-type="float">
            <text:p>1.34403384518027</text:p>
          </table:table-cell>
          <table:table-cell/>
          <table:table-cell office:value-type="float" office:value="-0.1535278124416" calcext:value-type="float">
            <text:p>-0.1535278124416</text:p>
          </table:table-cell>
          <table:table-cell/>
          <table:table-cell office:value-type="float" office:value="17719" calcext:value-type="float">
            <text:p>17719</text:p>
          </table:table-cell>
        </table:table-row>
        <table:table-row table:style-name="ro1">
          <table:table-cell table:number-columns-repeated="4"/>
          <table:table-cell office:value-type="float" office:value="1.45781905713078" calcext:value-type="float">
            <text:p>1.45781905713078</text:p>
          </table:table-cell>
          <table:table-cell office:value-type="float" office:value="2.27151151926281" calcext:value-type="float">
            <text:p>2.27151151926281</text:p>
          </table:table-cell>
          <table:table-cell office:value-type="float" office:value="2.64256393112882" calcext:value-type="float">
            <text:p>2.64256393112882</text:p>
          </table:table-cell>
          <table:table-cell table:number-columns-repeated="4"/>
          <table:table-cell office:value-type="float" office:value="5.18208509856078" calcext:value-type="float">
            <text:p>5.18208509856078</text:p>
          </table:table-cell>
          <table:table-cell/>
          <table:table-cell office:value-type="float" office:value="-0.586878440115975" calcext:value-type="float">
            <text:p>-0.586878440115975</text:p>
          </table:table-cell>
          <table:table-cell/>
          <table:table-cell office:value-type="float" office:value="9981" calcext:value-type="float">
            <text:p>9981</text:p>
          </table:table-cell>
        </table:table-row>
        <table:table-row table:style-name="ro1">
          <table:table-cell table:number-columns-repeated="4"/>
          <table:table-cell office:value-type="float" office:value="1.45889624474806" calcext:value-type="float">
            <text:p>1.45889624474806</text:p>
          </table:table-cell>
          <table:table-cell office:value-type="float" office:value="2.28113796046265" calcext:value-type="float">
            <text:p>2.28113796046265</text:p>
          </table:table-cell>
          <table:table-cell office:value-type="float" office:value="2.64784145930035" calcext:value-type="float">
            <text:p>2.64784145930035</text:p>
          </table:table-cell>
          <table:table-cell table:number-columns-repeated="4"/>
          <table:table-cell office:value-type="float" office:value="3.22438634316875" calcext:value-type="float">
            <text:p>3.22438634316875</text:p>
          </table:table-cell>
          <table:table-cell/>
          <table:table-cell office:value-type="float" office:value="0.181309682943627" calcext:value-type="float">
            <text:p>0.181309682943627</text:p>
          </table:table-cell>
          <table:table-cell/>
          <table:table-cell office:value-type="float" office:value="4101" calcext:value-type="float">
            <text:p>4101</text:p>
          </table:table-cell>
        </table:table-row>
        <table:table-row table:style-name="ro1">
          <table:table-cell table:number-columns-repeated="4"/>
          <table:table-cell office:value-type="float" office:value="1.46291603755595" calcext:value-type="float">
            <text:p>1.46291603755595</text:p>
          </table:table-cell>
          <table:table-cell office:value-type="float" office:value="2.28240565519955" calcext:value-type="float">
            <text:p>2.28240565519955</text:p>
          </table:table-cell>
          <table:table-cell office:value-type="float" office:value="2.65464036807799" calcext:value-type="float">
            <text:p>2.65464036807799</text:p>
          </table:table-cell>
          <table:table-cell table:number-columns-repeated="4"/>
          <table:table-cell office:value-type="float" office:value="7.33573547051408" calcext:value-type="float">
            <text:p>7.33573547051408</text:p>
          </table:table-cell>
          <table:table-cell/>
          <table:table-cell office:value-type="float" office:value="-0.0483930664814574" calcext:value-type="float">
            <text:p>-0.048393066481457</text:p>
          </table:table-cell>
          <table:table-cell/>
          <table:table-cell office:value-type="float" office:value="9780" calcext:value-type="float">
            <text:p>9780</text:p>
          </table:table-cell>
        </table:table-row>
        <table:table-row table:style-name="ro1">
          <table:table-cell table:number-columns-repeated="4"/>
          <table:table-cell office:value-type="float" office:value="1.46297405846408" calcext:value-type="float">
            <text:p>1.46297405846408</text:p>
          </table:table-cell>
          <table:table-cell office:value-type="float" office:value="2.29362856619917" calcext:value-type="float">
            <text:p>2.29362856619917</text:p>
          </table:table-cell>
          <table:table-cell office:value-type="float" office:value="2.66298845396498" calcext:value-type="float">
            <text:p>2.66298845396498</text:p>
          </table:table-cell>
          <table:table-cell table:number-columns-repeated="4"/>
          <table:table-cell office:value-type="float" office:value="0.911485517801034" calcext:value-type="float">
            <text:p>0.911485517801034</text:p>
          </table:table-cell>
          <table:table-cell/>
          <table:table-cell office:value-type="float" office:value="-0.0282673507818795" calcext:value-type="float">
            <text:p>-0.02826735078188</text:p>
          </table:table-cell>
          <table:table-cell/>
          <table:table-cell office:value-type="float" office:value="797" calcext:value-type="float">
            <text:p>797</text:p>
          </table:table-cell>
        </table:table-row>
        <table:table-row table:style-name="ro1">
          <table:table-cell table:number-columns-repeated="4"/>
          <table:table-cell office:value-type="float" office:value="1.46451749799645" calcext:value-type="float">
            <text:p>1.46451749799645</text:p>
          </table:table-cell>
          <table:table-cell office:value-type="float" office:value="2.2985099913128" calcext:value-type="float">
            <text:p>2.2985099913128</text:p>
          </table:table-cell>
          <table:table-cell office:value-type="float" office:value="2.66828010878623" calcext:value-type="float">
            <text:p>2.66828010878623</text:p>
          </table:table-cell>
          <table:table-cell table:number-columns-repeated="4"/>
          <table:table-cell office:value-type="float" office:value="7.67859927577293" calcext:value-type="float">
            <text:p>7.67859927577293</text:p>
          </table:table-cell>
          <table:table-cell/>
          <table:table-cell office:value-type="float" office:value="-0.365542867500019" calcext:value-type="float">
            <text:p>-0.365542867500019</text:p>
          </table:table-cell>
          <table:table-cell/>
          <table:table-cell office:value-type="float" office:value="13636" calcext:value-type="float">
            <text:p>13636</text:p>
          </table:table-cell>
        </table:table-row>
        <table:table-row table:style-name="ro1">
          <table:table-cell table:number-columns-repeated="4"/>
          <table:table-cell office:value-type="float" office:value="1.46967981273025" calcext:value-type="float">
            <text:p>1.46967981273025</text:p>
          </table:table-cell>
          <table:table-cell office:value-type="float" office:value="2.29852631749632" calcext:value-type="float">
            <text:p>2.29852631749632</text:p>
          </table:table-cell>
          <table:table-cell office:value-type="float" office:value="2.67573453269127" calcext:value-type="float">
            <text:p>2.67573453269127</text:p>
          </table:table-cell>
          <table:table-cell table:number-columns-repeated="4"/>
          <table:table-cell office:value-type="float" office:value="100.083989991089" calcext:value-type="float">
            <text:p>100.083989991089</text:p>
          </table:table-cell>
          <table:table-cell/>
          <table:table-cell office:value-type="float" office:value="5.65566908642374" calcext:value-type="float">
            <text:p>5.65566908642374</text:p>
          </table:table-cell>
          <table:table-cell/>
          <table:table-cell office:value-type="float" office:value="46564" calcext:value-type="float">
            <text:p>46564</text:p>
          </table:table-cell>
        </table:table-row>
        <table:table-row table:style-name="ro1">
          <table:table-cell table:number-columns-repeated="4"/>
          <table:table-cell office:value-type="float" office:value="1.47569840629903" calcext:value-type="float">
            <text:p>1.47569840629903</text:p>
          </table:table-cell>
          <table:table-cell office:value-type="float" office:value="2.30825656350126" calcext:value-type="float">
            <text:p>2.30825656350126</text:p>
          </table:table-cell>
          <table:table-cell office:value-type="float" office:value="2.6825313658818" calcext:value-type="float">
            <text:p>2.6825313658818</text:p>
          </table:table-cell>
          <table:table-cell table:number-columns-repeated="4"/>
          <table:table-cell office:value-type="float" office:value="1.27092400999879" calcext:value-type="float">
            <text:p>1.27092400999879</text:p>
          </table:table-cell>
          <table:table-cell/>
          <table:table-cell office:value-type="float" office:value="0.116076097581652" calcext:value-type="float">
            <text:p>0.116076097581652</text:p>
          </table:table-cell>
          <table:table-cell/>
          <table:table-cell office:value-type="float" office:value="9592" calcext:value-type="float">
            <text:p>9592</text:p>
          </table:table-cell>
        </table:table-row>
        <table:table-row table:style-name="ro1">
          <table:table-cell table:number-columns-repeated="4"/>
          <table:table-cell office:value-type="float" office:value="1.48312617539536" calcext:value-type="float">
            <text:p>1.48312617539536</text:p>
          </table:table-cell>
          <table:table-cell office:value-type="float" office:value="2.31106052799421" calcext:value-type="float">
            <text:p>2.31106052799421</text:p>
          </table:table-cell>
          <table:table-cell office:value-type="float" office:value="2.70940270523206" calcext:value-type="float">
            <text:p>2.70940270523206</text:p>
          </table:table-cell>
          <table:table-cell table:number-columns-repeated="4"/>
          <table:table-cell office:value-type="float" office:value="7.049796650309" calcext:value-type="float">
            <text:p>7.049796650309</text:p>
          </table:table-cell>
          <table:table-cell/>
          <table:table-cell office:value-type="float" office:value="0.387542649433532" calcext:value-type="float">
            <text:p>0.387542649433532</text:p>
          </table:table-cell>
          <table:table-cell/>
          <table:table-cell office:value-type="float" office:value="9438" calcext:value-type="float">
            <text:p>9438</text:p>
          </table:table-cell>
        </table:table-row>
        <table:table-row table:style-name="ro1">
          <table:table-cell table:number-columns-repeated="4"/>
          <table:table-cell office:value-type="float" office:value="1.49094301165616" calcext:value-type="float">
            <text:p>1.49094301165616</text:p>
          </table:table-cell>
          <table:table-cell office:value-type="float" office:value="2.3238162411865" calcext:value-type="float">
            <text:p>2.3238162411865</text:p>
          </table:table-cell>
          <table:table-cell office:value-type="float" office:value="2.72872473581307" calcext:value-type="float">
            <text:p>2.72872473581307</text:p>
          </table:table-cell>
          <table:table-cell table:number-columns-repeated="4"/>
          <table:table-cell office:value-type="float" office:value="1.61388710862033" calcext:value-type="float">
            <text:p>1.61388710862033</text:p>
          </table:table-cell>
          <table:table-cell/>
          <table:table-cell office:value-type="float" office:value="-0.105373816497299" calcext:value-type="float">
            <text:p>-0.105373816497299</text:p>
          </table:table-cell>
          <table:table-cell/>
          <table:table-cell office:value-type="float" office:value="1731" calcext:value-type="float">
            <text:p>1731</text:p>
          </table:table-cell>
        </table:table-row>
        <table:table-row table:style-name="ro1">
          <table:table-cell table:number-columns-repeated="4"/>
          <table:table-cell office:value-type="float" office:value="1.49237953458793" calcext:value-type="float">
            <text:p>1.49237953458793</text:p>
          </table:table-cell>
          <table:table-cell office:value-type="float" office:value="2.32576744396631" calcext:value-type="float">
            <text:p>2.32576744396631</text:p>
          </table:table-cell>
          <table:table-cell office:value-type="float" office:value="2.75108273434708" calcext:value-type="float">
            <text:p>2.75108273434708</text:p>
          </table:table-cell>
          <table:table-cell table:number-columns-repeated="4"/>
          <table:table-cell office:value-type="float" office:value="6.56494066559453" calcext:value-type="float">
            <text:p>6.56494066559453</text:p>
          </table:table-cell>
          <table:table-cell/>
          <table:table-cell office:value-type="float" office:value="-0.498057127137589" calcext:value-type="float">
            <text:p>-0.498057127137589</text:p>
          </table:table-cell>
          <table:table-cell/>
          <table:table-cell office:value-type="float" office:value="7726" calcext:value-type="float">
            <text:p>7726</text:p>
          </table:table-cell>
        </table:table-row>
        <table:table-row table:style-name="ro1">
          <table:table-cell table:number-columns-repeated="4"/>
          <table:table-cell office:value-type="float" office:value="1.49958141750475" calcext:value-type="float">
            <text:p>1.49958141750475</text:p>
          </table:table-cell>
          <table:table-cell office:value-type="float" office:value="2.32755166307422" calcext:value-type="float">
            <text:p>2.32755166307422</text:p>
          </table:table-cell>
          <table:table-cell office:value-type="float" office:value="2.78962182443394" calcext:value-type="float">
            <text:p>2.78962182443394</text:p>
          </table:table-cell>
          <table:table-cell table:number-columns-repeated="4"/>
          <table:table-cell office:value-type="float" office:value="1.42529394174238" calcext:value-type="float">
            <text:p>1.42529394174238</text:p>
          </table:table-cell>
          <table:table-cell/>
          <table:table-cell office:value-type="float" office:value="0.570642277926512" calcext:value-type="float">
            <text:p>0.570642277926512</text:p>
          </table:table-cell>
          <table:table-cell/>
          <table:table-cell office:value-type="float" office:value="1925" calcext:value-type="float">
            <text:p>1925</text:p>
          </table:table-cell>
        </table:table-row>
        <table:table-row table:style-name="ro1">
          <table:table-cell table:number-columns-repeated="4"/>
          <table:table-cell office:value-type="float" office:value="1.50194234592052" calcext:value-type="float">
            <text:p>1.50194234592052</text:p>
          </table:table-cell>
          <table:table-cell office:value-type="float" office:value="2.32923444986339" calcext:value-type="float">
            <text:p>2.32923444986339</text:p>
          </table:table-cell>
          <table:table-cell office:value-type="float" office:value="2.7903304817575" calcext:value-type="float">
            <text:p>2.7903304817575</text:p>
          </table:table-cell>
          <table:table-cell table:number-columns-repeated="4"/>
          <table:table-cell office:value-type="float" office:value="100.082762523608" calcext:value-type="float">
            <text:p>100.082762523608</text:p>
          </table:table-cell>
          <table:table-cell/>
          <table:table-cell office:value-type="float" office:value="3.6782000935982" calcext:value-type="float">
            <text:p>3.6782000935982</text:p>
          </table:table-cell>
          <table:table-cell/>
          <table:table-cell office:value-type="float" office:value="49106" calcext:value-type="float">
            <text:p>49106</text:p>
          </table:table-cell>
        </table:table-row>
        <table:table-row table:style-name="ro1">
          <table:table-cell table:number-columns-repeated="4"/>
          <table:table-cell office:value-type="float" office:value="1.50369568070319" calcext:value-type="float">
            <text:p>1.50369568070319</text:p>
          </table:table-cell>
          <table:table-cell office:value-type="float" office:value="2.37389160491044" calcext:value-type="float">
            <text:p>2.37389160491044</text:p>
          </table:table-cell>
          <table:table-cell office:value-type="float" office:value="2.79957660941837" calcext:value-type="float">
            <text:p>2.79957660941837</text:p>
          </table:table-cell>
          <table:table-cell table:number-columns-repeated="4"/>
          <table:table-cell office:value-type="float" office:value="94.8596884811035" calcext:value-type="float">
            <text:p>94.8596884811035</text:p>
          </table:table-cell>
          <table:table-cell/>
          <table:table-cell office:value-type="float" office:value="-3.36751018491275" calcext:value-type="float">
            <text:p>-3.3675101849127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50484922963118" calcext:value-type="float">
            <text:p>1.50484922963118</text:p>
          </table:table-cell>
          <table:table-cell office:value-type="float" office:value="2.3787745521101" calcext:value-type="float">
            <text:p>2.3787745521101</text:p>
          </table:table-cell>
          <table:table-cell office:value-type="float" office:value="2.80000032132324" calcext:value-type="float">
            <text:p>2.80000032132324</text:p>
          </table:table-cell>
          <table:table-cell table:number-columns-repeated="4"/>
          <table:table-cell office:value-type="float" office:value="0.566084891397041" calcext:value-type="float">
            <text:p>0.566084891397041</text:p>
          </table:table-cell>
          <table:table-cell/>
          <table:table-cell office:value-type="float" office:value="-0.105857680572523" calcext:value-type="float">
            <text:p>-0.105857680572523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4"/>
          <table:table-cell office:value-type="float" office:value="1.51334961969788" calcext:value-type="float">
            <text:p>1.51334961969788</text:p>
          </table:table-cell>
          <table:table-cell office:value-type="float" office:value="2.40652722238989" calcext:value-type="float">
            <text:p>2.40652722238989</text:p>
          </table:table-cell>
          <table:table-cell office:value-type="float" office:value="2.80307127182257" calcext:value-type="float">
            <text:p>2.80307127182257</text:p>
          </table:table-cell>
          <table:table-cell table:number-columns-repeated="4"/>
          <table:table-cell office:value-type="float" office:value="97.2231681628456" calcext:value-type="float">
            <text:p>97.2231681628456</text:p>
          </table:table-cell>
          <table:table-cell/>
          <table:table-cell office:value-type="float" office:value="0.263454294675218" calcext:value-type="float">
            <text:p>0.26345429467521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51709255546257" calcext:value-type="float">
            <text:p>1.51709255546257</text:p>
          </table:table-cell>
          <table:table-cell office:value-type="float" office:value="2.40901290178743" calcext:value-type="float">
            <text:p>2.40901290178743</text:p>
          </table:table-cell>
          <table:table-cell office:value-type="float" office:value="2.84154243242166" calcext:value-type="float">
            <text:p>2.84154243242166</text:p>
          </table:table-cell>
          <table:table-cell table:number-columns-repeated="4"/>
          <table:table-cell office:value-type="float" office:value="0.838742927269508" calcext:value-type="float">
            <text:p>0.838742927269508</text:p>
          </table:table-cell>
          <table:table-cell/>
          <table:table-cell office:value-type="float" office:value="0.147021875024505" calcext:value-type="float">
            <text:p>0.147021875024505</text:p>
          </table:table-cell>
          <table:table-cell/>
          <table:table-cell office:value-type="float" office:value="788" calcext:value-type="float">
            <text:p>788</text:p>
          </table:table-cell>
        </table:table-row>
        <table:table-row table:style-name="ro1">
          <table:table-cell table:number-columns-repeated="4"/>
          <table:table-cell office:value-type="float" office:value="1.51917622041799" calcext:value-type="float">
            <text:p>1.51917622041799</text:p>
          </table:table-cell>
          <table:table-cell office:value-type="float" office:value="2.42101074098513" calcext:value-type="float">
            <text:p>2.42101074098513</text:p>
          </table:table-cell>
          <table:table-cell office:value-type="float" office:value="2.84684854717669" calcext:value-type="float">
            <text:p>2.84684854717669</text:p>
          </table:table-cell>
          <table:table-cell table:number-columns-repeated="4"/>
          <table:table-cell office:value-type="float" office:value="0.171934678791108" calcext:value-type="float">
            <text:p>0.171934678791108</text:p>
          </table:table-cell>
          <table:table-cell/>
          <table:table-cell office:value-type="float" office:value="-0.0455317993476511" calcext:value-type="float">
            <text:p>-0.045531799347651</text:p>
          </table:table-cell>
          <table:table-cell/>
          <table:table-cell office:value-type="float" office:value="399" calcext:value-type="float">
            <text:p>399</text:p>
          </table:table-cell>
        </table:table-row>
        <table:table-row table:style-name="ro1">
          <table:table-cell table:number-columns-repeated="4"/>
          <table:table-cell office:value-type="float" office:value="1.52302045436014" calcext:value-type="float">
            <text:p>1.52302045436014</text:p>
          </table:table-cell>
          <table:table-cell office:value-type="float" office:value="2.43284759740057" calcext:value-type="float">
            <text:p>2.43284759740057</text:p>
          </table:table-cell>
          <table:table-cell office:value-type="float" office:value="2.8517722967077" calcext:value-type="float">
            <text:p>2.8517722967077</text:p>
          </table:table-cell>
          <table:table-cell table:number-columns-repeated="4"/>
          <table:table-cell office:value-type="float" office:value="0.737197975057679" calcext:value-type="float">
            <text:p>0.737197975057679</text:p>
          </table:table-cell>
          <table:table-cell/>
          <table:table-cell office:value-type="float" office:value="0.354001990772009" calcext:value-type="float">
            <text:p>0.354001990772009</text:p>
          </table:table-cell>
          <table:table-cell/>
          <table:table-cell office:value-type="float" office:value="1440" calcext:value-type="float">
            <text:p>1440</text:p>
          </table:table-cell>
        </table:table-row>
        <table:table-row table:style-name="ro1">
          <table:table-cell table:number-columns-repeated="4"/>
          <table:table-cell office:value-type="float" office:value="1.52656527429512" calcext:value-type="float">
            <text:p>1.52656527429512</text:p>
          </table:table-cell>
          <table:table-cell office:value-type="float" office:value="2.43672680295964" calcext:value-type="float">
            <text:p>2.43672680295964</text:p>
          </table:table-cell>
          <table:table-cell office:value-type="float" office:value="2.86083135628425" calcext:value-type="float">
            <text:p>2.86083135628425</text:p>
          </table:table-cell>
          <table:table-cell table:number-columns-repeated="4"/>
          <table:table-cell office:value-type="float" office:value="96.2285518786539" calcext:value-type="float">
            <text:p>96.2285518786539</text:p>
          </table:table-cell>
          <table:table-cell/>
          <table:table-cell office:value-type="float" office:value="3.50307104456874" calcext:value-type="float">
            <text:p>3.5030710445687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53847535808311" calcext:value-type="float">
            <text:p>1.53847535808311</text:p>
          </table:table-cell>
          <table:table-cell office:value-type="float" office:value="2.43707555272704" calcext:value-type="float">
            <text:p>2.43707555272704</text:p>
          </table:table-cell>
          <table:table-cell office:value-type="float" office:value="2.86249112558568" calcext:value-type="float">
            <text:p>2.86249112558568</text:p>
          </table:table-cell>
          <table:table-cell table:number-columns-repeated="4"/>
          <table:table-cell office:value-type="float" office:value="75.2254813048404" calcext:value-type="float">
            <text:p>75.2254813048404</text:p>
          </table:table-cell>
          <table:table-cell/>
          <table:table-cell office:value-type="float" office:value="-2.4712195558607" calcext:value-type="float">
            <text:p>-2.471219555860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54264653586475" calcext:value-type="float">
            <text:p>1.54264653586475</text:p>
          </table:table-cell>
          <table:table-cell office:value-type="float" office:value="2.43990748873451" calcext:value-type="float">
            <text:p>2.43990748873451</text:p>
          </table:table-cell>
          <table:table-cell office:value-type="float" office:value="2.86605538958754" calcext:value-type="float">
            <text:p>2.86605538958754</text:p>
          </table:table-cell>
          <table:table-cell table:number-columns-repeated="4"/>
          <table:table-cell office:value-type="float" office:value="88.0228035212344" calcext:value-type="float">
            <text:p>88.0228035212344</text:p>
          </table:table-cell>
          <table:table-cell/>
          <table:table-cell office:value-type="float" office:value="1.11885216578464" calcext:value-type="float">
            <text:p>1.1188521657846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54742241234092" calcext:value-type="float">
            <text:p>1.54742241234092</text:p>
          </table:table-cell>
          <table:table-cell office:value-type="float" office:value="2.4669532835503" calcext:value-type="float">
            <text:p>2.4669532835503</text:p>
          </table:table-cell>
          <table:table-cell office:value-type="float" office:value="2.87653412298909" calcext:value-type="float">
            <text:p>2.87653412298909</text:p>
          </table:table-cell>
          <table:table-cell table:number-columns-repeated="4"/>
          <table:table-cell office:value-type="float" office:value="3.20570702997349" calcext:value-type="float">
            <text:p>3.20570702997349</text:p>
          </table:table-cell>
          <table:table-cell/>
          <table:table-cell office:value-type="float" office:value="0.150019839155466" calcext:value-type="float">
            <text:p>0.150019839155466</text:p>
          </table:table-cell>
          <table:table-cell/>
          <table:table-cell office:value-type="float" office:value="4401" calcext:value-type="float">
            <text:p>4401</text:p>
          </table:table-cell>
        </table:table-row>
        <table:table-row table:style-name="ro1">
          <table:table-cell table:number-columns-repeated="4"/>
          <table:table-cell office:value-type="float" office:value="1.55393151020887" calcext:value-type="float">
            <text:p>1.55393151020887</text:p>
          </table:table-cell>
          <table:table-cell office:value-type="float" office:value="2.46703985403572" calcext:value-type="float">
            <text:p>2.46703985403572</text:p>
          </table:table-cell>
          <table:table-cell office:value-type="float" office:value="2.88037307786435" calcext:value-type="float">
            <text:p>2.88037307786435</text:p>
          </table:table-cell>
          <table:table-cell table:number-columns-repeated="4"/>
          <table:table-cell office:value-type="float" office:value="6.86858104459074" calcext:value-type="float">
            <text:p>6.86858104459074</text:p>
          </table:table-cell>
          <table:table-cell/>
          <table:table-cell office:value-type="float" office:value="0.0342458465939169" calcext:value-type="float">
            <text:p>0.034245846593917</text:p>
          </table:table-cell>
          <table:table-cell/>
          <table:table-cell office:value-type="float" office:value="15919" calcext:value-type="float">
            <text:p>15919</text:p>
          </table:table-cell>
        </table:table-row>
        <table:table-row table:style-name="ro1">
          <table:table-cell table:number-columns-repeated="4"/>
          <table:table-cell office:value-type="float" office:value="1.55644086770571" calcext:value-type="float">
            <text:p>1.55644086770571</text:p>
          </table:table-cell>
          <table:table-cell office:value-type="float" office:value="2.46750441998943" calcext:value-type="float">
            <text:p>2.46750441998943</text:p>
          </table:table-cell>
          <table:table-cell office:value-type="float" office:value="2.88478940036038" calcext:value-type="float">
            <text:p>2.88478940036038</text:p>
          </table:table-cell>
          <table:table-cell table:number-columns-repeated="4"/>
          <table:table-cell office:value-type="float" office:value="0.183951977265361" calcext:value-type="float">
            <text:p>0.183951977265361</text:p>
          </table:table-cell>
          <table:table-cell/>
          <table:table-cell office:value-type="float" office:value="0.151386921687542" calcext:value-type="float">
            <text:p>0.151386921687542</text:p>
          </table:table-cell>
          <table:table-cell/>
          <table:table-cell office:value-type="float" office:value="6340" calcext:value-type="float">
            <text:p>6340</text:p>
          </table:table-cell>
        </table:table-row>
        <table:table-row table:style-name="ro1">
          <table:table-cell table:number-columns-repeated="4"/>
          <table:table-cell office:value-type="float" office:value="1.56087701088669" calcext:value-type="float">
            <text:p>1.56087701088669</text:p>
          </table:table-cell>
          <table:table-cell office:value-type="float" office:value="2.46944877711951" calcext:value-type="float">
            <text:p>2.46944877711951</text:p>
          </table:table-cell>
          <table:table-cell office:value-type="float" office:value="2.88522133586254" calcext:value-type="float">
            <text:p>2.88522133586254</text:p>
          </table:table-cell>
          <table:table-cell table:number-columns-repeated="4"/>
          <table:table-cell office:value-type="float" office:value="94.4304367521109" calcext:value-type="float">
            <text:p>94.4304367521109</text:p>
          </table:table-cell>
          <table:table-cell/>
          <table:table-cell office:value-type="float" office:value="-3.35965363118674" calcext:value-type="float">
            <text:p>-3.3596536311867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56994772957668" calcext:value-type="float">
            <text:p>1.56994772957668</text:p>
          </table:table-cell>
          <table:table-cell office:value-type="float" office:value="2.46965355289543" calcext:value-type="float">
            <text:p>2.46965355289543</text:p>
          </table:table-cell>
          <table:table-cell office:value-type="float" office:value="2.89203611356369" calcext:value-type="float">
            <text:p>2.89203611356369</text:p>
          </table:table-cell>
          <table:table-cell table:number-columns-repeated="4"/>
          <table:table-cell office:value-type="float" office:value="89.4796528039996" calcext:value-type="float">
            <text:p>89.4796528039996</text:p>
          </table:table-cell>
          <table:table-cell/>
          <table:table-cell office:value-type="float" office:value="-0.355259456014724" calcext:value-type="float">
            <text:p>-0.35525945601472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58802077262514" calcext:value-type="float">
            <text:p>1.58802077262514</text:p>
          </table:table-cell>
          <table:table-cell office:value-type="float" office:value="2.4749842641239" calcext:value-type="float">
            <text:p>2.4749842641239</text:p>
          </table:table-cell>
          <table:table-cell office:value-type="float" office:value="2.89402235532291" calcext:value-type="float">
            <text:p>2.89402235532291</text:p>
          </table:table-cell>
          <table:table-cell table:number-columns-repeated="4"/>
          <table:table-cell office:value-type="float" office:value="0.514192445917378" calcext:value-type="float">
            <text:p>0.514192445917378</text:p>
          </table:table-cell>
          <table:table-cell/>
          <table:table-cell office:value-type="float" office:value="0.193282155526145" calcext:value-type="float">
            <text:p>0.193282155526145</text:p>
          </table:table-cell>
          <table:table-cell/>
          <table:table-cell office:value-type="float" office:value="4109" calcext:value-type="float">
            <text:p>4109</text:p>
          </table:table-cell>
        </table:table-row>
        <table:table-row table:style-name="ro1">
          <table:table-cell table:number-columns-repeated="4"/>
          <table:table-cell office:value-type="float" office:value="1.59682097535677" calcext:value-type="float">
            <text:p>1.59682097535677</text:p>
          </table:table-cell>
          <table:table-cell office:value-type="float" office:value="2.47666036149166" calcext:value-type="float">
            <text:p>2.47666036149166</text:p>
          </table:table-cell>
          <table:table-cell office:value-type="float" office:value="2.91025462656013" calcext:value-type="float">
            <text:p>2.91025462656013</text:p>
          </table:table-cell>
          <table:table-cell table:number-columns-repeated="4"/>
          <table:table-cell office:value-type="float" office:value="2.35924542265539" calcext:value-type="float">
            <text:p>2.35924542265539</text:p>
          </table:table-cell>
          <table:table-cell/>
          <table:table-cell office:value-type="float" office:value="-0.224120305963909" calcext:value-type="float">
            <text:p>-0.224120305963909</text:p>
          </table:table-cell>
          <table:table-cell/>
          <table:table-cell office:value-type="float" office:value="2727" calcext:value-type="float">
            <text:p>2727</text:p>
          </table:table-cell>
        </table:table-row>
        <table:table-row table:style-name="ro1">
          <table:table-cell table:number-columns-repeated="4"/>
          <table:table-cell office:value-type="float" office:value="1.60596190196092" calcext:value-type="float">
            <text:p>1.60596190196092</text:p>
          </table:table-cell>
          <table:table-cell office:value-type="float" office:value="2.47909399937962" calcext:value-type="float">
            <text:p>2.47909399937962</text:p>
          </table:table-cell>
          <table:table-cell office:value-type="float" office:value="2.91964941386478" calcext:value-type="float">
            <text:p>2.91964941386478</text:p>
          </table:table-cell>
          <table:table-cell table:number-columns-repeated="4"/>
          <table:table-cell office:value-type="float" office:value="1.00903773065031" calcext:value-type="float">
            <text:p>1.00903773065031</text:p>
          </table:table-cell>
          <table:table-cell/>
          <table:table-cell office:value-type="float" office:value="-0.130697071924596" calcext:value-type="float">
            <text:p>-0.130697071924596</text:p>
          </table:table-cell>
          <table:table-cell/>
          <table:table-cell office:value-type="float" office:value="1195" calcext:value-type="float">
            <text:p>1195</text:p>
          </table:table-cell>
        </table:table-row>
        <table:table-row table:style-name="ro1">
          <table:table-cell table:number-columns-repeated="4"/>
          <table:table-cell office:value-type="float" office:value="1.60920200396999" calcext:value-type="float">
            <text:p>1.60920200396999</text:p>
          </table:table-cell>
          <table:table-cell office:value-type="float" office:value="2.5004449572318" calcext:value-type="float">
            <text:p>2.5004449572318</text:p>
          </table:table-cell>
          <table:table-cell office:value-type="float" office:value="2.92136963730423" calcext:value-type="float">
            <text:p>2.92136963730423</text:p>
          </table:table-cell>
          <table:table-cell table:number-columns-repeated="4"/>
          <table:table-cell office:value-type="float" office:value="3.92054616370965" calcext:value-type="float">
            <text:p>3.92054616370965</text:p>
          </table:table-cell>
          <table:table-cell/>
          <table:table-cell office:value-type="float" office:value="-0.231304167906606" calcext:value-type="float">
            <text:p>-0.231304167906606</text:p>
          </table:table-cell>
          <table:table-cell/>
          <table:table-cell office:value-type="float" office:value="9370" calcext:value-type="float">
            <text:p>9370</text:p>
          </table:table-cell>
        </table:table-row>
        <table:table-row table:style-name="ro1">
          <table:table-cell table:number-columns-repeated="4"/>
          <table:table-cell office:value-type="float" office:value="1.61206702488891" calcext:value-type="float">
            <text:p>1.61206702488891</text:p>
          </table:table-cell>
          <table:table-cell office:value-type="float" office:value="2.52697900774372" calcext:value-type="float">
            <text:p>2.52697900774372</text:p>
          </table:table-cell>
          <table:table-cell office:value-type="float" office:value="2.93844195745184" calcext:value-type="float">
            <text:p>2.93844195745184</text:p>
          </table:table-cell>
          <table:table-cell table:number-columns-repeated="4"/>
          <table:table-cell office:value-type="float" office:value="4.22990520540118" calcext:value-type="float">
            <text:p>4.22990520540118</text:p>
          </table:table-cell>
          <table:table-cell/>
          <table:table-cell office:value-type="float" office:value="-0.164808420295497" calcext:value-type="float">
            <text:p>-0.164808420295497</text:p>
          </table:table-cell>
          <table:table-cell/>
          <table:table-cell office:value-type="float" office:value="8862" calcext:value-type="float">
            <text:p>8862</text:p>
          </table:table-cell>
        </table:table-row>
        <table:table-row table:style-name="ro1">
          <table:table-cell table:number-columns-repeated="4"/>
          <table:table-cell office:value-type="float" office:value="1.61266761567263" calcext:value-type="float">
            <text:p>1.61266761567263</text:p>
          </table:table-cell>
          <table:table-cell office:value-type="float" office:value="2.52805403395379" calcext:value-type="float">
            <text:p>2.52805403395379</text:p>
          </table:table-cell>
          <table:table-cell office:value-type="float" office:value="2.95523058733547" calcext:value-type="float">
            <text:p>2.95523058733547</text:p>
          </table:table-cell>
          <table:table-cell table:number-columns-repeated="4"/>
          <table:table-cell office:value-type="float" office:value="0.0342658540690681" calcext:value-type="float">
            <text:p>0.034265854069068</text:p>
          </table:table-cell>
          <table:table-cell/>
          <table:table-cell office:value-type="float" office:value="0.0408542390471847" calcext:value-type="float">
            <text:p>0.04085423904718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63574509984895" calcext:value-type="float">
            <text:p>1.63574509984895</text:p>
          </table:table-cell>
          <table:table-cell office:value-type="float" office:value="2.53135639590489" calcext:value-type="float">
            <text:p>2.53135639590489</text:p>
          </table:table-cell>
          <table:table-cell office:value-type="float" office:value="2.9602803291343" calcext:value-type="float">
            <text:p>2.9602803291343</text:p>
          </table:table-cell>
          <table:table-cell table:number-columns-repeated="4"/>
          <table:table-cell office:value-type="float" office:value="2.39761677737861" calcext:value-type="float">
            <text:p>2.39761677737861</text:p>
          </table:table-cell>
          <table:table-cell/>
          <table:table-cell office:value-type="float" office:value="0.11667797363139" calcext:value-type="float">
            <text:p>0.11667797363139</text:p>
          </table:table-cell>
          <table:table-cell/>
          <table:table-cell office:value-type="float" office:value="4280" calcext:value-type="float">
            <text:p>4280</text:p>
          </table:table-cell>
        </table:table-row>
        <table:table-row table:style-name="ro1">
          <table:table-cell table:number-columns-repeated="4"/>
          <table:table-cell office:value-type="float" office:value="1.65206269834392" calcext:value-type="float">
            <text:p>1.65206269834392</text:p>
          </table:table-cell>
          <table:table-cell office:value-type="float" office:value="2.54409995875715" calcext:value-type="float">
            <text:p>2.54409995875715</text:p>
          </table:table-cell>
          <table:table-cell office:value-type="float" office:value="2.96626437361208" calcext:value-type="float">
            <text:p>2.96626437361208</text:p>
          </table:table-cell>
          <table:table-cell table:number-columns-repeated="4"/>
          <table:table-cell office:value-type="float" office:value="0.116808887860765" calcext:value-type="float">
            <text:p>0.116808887860765</text:p>
          </table:table-cell>
          <table:table-cell/>
          <table:table-cell office:value-type="float" office:value="-0.103717714746813" calcext:value-type="float">
            <text:p>-0.103717714746813</text:p>
          </table:table-cell>
          <table:table-cell/>
          <table:table-cell office:value-type="float" office:value="1165" calcext:value-type="float">
            <text:p>1165</text:p>
          </table:table-cell>
        </table:table-row>
        <table:table-row table:style-name="ro1">
          <table:table-cell table:number-columns-repeated="4"/>
          <table:table-cell office:value-type="float" office:value="1.6560774817288" calcext:value-type="float">
            <text:p>1.6560774817288</text:p>
          </table:table-cell>
          <table:table-cell office:value-type="float" office:value="2.54423261716184" calcext:value-type="float">
            <text:p>2.54423261716184</text:p>
          </table:table-cell>
          <table:table-cell office:value-type="float" office:value="2.97773426158082" calcext:value-type="float">
            <text:p>2.97773426158082</text:p>
          </table:table-cell>
          <table:table-cell table:number-columns-repeated="4"/>
          <table:table-cell office:value-type="float" office:value="0.410742145153142" calcext:value-type="float">
            <text:p>0.410742145153142</text:p>
          </table:table-cell>
          <table:table-cell/>
          <table:table-cell office:value-type="float" office:value="0.228533677990027" calcext:value-type="float">
            <text:p>0.228533677990027</text:p>
          </table:table-cell>
          <table:table-cell/>
          <table:table-cell office:value-type="float" office:value="1025" calcext:value-type="float">
            <text:p>1025</text:p>
          </table:table-cell>
        </table:table-row>
        <table:table-row table:style-name="ro1">
          <table:table-cell table:number-columns-repeated="4"/>
          <table:table-cell office:value-type="float" office:value="1.66275530482741" calcext:value-type="float">
            <text:p>1.66275530482741</text:p>
          </table:table-cell>
          <table:table-cell office:value-type="float" office:value="2.58329186195872" calcext:value-type="float">
            <text:p>2.58329186195872</text:p>
          </table:table-cell>
          <table:table-cell office:value-type="float" office:value="2.98034635774292" calcext:value-type="float">
            <text:p>2.98034635774292</text:p>
          </table:table-cell>
          <table:table-cell table:number-columns-repeated="4"/>
          <table:table-cell office:value-type="float" office:value="7.06065789468483" calcext:value-type="float">
            <text:p>7.06065789468483</text:p>
          </table:table-cell>
          <table:table-cell/>
          <table:table-cell office:value-type="float" office:value="-0.497042829578783" calcext:value-type="float">
            <text:p>-0.497042829578783</text:p>
          </table:table-cell>
          <table:table-cell/>
          <table:table-cell office:value-type="float" office:value="9663" calcext:value-type="float">
            <text:p>9663</text:p>
          </table:table-cell>
        </table:table-row>
        <table:table-row table:style-name="ro1">
          <table:table-cell table:number-columns-repeated="4"/>
          <table:table-cell office:value-type="float" office:value="1.66945451938" calcext:value-type="float">
            <text:p>1.66945451938</text:p>
          </table:table-cell>
          <table:table-cell office:value-type="float" office:value="2.59326708362086" calcext:value-type="float">
            <text:p>2.59326708362086</text:p>
          </table:table-cell>
          <table:table-cell office:value-type="float" office:value="2.98849575550803" calcext:value-type="float">
            <text:p>2.98849575550803</text:p>
          </table:table-cell>
          <table:table-cell table:number-columns-repeated="4"/>
          <table:table-cell office:value-type="float" office:value="0.901976580406732" calcext:value-type="float">
            <text:p>0.901976580406732</text:p>
          </table:table-cell>
          <table:table-cell/>
          <table:table-cell office:value-type="float" office:value="-0.0298878111678713" calcext:value-type="float">
            <text:p>-0.02988781116787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67446167082464" calcext:value-type="float">
            <text:p>1.67446167082464</text:p>
          </table:table-cell>
          <table:table-cell office:value-type="float" office:value="2.59862705163404" calcext:value-type="float">
            <text:p>2.59862705163404</text:p>
          </table:table-cell>
          <table:table-cell office:value-type="float" office:value="2.99750919404634" calcext:value-type="float">
            <text:p>2.99750919404634</text:p>
          </table:table-cell>
          <table:table-cell table:number-columns-repeated="4"/>
          <table:table-cell office:value-type="float" office:value="1.18729368794956" calcext:value-type="float">
            <text:p>1.18729368794956</text:p>
          </table:table-cell>
          <table:table-cell/>
          <table:table-cell office:value-type="float" office:value="0.607590982637728" calcext:value-type="float">
            <text:p>0.607590982637728</text:p>
          </table:table-cell>
          <table:table-cell/>
          <table:table-cell office:value-type="float" office:value="17062" calcext:value-type="float">
            <text:p>17062</text:p>
          </table:table-cell>
        </table:table-row>
        <table:table-row table:style-name="ro1">
          <table:table-cell table:number-columns-repeated="4"/>
          <table:table-cell office:value-type="float" office:value="1.68991834092709" calcext:value-type="float">
            <text:p>1.68991834092709</text:p>
          </table:table-cell>
          <table:table-cell office:value-type="float" office:value="2.60292345781923" calcext:value-type="float">
            <text:p>2.60292345781923</text:p>
          </table:table-cell>
          <table:table-cell office:value-type="float" office:value="3.01569297975135" calcext:value-type="float">
            <text:p>3.01569297975135</text:p>
          </table:table-cell>
          <table:table-cell table:number-columns-repeated="4"/>
          <table:table-cell office:value-type="float" office:value="1.84486868422946" calcext:value-type="float">
            <text:p>1.84486868422946</text:p>
          </table:table-cell>
          <table:table-cell/>
          <table:table-cell office:value-type="float" office:value="0.556993382322984" calcext:value-type="float">
            <text:p>0.556993382322984</text:p>
          </table:table-cell>
          <table:table-cell/>
          <table:table-cell office:value-type="float" office:value="3378" calcext:value-type="float">
            <text:p>3378</text:p>
          </table:table-cell>
        </table:table-row>
        <table:table-row table:style-name="ro1">
          <table:table-cell table:number-columns-repeated="4"/>
          <table:table-cell office:value-type="float" office:value="1.69739769471516" calcext:value-type="float">
            <text:p>1.69739769471516</text:p>
          </table:table-cell>
          <table:table-cell office:value-type="float" office:value="2.61667901396164" calcext:value-type="float">
            <text:p>2.61667901396164</text:p>
          </table:table-cell>
          <table:table-cell office:value-type="float" office:value="3.02019026403299" calcext:value-type="float">
            <text:p>3.02019026403299</text:p>
          </table:table-cell>
          <table:table-cell table:number-columns-repeated="4"/>
          <table:table-cell office:value-type="float" office:value="2.33657523378808" calcext:value-type="float">
            <text:p>2.33657523378808</text:p>
          </table:table-cell>
          <table:table-cell/>
          <table:table-cell office:value-type="float" office:value="0.495784231087988" calcext:value-type="float">
            <text:p>0.495784231087988</text:p>
          </table:table-cell>
          <table:table-cell/>
          <table:table-cell office:value-type="float" office:value="3843" calcext:value-type="float">
            <text:p>3843</text:p>
          </table:table-cell>
        </table:table-row>
        <table:table-row table:style-name="ro1">
          <table:table-cell table:number-columns-repeated="4"/>
          <table:table-cell office:value-type="float" office:value="1.69983625868438" calcext:value-type="float">
            <text:p>1.69983625868438</text:p>
          </table:table-cell>
          <table:table-cell office:value-type="float" office:value="2.62782961655897" calcext:value-type="float">
            <text:p>2.62782961655897</text:p>
          </table:table-cell>
          <table:table-cell office:value-type="float" office:value="3.02962282968561" calcext:value-type="float">
            <text:p>3.02962282968561</text:p>
          </table:table-cell>
          <table:table-cell table:number-columns-repeated="4"/>
          <table:table-cell office:value-type="float" office:value="93.7197447336307" calcext:value-type="float">
            <text:p>93.7197447336307</text:p>
          </table:table-cell>
          <table:table-cell/>
          <table:table-cell office:value-type="float" office:value="-5.70779332067653" calcext:value-type="float">
            <text:p>-5.7077933206765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70185310850789" calcext:value-type="float">
            <text:p>1.70185310850789</text:p>
          </table:table-cell>
          <table:table-cell office:value-type="float" office:value="2.63236929879568" calcext:value-type="float">
            <text:p>2.63236929879568</text:p>
          </table:table-cell>
          <table:table-cell office:value-type="float" office:value="3.03826109161932" calcext:value-type="float">
            <text:p>3.03826109161932</text:p>
          </table:table-cell>
          <table:table-cell table:number-columns-repeated="4"/>
          <table:table-cell office:value-type="float" office:value="86.4159315655176" calcext:value-type="float">
            <text:p>86.4159315655176</text:p>
          </table:table-cell>
          <table:table-cell/>
          <table:table-cell office:value-type="float" office:value="1.98342199766724" calcext:value-type="float">
            <text:p>1.9834219976672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70559108222177" calcext:value-type="float">
            <text:p>1.70559108222177</text:p>
          </table:table-cell>
          <table:table-cell office:value-type="float" office:value="2.63978967035448" calcext:value-type="float">
            <text:p>2.63978967035448</text:p>
          </table:table-cell>
          <table:table-cell office:value-type="float" office:value="3.06648226656533" calcext:value-type="float">
            <text:p>3.06648226656533</text:p>
          </table:table-cell>
          <table:table-cell table:number-columns-repeated="4"/>
          <table:table-cell office:value-type="float" office:value="95.5625317715586" calcext:value-type="float">
            <text:p>95.5625317715586</text:p>
          </table:table-cell>
          <table:table-cell/>
          <table:table-cell office:value-type="float" office:value="1.47669437842405" calcext:value-type="float">
            <text:p>1.4766943784240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71593885271596" calcext:value-type="float">
            <text:p>1.71593885271596</text:p>
          </table:table-cell>
          <table:table-cell office:value-type="float" office:value="2.64616066141346" calcext:value-type="float">
            <text:p>2.64616066141346</text:p>
          </table:table-cell>
          <table:table-cell office:value-type="float" office:value="3.08792753133175" calcext:value-type="float">
            <text:p>3.08792753133175</text:p>
          </table:table-cell>
          <table:table-cell table:number-columns-repeated="4"/>
          <table:table-cell office:value-type="float" office:value="81.5037005622661" calcext:value-type="float">
            <text:p>81.5037005622661</text:p>
          </table:table-cell>
          <table:table-cell/>
          <table:table-cell office:value-type="float" office:value="-3.80209052070928" calcext:value-type="float">
            <text:p>-3.8020905207092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72004276763451" calcext:value-type="float">
            <text:p>1.72004276763451</text:p>
          </table:table-cell>
          <table:table-cell office:value-type="float" office:value="2.6593772122719" calcext:value-type="float">
            <text:p>2.6593772122719</text:p>
          </table:table-cell>
          <table:table-cell office:value-type="float" office:value="3.09291962533964" calcext:value-type="float">
            <text:p>3.09291962533964</text:p>
          </table:table-cell>
          <table:table-cell table:number-columns-repeated="4"/>
          <table:table-cell office:value-type="float" office:value="5.63098448973196" calcext:value-type="float">
            <text:p>5.63098448973196</text:p>
          </table:table-cell>
          <table:table-cell/>
          <table:table-cell office:value-type="float" office:value="-0.213767905756133" calcext:value-type="float">
            <text:p>-0.21376790575613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7316278895582" calcext:value-type="float">
            <text:p>1.7316278895582</text:p>
          </table:table-cell>
          <table:table-cell office:value-type="float" office:value="2.6643119572201" calcext:value-type="float">
            <text:p>2.6643119572201</text:p>
          </table:table-cell>
          <table:table-cell office:value-type="float" office:value="3.10026848103473" calcext:value-type="float">
            <text:p>3.10026848103473</text:p>
          </table:table-cell>
          <table:table-cell table:number-columns-repeated="4"/>
          <table:table-cell office:value-type="float" office:value="4.53520755225761" calcext:value-type="float">
            <text:p>4.53520755225761</text:p>
          </table:table-cell>
          <table:table-cell/>
          <table:table-cell office:value-type="float" office:value="0.297188622306645" calcext:value-type="float">
            <text:p>0.297188622306645</text:p>
          </table:table-cell>
          <table:table-cell/>
          <table:table-cell office:value-type="float" office:value="5407" calcext:value-type="float">
            <text:p>5407</text:p>
          </table:table-cell>
        </table:table-row>
        <table:table-row table:style-name="ro1">
          <table:table-cell table:number-columns-repeated="4"/>
          <table:table-cell office:value-type="float" office:value="1.73264648728541" calcext:value-type="float">
            <text:p>1.73264648728541</text:p>
          </table:table-cell>
          <table:table-cell office:value-type="float" office:value="2.66968998021539" calcext:value-type="float">
            <text:p>2.66968998021539</text:p>
          </table:table-cell>
          <table:table-cell office:value-type="float" office:value="3.11121218638083" calcext:value-type="float">
            <text:p>3.11121218638083</text:p>
          </table:table-cell>
          <table:table-cell table:number-columns-repeated="4"/>
          <table:table-cell office:value-type="float" office:value="0.14997414931107" calcext:value-type="float">
            <text:p>0.14997414931107</text:p>
          </table:table-cell>
          <table:table-cell/>
          <table:table-cell office:value-type="float" office:value="0.13251149564405" calcext:value-type="float">
            <text:p>0.13251149564405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4"/>
          <table:table-cell office:value-type="float" office:value="1.73853192620834" calcext:value-type="float">
            <text:p>1.73853192620834</text:p>
          </table:table-cell>
          <table:table-cell office:value-type="float" office:value="2.67121569498215" calcext:value-type="float">
            <text:p>2.67121569498215</text:p>
          </table:table-cell>
          <table:table-cell office:value-type="float" office:value="3.12002353510105" calcext:value-type="float">
            <text:p>3.12002353510105</text:p>
          </table:table-cell>
          <table:table-cell table:number-columns-repeated="4"/>
          <table:table-cell office:value-type="float" office:value="0.426412662212667" calcext:value-type="float">
            <text:p>0.426412662212667</text:p>
          </table:table-cell>
          <table:table-cell/>
          <table:table-cell office:value-type="float" office:value="-0.320029785944169" calcext:value-type="float">
            <text:p>-0.320029785944169</text:p>
          </table:table-cell>
          <table:table-cell/>
          <table:table-cell office:value-type="float" office:value="1641" calcext:value-type="float">
            <text:p>1641</text:p>
          </table:table-cell>
        </table:table-row>
        <table:table-row table:style-name="ro1">
          <table:table-cell table:number-columns-repeated="4"/>
          <table:table-cell office:value-type="float" office:value="1.75360432646732" calcext:value-type="float">
            <text:p>1.75360432646732</text:p>
          </table:table-cell>
          <table:table-cell office:value-type="float" office:value="2.67980409613008" calcext:value-type="float">
            <text:p>2.67980409613008</text:p>
          </table:table-cell>
          <table:table-cell office:value-type="float" office:value="3.13893514364495" calcext:value-type="float">
            <text:p>3.13893514364495</text:p>
          </table:table-cell>
          <table:table-cell table:number-columns-repeated="4"/>
          <table:table-cell office:value-type="float" office:value="0.391119170187336" calcext:value-type="float">
            <text:p>0.391119170187336</text:p>
          </table:table-cell>
          <table:table-cell/>
          <table:table-cell office:value-type="float" office:value="0.00708966809131437" calcext:value-type="float">
            <text:p>0.007089668091314</text:p>
          </table:table-cell>
          <table:table-cell/>
          <table:table-cell office:value-type="float" office:value="1298" calcext:value-type="float">
            <text:p>1298</text:p>
          </table:table-cell>
        </table:table-row>
        <table:table-row table:style-name="ro1">
          <table:table-cell table:number-columns-repeated="4"/>
          <table:table-cell office:value-type="float" office:value="1.75494584453451" calcext:value-type="float">
            <text:p>1.75494584453451</text:p>
          </table:table-cell>
          <table:table-cell office:value-type="float" office:value="2.68553287621569" calcext:value-type="float">
            <text:p>2.68553287621569</text:p>
          </table:table-cell>
          <table:table-cell office:value-type="float" office:value="3.14519194112889" calcext:value-type="float">
            <text:p>3.14519194112889</text:p>
          </table:table-cell>
          <table:table-cell table:number-columns-repeated="4"/>
          <table:table-cell office:value-type="float" office:value="3.02019026403299" calcext:value-type="float">
            <text:p>3.02019026403299</text:p>
          </table:table-cell>
          <table:table-cell/>
          <table:table-cell office:value-type="float" office:value="0.452588301076689" calcext:value-type="float">
            <text:p>0.452588301076689</text:p>
          </table:table-cell>
          <table:table-cell/>
          <table:table-cell office:value-type="float" office:value="7206" calcext:value-type="float">
            <text:p>7206</text:p>
          </table:table-cell>
        </table:table-row>
        <table:table-row table:style-name="ro1">
          <table:table-cell table:number-columns-repeated="4"/>
          <table:table-cell office:value-type="float" office:value="1.77408765048082" calcext:value-type="float">
            <text:p>1.77408765048082</text:p>
          </table:table-cell>
          <table:table-cell office:value-type="float" office:value="2.68765801118456" calcext:value-type="float">
            <text:p>2.68765801118456</text:p>
          </table:table-cell>
          <table:table-cell office:value-type="float" office:value="3.14701251064663" calcext:value-type="float">
            <text:p>3.14701251064663</text:p>
          </table:table-cell>
          <table:table-cell table:number-columns-repeated="4"/>
          <table:table-cell office:value-type="float" office:value="2.79957660941837" calcext:value-type="float">
            <text:p>2.79957660941837</text:p>
          </table:table-cell>
          <table:table-cell/>
          <table:table-cell office:value-type="float" office:value="-0.104078494621626" calcext:value-type="float">
            <text:p>-0.104078494621626</text:p>
          </table:table-cell>
          <table:table-cell/>
          <table:table-cell office:value-type="float" office:value="4428" calcext:value-type="float">
            <text:p>4428</text:p>
          </table:table-cell>
        </table:table-row>
        <table:table-row table:style-name="ro1">
          <table:table-cell table:number-columns-repeated="4"/>
          <table:table-cell office:value-type="float" office:value="1.77734363484638" calcext:value-type="float">
            <text:p>1.77734363484638</text:p>
          </table:table-cell>
          <table:table-cell office:value-type="float" office:value="2.71059820457741" calcext:value-type="float">
            <text:p>2.71059820457741</text:p>
          </table:table-cell>
          <table:table-cell office:value-type="float" office:value="3.14731412236713" calcext:value-type="float">
            <text:p>3.14731412236713</text:p>
          </table:table-cell>
          <table:table-cell table:number-columns-repeated="4"/>
          <table:table-cell office:value-type="float" office:value="8.70972722097433" calcext:value-type="float">
            <text:p>8.70972722097433</text:p>
          </table:table-cell>
          <table:table-cell/>
          <table:table-cell office:value-type="float" office:value="-0.607181077256114" calcext:value-type="float">
            <text:p>-0.607181077256114</text:p>
          </table:table-cell>
          <table:table-cell/>
          <table:table-cell office:value-type="float" office:value="12707" calcext:value-type="float">
            <text:p>12707</text:p>
          </table:table-cell>
        </table:table-row>
        <table:table-row table:style-name="ro1">
          <table:table-cell table:number-columns-repeated="4"/>
          <table:table-cell office:value-type="float" office:value="1.78009610447376" calcext:value-type="float">
            <text:p>1.78009610447376</text:p>
          </table:table-cell>
          <table:table-cell office:value-type="float" office:value="2.73048966301958" calcext:value-type="float">
            <text:p>2.73048966301958</text:p>
          </table:table-cell>
          <table:table-cell office:value-type="float" office:value="3.15854145114428" calcext:value-type="float">
            <text:p>3.15854145114428</text:p>
          </table:table-cell>
          <table:table-cell table:number-columns-repeated="4"/>
          <table:table-cell office:value-type="float" office:value="71.4760222841249" calcext:value-type="float">
            <text:p>71.4760222841249</text:p>
          </table:table-cell>
          <table:table-cell/>
          <table:table-cell office:value-type="float" office:value="-0.452727645345076" calcext:value-type="float">
            <text:p>-0.45272764534507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78699178044789" calcext:value-type="float">
            <text:p>1.78699178044789</text:p>
          </table:table-cell>
          <table:table-cell office:value-type="float" office:value="2.73792119169708" calcext:value-type="float">
            <text:p>2.73792119169708</text:p>
          </table:table-cell>
          <table:table-cell office:value-type="float" office:value="3.16101550096234" calcext:value-type="float">
            <text:p>3.16101550096234</text:p>
          </table:table-cell>
          <table:table-cell table:number-columns-repeated="4"/>
          <table:table-cell office:value-type="float" office:value="2.92136963730423" calcext:value-type="float">
            <text:p>2.92136963730423</text:p>
          </table:table-cell>
          <table:table-cell/>
          <table:table-cell office:value-type="float" office:value="0.299508526732692" calcext:value-type="float">
            <text:p>0.299508526732692</text:p>
          </table:table-cell>
          <table:table-cell/>
          <table:table-cell office:value-type="float" office:value="5463" calcext:value-type="float">
            <text:p>5463</text:p>
          </table:table-cell>
        </table:table-row>
        <table:table-row table:style-name="ro1">
          <table:table-cell table:number-columns-repeated="4"/>
          <table:table-cell office:value-type="float" office:value="1.79628201148492" calcext:value-type="float">
            <text:p>1.79628201148492</text:p>
          </table:table-cell>
          <table:table-cell office:value-type="float" office:value="2.74167005282302" calcext:value-type="float">
            <text:p>2.74167005282302</text:p>
          </table:table-cell>
          <table:table-cell office:value-type="float" office:value="3.17131524096394" calcext:value-type="float">
            <text:p>3.17131524096394</text:p>
          </table:table-cell>
          <table:table-cell table:number-columns-repeated="4"/>
          <table:table-cell office:value-type="float" office:value="7.13311189233018" calcext:value-type="float">
            <text:p>7.13311189233018</text:p>
          </table:table-cell>
          <table:table-cell/>
          <table:table-cell office:value-type="float" office:value="0.280721015840891" calcext:value-type="float">
            <text:p>0.280721015840891</text:p>
          </table:table-cell>
          <table:table-cell/>
          <table:table-cell office:value-type="float" office:value="6293" calcext:value-type="float">
            <text:p>6293</text:p>
          </table:table-cell>
        </table:table-row>
        <table:table-row table:style-name="ro1">
          <table:table-cell table:number-columns-repeated="4"/>
          <table:table-cell office:value-type="float" office:value="1.79844885188392" calcext:value-type="float">
            <text:p>1.79844885188392</text:p>
          </table:table-cell>
          <table:table-cell office:value-type="float" office:value="2.74270722517998" calcext:value-type="float">
            <text:p>2.74270722517998</text:p>
          </table:table-cell>
          <table:table-cell office:value-type="float" office:value="3.17260846813299" calcext:value-type="float">
            <text:p>3.17260846813299</text:p>
          </table:table-cell>
          <table:table-cell table:number-columns-repeated="4"/>
          <table:table-cell office:value-type="float" office:value="5.22477158194997" calcext:value-type="float">
            <text:p>5.22477158194997</text:p>
          </table:table-cell>
          <table:table-cell/>
          <table:table-cell office:value-type="float" office:value="-0.147487348641917" calcext:value-type="float">
            <text:p>-0.147487348641917</text:p>
          </table:table-cell>
          <table:table-cell/>
          <table:table-cell office:value-type="float" office:value="11595" calcext:value-type="float">
            <text:p>11595</text:p>
          </table:table-cell>
        </table:table-row>
        <table:table-row table:style-name="ro1">
          <table:table-cell table:number-columns-repeated="4"/>
          <table:table-cell office:value-type="float" office:value="1.80369992922753" calcext:value-type="float">
            <text:p>1.80369992922753</text:p>
          </table:table-cell>
          <table:table-cell office:value-type="float" office:value="2.7529503790056" calcext:value-type="float">
            <text:p>2.7529503790056</text:p>
          </table:table-cell>
          <table:table-cell office:value-type="float" office:value="3.18039037003325" calcext:value-type="float">
            <text:p>3.18039037003325</text:p>
          </table:table-cell>
          <table:table-cell table:number-columns-repeated="4"/>
          <table:table-cell office:value-type="float" office:value="34.34921287384" calcext:value-type="float">
            <text:p>34.34921287384</text:p>
          </table:table-cell>
          <table:table-cell/>
          <table:table-cell office:value-type="float" office:value="-0.833234009271223" calcext:value-type="float">
            <text:p>-0.83323400927122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80385466413306" calcext:value-type="float">
            <text:p>1.80385466413306</text:p>
          </table:table-cell>
          <table:table-cell office:value-type="float" office:value="2.75316390810599" calcext:value-type="float">
            <text:p>2.75316390810599</text:p>
          </table:table-cell>
          <table:table-cell office:value-type="float" office:value="3.18765045336883" calcext:value-type="float">
            <text:p>3.18765045336883</text:p>
          </table:table-cell>
          <table:table-cell table:number-columns-repeated="4"/>
          <table:table-cell office:value-type="float" office:value="0.129003667951773" calcext:value-type="float">
            <text:p>0.129003667951773</text:p>
          </table:table-cell>
          <table:table-cell/>
          <table:table-cell office:value-type="float" office:value="0.202868465913031" calcext:value-type="float">
            <text:p>0.202868465913031</text:p>
          </table:table-cell>
          <table:table-cell/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4"/>
          <table:table-cell office:value-type="float" office:value="1.8106336287226" calcext:value-type="float">
            <text:p>1.8106336287226</text:p>
          </table:table-cell>
          <table:table-cell office:value-type="float" office:value="2.77143779831773" calcext:value-type="float">
            <text:p>2.77143779831773</text:p>
          </table:table-cell>
          <table:table-cell office:value-type="float" office:value="3.18977511200799" calcext:value-type="float">
            <text:p>3.18977511200799</text:p>
          </table:table-cell>
          <table:table-cell table:number-columns-repeated="4"/>
          <table:table-cell office:value-type="float" office:value="5.79083576009305" calcext:value-type="float">
            <text:p>5.79083576009305</text:p>
          </table:table-cell>
          <table:table-cell/>
          <table:table-cell office:value-type="float" office:value="-0.0242713873297871" calcext:value-type="float">
            <text:p>-0.024271387329787</text:p>
          </table:table-cell>
          <table:table-cell/>
          <table:table-cell office:value-type="float" office:value="15880" calcext:value-type="float">
            <text:p>15880</text:p>
          </table:table-cell>
        </table:table-row>
        <table:table-row table:style-name="ro1">
          <table:table-cell table:number-columns-repeated="4"/>
          <table:table-cell office:value-type="float" office:value="1.81331311329742" calcext:value-type="float">
            <text:p>1.81331311329742</text:p>
          </table:table-cell>
          <table:table-cell office:value-type="float" office:value="2.7779351659905" calcext:value-type="float">
            <text:p>2.7779351659905</text:p>
          </table:table-cell>
          <table:table-cell office:value-type="float" office:value="3.20570702997349" calcext:value-type="float">
            <text:p>3.20570702997349</text:p>
          </table:table-cell>
          <table:table-cell table:number-columns-repeated="4"/>
          <table:table-cell office:value-type="float" office:value="8.25813944488741" calcext:value-type="float">
            <text:p>8.25813944488741</text:p>
          </table:table-cell>
          <table:table-cell/>
          <table:table-cell office:value-type="float" office:value="-0.272976491917539" calcext:value-type="float">
            <text:p>-0.272976491917539</text:p>
          </table:table-cell>
          <table:table-cell/>
          <table:table-cell office:value-type="float" office:value="7084" calcext:value-type="float">
            <text:p>7084</text:p>
          </table:table-cell>
        </table:table-row>
        <table:table-row table:style-name="ro1">
          <table:table-cell table:number-columns-repeated="4"/>
          <table:table-cell office:value-type="float" office:value="1.81845495184001" calcext:value-type="float">
            <text:p>1.81845495184001</text:p>
          </table:table-cell>
          <table:table-cell office:value-type="float" office:value="2.78750325653432" calcext:value-type="float">
            <text:p>2.78750325653432</text:p>
          </table:table-cell>
          <table:table-cell office:value-type="float" office:value="3.20573372959132" calcext:value-type="float">
            <text:p>3.20573372959132</text:p>
          </table:table-cell>
          <table:table-cell table:number-columns-repeated="4"/>
          <table:table-cell office:value-type="float" office:value="5.47208560612981" calcext:value-type="float">
            <text:p>5.47208560612981</text:p>
          </table:table-cell>
          <table:table-cell/>
          <table:table-cell office:value-type="float" office:value="-0.110116193496289" calcext:value-type="float">
            <text:p>-0.110116193496289</text:p>
          </table:table-cell>
          <table:table-cell/>
          <table:table-cell office:value-type="float" office:value="5115" calcext:value-type="float">
            <text:p>5115</text:p>
          </table:table-cell>
        </table:table-row>
        <table:table-row table:style-name="ro1">
          <table:table-cell table:number-columns-repeated="4"/>
          <table:table-cell office:value-type="float" office:value="1.81905391256069" calcext:value-type="float">
            <text:p>1.81905391256069</text:p>
          </table:table-cell>
          <table:table-cell office:value-type="float" office:value="2.7887070306623" calcext:value-type="float">
            <text:p>2.7887070306623</text:p>
          </table:table-cell>
          <table:table-cell office:value-type="float" office:value="3.21007888746679" calcext:value-type="float">
            <text:p>3.21007888746679</text:p>
          </table:table-cell>
          <table:table-cell table:number-columns-repeated="4"/>
          <table:table-cell office:value-type="float" office:value="2.34206340788498" calcext:value-type="float">
            <text:p>2.34206340788498</text:p>
          </table:table-cell>
          <table:table-cell/>
          <table:table-cell office:value-type="float" office:value="0.194269853150396" calcext:value-type="float">
            <text:p>0.194269853150396</text:p>
          </table:table-cell>
          <table:table-cell/>
          <table:table-cell office:value-type="float" office:value="3825" calcext:value-type="float">
            <text:p>3825</text:p>
          </table:table-cell>
        </table:table-row>
        <table:table-row table:style-name="ro1">
          <table:table-cell table:number-columns-repeated="4"/>
          <table:table-cell office:value-type="float" office:value="1.83432258924273" calcext:value-type="float">
            <text:p>1.83432258924273</text:p>
          </table:table-cell>
          <table:table-cell office:value-type="float" office:value="2.78894923521612" calcext:value-type="float">
            <text:p>2.78894923521612</text:p>
          </table:table-cell>
          <table:table-cell office:value-type="float" office:value="3.22438634316875" calcext:value-type="float">
            <text:p>3.22438634316875</text:p>
          </table:table-cell>
          <table:table-cell table:number-columns-repeated="4"/>
          <table:table-cell office:value-type="float" office:value="0.867033311565168" calcext:value-type="float">
            <text:p>0.867033311565168</text:p>
          </table:table-cell>
          <table:table-cell/>
          <table:table-cell office:value-type="float" office:value="-0.00902068024158869" calcext:value-type="float">
            <text:p>-0.009020680241589</text:p>
          </table:table-cell>
          <table:table-cell/>
          <table:table-cell office:value-type="float" office:value="533" calcext:value-type="float">
            <text:p>533</text:p>
          </table:table-cell>
        </table:table-row>
        <table:table-row table:style-name="ro1">
          <table:table-cell table:number-columns-repeated="4"/>
          <table:table-cell office:value-type="float" office:value="1.83927058315182" calcext:value-type="float">
            <text:p>1.83927058315182</text:p>
          </table:table-cell>
          <table:table-cell office:value-type="float" office:value="2.80428502355812" calcext:value-type="float">
            <text:p>2.80428502355812</text:p>
          </table:table-cell>
          <table:table-cell office:value-type="float" office:value="3.23358484939604" calcext:value-type="float">
            <text:p>3.23358484939604</text:p>
          </table:table-cell>
          <table:table-cell table:number-columns-repeated="4"/>
          <table:table-cell office:value-type="float" office:value="100.084351141787" calcext:value-type="float">
            <text:p>100.084351141787</text:p>
          </table:table-cell>
          <table:table-cell/>
          <table:table-cell office:value-type="float" office:value="2.60661789707456" calcext:value-type="float">
            <text:p>2.60661789707456</text:p>
          </table:table-cell>
          <table:table-cell/>
          <table:table-cell office:value-type="float" office:value="49272" calcext:value-type="float">
            <text:p>49272</text:p>
          </table:table-cell>
        </table:table-row>
        <table:table-row table:style-name="ro1">
          <table:table-cell table:number-columns-repeated="4"/>
          <table:table-cell office:value-type="float" office:value="1.84504097347731" calcext:value-type="float">
            <text:p>1.84504097347731</text:p>
          </table:table-cell>
          <table:table-cell office:value-type="float" office:value="2.80595790879992" calcext:value-type="float">
            <text:p>2.80595790879992</text:p>
          </table:table-cell>
          <table:table-cell office:value-type="float" office:value="3.2392248620082" calcext:value-type="float">
            <text:p>3.2392248620082</text:p>
          </table:table-cell>
          <table:table-cell table:number-columns-repeated="4"/>
          <table:table-cell office:value-type="float" office:value="2.78962182443394" calcext:value-type="float">
            <text:p>2.78962182443394</text:p>
          </table:table-cell>
          <table:table-cell/>
          <table:table-cell office:value-type="float" office:value="-0.0898871849736268" calcext:value-type="float">
            <text:p>-0.089887184973627</text:p>
          </table:table-cell>
          <table:table-cell/>
          <table:table-cell office:value-type="float" office:value="3722" calcext:value-type="float">
            <text:p>3722</text:p>
          </table:table-cell>
        </table:table-row>
        <table:table-row table:style-name="ro1">
          <table:table-cell table:number-columns-repeated="4"/>
          <table:table-cell office:value-type="float" office:value="1.84738855093536" calcext:value-type="float">
            <text:p>1.84738855093536</text:p>
          </table:table-cell>
          <table:table-cell office:value-type="float" office:value="2.80664940459714" calcext:value-type="float">
            <text:p>2.80664940459714</text:p>
          </table:table-cell>
          <table:table-cell office:value-type="float" office:value="3.24747447971639" calcext:value-type="float">
            <text:p>3.24747447971639</text:p>
          </table:table-cell>
          <table:table-cell table:number-columns-repeated="4"/>
          <table:table-cell office:value-type="float" office:value="4.14324771762877" calcext:value-type="float">
            <text:p>4.14324771762877</text:p>
          </table:table-cell>
          <table:table-cell/>
          <table:table-cell office:value-type="float" office:value="0.266381475714639" calcext:value-type="float">
            <text:p>0.266381475714639</text:p>
          </table:table-cell>
          <table:table-cell/>
          <table:table-cell office:value-type="float" office:value="6892" calcext:value-type="float">
            <text:p>6892</text:p>
          </table:table-cell>
        </table:table-row>
        <table:table-row table:style-name="ro1">
          <table:table-cell table:number-columns-repeated="4"/>
          <table:table-cell office:value-type="float" office:value="1.84858926116005" calcext:value-type="float">
            <text:p>1.84858926116005</text:p>
          </table:table-cell>
          <table:table-cell office:value-type="float" office:value="2.82392803940016" calcext:value-type="float">
            <text:p>2.82392803940016</text:p>
          </table:table-cell>
          <table:table-cell office:value-type="float" office:value="3.25621685106092" calcext:value-type="float">
            <text:p>3.25621685106092</text:p>
          </table:table-cell>
          <table:table-cell table:number-columns-repeated="4"/>
          <table:table-cell office:value-type="float" office:value="100.085105034333" calcext:value-type="float">
            <text:p>100.085105034333</text:p>
          </table:table-cell>
          <table:table-cell/>
          <table:table-cell office:value-type="float" office:value="2.74882408766797" calcext:value-type="float">
            <text:p>2.74882408766797</text:p>
          </table:table-cell>
          <table:table-cell/>
          <table:table-cell office:value-type="float" office:value="49674" calcext:value-type="float">
            <text:p>49674</text:p>
          </table:table-cell>
        </table:table-row>
        <table:table-row table:style-name="ro1">
          <table:table-cell table:number-columns-repeated="4"/>
          <table:table-cell office:value-type="float" office:value="1.8497621815795" calcext:value-type="float">
            <text:p>1.8497621815795</text:p>
          </table:table-cell>
          <table:table-cell office:value-type="float" office:value="2.83193920240304" calcext:value-type="float">
            <text:p>2.83193920240304</text:p>
          </table:table-cell>
          <table:table-cell office:value-type="float" office:value="3.2598729638529" calcext:value-type="float">
            <text:p>3.2598729638529</text:p>
          </table:table-cell>
          <table:table-cell table:number-columns-repeated="4"/>
          <table:table-cell office:value-type="float" office:value="4.93669647750994" calcext:value-type="float">
            <text:p>4.93669647750994</text:p>
          </table:table-cell>
          <table:table-cell/>
          <table:table-cell office:value-type="float" office:value="0.307329512211896" calcext:value-type="float">
            <text:p>0.307329512211896</text:p>
          </table:table-cell>
          <table:table-cell/>
          <table:table-cell office:value-type="float" office:value="8706" calcext:value-type="float">
            <text:p>8706</text:p>
          </table:table-cell>
        </table:table-row>
        <table:table-row table:style-name="ro1">
          <table:table-cell table:number-columns-repeated="4"/>
          <table:table-cell office:value-type="float" office:value="1.85737542329131" calcext:value-type="float">
            <text:p>1.85737542329131</text:p>
          </table:table-cell>
          <table:table-cell office:value-type="float" office:value="2.83503976119937" calcext:value-type="float">
            <text:p>2.83503976119937</text:p>
          </table:table-cell>
          <table:table-cell office:value-type="float" office:value="3.26888478492256" calcext:value-type="float">
            <text:p>3.26888478492256</text:p>
          </table:table-cell>
          <table:table-cell table:number-columns-repeated="4"/>
          <table:table-cell office:value-type="float" office:value="0.0434659355186542" calcext:value-type="float">
            <text:p>0.043465935518654</text:p>
          </table:table-cell>
          <table:table-cell/>
          <table:table-cell office:value-type="float" office:value="0.0132197507228202" calcext:value-type="float">
            <text:p>0.01321975072282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4"/>
          <table:table-cell office:value-type="float" office:value="1.86178973828107" calcext:value-type="float">
            <text:p>1.86178973828107</text:p>
          </table:table-cell>
          <table:table-cell office:value-type="float" office:value="2.84517027611865" calcext:value-type="float">
            <text:p>2.84517027611865</text:p>
          </table:table-cell>
          <table:table-cell office:value-type="float" office:value="3.28020895725288" calcext:value-type="float">
            <text:p>3.28020895725288</text:p>
          </table:table-cell>
          <table:table-cell table:number-columns-repeated="4"/>
          <table:table-cell office:value-type="float" office:value="5.31988090796193" calcext:value-type="float">
            <text:p>5.31988090796193</text:p>
          </table:table-cell>
          <table:table-cell/>
          <table:table-cell office:value-type="float" office:value="-0.516284695850192" calcext:value-type="float">
            <text:p>-0.516284695850192</text:p>
          </table:table-cell>
          <table:table-cell/>
          <table:table-cell office:value-type="float" office:value="8324" calcext:value-type="float">
            <text:p>8324</text:p>
          </table:table-cell>
        </table:table-row>
        <table:table-row table:style-name="ro1">
          <table:table-cell table:number-columns-repeated="4"/>
          <table:table-cell office:value-type="float" office:value="1.86536324444261" calcext:value-type="float">
            <text:p>1.86536324444261</text:p>
          </table:table-cell>
          <table:table-cell office:value-type="float" office:value="2.84536720401211" calcext:value-type="float">
            <text:p>2.84536720401211</text:p>
          </table:table-cell>
          <table:table-cell office:value-type="float" office:value="3.29866806361656" calcext:value-type="float">
            <text:p>3.29866806361656</text:p>
          </table:table-cell>
          <table:table-cell table:number-columns-repeated="4"/>
          <table:table-cell office:value-type="float" office:value="6.45318033485733" calcext:value-type="float">
            <text:p>6.45318033485733</text:p>
          </table:table-cell>
          <table:table-cell/>
          <table:table-cell office:value-type="float" office:value="-0.361495359051032" calcext:value-type="float">
            <text:p>-0.361495359051032</text:p>
          </table:table-cell>
          <table:table-cell/>
          <table:table-cell office:value-type="float" office:value="24739" calcext:value-type="float">
            <text:p>24739</text:p>
          </table:table-cell>
        </table:table-row>
        <table:table-row table:style-name="ro1">
          <table:table-cell table:number-columns-repeated="4"/>
          <table:table-cell office:value-type="float" office:value="1.88146966398031" calcext:value-type="float">
            <text:p>1.88146966398031</text:p>
          </table:table-cell>
          <table:table-cell office:value-type="float" office:value="2.85660282305631" calcext:value-type="float">
            <text:p>2.85660282305631</text:p>
          </table:table-cell>
          <table:table-cell office:value-type="float" office:value="3.30106078376434" calcext:value-type="float">
            <text:p>3.30106078376434</text:p>
          </table:table-cell>
          <table:table-cell table:number-columns-repeated="4"/>
          <table:table-cell office:value-type="float" office:value="98.7391592726977" calcext:value-type="float">
            <text:p>98.7391592726977</text:p>
          </table:table-cell>
          <table:table-cell/>
          <table:table-cell office:value-type="float" office:value="-2.98232553164298" calcext:value-type="float">
            <text:p>-2.9823255316429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88355243111953" calcext:value-type="float">
            <text:p>1.88355243111953</text:p>
          </table:table-cell>
          <table:table-cell office:value-type="float" office:value="2.8746771574128" calcext:value-type="float">
            <text:p>2.8746771574128</text:p>
          </table:table-cell>
          <table:table-cell office:value-type="float" office:value="3.30805483584959" calcext:value-type="float">
            <text:p>3.30805483584959</text:p>
          </table:table-cell>
          <table:table-cell table:number-columns-repeated="4"/>
          <table:table-cell office:value-type="float" office:value="0.111599900610341" calcext:value-type="float">
            <text:p>0.111599900610341</text:p>
          </table:table-cell>
          <table:table-cell/>
          <table:table-cell office:value-type="float" office:value="0.300153407617233" calcext:value-type="float">
            <text:p>0.300153407617233</text:p>
          </table:table-cell>
          <table:table-cell/>
          <table:table-cell office:value-type="float" office:value="522" calcext:value-type="float">
            <text:p>522</text:p>
          </table:table-cell>
        </table:table-row>
        <table:table-row table:style-name="ro1">
          <table:table-cell table:number-columns-repeated="4"/>
          <table:table-cell office:value-type="float" office:value="1.8856301576023" calcext:value-type="float">
            <text:p>1.8856301576023</text:p>
          </table:table-cell>
          <table:table-cell office:value-type="float" office:value="2.87545608446053" calcext:value-type="float">
            <text:p>2.87545608446053</text:p>
          </table:table-cell>
          <table:table-cell office:value-type="float" office:value="3.30901831841486" calcext:value-type="float">
            <text:p>3.30901831841486</text:p>
          </table:table-cell>
          <table:table-cell table:number-columns-repeated="4"/>
          <table:table-cell office:value-type="float" office:value="4.5515604669533" calcext:value-type="float">
            <text:p>4.5515604669533</text:p>
          </table:table-cell>
          <table:table-cell/>
          <table:table-cell office:value-type="float" office:value="0.385721852480953" calcext:value-type="float">
            <text:p>0.385721852480953</text:p>
          </table:table-cell>
          <table:table-cell/>
          <table:table-cell office:value-type="float" office:value="5389" calcext:value-type="float">
            <text:p>5389</text:p>
          </table:table-cell>
        </table:table-row>
        <table:table-row table:style-name="ro1">
          <table:table-cell table:number-columns-repeated="4"/>
          <table:table-cell office:value-type="float" office:value="1.88669371810939" calcext:value-type="float">
            <text:p>1.88669371810939</text:p>
          </table:table-cell>
          <table:table-cell office:value-type="float" office:value="2.87984050625971" calcext:value-type="float">
            <text:p>2.87984050625971</text:p>
          </table:table-cell>
          <table:table-cell office:value-type="float" office:value="3.31763505797859" calcext:value-type="float">
            <text:p>3.31763505797859</text:p>
          </table:table-cell>
          <table:table-cell table:number-columns-repeated="4"/>
          <table:table-cell office:value-type="float" office:value="5.79896688225095" calcext:value-type="float">
            <text:p>5.79896688225095</text:p>
          </table:table-cell>
          <table:table-cell/>
          <table:table-cell office:value-type="float" office:value="-0.27619248686089" calcext:value-type="float">
            <text:p>-0.27619248686089</text:p>
          </table:table-cell>
          <table:table-cell/>
          <table:table-cell office:value-type="float" office:value="8063" calcext:value-type="float">
            <text:p>8063</text:p>
          </table:table-cell>
        </table:table-row>
        <table:table-row table:style-name="ro1">
          <table:table-cell table:number-columns-repeated="4"/>
          <table:table-cell office:value-type="float" office:value="1.90247959229935" calcext:value-type="float">
            <text:p>1.90247959229935</text:p>
          </table:table-cell>
          <table:table-cell office:value-type="float" office:value="2.89383223553307" calcext:value-type="float">
            <text:p>2.89383223553307</text:p>
          </table:table-cell>
          <table:table-cell office:value-type="float" office:value="3.31838903148237" calcext:value-type="float">
            <text:p>3.31838903148237</text:p>
          </table:table-cell>
          <table:table-cell table:number-columns-repeated="4"/>
          <table:table-cell office:value-type="float" office:value="6.61248581681586" calcext:value-type="float">
            <text:p>6.61248581681586</text:p>
          </table:table-cell>
          <table:table-cell/>
          <table:table-cell office:value-type="float" office:value="0.302976244009494" calcext:value-type="float">
            <text:p>0.302976244009494</text:p>
          </table:table-cell>
          <table:table-cell/>
          <table:table-cell office:value-type="float" office:value="7390" calcext:value-type="float">
            <text:p>7390</text:p>
          </table:table-cell>
        </table:table-row>
        <table:table-row table:style-name="ro1">
          <table:table-cell table:number-columns-repeated="4"/>
          <table:table-cell office:value-type="float" office:value="1.9036418074377" calcext:value-type="float">
            <text:p>1.9036418074377</text:p>
          </table:table-cell>
          <table:table-cell office:value-type="float" office:value="2.8956329987529" calcext:value-type="float">
            <text:p>2.8956329987529</text:p>
          </table:table-cell>
          <table:table-cell office:value-type="float" office:value="3.32646604775795" calcext:value-type="float">
            <text:p>3.32646604775795</text:p>
          </table:table-cell>
          <table:table-cell table:number-columns-repeated="4"/>
          <table:table-cell office:value-type="float" office:value="81.2332102049283" calcext:value-type="float">
            <text:p>81.2332102049283</text:p>
          </table:table-cell>
          <table:table-cell/>
          <table:table-cell office:value-type="float" office:value="-1.55276044058101" calcext:value-type="float">
            <text:p>-1.5527604405810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90532577413403" calcext:value-type="float">
            <text:p>1.90532577413403</text:p>
          </table:table-cell>
          <table:table-cell office:value-type="float" office:value="2.90686600240687" calcext:value-type="float">
            <text:p>2.90686600240687</text:p>
          </table:table-cell>
          <table:table-cell office:value-type="float" office:value="3.32794119256221" calcext:value-type="float">
            <text:p>3.32794119256221</text:p>
          </table:table-cell>
          <table:table-cell table:number-columns-repeated="4"/>
          <table:table-cell office:value-type="float" office:value="64.035775126453" calcext:value-type="float">
            <text:p>64.035775126453</text:p>
          </table:table-cell>
          <table:table-cell/>
          <table:table-cell office:value-type="float" office:value="-1.73103764638571" calcext:value-type="float">
            <text:p>-1.7310376463857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90771594349346" calcext:value-type="float">
            <text:p>1.90771594349346</text:p>
          </table:table-cell>
          <table:table-cell office:value-type="float" office:value="2.91190672906133" calcext:value-type="float">
            <text:p>2.91190672906133</text:p>
          </table:table-cell>
          <table:table-cell office:value-type="float" office:value="3.33845678789341" calcext:value-type="float">
            <text:p>3.33845678789341</text:p>
          </table:table-cell>
          <table:table-cell table:number-columns-repeated="4"/>
          <table:table-cell office:value-type="float" office:value="67.8457702775868" calcext:value-type="float">
            <text:p>67.8457702775868</text:p>
          </table:table-cell>
          <table:table-cell/>
          <table:table-cell office:value-type="float" office:value="-4.65543813271129" calcext:value-type="float">
            <text:p>-4.6554381327112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91246148349856" calcext:value-type="float">
            <text:p>1.91246148349856</text:p>
          </table:table-cell>
          <table:table-cell office:value-type="float" office:value="2.91535555011483" calcext:value-type="float">
            <text:p>2.91535555011483</text:p>
          </table:table-cell>
          <table:table-cell office:value-type="float" office:value="3.34362599319037" calcext:value-type="float">
            <text:p>3.34362599319037</text:p>
          </table:table-cell>
          <table:table-cell table:number-columns-repeated="4"/>
          <table:table-cell office:value-type="float" office:value="3.51892459269068" calcext:value-type="float">
            <text:p>3.51892459269068</text:p>
          </table:table-cell>
          <table:table-cell/>
          <table:table-cell office:value-type="float" office:value="0.35145926512203" calcext:value-type="float">
            <text:p>0.35145926512203</text:p>
          </table:table-cell>
          <table:table-cell/>
          <table:table-cell office:value-type="float" office:value="4558" calcext:value-type="float">
            <text:p>4558</text:p>
          </table:table-cell>
        </table:table-row>
        <table:table-row table:style-name="ro1">
          <table:table-cell table:number-columns-repeated="4"/>
          <table:table-cell office:value-type="float" office:value="1.91722291904083" calcext:value-type="float">
            <text:p>1.91722291904083</text:p>
          </table:table-cell>
          <table:table-cell office:value-type="float" office:value="2.91916505307882" calcext:value-type="float">
            <text:p>2.91916505307882</text:p>
          </table:table-cell>
          <table:table-cell office:value-type="float" office:value="3.34536857862508" calcext:value-type="float">
            <text:p>3.34536857862508</text:p>
          </table:table-cell>
          <table:table-cell table:number-columns-repeated="4"/>
          <table:table-cell office:value-type="float" office:value="94.1065890236937" calcext:value-type="float">
            <text:p>94.1065890236937</text:p>
          </table:table-cell>
          <table:table-cell/>
          <table:table-cell office:value-type="float" office:value="-3.65834314869058" calcext:value-type="float">
            <text:p>-3.6583431486905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92174151881804" calcext:value-type="float">
            <text:p>1.92174151881804</text:p>
          </table:table-cell>
          <table:table-cell office:value-type="float" office:value="2.94162361399411" calcext:value-type="float">
            <text:p>2.94162361399411</text:p>
          </table:table-cell>
          <table:table-cell office:value-type="float" office:value="3.35194826034193" calcext:value-type="float">
            <text:p>3.35194826034193</text:p>
          </table:table-cell>
          <table:table-cell table:number-columns-repeated="4"/>
          <table:table-cell office:value-type="float" office:value="7.55924112707899" calcext:value-type="float">
            <text:p>7.55924112707899</text:p>
          </table:table-cell>
          <table:table-cell/>
          <table:table-cell office:value-type="float" office:value="-0.367006640678977" calcext:value-type="float">
            <text:p>-0.367006640678977</text:p>
          </table:table-cell>
          <table:table-cell/>
          <table:table-cell office:value-type="float" office:value="10691" calcext:value-type="float">
            <text:p>10691</text:p>
          </table:table-cell>
        </table:table-row>
        <table:table-row table:style-name="ro1">
          <table:table-cell table:number-columns-repeated="4"/>
          <table:table-cell office:value-type="float" office:value="1.9261791219408" calcext:value-type="float">
            <text:p>1.9261791219408</text:p>
          </table:table-cell>
          <table:table-cell office:value-type="float" office:value="2.95125746906321" calcext:value-type="float">
            <text:p>2.95125746906321</text:p>
          </table:table-cell>
          <table:table-cell office:value-type="float" office:value="3.3534573679244" calcext:value-type="float">
            <text:p>3.3534573679244</text:p>
          </table:table-cell>
          <table:table-cell table:number-columns-repeated="4"/>
          <table:table-cell office:value-type="float" office:value="-0.0989172671861359" calcext:value-type="float">
            <text:p>-0.098917267186136</text:p>
          </table:table-cell>
          <table:table-cell/>
          <table:table-cell office:value-type="float" office:value="0.131474084165292" calcext:value-type="float">
            <text:p>0.131474084165292</text:p>
          </table:table-cell>
          <table:table-cell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office:value-type="float" office:value="1.92618717342481" calcext:value-type="float">
            <text:p>1.92618717342481</text:p>
          </table:table-cell>
          <table:table-cell office:value-type="float" office:value="2.95241246969788" calcext:value-type="float">
            <text:p>2.95241246969788</text:p>
          </table:table-cell>
          <table:table-cell office:value-type="float" office:value="3.35620483806004" calcext:value-type="float">
            <text:p>3.35620483806004</text:p>
          </table:table-cell>
          <table:table-cell table:number-columns-repeated="4"/>
          <table:table-cell office:value-type="float" office:value="9.04158673226433" calcext:value-type="float">
            <text:p>9.04158673226433</text:p>
          </table:table-cell>
          <table:table-cell/>
          <table:table-cell office:value-type="float" office:value="0.289080603195682" calcext:value-type="float">
            <text:p>0.289080603195682</text:p>
          </table:table-cell>
          <table:table-cell/>
          <table:table-cell office:value-type="float" office:value="24367" calcext:value-type="float">
            <text:p>24367</text:p>
          </table:table-cell>
        </table:table-row>
        <table:table-row table:style-name="ro1">
          <table:table-cell table:number-columns-repeated="4"/>
          <table:table-cell office:value-type="float" office:value="1.9307132291347" calcext:value-type="float">
            <text:p>1.9307132291347</text:p>
          </table:table-cell>
          <table:table-cell office:value-type="float" office:value="2.95867881084535" calcext:value-type="float">
            <text:p>2.95867881084535</text:p>
          </table:table-cell>
          <table:table-cell office:value-type="float" office:value="3.37713986508312" calcext:value-type="float">
            <text:p>3.37713986508312</text:p>
          </table:table-cell>
          <table:table-cell table:number-columns-repeated="4"/>
          <table:table-cell office:value-type="float" office:value="8.40815439787372" calcext:value-type="float">
            <text:p>8.40815439787372</text:p>
          </table:table-cell>
          <table:table-cell/>
          <table:table-cell office:value-type="float" office:value="0.383627925317908" calcext:value-type="float">
            <text:p>0.383627925317908</text:p>
          </table:table-cell>
          <table:table-cell/>
          <table:table-cell office:value-type="float" office:value="6737" calcext:value-type="float">
            <text:p>6737</text:p>
          </table:table-cell>
        </table:table-row>
        <table:table-row table:style-name="ro1">
          <table:table-cell table:number-columns-repeated="4"/>
          <table:table-cell office:value-type="float" office:value="1.94897196649884" calcext:value-type="float">
            <text:p>1.94897196649884</text:p>
          </table:table-cell>
          <table:table-cell office:value-type="float" office:value="2.96427248723792" calcext:value-type="float">
            <text:p>2.96427248723792</text:p>
          </table:table-cell>
          <table:table-cell office:value-type="float" office:value="3.37939191663755" calcext:value-type="float">
            <text:p>3.37939191663755</text:p>
          </table:table-cell>
          <table:table-cell table:number-columns-repeated="4"/>
          <table:table-cell office:value-type="float" office:value="88.5435002013921" calcext:value-type="float">
            <text:p>88.5435002013921</text:p>
          </table:table-cell>
          <table:table-cell/>
          <table:table-cell office:value-type="float" office:value="-4.45187169139161" calcext:value-type="float">
            <text:p>-4.4518716913916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94989985677105" calcext:value-type="float">
            <text:p>1.94989985677105</text:p>
          </table:table-cell>
          <table:table-cell office:value-type="float" office:value="2.97152840689573" calcext:value-type="float">
            <text:p>2.97152840689573</text:p>
          </table:table-cell>
          <table:table-cell office:value-type="float" office:value="3.38010155123167" calcext:value-type="float">
            <text:p>3.38010155123167</text:p>
          </table:table-cell>
          <table:table-cell table:number-columns-repeated="4"/>
          <table:table-cell office:value-type="float" office:value="0.114440691414655" calcext:value-type="float">
            <text:p>0.114440691414655</text:p>
          </table:table-cell>
          <table:table-cell/>
          <table:table-cell office:value-type="float" office:value="-0.21902802505669" calcext:value-type="float">
            <text:p>-0.21902802505669</text:p>
          </table:table-cell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4"/>
          <table:table-cell office:value-type="float" office:value="1.95079635545099" calcext:value-type="float">
            <text:p>1.95079635545099</text:p>
          </table:table-cell>
          <table:table-cell office:value-type="float" office:value="2.97340667698279" calcext:value-type="float">
            <text:p>2.97340667698279</text:p>
          </table:table-cell>
          <table:table-cell office:value-type="float" office:value="3.38182553669361" calcext:value-type="float">
            <text:p>3.38182553669361</text:p>
          </table:table-cell>
          <table:table-cell table:number-columns-repeated="4"/>
          <table:table-cell office:value-type="float" office:value="2.6825313658818" calcext:value-type="float">
            <text:p>2.6825313658818</text:p>
          </table:table-cell>
          <table:table-cell/>
          <table:table-cell office:value-type="float" office:value="0.0245578371589429" calcext:value-type="float">
            <text:p>0.024557837158943</text:p>
          </table:table-cell>
          <table:table-cell/>
          <table:table-cell office:value-type="float" office:value="2860" calcext:value-type="float">
            <text:p>2860</text:p>
          </table:table-cell>
        </table:table-row>
        <table:table-row table:style-name="ro1">
          <table:table-cell table:number-columns-repeated="4"/>
          <table:table-cell office:value-type="float" office:value="1.95109300962517" calcext:value-type="float">
            <text:p>1.95109300962517</text:p>
          </table:table-cell>
          <table:table-cell office:value-type="float" office:value="2.98315921515552" calcext:value-type="float">
            <text:p>2.98315921515552</text:p>
          </table:table-cell>
          <table:table-cell office:value-type="float" office:value="3.38625008481822" calcext:value-type="float">
            <text:p>3.38625008481822</text:p>
          </table:table-cell>
          <table:table-cell table:number-columns-repeated="4"/>
          <table:table-cell office:value-type="float" office:value="9.02669462934131" calcext:value-type="float">
            <text:p>9.02669462934131</text:p>
          </table:table-cell>
          <table:table-cell/>
          <table:table-cell office:value-type="float" office:value="0.327885229728915" calcext:value-type="float">
            <text:p>0.327885229728915</text:p>
          </table:table-cell>
          <table:table-cell/>
          <table:table-cell office:value-type="float" office:value="8388" calcext:value-type="float">
            <text:p>8388</text:p>
          </table:table-cell>
        </table:table-row>
        <table:table-row table:style-name="ro1">
          <table:table-cell table:number-columns-repeated="4"/>
          <table:table-cell office:value-type="float" office:value="1.95929832710652" calcext:value-type="float">
            <text:p>1.95929832710652</text:p>
          </table:table-cell>
          <table:table-cell office:value-type="float" office:value="2.99318685545557" calcext:value-type="float">
            <text:p>2.99318685545557</text:p>
          </table:table-cell>
          <table:table-cell office:value-type="float" office:value="3.39118102647433" calcext:value-type="float">
            <text:p>3.39118102647433</text:p>
          </table:table-cell>
          <table:table-cell table:number-columns-repeated="4"/>
          <table:table-cell office:value-type="float" office:value="2.70940270523206" calcext:value-type="float">
            <text:p>2.70940270523206</text:p>
          </table:table-cell>
          <table:table-cell/>
          <table:table-cell office:value-type="float" office:value="0.200981151870652" calcext:value-type="float">
            <text:p>0.200981151870652</text:p>
          </table:table-cell>
          <table:table-cell/>
          <table:table-cell office:value-type="float" office:value="5127" calcext:value-type="float">
            <text:p>5127</text:p>
          </table:table-cell>
        </table:table-row>
        <table:table-row table:style-name="ro1">
          <table:table-cell table:number-columns-repeated="4"/>
          <table:table-cell office:value-type="float" office:value="1.96547027352216" calcext:value-type="float">
            <text:p>1.96547027352216</text:p>
          </table:table-cell>
          <table:table-cell office:value-type="float" office:value="3.00950389400534" calcext:value-type="float">
            <text:p>3.00950389400534</text:p>
          </table:table-cell>
          <table:table-cell office:value-type="float" office:value="3.40424843467535" calcext:value-type="float">
            <text:p>3.40424843467535</text:p>
          </table:table-cell>
          <table:table-cell table:number-columns-repeated="4"/>
          <table:table-cell office:value-type="float" office:value="1.36007082263729" calcext:value-type="float">
            <text:p>1.36007082263729</text:p>
          </table:table-cell>
          <table:table-cell/>
          <table:table-cell office:value-type="float" office:value="-0.22124108501728" calcext:value-type="float">
            <text:p>-0.22124108501728</text:p>
          </table:table-cell>
          <table:table-cell/>
          <table:table-cell office:value-type="float" office:value="10113" calcext:value-type="float">
            <text:p>10113</text:p>
          </table:table-cell>
        </table:table-row>
        <table:table-row table:style-name="ro1">
          <table:table-cell table:number-columns-repeated="4"/>
          <table:table-cell office:value-type="float" office:value="1.96849011110274" calcext:value-type="float">
            <text:p>1.96849011110274</text:p>
          </table:table-cell>
          <table:table-cell office:value-type="float" office:value="3.0102264023846" calcext:value-type="float">
            <text:p>3.0102264023846</text:p>
          </table:table-cell>
          <table:table-cell office:value-type="float" office:value="3.41048501370071" calcext:value-type="float">
            <text:p>3.41048501370071</text:p>
          </table:table-cell>
          <table:table-cell table:number-columns-repeated="4"/>
          <table:table-cell office:value-type="float" office:value="3.32794119256221" calcext:value-type="float">
            <text:p>3.32794119256221</text:p>
          </table:table-cell>
          <table:table-cell/>
          <table:table-cell office:value-type="float" office:value="-0.0672207373314676" calcext:value-type="float">
            <text:p>-0.067220737331468</text:p>
          </table:table-cell>
          <table:table-cell/>
          <table:table-cell office:value-type="float" office:value="12723" calcext:value-type="float">
            <text:p>12723</text:p>
          </table:table-cell>
        </table:table-row>
        <table:table-row table:style-name="ro1">
          <table:table-cell table:number-columns-repeated="4"/>
          <table:table-cell office:value-type="float" office:value="1.97052907461838" calcext:value-type="float">
            <text:p>1.97052907461838</text:p>
          </table:table-cell>
          <table:table-cell office:value-type="float" office:value="3.02273711246704" calcext:value-type="float">
            <text:p>3.02273711246704</text:p>
          </table:table-cell>
          <table:table-cell office:value-type="float" office:value="3.4109692199225" calcext:value-type="float">
            <text:p>3.4109692199225</text:p>
          </table:table-cell>
          <table:table-cell table:number-columns-repeated="4"/>
          <table:table-cell office:value-type="float" office:value="5.04861591524975" calcext:value-type="float">
            <text:p>5.04861591524975</text:p>
          </table:table-cell>
          <table:table-cell/>
          <table:table-cell office:value-type="float" office:value="0.0309578808699912" calcext:value-type="float">
            <text:p>0.030957880869991</text:p>
          </table:table-cell>
          <table:table-cell/>
          <table:table-cell office:value-type="float" office:value="4654" calcext:value-type="float">
            <text:p>4654</text:p>
          </table:table-cell>
        </table:table-row>
        <table:table-row table:style-name="ro1">
          <table:table-cell table:number-columns-repeated="4"/>
          <table:table-cell office:value-type="float" office:value="1.97138791750102" calcext:value-type="float">
            <text:p>1.97138791750102</text:p>
          </table:table-cell>
          <table:table-cell office:value-type="float" office:value="3.02356651826884" calcext:value-type="float">
            <text:p>3.02356651826884</text:p>
          </table:table-cell>
          <table:table-cell office:value-type="float" office:value="3.41686948911847" calcext:value-type="float">
            <text:p>3.41686948911847</text:p>
          </table:table-cell>
          <table:table-cell table:number-columns-repeated="4"/>
          <table:table-cell office:value-type="float" office:value="3.61515630702419" calcext:value-type="float">
            <text:p>3.61515630702419</text:p>
          </table:table-cell>
          <table:table-cell/>
          <table:table-cell office:value-type="float" office:value="0.130442157411484" calcext:value-type="float">
            <text:p>0.130442157411484</text:p>
          </table:table-cell>
          <table:table-cell/>
          <table:table-cell office:value-type="float" office:value="3650" calcext:value-type="float">
            <text:p>3650</text:p>
          </table:table-cell>
        </table:table-row>
        <table:table-row table:style-name="ro1">
          <table:table-cell table:number-columns-repeated="4"/>
          <table:table-cell office:value-type="float" office:value="1.97234929334658" calcext:value-type="float">
            <text:p>1.97234929334658</text:p>
          </table:table-cell>
          <table:table-cell office:value-type="float" office:value="3.03250149251128" calcext:value-type="float">
            <text:p>3.03250149251128</text:p>
          </table:table-cell>
          <table:table-cell office:value-type="float" office:value="3.42832658967737" calcext:value-type="float">
            <text:p>3.42832658967737</text:p>
          </table:table-cell>
          <table:table-cell table:number-columns-repeated="4"/>
          <table:table-cell office:value-type="float" office:value="2.54466756325989" calcext:value-type="float">
            <text:p>2.54466756325989</text:p>
          </table:table-cell>
          <table:table-cell/>
          <table:table-cell office:value-type="float" office:value="-0.153543304709327" calcext:value-type="float">
            <text:p>-0.153543304709327</text:p>
          </table:table-cell>
          <table:table-cell/>
          <table:table-cell office:value-type="float" office:value="2682" calcext:value-type="float">
            <text:p>2682</text:p>
          </table:table-cell>
        </table:table-row>
        <table:table-row table:style-name="ro1">
          <table:table-cell table:number-columns-repeated="4"/>
          <table:table-cell office:value-type="float" office:value="1.9733799010614" calcext:value-type="float">
            <text:p>1.9733799010614</text:p>
          </table:table-cell>
          <table:table-cell office:value-type="float" office:value="3.04382707253731" calcext:value-type="float">
            <text:p>3.04382707253731</text:p>
          </table:table-cell>
          <table:table-cell office:value-type="float" office:value="3.43208584976058" calcext:value-type="float">
            <text:p>3.43208584976058</text:p>
          </table:table-cell>
          <table:table-cell table:number-columns-repeated="4"/>
          <table:table-cell office:value-type="float" office:value="1.91853131218655" calcext:value-type="float">
            <text:p>1.91853131218655</text:p>
          </table:table-cell>
          <table:table-cell/>
          <table:table-cell office:value-type="float" office:value="-0.127672938274752" calcext:value-type="float">
            <text:p>-0.127672938274752</text:p>
          </table:table-cell>
          <table:table-cell/>
          <table:table-cell office:value-type="float" office:value="2250" calcext:value-type="float">
            <text:p>2250</text:p>
          </table:table-cell>
        </table:table-row>
        <table:table-row table:style-name="ro1">
          <table:table-cell table:number-columns-repeated="4"/>
          <table:table-cell office:value-type="float" office:value="1.97623093660741" calcext:value-type="float">
            <text:p>1.97623093660741</text:p>
          </table:table-cell>
          <table:table-cell office:value-type="float" office:value="3.05068772002155" calcext:value-type="float">
            <text:p>3.05068772002155</text:p>
          </table:table-cell>
          <table:table-cell office:value-type="float" office:value="3.44935904777354" calcext:value-type="float">
            <text:p>3.44935904777354</text:p>
          </table:table-cell>
          <table:table-cell table:number-columns-repeated="4"/>
          <table:table-cell office:value-type="float" office:value="7.38956935506832" calcext:value-type="float">
            <text:p>7.38956935506832</text:p>
          </table:table-cell>
          <table:table-cell/>
          <table:table-cell office:value-type="float" office:value="-0.1308205337135" calcext:value-type="float">
            <text:p>-0.1308205337135</text:p>
          </table:table-cell>
          <table:table-cell/>
          <table:table-cell office:value-type="float" office:value="7759" calcext:value-type="float">
            <text:p>7759</text:p>
          </table:table-cell>
        </table:table-row>
        <table:table-row table:style-name="ro1">
          <table:table-cell table:number-columns-repeated="4"/>
          <table:table-cell office:value-type="float" office:value="1.97722860879394" calcext:value-type="float">
            <text:p>1.97722860879394</text:p>
          </table:table-cell>
          <table:table-cell office:value-type="float" office:value="3.05636508193259" calcext:value-type="float">
            <text:p>3.05636508193259</text:p>
          </table:table-cell>
          <table:table-cell office:value-type="float" office:value="3.45877785380254" calcext:value-type="float">
            <text:p>3.45877785380254</text:p>
          </table:table-cell>
          <table:table-cell table:number-columns-repeated="4"/>
          <table:table-cell office:value-type="float" office:value="0.108698410785536" calcext:value-type="float">
            <text:p>0.108698410785536</text:p>
          </table:table-cell>
          <table:table-cell/>
          <table:table-cell office:value-type="float" office:value="-0.107888854518784" calcext:value-type="float">
            <text:p>-0.107888854518784</text:p>
          </table:table-cell>
          <table:table-cell/>
          <table:table-cell office:value-type="float" office:value="328" calcext:value-type="float">
            <text:p>328</text:p>
          </table:table-cell>
        </table:table-row>
        <table:table-row table:style-name="ro1">
          <table:table-cell table:number-columns-repeated="4"/>
          <table:table-cell office:value-type="float" office:value="1.98291838246016" calcext:value-type="float">
            <text:p>1.98291838246016</text:p>
          </table:table-cell>
          <table:table-cell office:value-type="float" office:value="3.06123583898643" calcext:value-type="float">
            <text:p>3.06123583898643</text:p>
          </table:table-cell>
          <table:table-cell office:value-type="float" office:value="3.47105037826697" calcext:value-type="float">
            <text:p>3.47105037826697</text:p>
          </table:table-cell>
          <table:table-cell table:number-columns-repeated="4"/>
          <table:table-cell office:value-type="float" office:value="82.8757101483531" calcext:value-type="float">
            <text:p>82.8757101483531</text:p>
          </table:table-cell>
          <table:table-cell/>
          <table:table-cell office:value-type="float" office:value="1.47508112928075" calcext:value-type="float">
            <text:p>1.4750811292807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.99075465454548" calcext:value-type="float">
            <text:p>1.99075465454548</text:p>
          </table:table-cell>
          <table:table-cell office:value-type="float" office:value="3.07943847266845" calcext:value-type="float">
            <text:p>3.07943847266845</text:p>
          </table:table-cell>
          <table:table-cell office:value-type="float" office:value="3.49554712914854" calcext:value-type="float">
            <text:p>3.49554712914854</text:p>
          </table:table-cell>
          <table:table-cell table:number-columns-repeated="4"/>
          <table:table-cell office:value-type="float" office:value="1.36634388486823" calcext:value-type="float">
            <text:p>1.36634388486823</text:p>
          </table:table-cell>
          <table:table-cell/>
          <table:table-cell office:value-type="float" office:value="-0.0984439145604828" calcext:value-type="float">
            <text:p>-0.098443914560483</text:p>
          </table:table-cell>
          <table:table-cell/>
          <table:table-cell office:value-type="float" office:value="22810" calcext:value-type="float">
            <text:p>22810</text:p>
          </table:table-cell>
        </table:table-row>
        <table:table-row table:style-name="ro1">
          <table:table-cell table:number-columns-repeated="4"/>
          <table:table-cell office:value-type="float" office:value="1.99696050368374" calcext:value-type="float">
            <text:p>1.99696050368374</text:p>
          </table:table-cell>
          <table:table-cell office:value-type="float" office:value="3.09400740510068" calcext:value-type="float">
            <text:p>3.09400740510068</text:p>
          </table:table-cell>
          <table:table-cell office:value-type="float" office:value="3.49601050289964" calcext:value-type="float">
            <text:p>3.49601050289964</text:p>
          </table:table-cell>
          <table:table-cell table:number-columns-repeated="4"/>
          <table:table-cell office:value-type="float" office:value="1.19902195844718" calcext:value-type="float">
            <text:p>1.19902195844718</text:p>
          </table:table-cell>
          <table:table-cell/>
          <table:table-cell office:value-type="float" office:value="0.231525391075223" calcext:value-type="float">
            <text:p>0.23152539107522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2.00227073914248" calcext:value-type="float">
            <text:p>2.00227073914248</text:p>
          </table:table-cell>
          <table:table-cell office:value-type="float" office:value="3.11088951425066" calcext:value-type="float">
            <text:p>3.11088951425066</text:p>
          </table:table-cell>
          <table:table-cell office:value-type="float" office:value="3.50918425233436" calcext:value-type="float">
            <text:p>3.50918425233436</text:p>
          </table:table-cell>
          <table:table-cell table:number-columns-repeated="4"/>
          <table:table-cell office:value-type="float" office:value="97.4610645039583" calcext:value-type="float">
            <text:p>97.4610645039583</text:p>
          </table:table-cell>
          <table:table-cell/>
          <table:table-cell office:value-type="float" office:value="-2.20692506418101" calcext:value-type="float">
            <text:p>-2.2069250641810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2.00491787225855" calcext:value-type="float">
            <text:p>2.00491787225855</text:p>
          </table:table-cell>
          <table:table-cell office:value-type="float" office:value="3.11551084193011" calcext:value-type="float">
            <text:p>3.11551084193011</text:p>
          </table:table-cell>
          <table:table-cell office:value-type="float" office:value="3.51892459269068" calcext:value-type="float">
            <text:p>3.51892459269068</text:p>
          </table:table-cell>
          <table:table-cell table:number-columns-repeated="4"/>
          <table:table-cell office:value-type="float" office:value="4.5104522974632" calcext:value-type="float">
            <text:p>4.5104522974632</text:p>
          </table:table-cell>
          <table:table-cell/>
          <table:table-cell office:value-type="float" office:value="0.464475866672407" calcext:value-type="float">
            <text:p>0.464475866672407</text:p>
          </table:table-cell>
          <table:table-cell/>
          <table:table-cell office:value-type="float" office:value="3830" calcext:value-type="float">
            <text:p>3830</text:p>
          </table:table-cell>
        </table:table-row>
        <table:table-row table:style-name="ro1">
          <table:table-cell table:number-columns-repeated="4"/>
          <table:table-cell office:value-type="float" office:value="2.02159034927803" calcext:value-type="float">
            <text:p>2.02159034927803</text:p>
          </table:table-cell>
          <table:table-cell office:value-type="float" office:value="3.11950318653382" calcext:value-type="float">
            <text:p>3.11950318653382</text:p>
          </table:table-cell>
          <table:table-cell office:value-type="float" office:value="3.528597481593" calcext:value-type="float">
            <text:p>3.528597481593</text:p>
          </table:table-cell>
          <table:table-cell table:number-columns-repeated="4"/>
          <table:table-cell office:value-type="float" office:value="7.17223051213456" calcext:value-type="float">
            <text:p>7.17223051213456</text:p>
          </table:table-cell>
          <table:table-cell/>
          <table:table-cell office:value-type="float" office:value="0.188453252972542" calcext:value-type="float">
            <text:p>0.188453252972542</text:p>
          </table:table-cell>
          <table:table-cell/>
          <table:table-cell office:value-type="float" office:value="6076" calcext:value-type="float">
            <text:p>6076</text:p>
          </table:table-cell>
        </table:table-row>
        <table:table-row table:style-name="ro1">
          <table:table-cell table:number-columns-repeated="4"/>
          <table:table-cell office:value-type="float" office:value="2.02698922776482" calcext:value-type="float">
            <text:p>2.02698922776482</text:p>
          </table:table-cell>
          <table:table-cell office:value-type="float" office:value="3.12726708758228" calcext:value-type="float">
            <text:p>3.12726708758228</text:p>
          </table:table-cell>
          <table:table-cell office:value-type="float" office:value="3.52941949254364" calcext:value-type="float">
            <text:p>3.52941949254364</text:p>
          </table:table-cell>
          <table:table-cell table:number-columns-repeated="4"/>
          <table:table-cell office:value-type="float" office:value="2.9602803291343" calcext:value-type="float">
            <text:p>2.9602803291343</text:p>
          </table:table-cell>
          <table:table-cell/>
          <table:table-cell office:value-type="float" office:value="-0.106328395749388" calcext:value-type="float">
            <text:p>-0.106328395749388</text:p>
          </table:table-cell>
          <table:table-cell/>
          <table:table-cell office:value-type="float" office:value="4162" calcext:value-type="float">
            <text:p>4162</text:p>
          </table:table-cell>
        </table:table-row>
        <table:table-row table:style-name="ro1">
          <table:table-cell table:number-columns-repeated="4"/>
          <table:table-cell office:value-type="float" office:value="2.03318299658316" calcext:value-type="float">
            <text:p>2.03318299658316</text:p>
          </table:table-cell>
          <table:table-cell office:value-type="float" office:value="3.16337510365163" calcext:value-type="float">
            <text:p>3.16337510365163</text:p>
          </table:table-cell>
          <table:table-cell office:value-type="float" office:value="3.53001283205758" calcext:value-type="float">
            <text:p>3.53001283205758</text:p>
          </table:table-cell>
          <table:table-cell table:number-columns-repeated="4"/>
          <table:table-cell office:value-type="float" office:value="3.6596884242847" calcext:value-type="float">
            <text:p>3.6596884242847</text:p>
          </table:table-cell>
          <table:table-cell/>
          <table:table-cell office:value-type="float" office:value="0.158786016799306" calcext:value-type="float">
            <text:p>0.158786016799306</text:p>
          </table:table-cell>
          <table:table-cell/>
          <table:table-cell office:value-type="float" office:value="3530" calcext:value-type="float">
            <text:p>3530</text:p>
          </table:table-cell>
        </table:table-row>
        <table:table-row table:style-name="ro1">
          <table:table-cell table:number-columns-repeated="4"/>
          <table:table-cell office:value-type="float" office:value="2.04295711681738" calcext:value-type="float">
            <text:p>2.04295711681738</text:p>
          </table:table-cell>
          <table:table-cell office:value-type="float" office:value="3.17433815860941" calcext:value-type="float">
            <text:p>3.17433815860941</text:p>
          </table:table-cell>
          <table:table-cell office:value-type="float" office:value="3.54204657482132" calcext:value-type="float">
            <text:p>3.54204657482132</text:p>
          </table:table-cell>
          <table:table-cell table:number-columns-repeated="4"/>
          <table:table-cell office:value-type="float" office:value="6.67270542666467" calcext:value-type="float">
            <text:p>6.67270542666467</text:p>
          </table:table-cell>
          <table:table-cell/>
          <table:table-cell office:value-type="float" office:value="-0.0134884616431282" calcext:value-type="float">
            <text:p>-0.013488461643128</text:p>
          </table:table-cell>
          <table:table-cell/>
          <table:table-cell office:value-type="float" office:value="9580" calcext:value-type="float">
            <text:p>9580</text:p>
          </table:table-cell>
        </table:table-row>
        <table:table-row table:style-name="ro1">
          <table:table-cell table:number-columns-repeated="4"/>
          <table:table-cell office:value-type="float" office:value="2.05160381680179" calcext:value-type="float">
            <text:p>2.05160381680179</text:p>
          </table:table-cell>
          <table:table-cell office:value-type="float" office:value="3.19380731780959" calcext:value-type="float">
            <text:p>3.19380731780959</text:p>
          </table:table-cell>
          <table:table-cell office:value-type="float" office:value="3.55912351887554" calcext:value-type="float">
            <text:p>3.55912351887554</text:p>
          </table:table-cell>
          <table:table-cell table:number-columns-repeated="4"/>
          <table:table-cell office:value-type="float" office:value="3.53001283205758" calcext:value-type="float">
            <text:p>3.53001283205758</text:p>
          </table:table-cell>
          <table:table-cell/>
          <table:table-cell office:value-type="float" office:value="0.0111128573314454" calcext:value-type="float">
            <text:p>0.011112857331445</text:p>
          </table:table-cell>
          <table:table-cell/>
          <table:table-cell office:value-type="float" office:value="10992" calcext:value-type="float">
            <text:p>10992</text:p>
          </table:table-cell>
        </table:table-row>
        <table:table-row table:style-name="ro1">
          <table:table-cell table:number-columns-repeated="4"/>
          <table:table-cell office:value-type="float" office:value="2.05731474675348" calcext:value-type="float">
            <text:p>2.05731474675348</text:p>
          </table:table-cell>
          <table:table-cell office:value-type="float" office:value="3.19454214981384" calcext:value-type="float">
            <text:p>3.19454214981384</text:p>
          </table:table-cell>
          <table:table-cell office:value-type="float" office:value="3.56143536633667" calcext:value-type="float">
            <text:p>3.56143536633667</text:p>
          </table:table-cell>
          <table:table-cell table:number-columns-repeated="4"/>
          <table:table-cell office:value-type="float" office:value="1.31084579058829" calcext:value-type="float">
            <text:p>1.31084579058829</text:p>
          </table:table-cell>
          <table:table-cell/>
          <table:table-cell office:value-type="float" office:value="-0.148987699442013" calcext:value-type="float">
            <text:p>-0.148987699442013</text:p>
          </table:table-cell>
          <table:table-cell/>
          <table:table-cell office:value-type="float" office:value="4367" calcext:value-type="float">
            <text:p>4367</text:p>
          </table:table-cell>
        </table:table-row>
        <table:table-row table:style-name="ro1">
          <table:table-cell table:number-columns-repeated="4"/>
          <table:table-cell office:value-type="float" office:value="2.05855905498203" calcext:value-type="float">
            <text:p>2.05855905498203</text:p>
          </table:table-cell>
          <table:table-cell office:value-type="float" office:value="3.19759095291044" calcext:value-type="float">
            <text:p>3.19759095291044</text:p>
          </table:table-cell>
          <table:table-cell office:value-type="float" office:value="3.56909734164629" calcext:value-type="float">
            <text:p>3.56909734164629</text:p>
          </table:table-cell>
          <table:table-cell table:number-columns-repeated="4"/>
          <table:table-cell office:value-type="float" office:value="95.6221900066441" calcext:value-type="float">
            <text:p>95.6221900066441</text:p>
          </table:table-cell>
          <table:table-cell/>
          <table:table-cell office:value-type="float" office:value="-1.31695050486843" calcext:value-type="float">
            <text:p>-1.3169505048684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2.08756724397756" calcext:value-type="float">
            <text:p>2.08756724397756</text:p>
          </table:table-cell>
          <table:table-cell office:value-type="float" office:value="3.20156748906493" calcext:value-type="float">
            <text:p>3.20156748906493</text:p>
          </table:table-cell>
          <table:table-cell office:value-type="float" office:value="3.58082363192284" calcext:value-type="float">
            <text:p>3.58082363192284</text:p>
          </table:table-cell>
          <table:table-cell table:number-columns-repeated="4"/>
          <table:table-cell office:value-type="float" office:value="100.083111646687" calcext:value-type="float">
            <text:p>100.083111646687</text:p>
          </table:table-cell>
          <table:table-cell/>
          <table:table-cell office:value-type="float" office:value="2.25173011690222" calcext:value-type="float">
            <text:p>2.25173011690222</text:p>
          </table:table-cell>
          <table:table-cell/>
          <table:table-cell office:value-type="float" office:value="48167" calcext:value-type="float">
            <text:p>48167</text:p>
          </table:table-cell>
        </table:table-row>
        <table:table-row table:style-name="ro1">
          <table:table-cell table:number-columns-repeated="4"/>
          <table:table-cell office:value-type="float" office:value="2.09255731134979" calcext:value-type="float">
            <text:p>2.09255731134979</text:p>
          </table:table-cell>
          <table:table-cell office:value-type="float" office:value="3.21025270506707" calcext:value-type="float">
            <text:p>3.21025270506707</text:p>
          </table:table-cell>
          <table:table-cell office:value-type="float" office:value="3.58245576482203" calcext:value-type="float">
            <text:p>3.58245576482203</text:p>
          </table:table-cell>
          <table:table-cell table:number-columns-repeated="4"/>
          <table:table-cell office:value-type="float" office:value="2.65464036807799" calcext:value-type="float">
            <text:p>2.65464036807799</text:p>
          </table:table-cell>
          <table:table-cell/>
          <table:table-cell office:value-type="float" office:value="-0.254898181169696" calcext:value-type="float">
            <text:p>-0.254898181169696</text:p>
          </table:table-cell>
          <table:table-cell/>
          <table:table-cell office:value-type="float" office:value="3375" calcext:value-type="float">
            <text:p>3375</text:p>
          </table:table-cell>
        </table:table-row>
        <table:table-row table:style-name="ro1">
          <table:table-cell table:number-columns-repeated="4"/>
          <table:table-cell office:value-type="float" office:value="2.11354733539108" calcext:value-type="float">
            <text:p>2.11354733539108</text:p>
          </table:table-cell>
          <table:table-cell office:value-type="float" office:value="3.21371860643172" calcext:value-type="float">
            <text:p>3.21371860643172</text:p>
          </table:table-cell>
          <table:table-cell office:value-type="float" office:value="3.59250162104218" calcext:value-type="float">
            <text:p>3.59250162104218</text:p>
          </table:table-cell>
          <table:table-cell table:number-columns-repeated="4"/>
          <table:table-cell office:value-type="float" office:value="5.23710304170503" calcext:value-type="float">
            <text:p>5.23710304170503</text:p>
          </table:table-cell>
          <table:table-cell/>
          <table:table-cell office:value-type="float" office:value="-0.217555721300628" calcext:value-type="float">
            <text:p>-0.217555721300628</text:p>
          </table:table-cell>
          <table:table-cell/>
          <table:table-cell office:value-type="float" office:value="5129" calcext:value-type="float">
            <text:p>5129</text:p>
          </table:table-cell>
        </table:table-row>
        <table:table-row table:style-name="ro1">
          <table:table-cell table:number-columns-repeated="4"/>
          <table:table-cell office:value-type="float" office:value="2.11608548744597" calcext:value-type="float">
            <text:p>2.11608548744597</text:p>
          </table:table-cell>
          <table:table-cell office:value-type="float" office:value="3.22184942479455" calcext:value-type="float">
            <text:p>3.22184942479455</text:p>
          </table:table-cell>
          <table:table-cell office:value-type="float" office:value="3.59869145510361" calcext:value-type="float">
            <text:p>3.59869145510361</text:p>
          </table:table-cell>
          <table:table-cell table:number-columns-repeated="4"/>
          <table:table-cell office:value-type="float" office:value="5.43981339546409" calcext:value-type="float">
            <text:p>5.43981339546409</text:p>
          </table:table-cell>
          <table:table-cell/>
          <table:table-cell office:value-type="float" office:value="0.0920379089074304" calcext:value-type="float">
            <text:p>0.09203790890743</text:p>
          </table:table-cell>
          <table:table-cell/>
          <table:table-cell office:value-type="float" office:value="6419" calcext:value-type="float">
            <text:p>6419</text:p>
          </table:table-cell>
        </table:table-row>
        <table:table-row table:style-name="ro1">
          <table:table-cell table:number-columns-repeated="4"/>
          <table:table-cell office:value-type="float" office:value="2.11725884618221" calcext:value-type="float">
            <text:p>2.11725884618221</text:p>
          </table:table-cell>
          <table:table-cell office:value-type="float" office:value="3.241757834632" calcext:value-type="float">
            <text:p>3.241757834632</text:p>
          </table:table-cell>
          <table:table-cell office:value-type="float" office:value="3.61515630702419" calcext:value-type="float">
            <text:p>3.61515630702419</text:p>
          </table:table-cell>
          <table:table-cell table:number-columns-repeated="4"/>
          <table:table-cell office:value-type="float" office:value="0.850731794952554" calcext:value-type="float">
            <text:p>0.850731794952554</text:p>
          </table:table-cell>
          <table:table-cell/>
          <table:table-cell office:value-type="float" office:value="0.119711693093247" calcext:value-type="float">
            <text:p>0.119711693093247</text:p>
          </table:table-cell>
          <table:table-cell/>
          <table:table-cell office:value-type="float" office:value="1328" calcext:value-type="float">
            <text:p>1328</text:p>
          </table:table-cell>
        </table:table-row>
        <table:table-row table:style-name="ro1">
          <table:table-cell table:number-columns-repeated="4"/>
          <table:table-cell office:value-type="float" office:value="2.12427713011965" calcext:value-type="float">
            <text:p>2.12427713011965</text:p>
          </table:table-cell>
          <table:table-cell office:value-type="float" office:value="3.25255099848389" calcext:value-type="float">
            <text:p>3.25255099848389</text:p>
          </table:table-cell>
          <table:table-cell office:value-type="float" office:value="3.62647337631072" calcext:value-type="float">
            <text:p>3.62647337631072</text:p>
          </table:table-cell>
          <table:table-cell table:number-columns-repeated="4"/>
          <table:table-cell office:value-type="float" office:value="1.34009655727451" calcext:value-type="float">
            <text:p>1.34009655727451</text:p>
          </table:table-cell>
          <table:table-cell/>
          <table:table-cell office:value-type="float" office:value="0.262302786984072" calcext:value-type="float">
            <text:p>0.262302786984072</text:p>
          </table:table-cell>
          <table:table-cell/>
          <table:table-cell office:value-type="float" office:value="1195" calcext:value-type="float">
            <text:p>1195</text:p>
          </table:table-cell>
        </table:table-row>
        <table:table-row table:style-name="ro1">
          <table:table-cell table:number-columns-repeated="4"/>
          <table:table-cell office:value-type="float" office:value="2.12920916706514" calcext:value-type="float">
            <text:p>2.12920916706514</text:p>
          </table:table-cell>
          <table:table-cell office:value-type="float" office:value="3.25589227233508" calcext:value-type="float">
            <text:p>3.25589227233508</text:p>
          </table:table-cell>
          <table:table-cell office:value-type="float" office:value="3.63602142866771" calcext:value-type="float">
            <text:p>3.63602142866771</text:p>
          </table:table-cell>
          <table:table-cell table:number-columns-repeated="4"/>
          <table:table-cell office:value-type="float" office:value="2.16153544528218" calcext:value-type="float">
            <text:p>2.16153544528218</text:p>
          </table:table-cell>
          <table:table-cell/>
          <table:table-cell office:value-type="float" office:value="-0.349911891541456" calcext:value-type="float">
            <text:p>-0.349911891541456</text:p>
          </table:table-cell>
          <table:table-cell/>
          <table:table-cell office:value-type="float" office:value="2251" calcext:value-type="float">
            <text:p>2251</text:p>
          </table:table-cell>
        </table:table-row>
        <table:table-row table:style-name="ro1">
          <table:table-cell table:number-columns-repeated="4"/>
          <table:table-cell office:value-type="float" office:value="2.14589932556722" calcext:value-type="float">
            <text:p>2.14589932556722</text:p>
          </table:table-cell>
          <table:table-cell office:value-type="float" office:value="3.26284619586157" calcext:value-type="float">
            <text:p>3.26284619586157</text:p>
          </table:table-cell>
          <table:table-cell office:value-type="float" office:value="3.63706431715607" calcext:value-type="float">
            <text:p>3.63706431715607</text:p>
          </table:table-cell>
          <table:table-cell table:number-columns-repeated="4"/>
          <table:table-cell office:value-type="float" office:value="100.084347507195" calcext:value-type="float">
            <text:p>100.084347507195</text:p>
          </table:table-cell>
          <table:table-cell/>
          <table:table-cell office:value-type="float" office:value="2.18868614270515" calcext:value-type="float">
            <text:p>2.18868614270515</text:p>
          </table:table-cell>
          <table:table-cell/>
          <table:table-cell office:value-type="float" office:value="48280" calcext:value-type="float">
            <text:p>48280</text:p>
          </table:table-cell>
        </table:table-row>
        <table:table-row table:style-name="ro1">
          <table:table-cell table:number-columns-repeated="4"/>
          <table:table-cell office:value-type="float" office:value="2.14822055247436" calcext:value-type="float">
            <text:p>2.14822055247436</text:p>
          </table:table-cell>
          <table:table-cell office:value-type="float" office:value="3.27035618178207" calcext:value-type="float">
            <text:p>3.27035618178207</text:p>
          </table:table-cell>
          <table:table-cell office:value-type="float" office:value="3.65445477609376" calcext:value-type="float">
            <text:p>3.65445477609376</text:p>
          </table:table-cell>
          <table:table-cell table:number-columns-repeated="4"/>
          <table:table-cell office:value-type="float" office:value="2.2295739328776" calcext:value-type="float">
            <text:p>2.2295739328776</text:p>
          </table:table-cell>
          <table:table-cell/>
          <table:table-cell office:value-type="float" office:value="-0.228615032915391" calcext:value-type="float">
            <text:p>-0.22861503291539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2.15331998998178" calcext:value-type="float">
            <text:p>2.15331998998178</text:p>
          </table:table-cell>
          <table:table-cell office:value-type="float" office:value="3.27167031202169" calcext:value-type="float">
            <text:p>3.27167031202169</text:p>
          </table:table-cell>
          <table:table-cell office:value-type="float" office:value="3.6596884242847" calcext:value-type="float">
            <text:p>3.6596884242847</text:p>
          </table:table-cell>
          <table:table-cell table:number-columns-repeated="4"/>
          <table:table-cell office:value-type="float" office:value="2.86083135628425" calcext:value-type="float">
            <text:p>2.86083135628425</text:p>
          </table:table-cell>
          <table:table-cell/>
          <table:table-cell office:value-type="float" office:value="-0.0674173575783867" calcext:value-type="float">
            <text:p>-0.067417357578387</text:p>
          </table:table-cell>
          <table:table-cell/>
          <table:table-cell office:value-type="float" office:value="4023" calcext:value-type="float">
            <text:p>4023</text:p>
          </table:table-cell>
        </table:table-row>
        <table:table-row table:style-name="ro1">
          <table:table-cell table:number-columns-repeated="4"/>
          <table:table-cell office:value-type="float" office:value="2.15809338189638" calcext:value-type="float">
            <text:p>2.15809338189638</text:p>
          </table:table-cell>
          <table:table-cell office:value-type="float" office:value="3.29187750621804" calcext:value-type="float">
            <text:p>3.29187750621804</text:p>
          </table:table-cell>
          <table:table-cell office:value-type="float" office:value="3.67814516694254" calcext:value-type="float">
            <text:p>3.67814516694254</text:p>
          </table:table-cell>
          <table:table-cell table:number-columns-repeated="4"/>
          <table:table-cell office:value-type="float" office:value="3.69513833803272" calcext:value-type="float">
            <text:p>3.69513833803272</text:p>
          </table:table-cell>
          <table:table-cell/>
          <table:table-cell office:value-type="float" office:value="0.0814049455975784" calcext:value-type="float">
            <text:p>0.081404945597578</text:p>
          </table:table-cell>
          <table:table-cell/>
          <table:table-cell office:value-type="float" office:value="6129" calcext:value-type="float">
            <text:p>6129</text:p>
          </table:table-cell>
        </table:table-row>
        <table:table-row table:style-name="ro1">
          <table:table-cell table:number-columns-repeated="4"/>
          <table:table-cell office:value-type="float" office:value="2.16060674192638" calcext:value-type="float">
            <text:p>2.16060674192638</text:p>
          </table:table-cell>
          <table:table-cell office:value-type="float" office:value="3.29627738514543" calcext:value-type="float">
            <text:p>3.29627738514543</text:p>
          </table:table-cell>
          <table:table-cell office:value-type="float" office:value="3.68838181677348" calcext:value-type="float">
            <text:p>3.68838181677348</text:p>
          </table:table-cell>
          <table:table-cell table:number-columns-repeated="4"/>
          <table:table-cell office:value-type="float" office:value="1.7334653125614" calcext:value-type="float">
            <text:p>1.7334653125614</text:p>
          </table:table-cell>
          <table:table-cell/>
          <table:table-cell office:value-type="float" office:value="0.256666857100584" calcext:value-type="float">
            <text:p>0.256666857100584</text:p>
          </table:table-cell>
          <table:table-cell/>
          <table:table-cell office:value-type="float" office:value="1693" calcext:value-type="float">
            <text:p>1693</text:p>
          </table:table-cell>
        </table:table-row>
        <table:table-row table:style-name="ro1">
          <table:table-cell table:number-columns-repeated="4"/>
          <table:table-cell office:value-type="float" office:value="2.16981262335335" calcext:value-type="float">
            <text:p>2.16981262335335</text:p>
          </table:table-cell>
          <table:table-cell office:value-type="float" office:value="3.29715478738399" calcext:value-type="float">
            <text:p>3.29715478738399</text:p>
          </table:table-cell>
          <table:table-cell office:value-type="float" office:value="3.69513833803272" calcext:value-type="float">
            <text:p>3.69513833803272</text:p>
          </table:table-cell>
          <table:table-cell table:number-columns-repeated="4"/>
          <table:table-cell office:value-type="float" office:value="2.16117471493239" calcext:value-type="float">
            <text:p>2.16117471493239</text:p>
          </table:table-cell>
          <table:table-cell/>
          <table:table-cell office:value-type="float" office:value="0.179291406351584" calcext:value-type="float">
            <text:p>0.179291406351584</text:p>
          </table:table-cell>
          <table:table-cell/>
          <table:table-cell office:value-type="float" office:value="4612" calcext:value-type="float">
            <text:p>4612</text:p>
          </table:table-cell>
        </table:table-row>
        <table:table-row table:style-name="ro1">
          <table:table-cell table:number-columns-repeated="4"/>
          <table:table-cell office:value-type="float" office:value="2.17088434250113" calcext:value-type="float">
            <text:p>2.17088434250113</text:p>
          </table:table-cell>
          <table:table-cell office:value-type="float" office:value="3.31332168486295" calcext:value-type="float">
            <text:p>3.31332168486295</text:p>
          </table:table-cell>
          <table:table-cell office:value-type="float" office:value="3.69758427807371" calcext:value-type="float">
            <text:p>3.69758427807371</text:p>
          </table:table-cell>
          <table:table-cell table:number-columns-repeated="4"/>
          <table:table-cell office:value-type="float" office:value="100.080829338352" calcext:value-type="float">
            <text:p>100.080829338352</text:p>
          </table:table-cell>
          <table:table-cell/>
          <table:table-cell office:value-type="float" office:value="2.22143943413606" calcext:value-type="float">
            <text:p>2.22143943413606</text:p>
          </table:table-cell>
          <table:table-cell/>
          <table:table-cell office:value-type="float" office:value="48448" calcext:value-type="float">
            <text:p>48448</text:p>
          </table:table-cell>
        </table:table-row>
        <table:table-row table:style-name="ro1">
          <table:table-cell table:number-columns-repeated="4"/>
          <table:table-cell office:value-type="float" office:value="2.19215722192201" calcext:value-type="float">
            <text:p>2.19215722192201</text:p>
          </table:table-cell>
          <table:table-cell office:value-type="float" office:value="3.31589972250258" calcext:value-type="float">
            <text:p>3.31589972250258</text:p>
          </table:table-cell>
          <table:table-cell office:value-type="float" office:value="3.70153532101145" calcext:value-type="float">
            <text:p>3.70153532101145</text:p>
          </table:table-cell>
          <table:table-cell table:number-columns-repeated="4"/>
          <table:table-cell office:value-type="float" office:value="2.64784145930035" calcext:value-type="float">
            <text:p>2.64784145930035</text:p>
          </table:table-cell>
          <table:table-cell/>
          <table:table-cell office:value-type="float" office:value="-0.110351369737201" calcext:value-type="float">
            <text:p>-0.110351369737201</text:p>
          </table:table-cell>
          <table:table-cell/>
          <table:table-cell office:value-type="float" office:value="5339" calcext:value-type="float">
            <text:p>5339</text:p>
          </table:table-cell>
        </table:table-row>
        <table:table-row table:style-name="ro1">
          <table:table-cell table:number-columns-repeated="4"/>
          <table:table-cell office:value-type="float" office:value="2.19777386366303" calcext:value-type="float">
            <text:p>2.19777386366303</text:p>
          </table:table-cell>
          <table:table-cell office:value-type="float" office:value="3.31606234492283" calcext:value-type="float">
            <text:p>3.31606234492283</text:p>
          </table:table-cell>
          <table:table-cell office:value-type="float" office:value="3.70172988494786" calcext:value-type="float">
            <text:p>3.70172988494786</text:p>
          </table:table-cell>
          <table:table-cell table:number-columns-repeated="4"/>
          <table:table-cell office:value-type="float" office:value="4.90616007147069" calcext:value-type="float">
            <text:p>4.90616007147069</text:p>
          </table:table-cell>
          <table:table-cell/>
          <table:table-cell office:value-type="float" office:value="0.0831258880501621" calcext:value-type="float">
            <text:p>0.083125888050162</text:p>
          </table:table-cell>
          <table:table-cell/>
          <table:table-cell office:value-type="float" office:value="6239" calcext:value-type="float">
            <text:p>6239</text:p>
          </table:table-cell>
        </table:table-row>
        <table:table-row table:style-name="ro1">
          <table:table-cell table:number-columns-repeated="4"/>
          <table:table-cell office:value-type="float" office:value="2.19972724202321" calcext:value-type="float">
            <text:p>2.19972724202321</text:p>
          </table:table-cell>
          <table:table-cell office:value-type="float" office:value="3.3281104330046" calcext:value-type="float">
            <text:p>3.3281104330046</text:p>
          </table:table-cell>
          <table:table-cell office:value-type="float" office:value="3.70953128985477" calcext:value-type="float">
            <text:p>3.70953128985477</text:p>
          </table:table-cell>
          <table:table-cell table:number-columns-repeated="4"/>
          <table:table-cell office:value-type="float" office:value="0.0239745825733762" calcext:value-type="float">
            <text:p>0.023974582573376</text:p>
          </table:table-cell>
          <table:table-cell/>
          <table:table-cell office:value-type="float" office:value="-0.0213011944895145" calcext:value-type="float">
            <text:p>-0.021301194489515</text:p>
          </table:table-cell>
          <table:table-cell/>
          <table:table-cell office:value-type="float" office:value="799" calcext:value-type="float">
            <text:p>799</text:p>
          </table:table-cell>
        </table:table-row>
        <table:table-row table:style-name="ro1">
          <table:table-cell table:number-columns-repeated="4"/>
          <table:table-cell office:value-type="float" office:value="2.20330259853835" calcext:value-type="float">
            <text:p>2.20330259853835</text:p>
          </table:table-cell>
          <table:table-cell office:value-type="float" office:value="3.33006273853963" calcext:value-type="float">
            <text:p>3.33006273853963</text:p>
          </table:table-cell>
          <table:table-cell office:value-type="float" office:value="3.71303528001428" calcext:value-type="float">
            <text:p>3.71303528001428</text:p>
          </table:table-cell>
          <table:table-cell table:number-columns-repeated="4"/>
          <table:table-cell office:value-type="float" office:value="2.20654176109522" calcext:value-type="float">
            <text:p>2.20654176109522</text:p>
          </table:table-cell>
          <table:table-cell/>
          <table:table-cell office:value-type="float" office:value="-0.398617884927419" calcext:value-type="float">
            <text:p>-0.398617884927419</text:p>
          </table:table-cell>
          <table:table-cell/>
          <table:table-cell office:value-type="float" office:value="5739" calcext:value-type="float">
            <text:p>5739</text:p>
          </table:table-cell>
        </table:table-row>
        <table:table-row table:style-name="ro1">
          <table:table-cell table:number-columns-repeated="4"/>
          <table:table-cell office:value-type="float" office:value="2.21510035683545" calcext:value-type="float">
            <text:p>2.21510035683545</text:p>
          </table:table-cell>
          <table:table-cell office:value-type="float" office:value="3.33201741668211" calcext:value-type="float">
            <text:p>3.33201741668211</text:p>
          </table:table-cell>
          <table:table-cell office:value-type="float" office:value="3.7333862962881" calcext:value-type="float">
            <text:p>3.7333862962881</text:p>
          </table:table-cell>
          <table:table-cell table:number-columns-repeated="4"/>
          <table:table-cell office:value-type="float" office:value="1.25907478268891" calcext:value-type="float">
            <text:p>1.25907478268891</text:p>
          </table:table-cell>
          <table:table-cell/>
          <table:table-cell office:value-type="float" office:value="0.312178586841259" calcext:value-type="float">
            <text:p>0.312178586841259</text:p>
          </table:table-cell>
          <table:table-cell/>
          <table:table-cell office:value-type="float" office:value="1176" calcext:value-type="float">
            <text:p>1176</text:p>
          </table:table-cell>
        </table:table-row>
        <table:table-row table:style-name="ro1">
          <table:table-cell table:number-columns-repeated="4"/>
          <table:table-cell office:value-type="float" office:value="2.21725415653356" calcext:value-type="float">
            <text:p>2.21725415653356</text:p>
          </table:table-cell>
          <table:table-cell office:value-type="float" office:value="3.3462648839551" calcext:value-type="float">
            <text:p>3.3462648839551</text:p>
          </table:table-cell>
          <table:table-cell office:value-type="float" office:value="3.74043602863491" calcext:value-type="float">
            <text:p>3.74043602863491</text:p>
          </table:table-cell>
          <table:table-cell table:number-columns-repeated="4"/>
          <table:table-cell office:value-type="float" office:value="1.34048813815783" calcext:value-type="float">
            <text:p>1.34048813815783</text:p>
          </table:table-cell>
          <table:table-cell/>
          <table:table-cell office:value-type="float" office:value="-0.0941357718306233" calcext:value-type="float">
            <text:p>-0.094135771830623</text:p>
          </table:table-cell>
          <table:table-cell/>
          <table:table-cell office:value-type="float" office:value="790" calcext:value-type="float">
            <text:p>790</text:p>
          </table:table-cell>
        </table:table-row>
        <table:table-row table:style-name="ro1">
          <table:table-cell table:number-columns-repeated="4"/>
          <table:table-cell office:value-type="float" office:value="2.21840086400284" calcext:value-type="float">
            <text:p>2.21840086400284</text:p>
          </table:table-cell>
          <table:table-cell office:value-type="float" office:value="3.35597687227862" calcext:value-type="float">
            <text:p>3.35597687227862</text:p>
          </table:table-cell>
          <table:table-cell office:value-type="float" office:value="3.7431412553527" calcext:value-type="float">
            <text:p>3.7431412553527</text:p>
          </table:table-cell>
          <table:table-cell table:number-columns-repeated="4"/>
          <table:table-cell office:value-type="float" office:value="0.395590144055762" calcext:value-type="float">
            <text:p>0.395590144055762</text:p>
          </table:table-cell>
          <table:table-cell/>
          <table:table-cell office:value-type="float" office:value="-0.104199826018971" calcext:value-type="float">
            <text:p>-0.10419982601897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2.22355832928093" calcext:value-type="float">
            <text:p>2.22355832928093</text:p>
          </table:table-cell>
          <table:table-cell office:value-type="float" office:value="3.3572045456147" calcext:value-type="float">
            <text:p>3.3572045456147</text:p>
          </table:table-cell>
          <table:table-cell office:value-type="float" office:value="3.74428653991337" calcext:value-type="float">
            <text:p>3.74428653991337</text:p>
          </table:table-cell>
          <table:table-cell table:number-columns-repeated="4"/>
          <table:table-cell office:value-type="float" office:value="8.9928279795245" calcext:value-type="float">
            <text:p>8.9928279795245</text:p>
          </table:table-cell>
          <table:table-cell/>
          <table:table-cell office:value-type="float" office:value="-1.35486911403486" calcext:value-type="float">
            <text:p>-1.35486911403486</text:p>
          </table:table-cell>
          <table:table-cell/>
          <table:table-cell office:value-type="float" office:value="13670" calcext:value-type="float">
            <text:p>13670</text:p>
          </table:table-cell>
        </table:table-row>
        <table:table-row table:style-name="ro1">
          <table:table-cell table:number-columns-repeated="4"/>
          <table:table-cell office:value-type="float" office:value="2.23182337159687" calcext:value-type="float">
            <text:p>2.23182337159687</text:p>
          </table:table-cell>
          <table:table-cell office:value-type="float" office:value="3.36181817573224" calcext:value-type="float">
            <text:p>3.36181817573224</text:p>
          </table:table-cell>
          <table:table-cell office:value-type="float" office:value="3.74998676381021" calcext:value-type="float">
            <text:p>3.74998676381021</text:p>
          </table:table-cell>
          <table:table-cell table:number-columns-repeated="4"/>
          <table:table-cell office:value-type="float" office:value="0.179219498575089" calcext:value-type="float">
            <text:p>0.179219498575089</text:p>
          </table:table-cell>
          <table:table-cell/>
          <table:table-cell office:value-type="float" office:value="-0.0983432716755353" calcext:value-type="float">
            <text:p>-0.098343271675535</text:p>
          </table:table-cell>
          <table:table-cell/>
          <table:table-cell office:value-type="float" office:value="252" calcext:value-type="float">
            <text:p>252</text:p>
          </table:table-cell>
        </table:table-row>
        <table:table-row table:style-name="ro1">
          <table:table-cell table:number-columns-repeated="4"/>
          <table:table-cell office:value-type="float" office:value="2.23706617771875" calcext:value-type="float">
            <text:p>2.23706617771875</text:p>
          </table:table-cell>
          <table:table-cell office:value-type="float" office:value="3.36438309559651" calcext:value-type="float">
            <text:p>3.36438309559651</text:p>
          </table:table-cell>
          <table:table-cell office:value-type="float" office:value="3.75235561285453" calcext:value-type="float">
            <text:p>3.75235561285453</text:p>
          </table:table-cell>
          <table:table-cell table:number-columns-repeated="4"/>
          <table:table-cell office:value-type="float" office:value="7.73915357966097" calcext:value-type="float">
            <text:p>7.73915357966097</text:p>
          </table:table-cell>
          <table:table-cell/>
          <table:table-cell office:value-type="float" office:value="0.506116695672721" calcext:value-type="float">
            <text:p>0.506116695672721</text:p>
          </table:table-cell>
          <table:table-cell/>
          <table:table-cell office:value-type="float" office:value="9021" calcext:value-type="float">
            <text:p>9021</text:p>
          </table:table-cell>
        </table:table-row>
        <table:table-row table:style-name="ro1">
          <table:table-cell table:number-columns-repeated="4"/>
          <table:table-cell office:value-type="float" office:value="2.23880728431074" calcext:value-type="float">
            <text:p>2.23880728431074</text:p>
          </table:table-cell>
          <table:table-cell office:value-type="float" office:value="3.36945052217652" calcext:value-type="float">
            <text:p>3.36945052217652</text:p>
          </table:table-cell>
          <table:table-cell office:value-type="float" office:value="3.78172936759516" calcext:value-type="float">
            <text:p>3.78172936759516</text:p>
          </table:table-cell>
          <table:table-cell table:number-columns-repeated="4"/>
          <table:table-cell office:value-type="float" office:value="6.82599303810217" calcext:value-type="float">
            <text:p>6.82599303810217</text:p>
          </table:table-cell>
          <table:table-cell/>
          <table:table-cell office:value-type="float" office:value="0.0448337595854634" calcext:value-type="float">
            <text:p>0.044833759585463</text:p>
          </table:table-cell>
          <table:table-cell/>
          <table:table-cell office:value-type="float" office:value="8544" calcext:value-type="float">
            <text:p>8544</text:p>
          </table:table-cell>
        </table:table-row>
        <table:table-row table:style-name="ro1">
          <table:table-cell table:number-columns-repeated="4"/>
          <table:table-cell office:value-type="float" office:value="2.24040867671897" calcext:value-type="float">
            <text:p>2.24040867671897</text:p>
          </table:table-cell>
          <table:table-cell office:value-type="float" office:value="3.38321845132922" calcext:value-type="float">
            <text:p>3.38321845132922</text:p>
          </table:table-cell>
          <table:table-cell office:value-type="float" office:value="3.7977821761904" calcext:value-type="float">
            <text:p>3.7977821761904</text:p>
          </table:table-cell>
          <table:table-cell table:number-columns-repeated="4"/>
          <table:table-cell office:value-type="float" office:value="100.081979674774" calcext:value-type="float">
            <text:p>100.081979674774</text:p>
          </table:table-cell>
          <table:table-cell/>
          <table:table-cell office:value-type="float" office:value="-0.689396227306233" calcext:value-type="float">
            <text:p>-0.689396227306233</text:p>
          </table:table-cell>
          <table:table-cell/>
          <table:table-cell office:value-type="float" office:value="49128" calcext:value-type="float">
            <text:p>49128</text:p>
          </table:table-cell>
        </table:table-row>
        <table:table-row table:style-name="ro1">
          <table:table-cell table:number-columns-repeated="4"/>
          <table:table-cell office:value-type="float" office:value="2.2444769550506" calcext:value-type="float">
            <text:p>2.2444769550506</text:p>
          </table:table-cell>
          <table:table-cell office:value-type="float" office:value="3.38447767539918" calcext:value-type="float">
            <text:p>3.38447767539918</text:p>
          </table:table-cell>
          <table:table-cell office:value-type="float" office:value="3.79832879001942" calcext:value-type="float">
            <text:p>3.79832879001942</text:p>
          </table:table-cell>
          <table:table-cell table:number-columns-repeated="4"/>
          <table:table-cell office:value-type="float" office:value="3.08792753133175" calcext:value-type="float">
            <text:p>3.08792753133175</text:p>
          </table:table-cell>
          <table:table-cell/>
          <table:table-cell office:value-type="float" office:value="0.507912678314654" calcext:value-type="float">
            <text:p>0.507912678314654</text:p>
          </table:table-cell>
          <table:table-cell/>
          <table:table-cell office:value-type="float" office:value="37141" calcext:value-type="float">
            <text:p>37141</text:p>
          </table:table-cell>
        </table:table-row>
        <table:table-row table:style-name="ro1">
          <table:table-cell table:number-columns-repeated="4"/>
          <table:table-cell office:value-type="float" office:value="2.25066259458892" calcext:value-type="float">
            <text:p>2.25066259458892</text:p>
          </table:table-cell>
          <table:table-cell office:value-type="float" office:value="3.39158108225983" calcext:value-type="float">
            <text:p>3.39158108225983</text:p>
          </table:table-cell>
          <table:table-cell office:value-type="float" office:value="3.82193567946305" calcext:value-type="float">
            <text:p>3.82193567946305</text:p>
          </table:table-cell>
          <table:table-cell table:number-columns-repeated="4"/>
          <table:table-cell office:value-type="float" office:value="0.451431831073049" calcext:value-type="float">
            <text:p>0.451431831073049</text:p>
          </table:table-cell>
          <table:table-cell/>
          <table:table-cell office:value-type="float" office:value="0.237939972033923" calcext:value-type="float">
            <text:p>0.237939972033923</text:p>
          </table:table-cell>
          <table:table-cell/>
          <table:table-cell office:value-type="float" office:value="1685" calcext:value-type="float">
            <text:p>1685</text:p>
          </table:table-cell>
        </table:table-row>
        <table:table-row table:style-name="ro1">
          <table:table-cell table:number-columns-repeated="4"/>
          <table:table-cell office:value-type="float" office:value="2.25927049395964" calcext:value-type="float">
            <text:p>2.25927049395964</text:p>
          </table:table-cell>
          <table:table-cell office:value-type="float" office:value="3.3935216830338" calcext:value-type="float">
            <text:p>3.3935216830338</text:p>
          </table:table-cell>
          <table:table-cell office:value-type="float" office:value="3.82635945916411" calcext:value-type="float">
            <text:p>3.82635945916411</text:p>
          </table:table-cell>
          <table:table-cell table:number-columns-repeated="4"/>
          <table:table-cell office:value-type="float" office:value="97.2950646222766" calcext:value-type="float">
            <text:p>97.2950646222766</text:p>
          </table:table-cell>
          <table:table-cell/>
          <table:table-cell office:value-type="float" office:value="-0.420598048189689" calcext:value-type="float">
            <text:p>-0.42059804818968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2.2826566509639" calcext:value-type="float">
            <text:p>2.2826566509639</text:p>
          </table:table-cell>
          <table:table-cell office:value-type="float" office:value="3.3994711133385" calcext:value-type="float">
            <text:p>3.3994711133385</text:p>
          </table:table-cell>
          <table:table-cell office:value-type="float" office:value="3.83401535812916" calcext:value-type="float">
            <text:p>3.83401535812916</text:p>
          </table:table-cell>
          <table:table-cell table:number-columns-repeated="4"/>
          <table:table-cell office:value-type="float" office:value="-0.108509930124065" calcext:value-type="float">
            <text:p>-0.108509930124065</text:p>
          </table:table-cell>
          <table:table-cell/>
          <table:table-cell office:value-type="float" office:value="0.161535706854778" calcext:value-type="float">
            <text:p>0.161535706854778</text:p>
          </table:table-cell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office:value-type="float" office:value="2.28935549094124" calcext:value-type="float">
            <text:p>2.28935549094124</text:p>
          </table:table-cell>
          <table:table-cell office:value-type="float" office:value="3.40501514264447" calcext:value-type="float">
            <text:p>3.40501514264447</text:p>
          </table:table-cell>
          <table:table-cell office:value-type="float" office:value="3.83917627502413" calcext:value-type="float">
            <text:p>3.83917627502413</text:p>
          </table:table-cell>
          <table:table-cell table:number-columns-repeated="4"/>
          <table:table-cell office:value-type="float" office:value="1.43563161385833" calcext:value-type="float">
            <text:p>1.43563161385833</text:p>
          </table:table-cell>
          <table:table-cell/>
          <table:table-cell office:value-type="float" office:value="-0.2728316445509" calcext:value-type="float">
            <text:p>-0.2728316445509</text:p>
          </table:table-cell>
          <table:table-cell/>
          <table:table-cell office:value-type="float" office:value="2330" calcext:value-type="float">
            <text:p>2330</text:p>
          </table:table-cell>
        </table:table-row>
        <table:table-row table:style-name="ro1">
          <table:table-cell table:number-columns-repeated="4"/>
          <table:table-cell office:value-type="float" office:value="2.29585569683802" calcext:value-type="float">
            <text:p>2.29585569683802</text:p>
          </table:table-cell>
          <table:table-cell office:value-type="float" office:value="3.41191888550234" calcext:value-type="float">
            <text:p>3.41191888550234</text:p>
          </table:table-cell>
          <table:table-cell office:value-type="float" office:value="3.89064251673809" calcext:value-type="float">
            <text:p>3.89064251673809</text:p>
          </table:table-cell>
          <table:table-cell table:number-columns-repeated="4"/>
          <table:table-cell office:value-type="float" office:value="0.256585267325032" calcext:value-type="float">
            <text:p>0.256585267325032</text:p>
          </table:table-cell>
          <table:table-cell/>
          <table:table-cell office:value-type="float" office:value="-0.060784002697814" calcext:value-type="float">
            <text:p>-0.06078400269781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2.30473191372504" calcext:value-type="float">
            <text:p>2.30473191372504</text:p>
          </table:table-cell>
          <table:table-cell office:value-type="float" office:value="3.41672777717732" calcext:value-type="float">
            <text:p>3.41672777717732</text:p>
          </table:table-cell>
          <table:table-cell office:value-type="float" office:value="3.89144087106049" calcext:value-type="float">
            <text:p>3.89144087106049</text:p>
          </table:table-cell>
          <table:table-cell table:number-columns-repeated="4"/>
          <table:table-cell office:value-type="float" office:value="3.02962282968561" calcext:value-type="float">
            <text:p>3.02962282968561</text:p>
          </table:table-cell>
          <table:table-cell/>
          <table:table-cell office:value-type="float" office:value="-0.000369940743835281" calcext:value-type="float">
            <text:p>-0.000369940743835</text:p>
          </table:table-cell>
          <table:table-cell/>
          <table:table-cell office:value-type="float" office:value="9642" calcext:value-type="float">
            <text:p>9642</text:p>
          </table:table-cell>
        </table:table-row>
        <table:table-row table:style-name="ro1">
          <table:table-cell table:number-columns-repeated="4"/>
          <table:table-cell office:value-type="float" office:value="2.30768774231167" calcext:value-type="float">
            <text:p>2.30768774231167</text:p>
          </table:table-cell>
          <table:table-cell office:value-type="float" office:value="3.41978090867454" calcext:value-type="float">
            <text:p>3.41978090867454</text:p>
          </table:table-cell>
          <table:table-cell office:value-type="float" office:value="3.90127458349729" calcext:value-type="float">
            <text:p>3.90127458349729</text:p>
          </table:table-cell>
          <table:table-cell table:number-columns-repeated="4"/>
          <table:table-cell office:value-type="float" office:value="5.9629181930116" calcext:value-type="float">
            <text:p>5.9629181930116</text:p>
          </table:table-cell>
          <table:table-cell/>
          <table:table-cell office:value-type="float" office:value="0.232534690513013" calcext:value-type="float">
            <text:p>0.232534690513013</text:p>
          </table:table-cell>
          <table:table-cell/>
          <table:table-cell office:value-type="float" office:value="6374" calcext:value-type="float">
            <text:p>6374</text:p>
          </table:table-cell>
        </table:table-row>
        <table:table-row table:style-name="ro1">
          <table:table-cell table:number-columns-repeated="4"/>
          <table:table-cell office:value-type="float" office:value="2.32233274138796" calcext:value-type="float">
            <text:p>2.32233274138796</text:p>
          </table:table-cell>
          <table:table-cell office:value-type="float" office:value="3.42054661925392" calcext:value-type="float">
            <text:p>3.42054661925392</text:p>
          </table:table-cell>
          <table:table-cell office:value-type="float" office:value="3.92054616370965" calcext:value-type="float">
            <text:p>3.92054616370965</text:p>
          </table:table-cell>
          <table:table-cell table:number-columns-repeated="4"/>
          <table:table-cell office:value-type="float" office:value="1.36766404321708" calcext:value-type="float">
            <text:p>1.36766404321708</text:p>
          </table:table-cell>
          <table:table-cell/>
          <table:table-cell office:value-type="float" office:value="-0.162595016874892" calcext:value-type="float">
            <text:p>-0.162595016874892</text:p>
          </table:table-cell>
          <table:table-cell/>
          <table:table-cell office:value-type="float" office:value="32757" calcext:value-type="float">
            <text:p>32757</text:p>
          </table:table-cell>
        </table:table-row>
        <table:table-row table:style-name="ro1">
          <table:table-cell table:number-columns-repeated="4"/>
          <table:table-cell office:value-type="float" office:value="2.32505662719687" calcext:value-type="float">
            <text:p>2.32505662719687</text:p>
          </table:table-cell>
          <table:table-cell office:value-type="float" office:value="3.42316953134097" calcext:value-type="float">
            <text:p>3.42316953134097</text:p>
          </table:table-cell>
          <table:table-cell office:value-type="float" office:value="3.94679449098334" calcext:value-type="float">
            <text:p>3.94679449098334</text:p>
          </table:table-cell>
          <table:table-cell table:number-columns-repeated="4"/>
          <table:table-cell office:value-type="float" office:value="88.8556702566877" calcext:value-type="float">
            <text:p>88.8556702566877</text:p>
          </table:table-cell>
          <table:table-cell/>
          <table:table-cell office:value-type="float" office:value="-3.37150009051067" calcext:value-type="float">
            <text:p>-3.3715000905106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2.34058770302903" calcext:value-type="float">
            <text:p>2.34058770302903</text:p>
          </table:table-cell>
          <table:table-cell office:value-type="float" office:value="3.42408254269539" calcext:value-type="float">
            <text:p>3.42408254269539</text:p>
          </table:table-cell>
          <table:table-cell office:value-type="float" office:value="3.96413842103338" calcext:value-type="float">
            <text:p>3.96413842103338</text:p>
          </table:table-cell>
          <table:table-cell table:number-columns-repeated="4"/>
          <table:table-cell office:value-type="float" office:value="4.5438964869912" calcext:value-type="float">
            <text:p>4.5438964869912</text:p>
          </table:table-cell>
          <table:table-cell/>
          <table:table-cell office:value-type="float" office:value="-0.674746308939187" calcext:value-type="float">
            <text:p>-0.674746308939187</text:p>
          </table:table-cell>
          <table:table-cell/>
          <table:table-cell office:value-type="float" office:value="20195" calcext:value-type="float">
            <text:p>20195</text:p>
          </table:table-cell>
        </table:table-row>
        <table:table-row table:style-name="ro1">
          <table:table-cell table:number-columns-repeated="4"/>
          <table:table-cell office:value-type="float" office:value="2.34160632208966" calcext:value-type="float">
            <text:p>2.34160632208966</text:p>
          </table:table-cell>
          <table:table-cell office:value-type="float" office:value="3.42700820295242" calcext:value-type="float">
            <text:p>3.42700820295242</text:p>
          </table:table-cell>
          <table:table-cell office:value-type="float" office:value="3.98031330296716" calcext:value-type="float">
            <text:p>3.98031330296716</text:p>
          </table:table-cell>
          <table:table-cell table:number-columns-repeated="4"/>
          <table:table-cell office:value-type="float" office:value="4.45687469421633" calcext:value-type="float">
            <text:p>4.45687469421633</text:p>
          </table:table-cell>
          <table:table-cell/>
          <table:table-cell office:value-type="float" office:value="-0.717596193645771" calcext:value-type="float">
            <text:p>-0.717596193645771</text:p>
          </table:table-cell>
          <table:table-cell/>
          <table:table-cell office:value-type="float" office:value="6126" calcext:value-type="float">
            <text:p>6126</text:p>
          </table:table-cell>
        </table:table-row>
        <table:table-row table:style-name="ro1">
          <table:table-cell table:number-columns-repeated="4"/>
          <table:table-cell office:value-type="float" office:value="2.35260338278614" calcext:value-type="float">
            <text:p>2.35260338278614</text:p>
          </table:table-cell>
          <table:table-cell office:value-type="float" office:value="3.43183255006743" calcext:value-type="float">
            <text:p>3.43183255006743</text:p>
          </table:table-cell>
          <table:table-cell office:value-type="float" office:value="4.01183812515779" calcext:value-type="float">
            <text:p>4.01183812515779</text:p>
          </table:table-cell>
          <table:table-cell table:number-columns-repeated="4"/>
          <table:table-cell office:value-type="float" office:value="3.56143536633667" calcext:value-type="float">
            <text:p>3.56143536633667</text:p>
          </table:table-cell>
          <table:table-cell/>
          <table:table-cell office:value-type="float" office:value="0.715967397876031" calcext:value-type="float">
            <text:p>0.715967397876031</text:p>
          </table:table-cell>
          <table:table-cell/>
          <table:table-cell office:value-type="float" office:value="7873" calcext:value-type="float">
            <text:p>7873</text:p>
          </table:table-cell>
        </table:table-row>
        <table:table-row table:style-name="ro1">
          <table:table-cell table:number-columns-repeated="4"/>
          <table:table-cell office:value-type="float" office:value="2.35260537698305" calcext:value-type="float">
            <text:p>2.35260537698305</text:p>
          </table:table-cell>
          <table:table-cell office:value-type="float" office:value="3.43846555798482" calcext:value-type="float">
            <text:p>3.43846555798482</text:p>
          </table:table-cell>
          <table:table-cell office:value-type="float" office:value="4.05902142021137" calcext:value-type="float">
            <text:p>4.05902142021137</text:p>
          </table:table-cell>
          <table:table-cell table:number-columns-repeated="4"/>
          <table:table-cell office:value-type="float" office:value="100.086632169231" calcext:value-type="float">
            <text:p>100.086632169231</text:p>
          </table:table-cell>
          <table:table-cell/>
          <table:table-cell office:value-type="float" office:value="2.80320557463758" calcext:value-type="float">
            <text:p>2.80320557463758</text:p>
          </table:table-cell>
          <table:table-cell/>
          <table:table-cell office:value-type="float" office:value="47183" calcext:value-type="float">
            <text:p>47183</text:p>
          </table:table-cell>
        </table:table-row>
        <table:table-row table:style-name="ro1">
          <table:table-cell table:number-columns-repeated="4"/>
          <table:table-cell office:value-type="float" office:value="2.35585338453092" calcext:value-type="float">
            <text:p>2.35585338453092</text:p>
          </table:table-cell>
          <table:table-cell office:value-type="float" office:value="3.44205990289966" calcext:value-type="float">
            <text:p>3.44205990289966</text:p>
          </table:table-cell>
          <table:table-cell office:value-type="float" office:value="4.06490798433085" calcext:value-type="float">
            <text:p>4.06490798433085</text:p>
          </table:table-cell>
          <table:table-cell table:number-columns-repeated="4"/>
          <table:table-cell office:value-type="float" office:value="0.118991634539034" calcext:value-type="float">
            <text:p>0.118991634539034</text:p>
          </table:table-cell>
          <table:table-cell/>
          <table:table-cell office:value-type="float" office:value="0.14013331409919" calcext:value-type="float">
            <text:p>0.14013331409919</text:p>
          </table:table-cell>
          <table:table-cell/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4"/>
          <table:table-cell office:value-type="float" office:value="2.3658884158167" calcext:value-type="float">
            <text:p>2.3658884158167</text:p>
          </table:table-cell>
          <table:table-cell office:value-type="float" office:value="3.44500518287634" calcext:value-type="float">
            <text:p>3.44500518287634</text:p>
          </table:table-cell>
          <table:table-cell office:value-type="float" office:value="4.0675842064749" calcext:value-type="float">
            <text:p>4.0675842064749</text:p>
          </table:table-cell>
          <table:table-cell table:number-columns-repeated="4"/>
          <table:table-cell office:value-type="float" office:value="4.4541150479282" calcext:value-type="float">
            <text:p>4.4541150479282</text:p>
          </table:table-cell>
          <table:table-cell/>
          <table:table-cell office:value-type="float" office:value="-0.545888364491817" calcext:value-type="float">
            <text:p>-0.545888364491817</text:p>
          </table:table-cell>
          <table:table-cell/>
          <table:table-cell office:value-type="float" office:value="4039" calcext:value-type="float">
            <text:p>4039</text:p>
          </table:table-cell>
        </table:table-row>
        <table:table-row table:style-name="ro1">
          <table:table-cell table:number-columns-repeated="4"/>
          <table:table-cell office:value-type="float" office:value="2.40083877019561" calcext:value-type="float">
            <text:p>2.40083877019561</text:p>
          </table:table-cell>
          <table:table-cell office:value-type="float" office:value="3.44870942913573" calcext:value-type="float">
            <text:p>3.44870942913573</text:p>
          </table:table-cell>
          <table:table-cell office:value-type="float" office:value="4.08504714401521" calcext:value-type="float">
            <text:p>4.08504714401521</text:p>
          </table:table-cell>
          <table:table-cell table:number-columns-repeated="4"/>
          <table:table-cell office:value-type="float" office:value="0.440010016027798" calcext:value-type="float">
            <text:p>0.440010016027798</text:p>
          </table:table-cell>
          <table:table-cell/>
          <table:table-cell office:value-type="float" office:value="0.363554796750051" calcext:value-type="float">
            <text:p>0.363554796750051</text:p>
          </table:table-cell>
          <table:table-cell/>
          <table:table-cell office:value-type="float" office:value="1482" calcext:value-type="float">
            <text:p>1482</text:p>
          </table:table-cell>
        </table:table-row>
        <table:table-row table:style-name="ro1">
          <table:table-cell table:number-columns-repeated="4"/>
          <table:table-cell office:value-type="float" office:value="2.41533231422546" calcext:value-type="float">
            <text:p>2.41533231422546</text:p>
          </table:table-cell>
          <table:table-cell office:value-type="float" office:value="3.44934903738552" calcext:value-type="float">
            <text:p>3.44934903738552</text:p>
          </table:table-cell>
          <table:table-cell office:value-type="float" office:value="4.11462795363465" calcext:value-type="float">
            <text:p>4.11462795363465</text:p>
          </table:table-cell>
          <table:table-cell table:number-columns-repeated="4"/>
          <table:table-cell office:value-type="float" office:value="1.05887014050141" calcext:value-type="float">
            <text:p>1.05887014050141</text:p>
          </table:table-cell>
          <table:table-cell/>
          <table:table-cell office:value-type="float" office:value="-0.0577305647487017" calcext:value-type="float">
            <text:p>-0.057730564748702</text:p>
          </table:table-cell>
          <table:table-cell/>
          <table:table-cell office:value-type="float" office:value="829" calcext:value-type="float">
            <text:p>829</text:p>
          </table:table-cell>
        </table:table-row>
        <table:table-row table:style-name="ro1">
          <table:table-cell table:number-columns-repeated="4"/>
          <table:table-cell office:value-type="float" office:value="2.42413766341745" calcext:value-type="float">
            <text:p>2.42413766341745</text:p>
          </table:table-cell>
          <table:table-cell office:value-type="float" office:value="3.45629976036573" calcext:value-type="float">
            <text:p>3.45629976036573</text:p>
          </table:table-cell>
          <table:table-cell office:value-type="float" office:value="4.1422109587316" calcext:value-type="float">
            <text:p>4.1422109587316</text:p>
          </table:table-cell>
          <table:table-cell table:number-columns-repeated="4"/>
          <table:table-cell office:value-type="float" office:value="1.3022577556078" calcext:value-type="float">
            <text:p>1.3022577556078</text:p>
          </table:table-cell>
          <table:table-cell/>
          <table:table-cell office:value-type="float" office:value="0.185453701147641" calcext:value-type="float">
            <text:p>0.185453701147641</text:p>
          </table:table-cell>
          <table:table-cell/>
          <table:table-cell office:value-type="float" office:value="3409" calcext:value-type="float">
            <text:p>3409</text:p>
          </table:table-cell>
        </table:table-row>
        <table:table-row table:style-name="ro1">
          <table:table-cell table:number-columns-repeated="4"/>
          <table:table-cell office:value-type="float" office:value="2.42562640918694" calcext:value-type="float">
            <text:p>2.42562640918694</text:p>
          </table:table-cell>
          <table:table-cell office:value-type="float" office:value="3.4570003897576" calcext:value-type="float">
            <text:p>3.4570003897576</text:p>
          </table:table-cell>
          <table:table-cell office:value-type="float" office:value="4.14324771762877" calcext:value-type="float">
            <text:p>4.14324771762877</text:p>
          </table:table-cell>
          <table:table-cell table:number-columns-repeated="4"/>
          <table:table-cell office:value-type="float" office:value="3.94679449098334" calcext:value-type="float">
            <text:p>3.94679449098334</text:p>
          </table:table-cell>
          <table:table-cell/>
          <table:table-cell office:value-type="float" office:value="0.536184287167908" calcext:value-type="float">
            <text:p>0.53618428716790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2.44759847015847" calcext:value-type="float">
            <text:p>2.44759847015847</text:p>
          </table:table-cell>
          <table:table-cell office:value-type="float" office:value="3.4582050487411" calcext:value-type="float">
            <text:p>3.4582050487411</text:p>
          </table:table-cell>
          <table:table-cell office:value-type="float" office:value="4.18940390666201" calcext:value-type="float">
            <text:p>4.18940390666201</text:p>
          </table:table-cell>
          <table:table-cell table:number-columns-repeated="4"/>
          <table:table-cell office:value-type="float" office:value="6.29313689728065" calcext:value-type="float">
            <text:p>6.29313689728065</text:p>
          </table:table-cell>
          <table:table-cell/>
          <table:table-cell office:value-type="float" office:value="0.3188658342144" calcext:value-type="float">
            <text:p>0.3188658342144</text:p>
          </table:table-cell>
          <table:table-cell/>
          <table:table-cell office:value-type="float" office:value="7104" calcext:value-type="float">
            <text:p>7104</text:p>
          </table:table-cell>
        </table:table-row>
        <table:table-row table:style-name="ro1">
          <table:table-cell table:number-columns-repeated="4"/>
          <table:table-cell office:value-type="float" office:value="2.44937457371487" calcext:value-type="float">
            <text:p>2.44937457371487</text:p>
          </table:table-cell>
          <table:table-cell office:value-type="float" office:value="3.46055044754082" calcext:value-type="float">
            <text:p>3.46055044754082</text:p>
          </table:table-cell>
          <table:table-cell office:value-type="float" office:value="4.2230568779153" calcext:value-type="float">
            <text:p>4.2230568779153</text:p>
          </table:table-cell>
          <table:table-cell table:number-columns-repeated="4"/>
          <table:table-cell office:value-type="float" office:value="8.51113521973465" calcext:value-type="float">
            <text:p>8.51113521973465</text:p>
          </table:table-cell>
          <table:table-cell/>
          <table:table-cell office:value-type="float" office:value="-0.37415557157008" calcext:value-type="float">
            <text:p>-0.3741555715700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2.46885370216607" calcext:value-type="float">
            <text:p>2.46885370216607</text:p>
          </table:table-cell>
          <table:table-cell office:value-type="float" office:value="3.47795095490346" calcext:value-type="float">
            <text:p>3.47795095490346</text:p>
          </table:table-cell>
          <table:table-cell office:value-type="float" office:value="4.22990520540118" calcext:value-type="float">
            <text:p>4.22990520540118</text:p>
          </table:table-cell>
          <table:table-cell table:number-columns-repeated="4"/>
          <table:table-cell office:value-type="float" office:value="3.09291962533964" calcext:value-type="float">
            <text:p>3.09291962533964</text:p>
          </table:table-cell>
          <table:table-cell/>
          <table:table-cell office:value-type="float" office:value="0.52631110403748" calcext:value-type="float">
            <text:p>0.52631110403748</text:p>
          </table:table-cell>
          <table:table-cell/>
          <table:table-cell office:value-type="float" office:value="33138" calcext:value-type="float">
            <text:p>33138</text:p>
          </table:table-cell>
        </table:table-row>
        <table:table-row table:style-name="ro1">
          <table:table-cell table:number-columns-repeated="4"/>
          <table:table-cell office:value-type="float" office:value="2.47784084083689" calcext:value-type="float">
            <text:p>2.47784084083689</text:p>
          </table:table-cell>
          <table:table-cell office:value-type="float" office:value="3.48107103437729" calcext:value-type="float">
            <text:p>3.48107103437729</text:p>
          </table:table-cell>
          <table:table-cell office:value-type="float" office:value="4.30248349119291" calcext:value-type="float">
            <text:p>4.30248349119291</text:p>
          </table:table-cell>
          <table:table-cell table:number-columns-repeated="4"/>
          <table:table-cell office:value-type="float" office:value="2.06780808349987" calcext:value-type="float">
            <text:p>2.06780808349987</text:p>
          </table:table-cell>
          <table:table-cell/>
          <table:table-cell office:value-type="float" office:value="0.165353872212768" calcext:value-type="float">
            <text:p>0.165353872212768</text:p>
          </table:table-cell>
          <table:table-cell/>
          <table:table-cell office:value-type="float" office:value="7010" calcext:value-type="float">
            <text:p>7010</text:p>
          </table:table-cell>
        </table:table-row>
        <table:table-row table:style-name="ro1">
          <table:table-cell table:number-columns-repeated="4"/>
          <table:table-cell office:value-type="float" office:value="2.49843238190781" calcext:value-type="float">
            <text:p>2.49843238190781</text:p>
          </table:table-cell>
          <table:table-cell office:value-type="float" office:value="3.48261567891248" calcext:value-type="float">
            <text:p>3.48261567891248</text:p>
          </table:table-cell>
          <table:table-cell office:value-type="float" office:value="4.30435165542774" calcext:value-type="float">
            <text:p>4.30435165542774</text:p>
          </table:table-cell>
          <table:table-cell table:number-columns-repeated="4"/>
          <table:table-cell office:value-type="float" office:value="4.94277385781183" calcext:value-type="float">
            <text:p>4.94277385781183</text:p>
          </table:table-cell>
          <table:table-cell/>
          <table:table-cell office:value-type="float" office:value="0.111215966034787" calcext:value-type="float">
            <text:p>0.111215966034787</text:p>
          </table:table-cell>
          <table:table-cell/>
          <table:table-cell office:value-type="float" office:value="3802" calcext:value-type="float">
            <text:p>3802</text:p>
          </table:table-cell>
        </table:table-row>
        <table:table-row table:style-name="ro1">
          <table:table-cell table:number-columns-repeated="4"/>
          <table:table-cell office:value-type="float" office:value="2.50199720445917" calcext:value-type="float">
            <text:p>2.50199720445917</text:p>
          </table:table-cell>
          <table:table-cell office:value-type="float" office:value="3.48283878927401" calcext:value-type="float">
            <text:p>3.48283878927401</text:p>
          </table:table-cell>
          <table:table-cell office:value-type="float" office:value="4.35009155069451" calcext:value-type="float">
            <text:p>4.35009155069451</text:p>
          </table:table-cell>
          <table:table-cell table:number-columns-repeated="4"/>
          <table:table-cell office:value-type="float" office:value="86.6151965552578" calcext:value-type="float">
            <text:p>86.6151965552578</text:p>
          </table:table-cell>
          <table:table-cell/>
          <table:table-cell office:value-type="float" office:value="-3.51939800667758" calcext:value-type="float">
            <text:p>-3.5193980066775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2.51715337616718" calcext:value-type="float">
            <text:p>2.51715337616718</text:p>
          </table:table-cell>
          <table:table-cell office:value-type="float" office:value="3.486198465176" calcext:value-type="float">
            <text:p>3.486198465176</text:p>
          </table:table-cell>
          <table:table-cell office:value-type="float" office:value="4.35291495493981" calcext:value-type="float">
            <text:p>4.35291495493981</text:p>
          </table:table-cell>
          <table:table-cell table:number-columns-repeated="4"/>
          <table:table-cell office:value-type="float" office:value="2.56596223662384" calcext:value-type="float">
            <text:p>2.56596223662384</text:p>
          </table:table-cell>
          <table:table-cell/>
          <table:table-cell office:value-type="float" office:value="-0.279854113791555" calcext:value-type="float">
            <text:p>-0.279854113791555</text:p>
          </table:table-cell>
          <table:table-cell/>
          <table:table-cell office:value-type="float" office:value="4584" calcext:value-type="float">
            <text:p>4584</text:p>
          </table:table-cell>
        </table:table-row>
        <table:table-row table:style-name="ro1">
          <table:table-cell table:number-columns-repeated="4"/>
          <table:table-cell office:value-type="float" office:value="2.52368166005551" calcext:value-type="float">
            <text:p>2.52368166005551</text:p>
          </table:table-cell>
          <table:table-cell office:value-type="float" office:value="3.48724065785216" calcext:value-type="float">
            <text:p>3.48724065785216</text:p>
          </table:table-cell>
          <table:table-cell office:value-type="float" office:value="4.38599595658801" calcext:value-type="float">
            <text:p>4.38599595658801</text:p>
          </table:table-cell>
          <table:table-cell table:number-columns-repeated="4"/>
          <table:table-cell office:value-type="float" office:value="4.38599595658801" calcext:value-type="float">
            <text:p>4.38599595658801</text:p>
          </table:table-cell>
          <table:table-cell/>
          <table:table-cell office:value-type="float" office:value="0.025451954689663" calcext:value-type="float">
            <text:p>0.025451954689663</text:p>
          </table:table-cell>
          <table:table-cell/>
          <table:table-cell office:value-type="float" office:value="8535" calcext:value-type="float">
            <text:p>8535</text:p>
          </table:table-cell>
        </table:table-row>
        <table:table-row table:style-name="ro1">
          <table:table-cell table:number-columns-repeated="4"/>
          <table:table-cell office:value-type="float" office:value="2.52508232892329" calcext:value-type="float">
            <text:p>2.52508232892329</text:p>
          </table:table-cell>
          <table:table-cell office:value-type="float" office:value="3.49459178329549" calcext:value-type="float">
            <text:p>3.49459178329549</text:p>
          </table:table-cell>
          <table:table-cell office:value-type="float" office:value="4.38982265546799" calcext:value-type="float">
            <text:p>4.38982265546799</text:p>
          </table:table-cell>
          <table:table-cell table:number-columns-repeated="4"/>
          <table:table-cell office:value-type="float" office:value="4.08504714401521" calcext:value-type="float">
            <text:p>4.08504714401521</text:p>
          </table:table-cell>
          <table:table-cell/>
          <table:table-cell office:value-type="float" office:value="0.15958359832523" calcext:value-type="float">
            <text:p>0.15958359832523</text:p>
          </table:table-cell>
          <table:table-cell/>
          <table:table-cell office:value-type="float" office:value="8127" calcext:value-type="float">
            <text:p>8127</text:p>
          </table:table-cell>
        </table:table-row>
        <table:table-row table:style-name="ro1">
          <table:table-cell table:number-columns-repeated="4"/>
          <table:table-cell office:value-type="float" office:value="2.57289155674585" calcext:value-type="float">
            <text:p>2.57289155674585</text:p>
          </table:table-cell>
          <table:table-cell office:value-type="float" office:value="3.49996291359306" calcext:value-type="float">
            <text:p>3.49996291359306</text:p>
          </table:table-cell>
          <table:table-cell office:value-type="float" office:value="4.40632348376988" calcext:value-type="float">
            <text:p>4.40632348376988</text:p>
          </table:table-cell>
          <table:table-cell table:number-columns-repeated="4"/>
          <table:table-cell office:value-type="float" office:value="99.6752354955672" calcext:value-type="float">
            <text:p>99.6752354955672</text:p>
          </table:table-cell>
          <table:table-cell/>
          <table:table-cell office:value-type="float" office:value="1.65695863248717" calcext:value-type="float">
            <text:p>1.6569586324871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2.57819338641715" calcext:value-type="float">
            <text:p>2.57819338641715</text:p>
          </table:table-cell>
          <table:table-cell office:value-type="float" office:value="3.50419780499909" calcext:value-type="float">
            <text:p>3.50419780499909</text:p>
          </table:table-cell>
          <table:table-cell office:value-type="float" office:value="4.4541150479282" calcext:value-type="float">
            <text:p>4.4541150479282</text:p>
          </table:table-cell>
          <table:table-cell table:number-columns-repeated="4"/>
          <table:table-cell office:value-type="float" office:value="0.306319775865655" calcext:value-type="float">
            <text:p>0.306319775865655</text:p>
          </table:table-cell>
          <table:table-cell/>
          <table:table-cell office:value-type="float" office:value="0.215893813408171" calcext:value-type="float">
            <text:p>0.215893813408171</text:p>
          </table:table-cell>
          <table:table-cell/>
          <table:table-cell office:value-type="float" office:value="1059" calcext:value-type="float">
            <text:p>1059</text:p>
          </table:table-cell>
        </table:table-row>
        <table:table-row table:style-name="ro1">
          <table:table-cell table:number-columns-repeated="4"/>
          <table:table-cell office:value-type="float" office:value="2.59814209409351" calcext:value-type="float">
            <text:p>2.59814209409351</text:p>
          </table:table-cell>
          <table:table-cell office:value-type="float" office:value="3.50431973785482" calcext:value-type="float">
            <text:p>3.50431973785482</text:p>
          </table:table-cell>
          <table:table-cell office:value-type="float" office:value="4.45687469421633" calcext:value-type="float">
            <text:p>4.45687469421633</text:p>
          </table:table-cell>
          <table:table-cell table:number-columns-repeated="4"/>
          <table:table-cell office:value-type="float" office:value="5.10283484751311" calcext:value-type="float">
            <text:p>5.10283484751311</text:p>
          </table:table-cell>
          <table:table-cell/>
          <table:table-cell office:value-type="float" office:value="-0.457563536190314" calcext:value-type="float">
            <text:p>-0.457563536190314</text:p>
          </table:table-cell>
          <table:table-cell/>
          <table:table-cell office:value-type="float" office:value="6302" calcext:value-type="float">
            <text:p>6302</text:p>
          </table:table-cell>
        </table:table-row>
        <table:table-row table:style-name="ro1">
          <table:table-cell table:number-columns-repeated="4"/>
          <table:table-cell office:value-type="float" office:value="2.60054993801378" calcext:value-type="float">
            <text:p>2.60054993801378</text:p>
          </table:table-cell>
          <table:table-cell office:value-type="float" office:value="3.51205231014415" calcext:value-type="float">
            <text:p>3.51205231014415</text:p>
          </table:table-cell>
          <table:table-cell office:value-type="float" office:value="4.4606681028274" calcext:value-type="float">
            <text:p>4.4606681028274</text:p>
          </table:table-cell>
          <table:table-cell table:number-columns-repeated="4"/>
          <table:table-cell office:value-type="float" office:value="96.9928087099273" calcext:value-type="float">
            <text:p>96.9928087099273</text:p>
          </table:table-cell>
          <table:table-cell/>
          <table:table-cell office:value-type="float" office:value="-0.490049608737221" calcext:value-type="float">
            <text:p>-0.49004960873722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2.61811570827401" calcext:value-type="float">
            <text:p>2.61811570827401</text:p>
          </table:table-cell>
          <table:table-cell office:value-type="float" office:value="3.51442990600595" calcext:value-type="float">
            <text:p>3.51442990600595</text:p>
          </table:table-cell>
          <table:table-cell office:value-type="float" office:value="4.47091838260997" calcext:value-type="float">
            <text:p>4.47091838260997</text:p>
          </table:table-cell>
          <table:table-cell table:number-columns-repeated="4"/>
          <table:table-cell office:value-type="float" office:value="3.7333862962881" calcext:value-type="float">
            <text:p>3.7333862962881</text:p>
          </table:table-cell>
          <table:table-cell/>
          <table:table-cell office:value-type="float" office:value="-0.427530017332662" calcext:value-type="float">
            <text:p>-0.427530017332662</text:p>
          </table:table-cell>
          <table:table-cell/>
          <table:table-cell office:value-type="float" office:value="9172" calcext:value-type="float">
            <text:p>9172</text:p>
          </table:table-cell>
        </table:table-row>
        <table:table-row table:style-name="ro1">
          <table:table-cell table:number-columns-repeated="4"/>
          <table:table-cell office:value-type="float" office:value="2.63690819113195" calcext:value-type="float">
            <text:p>2.63690819113195</text:p>
          </table:table-cell>
          <table:table-cell office:value-type="float" office:value="3.51549342073592" calcext:value-type="float">
            <text:p>3.51549342073592</text:p>
          </table:table-cell>
          <table:table-cell office:value-type="float" office:value="4.47380605262321" calcext:value-type="float">
            <text:p>4.47380605262321</text:p>
          </table:table-cell>
          <table:table-cell table:number-columns-repeated="4"/>
          <table:table-cell office:value-type="float" office:value="5.13412892071401" calcext:value-type="float">
            <text:p>5.13412892071401</text:p>
          </table:table-cell>
          <table:table-cell/>
          <table:table-cell office:value-type="float" office:value="0.438099286293427" calcext:value-type="float">
            <text:p>0.438099286293427</text:p>
          </table:table-cell>
          <table:table-cell/>
          <table:table-cell office:value-type="float" office:value="5537" calcext:value-type="float">
            <text:p>5537</text:p>
          </table:table-cell>
        </table:table-row>
        <table:table-row table:style-name="ro1">
          <table:table-cell table:number-columns-repeated="4"/>
          <table:table-cell office:value-type="float" office:value="2.64001222561589" calcext:value-type="float">
            <text:p>2.64001222561589</text:p>
          </table:table-cell>
          <table:table-cell office:value-type="float" office:value="3.51645096591472" calcext:value-type="float">
            <text:p>3.51645096591472</text:p>
          </table:table-cell>
          <table:table-cell office:value-type="float" office:value="4.49865873269114" calcext:value-type="float">
            <text:p>4.49865873269114</text:p>
          </table:table-cell>
          <table:table-cell table:number-columns-repeated="4"/>
          <table:table-cell office:value-type="float" office:value="5.64703244365772" calcext:value-type="float">
            <text:p>5.64703244365772</text:p>
          </table:table-cell>
          <table:table-cell/>
          <table:table-cell office:value-type="float" office:value="-0.110124338696582" calcext:value-type="float">
            <text:p>-0.110124338696582</text:p>
          </table:table-cell>
          <table:table-cell/>
          <table:table-cell office:value-type="float" office:value="38290" calcext:value-type="float">
            <text:p>38290</text:p>
          </table:table-cell>
        </table:table-row>
        <table:table-row table:style-name="ro1">
          <table:table-cell table:number-columns-repeated="4"/>
          <table:table-cell office:value-type="float" office:value="2.64229425832231" calcext:value-type="float">
            <text:p>2.64229425832231</text:p>
          </table:table-cell>
          <table:table-cell office:value-type="float" office:value="3.53462638536929" calcext:value-type="float">
            <text:p>3.53462638536929</text:p>
          </table:table-cell>
          <table:table-cell office:value-type="float" office:value="4.50341463242965" calcext:value-type="float">
            <text:p>4.50341463242965</text:p>
          </table:table-cell>
          <table:table-cell table:number-columns-repeated="4"/>
          <table:table-cell office:value-type="float" office:value="1.25355133040157" calcext:value-type="float">
            <text:p>1.25355133040157</text:p>
          </table:table-cell>
          <table:table-cell/>
          <table:table-cell office:value-type="float" office:value="-0.0667697389525405" calcext:value-type="float">
            <text:p>-0.066769738952541</text:p>
          </table:table-cell>
          <table:table-cell/>
          <table:table-cell office:value-type="float" office:value="2359" calcext:value-type="float">
            <text:p>2359</text:p>
          </table:table-cell>
        </table:table-row>
        <table:table-row table:style-name="ro1">
          <table:table-cell table:number-columns-repeated="4"/>
          <table:table-cell office:value-type="float" office:value="2.64465036637043" calcext:value-type="float">
            <text:p>2.64465036637043</text:p>
          </table:table-cell>
          <table:table-cell office:value-type="float" office:value="3.56343382945763" calcext:value-type="float">
            <text:p>3.56343382945763</text:p>
          </table:table-cell>
          <table:table-cell office:value-type="float" office:value="4.50455903765685" calcext:value-type="float">
            <text:p>4.50455903765685</text:p>
          </table:table-cell>
          <table:table-cell table:number-columns-repeated="4"/>
          <table:table-cell office:value-type="float" office:value="88.8310326815995" calcext:value-type="float">
            <text:p>88.8310326815995</text:p>
          </table:table-cell>
          <table:table-cell/>
          <table:table-cell office:value-type="float" office:value="2.5103598129525" calcext:value-type="float">
            <text:p>2.510359812952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2.65057026754671" calcext:value-type="float">
            <text:p>2.65057026754671</text:p>
          </table:table-cell>
          <table:table-cell office:value-type="float" office:value="3.58506479212196" calcext:value-type="float">
            <text:p>3.58506479212196</text:p>
          </table:table-cell>
          <table:table-cell office:value-type="float" office:value="4.5104522974632" calcext:value-type="float">
            <text:p>4.5104522974632</text:p>
          </table:table-cell>
          <table:table-cell table:number-columns-repeated="4"/>
          <table:table-cell office:value-type="float" office:value="6.67269211475024" calcext:value-type="float">
            <text:p>6.67269211475024</text:p>
          </table:table-cell>
          <table:table-cell/>
          <table:table-cell office:value-type="float" office:value="0.331693289727436" calcext:value-type="float">
            <text:p>0.33169328972743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2.66090238891479" calcext:value-type="float">
            <text:p>2.66090238891479</text:p>
          </table:table-cell>
          <table:table-cell office:value-type="float" office:value="3.5945006635184" calcext:value-type="float">
            <text:p>3.5945006635184</text:p>
          </table:table-cell>
          <table:table-cell office:value-type="float" office:value="4.53520755225761" calcext:value-type="float">
            <text:p>4.53520755225761</text:p>
          </table:table-cell>
          <table:table-cell table:number-columns-repeated="4"/>
          <table:table-cell office:value-type="float" office:value="0.941790775711917" calcext:value-type="float">
            <text:p>0.941790775711917</text:p>
          </table:table-cell>
          <table:table-cell/>
          <table:table-cell office:value-type="float" office:value="0.0639492995166893" calcext:value-type="float">
            <text:p>0.063949299516689</text:p>
          </table:table-cell>
          <table:table-cell/>
          <table:table-cell office:value-type="float" office:value="1132" calcext:value-type="float">
            <text:p>1132</text:p>
          </table:table-cell>
        </table:table-row>
        <table:table-row table:style-name="ro1">
          <table:table-cell table:number-columns-repeated="4"/>
          <table:table-cell office:value-type="float" office:value="2.67247283700195" calcext:value-type="float">
            <text:p>2.67247283700195</text:p>
          </table:table-cell>
          <table:table-cell office:value-type="float" office:value="3.59533169680933" calcext:value-type="float">
            <text:p>3.59533169680933</text:p>
          </table:table-cell>
          <table:table-cell office:value-type="float" office:value="4.53813276053943" calcext:value-type="float">
            <text:p>4.53813276053943</text:p>
          </table:table-cell>
          <table:table-cell table:number-columns-repeated="4"/>
          <table:table-cell office:value-type="float" office:value="6.23710135870107" calcext:value-type="float">
            <text:p>6.23710135870107</text:p>
          </table:table-cell>
          <table:table-cell/>
          <table:table-cell office:value-type="float" office:value="0.320303695502355" calcext:value-type="float">
            <text:p>0.320303695502355</text:p>
          </table:table-cell>
          <table:table-cell/>
          <table:table-cell office:value-type="float" office:value="6761" calcext:value-type="float">
            <text:p>6761</text:p>
          </table:table-cell>
        </table:table-row>
        <table:table-row table:style-name="ro1">
          <table:table-cell table:number-columns-repeated="4"/>
          <table:table-cell office:value-type="float" office:value="2.68732737907717" calcext:value-type="float">
            <text:p>2.68732737907717</text:p>
          </table:table-cell>
          <table:table-cell office:value-type="float" office:value="3.60447356745476" calcext:value-type="float">
            <text:p>3.60447356745476</text:p>
          </table:table-cell>
          <table:table-cell office:value-type="float" office:value="4.54104901043092" calcext:value-type="float">
            <text:p>4.54104901043092</text:p>
          </table:table-cell>
          <table:table-cell table:number-columns-repeated="4"/>
          <table:table-cell office:value-type="float" office:value="7.29475619845037" calcext:value-type="float">
            <text:p>7.29475619845037</text:p>
          </table:table-cell>
          <table:table-cell/>
          <table:table-cell office:value-type="float" office:value="-0.728760042472559" calcext:value-type="float">
            <text:p>-0.728760042472559</text:p>
          </table:table-cell>
          <table:table-cell/>
          <table:table-cell office:value-type="float" office:value="7735" calcext:value-type="float">
            <text:p>7735</text:p>
          </table:table-cell>
        </table:table-row>
        <table:table-row table:style-name="ro1">
          <table:table-cell table:number-columns-repeated="4"/>
          <table:table-cell office:value-type="float" office:value="2.68817917534901" calcext:value-type="float">
            <text:p>2.68817917534901</text:p>
          </table:table-cell>
          <table:table-cell office:value-type="float" office:value="3.61187646620991" calcext:value-type="float">
            <text:p>3.61187646620991</text:p>
          </table:table-cell>
          <table:table-cell office:value-type="float" office:value="4.5438964869912" calcext:value-type="float">
            <text:p>4.5438964869912</text:p>
          </table:table-cell>
          <table:table-cell table:number-columns-repeated="4"/>
          <table:table-cell office:value-type="float" office:value="0.596921515966568" calcext:value-type="float">
            <text:p>0.596921515966568</text:p>
          </table:table-cell>
          <table:table-cell/>
          <table:table-cell office:value-type="float" office:value="0.177946575328858" calcext:value-type="float">
            <text:p>0.177946575328858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4"/>
          <table:table-cell office:value-type="float" office:value="2.70699887460227" calcext:value-type="float">
            <text:p>2.70699887460227</text:p>
          </table:table-cell>
          <table:table-cell office:value-type="float" office:value="3.61872531945448" calcext:value-type="float">
            <text:p>3.61872531945448</text:p>
          </table:table-cell>
          <table:table-cell office:value-type="float" office:value="4.54414606041732" calcext:value-type="float">
            <text:p>4.54414606041732</text:p>
          </table:table-cell>
          <table:table-cell table:number-columns-repeated="4"/>
          <table:table-cell office:value-type="float" office:value="3.03826109161932" calcext:value-type="float">
            <text:p>3.03826109161932</text:p>
          </table:table-cell>
          <table:table-cell/>
          <table:table-cell office:value-type="float" office:value="-0.231027282133633" calcext:value-type="float">
            <text:p>-0.231027282133633</text:p>
          </table:table-cell>
          <table:table-cell/>
          <table:table-cell office:value-type="float" office:value="6798" calcext:value-type="float">
            <text:p>6798</text:p>
          </table:table-cell>
        </table:table-row>
        <table:table-row table:style-name="ro1">
          <table:table-cell table:number-columns-repeated="4"/>
          <table:table-cell office:value-type="float" office:value="2.72732936717617" calcext:value-type="float">
            <text:p>2.72732936717617</text:p>
          </table:table-cell>
          <table:table-cell office:value-type="float" office:value="3.62318096866493" calcext:value-type="float">
            <text:p>3.62318096866493</text:p>
          </table:table-cell>
          <table:table-cell office:value-type="float" office:value="4.54658809718848" calcext:value-type="float">
            <text:p>4.54658809718848</text:p>
          </table:table-cell>
          <table:table-cell table:number-columns-repeated="4"/>
          <table:table-cell office:value-type="float" office:value="1.13756678747856" calcext:value-type="float">
            <text:p>1.13756678747856</text:p>
          </table:table-cell>
          <table:table-cell/>
          <table:table-cell office:value-type="float" office:value="0.13306731665302" calcext:value-type="float">
            <text:p>0.13306731665302</text:p>
          </table:table-cell>
          <table:table-cell/>
          <table:table-cell office:value-type="float" office:value="1175" calcext:value-type="float">
            <text:p>1175</text:p>
          </table:table-cell>
        </table:table-row>
        <table:table-row table:style-name="ro1">
          <table:table-cell table:number-columns-repeated="4"/>
          <table:table-cell office:value-type="float" office:value="2.72883924073837" calcext:value-type="float">
            <text:p>2.72883924073837</text:p>
          </table:table-cell>
          <table:table-cell office:value-type="float" office:value="3.62322330137851" calcext:value-type="float">
            <text:p>3.62322330137851</text:p>
          </table:table-cell>
          <table:table-cell office:value-type="float" office:value="4.5515604669533" calcext:value-type="float">
            <text:p>4.5515604669533</text:p>
          </table:table-cell>
          <table:table-cell table:number-columns-repeated="4"/>
          <table:table-cell office:value-type="float" office:value="100.086879373473" calcext:value-type="float">
            <text:p>100.086879373473</text:p>
          </table:table-cell>
          <table:table-cell/>
          <table:table-cell office:value-type="float" office:value="-0.738383432019723" calcext:value-type="float">
            <text:p>-0.738383432019723</text:p>
          </table:table-cell>
          <table:table-cell/>
          <table:table-cell office:value-type="float" office:value="48426" calcext:value-type="float">
            <text:p>48426</text:p>
          </table:table-cell>
        </table:table-row>
        <table:table-row table:style-name="ro1">
          <table:table-cell table:number-columns-repeated="4"/>
          <table:table-cell office:value-type="float" office:value="2.74342987187439" calcext:value-type="float">
            <text:p>2.74342987187439</text:p>
          </table:table-cell>
          <table:table-cell office:value-type="float" office:value="3.62720530334753" calcext:value-type="float">
            <text:p>3.62720530334753</text:p>
          </table:table-cell>
          <table:table-cell office:value-type="float" office:value="4.56440823204781" calcext:value-type="float">
            <text:p>4.56440823204781</text:p>
          </table:table-cell>
          <table:table-cell table:number-columns-repeated="4"/>
          <table:table-cell office:value-type="float" office:value="3.69758427807371" calcext:value-type="float">
            <text:p>3.69758427807371</text:p>
          </table:table-cell>
          <table:table-cell/>
          <table:table-cell office:value-type="float" office:value="-0.423585113572458" calcext:value-type="float">
            <text:p>-0.423585113572458</text:p>
          </table:table-cell>
          <table:table-cell/>
          <table:table-cell office:value-type="float" office:value="4757" calcext:value-type="float">
            <text:p>4757</text:p>
          </table:table-cell>
        </table:table-row>
        <table:table-row table:style-name="ro1">
          <table:table-cell table:number-columns-repeated="4"/>
          <table:table-cell office:value-type="float" office:value="2.75221905460561" calcext:value-type="float">
            <text:p>2.75221905460561</text:p>
          </table:table-cell>
          <table:table-cell office:value-type="float" office:value="3.63920732565367" calcext:value-type="float">
            <text:p>3.63920732565367</text:p>
          </table:table-cell>
          <table:table-cell office:value-type="float" office:value="4.66865422171006" calcext:value-type="float">
            <text:p>4.66865422171006</text:p>
          </table:table-cell>
          <table:table-cell table:number-columns-repeated="4"/>
          <table:table-cell office:value-type="float" office:value="2.86605538958754" calcext:value-type="float">
            <text:p>2.86605538958754</text:p>
          </table:table-cell>
          <table:table-cell/>
          <table:table-cell office:value-type="float" office:value="0.471404241381927" calcext:value-type="float">
            <text:p>0.471404241381927</text:p>
          </table:table-cell>
          <table:table-cell/>
          <table:table-cell office:value-type="float" office:value="4238" calcext:value-type="float">
            <text:p>4238</text:p>
          </table:table-cell>
        </table:table-row>
        <table:table-row table:style-name="ro1">
          <table:table-cell table:number-columns-repeated="4"/>
          <table:table-cell office:value-type="float" office:value="2.76102198011627" calcext:value-type="float">
            <text:p>2.76102198011627</text:p>
          </table:table-cell>
          <table:table-cell office:value-type="float" office:value="3.64205117069506" calcext:value-type="float">
            <text:p>3.64205117069506</text:p>
          </table:table-cell>
          <table:table-cell office:value-type="float" office:value="4.72911734202292" calcext:value-type="float">
            <text:p>4.72911734202292</text:p>
          </table:table-cell>
          <table:table-cell table:number-columns-repeated="4"/>
          <table:table-cell office:value-type="float" office:value="9.03704499394155" calcext:value-type="float">
            <text:p>9.03704499394155</text:p>
          </table:table-cell>
          <table:table-cell/>
          <table:table-cell office:value-type="float" office:value="-0.68555604518009" calcext:value-type="float">
            <text:p>-0.68555604518009</text:p>
          </table:table-cell>
          <table:table-cell/>
          <table:table-cell office:value-type="float" office:value="16168" calcext:value-type="float">
            <text:p>16168</text:p>
          </table:table-cell>
        </table:table-row>
        <table:table-row table:style-name="ro1">
          <table:table-cell table:number-columns-repeated="4"/>
          <table:table-cell office:value-type="float" office:value="2.7650703816037" calcext:value-type="float">
            <text:p>2.7650703816037</text:p>
          </table:table-cell>
          <table:table-cell office:value-type="float" office:value="3.64394164241393" calcext:value-type="float">
            <text:p>3.64394164241393</text:p>
          </table:table-cell>
          <table:table-cell office:value-type="float" office:value="4.74947716304693" calcext:value-type="float">
            <text:p>4.74947716304693</text:p>
          </table:table-cell>
          <table:table-cell table:number-columns-repeated="4"/>
          <table:table-cell office:value-type="float" office:value="1.74654945260971" calcext:value-type="float">
            <text:p>1.74654945260971</text:p>
          </table:table-cell>
          <table:table-cell/>
          <table:table-cell office:value-type="float" office:value="-0.440130687426564" calcext:value-type="float">
            <text:p>-0.44013068742656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2.76997975719986" calcext:value-type="float">
            <text:p>2.76997975719986</text:p>
          </table:table-cell>
          <table:table-cell office:value-type="float" office:value="3.64915612863186" calcext:value-type="float">
            <text:p>3.64915612863186</text:p>
          </table:table-cell>
          <table:table-cell office:value-type="float" office:value="4.76553880388472" calcext:value-type="float">
            <text:p>4.76553880388472</text:p>
          </table:table-cell>
          <table:table-cell table:number-columns-repeated="4"/>
          <table:table-cell office:value-type="float" office:value="96.9299515754236" calcext:value-type="float">
            <text:p>96.9299515754236</text:p>
          </table:table-cell>
          <table:table-cell/>
          <table:table-cell office:value-type="float" office:value="-2.60286805566836" calcext:value-type="float">
            <text:p>-2.6028680556683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2.7781573839057" calcext:value-type="float">
            <text:p>2.7781573839057</text:p>
          </table:table-cell>
          <table:table-cell office:value-type="float" office:value="3.65711821104074" calcext:value-type="float">
            <text:p>3.65711821104074</text:p>
          </table:table-cell>
          <table:table-cell office:value-type="float" office:value="4.7682274628817" calcext:value-type="float">
            <text:p>4.7682274628817</text:p>
          </table:table-cell>
          <table:table-cell table:number-columns-repeated="4"/>
          <table:table-cell office:value-type="float" office:value="2.0127293961348" calcext:value-type="float">
            <text:p>2.0127293961348</text:p>
          </table:table-cell>
          <table:table-cell/>
          <table:table-cell office:value-type="float" office:value="0.145234850602135" calcext:value-type="float">
            <text:p>0.145234850602135</text:p>
          </table:table-cell>
          <table:table-cell/>
          <table:table-cell office:value-type="float" office:value="6008" calcext:value-type="float">
            <text:p>6008</text:p>
          </table:table-cell>
        </table:table-row>
        <table:table-row table:style-name="ro1">
          <table:table-cell table:number-columns-repeated="4"/>
          <table:table-cell office:value-type="float" office:value="2.78195051736951" calcext:value-type="float">
            <text:p>2.78195051736951</text:p>
          </table:table-cell>
          <table:table-cell office:value-type="float" office:value="3.66401129963149" calcext:value-type="float">
            <text:p>3.66401129963149</text:p>
          </table:table-cell>
          <table:table-cell office:value-type="float" office:value="4.78922230126462" calcext:value-type="float">
            <text:p>4.78922230126462</text:p>
          </table:table-cell>
          <table:table-cell table:number-columns-repeated="4"/>
          <table:table-cell office:value-type="float" office:value="1.07683553411974" calcext:value-type="float">
            <text:p>1.07683553411974</text:p>
          </table:table-cell>
          <table:table-cell/>
          <table:table-cell office:value-type="float" office:value="0.660708950949887" calcext:value-type="float">
            <text:p>0.660708950949887</text:p>
          </table:table-cell>
          <table:table-cell/>
          <table:table-cell office:value-type="float" office:value="1500" calcext:value-type="float">
            <text:p>1500</text:p>
          </table:table-cell>
        </table:table-row>
        <table:table-row table:style-name="ro1">
          <table:table-cell table:number-columns-repeated="4"/>
          <table:table-cell office:value-type="float" office:value="2.78709463640118" calcext:value-type="float">
            <text:p>2.78709463640118</text:p>
          </table:table-cell>
          <table:table-cell office:value-type="float" office:value="3.66413708100121" calcext:value-type="float">
            <text:p>3.66413708100121</text:p>
          </table:table-cell>
          <table:table-cell office:value-type="float" office:value="4.82500405056093" calcext:value-type="float">
            <text:p>4.82500405056093</text:p>
          </table:table-cell>
          <table:table-cell table:number-columns-repeated="4"/>
          <table:table-cell office:value-type="float" office:value="6.68729861121014" calcext:value-type="float">
            <text:p>6.68729861121014</text:p>
          </table:table-cell>
          <table:table-cell/>
          <table:table-cell office:value-type="float" office:value="0.306730863929672" calcext:value-type="float">
            <text:p>0.30673086392967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2.78933080254978" calcext:value-type="float">
            <text:p>2.78933080254978</text:p>
          </table:table-cell>
          <table:table-cell office:value-type="float" office:value="3.66629369026324" calcext:value-type="float">
            <text:p>3.66629369026324</text:p>
          </table:table-cell>
          <table:table-cell office:value-type="float" office:value="4.84945139097622" calcext:value-type="float">
            <text:p>4.84945139097622</text:p>
          </table:table-cell>
          <table:table-cell table:number-columns-repeated="4"/>
          <table:table-cell office:value-type="float" office:value="2.80307127182257" calcext:value-type="float">
            <text:p>2.80307127182257</text:p>
          </table:table-cell>
          <table:table-cell/>
          <table:table-cell office:value-type="float" office:value="0.564365576923629" calcext:value-type="float">
            <text:p>0.564365576923629</text:p>
          </table:table-cell>
          <table:table-cell/>
          <table:table-cell office:value-type="float" office:value="4659" calcext:value-type="float">
            <text:p>4659</text:p>
          </table:table-cell>
        </table:table-row>
        <table:table-row table:style-name="ro1">
          <table:table-cell table:number-columns-repeated="4"/>
          <table:table-cell office:value-type="float" office:value="2.8089119724636" calcext:value-type="float">
            <text:p>2.8089119724636</text:p>
          </table:table-cell>
          <table:table-cell office:value-type="float" office:value="3.66721795292048" calcext:value-type="float">
            <text:p>3.66721795292048</text:p>
          </table:table-cell>
          <table:table-cell office:value-type="float" office:value="4.86036841760087" calcext:value-type="float">
            <text:p>4.86036841760087</text:p>
          </table:table-cell>
          <table:table-cell table:number-columns-repeated="4"/>
          <table:table-cell office:value-type="float" office:value="100.086658057987" calcext:value-type="float">
            <text:p>100.086658057987</text:p>
          </table:table-cell>
          <table:table-cell/>
          <table:table-cell office:value-type="float" office:value="1.65827698227487" calcext:value-type="float">
            <text:p>1.65827698227487</text:p>
          </table:table-cell>
          <table:table-cell/>
          <table:table-cell office:value-type="float" office:value="48966" calcext:value-type="float">
            <text:p>48966</text:p>
          </table:table-cell>
        </table:table-row>
        <table:table-row table:style-name="ro1">
          <table:table-cell table:number-columns-repeated="4"/>
          <table:table-cell office:value-type="float" office:value="2.83964548515719" calcext:value-type="float">
            <text:p>2.83964548515719</text:p>
          </table:table-cell>
          <table:table-cell office:value-type="float" office:value="3.67009655488656" calcext:value-type="float">
            <text:p>3.67009655488656</text:p>
          </table:table-cell>
          <table:table-cell office:value-type="float" office:value="4.90616007147069" calcext:value-type="float">
            <text:p>4.90616007147069</text:p>
          </table:table-cell>
          <table:table-cell table:number-columns-repeated="4"/>
          <table:table-cell office:value-type="float" office:value="4.05902142021137" calcext:value-type="float">
            <text:p>4.05902142021137</text:p>
          </table:table-cell>
          <table:table-cell/>
          <table:table-cell office:value-type="float" office:value="0.0893602057513296" calcext:value-type="float">
            <text:p>0.08936020575133</text:p>
          </table:table-cell>
          <table:table-cell/>
          <table:table-cell office:value-type="float" office:value="4916" calcext:value-type="float">
            <text:p>4916</text:p>
          </table:table-cell>
        </table:table-row>
        <table:table-row table:style-name="ro1">
          <table:table-cell table:number-columns-repeated="4"/>
          <table:table-cell office:value-type="float" office:value="2.84082736367504" calcext:value-type="float">
            <text:p>2.84082736367504</text:p>
          </table:table-cell>
          <table:table-cell office:value-type="float" office:value="3.6727535688594" calcext:value-type="float">
            <text:p>3.6727535688594</text:p>
          </table:table-cell>
          <table:table-cell office:value-type="float" office:value="4.93669647750994" calcext:value-type="float">
            <text:p>4.93669647750994</text:p>
          </table:table-cell>
          <table:table-cell table:number-columns-repeated="4"/>
          <table:table-cell office:value-type="float" office:value="0.879311442285076" calcext:value-type="float">
            <text:p>0.879311442285076</text:p>
          </table:table-cell>
          <table:table-cell/>
          <table:table-cell office:value-type="float" office:value="0.0211568958467834" calcext:value-type="float">
            <text:p>0.021156895846783</text:p>
          </table:table-cell>
          <table:table-cell/>
          <table:table-cell office:value-type="float" office:value="717" calcext:value-type="float">
            <text:p>717</text:p>
          </table:table-cell>
        </table:table-row>
        <table:table-row table:style-name="ro1">
          <table:table-cell table:number-columns-repeated="4"/>
          <table:table-cell office:value-type="float" office:value="2.8861613186356" calcext:value-type="float">
            <text:p>2.8861613186356</text:p>
          </table:table-cell>
          <table:table-cell office:value-type="float" office:value="3.6799805538694" calcext:value-type="float">
            <text:p>3.6799805538694</text:p>
          </table:table-cell>
          <table:table-cell office:value-type="float" office:value="4.94277385781183" calcext:value-type="float">
            <text:p>4.94277385781183</text:p>
          </table:table-cell>
          <table:table-cell table:number-columns-repeated="4"/>
          <table:table-cell office:value-type="float" office:value="5.90266701577444" calcext:value-type="float">
            <text:p>5.90266701577444</text:p>
          </table:table-cell>
          <table:table-cell/>
          <table:table-cell office:value-type="float" office:value="-0.860778742474002" calcext:value-type="float">
            <text:p>-0.860778742474002</text:p>
          </table:table-cell>
          <table:table-cell/>
          <table:table-cell office:value-type="float" office:value="7471" calcext:value-type="float">
            <text:p>7471</text:p>
          </table:table-cell>
        </table:table-row>
        <table:table-row table:style-name="ro1">
          <table:table-cell table:number-columns-repeated="4"/>
          <table:table-cell office:value-type="float" office:value="2.88849649765284" calcext:value-type="float">
            <text:p>2.88849649765284</text:p>
          </table:table-cell>
          <table:table-cell office:value-type="float" office:value="3.68478514658514" calcext:value-type="float">
            <text:p>3.68478514658514</text:p>
          </table:table-cell>
          <table:table-cell office:value-type="float" office:value="4.95427579368476" calcext:value-type="float">
            <text:p>4.95427579368476</text:p>
          </table:table-cell>
          <table:table-cell table:number-columns-repeated="4"/>
          <table:table-cell office:value-type="float" office:value="3.35620483806004" calcext:value-type="float">
            <text:p>3.35620483806004</text:p>
          </table:table-cell>
          <table:table-cell/>
          <table:table-cell office:value-type="float" office:value="-0.0908465399132045" calcext:value-type="float">
            <text:p>-0.090846539913205</text:p>
          </table:table-cell>
          <table:table-cell/>
          <table:table-cell office:value-type="float" office:value="6256" calcext:value-type="float">
            <text:p>6256</text:p>
          </table:table-cell>
        </table:table-row>
        <table:table-row table:style-name="ro1">
          <table:table-cell table:number-columns-repeated="4"/>
          <table:table-cell office:value-type="float" office:value="2.89601575577485" calcext:value-type="float">
            <text:p>2.89601575577485</text:p>
          </table:table-cell>
          <table:table-cell office:value-type="float" office:value="3.69063759122666" calcext:value-type="float">
            <text:p>3.69063759122666</text:p>
          </table:table-cell>
          <table:table-cell office:value-type="float" office:value="4.98673013303472" calcext:value-type="float">
            <text:p>4.98673013303472</text:p>
          </table:table-cell>
          <table:table-cell table:number-columns-repeated="4"/>
          <table:table-cell office:value-type="float" office:value="5.57134307129396" calcext:value-type="float">
            <text:p>5.57134307129396</text:p>
          </table:table-cell>
          <table:table-cell/>
          <table:table-cell office:value-type="float" office:value="-0.529817636435112" calcext:value-type="float">
            <text:p>-0.529817636435112</text:p>
          </table:table-cell>
          <table:table-cell/>
          <table:table-cell office:value-type="float" office:value="6181" calcext:value-type="float">
            <text:p>6181</text:p>
          </table:table-cell>
        </table:table-row>
        <table:table-row table:style-name="ro1">
          <table:table-cell table:number-columns-repeated="4"/>
          <table:table-cell office:value-type="float" office:value="2.89940946338309" calcext:value-type="float">
            <text:p>2.89940946338309</text:p>
          </table:table-cell>
          <table:table-cell office:value-type="float" office:value="3.69810492030672" calcext:value-type="float">
            <text:p>3.69810492030672</text:p>
          </table:table-cell>
          <table:table-cell office:value-type="float" office:value="4.9913221604403" calcext:value-type="float">
            <text:p>4.9913221604403</text:p>
          </table:table-cell>
          <table:table-cell table:number-columns-repeated="4"/>
          <table:table-cell office:value-type="float" office:value="1.88330406157352" calcext:value-type="float">
            <text:p>1.88330406157352</text:p>
          </table:table-cell>
          <table:table-cell/>
          <table:table-cell office:value-type="float" office:value="0.282374461098853" calcext:value-type="float">
            <text:p>0.282374461098853</text:p>
          </table:table-cell>
          <table:table-cell/>
          <table:table-cell office:value-type="float" office:value="15285" calcext:value-type="float">
            <text:p>15285</text:p>
          </table:table-cell>
        </table:table-row>
        <table:table-row table:style-name="ro1">
          <table:table-cell table:number-columns-repeated="4"/>
          <table:table-cell office:value-type="float" office:value="2.90007016181796" calcext:value-type="float">
            <text:p>2.90007016181796</text:p>
          </table:table-cell>
          <table:table-cell office:value-type="float" office:value="3.70765176024384" calcext:value-type="float">
            <text:p>3.70765176024384</text:p>
          </table:table-cell>
          <table:table-cell office:value-type="float" office:value="5.00416334486342" calcext:value-type="float">
            <text:p>5.00416334486342</text:p>
          </table:table-cell>
          <table:table-cell table:number-columns-repeated="4"/>
          <table:table-cell office:value-type="float" office:value="7.54485571494308" calcext:value-type="float">
            <text:p>7.54485571494308</text:p>
          </table:table-cell>
          <table:table-cell/>
          <table:table-cell office:value-type="float" office:value="-0.886193318172735" calcext:value-type="float">
            <text:p>-0.88619331817273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2.91303426732703" calcext:value-type="float">
            <text:p>2.91303426732703</text:p>
          </table:table-cell>
          <table:table-cell office:value-type="float" office:value="3.72432243291799" calcext:value-type="float">
            <text:p>3.72432243291799</text:p>
          </table:table-cell>
          <table:table-cell office:value-type="float" office:value="5.00895767603532" calcext:value-type="float">
            <text:p>5.00895767603532</text:p>
          </table:table-cell>
          <table:table-cell table:number-columns-repeated="4"/>
          <table:table-cell office:value-type="float" office:value="94.2350172587034" calcext:value-type="float">
            <text:p>94.2350172587034</text:p>
          </table:table-cell>
          <table:table-cell/>
          <table:table-cell office:value-type="float" office:value="-0.801032722692046" calcext:value-type="float">
            <text:p>-0.80103272269204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2.91502728443391" calcext:value-type="float">
            <text:p>2.91502728443391</text:p>
          </table:table-cell>
          <table:table-cell office:value-type="float" office:value="3.72582029226365" calcext:value-type="float">
            <text:p>3.72582029226365</text:p>
          </table:table-cell>
          <table:table-cell office:value-type="float" office:value="5.03862877457549" calcext:value-type="float">
            <text:p>5.03862877457549</text:p>
          </table:table-cell>
          <table:table-cell table:number-columns-repeated="4"/>
          <table:table-cell office:value-type="float" office:value="5.63873645467466" calcext:value-type="float">
            <text:p>5.63873645467466</text:p>
          </table:table-cell>
          <table:table-cell/>
          <table:table-cell office:value-type="float" office:value="-0.792054981095183" calcext:value-type="float">
            <text:p>-0.792054981095183</text:p>
          </table:table-cell>
          <table:table-cell/>
          <table:table-cell office:value-type="float" office:value="6747" calcext:value-type="float">
            <text:p>6747</text:p>
          </table:table-cell>
        </table:table-row>
        <table:table-row table:style-name="ro1">
          <table:table-cell table:number-columns-repeated="4"/>
          <table:table-cell office:value-type="float" office:value="2.91817071689194" calcext:value-type="float">
            <text:p>2.91817071689194</text:p>
          </table:table-cell>
          <table:table-cell office:value-type="float" office:value="3.72610729988813" calcext:value-type="float">
            <text:p>3.72610729988813</text:p>
          </table:table-cell>
          <table:table-cell office:value-type="float" office:value="5.04861591524975" calcext:value-type="float">
            <text:p>5.04861591524975</text:p>
          </table:table-cell>
          <table:table-cell table:number-columns-repeated="4"/>
          <table:table-cell office:value-type="float" office:value="5.74605292901967" calcext:value-type="float">
            <text:p>5.74605292901967</text:p>
          </table:table-cell>
          <table:table-cell/>
          <table:table-cell office:value-type="float" office:value="-0.0313371034014875" calcext:value-type="float">
            <text:p>-0.031337103401488</text:p>
          </table:table-cell>
          <table:table-cell/>
          <table:table-cell office:value-type="float" office:value="7784" calcext:value-type="float">
            <text:p>7784</text:p>
          </table:table-cell>
        </table:table-row>
        <table:table-row table:style-name="ro1">
          <table:table-cell table:number-columns-repeated="4"/>
          <table:table-cell office:value-type="float" office:value="2.9189011034785" calcext:value-type="float">
            <text:p>2.9189011034785</text:p>
          </table:table-cell>
          <table:table-cell office:value-type="float" office:value="3.72743655085454" calcext:value-type="float">
            <text:p>3.72743655085454</text:p>
          </table:table-cell>
          <table:table-cell office:value-type="float" office:value="5.07950595108182" calcext:value-type="float">
            <text:p>5.07950595108182</text:p>
          </table:table-cell>
          <table:table-cell table:number-columns-repeated="4"/>
          <table:table-cell office:value-type="float" office:value="3.71303528001428" calcext:value-type="float">
            <text:p>3.71303528001428</text:p>
          </table:table-cell>
          <table:table-cell/>
          <table:table-cell office:value-type="float" office:value="-0.622858452303596" calcext:value-type="float">
            <text:p>-0.622858452303596</text:p>
          </table:table-cell>
          <table:table-cell/>
          <table:table-cell office:value-type="float" office:value="5799" calcext:value-type="float">
            <text:p>5799</text:p>
          </table:table-cell>
        </table:table-row>
        <table:table-row table:style-name="ro1">
          <table:table-cell table:number-columns-repeated="4"/>
          <table:table-cell office:value-type="float" office:value="2.91921372069843" calcext:value-type="float">
            <text:p>2.91921372069843</text:p>
          </table:table-cell>
          <table:table-cell office:value-type="float" office:value="3.72816956275361" calcext:value-type="float">
            <text:p>3.72816956275361</text:p>
          </table:table-cell>
          <table:table-cell office:value-type="float" office:value="5.10243853388095" calcext:value-type="float">
            <text:p>5.10243853388095</text:p>
          </table:table-cell>
          <table:table-cell table:number-columns-repeated="4"/>
          <table:table-cell office:value-type="float" office:value="82.0118384543995" calcext:value-type="float">
            <text:p>82.0118384543995</text:p>
          </table:table-cell>
          <table:table-cell/>
          <table:table-cell office:value-type="float" office:value="-3.16878120884261" calcext:value-type="float">
            <text:p>-3.1687812088426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2.92979863636287" calcext:value-type="float">
            <text:p>2.92979863636287</text:p>
          </table:table-cell>
          <table:table-cell office:value-type="float" office:value="3.72850674210129" calcext:value-type="float">
            <text:p>3.72850674210129</text:p>
          </table:table-cell>
          <table:table-cell office:value-type="float" office:value="5.10283484751311" calcext:value-type="float">
            <text:p>5.10283484751311</text:p>
          </table:table-cell>
          <table:table-cell table:number-columns-repeated="4"/>
          <table:table-cell office:value-type="float" office:value="79.2520806138984" calcext:value-type="float">
            <text:p>79.2520806138984</text:p>
          </table:table-cell>
          <table:table-cell/>
          <table:table-cell office:value-type="float" office:value="-0.710047301916469" calcext:value-type="float">
            <text:p>-0.71004730191646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2.93235121231244" calcext:value-type="float">
            <text:p>2.93235121231244</text:p>
          </table:table-cell>
          <table:table-cell office:value-type="float" office:value="3.72961110688653" calcext:value-type="float">
            <text:p>3.72961110688653</text:p>
          </table:table-cell>
          <table:table-cell office:value-type="float" office:value="5.1162248476487" calcext:value-type="float">
            <text:p>5.1162248476487</text:p>
          </table:table-cell>
          <table:table-cell table:number-columns-repeated="4"/>
          <table:table-cell office:value-type="float" office:value="4.54104901043092" calcext:value-type="float">
            <text:p>4.54104901043092</text:p>
          </table:table-cell>
          <table:table-cell/>
          <table:table-cell office:value-type="float" office:value="0.0111200353650544" calcext:value-type="float">
            <text:p>0.011120035365054</text:p>
          </table:table-cell>
          <table:table-cell/>
          <table:table-cell office:value-type="float" office:value="9054" calcext:value-type="float">
            <text:p>9054</text:p>
          </table:table-cell>
        </table:table-row>
        <table:table-row table:style-name="ro1">
          <table:table-cell table:number-columns-repeated="4"/>
          <table:table-cell office:value-type="float" office:value="2.93283907250991" calcext:value-type="float">
            <text:p>2.93283907250991</text:p>
          </table:table-cell>
          <table:table-cell office:value-type="float" office:value="3.73784554968656" calcext:value-type="float">
            <text:p>3.73784554968656</text:p>
          </table:table-cell>
          <table:table-cell office:value-type="float" office:value="5.12513443573463" calcext:value-type="float">
            <text:p>5.12513443573463</text:p>
          </table:table-cell>
          <table:table-cell table:number-columns-repeated="4"/>
          <table:table-cell office:value-type="float" office:value="7.06398966117565" calcext:value-type="float">
            <text:p>7.06398966117565</text:p>
          </table:table-cell>
          <table:table-cell/>
          <table:table-cell office:value-type="float" office:value="-0.777741190761333" calcext:value-type="float">
            <text:p>-0.777741190761333</text:p>
          </table:table-cell>
          <table:table-cell/>
          <table:table-cell office:value-type="float" office:value="7267" calcext:value-type="float">
            <text:p>7267</text:p>
          </table:table-cell>
        </table:table-row>
        <table:table-row table:style-name="ro1">
          <table:table-cell table:number-columns-repeated="4"/>
          <table:table-cell office:value-type="float" office:value="2.93356560163733" calcext:value-type="float">
            <text:p>2.93356560163733</text:p>
          </table:table-cell>
          <table:table-cell office:value-type="float" office:value="3.73930381522141" calcext:value-type="float">
            <text:p>3.73930381522141</text:p>
          </table:table-cell>
          <table:table-cell office:value-type="float" office:value="5.13412892071401" calcext:value-type="float">
            <text:p>5.13412892071401</text:p>
          </table:table-cell>
          <table:table-cell table:number-columns-repeated="4"/>
          <table:table-cell office:value-type="float" office:value="0.523305700979091" calcext:value-type="float">
            <text:p>0.523305700979091</text:p>
          </table:table-cell>
          <table:table-cell/>
          <table:table-cell office:value-type="float" office:value="0.138231721869206" calcext:value-type="float">
            <text:p>0.138231721869206</text:p>
          </table:table-cell>
          <table:table-cell/>
          <table:table-cell office:value-type="float" office:value="933" calcext:value-type="float">
            <text:p>933</text:p>
          </table:table-cell>
        </table:table-row>
        <table:table-row table:style-name="ro1">
          <table:table-cell table:number-columns-repeated="4"/>
          <table:table-cell office:value-type="float" office:value="2.93493308491019" calcext:value-type="float">
            <text:p>2.93493308491019</text:p>
          </table:table-cell>
          <table:table-cell office:value-type="float" office:value="3.76422359772971" calcext:value-type="float">
            <text:p>3.76422359772971</text:p>
          </table:table-cell>
          <table:table-cell office:value-type="float" office:value="5.15301184821647" calcext:value-type="float">
            <text:p>5.15301184821647</text:p>
          </table:table-cell>
          <table:table-cell table:number-columns-repeated="4"/>
          <table:table-cell office:value-type="float" office:value="0.258739079596251" calcext:value-type="float">
            <text:p>0.258739079596251</text:p>
          </table:table-cell>
          <table:table-cell/>
          <table:table-cell office:value-type="float" office:value="0.00589149774248745" calcext:value-type="float">
            <text:p>0.00589149774248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2.93542930402254" calcext:value-type="float">
            <text:p>2.93542930402254</text:p>
          </table:table-cell>
          <table:table-cell office:value-type="float" office:value="3.78977314126966" calcext:value-type="float">
            <text:p>3.78977314126966</text:p>
          </table:table-cell>
          <table:table-cell office:value-type="float" office:value="5.15388192220508" calcext:value-type="float">
            <text:p>5.15388192220508</text:p>
          </table:table-cell>
          <table:table-cell table:number-columns-repeated="4"/>
          <table:table-cell office:value-type="float" office:value="6.97958128599618" calcext:value-type="float">
            <text:p>6.97958128599618</text:p>
          </table:table-cell>
          <table:table-cell/>
          <table:table-cell office:value-type="float" office:value="-0.304133855304907" calcext:value-type="float">
            <text:p>-0.304133855304907</text:p>
          </table:table-cell>
          <table:table-cell/>
          <table:table-cell office:value-type="float" office:value="24899" calcext:value-type="float">
            <text:p>24899</text:p>
          </table:table-cell>
        </table:table-row>
        <table:table-row table:style-name="ro1">
          <table:table-cell table:number-columns-repeated="4"/>
          <table:table-cell office:value-type="float" office:value="2.93644537889921" calcext:value-type="float">
            <text:p>2.93644537889921</text:p>
          </table:table-cell>
          <table:table-cell office:value-type="float" office:value="3.82589431078697" calcext:value-type="float">
            <text:p>3.82589431078697</text:p>
          </table:table-cell>
          <table:table-cell office:value-type="float" office:value="5.15850846413438" calcext:value-type="float">
            <text:p>5.15850846413438</text:p>
          </table:table-cell>
          <table:table-cell table:number-columns-repeated="4"/>
          <table:table-cell office:value-type="float" office:value="4.56440823204781" calcext:value-type="float">
            <text:p>4.56440823204781</text:p>
          </table:table-cell>
          <table:table-cell/>
          <table:table-cell office:value-type="float" office:value="-0.0350618084255026" calcext:value-type="float">
            <text:p>-0.035061808425503</text:p>
          </table:table-cell>
          <table:table-cell/>
          <table:table-cell office:value-type="float" office:value="5778" calcext:value-type="float">
            <text:p>5778</text:p>
          </table:table-cell>
        </table:table-row>
        <table:table-row table:style-name="ro1">
          <table:table-cell table:number-columns-repeated="4"/>
          <table:table-cell office:value-type="float" office:value="2.94581387611882" calcext:value-type="float">
            <text:p>2.94581387611882</text:p>
          </table:table-cell>
          <table:table-cell office:value-type="float" office:value="3.82694098448456" calcext:value-type="float">
            <text:p>3.82694098448456</text:p>
          </table:table-cell>
          <table:table-cell office:value-type="float" office:value="5.1674897931121" calcext:value-type="float">
            <text:p>5.1674897931121</text:p>
          </table:table-cell>
          <table:table-cell table:number-columns-repeated="4"/>
          <table:table-cell office:value-type="float" office:value="92.2661751067552" calcext:value-type="float">
            <text:p>92.2661751067552</text:p>
          </table:table-cell>
          <table:table-cell/>
          <table:table-cell office:value-type="float" office:value="-0.849399159857338" calcext:value-type="float">
            <text:p>-0.84939915985733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2.95237288329569" calcext:value-type="float">
            <text:p>2.95237288329569</text:p>
          </table:table-cell>
          <table:table-cell office:value-type="float" office:value="3.85430643150285" calcext:value-type="float">
            <text:p>3.85430643150285</text:p>
          </table:table-cell>
          <table:table-cell office:value-type="float" office:value="5.16916165961974" calcext:value-type="float">
            <text:p>5.16916165961974</text:p>
          </table:table-cell>
          <table:table-cell table:number-columns-repeated="4"/>
          <table:table-cell office:value-type="float" office:value="90.415772454177" calcext:value-type="float">
            <text:p>90.415772454177</text:p>
          </table:table-cell>
          <table:table-cell/>
          <table:table-cell office:value-type="float" office:value="-1.35255760102432" calcext:value-type="float">
            <text:p>-1.3525576010243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2.96179002952585" calcext:value-type="float">
            <text:p>2.96179002952585</text:p>
          </table:table-cell>
          <table:table-cell office:value-type="float" office:value="3.8549110059048" calcext:value-type="float">
            <text:p>3.8549110059048</text:p>
          </table:table-cell>
          <table:table-cell office:value-type="float" office:value="5.18208509856078" calcext:value-type="float">
            <text:p>5.18208509856078</text:p>
          </table:table-cell>
          <table:table-cell table:number-columns-repeated="4"/>
          <table:table-cell office:value-type="float" office:value="50.2875054185826" calcext:value-type="float">
            <text:p>50.2875054185826</text:p>
          </table:table-cell>
          <table:table-cell/>
          <table:table-cell office:value-type="float" office:value="-0.865100711478145" calcext:value-type="float">
            <text:p>-0.86510071147814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2.98621499186633" calcext:value-type="float">
            <text:p>2.98621499186633</text:p>
          </table:table-cell>
          <table:table-cell office:value-type="float" office:value="3.87543119445965" calcext:value-type="float">
            <text:p>3.87543119445965</text:p>
          </table:table-cell>
          <table:table-cell office:value-type="float" office:value="5.18271152244986" calcext:value-type="float">
            <text:p>5.18271152244986</text:p>
          </table:table-cell>
          <table:table-cell table:number-columns-repeated="4"/>
          <table:table-cell office:value-type="float" office:value="7.64825221003633" calcext:value-type="float">
            <text:p>7.64825221003633</text:p>
          </table:table-cell>
          <table:table-cell/>
          <table:table-cell office:value-type="float" office:value="-0.109012873304297" calcext:value-type="float">
            <text:p>-0.109012873304297</text:p>
          </table:table-cell>
          <table:table-cell/>
          <table:table-cell office:value-type="float" office:value="9386" calcext:value-type="float">
            <text:p>9386</text:p>
          </table:table-cell>
        </table:table-row>
        <table:table-row table:style-name="ro1">
          <table:table-cell table:number-columns-repeated="4"/>
          <table:table-cell office:value-type="float" office:value="3.00237350289351" calcext:value-type="float">
            <text:p>3.00237350289351</text:p>
          </table:table-cell>
          <table:table-cell office:value-type="float" office:value="3.87945305296426" calcext:value-type="float">
            <text:p>3.87945305296426</text:p>
          </table:table-cell>
          <table:table-cell office:value-type="float" office:value="5.18893624388908" calcext:value-type="float">
            <text:p>5.18893624388908</text:p>
          </table:table-cell>
          <table:table-cell table:number-columns-repeated="4"/>
          <table:table-cell office:value-type="float" office:value="4.30435165542774" calcext:value-type="float">
            <text:p>4.30435165542774</text:p>
          </table:table-cell>
          <table:table-cell/>
          <table:table-cell office:value-type="float" office:value="0.640665900802892" calcext:value-type="float">
            <text:p>0.640665900802892</text:p>
          </table:table-cell>
          <table:table-cell/>
          <table:table-cell office:value-type="float" office:value="5736" calcext:value-type="float">
            <text:p>5736</text:p>
          </table:table-cell>
        </table:table-row>
        <table:table-row table:style-name="ro1">
          <table:table-cell table:number-columns-repeated="4"/>
          <table:table-cell office:value-type="float" office:value="3.00292657188446" calcext:value-type="float">
            <text:p>3.00292657188446</text:p>
          </table:table-cell>
          <table:table-cell office:value-type="float" office:value="3.88696098995858" calcext:value-type="float">
            <text:p>3.88696098995858</text:p>
          </table:table-cell>
          <table:table-cell office:value-type="float" office:value="5.1967238505349" calcext:value-type="float">
            <text:p>5.1967238505349</text:p>
          </table:table-cell>
          <table:table-cell table:number-columns-repeated="4"/>
          <table:table-cell office:value-type="float" office:value="5.15301184821647" calcext:value-type="float">
            <text:p>5.15301184821647</text:p>
          </table:table-cell>
          <table:table-cell/>
          <table:table-cell office:value-type="float" office:value="0.203938871208005" calcext:value-type="float">
            <text:p>0.20393887120800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3.00551319611162" calcext:value-type="float">
            <text:p>3.00551319611162</text:p>
          </table:table-cell>
          <table:table-cell office:value-type="float" office:value="3.89857192694779" calcext:value-type="float">
            <text:p>3.89857192694779</text:p>
          </table:table-cell>
          <table:table-cell office:value-type="float" office:value="5.20006752178867" calcext:value-type="float">
            <text:p>5.20006752178867</text:p>
          </table:table-cell>
          <table:table-cell table:number-columns-repeated="4"/>
          <table:table-cell office:value-type="float" office:value="36.5556384918729" calcext:value-type="float">
            <text:p>36.5556384918729</text:p>
          </table:table-cell>
          <table:table-cell/>
          <table:table-cell office:value-type="float" office:value="-0.367991728835586" calcext:value-type="float">
            <text:p>-0.36799172883558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3.01644758564076" calcext:value-type="float">
            <text:p>3.01644758564076</text:p>
          </table:table-cell>
          <table:table-cell office:value-type="float" office:value="3.90118624229321" calcext:value-type="float">
            <text:p>3.90118624229321</text:p>
          </table:table-cell>
          <table:table-cell office:value-type="float" office:value="5.21433605277056" calcext:value-type="float">
            <text:p>5.21433605277056</text:p>
          </table:table-cell>
          <table:table-cell table:number-columns-repeated="4"/>
          <table:table-cell office:value-type="float" office:value="0.374108057906678" calcext:value-type="float">
            <text:p>0.374108057906678</text:p>
          </table:table-cell>
          <table:table-cell/>
          <table:table-cell office:value-type="float" office:value="0.159495055784415" calcext:value-type="float">
            <text:p>0.159495055784415</text:p>
          </table:table-cell>
          <table:table-cell/>
          <table:table-cell office:value-type="float" office:value="1712" calcext:value-type="float">
            <text:p>1712</text:p>
          </table:table-cell>
        </table:table-row>
        <table:table-row table:style-name="ro1">
          <table:table-cell table:number-columns-repeated="4"/>
          <table:table-cell office:value-type="float" office:value="3.0185332896262" calcext:value-type="float">
            <text:p>3.0185332896262</text:p>
          </table:table-cell>
          <table:table-cell office:value-type="float" office:value="3.903113070428" calcext:value-type="float">
            <text:p>3.903113070428</text:p>
          </table:table-cell>
          <table:table-cell office:value-type="float" office:value="5.21508909964241" calcext:value-type="float">
            <text:p>5.21508909964241</text:p>
          </table:table-cell>
          <table:table-cell table:number-columns-repeated="4"/>
          <table:table-cell office:value-type="float" office:value="0.155636513725001" calcext:value-type="float">
            <text:p>0.155636513725001</text:p>
          </table:table-cell>
          <table:table-cell/>
          <table:table-cell office:value-type="float" office:value="0.0543083314650567" calcext:value-type="float">
            <text:p>0.054308331465057</text:p>
          </table:table-cell>
          <table:table-cell/>
          <table:table-cell office:value-type="float" office:value="391" calcext:value-type="float">
            <text:p>391</text:p>
          </table:table-cell>
        </table:table-row>
        <table:table-row table:style-name="ro1">
          <table:table-cell table:number-columns-repeated="4"/>
          <table:table-cell office:value-type="float" office:value="3.03063077201493" calcext:value-type="float">
            <text:p>3.03063077201493</text:p>
          </table:table-cell>
          <table:table-cell office:value-type="float" office:value="3.90722997554412" calcext:value-type="float">
            <text:p>3.90722997554412</text:p>
          </table:table-cell>
          <table:table-cell office:value-type="float" office:value="5.22477158194997" calcext:value-type="float">
            <text:p>5.22477158194997</text:p>
          </table:table-cell>
          <table:table-cell table:number-columns-repeated="4"/>
          <table:table-cell office:value-type="float" office:value="3.70953128985477" calcext:value-type="float">
            <text:p>3.70953128985477</text:p>
          </table:table-cell>
          <table:table-cell/>
          <table:table-cell office:value-type="float" office:value="-0.0969452854898896" calcext:value-type="float">
            <text:p>-0.09694528548989</text:p>
          </table:table-cell>
          <table:table-cell/>
          <table:table-cell office:value-type="float" office:value="5337" calcext:value-type="float">
            <text:p>5337</text:p>
          </table:table-cell>
        </table:table-row>
        <table:table-row table:style-name="ro1">
          <table:table-cell table:number-columns-repeated="4"/>
          <table:table-cell office:value-type="float" office:value="3.03183704262329" calcext:value-type="float">
            <text:p>3.03183704262329</text:p>
          </table:table-cell>
          <table:table-cell office:value-type="float" office:value="3.93099180329224" calcext:value-type="float">
            <text:p>3.93099180329224</text:p>
          </table:table-cell>
          <table:table-cell office:value-type="float" office:value="5.23710304170503" calcext:value-type="float">
            <text:p>5.23710304170503</text:p>
          </table:table-cell>
          <table:table-cell table:number-columns-repeated="4"/>
          <table:table-cell office:value-type="float" office:value="2.89203611356369" calcext:value-type="float">
            <text:p>2.89203611356369</text:p>
          </table:table-cell>
          <table:table-cell/>
          <table:table-cell office:value-type="float" office:value="-0.0916485596707096" calcext:value-type="float">
            <text:p>-0.09164855967071</text:p>
          </table:table-cell>
          <table:table-cell/>
          <table:table-cell office:value-type="float" office:value="10102" calcext:value-type="float">
            <text:p>10102</text:p>
          </table:table-cell>
        </table:table-row>
        <table:table-row table:style-name="ro1">
          <table:table-cell table:number-columns-repeated="4"/>
          <table:table-cell office:value-type="float" office:value="3.05121466655785" calcext:value-type="float">
            <text:p>3.05121466655785</text:p>
          </table:table-cell>
          <table:table-cell office:value-type="float" office:value="3.95427853172152" calcext:value-type="float">
            <text:p>3.95427853172152</text:p>
          </table:table-cell>
          <table:table-cell office:value-type="float" office:value="5.24002545269585" calcext:value-type="float">
            <text:p>5.24002545269585</text:p>
          </table:table-cell>
          <table:table-cell table:number-columns-repeated="4"/>
          <table:table-cell office:value-type="float" office:value="3.21007888746679" calcext:value-type="float">
            <text:p>3.21007888746679</text:p>
          </table:table-cell>
          <table:table-cell/>
          <table:table-cell office:value-type="float" office:value="0.232009867425923" calcext:value-type="float">
            <text:p>0.23200986742592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3.05459241762033" calcext:value-type="float">
            <text:p>3.05459241762033</text:p>
          </table:table-cell>
          <table:table-cell office:value-type="float" office:value="3.96613004200284" calcext:value-type="float">
            <text:p>3.96613004200284</text:p>
          </table:table-cell>
          <table:table-cell office:value-type="float" office:value="5.24551146205668" calcext:value-type="float">
            <text:p>5.24551146205668</text:p>
          </table:table-cell>
          <table:table-cell table:number-columns-repeated="4"/>
          <table:table-cell office:value-type="float" office:value="7.62287278117859" calcext:value-type="float">
            <text:p>7.62287278117859</text:p>
          </table:table-cell>
          <table:table-cell/>
          <table:table-cell office:value-type="float" office:value="-0.381730608358429" calcext:value-type="float">
            <text:p>-0.381730608358429</text:p>
          </table:table-cell>
          <table:table-cell/>
          <table:table-cell office:value-type="float" office:value="7855" calcext:value-type="float">
            <text:p>7855</text:p>
          </table:table-cell>
        </table:table-row>
        <table:table-row table:style-name="ro1">
          <table:table-cell table:number-columns-repeated="4"/>
          <table:table-cell office:value-type="float" office:value="3.06506356716103" calcext:value-type="float">
            <text:p>3.06506356716103</text:p>
          </table:table-cell>
          <table:table-cell office:value-type="float" office:value="4.00903538972226" calcext:value-type="float">
            <text:p>4.00903538972226</text:p>
          </table:table-cell>
          <table:table-cell office:value-type="float" office:value="5.26199009412609" calcext:value-type="float">
            <text:p>5.26199009412609</text:p>
          </table:table-cell>
          <table:table-cell table:number-columns-repeated="4"/>
          <table:table-cell office:value-type="float" office:value="2.99750919404634" calcext:value-type="float">
            <text:p>2.99750919404634</text:p>
          </table:table-cell>
          <table:table-cell/>
          <table:table-cell office:value-type="float" office:value="0.0997492221217653" calcext:value-type="float">
            <text:p>0.099749222121765</text:p>
          </table:table-cell>
          <table:table-cell/>
          <table:table-cell office:value-type="float" office:value="6112" calcext:value-type="float">
            <text:p>6112</text:p>
          </table:table-cell>
        </table:table-row>
        <table:table-row table:style-name="ro1">
          <table:table-cell table:number-columns-repeated="4"/>
          <table:table-cell office:value-type="float" office:value="3.07602495767216" calcext:value-type="float">
            <text:p>3.07602495767216</text:p>
          </table:table-cell>
          <table:table-cell office:value-type="float" office:value="4.0110138582078" calcext:value-type="float">
            <text:p>4.0110138582078</text:p>
          </table:table-cell>
          <table:table-cell office:value-type="float" office:value="5.27825792742534" calcext:value-type="float">
            <text:p>5.27825792742534</text:p>
          </table:table-cell>
          <table:table-cell table:number-columns-repeated="4"/>
          <table:table-cell office:value-type="float" office:value="2.11448744719795" calcext:value-type="float">
            <text:p>2.11448744719795</text:p>
          </table:table-cell>
          <table:table-cell/>
          <table:table-cell office:value-type="float" office:value="0.0890384968060333" calcext:value-type="float">
            <text:p>0.089038496806033</text:p>
          </table:table-cell>
          <table:table-cell/>
          <table:table-cell office:value-type="float" office:value="15589" calcext:value-type="float">
            <text:p>15589</text:p>
          </table:table-cell>
        </table:table-row>
        <table:table-row table:style-name="ro1">
          <table:table-cell table:number-columns-repeated="4"/>
          <table:table-cell office:value-type="float" office:value="3.08202489832491" calcext:value-type="float">
            <text:p>3.08202489832491</text:p>
          </table:table-cell>
          <table:table-cell office:value-type="float" office:value="4.04658773755418" calcext:value-type="float">
            <text:p>4.04658773755418</text:p>
          </table:table-cell>
          <table:table-cell office:value-type="float" office:value="5.282625283139" calcext:value-type="float">
            <text:p>5.282625283139</text:p>
          </table:table-cell>
          <table:table-cell table:number-columns-repeated="4"/>
          <table:table-cell office:value-type="float" office:value="86.0628502594695" calcext:value-type="float">
            <text:p>86.0628502594695</text:p>
          </table:table-cell>
          <table:table-cell/>
          <table:table-cell office:value-type="float" office:value="-1.78011937729344" calcext:value-type="float">
            <text:p>-1.7801193772934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3.08787701048055" calcext:value-type="float">
            <text:p>3.08787701048055</text:p>
          </table:table-cell>
          <table:table-cell office:value-type="float" office:value="4.05886646393823" calcext:value-type="float">
            <text:p>4.05886646393823</text:p>
          </table:table-cell>
          <table:table-cell office:value-type="float" office:value="5.28292584298518" calcext:value-type="float">
            <text:p>5.28292584298518</text:p>
          </table:table-cell>
          <table:table-cell table:number-columns-repeated="4"/>
          <table:table-cell office:value-type="float" office:value="63.5779438164539" calcext:value-type="float">
            <text:p>63.5779438164539</text:p>
          </table:table-cell>
          <table:table-cell/>
          <table:table-cell office:value-type="float" office:value="1.72136117439173" calcext:value-type="float">
            <text:p>1.7213611743917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3.08922349088587" calcext:value-type="float">
            <text:p>3.08922349088587</text:p>
          </table:table-cell>
          <table:table-cell office:value-type="float" office:value="4.08517653567388" calcext:value-type="float">
            <text:p>4.08517653567388</text:p>
          </table:table-cell>
          <table:table-cell office:value-type="float" office:value="5.29615341200334" calcext:value-type="float">
            <text:p>5.29615341200334</text:p>
          </table:table-cell>
          <table:table-cell table:number-columns-repeated="4"/>
          <table:table-cell office:value-type="float" office:value="5.81089869358812" calcext:value-type="float">
            <text:p>5.81089869358812</text:p>
          </table:table-cell>
          <table:table-cell/>
          <table:table-cell office:value-type="float" office:value="0.549829946975875" calcext:value-type="float">
            <text:p>0.549829946975875</text:p>
          </table:table-cell>
          <table:table-cell/>
          <table:table-cell office:value-type="float" office:value="40569" calcext:value-type="float">
            <text:p>40569</text:p>
          </table:table-cell>
        </table:table-row>
        <table:table-row table:style-name="ro1">
          <table:table-cell table:number-columns-repeated="4"/>
          <table:table-cell office:value-type="float" office:value="3.08992632936666" calcext:value-type="float">
            <text:p>3.08992632936666</text:p>
          </table:table-cell>
          <table:table-cell office:value-type="float" office:value="4.08867406701825" calcext:value-type="float">
            <text:p>4.08867406701825</text:p>
          </table:table-cell>
          <table:table-cell office:value-type="float" office:value="5.31882695683741" calcext:value-type="float">
            <text:p>5.31882695683741</text:p>
          </table:table-cell>
          <table:table-cell table:number-columns-repeated="4"/>
          <table:table-cell office:value-type="float" office:value="5.54327039065558" calcext:value-type="float">
            <text:p>5.54327039065558</text:p>
          </table:table-cell>
          <table:table-cell/>
          <table:table-cell office:value-type="float" office:value="0.473981411052414" calcext:value-type="float">
            <text:p>0.473981411052414</text:p>
          </table:table-cell>
          <table:table-cell/>
          <table:table-cell office:value-type="float" office:value="7465" calcext:value-type="float">
            <text:p>7465</text:p>
          </table:table-cell>
        </table:table-row>
        <table:table-row table:style-name="ro1">
          <table:table-cell table:number-columns-repeated="4"/>
          <table:table-cell office:value-type="float" office:value="3.09767829336517" calcext:value-type="float">
            <text:p>3.09767829336517</text:p>
          </table:table-cell>
          <table:table-cell office:value-type="float" office:value="4.09165509166965" calcext:value-type="float">
            <text:p>4.09165509166965</text:p>
          </table:table-cell>
          <table:table-cell office:value-type="float" office:value="5.31988090796193" calcext:value-type="float">
            <text:p>5.31988090796193</text:p>
          </table:table-cell>
          <table:table-cell table:number-columns-repeated="4"/>
          <table:table-cell office:value-type="float" office:value="100.089374003461" calcext:value-type="float">
            <text:p>100.089374003461</text:p>
          </table:table-cell>
          <table:table-cell/>
          <table:table-cell office:value-type="float" office:value="2.07723974551206" calcext:value-type="float">
            <text:p>2.07723974551206</text:p>
          </table:table-cell>
          <table:table-cell/>
          <table:table-cell office:value-type="float" office:value="48581" calcext:value-type="float">
            <text:p>48581</text:p>
          </table:table-cell>
        </table:table-row>
        <table:table-row table:style-name="ro1">
          <table:table-cell table:number-columns-repeated="4"/>
          <table:table-cell office:value-type="float" office:value="3.10199076743605" calcext:value-type="float">
            <text:p>3.10199076743605</text:p>
          </table:table-cell>
          <table:table-cell office:value-type="float" office:value="4.10371916320643" calcext:value-type="float">
            <text:p>4.10371916320643</text:p>
          </table:table-cell>
          <table:table-cell office:value-type="float" office:value="5.32269939232847" calcext:value-type="float">
            <text:p>5.32269939232847</text:p>
          </table:table-cell>
          <table:table-cell table:number-columns-repeated="4"/>
          <table:table-cell office:value-type="float" office:value="3.70153532101145" calcext:value-type="float">
            <text:p>3.70153532101145</text:p>
          </table:table-cell>
          <table:table-cell/>
          <table:table-cell office:value-type="float" office:value="-0.0200297248347291" calcext:value-type="float">
            <text:p>-0.020029724834729</text:p>
          </table:table-cell>
          <table:table-cell/>
          <table:table-cell office:value-type="float" office:value="4314" calcext:value-type="float">
            <text:p>4314</text:p>
          </table:table-cell>
        </table:table-row>
        <table:table-row table:style-name="ro1">
          <table:table-cell table:number-columns-repeated="4"/>
          <table:table-cell office:value-type="float" office:value="3.1180893451955" calcext:value-type="float">
            <text:p>3.1180893451955</text:p>
          </table:table-cell>
          <table:table-cell office:value-type="float" office:value="4.10536209508497" calcext:value-type="float">
            <text:p>4.10536209508497</text:p>
          </table:table-cell>
          <table:table-cell office:value-type="float" office:value="5.35571288471307" calcext:value-type="float">
            <text:p>5.35571288471307</text:p>
          </table:table-cell>
          <table:table-cell table:number-columns-repeated="4"/>
          <table:table-cell office:value-type="float" office:value="0.380471003034802" calcext:value-type="float">
            <text:p>0.380471003034802</text:p>
          </table:table-cell>
          <table:table-cell/>
          <table:table-cell office:value-type="float" office:value="-0.0909525833903565" calcext:value-type="float">
            <text:p>-0.09095258339035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3.12353959819207" calcext:value-type="float">
            <text:p>3.12353959819207</text:p>
          </table:table-cell>
          <table:table-cell office:value-type="float" office:value="4.13190473708762" calcext:value-type="float">
            <text:p>4.13190473708762</text:p>
          </table:table-cell>
          <table:table-cell office:value-type="float" office:value="5.42102348433827" calcext:value-type="float">
            <text:p>5.42102348433827</text:p>
          </table:table-cell>
          <table:table-cell table:number-columns-repeated="4"/>
          <table:table-cell office:value-type="float" office:value="6.98073539786972" calcext:value-type="float">
            <text:p>6.98073539786972</text:p>
          </table:table-cell>
          <table:table-cell/>
          <table:table-cell office:value-type="float" office:value="-0.620773270509427" calcext:value-type="float">
            <text:p>-0.620773270509427</text:p>
          </table:table-cell>
          <table:table-cell/>
          <table:table-cell office:value-type="float" office:value="8654" calcext:value-type="float">
            <text:p>8654</text:p>
          </table:table-cell>
        </table:table-row>
        <table:table-row table:style-name="ro1">
          <table:table-cell table:number-columns-repeated="4"/>
          <table:table-cell office:value-type="float" office:value="3.12633340448631" calcext:value-type="float">
            <text:p>3.12633340448631</text:p>
          </table:table-cell>
          <table:table-cell office:value-type="float" office:value="4.13292850355133" calcext:value-type="float">
            <text:p>4.13292850355133</text:p>
          </table:table-cell>
          <table:table-cell office:value-type="float" office:value="5.43981339546409" calcext:value-type="float">
            <text:p>5.43981339546409</text:p>
          </table:table-cell>
          <table:table-cell table:number-columns-repeated="4"/>
          <table:table-cell office:value-type="float" office:value="2.55321593461387" calcext:value-type="float">
            <text:p>2.55321593461387</text:p>
          </table:table-cell>
          <table:table-cell/>
          <table:table-cell office:value-type="float" office:value="0.218729318565279" calcext:value-type="float">
            <text:p>0.218729318565279</text:p>
          </table:table-cell>
          <table:table-cell/>
          <table:table-cell office:value-type="float" office:value="3284" calcext:value-type="float">
            <text:p>3284</text:p>
          </table:table-cell>
        </table:table-row>
        <table:table-row table:style-name="ro1">
          <table:table-cell table:number-columns-repeated="4"/>
          <table:table-cell office:value-type="float" office:value="3.13520478441447" calcext:value-type="float">
            <text:p>3.13520478441447</text:p>
          </table:table-cell>
          <table:table-cell office:value-type="float" office:value="4.14099239083275" calcext:value-type="float">
            <text:p>4.14099239083275</text:p>
          </table:table-cell>
          <table:table-cell office:value-type="float" office:value="5.47181705414818" calcext:value-type="float">
            <text:p>5.47181705414818</text:p>
          </table:table-cell>
          <table:table-cell table:number-columns-repeated="4"/>
          <table:table-cell office:value-type="float" office:value="0.406008045610734" calcext:value-type="float">
            <text:p>0.406008045610734</text:p>
          </table:table-cell>
          <table:table-cell/>
          <table:table-cell office:value-type="float" office:value="-0.0706218335729074" calcext:value-type="float">
            <text:p>-0.07062183357290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3.13531747566623" calcext:value-type="float">
            <text:p>3.13531747566623</text:p>
          </table:table-cell>
          <table:table-cell office:value-type="float" office:value="4.14916041900074" calcext:value-type="float">
            <text:p>4.14916041900074</text:p>
          </table:table-cell>
          <table:table-cell office:value-type="float" office:value="5.47208560612981" calcext:value-type="float">
            <text:p>5.47208560612981</text:p>
          </table:table-cell>
          <table:table-cell table:number-columns-repeated="4"/>
          <table:table-cell office:value-type="float" office:value="4.9913221604403" calcext:value-type="float">
            <text:p>4.9913221604403</text:p>
          </table:table-cell>
          <table:table-cell/>
          <table:table-cell office:value-type="float" office:value="0.00194832117316297" calcext:value-type="float">
            <text:p>0.001948321173163</text:p>
          </table:table-cell>
          <table:table-cell/>
          <table:table-cell office:value-type="float" office:value="4722" calcext:value-type="float">
            <text:p>4722</text:p>
          </table:table-cell>
        </table:table-row>
        <table:table-row table:style-name="ro1">
          <table:table-cell table:number-columns-repeated="4"/>
          <table:table-cell office:value-type="float" office:value="3.13999931919017" calcext:value-type="float">
            <text:p>3.13999931919017</text:p>
          </table:table-cell>
          <table:table-cell office:value-type="float" office:value="4.15424331448992" calcext:value-type="float">
            <text:p>4.15424331448992</text:p>
          </table:table-cell>
          <table:table-cell office:value-type="float" office:value="5.5000383146914" calcext:value-type="float">
            <text:p>5.5000383146914</text:p>
          </table:table-cell>
          <table:table-cell table:number-columns-repeated="4"/>
          <table:table-cell office:value-type="float" office:value="0.34611267921574" calcext:value-type="float">
            <text:p>0.34611267921574</text:p>
          </table:table-cell>
          <table:table-cell/>
          <table:table-cell office:value-type="float" office:value="0.151197486078426" calcext:value-type="float">
            <text:p>0.151197486078426</text:p>
          </table:table-cell>
          <table:table-cell/>
          <table:table-cell office:value-type="float" office:value="1499" calcext:value-type="float">
            <text:p>1499</text:p>
          </table:table-cell>
        </table:table-row>
        <table:table-row table:style-name="ro1">
          <table:table-cell table:number-columns-repeated="4"/>
          <table:table-cell office:value-type="float" office:value="3.14373567148305" calcext:value-type="float">
            <text:p>3.14373567148305</text:p>
          </table:table-cell>
          <table:table-cell office:value-type="float" office:value="4.15996292193888" calcext:value-type="float">
            <text:p>4.15996292193888</text:p>
          </table:table-cell>
          <table:table-cell office:value-type="float" office:value="5.51971654052876" calcext:value-type="float">
            <text:p>5.51971654052876</text:p>
          </table:table-cell>
          <table:table-cell table:number-columns-repeated="4"/>
          <table:table-cell office:value-type="float" office:value="92.9593830512115" calcext:value-type="float">
            <text:p>92.9593830512115</text:p>
          </table:table-cell>
          <table:table-cell/>
          <table:table-cell office:value-type="float" office:value="-1.05142038741926" calcext:value-type="float">
            <text:p>-1.0514203874192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3.14650515319045" calcext:value-type="float">
            <text:p>3.14650515319045</text:p>
          </table:table-cell>
          <table:table-cell office:value-type="float" office:value="4.19481046170239" calcext:value-type="float">
            <text:p>4.19481046170239</text:p>
          </table:table-cell>
          <table:table-cell office:value-type="float" office:value="5.52217318848913" calcext:value-type="float">
            <text:p>5.52217318848913</text:p>
          </table:table-cell>
          <table:table-cell table:number-columns-repeated="4"/>
          <table:table-cell office:value-type="float" office:value="8.97700804468778" calcext:value-type="float">
            <text:p>8.97700804468778</text:p>
          </table:table-cell>
          <table:table-cell/>
          <table:table-cell office:value-type="float" office:value="0.299318670246134" calcext:value-type="float">
            <text:p>0.299318670246134</text:p>
          </table:table-cell>
          <table:table-cell/>
          <table:table-cell office:value-type="float" office:value="11604" calcext:value-type="float">
            <text:p>11604</text:p>
          </table:table-cell>
        </table:table-row>
        <table:table-row table:style-name="ro1">
          <table:table-cell table:number-columns-repeated="4"/>
          <table:table-cell office:value-type="float" office:value="3.14943466642905" calcext:value-type="float">
            <text:p>3.14943466642905</text:p>
          </table:table-cell>
          <table:table-cell office:value-type="float" office:value="4.20917850303032" calcext:value-type="float">
            <text:p>4.20917850303032</text:p>
          </table:table-cell>
          <table:table-cell office:value-type="float" office:value="5.54131884582255" calcext:value-type="float">
            <text:p>5.54131884582255</text:p>
          </table:table-cell>
          <table:table-cell table:number-columns-repeated="4"/>
          <table:table-cell office:value-type="float" office:value="1.59154758593266" calcext:value-type="float">
            <text:p>1.59154758593266</text:p>
          </table:table-cell>
          <table:table-cell/>
          <table:table-cell office:value-type="float" office:value="0.247265235439296" calcext:value-type="float">
            <text:p>0.247265235439296</text:p>
          </table:table-cell>
          <table:table-cell/>
          <table:table-cell office:value-type="float" office:value="2254" calcext:value-type="float">
            <text:p>2254</text:p>
          </table:table-cell>
        </table:table-row>
        <table:table-row table:style-name="ro1">
          <table:table-cell table:number-columns-repeated="4"/>
          <table:table-cell office:value-type="float" office:value="3.1642260951604" calcext:value-type="float">
            <text:p>3.1642260951604</text:p>
          </table:table-cell>
          <table:table-cell office:value-type="float" office:value="4.20975340579407" calcext:value-type="float">
            <text:p>4.20975340579407</text:p>
          </table:table-cell>
          <table:table-cell office:value-type="float" office:value="5.54327039065558" calcext:value-type="float">
            <text:p>5.54327039065558</text:p>
          </table:table-cell>
          <table:table-cell table:number-columns-repeated="4"/>
          <table:table-cell office:value-type="float" office:value="2.72872473581307" calcext:value-type="float">
            <text:p>2.72872473581307</text:p>
          </table:table-cell>
          <table:table-cell/>
          <table:table-cell office:value-type="float" office:value="-0.931666268211616" calcext:value-type="float">
            <text:p>-0.931666268211616</text:p>
          </table:table-cell>
          <table:table-cell/>
          <table:table-cell office:value-type="float" office:value="3318" calcext:value-type="float">
            <text:p>3318</text:p>
          </table:table-cell>
        </table:table-row>
        <table:table-row table:style-name="ro1">
          <table:table-cell table:number-columns-repeated="4"/>
          <table:table-cell office:value-type="float" office:value="3.17308955292106" calcext:value-type="float">
            <text:p>3.17308955292106</text:p>
          </table:table-cell>
          <table:table-cell office:value-type="float" office:value="4.21433041043762" calcext:value-type="float">
            <text:p>4.21433041043762</text:p>
          </table:table-cell>
          <table:table-cell office:value-type="float" office:value="5.55327846315809" calcext:value-type="float">
            <text:p>5.55327846315809</text:p>
          </table:table-cell>
          <table:table-cell table:number-columns-repeated="4"/>
          <table:table-cell office:value-type="float" office:value="5.52217318848913" calcext:value-type="float">
            <text:p>5.52217318848913</text:p>
          </table:table-cell>
          <table:table-cell/>
          <table:table-cell office:value-type="float" office:value="-0.266821145084795" calcext:value-type="float">
            <text:p>-0.266821145084795</text:p>
          </table:table-cell>
          <table:table-cell/>
          <table:table-cell office:value-type="float" office:value="5905" calcext:value-type="float">
            <text:p>5905</text:p>
          </table:table-cell>
        </table:table-row>
        <table:table-row table:style-name="ro1">
          <table:table-cell table:number-columns-repeated="4"/>
          <table:table-cell office:value-type="float" office:value="3.17502866625674" calcext:value-type="float">
            <text:p>3.17502866625674</text:p>
          </table:table-cell>
          <table:table-cell office:value-type="float" office:value="4.22158194969334" calcext:value-type="float">
            <text:p>4.22158194969334</text:p>
          </table:table-cell>
          <table:table-cell office:value-type="float" office:value="5.57134307129396" calcext:value-type="float">
            <text:p>5.57134307129396</text:p>
          </table:table-cell>
          <table:table-cell table:number-columns-repeated="4"/>
          <table:table-cell office:value-type="float" office:value="98.2670843751846" calcext:value-type="float">
            <text:p>98.2670843751846</text:p>
          </table:table-cell>
          <table:table-cell/>
          <table:table-cell office:value-type="float" office:value="-3.14415359182047" calcext:value-type="float">
            <text:p>-3.1441535918204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3.18681875647347" calcext:value-type="float">
            <text:p>3.18681875647347</text:p>
          </table:table-cell>
          <table:table-cell office:value-type="float" office:value="4.2231062507076" calcext:value-type="float">
            <text:p>4.2231062507076</text:p>
          </table:table-cell>
          <table:table-cell office:value-type="float" office:value="5.58224159332955" calcext:value-type="float">
            <text:p>5.58224159332955</text:p>
          </table:table-cell>
          <table:table-cell table:number-columns-repeated="4"/>
          <table:table-cell office:value-type="float" office:value="6.34298958482757" calcext:value-type="float">
            <text:p>6.34298958482757</text:p>
          </table:table-cell>
          <table:table-cell/>
          <table:table-cell office:value-type="float" office:value="-0.296036511437062" calcext:value-type="float">
            <text:p>-0.296036511437062</text:p>
          </table:table-cell>
          <table:table-cell/>
          <table:table-cell office:value-type="float" office:value="4782" calcext:value-type="float">
            <text:p>4782</text:p>
          </table:table-cell>
        </table:table-row>
        <table:table-row table:style-name="ro1">
          <table:table-cell table:number-columns-repeated="4"/>
          <table:table-cell office:value-type="float" office:value="3.18731828424668" calcext:value-type="float">
            <text:p>3.18731828424668</text:p>
          </table:table-cell>
          <table:table-cell office:value-type="float" office:value="4.24247214198929" calcext:value-type="float">
            <text:p>4.24247214198929</text:p>
          </table:table-cell>
          <table:table-cell office:value-type="float" office:value="5.6088795497179" calcext:value-type="float">
            <text:p>5.6088795497179</text:p>
          </table:table-cell>
          <table:table-cell table:number-columns-repeated="4"/>
          <table:table-cell office:value-type="float" office:value="2.84684854717669" calcext:value-type="float">
            <text:p>2.84684854717669</text:p>
          </table:table-cell>
          <table:table-cell/>
          <table:table-cell office:value-type="float" office:value="-0.619518723844666" calcext:value-type="float">
            <text:p>-0.619518723844666</text:p>
          </table:table-cell>
          <table:table-cell/>
          <table:table-cell office:value-type="float" office:value="3827" calcext:value-type="float">
            <text:p>3827</text:p>
          </table:table-cell>
        </table:table-row>
        <table:table-row table:style-name="ro1">
          <table:table-cell table:number-columns-repeated="4"/>
          <table:table-cell office:value-type="float" office:value="3.19067556719134" calcext:value-type="float">
            <text:p>3.19067556719134</text:p>
          </table:table-cell>
          <table:table-cell office:value-type="float" office:value="4.30688562158518" calcext:value-type="float">
            <text:p>4.30688562158518</text:p>
          </table:table-cell>
          <table:table-cell office:value-type="float" office:value="5.61533712979892" calcext:value-type="float">
            <text:p>5.61533712979892</text:p>
          </table:table-cell>
          <table:table-cell table:number-columns-repeated="4"/>
          <table:table-cell office:value-type="float" office:value="4.86036841760087" calcext:value-type="float">
            <text:p>4.86036841760087</text:p>
          </table:table-cell>
          <table:table-cell/>
          <table:table-cell office:value-type="float" office:value="-0.788946465726613" calcext:value-type="float">
            <text:p>-0.788946465726613</text:p>
          </table:table-cell>
          <table:table-cell/>
          <table:table-cell office:value-type="float" office:value="7684" calcext:value-type="float">
            <text:p>7684</text:p>
          </table:table-cell>
        </table:table-row>
        <table:table-row table:style-name="ro1">
          <table:table-cell table:number-columns-repeated="4"/>
          <table:table-cell office:value-type="float" office:value="3.19079102125192" calcext:value-type="float">
            <text:p>3.19079102125192</text:p>
          </table:table-cell>
          <table:table-cell office:value-type="float" office:value="4.33515880998763" calcext:value-type="float">
            <text:p>4.33515880998763</text:p>
          </table:table-cell>
          <table:table-cell office:value-type="float" office:value="5.61758115854671" calcext:value-type="float">
            <text:p>5.61758115854671</text:p>
          </table:table-cell>
          <table:table-cell table:number-columns-repeated="4"/>
          <table:table-cell office:value-type="float" office:value="5.61758115854671" calcext:value-type="float">
            <text:p>5.61758115854671</text:p>
          </table:table-cell>
          <table:table-cell/>
          <table:table-cell office:value-type="float" office:value="0.329200296435087" calcext:value-type="float">
            <text:p>0.329200296435087</text:p>
          </table:table-cell>
          <table:table-cell/>
          <table:table-cell office:value-type="float" office:value="6737" calcext:value-type="float">
            <text:p>6737</text:p>
          </table:table-cell>
        </table:table-row>
        <table:table-row table:style-name="ro1">
          <table:table-cell table:number-columns-repeated="4"/>
          <table:table-cell office:value-type="float" office:value="3.2058320957664" calcext:value-type="float">
            <text:p>3.2058320957664</text:p>
          </table:table-cell>
          <table:table-cell office:value-type="float" office:value="4.36079238150715" calcext:value-type="float">
            <text:p>4.36079238150715</text:p>
          </table:table-cell>
          <table:table-cell office:value-type="float" office:value="5.61990347621893" calcext:value-type="float">
            <text:p>5.61990347621893</text:p>
          </table:table-cell>
          <table:table-cell table:number-columns-repeated="4"/>
          <table:table-cell office:value-type="float" office:value="6.82230839285184" calcext:value-type="float">
            <text:p>6.82230839285184</text:p>
          </table:table-cell>
          <table:table-cell/>
          <table:table-cell office:value-type="float" office:value="0.253133817328861" calcext:value-type="float">
            <text:p>0.253133817328861</text:p>
          </table:table-cell>
          <table:table-cell/>
          <table:table-cell office:value-type="float" office:value="12899" calcext:value-type="float">
            <text:p>12899</text:p>
          </table:table-cell>
        </table:table-row>
        <table:table-row table:style-name="ro1">
          <table:table-cell table:number-columns-repeated="4"/>
          <table:table-cell office:value-type="float" office:value="3.20583229614329" calcext:value-type="float">
            <text:p>3.20583229614329</text:p>
          </table:table-cell>
          <table:table-cell office:value-type="float" office:value="4.39052547879462" calcext:value-type="float">
            <text:p>4.39052547879462</text:p>
          </table:table-cell>
          <table:table-cell office:value-type="float" office:value="5.63098448973196" calcext:value-type="float">
            <text:p>5.63098448973196</text:p>
          </table:table-cell>
          <table:table-cell table:number-columns-repeated="4"/>
          <table:table-cell office:value-type="float" office:value="5.15850846413438" calcext:value-type="float">
            <text:p>5.15850846413438</text:p>
          </table:table-cell>
          <table:table-cell/>
          <table:table-cell office:value-type="float" office:value="0.174104242161326" calcext:value-type="float">
            <text:p>0.17410424216132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3.20922569044373" calcext:value-type="float">
            <text:p>3.20922569044373</text:p>
          </table:table-cell>
          <table:table-cell office:value-type="float" office:value="4.4093806687303" calcext:value-type="float">
            <text:p>4.4093806687303</text:p>
          </table:table-cell>
          <table:table-cell office:value-type="float" office:value="5.63441896939988" calcext:value-type="float">
            <text:p>5.63441896939988</text:p>
          </table:table-cell>
          <table:table-cell table:number-columns-repeated="4"/>
          <table:table-cell office:value-type="float" office:value="6.40159169500321" calcext:value-type="float">
            <text:p>6.40159169500321</text:p>
          </table:table-cell>
          <table:table-cell/>
          <table:table-cell office:value-type="float" office:value="-0.646711245443077" calcext:value-type="float">
            <text:p>-0.646711245443077</text:p>
          </table:table-cell>
          <table:table-cell/>
          <table:table-cell office:value-type="float" office:value="9112" calcext:value-type="float">
            <text:p>9112</text:p>
          </table:table-cell>
        </table:table-row>
        <table:table-row table:style-name="ro1">
          <table:table-cell table:number-columns-repeated="4"/>
          <table:table-cell office:value-type="float" office:value="3.21320054848912" calcext:value-type="float">
            <text:p>3.21320054848912</text:p>
          </table:table-cell>
          <table:table-cell office:value-type="float" office:value="4.44144583553458" calcext:value-type="float">
            <text:p>4.44144583553458</text:p>
          </table:table-cell>
          <table:table-cell office:value-type="float" office:value="5.63873645467466" calcext:value-type="float">
            <text:p>5.63873645467466</text:p>
          </table:table-cell>
          <table:table-cell table:number-columns-repeated="4"/>
          <table:table-cell office:value-type="float" office:value="-0.0809227095434216" calcext:value-type="float">
            <text:p>-0.080922709543422</text:p>
          </table:table-cell>
          <table:table-cell/>
          <table:table-cell office:value-type="float" office:value="0.15875818098785" calcext:value-type="float">
            <text:p>0.15875818098785</text:p>
          </table:table-cell>
          <table:table-cell/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4"/>
          <table:table-cell office:value-type="float" office:value="3.21415131113686" calcext:value-type="float">
            <text:p>3.21415131113686</text:p>
          </table:table-cell>
          <table:table-cell office:value-type="float" office:value="4.44271906592575" calcext:value-type="float">
            <text:p>4.44271906592575</text:p>
          </table:table-cell>
          <table:table-cell office:value-type="float" office:value="5.64703244365772" calcext:value-type="float">
            <text:p>5.64703244365772</text:p>
          </table:table-cell>
          <table:table-cell table:number-columns-repeated="4"/>
          <table:table-cell office:value-type="float" office:value="99.6253511369392" calcext:value-type="float">
            <text:p>99.6253511369392</text:p>
          </table:table-cell>
          <table:table-cell/>
          <table:table-cell office:value-type="float" office:value="1.53756182732358" calcext:value-type="float">
            <text:p>1.5375618273235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3.21609654247026" calcext:value-type="float">
            <text:p>3.21609654247026</text:p>
          </table:table-cell>
          <table:table-cell office:value-type="float" office:value="4.45934202713446" calcext:value-type="float">
            <text:p>4.45934202713446</text:p>
          </table:table-cell>
          <table:table-cell office:value-type="float" office:value="5.66136959205202" calcext:value-type="float">
            <text:p>5.66136959205202</text:p>
          </table:table-cell>
          <table:table-cell table:number-columns-repeated="4"/>
          <table:table-cell office:value-type="float" office:value="5.79056534406664" calcext:value-type="float">
            <text:p>5.79056534406664</text:p>
          </table:table-cell>
          <table:table-cell/>
          <table:table-cell office:value-type="float" office:value="0.386861715272916" calcext:value-type="float">
            <text:p>0.386861715272916</text:p>
          </table:table-cell>
          <table:table-cell/>
          <table:table-cell office:value-type="float" office:value="39046" calcext:value-type="float">
            <text:p>39046</text:p>
          </table:table-cell>
        </table:table-row>
        <table:table-row table:style-name="ro1">
          <table:table-cell table:number-columns-repeated="4"/>
          <table:table-cell office:value-type="float" office:value="3.21672459506894" calcext:value-type="float">
            <text:p>3.21672459506894</text:p>
          </table:table-cell>
          <table:table-cell office:value-type="float" office:value="4.46082070655393" calcext:value-type="float">
            <text:p>4.46082070655393</text:p>
          </table:table-cell>
          <table:table-cell office:value-type="float" office:value="5.66310817007598" calcext:value-type="float">
            <text:p>5.66310817007598</text:p>
          </table:table-cell>
          <table:table-cell table:number-columns-repeated="4"/>
          <table:table-cell office:value-type="float" office:value="6.5546025062546" calcext:value-type="float">
            <text:p>6.5546025062546</text:p>
          </table:table-cell>
          <table:table-cell/>
          <table:table-cell office:value-type="float" office:value="-0.183332644722185" calcext:value-type="float">
            <text:p>-0.183332644722185</text:p>
          </table:table-cell>
          <table:table-cell/>
          <table:table-cell office:value-type="float" office:value="8225" calcext:value-type="float">
            <text:p>8225</text:p>
          </table:table-cell>
        </table:table-row>
        <table:table-row table:style-name="ro1">
          <table:table-cell table:number-columns-repeated="4"/>
          <table:table-cell office:value-type="float" office:value="3.22025326566667" calcext:value-type="float">
            <text:p>3.22025326566667</text:p>
          </table:table-cell>
          <table:table-cell office:value-type="float" office:value="4.46767175709142" calcext:value-type="float">
            <text:p>4.46767175709142</text:p>
          </table:table-cell>
          <table:table-cell office:value-type="float" office:value="5.69585322619823" calcext:value-type="float">
            <text:p>5.69585322619823</text:p>
          </table:table-cell>
          <table:table-cell table:number-columns-repeated="4"/>
          <table:table-cell office:value-type="float" office:value="7.25955546497135" calcext:value-type="float">
            <text:p>7.25955546497135</text:p>
          </table:table-cell>
          <table:table-cell/>
          <table:table-cell office:value-type="float" office:value="-0.549337001435512" calcext:value-type="float">
            <text:p>-0.549337001435512</text:p>
          </table:table-cell>
          <table:table-cell/>
          <table:table-cell office:value-type="float" office:value="17330" calcext:value-type="float">
            <text:p>17330</text:p>
          </table:table-cell>
        </table:table-row>
        <table:table-row table:style-name="ro1">
          <table:table-cell table:number-columns-repeated="4"/>
          <table:table-cell office:value-type="float" office:value="3.23671793636896" calcext:value-type="float">
            <text:p>3.23671793636896</text:p>
          </table:table-cell>
          <table:table-cell office:value-type="float" office:value="4.48148178228642" calcext:value-type="float">
            <text:p>4.48148178228642</text:p>
          </table:table-cell>
          <table:table-cell office:value-type="float" office:value="5.70067658928715" calcext:value-type="float">
            <text:p>5.70067658928715</text:p>
          </table:table-cell>
          <table:table-cell table:number-columns-repeated="4"/>
          <table:table-cell office:value-type="float" office:value="7.72069328570128" calcext:value-type="float">
            <text:p>7.72069328570128</text:p>
          </table:table-cell>
          <table:table-cell/>
          <table:table-cell office:value-type="float" office:value="0.922072565589216" calcext:value-type="float">
            <text:p>0.922072565589216</text:p>
          </table:table-cell>
          <table:table-cell/>
          <table:table-cell office:value-type="float" office:value="14472" calcext:value-type="float">
            <text:p>14472</text:p>
          </table:table-cell>
        </table:table-row>
        <table:table-row table:style-name="ro1">
          <table:table-cell table:number-columns-repeated="4"/>
          <table:table-cell office:value-type="float" office:value="3.23959400339608" calcext:value-type="float">
            <text:p>3.23959400339608</text:p>
          </table:table-cell>
          <table:table-cell office:value-type="float" office:value="4.48412026290977" calcext:value-type="float">
            <text:p>4.48412026290977</text:p>
          </table:table-cell>
          <table:table-cell office:value-type="float" office:value="5.70643353639086" calcext:value-type="float">
            <text:p>5.70643353639086</text:p>
          </table:table-cell>
          <table:table-cell table:number-columns-repeated="4"/>
          <table:table-cell office:value-type="float" office:value="3.58082363192284" calcext:value-type="float">
            <text:p>3.58082363192284</text:p>
          </table:table-cell>
          <table:table-cell/>
          <table:table-cell office:value-type="float" office:value="-0.221689084060334" calcext:value-type="float">
            <text:p>-0.22168908406033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3.25610414173344" calcext:value-type="float">
            <text:p>3.25610414173344</text:p>
          </table:table-cell>
          <table:table-cell office:value-type="float" office:value="4.54213726712602" calcext:value-type="float">
            <text:p>4.54213726712602</text:p>
          </table:table-cell>
          <table:table-cell office:value-type="float" office:value="5.72960839857175" calcext:value-type="float">
            <text:p>5.72960839857175</text:p>
          </table:table-cell>
          <table:table-cell table:number-columns-repeated="4"/>
          <table:table-cell office:value-type="float" office:value="5.28292584298518" calcext:value-type="float">
            <text:p>5.28292584298518</text:p>
          </table:table-cell>
          <table:table-cell/>
          <table:table-cell office:value-type="float" office:value="-0.0324539418337237" calcext:value-type="float">
            <text:p>-0.032453941833724</text:p>
          </table:table-cell>
          <table:table-cell/>
          <table:table-cell office:value-type="float" office:value="6699" calcext:value-type="float">
            <text:p>6699</text:p>
          </table:table-cell>
        </table:table-row>
        <table:table-row table:style-name="ro1">
          <table:table-cell table:number-columns-repeated="4"/>
          <table:table-cell office:value-type="float" office:value="3.26622920825945" calcext:value-type="float">
            <text:p>3.26622920825945</text:p>
          </table:table-cell>
          <table:table-cell office:value-type="float" office:value="4.56063876532542" calcext:value-type="float">
            <text:p>4.56063876532542</text:p>
          </table:table-cell>
          <table:table-cell office:value-type="float" office:value="5.74605292901967" calcext:value-type="float">
            <text:p>5.74605292901967</text:p>
          </table:table-cell>
          <table:table-cell table:number-columns-repeated="4"/>
          <table:table-cell office:value-type="float" office:value="7.61122822800204" calcext:value-type="float">
            <text:p>7.61122822800204</text:p>
          </table:table-cell>
          <table:table-cell/>
          <table:table-cell office:value-type="float" office:value="-0.0806664353227932" calcext:value-type="float">
            <text:p>-0.080666435322793</text:p>
          </table:table-cell>
          <table:table-cell/>
          <table:table-cell office:value-type="float" office:value="10415" calcext:value-type="float">
            <text:p>10415</text:p>
          </table:table-cell>
        </table:table-row>
        <table:table-row table:style-name="ro1">
          <table:table-cell table:number-columns-repeated="4"/>
          <table:table-cell office:value-type="float" office:value="3.28174189325404" calcext:value-type="float">
            <text:p>3.28174189325404</text:p>
          </table:table-cell>
          <table:table-cell office:value-type="float" office:value="4.56319475169334" calcext:value-type="float">
            <text:p>4.56319475169334</text:p>
          </table:table-cell>
          <table:table-cell office:value-type="float" office:value="5.75387465933377" calcext:value-type="float">
            <text:p>5.75387465933377</text:p>
          </table:table-cell>
          <table:table-cell table:number-columns-repeated="4"/>
          <table:table-cell office:value-type="float" office:value="68.2325636178789" calcext:value-type="float">
            <text:p>68.2325636178789</text:p>
          </table:table-cell>
          <table:table-cell/>
          <table:table-cell office:value-type="float" office:value="-2.3021729581855" calcext:value-type="float">
            <text:p>-2.302172958185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3.2875155523569" calcext:value-type="float">
            <text:p>3.2875155523569</text:p>
          </table:table-cell>
          <table:table-cell office:value-type="float" office:value="4.58710621663259" calcext:value-type="float">
            <text:p>4.58710621663259</text:p>
          </table:table-cell>
          <table:table-cell office:value-type="float" office:value="5.78074119339514" calcext:value-type="float">
            <text:p>5.78074119339514</text:p>
          </table:table-cell>
          <table:table-cell table:number-columns-repeated="4"/>
          <table:table-cell office:value-type="float" office:value="7.40902027199788" calcext:value-type="float">
            <text:p>7.40902027199788</text:p>
          </table:table-cell>
          <table:table-cell/>
          <table:table-cell office:value-type="float" office:value="-0.295372356434297" calcext:value-type="float">
            <text:p>-0.295372356434297</text:p>
          </table:table-cell>
          <table:table-cell/>
          <table:table-cell office:value-type="float" office:value="9465" calcext:value-type="float">
            <text:p>9465</text:p>
          </table:table-cell>
        </table:table-row>
        <table:table-row table:style-name="ro1">
          <table:table-cell table:number-columns-repeated="4"/>
          <table:table-cell office:value-type="float" office:value="3.29769442653943" calcext:value-type="float">
            <text:p>3.29769442653943</text:p>
          </table:table-cell>
          <table:table-cell office:value-type="float" office:value="4.58851039246698" calcext:value-type="float">
            <text:p>4.58851039246698</text:p>
          </table:table-cell>
          <table:table-cell office:value-type="float" office:value="5.79056534406664" calcext:value-type="float">
            <text:p>5.79056534406664</text:p>
          </table:table-cell>
          <table:table-cell table:number-columns-repeated="4"/>
          <table:table-cell office:value-type="float" office:value="5.75387465933377" calcext:value-type="float">
            <text:p>5.75387465933377</text:p>
          </table:table-cell>
          <table:table-cell/>
          <table:table-cell office:value-type="float" office:value="-0.702357120034761" calcext:value-type="float">
            <text:p>-0.702357120034761</text:p>
          </table:table-cell>
          <table:table-cell/>
          <table:table-cell office:value-type="float" office:value="14866" calcext:value-type="float">
            <text:p>14866</text:p>
          </table:table-cell>
        </table:table-row>
        <table:table-row table:style-name="ro1">
          <table:table-cell table:number-columns-repeated="4"/>
          <table:table-cell office:value-type="float" office:value="3.30012352640895" calcext:value-type="float">
            <text:p>3.30012352640895</text:p>
          </table:table-cell>
          <table:table-cell office:value-type="float" office:value="4.60476806925374" calcext:value-type="float">
            <text:p>4.60476806925374</text:p>
          </table:table-cell>
          <table:table-cell office:value-type="float" office:value="5.79083576009305" calcext:value-type="float">
            <text:p>5.79083576009305</text:p>
          </table:table-cell>
          <table:table-cell table:number-columns-repeated="4"/>
          <table:table-cell office:value-type="float" office:value="0.95546974350211" calcext:value-type="float">
            <text:p>0.95546974350211</text:p>
          </table:table-cell>
          <table:table-cell/>
          <table:table-cell office:value-type="float" office:value="0.0340172635292209" calcext:value-type="float">
            <text:p>0.034017263529221</text:p>
          </table:table-cell>
          <table:table-cell/>
          <table:table-cell office:value-type="float" office:value="1555" calcext:value-type="float">
            <text:p>1555</text:p>
          </table:table-cell>
        </table:table-row>
        <table:table-row table:style-name="ro1">
          <table:table-cell table:number-columns-repeated="4"/>
          <table:table-cell office:value-type="float" office:value="3.30343075870988" calcext:value-type="float">
            <text:p>3.30343075870988</text:p>
          </table:table-cell>
          <table:table-cell office:value-type="float" office:value="4.61267379657243" calcext:value-type="float">
            <text:p>4.61267379657243</text:p>
          </table:table-cell>
          <table:table-cell office:value-type="float" office:value="5.79327670373838" calcext:value-type="float">
            <text:p>5.79327670373838</text:p>
          </table:table-cell>
          <table:table-cell table:number-columns-repeated="4"/>
          <table:table-cell office:value-type="float" office:value="1.33462478981775" calcext:value-type="float">
            <text:p>1.33462478981775</text:p>
          </table:table-cell>
          <table:table-cell/>
          <table:table-cell office:value-type="float" office:value="-0.170635634489973" calcext:value-type="float">
            <text:p>-0.170635634489973</text:p>
          </table:table-cell>
          <table:table-cell/>
          <table:table-cell office:value-type="float" office:value="1549" calcext:value-type="float">
            <text:p>1549</text:p>
          </table:table-cell>
        </table:table-row>
        <table:table-row table:style-name="ro1">
          <table:table-cell table:number-columns-repeated="4"/>
          <table:table-cell office:value-type="float" office:value="3.30553753247328" calcext:value-type="float">
            <text:p>3.30553753247328</text:p>
          </table:table-cell>
          <table:table-cell office:value-type="float" office:value="4.65375712212008" calcext:value-type="float">
            <text:p>4.65375712212008</text:p>
          </table:table-cell>
          <table:table-cell office:value-type="float" office:value="5.79896688225095" calcext:value-type="float">
            <text:p>5.79896688225095</text:p>
          </table:table-cell>
          <table:table-cell table:number-columns-repeated="4"/>
          <table:table-cell office:value-type="float" office:value="7.66824101901107" calcext:value-type="float">
            <text:p>7.66824101901107</text:p>
          </table:table-cell>
          <table:table-cell/>
          <table:table-cell office:value-type="float" office:value="-0.344082765305157" calcext:value-type="float">
            <text:p>-0.344082765305157</text:p>
          </table:table-cell>
          <table:table-cell/>
          <table:table-cell office:value-type="float" office:value="6940" calcext:value-type="float">
            <text:p>6940</text:p>
          </table:table-cell>
        </table:table-row>
        <table:table-row table:style-name="ro1">
          <table:table-cell table:number-columns-repeated="4"/>
          <table:table-cell office:value-type="float" office:value="3.30763637099847" calcext:value-type="float">
            <text:p>3.30763637099847</text:p>
          </table:table-cell>
          <table:table-cell office:value-type="float" office:value="4.68462281179802" calcext:value-type="float">
            <text:p>4.68462281179802</text:p>
          </table:table-cell>
          <table:table-cell office:value-type="float" office:value="5.80930920874215" calcext:value-type="float">
            <text:p>5.80930920874215</text:p>
          </table:table-cell>
          <table:table-cell table:number-columns-repeated="4"/>
          <table:table-cell office:value-type="float" office:value="3.10026848103473" calcext:value-type="float">
            <text:p>3.10026848103473</text:p>
          </table:table-cell>
          <table:table-cell/>
          <table:table-cell office:value-type="float" office:value="0.22008796406668" calcext:value-type="float">
            <text:p>0.22008796406668</text:p>
          </table:table-cell>
          <table:table-cell/>
          <table:table-cell office:value-type="float" office:value="12074" calcext:value-type="float">
            <text:p>12074</text:p>
          </table:table-cell>
        </table:table-row>
        <table:table-row table:style-name="ro1">
          <table:table-cell table:number-columns-repeated="4"/>
          <table:table-cell office:value-type="float" office:value="3.32017248945962" calcext:value-type="float">
            <text:p>3.32017248945962</text:p>
          </table:table-cell>
          <table:table-cell office:value-type="float" office:value="4.69160818406848" calcext:value-type="float">
            <text:p>4.69160818406848</text:p>
          </table:table-cell>
          <table:table-cell office:value-type="float" office:value="5.81089869358812" calcext:value-type="float">
            <text:p>5.81089869358812</text:p>
          </table:table-cell>
          <table:table-cell table:number-columns-repeated="4"/>
          <table:table-cell office:value-type="float" office:value="2.24385649554614" calcext:value-type="float">
            <text:p>2.24385649554614</text:p>
          </table:table-cell>
          <table:table-cell/>
          <table:table-cell office:value-type="float" office:value="0.349181587056491" calcext:value-type="float">
            <text:p>0.349181587056491</text:p>
          </table:table-cell>
          <table:table-cell/>
          <table:table-cell office:value-type="float" office:value="3474" calcext:value-type="float">
            <text:p>3474</text:p>
          </table:table-cell>
        </table:table-row>
        <table:table-row table:style-name="ro1">
          <table:table-cell table:number-columns-repeated="4"/>
          <table:table-cell office:value-type="float" office:value="3.32523090763465" calcext:value-type="float">
            <text:p>3.32523090763465</text:p>
          </table:table-cell>
          <table:table-cell office:value-type="float" office:value="4.72776204315208" calcext:value-type="float">
            <text:p>4.72776204315208</text:p>
          </table:table-cell>
          <table:table-cell office:value-type="float" office:value="5.88502760987132" calcext:value-type="float">
            <text:p>5.88502760987132</text:p>
          </table:table-cell>
          <table:table-cell table:number-columns-repeated="4"/>
          <table:table-cell office:value-type="float" office:value="44.8762851852198" calcext:value-type="float">
            <text:p>44.8762851852198</text:p>
          </table:table-cell>
          <table:table-cell/>
          <table:table-cell office:value-type="float" office:value="-0.885000451847712" calcext:value-type="float">
            <text:p>-0.88500045184771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3.34654440889176" calcext:value-type="float">
            <text:p>3.34654440889176</text:p>
          </table:table-cell>
          <table:table-cell office:value-type="float" office:value="4.79554264014224" calcext:value-type="float">
            <text:p>4.79554264014224</text:p>
          </table:table-cell>
          <table:table-cell office:value-type="float" office:value="5.89966443238272" calcext:value-type="float">
            <text:p>5.89966443238272</text:p>
          </table:table-cell>
          <table:table-cell table:number-columns-repeated="4"/>
          <table:table-cell office:value-type="float" office:value="5.80930920874215" calcext:value-type="float">
            <text:p>5.80930920874215</text:p>
          </table:table-cell>
          <table:table-cell/>
          <table:table-cell office:value-type="float" office:value="0.270245071594532" calcext:value-type="float">
            <text:p>0.270245071594532</text:p>
          </table:table-cell>
          <table:table-cell/>
          <table:table-cell office:value-type="float" office:value="23780" calcext:value-type="float">
            <text:p>23780</text:p>
          </table:table-cell>
        </table:table-row>
        <table:table-row table:style-name="ro1">
          <table:table-cell table:number-columns-repeated="4"/>
          <table:table-cell office:value-type="float" office:value="3.35152239003454" calcext:value-type="float">
            <text:p>3.35152239003454</text:p>
          </table:table-cell>
          <table:table-cell office:value-type="float" office:value="4.81234195233609" calcext:value-type="float">
            <text:p>4.81234195233609</text:p>
          </table:table-cell>
          <table:table-cell office:value-type="float" office:value="5.90266701577444" calcext:value-type="float">
            <text:p>5.90266701577444</text:p>
          </table:table-cell>
          <table:table-cell table:number-columns-repeated="4"/>
          <table:table-cell office:value-type="float" office:value="100.087252505063" calcext:value-type="float">
            <text:p>100.087252505063</text:p>
          </table:table-cell>
          <table:table-cell/>
          <table:table-cell office:value-type="float" office:value="1.11781340703362" calcext:value-type="float">
            <text:p>1.11781340703362</text:p>
          </table:table-cell>
          <table:table-cell/>
          <table:table-cell office:value-type="float" office:value="48239" calcext:value-type="float">
            <text:p>48239</text:p>
          </table:table-cell>
        </table:table-row>
        <table:table-row table:style-name="ro1">
          <table:table-cell table:number-columns-repeated="4"/>
          <table:table-cell office:value-type="float" office:value="3.35433280031832" calcext:value-type="float">
            <text:p>3.35433280031832</text:p>
          </table:table-cell>
          <table:table-cell office:value-type="float" office:value="4.82640279797638" calcext:value-type="float">
            <text:p>4.82640279797638</text:p>
          </table:table-cell>
          <table:table-cell office:value-type="float" office:value="5.90787262869586" calcext:value-type="float">
            <text:p>5.90787262869586</text:p>
          </table:table-cell>
          <table:table-cell table:number-columns-repeated="4"/>
          <table:table-cell office:value-type="float" office:value="8.25043540419016" calcext:value-type="float">
            <text:p>8.25043540419016</text:p>
          </table:table-cell>
          <table:table-cell/>
          <table:table-cell office:value-type="float" office:value="0.359346847316903" calcext:value-type="float">
            <text:p>0.35934684731690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3.36615183159543" calcext:value-type="float">
            <text:p>3.36615183159543</text:p>
          </table:table-cell>
          <table:table-cell office:value-type="float" office:value="4.83110997750295" calcext:value-type="float">
            <text:p>4.83110997750295</text:p>
          </table:table-cell>
          <table:table-cell office:value-type="float" office:value="5.91855380494492" calcext:value-type="float">
            <text:p>5.91855380494492</text:p>
          </table:table-cell>
          <table:table-cell table:number-columns-repeated="4"/>
          <table:table-cell office:value-type="float" office:value="0.126433820302968" calcext:value-type="float">
            <text:p>0.126433820302968</text:p>
          </table:table-cell>
          <table:table-cell/>
          <table:table-cell office:value-type="float" office:value="0.213691004853691" calcext:value-type="float">
            <text:p>0.213691004853691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table:number-columns-repeated="4"/>
          <table:table-cell office:value-type="float" office:value="3.39121150738059" calcext:value-type="float">
            <text:p>3.39121150738059</text:p>
          </table:table-cell>
          <table:table-cell office:value-type="float" office:value="4.83466388910264" calcext:value-type="float">
            <text:p>4.83466388910264</text:p>
          </table:table-cell>
          <table:table-cell office:value-type="float" office:value="5.92334480789475" calcext:value-type="float">
            <text:p>5.92334480789475</text:p>
          </table:table-cell>
          <table:table-cell table:number-columns-repeated="4"/>
          <table:table-cell office:value-type="float" office:value="1.46737700542349" calcext:value-type="float">
            <text:p>1.46737700542349</text:p>
          </table:table-cell>
          <table:table-cell/>
          <table:table-cell office:value-type="float" office:value="0.11884916972959" calcext:value-type="float">
            <text:p>0.11884916972959</text:p>
          </table:table-cell>
          <table:table-cell/>
          <table:table-cell office:value-type="float" office:value="5947" calcext:value-type="float">
            <text:p>5947</text:p>
          </table:table-cell>
        </table:table-row>
        <table:table-row table:style-name="ro1">
          <table:table-cell table:number-columns-repeated="4"/>
          <table:table-cell office:value-type="float" office:value="3.39771962659537" calcext:value-type="float">
            <text:p>3.39771962659537</text:p>
          </table:table-cell>
          <table:table-cell office:value-type="float" office:value="4.83706764811375" calcext:value-type="float">
            <text:p>4.83706764811375</text:p>
          </table:table-cell>
          <table:table-cell office:value-type="float" office:value="5.95029373445702" calcext:value-type="float">
            <text:p>5.95029373445702</text:p>
          </table:table-cell>
          <table:table-cell table:number-columns-repeated="4"/>
          <table:table-cell office:value-type="float" office:value="3.78172936759516" calcext:value-type="float">
            <text:p>3.78172936759516</text:p>
          </table:table-cell>
          <table:table-cell/>
          <table:table-cell office:value-type="float" office:value="-0.23833086258267" calcext:value-type="float">
            <text:p>-0.23833086258267</text:p>
          </table:table-cell>
          <table:table-cell/>
          <table:table-cell office:value-type="float" office:value="4002" calcext:value-type="float">
            <text:p>4002</text:p>
          </table:table-cell>
        </table:table-row>
        <table:table-row table:style-name="ro1">
          <table:table-cell table:number-columns-repeated="4"/>
          <table:table-cell office:value-type="float" office:value="3.39960498301513" calcext:value-type="float">
            <text:p>3.39960498301513</text:p>
          </table:table-cell>
          <table:table-cell office:value-type="float" office:value="4.84073889980922" calcext:value-type="float">
            <text:p>4.84073889980922</text:p>
          </table:table-cell>
          <table:table-cell office:value-type="float" office:value="5.96107042611116" calcext:value-type="float">
            <text:p>5.96107042611116</text:p>
          </table:table-cell>
          <table:table-cell table:number-columns-repeated="4"/>
          <table:table-cell office:value-type="float" office:value="7.61477230895802" calcext:value-type="float">
            <text:p>7.61477230895802</text:p>
          </table:table-cell>
          <table:table-cell/>
          <table:table-cell office:value-type="float" office:value="0.277761244075106" calcext:value-type="float">
            <text:p>0.277761244075106</text:p>
          </table:table-cell>
          <table:table-cell/>
          <table:table-cell office:value-type="float" office:value="10099" calcext:value-type="float">
            <text:p>10099</text:p>
          </table:table-cell>
        </table:table-row>
        <table:table-row table:style-name="ro1">
          <table:table-cell table:number-columns-repeated="4"/>
          <table:table-cell office:value-type="float" office:value="3.40038493027162" calcext:value-type="float">
            <text:p>3.40038493027162</text:p>
          </table:table-cell>
          <table:table-cell office:value-type="float" office:value="4.85045915326443" calcext:value-type="float">
            <text:p>4.85045915326443</text:p>
          </table:table-cell>
          <table:table-cell office:value-type="float" office:value="5.9629181930116" calcext:value-type="float">
            <text:p>5.9629181930116</text:p>
          </table:table-cell>
          <table:table-cell table:number-columns-repeated="4"/>
          <table:table-cell office:value-type="float" office:value="2.13766378324648" calcext:value-type="float">
            <text:p>2.13766378324648</text:p>
          </table:table-cell>
          <table:table-cell/>
          <table:table-cell office:value-type="float" office:value="-0.18401706735144" calcext:value-type="float">
            <text:p>-0.18401706735144</text:p>
          </table:table-cell>
          <table:table-cell/>
          <table:table-cell office:value-type="float" office:value="2790" calcext:value-type="float">
            <text:p>2790</text:p>
          </table:table-cell>
        </table:table-row>
        <table:table-row table:style-name="ro1">
          <table:table-cell table:number-columns-repeated="4"/>
          <table:table-cell office:value-type="float" office:value="3.40107041981661" calcext:value-type="float">
            <text:p>3.40107041981661</text:p>
          </table:table-cell>
          <table:table-cell office:value-type="float" office:value="4.8549044818231" calcext:value-type="float">
            <text:p>4.8549044818231</text:p>
          </table:table-cell>
          <table:table-cell office:value-type="float" office:value="6.00183691636152" calcext:value-type="float">
            <text:p>6.00183691636152</text:p>
          </table:table-cell>
          <table:table-cell table:number-columns-repeated="4"/>
          <table:table-cell office:value-type="float" office:value="9.02349981974314" calcext:value-type="float">
            <text:p>9.02349981974314</text:p>
          </table:table-cell>
          <table:table-cell/>
          <table:table-cell office:value-type="float" office:value="-0.930523518910183" calcext:value-type="float">
            <text:p>-0.930523518910183</text:p>
          </table:table-cell>
          <table:table-cell/>
          <table:table-cell office:value-type="float" office:value="8724" calcext:value-type="float">
            <text:p>8724</text:p>
          </table:table-cell>
        </table:table-row>
        <table:table-row table:style-name="ro1">
          <table:table-cell table:number-columns-repeated="4"/>
          <table:table-cell office:value-type="float" office:value="3.40275082164474" calcext:value-type="float">
            <text:p>3.40275082164474</text:p>
          </table:table-cell>
          <table:table-cell office:value-type="float" office:value="4.87403887810208" calcext:value-type="float">
            <text:p>4.87403887810208</text:p>
          </table:table-cell>
          <table:table-cell office:value-type="float" office:value="6.0240135321527" calcext:value-type="float">
            <text:p>6.0240135321527</text:p>
          </table:table-cell>
          <table:table-cell table:number-columns-repeated="4"/>
          <table:table-cell office:value-type="float" office:value="0.144351500376899" calcext:value-type="float">
            <text:p>0.144351500376899</text:p>
          </table:table-cell>
          <table:table-cell/>
          <table:table-cell office:value-type="float" office:value="-0.0569106138913216" calcext:value-type="float">
            <text:p>-0.056910613891322</text:p>
          </table:table-cell>
          <table:table-cell/>
          <table:table-cell office:value-type="float" office:value="10148" calcext:value-type="float">
            <text:p>10148</text:p>
          </table:table-cell>
        </table:table-row>
        <table:table-row table:style-name="ro1">
          <table:table-cell table:number-columns-repeated="4"/>
          <table:table-cell office:value-type="float" office:value="3.40390278003619" calcext:value-type="float">
            <text:p>3.40390278003619</text:p>
          </table:table-cell>
          <table:table-cell office:value-type="float" office:value="4.87667703049014" calcext:value-type="float">
            <text:p>4.87667703049014</text:p>
          </table:table-cell>
          <table:table-cell office:value-type="float" office:value="6.03589010355595" calcext:value-type="float">
            <text:p>6.03589010355595</text:p>
          </table:table-cell>
          <table:table-cell table:number-columns-repeated="4"/>
          <table:table-cell office:value-type="float" office:value="96.5244265054191" calcext:value-type="float">
            <text:p>96.5244265054191</text:p>
          </table:table-cell>
          <table:table-cell/>
          <table:table-cell office:value-type="float" office:value="-0.0433291811443192" calcext:value-type="float">
            <text:p>-0.04332918114431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3.40672365201566" calcext:value-type="float">
            <text:p>3.40672365201566</text:p>
          </table:table-cell>
          <table:table-cell office:value-type="float" office:value="4.88764865026741" calcext:value-type="float">
            <text:p>4.88764865026741</text:p>
          </table:table-cell>
          <table:table-cell office:value-type="float" office:value="6.04153777263597" calcext:value-type="float">
            <text:p>6.04153777263597</text:p>
          </table:table-cell>
          <table:table-cell table:number-columns-repeated="4"/>
          <table:table-cell office:value-type="float" office:value="88.8914152132878" calcext:value-type="float">
            <text:p>88.8914152132878</text:p>
          </table:table-cell>
          <table:table-cell/>
          <table:table-cell office:value-type="float" office:value="-3.29619116415155" calcext:value-type="float">
            <text:p>-3.2961911641515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3.41424966989104" calcext:value-type="float">
            <text:p>3.41424966989104</text:p>
          </table:table-cell>
          <table:table-cell office:value-type="float" office:value="4.88985889698394" calcext:value-type="float">
            <text:p>4.88985889698394</text:p>
          </table:table-cell>
          <table:table-cell office:value-type="float" office:value="6.10695333776193" calcext:value-type="float">
            <text:p>6.10695333776193</text:p>
          </table:table-cell>
          <table:table-cell table:number-columns-repeated="4"/>
          <table:table-cell office:value-type="float" office:value="100.079608125928" calcext:value-type="float">
            <text:p>100.079608125928</text:p>
          </table:table-cell>
          <table:table-cell/>
          <table:table-cell office:value-type="float" office:value="-0.862952973709195" calcext:value-type="float">
            <text:p>-0.86295297370919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3.41513174093739" calcext:value-type="float">
            <text:p>3.41513174093739</text:p>
          </table:table-cell>
          <table:table-cell office:value-type="float" office:value="4.89582041721284" calcext:value-type="float">
            <text:p>4.89582041721284</text:p>
          </table:table-cell>
          <table:table-cell office:value-type="float" office:value="6.11728447940659" calcext:value-type="float">
            <text:p>6.11728447940659</text:p>
          </table:table-cell>
          <table:table-cell table:number-columns-repeated="4"/>
          <table:table-cell office:value-type="float" office:value="0.503838510902495" calcext:value-type="float">
            <text:p>0.503838510902495</text:p>
          </table:table-cell>
          <table:table-cell/>
          <table:table-cell office:value-type="float" office:value="-0.15015689207676" calcext:value-type="float">
            <text:p>-0.15015689207676</text:p>
          </table:table-cell>
          <table:table-cell/>
          <table:table-cell office:value-type="float" office:value="1321" calcext:value-type="float">
            <text:p>1321</text:p>
          </table:table-cell>
        </table:table-row>
        <table:table-row table:style-name="ro1">
          <table:table-cell table:number-columns-repeated="4"/>
          <table:table-cell office:value-type="float" office:value="3.43705478637523" calcext:value-type="float">
            <text:p>3.43705478637523</text:p>
          </table:table-cell>
          <table:table-cell office:value-type="float" office:value="4.89949412145562" calcext:value-type="float">
            <text:p>4.89949412145562</text:p>
          </table:table-cell>
          <table:table-cell office:value-type="float" office:value="6.12537064328543" calcext:value-type="float">
            <text:p>6.12537064328543</text:p>
          </table:table-cell>
          <table:table-cell table:number-columns-repeated="4"/>
          <table:table-cell office:value-type="float" office:value="62.7821470103544" calcext:value-type="float">
            <text:p>62.7821470103544</text:p>
          </table:table-cell>
          <table:table-cell/>
          <table:table-cell office:value-type="float" office:value="1.2574615433134" calcext:value-type="float">
            <text:p>1.257461543313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3.46134811418585" calcext:value-type="float">
            <text:p>3.46134811418585</text:p>
          </table:table-cell>
          <table:table-cell office:value-type="float" office:value="4.91520252204771" calcext:value-type="float">
            <text:p>4.91520252204771</text:p>
          </table:table-cell>
          <table:table-cell office:value-type="float" office:value="6.12629509660119" calcext:value-type="float">
            <text:p>6.12629509660119</text:p>
          </table:table-cell>
          <table:table-cell table:number-columns-repeated="4"/>
          <table:table-cell office:value-type="float" office:value="94.0081450720209" calcext:value-type="float">
            <text:p>94.0081450720209</text:p>
          </table:table-cell>
          <table:table-cell/>
          <table:table-cell office:value-type="float" office:value="1.70973718347696" calcext:value-type="float">
            <text:p>1.7097371834769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3.46155158451118" calcext:value-type="float">
            <text:p>3.46155158451118</text:p>
          </table:table-cell>
          <table:table-cell office:value-type="float" office:value="4.92218818686854" calcext:value-type="float">
            <text:p>4.92218818686854</text:p>
          </table:table-cell>
          <table:table-cell office:value-type="float" office:value="6.13051689739739" calcext:value-type="float">
            <text:p>6.13051689739739</text:p>
          </table:table-cell>
          <table:table-cell table:number-columns-repeated="4"/>
          <table:table-cell office:value-type="float" office:value="1.3719427660934" calcext:value-type="float">
            <text:p>1.3719427660934</text:p>
          </table:table-cell>
          <table:table-cell/>
          <table:table-cell office:value-type="float" office:value="0.233479714896545" calcext:value-type="float">
            <text:p>0.233479714896545</text:p>
          </table:table-cell>
          <table:table-cell/>
          <table:table-cell office:value-type="float" office:value="7355" calcext:value-type="float">
            <text:p>7355</text:p>
          </table:table-cell>
        </table:table-row>
        <table:table-row table:style-name="ro1">
          <table:table-cell table:number-columns-repeated="4"/>
          <table:table-cell office:value-type="float" office:value="3.4646634725518" calcext:value-type="float">
            <text:p>3.4646634725518</text:p>
          </table:table-cell>
          <table:table-cell office:value-type="float" office:value="4.94915392153122" calcext:value-type="float">
            <text:p>4.94915392153122</text:p>
          </table:table-cell>
          <table:table-cell office:value-type="float" office:value="6.15298382253389" calcext:value-type="float">
            <text:p>6.15298382253389</text:p>
          </table:table-cell>
          <table:table-cell table:number-columns-repeated="4"/>
          <table:table-cell office:value-type="float" office:value="-0.0443528177097569" calcext:value-type="float">
            <text:p>-0.044352817709757</text:p>
          </table:table-cell>
          <table:table-cell/>
          <table:table-cell office:value-type="float" office:value="0.181358742022421" calcext:value-type="float">
            <text:p>0.181358742022421</text:p>
          </table:table-cell>
          <table:table-cell/>
          <table:table-cell office:value-type="float" office:value="610" calcext:value-type="float">
            <text:p>610</text:p>
          </table:table-cell>
        </table:table-row>
        <table:table-row table:style-name="ro1">
          <table:table-cell table:number-columns-repeated="4"/>
          <table:table-cell office:value-type="float" office:value="3.47270297192082" calcext:value-type="float">
            <text:p>3.47270297192082</text:p>
          </table:table-cell>
          <table:table-cell office:value-type="float" office:value="4.96286444378233" calcext:value-type="float">
            <text:p>4.96286444378233</text:p>
          </table:table-cell>
          <table:table-cell office:value-type="float" office:value="6.15529842537086" calcext:value-type="float">
            <text:p>6.15529842537086</text:p>
          </table:table-cell>
          <table:table-cell table:number-columns-repeated="4"/>
          <table:table-cell office:value-type="float" office:value="2.66828010878623" calcext:value-type="float">
            <text:p>2.66828010878623</text:p>
          </table:table-cell>
          <table:table-cell/>
          <table:table-cell office:value-type="float" office:value="0.0519668287969503" calcext:value-type="float">
            <text:p>0.05196682879695</text:p>
          </table:table-cell>
          <table:table-cell/>
          <table:table-cell office:value-type="float" office:value="3469" calcext:value-type="float">
            <text:p>3469</text:p>
          </table:table-cell>
        </table:table-row>
        <table:table-row table:style-name="ro1">
          <table:table-cell table:number-columns-repeated="4"/>
          <table:table-cell office:value-type="float" office:value="3.47555181202206" calcext:value-type="float">
            <text:p>3.47555181202206</text:p>
          </table:table-cell>
          <table:table-cell office:value-type="float" office:value="4.96770121359142" calcext:value-type="float">
            <text:p>4.96770121359142</text:p>
          </table:table-cell>
          <table:table-cell office:value-type="float" office:value="6.16571057416807" calcext:value-type="float">
            <text:p>6.16571057416807</text:p>
          </table:table-cell>
          <table:table-cell table:number-columns-repeated="4"/>
          <table:table-cell office:value-type="float" office:value="84.4628823155911" calcext:value-type="float">
            <text:p>84.4628823155911</text:p>
          </table:table-cell>
          <table:table-cell/>
          <table:table-cell office:value-type="float" office:value="-2.90493128858628" calcext:value-type="float">
            <text:p>-2.9049312885862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3.48918805532101" calcext:value-type="float">
            <text:p>3.48918805532101</text:p>
          </table:table-cell>
          <table:table-cell office:value-type="float" office:value="4.97456901627998" calcext:value-type="float">
            <text:p>4.97456901627998</text:p>
          </table:table-cell>
          <table:table-cell office:value-type="float" office:value="6.17778902964105" calcext:value-type="float">
            <text:p>6.17778902964105</text:p>
          </table:table-cell>
          <table:table-cell table:number-columns-repeated="4"/>
          <table:table-cell office:value-type="float" office:value="4.54414606041732" calcext:value-type="float">
            <text:p>4.54414606041732</text:p>
          </table:table-cell>
          <table:table-cell/>
          <table:table-cell office:value-type="float" office:value="0.0122758351328193" calcext:value-type="float">
            <text:p>0.012275835132819</text:p>
          </table:table-cell>
          <table:table-cell/>
          <table:table-cell office:value-type="float" office:value="4324" calcext:value-type="float">
            <text:p>4324</text:p>
          </table:table-cell>
        </table:table-row>
        <table:table-row table:style-name="ro1">
          <table:table-cell table:number-columns-repeated="4"/>
          <table:table-cell office:value-type="float" office:value="3.48977519638953" calcext:value-type="float">
            <text:p>3.48977519638953</text:p>
          </table:table-cell>
          <table:table-cell office:value-type="float" office:value="4.99284929516133" calcext:value-type="float">
            <text:p>4.99284929516133</text:p>
          </table:table-cell>
          <table:table-cell office:value-type="float" office:value="6.19499723903134" calcext:value-type="float">
            <text:p>6.19499723903134</text:p>
          </table:table-cell>
          <table:table-cell table:number-columns-repeated="4"/>
          <table:table-cell office:value-type="float" office:value="0.177816865735433" calcext:value-type="float">
            <text:p>0.177816865735433</text:p>
          </table:table-cell>
          <table:table-cell/>
          <table:table-cell office:value-type="float" office:value="-0.108334674602119" calcext:value-type="float">
            <text:p>-0.108334674602119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table:number-columns-repeated="4"/>
          <table:table-cell office:value-type="float" office:value="3.49056717997671" calcext:value-type="float">
            <text:p>3.49056717997671</text:p>
          </table:table-cell>
          <table:table-cell office:value-type="float" office:value="5.01956183251161" calcext:value-type="float">
            <text:p>5.01956183251161</text:p>
          </table:table-cell>
          <table:table-cell office:value-type="float" office:value="6.19823114861013" calcext:value-type="float">
            <text:p>6.19823114861013</text:p>
          </table:table-cell>
          <table:table-cell table:number-columns-repeated="4"/>
          <table:table-cell office:value-type="float" office:value="100.082477238515" calcext:value-type="float">
            <text:p>100.082477238515</text:p>
          </table:table-cell>
          <table:table-cell/>
          <table:table-cell office:value-type="float" office:value="2.71832454881182" calcext:value-type="float">
            <text:p>2.71832454881182</text:p>
          </table:table-cell>
          <table:table-cell/>
          <table:table-cell office:value-type="float" office:value="49436" calcext:value-type="float">
            <text:p>49436</text:p>
          </table:table-cell>
        </table:table-row>
        <table:table-row table:style-name="ro1">
          <table:table-cell table:number-columns-repeated="4"/>
          <table:table-cell office:value-type="float" office:value="3.49370978355318" calcext:value-type="float">
            <text:p>3.49370978355318</text:p>
          </table:table-cell>
          <table:table-cell office:value-type="float" office:value="5.02206286464238" calcext:value-type="float">
            <text:p>5.02206286464238</text:p>
          </table:table-cell>
          <table:table-cell office:value-type="float" office:value="6.20868538549316" calcext:value-type="float">
            <text:p>6.20868538549316</text:p>
          </table:table-cell>
          <table:table-cell table:number-columns-repeated="4"/>
          <table:table-cell office:value-type="float" office:value="6.43490538032806" calcext:value-type="float">
            <text:p>6.43490538032806</text:p>
          </table:table-cell>
          <table:table-cell/>
          <table:table-cell office:value-type="float" office:value="0.0604177323363484" calcext:value-type="float">
            <text:p>0.060417732336348</text:p>
          </table:table-cell>
          <table:table-cell/>
          <table:table-cell office:value-type="float" office:value="27362" calcext:value-type="float">
            <text:p>27362</text:p>
          </table:table-cell>
        </table:table-row>
        <table:table-row table:style-name="ro1">
          <table:table-cell table:number-columns-repeated="4"/>
          <table:table-cell office:value-type="float" office:value="3.49706051596198" calcext:value-type="float">
            <text:p>3.49706051596198</text:p>
          </table:table-cell>
          <table:table-cell office:value-type="float" office:value="5.04701787563632" calcext:value-type="float">
            <text:p>5.04701787563632</text:p>
          </table:table-cell>
          <table:table-cell office:value-type="float" office:value="6.23298339646683" calcext:value-type="float">
            <text:p>6.23298339646683</text:p>
          </table:table-cell>
          <table:table-cell table:number-columns-repeated="4"/>
          <table:table-cell office:value-type="float" office:value="7.49991338362025" calcext:value-type="float">
            <text:p>7.49991338362025</text:p>
          </table:table-cell>
          <table:table-cell/>
          <table:table-cell office:value-type="float" office:value="-0.682167656683784" calcext:value-type="float">
            <text:p>-0.682167656683784</text:p>
          </table:table-cell>
          <table:table-cell/>
          <table:table-cell office:value-type="float" office:value="10381" calcext:value-type="float">
            <text:p>10381</text:p>
          </table:table-cell>
        </table:table-row>
        <table:table-row table:style-name="ro1">
          <table:table-cell table:number-columns-repeated="4"/>
          <table:table-cell office:value-type="float" office:value="3.5133127495915" calcext:value-type="float">
            <text:p>3.5133127495915</text:p>
          </table:table-cell>
          <table:table-cell office:value-type="float" office:value="5.05333173090511" calcext:value-type="float">
            <text:p>5.05333173090511</text:p>
          </table:table-cell>
          <table:table-cell office:value-type="float" office:value="6.23710135870107" calcext:value-type="float">
            <text:p>6.23710135870107</text:p>
          </table:table-cell>
          <table:table-cell table:number-columns-repeated="4"/>
          <table:table-cell office:value-type="float" office:value="6.20868538549316" calcext:value-type="float">
            <text:p>6.20868538549316</text:p>
          </table:table-cell>
          <table:table-cell/>
          <table:table-cell office:value-type="float" office:value="0.343772158085946" calcext:value-type="float">
            <text:p>0.343772158085946</text:p>
          </table:table-cell>
          <table:table-cell/>
          <table:table-cell office:value-type="float" office:value="5829" calcext:value-type="float">
            <text:p>5829</text:p>
          </table:table-cell>
        </table:table-row>
        <table:table-row table:style-name="ro1">
          <table:table-cell table:number-columns-repeated="4"/>
          <table:table-cell office:value-type="float" office:value="3.51707225498251" calcext:value-type="float">
            <text:p>3.51707225498251</text:p>
          </table:table-cell>
          <table:table-cell office:value-type="float" office:value="5.06212644096117" calcext:value-type="float">
            <text:p>5.06212644096117</text:p>
          </table:table-cell>
          <table:table-cell office:value-type="float" office:value="6.2434317630934" calcext:value-type="float">
            <text:p>6.2434317630934</text:p>
          </table:table-cell>
          <table:table-cell table:number-columns-repeated="4"/>
          <table:table-cell office:value-type="float" office:value="1.34030972911414" calcext:value-type="float">
            <text:p>1.34030972911414</text:p>
          </table:table-cell>
          <table:table-cell/>
          <table:table-cell office:value-type="float" office:value="-0.160927554702773" calcext:value-type="float">
            <text:p>-0.160927554702773</text:p>
          </table:table-cell>
          <table:table-cell/>
          <table:table-cell office:value-type="float" office:value="41919" calcext:value-type="float">
            <text:p>41919</text:p>
          </table:table-cell>
        </table:table-row>
        <table:table-row table:style-name="ro1">
          <table:table-cell table:number-columns-repeated="4"/>
          <table:table-cell office:value-type="float" office:value="3.52480722127741" calcext:value-type="float">
            <text:p>3.52480722127741</text:p>
          </table:table-cell>
          <table:table-cell office:value-type="float" office:value="5.07311713265557" calcext:value-type="float">
            <text:p>5.07311713265557</text:p>
          </table:table-cell>
          <table:table-cell office:value-type="float" office:value="6.29313689728065" calcext:value-type="float">
            <text:p>6.29313689728065</text:p>
          </table:table-cell>
          <table:table-cell table:number-columns-repeated="4"/>
          <table:table-cell office:value-type="float" office:value="2.84154243242166" calcext:value-type="float">
            <text:p>2.84154243242166</text:p>
          </table:table-cell>
          <table:table-cell/>
          <table:table-cell office:value-type="float" office:value="0.142311633409516" calcext:value-type="float">
            <text:p>0.142311633409516</text:p>
          </table:table-cell>
          <table:table-cell/>
          <table:table-cell office:value-type="float" office:value="3336" calcext:value-type="float">
            <text:p>3336</text:p>
          </table:table-cell>
        </table:table-row>
        <table:table-row table:style-name="ro1">
          <table:table-cell table:number-columns-repeated="4"/>
          <table:table-cell office:value-type="float" office:value="3.53506075118296" calcext:value-type="float">
            <text:p>3.53506075118296</text:p>
          </table:table-cell>
          <table:table-cell office:value-type="float" office:value="5.09039981005423" calcext:value-type="float">
            <text:p>5.09039981005423</text:p>
          </table:table-cell>
          <table:table-cell office:value-type="float" office:value="6.32451130815326" calcext:value-type="float">
            <text:p>6.32451130815326</text:p>
          </table:table-cell>
          <table:table-cell table:number-columns-repeated="4"/>
          <table:table-cell office:value-type="float" office:value="5.32269939232847" calcext:value-type="float">
            <text:p>5.32269939232847</text:p>
          </table:table-cell>
          <table:table-cell/>
          <table:table-cell office:value-type="float" office:value="-0.091523993150666" calcext:value-type="float">
            <text:p>-0.091523993150666</text:p>
          </table:table-cell>
          <table:table-cell/>
          <table:table-cell office:value-type="float" office:value="9058" calcext:value-type="float">
            <text:p>9058</text:p>
          </table:table-cell>
        </table:table-row>
        <table:table-row table:style-name="ro1">
          <table:table-cell table:number-columns-repeated="4"/>
          <table:table-cell office:value-type="float" office:value="3.54807945027471" calcext:value-type="float">
            <text:p>3.54807945027471</text:p>
          </table:table-cell>
          <table:table-cell office:value-type="float" office:value="5.11339891747346" calcext:value-type="float">
            <text:p>5.11339891747346</text:p>
          </table:table-cell>
          <table:table-cell office:value-type="float" office:value="6.34298958482757" calcext:value-type="float">
            <text:p>6.34298958482757</text:p>
          </table:table-cell>
          <table:table-cell table:number-columns-repeated="4"/>
          <table:table-cell office:value-type="float" office:value="8.4437836444169" calcext:value-type="float">
            <text:p>8.4437836444169</text:p>
          </table:table-cell>
          <table:table-cell/>
          <table:table-cell office:value-type="float" office:value="0.130751422526499" calcext:value-type="float">
            <text:p>0.130751422526499</text:p>
          </table:table-cell>
          <table:table-cell/>
          <table:table-cell office:value-type="float" office:value="11524" calcext:value-type="float">
            <text:p>11524</text:p>
          </table:table-cell>
        </table:table-row>
        <table:table-row table:style-name="ro1">
          <table:table-cell table:number-columns-repeated="4"/>
          <table:table-cell office:value-type="float" office:value="3.5513238232248" calcext:value-type="float">
            <text:p>3.5513238232248</text:p>
          </table:table-cell>
          <table:table-cell office:value-type="float" office:value="5.12169528827229" calcext:value-type="float">
            <text:p>5.12169528827229</text:p>
          </table:table-cell>
          <table:table-cell office:value-type="float" office:value="6.37343631318521" calcext:value-type="float">
            <text:p>6.37343631318521</text:p>
          </table:table-cell>
          <table:table-cell table:number-columns-repeated="4"/>
          <table:table-cell office:value-type="float" office:value="89.4126444406604" calcext:value-type="float">
            <text:p>89.4126444406604</text:p>
          </table:table-cell>
          <table:table-cell/>
          <table:table-cell office:value-type="float" office:value="-8.65011524553123" calcext:value-type="float">
            <text:p>-8.6501152455312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3.56214347488193" calcext:value-type="float">
            <text:p>3.56214347488193</text:p>
          </table:table-cell>
          <table:table-cell office:value-type="float" office:value="5.14461670587447" calcext:value-type="float">
            <text:p>5.14461670587447</text:p>
          </table:table-cell>
          <table:table-cell office:value-type="float" office:value="6.40159169500321" calcext:value-type="float">
            <text:p>6.40159169500321</text:p>
          </table:table-cell>
          <table:table-cell table:number-columns-repeated="4"/>
          <table:table-cell office:value-type="float" office:value="6.80854002795516" calcext:value-type="float">
            <text:p>6.80854002795516</text:p>
          </table:table-cell>
          <table:table-cell/>
          <table:table-cell office:value-type="float" office:value="-0.0478346332632892" calcext:value-type="float">
            <text:p>-0.047834633263289</text:p>
          </table:table-cell>
          <table:table-cell/>
          <table:table-cell office:value-type="float" office:value="9471" calcext:value-type="float">
            <text:p>9471</text:p>
          </table:table-cell>
        </table:table-row>
        <table:table-row table:style-name="ro1">
          <table:table-cell table:number-columns-repeated="4"/>
          <table:table-cell office:value-type="float" office:value="3.56272319999086" calcext:value-type="float">
            <text:p>3.56272319999086</text:p>
          </table:table-cell>
          <table:table-cell office:value-type="float" office:value="5.27051691473427" calcext:value-type="float">
            <text:p>5.27051691473427</text:p>
          </table:table-cell>
          <table:table-cell office:value-type="float" office:value="6.43490538032806" calcext:value-type="float">
            <text:p>6.43490538032806</text:p>
          </table:table-cell>
          <table:table-cell table:number-columns-repeated="4"/>
          <table:table-cell office:value-type="float" office:value="2.64256393112882" calcext:value-type="float">
            <text:p>2.64256393112882</text:p>
          </table:table-cell>
          <table:table-cell/>
          <table:table-cell office:value-type="float" office:value="-0.216121931942341" calcext:value-type="float">
            <text:p>-0.216121931942341</text:p>
          </table:table-cell>
          <table:table-cell/>
          <table:table-cell office:value-type="float" office:value="15109" calcext:value-type="float">
            <text:p>15109</text:p>
          </table:table-cell>
        </table:table-row>
        <table:table-row table:style-name="ro1">
          <table:table-cell table:number-columns-repeated="4"/>
          <table:table-cell office:value-type="float" office:value="3.56793627623301" calcext:value-type="float">
            <text:p>3.56793627623301</text:p>
          </table:table-cell>
          <table:table-cell office:value-type="float" office:value="5.27606621895383" calcext:value-type="float">
            <text:p>5.27606621895383</text:p>
          </table:table-cell>
          <table:table-cell office:value-type="float" office:value="6.45318033485733" calcext:value-type="float">
            <text:p>6.45318033485733</text:p>
          </table:table-cell>
          <table:table-cell table:number-columns-repeated="4"/>
          <table:table-cell office:value-type="float" office:value="3.41686948911847" calcext:value-type="float">
            <text:p>3.41686948911847</text:p>
          </table:table-cell>
          <table:table-cell/>
          <table:table-cell office:value-type="float" office:value="0.452425818012312" calcext:value-type="float">
            <text:p>0.452425818012312</text:p>
          </table:table-cell>
          <table:table-cell/>
          <table:table-cell office:value-type="float" office:value="9413" calcext:value-type="float">
            <text:p>9413</text:p>
          </table:table-cell>
        </table:table-row>
        <table:table-row table:style-name="ro1">
          <table:table-cell table:number-columns-repeated="4"/>
          <table:table-cell office:value-type="float" office:value="3.59308697934556" calcext:value-type="float">
            <text:p>3.59308697934556</text:p>
          </table:table-cell>
          <table:table-cell office:value-type="float" office:value="5.28740047700844" calcext:value-type="float">
            <text:p>5.28740047700844</text:p>
          </table:table-cell>
          <table:table-cell office:value-type="float" office:value="6.45633629035718" calcext:value-type="float">
            <text:p>6.45633629035718</text:p>
          </table:table-cell>
          <table:table-cell table:number-columns-repeated="4"/>
          <table:table-cell office:value-type="float" office:value="5.72960839857175" calcext:value-type="float">
            <text:p>5.72960839857175</text:p>
          </table:table-cell>
          <table:table-cell/>
          <table:table-cell office:value-type="float" office:value="-0.642044161058332" calcext:value-type="float">
            <text:p>-0.642044161058332</text:p>
          </table:table-cell>
          <table:table-cell/>
          <table:table-cell office:value-type="float" office:value="12332" calcext:value-type="float">
            <text:p>12332</text:p>
          </table:table-cell>
        </table:table-row>
        <table:table-row table:style-name="ro1">
          <table:table-cell table:number-columns-repeated="4"/>
          <table:table-cell office:value-type="float" office:value="3.59534331700892" calcext:value-type="float">
            <text:p>3.59534331700892</text:p>
          </table:table-cell>
          <table:table-cell office:value-type="float" office:value="5.29829935536093" calcext:value-type="float">
            <text:p>5.29829935536093</text:p>
          </table:table-cell>
          <table:table-cell office:value-type="float" office:value="6.47599192713944" calcext:value-type="float">
            <text:p>6.47599192713944</text:p>
          </table:table-cell>
          <table:table-cell table:number-columns-repeated="4"/>
          <table:table-cell office:value-type="float" office:value="4.0675842064749" calcext:value-type="float">
            <text:p>4.0675842064749</text:p>
          </table:table-cell>
          <table:table-cell/>
          <table:table-cell office:value-type="float" office:value="-0.0356567200103363" calcext:value-type="float">
            <text:p>-0.035656720010336</text:p>
          </table:table-cell>
          <table:table-cell/>
          <table:table-cell office:value-type="float" office:value="4173" calcext:value-type="float">
            <text:p>4173</text:p>
          </table:table-cell>
        </table:table-row>
        <table:table-row table:style-name="ro1">
          <table:table-cell table:number-columns-repeated="4"/>
          <table:table-cell office:value-type="float" office:value="3.60706164045803" calcext:value-type="float">
            <text:p>3.60706164045803</text:p>
          </table:table-cell>
          <table:table-cell office:value-type="float" office:value="5.3077355551867" calcext:value-type="float">
            <text:p>5.3077355551867</text:p>
          </table:table-cell>
          <table:table-cell office:value-type="float" office:value="6.5546025062546" calcext:value-type="float">
            <text:p>6.5546025062546</text:p>
          </table:table-cell>
          <table:table-cell table:number-columns-repeated="4"/>
          <table:table-cell office:value-type="float" office:value="0.405834970745581" calcext:value-type="float">
            <text:p>0.405834970745581</text:p>
          </table:table-cell>
          <table:table-cell/>
          <table:table-cell office:value-type="float" office:value="0.169244888217507" calcext:value-type="float">
            <text:p>0.169244888217507</text:p>
          </table:table-cell>
          <table:table-cell/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4"/>
          <table:table-cell office:value-type="float" office:value="3.64333950495817" calcext:value-type="float">
            <text:p>3.64333950495817</text:p>
          </table:table-cell>
          <table:table-cell office:value-type="float" office:value="5.30995776005969" calcext:value-type="float">
            <text:p>5.30995776005969</text:p>
          </table:table-cell>
          <table:table-cell office:value-type="float" office:value="6.56494066559453" calcext:value-type="float">
            <text:p>6.56494066559453</text:p>
          </table:table-cell>
          <table:table-cell table:number-columns-repeated="4"/>
          <table:table-cell office:value-type="float" office:value="100.079690839532" calcext:value-type="float">
            <text:p>100.079690839532</text:p>
          </table:table-cell>
          <table:table-cell/>
          <table:table-cell office:value-type="float" office:value="0.511037522612169" calcext:value-type="float">
            <text:p>0.511037522612169</text:p>
          </table:table-cell>
          <table:table-cell/>
          <table:table-cell office:value-type="float" office:value="49108" calcext:value-type="float">
            <text:p>49108</text:p>
          </table:table-cell>
        </table:table-row>
        <table:table-row table:style-name="ro1">
          <table:table-cell table:number-columns-repeated="4"/>
          <table:table-cell office:value-type="float" office:value="3.64782360682927" calcext:value-type="float">
            <text:p>3.64782360682927</text:p>
          </table:table-cell>
          <table:table-cell office:value-type="float" office:value="5.3259590085568" calcext:value-type="float">
            <text:p>5.3259590085568</text:p>
          </table:table-cell>
          <table:table-cell office:value-type="float" office:value="6.5777112296076" calcext:value-type="float">
            <text:p>6.5777112296076</text:p>
          </table:table-cell>
          <table:table-cell table:number-columns-repeated="4"/>
          <table:table-cell office:value-type="float" office:value="1.10566775740057" calcext:value-type="float">
            <text:p>1.10566775740057</text:p>
          </table:table-cell>
          <table:table-cell/>
          <table:table-cell office:value-type="float" office:value="-0.12752281999509" calcext:value-type="float">
            <text:p>-0.12752281999509</text:p>
          </table:table-cell>
          <table:table-cell/>
          <table:table-cell office:value-type="float" office:value="1121" calcext:value-type="float">
            <text:p>1121</text:p>
          </table:table-cell>
        </table:table-row>
        <table:table-row table:style-name="ro1">
          <table:table-cell table:number-columns-repeated="4"/>
          <table:table-cell office:value-type="float" office:value="3.65327793214064" calcext:value-type="float">
            <text:p>3.65327793214064</text:p>
          </table:table-cell>
          <table:table-cell office:value-type="float" office:value="5.32815154968991" calcext:value-type="float">
            <text:p>5.32815154968991</text:p>
          </table:table-cell>
          <table:table-cell office:value-type="float" office:value="6.60509668735291" calcext:value-type="float">
            <text:p>6.60509668735291</text:p>
          </table:table-cell>
          <table:table-cell table:number-columns-repeated="4"/>
          <table:table-cell office:value-type="float" office:value="65.6001261114736" calcext:value-type="float">
            <text:p>65.6001261114736</text:p>
          </table:table-cell>
          <table:table-cell/>
          <table:table-cell office:value-type="float" office:value="0.277317036042905" calcext:value-type="float">
            <text:p>0.27731703604290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3.66033736468688" calcext:value-type="float">
            <text:p>3.66033736468688</text:p>
          </table:table-cell>
          <table:table-cell office:value-type="float" office:value="5.34002895816198" calcext:value-type="float">
            <text:p>5.34002895816198</text:p>
          </table:table-cell>
          <table:table-cell office:value-type="float" office:value="6.61248581681586" calcext:value-type="float">
            <text:p>6.61248581681586</text:p>
          </table:table-cell>
          <table:table-cell table:number-columns-repeated="4"/>
          <table:table-cell office:value-type="float" office:value="8.93999853381462" calcext:value-type="float">
            <text:p>8.93999853381462</text:p>
          </table:table-cell>
          <table:table-cell/>
          <table:table-cell office:value-type="float" office:value="0.730482081040496" calcext:value-type="float">
            <text:p>0.730482081040496</text:p>
          </table:table-cell>
          <table:table-cell/>
          <table:table-cell office:value-type="float" office:value="34917" calcext:value-type="float">
            <text:p>34917</text:p>
          </table:table-cell>
        </table:table-row>
        <table:table-row table:style-name="ro1">
          <table:table-cell table:number-columns-repeated="4"/>
          <table:table-cell office:value-type="float" office:value="3.66444443353764" calcext:value-type="float">
            <text:p>3.66444443353764</text:p>
          </table:table-cell>
          <table:table-cell office:value-type="float" office:value="5.37640966820659" calcext:value-type="float">
            <text:p>5.37640966820659</text:p>
          </table:table-cell>
          <table:table-cell office:value-type="float" office:value="6.62845235982971" calcext:value-type="float">
            <text:p>6.62845235982971</text:p>
          </table:table-cell>
          <table:table-cell table:number-columns-repeated="4"/>
          <table:table-cell office:value-type="float" office:value="3.25621685106092" calcext:value-type="float">
            <text:p>3.25621685106092</text:p>
          </table:table-cell>
          <table:table-cell/>
          <table:table-cell office:value-type="float" office:value="-0.0468960655807438" calcext:value-type="float">
            <text:p>-0.046896065580744</text:p>
          </table:table-cell>
          <table:table-cell/>
          <table:table-cell office:value-type="float" office:value="3230" calcext:value-type="float">
            <text:p>3230</text:p>
          </table:table-cell>
        </table:table-row>
        <table:table-row table:style-name="ro1">
          <table:table-cell table:number-columns-repeated="4"/>
          <table:table-cell office:value-type="float" office:value="3.66789183689909" calcext:value-type="float">
            <text:p>3.66789183689909</text:p>
          </table:table-cell>
          <table:table-cell office:value-type="float" office:value="5.38025337767661" calcext:value-type="float">
            <text:p>5.38025337767661</text:p>
          </table:table-cell>
          <table:table-cell office:value-type="float" office:value="6.63786251165503" calcext:value-type="float">
            <text:p>6.63786251165503</text:p>
          </table:table-cell>
          <table:table-cell table:number-columns-repeated="4"/>
          <table:table-cell office:value-type="float" office:value="100.092420087594" calcext:value-type="float">
            <text:p>100.092420087594</text:p>
          </table:table-cell>
          <table:table-cell/>
          <table:table-cell office:value-type="float" office:value="-1.35315202935312" calcext:value-type="float">
            <text:p>-1.35315202935312</text:p>
          </table:table-cell>
          <table:table-cell/>
          <table:table-cell office:value-type="float" office:value="49111" calcext:value-type="float">
            <text:p>49111</text:p>
          </table:table-cell>
        </table:table-row>
        <table:table-row table:style-name="ro1">
          <table:table-cell table:number-columns-repeated="4"/>
          <table:table-cell office:value-type="float" office:value="3.69099160998012" calcext:value-type="float">
            <text:p>3.69099160998012</text:p>
          </table:table-cell>
          <table:table-cell office:value-type="float" office:value="5.39538685059414" calcext:value-type="float">
            <text:p>5.39538685059414</text:p>
          </table:table-cell>
          <table:table-cell office:value-type="float" office:value="6.66445853071598" calcext:value-type="float">
            <text:p>6.66445853071598</text:p>
          </table:table-cell>
          <table:table-cell table:number-columns-repeated="4"/>
          <table:table-cell office:value-type="float" office:value="7.86753520268883" calcext:value-type="float">
            <text:p>7.86753520268883</text:p>
          </table:table-cell>
          <table:table-cell/>
          <table:table-cell office:value-type="float" office:value="0.0311123204507864" calcext:value-type="float">
            <text:p>0.031112320450786</text:p>
          </table:table-cell>
          <table:table-cell/>
          <table:table-cell office:value-type="float" office:value="12730" calcext:value-type="float">
            <text:p>12730</text:p>
          </table:table-cell>
        </table:table-row>
        <table:table-row table:style-name="ro1">
          <table:table-cell table:number-columns-repeated="4"/>
          <table:table-cell office:value-type="float" office:value="3.69733241659407" calcext:value-type="float">
            <text:p>3.69733241659407</text:p>
          </table:table-cell>
          <table:table-cell office:value-type="float" office:value="5.40492569149807" calcext:value-type="float">
            <text:p>5.40492569149807</text:p>
          </table:table-cell>
          <table:table-cell office:value-type="float" office:value="6.67269211475024" calcext:value-type="float">
            <text:p>6.67269211475024</text:p>
          </table:table-cell>
          <table:table-cell table:number-columns-repeated="4"/>
          <table:table-cell office:value-type="float" office:value="5.54131884582255" calcext:value-type="float">
            <text:p>5.54131884582255</text:p>
          </table:table-cell>
          <table:table-cell/>
          <table:table-cell office:value-type="float" office:value="0.215853775742476" calcext:value-type="float">
            <text:p>0.215853775742476</text:p>
          </table:table-cell>
          <table:table-cell/>
          <table:table-cell office:value-type="float" office:value="5317" calcext:value-type="float">
            <text:p>5317</text:p>
          </table:table-cell>
        </table:table-row>
        <table:table-row table:style-name="ro1">
          <table:table-cell table:number-columns-repeated="4"/>
          <table:table-cell office:value-type="float" office:value="3.71654266232222" calcext:value-type="float">
            <text:p>3.71654266232222</text:p>
          </table:table-cell>
          <table:table-cell office:value-type="float" office:value="5.44627996859477" calcext:value-type="float">
            <text:p>5.44627996859477</text:p>
          </table:table-cell>
          <table:table-cell office:value-type="float" office:value="6.67270542666467" calcext:value-type="float">
            <text:p>6.67270542666467</text:p>
          </table:table-cell>
          <table:table-cell table:number-columns-repeated="4"/>
          <table:table-cell office:value-type="float" office:value="0.105744858974515" calcext:value-type="float">
            <text:p>0.105744858974515</text:p>
          </table:table-cell>
          <table:table-cell/>
          <table:table-cell office:value-type="float" office:value="-0.0375738299163255" calcext:value-type="float">
            <text:p>-0.037573829916326</text:p>
          </table:table-cell>
          <table:table-cell/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4"/>
          <table:table-cell office:value-type="float" office:value="3.73816229644526" calcext:value-type="float">
            <text:p>3.73816229644526</text:p>
          </table:table-cell>
          <table:table-cell office:value-type="float" office:value="5.45084963834885" calcext:value-type="float">
            <text:p>5.45084963834885</text:p>
          </table:table-cell>
          <table:table-cell office:value-type="float" office:value="6.68729861121014" calcext:value-type="float">
            <text:p>6.68729861121014</text:p>
          </table:table-cell>
          <table:table-cell table:number-columns-repeated="4"/>
          <table:table-cell office:value-type="float" office:value="2.24092621575132" calcext:value-type="float">
            <text:p>2.24092621575132</text:p>
          </table:table-cell>
          <table:table-cell/>
          <table:table-cell office:value-type="float" office:value="0.0825974844268674" calcext:value-type="float">
            <text:p>0.082597484426867</text:p>
          </table:table-cell>
          <table:table-cell/>
          <table:table-cell office:value-type="float" office:value="2727" calcext:value-type="float">
            <text:p>2727</text:p>
          </table:table-cell>
        </table:table-row>
        <table:table-row table:style-name="ro1">
          <table:table-cell table:number-columns-repeated="4"/>
          <table:table-cell office:value-type="float" office:value="3.74724246053334" calcext:value-type="float">
            <text:p>3.74724246053334</text:p>
          </table:table-cell>
          <table:table-cell office:value-type="float" office:value="5.46246501389549" calcext:value-type="float">
            <text:p>5.46246501389549</text:p>
          </table:table-cell>
          <table:table-cell office:value-type="float" office:value="6.71125177549511" calcext:value-type="float">
            <text:p>6.71125177549511</text:p>
          </table:table-cell>
          <table:table-cell table:number-columns-repeated="4"/>
          <table:table-cell office:value-type="float" office:value="2.18260110557138" calcext:value-type="float">
            <text:p>2.18260110557138</text:p>
          </table:table-cell>
          <table:table-cell/>
          <table:table-cell office:value-type="float" office:value="-0.02664059104677" calcext:value-type="float">
            <text:p>-0.02664059104677</text:p>
          </table:table-cell>
          <table:table-cell/>
          <table:table-cell office:value-type="float" office:value="1752" calcext:value-type="float">
            <text:p>1752</text:p>
          </table:table-cell>
        </table:table-row>
        <table:table-row table:style-name="ro1">
          <table:table-cell table:number-columns-repeated="4"/>
          <table:table-cell office:value-type="float" office:value="3.75147231764678" calcext:value-type="float">
            <text:p>3.75147231764678</text:p>
          </table:table-cell>
          <table:table-cell office:value-type="float" office:value="5.46387939993637" calcext:value-type="float">
            <text:p>5.46387939993637</text:p>
          </table:table-cell>
          <table:table-cell office:value-type="float" office:value="6.73545993008991" calcext:value-type="float">
            <text:p>6.73545993008991</text:p>
          </table:table-cell>
          <table:table-cell table:number-columns-repeated="4"/>
          <table:table-cell office:value-type="float" office:value="1.17890321297657" calcext:value-type="float">
            <text:p>1.17890321297657</text:p>
          </table:table-cell>
          <table:table-cell/>
          <table:table-cell office:value-type="float" office:value="0.260421587982547" calcext:value-type="float">
            <text:p>0.260421587982547</text:p>
          </table:table-cell>
          <table:table-cell/>
          <table:table-cell office:value-type="float" office:value="922" calcext:value-type="float">
            <text:p>922</text:p>
          </table:table-cell>
        </table:table-row>
        <table:table-row table:style-name="ro1">
          <table:table-cell table:number-columns-repeated="4"/>
          <table:table-cell office:value-type="float" office:value="3.76721294394154" calcext:value-type="float">
            <text:p>3.76721294394154</text:p>
          </table:table-cell>
          <table:table-cell office:value-type="float" office:value="5.47165608347479" calcext:value-type="float">
            <text:p>5.47165608347479</text:p>
          </table:table-cell>
          <table:table-cell office:value-type="float" office:value="6.75057602554974" calcext:value-type="float">
            <text:p>6.75057602554974</text:p>
          </table:table-cell>
          <table:table-cell table:number-columns-repeated="4"/>
          <table:table-cell office:value-type="float" office:value="1.83093616045823" calcext:value-type="float">
            <text:p>1.83093616045823</text:p>
          </table:table-cell>
          <table:table-cell/>
          <table:table-cell office:value-type="float" office:value="0.278808988325217" calcext:value-type="float">
            <text:p>0.278808988325217</text:p>
          </table:table-cell>
          <table:table-cell/>
          <table:table-cell office:value-type="float" office:value="2638" calcext:value-type="float">
            <text:p>2638</text:p>
          </table:table-cell>
        </table:table-row>
        <table:table-row table:style-name="ro1">
          <table:table-cell table:number-columns-repeated="4"/>
          <table:table-cell office:value-type="float" office:value="3.77251931157683" calcext:value-type="float">
            <text:p>3.77251931157683</text:p>
          </table:table-cell>
          <table:table-cell office:value-type="float" office:value="5.52329224693236" calcext:value-type="float">
            <text:p>5.52329224693236</text:p>
          </table:table-cell>
          <table:table-cell office:value-type="float" office:value="6.75901821446293" calcext:value-type="float">
            <text:p>6.75901821446293</text:p>
          </table:table-cell>
          <table:table-cell table:number-columns-repeated="4"/>
          <table:table-cell office:value-type="float" office:value="5.18893624388908" calcext:value-type="float">
            <text:p>5.18893624388908</text:p>
          </table:table-cell>
          <table:table-cell/>
          <table:table-cell office:value-type="float" office:value="-0.521097265116056" calcext:value-type="float">
            <text:p>-0.521097265116056</text:p>
          </table:table-cell>
          <table:table-cell/>
          <table:table-cell office:value-type="float" office:value="9056" calcext:value-type="float">
            <text:p>9056</text:p>
          </table:table-cell>
        </table:table-row>
        <table:table-row table:style-name="ro1">
          <table:table-cell table:number-columns-repeated="4"/>
          <table:table-cell office:value-type="float" office:value="3.77588552144771" calcext:value-type="float">
            <text:p>3.77588552144771</text:p>
          </table:table-cell>
          <table:table-cell office:value-type="float" office:value="5.54097992157044" calcext:value-type="float">
            <text:p>5.54097992157044</text:p>
          </table:table-cell>
          <table:table-cell office:value-type="float" office:value="6.78619199668743" calcext:value-type="float">
            <text:p>6.78619199668743</text:p>
          </table:table-cell>
          <table:table-cell table:number-columns-repeated="4"/>
          <table:table-cell office:value-type="float" office:value="100.082340371969" calcext:value-type="float">
            <text:p>100.082340371969</text:p>
          </table:table-cell>
          <table:table-cell/>
          <table:table-cell office:value-type="float" office:value="2.19317199059414" calcext:value-type="float">
            <text:p>2.19317199059414</text:p>
          </table:table-cell>
          <table:table-cell/>
          <table:table-cell office:value-type="float" office:value="49596" calcext:value-type="float">
            <text:p>49596</text:p>
          </table:table-cell>
        </table:table-row>
        <table:table-row table:style-name="ro1">
          <table:table-cell table:number-columns-repeated="4"/>
          <table:table-cell office:value-type="float" office:value="3.81830430383879" calcext:value-type="float">
            <text:p>3.81830430383879</text:p>
          </table:table-cell>
          <table:table-cell office:value-type="float" office:value="5.54222307202708" calcext:value-type="float">
            <text:p>5.54222307202708</text:p>
          </table:table-cell>
          <table:table-cell office:value-type="float" office:value="6.80854002795516" calcext:value-type="float">
            <text:p>6.80854002795516</text:p>
          </table:table-cell>
          <table:table-cell table:number-columns-repeated="4"/>
          <table:table-cell office:value-type="float" office:value="1.41951253553842" calcext:value-type="float">
            <text:p>1.41951253553842</text:p>
          </table:table-cell>
          <table:table-cell/>
          <table:table-cell office:value-type="float" office:value="0.042428275013183" calcext:value-type="float">
            <text:p>0.04242827501318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3.81847962421679" calcext:value-type="float">
            <text:p>3.81847962421679</text:p>
          </table:table-cell>
          <table:table-cell office:value-type="float" office:value="5.5892352204045" calcext:value-type="float">
            <text:p>5.5892352204045</text:p>
          </table:table-cell>
          <table:table-cell office:value-type="float" office:value="6.82230839285184" calcext:value-type="float">
            <text:p>6.82230839285184</text:p>
          </table:table-cell>
          <table:table-cell table:number-columns-repeated="4"/>
          <table:table-cell office:value-type="float" office:value="4.82500405056093" calcext:value-type="float">
            <text:p>4.82500405056093</text:p>
          </table:table-cell>
          <table:table-cell/>
          <table:table-cell office:value-type="float" office:value="-0.0164661860140725" calcext:value-type="float">
            <text:p>-0.016466186014073</text:p>
          </table:table-cell>
          <table:table-cell/>
          <table:table-cell office:value-type="float" office:value="4862" calcext:value-type="float">
            <text:p>4862</text:p>
          </table:table-cell>
        </table:table-row>
        <table:table-row table:style-name="ro1">
          <table:table-cell table:number-columns-repeated="4"/>
          <table:table-cell office:value-type="float" office:value="3.81918712289186" calcext:value-type="float">
            <text:p>3.81918712289186</text:p>
          </table:table-cell>
          <table:table-cell office:value-type="float" office:value="5.60169312592373" calcext:value-type="float">
            <text:p>5.60169312592373</text:p>
          </table:table-cell>
          <table:table-cell office:value-type="float" office:value="6.82599303810217" calcext:value-type="float">
            <text:p>6.82599303810217</text:p>
          </table:table-cell>
          <table:table-cell table:number-columns-repeated="4"/>
          <table:table-cell office:value-type="float" office:value="0.373001162990707" calcext:value-type="float">
            <text:p>0.373001162990707</text:p>
          </table:table-cell>
          <table:table-cell/>
          <table:table-cell office:value-type="float" office:value="-0.0719793423270785" calcext:value-type="float">
            <text:p>-0.071979342327079</text:p>
          </table:table-cell>
          <table:table-cell/>
          <table:table-cell office:value-type="float" office:value="802" calcext:value-type="float">
            <text:p>802</text:p>
          </table:table-cell>
        </table:table-row>
        <table:table-row table:style-name="ro1">
          <table:table-cell table:number-columns-repeated="4"/>
          <table:table-cell office:value-type="float" office:value="3.82923626317088" calcext:value-type="float">
            <text:p>3.82923626317088</text:p>
          </table:table-cell>
          <table:table-cell office:value-type="float" office:value="5.6173374064637" calcext:value-type="float">
            <text:p>5.6173374064637</text:p>
          </table:table-cell>
          <table:table-cell office:value-type="float" office:value="6.8393591943593" calcext:value-type="float">
            <text:p>6.8393591943593</text:p>
          </table:table-cell>
          <table:table-cell table:number-columns-repeated="4"/>
          <table:table-cell office:value-type="float" office:value="0.11960268610026" calcext:value-type="float">
            <text:p>0.11960268610026</text:p>
          </table:table-cell>
          <table:table-cell/>
          <table:table-cell office:value-type="float" office:value="-0.0926798299520306" calcext:value-type="float">
            <text:p>-0.092679829952031</text:p>
          </table:table-cell>
          <table:table-cell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4"/>
          <table:table-cell office:value-type="float" office:value="3.83224498298729" calcext:value-type="float">
            <text:p>3.83224498298729</text:p>
          </table:table-cell>
          <table:table-cell office:value-type="float" office:value="5.65066086259903" calcext:value-type="float">
            <text:p>5.65066086259903</text:p>
          </table:table-cell>
          <table:table-cell office:value-type="float" office:value="6.86858104459074" calcext:value-type="float">
            <text:p>6.86858104459074</text:p>
          </table:table-cell>
          <table:table-cell table:number-columns-repeated="4"/>
          <table:table-cell office:value-type="float" office:value="1.22746436470835" calcext:value-type="float">
            <text:p>1.22746436470835</text:p>
          </table:table-cell>
          <table:table-cell/>
          <table:table-cell office:value-type="float" office:value="0.334929134746157" calcext:value-type="float">
            <text:p>0.334929134746157</text:p>
          </table:table-cell>
          <table:table-cell/>
          <table:table-cell office:value-type="float" office:value="953" calcext:value-type="float">
            <text:p>953</text:p>
          </table:table-cell>
        </table:table-row>
        <table:table-row table:style-name="ro1">
          <table:table-cell table:number-columns-repeated="4"/>
          <table:table-cell office:value-type="float" office:value="3.83289090694512" calcext:value-type="float">
            <text:p>3.83289090694512</text:p>
          </table:table-cell>
          <table:table-cell office:value-type="float" office:value="5.66348076238363" calcext:value-type="float">
            <text:p>5.66348076238363</text:p>
          </table:table-cell>
          <table:table-cell office:value-type="float" office:value="6.87341472989534" calcext:value-type="float">
            <text:p>6.87341472989534</text:p>
          </table:table-cell>
          <table:table-cell table:number-columns-repeated="4"/>
          <table:table-cell office:value-type="float" office:value="2.26135001387633" calcext:value-type="float">
            <text:p>2.26135001387633</text:p>
          </table:table-cell>
          <table:table-cell/>
          <table:table-cell office:value-type="float" office:value="0.31178683580283" calcext:value-type="float">
            <text:p>0.31178683580283</text:p>
          </table:table-cell>
          <table:table-cell/>
          <table:table-cell office:value-type="float" office:value="2554" calcext:value-type="float">
            <text:p>2554</text:p>
          </table:table-cell>
        </table:table-row>
        <table:table-row table:style-name="ro1">
          <table:table-cell table:number-columns-repeated="4"/>
          <table:table-cell office:value-type="float" office:value="3.83966551952613" calcext:value-type="float">
            <text:p>3.83966551952613</text:p>
          </table:table-cell>
          <table:table-cell office:value-type="float" office:value="5.67495792226243" calcext:value-type="float">
            <text:p>5.67495792226243</text:p>
          </table:table-cell>
          <table:table-cell office:value-type="float" office:value="6.94114965839302" calcext:value-type="float">
            <text:p>6.94114965839302</text:p>
          </table:table-cell>
          <table:table-cell table:number-columns-repeated="4"/>
          <table:table-cell office:value-type="float" office:value="0.277690631822523" calcext:value-type="float">
            <text:p>0.277690631822523</text:p>
          </table:table-cell>
          <table:table-cell/>
          <table:table-cell office:value-type="float" office:value="0.174222511858647" calcext:value-type="float">
            <text:p>0.174222511858647</text:p>
          </table:table-cell>
          <table:table-cell/>
          <table:table-cell office:value-type="float" office:value="314" calcext:value-type="float">
            <text:p>314</text:p>
          </table:table-cell>
        </table:table-row>
        <table:table-row table:style-name="ro1">
          <table:table-cell table:number-columns-repeated="4"/>
          <table:table-cell office:value-type="float" office:value="3.8419435667971" calcext:value-type="float">
            <text:p>3.8419435667971</text:p>
          </table:table-cell>
          <table:table-cell office:value-type="float" office:value="5.70767394475557" calcext:value-type="float">
            <text:p>5.70767394475557</text:p>
          </table:table-cell>
          <table:table-cell office:value-type="float" office:value="6.94584089746562" calcext:value-type="float">
            <text:p>6.94584089746562</text:p>
          </table:table-cell>
          <table:table-cell table:number-columns-repeated="4"/>
          <table:table-cell office:value-type="float" office:value="9.18709313871067" calcext:value-type="float">
            <text:p>9.18709313871067</text:p>
          </table:table-cell>
          <table:table-cell/>
          <table:table-cell office:value-type="float" office:value="-0.243667686313721" calcext:value-type="float">
            <text:p>-0.243667686313721</text:p>
          </table:table-cell>
          <table:table-cell/>
          <table:table-cell office:value-type="float" office:value="9745" calcext:value-type="float">
            <text:p>9745</text:p>
          </table:table-cell>
        </table:table-row>
        <table:table-row table:style-name="ro1">
          <table:table-cell table:number-columns-repeated="4"/>
          <table:table-cell office:value-type="float" office:value="3.85083413614457" calcext:value-type="float">
            <text:p>3.85083413614457</text:p>
          </table:table-cell>
          <table:table-cell office:value-type="float" office:value="5.70864254376758" calcext:value-type="float">
            <text:p>5.70864254376758</text:p>
          </table:table-cell>
          <table:table-cell office:value-type="float" office:value="6.94875543885839" calcext:value-type="float">
            <text:p>6.94875543885839</text:p>
          </table:table-cell>
          <table:table-cell table:number-columns-repeated="4"/>
          <table:table-cell office:value-type="float" office:value="93.2293999164751" calcext:value-type="float">
            <text:p>93.2293999164751</text:p>
          </table:table-cell>
          <table:table-cell/>
          <table:table-cell office:value-type="float" office:value="2.51008179112161" calcext:value-type="float">
            <text:p>2.5100817911216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3.85149589782394" calcext:value-type="float">
            <text:p>3.85149589782394</text:p>
          </table:table-cell>
          <table:table-cell office:value-type="float" office:value="5.71641754832705" calcext:value-type="float">
            <text:p>5.71641754832705</text:p>
          </table:table-cell>
          <table:table-cell office:value-type="float" office:value="6.95772064547955" calcext:value-type="float">
            <text:p>6.95772064547955</text:p>
          </table:table-cell>
          <table:table-cell table:number-columns-repeated="4"/>
          <table:table-cell office:value-type="float" office:value="6.19823114861013" calcext:value-type="float">
            <text:p>6.19823114861013</text:p>
          </table:table-cell>
          <table:table-cell/>
          <table:table-cell office:value-type="float" office:value="-0.186752669302615" calcext:value-type="float">
            <text:p>-0.186752669302615</text:p>
          </table:table-cell>
          <table:table-cell/>
          <table:table-cell office:value-type="float" office:value="5516" calcext:value-type="float">
            <text:p>5516</text:p>
          </table:table-cell>
        </table:table-row>
        <table:table-row table:style-name="ro1">
          <table:table-cell table:number-columns-repeated="4"/>
          <table:table-cell office:value-type="float" office:value="3.8588276402526" calcext:value-type="float">
            <text:p>3.8588276402526</text:p>
          </table:table-cell>
          <table:table-cell office:value-type="float" office:value="5.74295736525186" calcext:value-type="float">
            <text:p>5.74295736525186</text:p>
          </table:table-cell>
          <table:table-cell office:value-type="float" office:value="6.97958128599618" calcext:value-type="float">
            <text:p>6.97958128599618</text:p>
          </table:table-cell>
          <table:table-cell table:number-columns-repeated="4"/>
          <table:table-cell office:value-type="float" office:value="63.3009329817139" calcext:value-type="float">
            <text:p>63.3009329817139</text:p>
          </table:table-cell>
          <table:table-cell/>
          <table:table-cell office:value-type="float" office:value="1.76631643359709" calcext:value-type="float">
            <text:p>1.7663164335970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3.86168087811116" calcext:value-type="float">
            <text:p>3.86168087811116</text:p>
          </table:table-cell>
          <table:table-cell office:value-type="float" office:value="5.764416309258" calcext:value-type="float">
            <text:p>5.764416309258</text:p>
          </table:table-cell>
          <table:table-cell office:value-type="float" office:value="6.98073539786972" calcext:value-type="float">
            <text:p>6.98073539786972</text:p>
          </table:table-cell>
          <table:table-cell table:number-columns-repeated="4"/>
          <table:table-cell office:value-type="float" office:value="1.91024033362336" calcext:value-type="float">
            <text:p>1.91024033362336</text:p>
          </table:table-cell>
          <table:table-cell/>
          <table:table-cell office:value-type="float" office:value="-0.0844416715159784" calcext:value-type="float">
            <text:p>-0.084441671515978</text:p>
          </table:table-cell>
          <table:table-cell/>
          <table:table-cell office:value-type="float" office:value="22448" calcext:value-type="float">
            <text:p>22448</text:p>
          </table:table-cell>
        </table:table-row>
        <table:table-row table:style-name="ro1">
          <table:table-cell table:number-columns-repeated="4"/>
          <table:table-cell office:value-type="float" office:value="3.86757919185163" calcext:value-type="float">
            <text:p>3.86757919185163</text:p>
          </table:table-cell>
          <table:table-cell office:value-type="float" office:value="5.77771405928799" calcext:value-type="float">
            <text:p>5.77771405928799</text:p>
          </table:table-cell>
          <table:table-cell office:value-type="float" office:value="7.00076645550379" calcext:value-type="float">
            <text:p>7.00076645550379</text:p>
          </table:table-cell>
          <table:table-cell table:number-columns-repeated="4"/>
          <table:table-cell office:value-type="float" office:value="9.18117641389509" calcext:value-type="float">
            <text:p>9.18117641389509</text:p>
          </table:table-cell>
          <table:table-cell/>
          <table:table-cell office:value-type="float" office:value="-0.994231886302099" calcext:value-type="float">
            <text:p>-0.994231886302099</text:p>
          </table:table-cell>
          <table:table-cell/>
          <table:table-cell office:value-type="float" office:value="12107" calcext:value-type="float">
            <text:p>12107</text:p>
          </table:table-cell>
        </table:table-row>
        <table:table-row table:style-name="ro1">
          <table:table-cell table:number-columns-repeated="4"/>
          <table:table-cell office:value-type="float" office:value="3.87385154475153" calcext:value-type="float">
            <text:p>3.87385154475153</text:p>
          </table:table-cell>
          <table:table-cell office:value-type="float" office:value="5.78409905041898" calcext:value-type="float">
            <text:p>5.78409905041898</text:p>
          </table:table-cell>
          <table:table-cell office:value-type="float" office:value="7.00953834643881" calcext:value-type="float">
            <text:p>7.00953834643881</text:p>
          </table:table-cell>
          <table:table-cell table:number-columns-repeated="4"/>
          <table:table-cell office:value-type="float" office:value="95.769371531446" calcext:value-type="float">
            <text:p>95.769371531446</text:p>
          </table:table-cell>
          <table:table-cell/>
          <table:table-cell office:value-type="float" office:value="-1.3323497978812" calcext:value-type="float">
            <text:p>-1.332349797881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3.87654484957986" calcext:value-type="float">
            <text:p>3.87654484957986</text:p>
          </table:table-cell>
          <table:table-cell office:value-type="float" office:value="5.78592367055407" calcext:value-type="float">
            <text:p>5.78592367055407</text:p>
          </table:table-cell>
          <table:table-cell office:value-type="float" office:value="7.03157071806724" calcext:value-type="float">
            <text:p>7.03157071806724</text:p>
          </table:table-cell>
          <table:table-cell table:number-columns-repeated="4"/>
          <table:table-cell office:value-type="float" office:value="5.90787262869586" calcext:value-type="float">
            <text:p>5.90787262869586</text:p>
          </table:table-cell>
          <table:table-cell/>
          <table:table-cell office:value-type="float" office:value="0.230963833412967" calcext:value-type="float">
            <text:p>0.230963833412967</text:p>
          </table:table-cell>
          <table:table-cell/>
          <table:table-cell office:value-type="float" office:value="13143" calcext:value-type="float">
            <text:p>13143</text:p>
          </table:table-cell>
        </table:table-row>
        <table:table-row table:style-name="ro1">
          <table:table-cell table:number-columns-repeated="4"/>
          <table:table-cell office:value-type="float" office:value="3.8812361663922" calcext:value-type="float">
            <text:p>3.8812361663922</text:p>
          </table:table-cell>
          <table:table-cell office:value-type="float" office:value="5.79560679710089" calcext:value-type="float">
            <text:p>5.79560679710089</text:p>
          </table:table-cell>
          <table:table-cell office:value-type="float" office:value="7.049796650309" calcext:value-type="float">
            <text:p>7.049796650309</text:p>
          </table:table-cell>
          <table:table-cell table:number-columns-repeated="4"/>
          <table:table-cell office:value-type="float" office:value="5.10243853388095" calcext:value-type="float">
            <text:p>5.10243853388095</text:p>
          </table:table-cell>
          <table:table-cell/>
          <table:table-cell office:value-type="float" office:value="0.0141429505881105" calcext:value-type="float">
            <text:p>0.014142950588111</text:p>
          </table:table-cell>
          <table:table-cell/>
          <table:table-cell office:value-type="float" office:value="4441" calcext:value-type="float">
            <text:p>4441</text:p>
          </table:table-cell>
        </table:table-row>
        <table:table-row table:style-name="ro1">
          <table:table-cell table:number-columns-repeated="4"/>
          <table:table-cell office:value-type="float" office:value="3.88591886605748" calcext:value-type="float">
            <text:p>3.88591886605748</text:p>
          </table:table-cell>
          <table:table-cell office:value-type="float" office:value="5.79564122778915" calcext:value-type="float">
            <text:p>5.79564122778915</text:p>
          </table:table-cell>
          <table:table-cell office:value-type="float" office:value="7.06065789468483" calcext:value-type="float">
            <text:p>7.06065789468483</text:p>
          </table:table-cell>
          <table:table-cell table:number-columns-repeated="4"/>
          <table:table-cell office:value-type="float" office:value="1.82302675010293" calcext:value-type="float">
            <text:p>1.82302675010293</text:p>
          </table:table-cell>
          <table:table-cell/>
          <table:table-cell office:value-type="float" office:value="0.141185632258745" calcext:value-type="float">
            <text:p>0.141185632258745</text:p>
          </table:table-cell>
          <table:table-cell/>
          <table:table-cell office:value-type="float" office:value="2059" calcext:value-type="float">
            <text:p>2059</text:p>
          </table:table-cell>
        </table:table-row>
        <table:table-row table:style-name="ro1">
          <table:table-cell table:number-columns-repeated="4"/>
          <table:table-cell office:value-type="float" office:value="3.89178822247784" calcext:value-type="float">
            <text:p>3.89178822247784</text:p>
          </table:table-cell>
          <table:table-cell office:value-type="float" office:value="5.80078151292473" calcext:value-type="float">
            <text:p>5.80078151292473</text:p>
          </table:table-cell>
          <table:table-cell office:value-type="float" office:value="7.06398966117565" calcext:value-type="float">
            <text:p>7.06398966117565</text:p>
          </table:table-cell>
          <table:table-cell table:number-columns-repeated="4"/>
          <table:table-cell office:value-type="float" office:value="1.74883288389495" calcext:value-type="float">
            <text:p>1.74883288389495</text:p>
          </table:table-cell>
          <table:table-cell/>
          <table:table-cell office:value-type="float" office:value="-0.442396428347239" calcext:value-type="float">
            <text:p>-0.44239642834723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3.90120184968232" calcext:value-type="float">
            <text:p>3.90120184968232</text:p>
          </table:table-cell>
          <table:table-cell office:value-type="float" office:value="5.8040484865074" calcext:value-type="float">
            <text:p>5.8040484865074</text:p>
          </table:table-cell>
          <table:table-cell office:value-type="float" office:value="7.13311189233018" calcext:value-type="float">
            <text:p>7.13311189233018</text:p>
          </table:table-cell>
          <table:table-cell table:number-columns-repeated="4"/>
          <table:table-cell office:value-type="float" office:value="100.082815207394" calcext:value-type="float">
            <text:p>100.082815207394</text:p>
          </table:table-cell>
          <table:table-cell/>
          <table:table-cell office:value-type="float" office:value="1.11099532846183" calcext:value-type="float">
            <text:p>1.11099532846183</text:p>
          </table:table-cell>
          <table:table-cell/>
          <table:table-cell office:value-type="float" office:value="48733" calcext:value-type="float">
            <text:p>48733</text:p>
          </table:table-cell>
        </table:table-row>
        <table:table-row table:style-name="ro1">
          <table:table-cell table:number-columns-repeated="4"/>
          <table:table-cell office:value-type="float" office:value="3.90743163261868" calcext:value-type="float">
            <text:p>3.90743163261868</text:p>
          </table:table-cell>
          <table:table-cell office:value-type="float" office:value="5.83539888899732" calcext:value-type="float">
            <text:p>5.83539888899732</text:p>
          </table:table-cell>
          <table:table-cell office:value-type="float" office:value="7.1350085491979" calcext:value-type="float">
            <text:p>7.1350085491979</text:p>
          </table:table-cell>
          <table:table-cell table:number-columns-repeated="4"/>
          <table:table-cell office:value-type="float" office:value="9.00622310543672" calcext:value-type="float">
            <text:p>9.00622310543672</text:p>
          </table:table-cell>
          <table:table-cell/>
          <table:table-cell office:value-type="float" office:value="-0.669225823625796" calcext:value-type="float">
            <text:p>-0.669225823625796</text:p>
          </table:table-cell>
          <table:table-cell/>
          <table:table-cell office:value-type="float" office:value="13007" calcext:value-type="float">
            <text:p>13007</text:p>
          </table:table-cell>
        </table:table-row>
        <table:table-row table:style-name="ro1">
          <table:table-cell table:number-columns-repeated="4"/>
          <table:table-cell office:value-type="float" office:value="3.91937244636296" calcext:value-type="float">
            <text:p>3.91937244636296</text:p>
          </table:table-cell>
          <table:table-cell office:value-type="float" office:value="5.85110167302839" calcext:value-type="float">
            <text:p>5.85110167302839</text:p>
          </table:table-cell>
          <table:table-cell office:value-type="float" office:value="7.14045513964202" calcext:value-type="float">
            <text:p>7.14045513964202</text:p>
          </table:table-cell>
          <table:table-cell table:number-columns-repeated="4"/>
          <table:table-cell office:value-type="float" office:value="1.63920814603755" calcext:value-type="float">
            <text:p>1.63920814603755</text:p>
          </table:table-cell>
          <table:table-cell/>
          <table:table-cell office:value-type="float" office:value="0.193980988791313" calcext:value-type="float">
            <text:p>0.19398098879131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3.9202400658255" calcext:value-type="float">
            <text:p>3.9202400658255</text:p>
          </table:table-cell>
          <table:table-cell office:value-type="float" office:value="5.86199252371732" calcext:value-type="float">
            <text:p>5.86199252371732</text:p>
          </table:table-cell>
          <table:table-cell office:value-type="float" office:value="7.16382749024174" calcext:value-type="float">
            <text:p>7.16382749024174</text:p>
          </table:table-cell>
          <table:table-cell table:number-columns-repeated="4"/>
          <table:table-cell office:value-type="float" office:value="97.4311934808052" calcext:value-type="float">
            <text:p>97.4311934808052</text:p>
          </table:table-cell>
          <table:table-cell/>
          <table:table-cell office:value-type="float" office:value="-3.87943982419521" calcext:value-type="float">
            <text:p>-3.8794398241952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3.96932605159233" calcext:value-type="float">
            <text:p>3.96932605159233</text:p>
          </table:table-cell>
          <table:table-cell office:value-type="float" office:value="5.86935166849797" calcext:value-type="float">
            <text:p>5.86935166849797</text:p>
          </table:table-cell>
          <table:table-cell office:value-type="float" office:value="7.17223051213456" calcext:value-type="float">
            <text:p>7.17223051213456</text:p>
          </table:table-cell>
          <table:table-cell table:number-columns-repeated="4"/>
          <table:table-cell office:value-type="float" office:value="2.42205935400106" calcext:value-type="float">
            <text:p>2.42205935400106</text:p>
          </table:table-cell>
          <table:table-cell/>
          <table:table-cell office:value-type="float" office:value="0.0506501192011231" calcext:value-type="float">
            <text:p>0.050650119201123</text:p>
          </table:table-cell>
          <table:table-cell/>
          <table:table-cell office:value-type="float" office:value="1950" calcext:value-type="float">
            <text:p>1950</text:p>
          </table:table-cell>
        </table:table-row>
        <table:table-row table:style-name="ro1">
          <table:table-cell table:number-columns-repeated="4"/>
          <table:table-cell office:value-type="float" office:value="3.97247314248151" calcext:value-type="float">
            <text:p>3.97247314248151</text:p>
          </table:table-cell>
          <table:table-cell office:value-type="float" office:value="5.89205598206832" calcext:value-type="float">
            <text:p>5.89205598206832</text:p>
          </table:table-cell>
          <table:table-cell office:value-type="float" office:value="7.19034078131393" calcext:value-type="float">
            <text:p>7.19034078131393</text:p>
          </table:table-cell>
          <table:table-cell table:number-columns-repeated="4"/>
          <table:table-cell office:value-type="float" office:value="0.312558176988793" calcext:value-type="float">
            <text:p>0.312558176988793</text:p>
          </table:table-cell>
          <table:table-cell/>
          <table:table-cell office:value-type="float" office:value="-0.304846989273074" calcext:value-type="float">
            <text:p>-0.304846989273074</text:p>
          </table:table-cell>
          <table:table-cell/>
          <table:table-cell office:value-type="float" office:value="711" calcext:value-type="float">
            <text:p>711</text:p>
          </table:table-cell>
        </table:table-row>
        <table:table-row table:style-name="ro1">
          <table:table-cell table:number-columns-repeated="4"/>
          <table:table-cell office:value-type="float" office:value="3.98354921779136" calcext:value-type="float">
            <text:p>3.98354921779136</text:p>
          </table:table-cell>
          <table:table-cell office:value-type="float" office:value="5.897197772339" calcext:value-type="float">
            <text:p>5.897197772339</text:p>
          </table:table-cell>
          <table:table-cell office:value-type="float" office:value="7.23095122072241" calcext:value-type="float">
            <text:p>7.23095122072241</text:p>
          </table:table-cell>
          <table:table-cell table:number-columns-repeated="4"/>
          <table:table-cell office:value-type="float" office:value="1.03703321398489" calcext:value-type="float">
            <text:p>1.03703321398489</text:p>
          </table:table-cell>
          <table:table-cell/>
          <table:table-cell office:value-type="float" office:value="0.284573967422687" calcext:value-type="float">
            <text:p>0.284573967422687</text:p>
          </table:table-cell>
          <table:table-cell/>
          <table:table-cell office:value-type="float" office:value="2192" calcext:value-type="float">
            <text:p>2192</text:p>
          </table:table-cell>
        </table:table-row>
        <table:table-row table:style-name="ro1">
          <table:table-cell table:number-columns-repeated="4"/>
          <table:table-cell office:value-type="float" office:value="4.00164983065544" calcext:value-type="float">
            <text:p>4.00164983065544</text:p>
          </table:table-cell>
          <table:table-cell office:value-type="float" office:value="5.92305070907937" calcext:value-type="float">
            <text:p>5.92305070907937</text:p>
          </table:table-cell>
          <table:table-cell office:value-type="float" office:value="7.2478085438863" calcext:value-type="float">
            <text:p>7.2478085438863</text:p>
          </table:table-cell>
          <table:table-cell table:number-columns-repeated="4"/>
          <table:table-cell office:value-type="float" office:value="3.40424843467535" calcext:value-type="float">
            <text:p>3.40424843467535</text:p>
          </table:table-cell>
          <table:table-cell/>
          <table:table-cell office:value-type="float" office:value="-0.259308268148007" calcext:value-type="float">
            <text:p>-0.259308268148007</text:p>
          </table:table-cell>
          <table:table-cell/>
          <table:table-cell office:value-type="float" office:value="4001" calcext:value-type="float">
            <text:p>4001</text:p>
          </table:table-cell>
        </table:table-row>
        <table:table-row table:style-name="ro1">
          <table:table-cell table:number-columns-repeated="4"/>
          <table:table-cell office:value-type="float" office:value="4.01597023614638" calcext:value-type="float">
            <text:p>4.01597023614638</text:p>
          </table:table-cell>
          <table:table-cell office:value-type="float" office:value="5.95624357275146" calcext:value-type="float">
            <text:p>5.95624357275146</text:p>
          </table:table-cell>
          <table:table-cell office:value-type="float" office:value="7.25955546497135" calcext:value-type="float">
            <text:p>7.25955546497135</text:p>
          </table:table-cell>
          <table:table-cell table:number-columns-repeated="4"/>
          <table:table-cell office:value-type="float" office:value="6.45633629035718" calcext:value-type="float">
            <text:p>6.45633629035718</text:p>
          </table:table-cell>
          <table:table-cell/>
          <table:table-cell office:value-type="float" office:value="0.133927989970445" calcext:value-type="float">
            <text:p>0.133927989970445</text:p>
          </table:table-cell>
          <table:table-cell/>
          <table:table-cell office:value-type="float" office:value="10407" calcext:value-type="float">
            <text:p>10407</text:p>
          </table:table-cell>
        </table:table-row>
        <table:table-row table:style-name="ro1">
          <table:table-cell table:number-columns-repeated="4"/>
          <table:table-cell office:value-type="float" office:value="4.02885367873022" calcext:value-type="float">
            <text:p>4.02885367873022</text:p>
          </table:table-cell>
          <table:table-cell office:value-type="float" office:value="5.96292842755166" calcext:value-type="float">
            <text:p>5.96292842755166</text:p>
          </table:table-cell>
          <table:table-cell office:value-type="float" office:value="7.26966783275214" calcext:value-type="float">
            <text:p>7.26966783275214</text:p>
          </table:table-cell>
          <table:table-cell table:number-columns-repeated="4"/>
          <table:table-cell office:value-type="float" office:value="5.12513443573463" calcext:value-type="float">
            <text:p>5.12513443573463</text:p>
          </table:table-cell>
          <table:table-cell/>
          <table:table-cell office:value-type="float" office:value="0.299078637890304" calcext:value-type="float">
            <text:p>0.299078637890304</text:p>
          </table:table-cell>
          <table:table-cell/>
          <table:table-cell office:value-type="float" office:value="25806" calcext:value-type="float">
            <text:p>25806</text:p>
          </table:table-cell>
        </table:table-row>
        <table:table-row table:style-name="ro1">
          <table:table-cell table:number-columns-repeated="4"/>
          <table:table-cell office:value-type="float" office:value="4.12696031348441" calcext:value-type="float">
            <text:p>4.12696031348441</text:p>
          </table:table-cell>
          <table:table-cell office:value-type="float" office:value="5.97358769938183" calcext:value-type="float">
            <text:p>5.97358769938183</text:p>
          </table:table-cell>
          <table:table-cell office:value-type="float" office:value="7.27226621986575" calcext:value-type="float">
            <text:p>7.27226621986575</text:p>
          </table:table-cell>
          <table:table-cell table:number-columns-repeated="4"/>
          <table:table-cell office:value-type="float" office:value="1.14018128959281" calcext:value-type="float">
            <text:p>1.14018128959281</text:p>
          </table:table-cell>
          <table:table-cell/>
          <table:table-cell office:value-type="float" office:value="0.115979212943698" calcext:value-type="float">
            <text:p>0.115979212943698</text:p>
          </table:table-cell>
          <table:table-cell/>
          <table:table-cell office:value-type="float" office:value="1078" calcext:value-type="float">
            <text:p>1078</text:p>
          </table:table-cell>
        </table:table-row>
        <table:table-row table:style-name="ro1">
          <table:table-cell table:number-columns-repeated="4"/>
          <table:table-cell office:value-type="float" office:value="4.13516140019742" calcext:value-type="float">
            <text:p>4.13516140019742</text:p>
          </table:table-cell>
          <table:table-cell office:value-type="float" office:value="5.99478364464378" calcext:value-type="float">
            <text:p>5.99478364464378</text:p>
          </table:table-cell>
          <table:table-cell office:value-type="float" office:value="7.29475619845037" calcext:value-type="float">
            <text:p>7.29475619845037</text:p>
          </table:table-cell>
          <table:table-cell table:number-columns-repeated="4"/>
          <table:table-cell office:value-type="float" office:value="5.95029373445702" calcext:value-type="float">
            <text:p>5.95029373445702</text:p>
          </table:table-cell>
          <table:table-cell/>
          <table:table-cell office:value-type="float" office:value="-0.32010213860933" calcext:value-type="float">
            <text:p>-0.3201021386093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4.1542505677083" calcext:value-type="float">
            <text:p>4.1542505677083</text:p>
          </table:table-cell>
          <table:table-cell office:value-type="float" office:value="6.00269265041462" calcext:value-type="float">
            <text:p>6.00269265041462</text:p>
          </table:table-cell>
          <table:table-cell office:value-type="float" office:value="7.29701164197398" calcext:value-type="float">
            <text:p>7.29701164197398</text:p>
          </table:table-cell>
          <table:table-cell table:number-columns-repeated="4"/>
          <table:table-cell office:value-type="float" office:value="99.4846445125403" calcext:value-type="float">
            <text:p>99.4846445125403</text:p>
          </table:table-cell>
          <table:table-cell/>
          <table:table-cell office:value-type="float" office:value="-1.03912811084762" calcext:value-type="float">
            <text:p>-1.0391281108476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4.17606238489475" calcext:value-type="float">
            <text:p>4.17606238489475</text:p>
          </table:table-cell>
          <table:table-cell office:value-type="float" office:value="6.07238043871343" calcext:value-type="float">
            <text:p>6.07238043871343</text:p>
          </table:table-cell>
          <table:table-cell office:value-type="float" office:value="7.30491424666175" calcext:value-type="float">
            <text:p>7.30491424666175</text:p>
          </table:table-cell>
          <table:table-cell table:number-columns-repeated="4"/>
          <table:table-cell office:value-type="float" office:value="0.335179957019408" calcext:value-type="float">
            <text:p>0.335179957019408</text:p>
          </table:table-cell>
          <table:table-cell/>
          <table:table-cell office:value-type="float" office:value="0.343976870682711" calcext:value-type="float">
            <text:p>0.343976870682711</text:p>
          </table:table-cell>
          <table:table-cell/>
          <table:table-cell office:value-type="float" office:value="1067" calcext:value-type="float">
            <text:p>1067</text:p>
          </table:table-cell>
        </table:table-row>
        <table:table-row table:style-name="ro1">
          <table:table-cell table:number-columns-repeated="4"/>
          <table:table-cell office:value-type="float" office:value="4.18092972939684" calcext:value-type="float">
            <text:p>4.18092972939684</text:p>
          </table:table-cell>
          <table:table-cell office:value-type="float" office:value="6.0869701579409" calcext:value-type="float">
            <text:p>6.0869701579409</text:p>
          </table:table-cell>
          <table:table-cell office:value-type="float" office:value="7.31132629238176" calcext:value-type="float">
            <text:p>7.31132629238176</text:p>
          </table:table-cell>
          <table:table-cell table:number-columns-repeated="4"/>
          <table:table-cell office:value-type="float" office:value="0.775053554554702" calcext:value-type="float">
            <text:p>0.775053554554702</text:p>
          </table:table-cell>
          <table:table-cell/>
          <table:table-cell office:value-type="float" office:value="0.274323002087373" calcext:value-type="float">
            <text:p>0.274323002087373</text:p>
          </table:table-cell>
          <table:table-cell/>
          <table:table-cell office:value-type="float" office:value="1840" calcext:value-type="float">
            <text:p>1840</text:p>
          </table:table-cell>
        </table:table-row>
        <table:table-row table:style-name="ro1">
          <table:table-cell table:number-columns-repeated="4"/>
          <table:table-cell office:value-type="float" office:value="4.18407023279771" calcext:value-type="float">
            <text:p>4.18407023279771</text:p>
          </table:table-cell>
          <table:table-cell office:value-type="float" office:value="6.08988843624983" calcext:value-type="float">
            <text:p>6.08988843624983</text:p>
          </table:table-cell>
          <table:table-cell office:value-type="float" office:value="7.33573547051408" calcext:value-type="float">
            <text:p>7.33573547051408</text:p>
          </table:table-cell>
          <table:table-cell table:number-columns-repeated="4"/>
          <table:table-cell office:value-type="float" office:value="8.55457110270516" calcext:value-type="float">
            <text:p>8.55457110270516</text:p>
          </table:table-cell>
          <table:table-cell/>
          <table:table-cell office:value-type="float" office:value="0.0942615909994668" calcext:value-type="float">
            <text:p>0.094261590999467</text:p>
          </table:table-cell>
          <table:table-cell/>
          <table:table-cell office:value-type="float" office:value="8994" calcext:value-type="float">
            <text:p>8994</text:p>
          </table:table-cell>
        </table:table-row>
        <table:table-row table:style-name="ro1">
          <table:table-cell table:number-columns-repeated="4"/>
          <table:table-cell office:value-type="float" office:value="4.21573300424382" calcext:value-type="float">
            <text:p>4.21573300424382</text:p>
          </table:table-cell>
          <table:table-cell office:value-type="float" office:value="6.09214676011634" calcext:value-type="float">
            <text:p>6.09214676011634</text:p>
          </table:table-cell>
          <table:table-cell office:value-type="float" office:value="7.33597602574957" calcext:value-type="float">
            <text:p>7.33597602574957</text:p>
          </table:table-cell>
          <table:table-cell table:number-columns-repeated="4"/>
          <table:table-cell office:value-type="float" office:value="42.5883608189724" calcext:value-type="float">
            <text:p>42.5883608189724</text:p>
          </table:table-cell>
          <table:table-cell/>
          <table:table-cell office:value-type="float" office:value="-0.168045024293829" calcext:value-type="float">
            <text:p>-0.16804502429382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4.30380737363522" calcext:value-type="float">
            <text:p>4.30380737363522</text:p>
          </table:table-cell>
          <table:table-cell office:value-type="float" office:value="6.09539704049251" calcext:value-type="float">
            <text:p>6.09539704049251</text:p>
          </table:table-cell>
          <table:table-cell office:value-type="float" office:value="7.35226686474423" calcext:value-type="float">
            <text:p>7.35226686474423</text:p>
          </table:table-cell>
          <table:table-cell table:number-columns-repeated="4"/>
          <table:table-cell office:value-type="float" office:value="100.079278707194" calcext:value-type="float">
            <text:p>100.079278707194</text:p>
          </table:table-cell>
          <table:table-cell/>
          <table:table-cell office:value-type="float" office:value="2.57844689963964" calcext:value-type="float">
            <text:p>2.57844689963964</text:p>
          </table:table-cell>
          <table:table-cell/>
          <table:table-cell office:value-type="float" office:value="47639" calcext:value-type="float">
            <text:p>47639</text:p>
          </table:table-cell>
        </table:table-row>
        <table:table-row table:style-name="ro1">
          <table:table-cell table:number-columns-repeated="4"/>
          <table:table-cell office:value-type="float" office:value="4.30711055274838" calcext:value-type="float">
            <text:p>4.30711055274838</text:p>
          </table:table-cell>
          <table:table-cell office:value-type="float" office:value="6.10829158744959" calcext:value-type="float">
            <text:p>6.10829158744959</text:p>
          </table:table-cell>
          <table:table-cell office:value-type="float" office:value="7.35359115565999" calcext:value-type="float">
            <text:p>7.35359115565999</text:p>
          </table:table-cell>
          <table:table-cell table:number-columns-repeated="4"/>
          <table:table-cell office:value-type="float" office:value="0.856047868033279" calcext:value-type="float">
            <text:p>0.856047868033279</text:p>
          </table:table-cell>
          <table:table-cell/>
          <table:table-cell office:value-type="float" office:value="0.076434488018007" calcext:value-type="float">
            <text:p>0.076434488018007</text:p>
          </table:table-cell>
          <table:table-cell/>
          <table:table-cell office:value-type="float" office:value="657" calcext:value-type="float">
            <text:p>657</text:p>
          </table:table-cell>
        </table:table-row>
        <table:table-row table:style-name="ro1">
          <table:table-cell table:number-columns-repeated="4"/>
          <table:table-cell office:value-type="float" office:value="4.31488856831096" calcext:value-type="float">
            <text:p>4.31488856831096</text:p>
          </table:table-cell>
          <table:table-cell office:value-type="float" office:value="6.10941251935349" calcext:value-type="float">
            <text:p>6.10941251935349</text:p>
          </table:table-cell>
          <table:table-cell office:value-type="float" office:value="7.35532096363746" calcext:value-type="float">
            <text:p>7.35532096363746</text:p>
          </table:table-cell>
          <table:table-cell table:number-columns-repeated="4"/>
          <table:table-cell office:value-type="float" office:value="9.06373536370895" calcext:value-type="float">
            <text:p>9.06373536370895</text:p>
          </table:table-cell>
          <table:table-cell/>
          <table:table-cell office:value-type="float" office:value="0.380555493795942" calcext:value-type="float">
            <text:p>0.380555493795942</text:p>
          </table:table-cell>
          <table:table-cell/>
          <table:table-cell office:value-type="float" office:value="9505" calcext:value-type="float">
            <text:p>9505</text:p>
          </table:table-cell>
        </table:table-row>
        <table:table-row table:style-name="ro1">
          <table:table-cell table:number-columns-repeated="4"/>
          <table:table-cell office:value-type="float" office:value="4.33395664576288" calcext:value-type="float">
            <text:p>4.33395664576288</text:p>
          </table:table-cell>
          <table:table-cell office:value-type="float" office:value="6.11751200953152" calcext:value-type="float">
            <text:p>6.11751200953152</text:p>
          </table:table-cell>
          <table:table-cell office:value-type="float" office:value="7.380875421048" calcext:value-type="float">
            <text:p>7.380875421048</text:p>
          </table:table-cell>
          <table:table-cell table:number-columns-repeated="4"/>
          <table:table-cell office:value-type="float" office:value="4.38982265546799" calcext:value-type="float">
            <text:p>4.38982265546799</text:p>
          </table:table-cell>
          <table:table-cell/>
          <table:table-cell office:value-type="float" office:value="0.0776612306893016" calcext:value-type="float">
            <text:p>0.077661230689302</text:p>
          </table:table-cell>
          <table:table-cell/>
          <table:table-cell office:value-type="float" office:value="12422" calcext:value-type="float">
            <text:p>12422</text:p>
          </table:table-cell>
        </table:table-row>
        <table:table-row table:style-name="ro1">
          <table:table-cell table:number-columns-repeated="4"/>
          <table:table-cell office:value-type="float" office:value="4.33774991334455" calcext:value-type="float">
            <text:p>4.33774991334455</text:p>
          </table:table-cell>
          <table:table-cell office:value-type="float" office:value="6.12392513002345" calcext:value-type="float">
            <text:p>6.12392513002345</text:p>
          </table:table-cell>
          <table:table-cell office:value-type="float" office:value="7.38956935506832" calcext:value-type="float">
            <text:p>7.38956935506832</text:p>
          </table:table-cell>
          <table:table-cell table:number-columns-repeated="4"/>
          <table:table-cell office:value-type="float" office:value="0.0753726803340157" calcext:value-type="float">
            <text:p>0.075372680334016</text:p>
          </table:table-cell>
          <table:table-cell/>
          <table:table-cell office:value-type="float" office:value="0.109002517584489" calcext:value-type="float">
            <text:p>0.109002517584489</text:p>
          </table:table-cell>
          <table:table-cell/>
          <table:table-cell office:value-type="float" office:value="352" calcext:value-type="float">
            <text:p>352</text:p>
          </table:table-cell>
        </table:table-row>
        <table:table-row table:style-name="ro1">
          <table:table-cell table:number-columns-repeated="4"/>
          <table:table-cell office:value-type="float" office:value="4.34102418953093" calcext:value-type="float">
            <text:p>4.34102418953093</text:p>
          </table:table-cell>
          <table:table-cell office:value-type="float" office:value="6.13693152644275" calcext:value-type="float">
            <text:p>6.13693152644275</text:p>
          </table:table-cell>
          <table:table-cell office:value-type="float" office:value="7.39508036763748" calcext:value-type="float">
            <text:p>7.39508036763748</text:p>
          </table:table-cell>
          <table:table-cell table:number-columns-repeated="4"/>
          <table:table-cell office:value-type="float" office:value="0.111833504996908" calcext:value-type="float">
            <text:p>0.111833504996908</text:p>
          </table:table-cell>
          <table:table-cell/>
          <table:table-cell office:value-type="float" office:value="-0.240050421295043" calcext:value-type="float">
            <text:p>-0.240050421295043</text:p>
          </table:table-cell>
          <table:table-cell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4"/>
          <table:table-cell office:value-type="float" office:value="4.34568595790908" calcext:value-type="float">
            <text:p>4.34568595790908</text:p>
          </table:table-cell>
          <table:table-cell office:value-type="float" office:value="6.14688337299377" calcext:value-type="float">
            <text:p>6.14688337299377</text:p>
          </table:table-cell>
          <table:table-cell office:value-type="float" office:value="7.39667057692494" calcext:value-type="float">
            <text:p>7.39667057692494</text:p>
          </table:table-cell>
          <table:table-cell table:number-columns-repeated="4"/>
          <table:table-cell office:value-type="float" office:value="2.75108273434708" calcext:value-type="float">
            <text:p>2.75108273434708</text:p>
          </table:table-cell>
          <table:table-cell/>
          <table:table-cell office:value-type="float" office:value="-0.360787197820746" calcext:value-type="float">
            <text:p>-0.360787197820746</text:p>
          </table:table-cell>
          <table:table-cell/>
          <table:table-cell office:value-type="float" office:value="2515" calcext:value-type="float">
            <text:p>2515</text:p>
          </table:table-cell>
        </table:table-row>
        <table:table-row table:style-name="ro1">
          <table:table-cell table:number-columns-repeated="4"/>
          <table:table-cell office:value-type="float" office:value="4.36189531225827" calcext:value-type="float">
            <text:p>4.36189531225827</text:p>
          </table:table-cell>
          <table:table-cell office:value-type="float" office:value="6.1474210514063" calcext:value-type="float">
            <text:p>6.1474210514063</text:p>
          </table:table-cell>
          <table:table-cell office:value-type="float" office:value="7.40902027199788" calcext:value-type="float">
            <text:p>7.40902027199788</text:p>
          </table:table-cell>
          <table:table-cell table:number-columns-repeated="4"/>
          <table:table-cell office:value-type="float" office:value="97.6504616767038" calcext:value-type="float">
            <text:p>97.6504616767038</text:p>
          </table:table-cell>
          <table:table-cell/>
          <table:table-cell office:value-type="float" office:value="2.14382370800961" calcext:value-type="float">
            <text:p>2.1438237080096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4.37013620505013" calcext:value-type="float">
            <text:p>4.37013620505013</text:p>
          </table:table-cell>
          <table:table-cell office:value-type="float" office:value="6.14859145905294" calcext:value-type="float">
            <text:p>6.14859145905294</text:p>
          </table:table-cell>
          <table:table-cell office:value-type="float" office:value="7.4144439324742" calcext:value-type="float">
            <text:p>7.4144439324742</text:p>
          </table:table-cell>
          <table:table-cell table:number-columns-repeated="4"/>
          <table:table-cell office:value-type="float" office:value="5.5000383146914" calcext:value-type="float">
            <text:p>5.5000383146914</text:p>
          </table:table-cell>
          <table:table-cell/>
          <table:table-cell office:value-type="float" office:value="-0.0859393843723288" calcext:value-type="float">
            <text:p>-0.085939384372329</text:p>
          </table:table-cell>
          <table:table-cell/>
          <table:table-cell office:value-type="float" office:value="5499" calcext:value-type="float">
            <text:p>5499</text:p>
          </table:table-cell>
        </table:table-row>
        <table:table-row table:style-name="ro1">
          <table:table-cell table:number-columns-repeated="4"/>
          <table:table-cell office:value-type="float" office:value="4.39794172733478" calcext:value-type="float">
            <text:p>4.39794172733478</text:p>
          </table:table-cell>
          <table:table-cell office:value-type="float" office:value="6.1527041204833" calcext:value-type="float">
            <text:p>6.1527041204833</text:p>
          </table:table-cell>
          <table:table-cell office:value-type="float" office:value="7.45181834751353" calcext:value-type="float">
            <text:p>7.45181834751353</text:p>
          </table:table-cell>
          <table:table-cell table:number-columns-repeated="4"/>
          <table:table-cell office:value-type="float" office:value="52.8851983967025" calcext:value-type="float">
            <text:p>52.8851983967025</text:p>
          </table:table-cell>
          <table:table-cell/>
          <table:table-cell office:value-type="float" office:value="-1.47106443799739" calcext:value-type="float">
            <text:p>-1.4710644379973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4.41529227181889" calcext:value-type="float">
            <text:p>4.41529227181889</text:p>
          </table:table-cell>
          <table:table-cell office:value-type="float" office:value="6.16199899347116" calcext:value-type="float">
            <text:p>6.16199899347116</text:p>
          </table:table-cell>
          <table:table-cell office:value-type="float" office:value="7.48028061881858" calcext:value-type="float">
            <text:p>7.48028061881858</text:p>
          </table:table-cell>
          <table:table-cell table:number-columns-repeated="4"/>
          <table:table-cell office:value-type="float" office:value="5.26199009412609" calcext:value-type="float">
            <text:p>5.26199009412609</text:p>
          </table:table-cell>
          <table:table-cell/>
          <table:table-cell office:value-type="float" office:value="0.154222466691539" calcext:value-type="float">
            <text:p>0.154222466691539</text:p>
          </table:table-cell>
          <table:table-cell/>
          <table:table-cell office:value-type="float" office:value="8228" calcext:value-type="float">
            <text:p>8228</text:p>
          </table:table-cell>
        </table:table-row>
        <table:table-row table:style-name="ro1">
          <table:table-cell table:number-columns-repeated="4"/>
          <table:table-cell office:value-type="float" office:value="4.42031223045456" calcext:value-type="float">
            <text:p>4.42031223045456</text:p>
          </table:table-cell>
          <table:table-cell office:value-type="float" office:value="6.16442591403692" calcext:value-type="float">
            <text:p>6.16442591403692</text:p>
          </table:table-cell>
          <table:table-cell office:value-type="float" office:value="7.49583858816097" calcext:value-type="float">
            <text:p>7.49583858816097</text:p>
          </table:table-cell>
          <table:table-cell table:number-columns-repeated="4"/>
          <table:table-cell office:value-type="float" office:value="100.0874918783" calcext:value-type="float">
            <text:p>100.0874918783</text:p>
          </table:table-cell>
          <table:table-cell/>
          <table:table-cell office:value-type="float" office:value="4.14889685091636" calcext:value-type="float">
            <text:p>4.14889685091636</text:p>
          </table:table-cell>
          <table:table-cell/>
          <table:table-cell office:value-type="float" office:value="49108" calcext:value-type="float">
            <text:p>49108</text:p>
          </table:table-cell>
        </table:table-row>
        <table:table-row table:style-name="ro1">
          <table:table-cell table:number-columns-repeated="4"/>
          <table:table-cell office:value-type="float" office:value="4.44497457707038" calcext:value-type="float">
            <text:p>4.44497457707038</text:p>
          </table:table-cell>
          <table:table-cell office:value-type="float" office:value="6.16515657507922" calcext:value-type="float">
            <text:p>6.16515657507922</text:p>
          </table:table-cell>
          <table:table-cell office:value-type="float" office:value="7.49991338362025" calcext:value-type="float">
            <text:p>7.49991338362025</text:p>
          </table:table-cell>
          <table:table-cell table:number-columns-repeated="4"/>
          <table:table-cell office:value-type="float" office:value="94.3931111938725" calcext:value-type="float">
            <text:p>94.3931111938725</text:p>
          </table:table-cell>
          <table:table-cell/>
          <table:table-cell office:value-type="float" office:value="-0.354200816775636" calcext:value-type="float">
            <text:p>-0.35420081677563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4.44622878230977" calcext:value-type="float">
            <text:p>4.44622878230977</text:p>
          </table:table-cell>
          <table:table-cell office:value-type="float" office:value="6.16539603992847" calcext:value-type="float">
            <text:p>6.16539603992847</text:p>
          </table:table-cell>
          <table:table-cell office:value-type="float" office:value="7.51204726194517" calcext:value-type="float">
            <text:p>7.51204726194517</text:p>
          </table:table-cell>
          <table:table-cell table:number-columns-repeated="4"/>
          <table:table-cell office:value-type="float" office:value="3.74998676381021" calcext:value-type="float">
            <text:p>3.74998676381021</text:p>
          </table:table-cell>
          <table:table-cell/>
          <table:table-cell office:value-type="float" office:value="-0.243321935265744" calcext:value-type="float">
            <text:p>-0.243321935265744</text:p>
          </table:table-cell>
          <table:table-cell/>
          <table:table-cell office:value-type="float" office:value="7415" calcext:value-type="float">
            <text:p>7415</text:p>
          </table:table-cell>
        </table:table-row>
        <table:table-row table:style-name="ro1">
          <table:table-cell table:number-columns-repeated="4"/>
          <table:table-cell office:value-type="float" office:value="4.44825036568864" calcext:value-type="float">
            <text:p>4.44825036568864</text:p>
          </table:table-cell>
          <table:table-cell office:value-type="float" office:value="6.17443004442856" calcext:value-type="float">
            <text:p>6.17443004442856</text:p>
          </table:table-cell>
          <table:table-cell office:value-type="float" office:value="7.53821556096702" calcext:value-type="float">
            <text:p>7.53821556096702</text:p>
          </table:table-cell>
          <table:table-cell table:number-columns-repeated="4"/>
          <table:table-cell office:value-type="float" office:value="7.68075648941497" calcext:value-type="float">
            <text:p>7.68075648941497</text:p>
          </table:table-cell>
          <table:table-cell/>
          <table:table-cell office:value-type="float" office:value="-1.07008871929192" calcext:value-type="float">
            <text:p>-1.07008871929192</text:p>
          </table:table-cell>
          <table:table-cell/>
          <table:table-cell office:value-type="float" office:value="7626" calcext:value-type="float">
            <text:p>7626</text:p>
          </table:table-cell>
        </table:table-row>
        <table:table-row table:style-name="ro1">
          <table:table-cell table:number-columns-repeated="4"/>
          <table:table-cell office:value-type="float" office:value="4.46061714600849" calcext:value-type="float">
            <text:p>4.46061714600849</text:p>
          </table:table-cell>
          <table:table-cell office:value-type="float" office:value="6.17498162758421" calcext:value-type="float">
            <text:p>6.17498162758421</text:p>
          </table:table-cell>
          <table:table-cell office:value-type="float" office:value="7.54485571494308" calcext:value-type="float">
            <text:p>7.54485571494308</text:p>
          </table:table-cell>
          <table:table-cell table:number-columns-repeated="4"/>
          <table:table-cell office:value-type="float" office:value="2.33945072154148" calcext:value-type="float">
            <text:p>2.33945072154148</text:p>
          </table:table-cell>
          <table:table-cell/>
          <table:table-cell office:value-type="float" office:value="0.0452083580138133" calcext:value-type="float">
            <text:p>0.04520835801381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4.48055560139281" calcext:value-type="float">
            <text:p>4.48055560139281</text:p>
          </table:table-cell>
          <table:table-cell office:value-type="float" office:value="6.17545475448609" calcext:value-type="float">
            <text:p>6.17545475448609</text:p>
          </table:table-cell>
          <table:table-cell office:value-type="float" office:value="7.55924112707899" calcext:value-type="float">
            <text:p>7.55924112707899</text:p>
          </table:table-cell>
          <table:table-cell table:number-columns-repeated="4"/>
          <table:table-cell office:value-type="float" office:value="92.5494469230037" calcext:value-type="float">
            <text:p>92.5494469230037</text:p>
          </table:table-cell>
          <table:table-cell/>
          <table:table-cell office:value-type="float" office:value="-4.08785686767194" calcext:value-type="float">
            <text:p>-4.0878568676719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4.53687941824744" calcext:value-type="float">
            <text:p>4.53687941824744</text:p>
          </table:table-cell>
          <table:table-cell office:value-type="float" office:value="6.21467826875473" calcext:value-type="float">
            <text:p>6.21467826875473</text:p>
          </table:table-cell>
          <table:table-cell office:value-type="float" office:value="7.57845554971427" calcext:value-type="float">
            <text:p>7.57845554971427</text:p>
          </table:table-cell>
          <table:table-cell table:number-columns-repeated="4"/>
          <table:table-cell office:value-type="float" office:value="0.125697681224411" calcext:value-type="float">
            <text:p>0.125697681224411</text:p>
          </table:table-cell>
          <table:table-cell/>
          <table:table-cell office:value-type="float" office:value="-0.0418763381657097" calcext:value-type="float">
            <text:p>-0.04187633816571</text:p>
          </table:table-cell>
          <table:table-cell/>
          <table:table-cell office:value-type="float" office:value="1101" calcext:value-type="float">
            <text:p>1101</text:p>
          </table:table-cell>
        </table:table-row>
        <table:table-row table:style-name="ro1">
          <table:table-cell table:number-columns-repeated="4"/>
          <table:table-cell office:value-type="float" office:value="4.57849789837564" calcext:value-type="float">
            <text:p>4.57849789837564</text:p>
          </table:table-cell>
          <table:table-cell office:value-type="float" office:value="6.22820666384337" calcext:value-type="float">
            <text:p>6.22820666384337</text:p>
          </table:table-cell>
          <table:table-cell office:value-type="float" office:value="7.58562178572647" calcext:value-type="float">
            <text:p>7.58562178572647</text:p>
          </table:table-cell>
          <table:table-cell table:number-columns-repeated="4"/>
          <table:table-cell office:value-type="float" office:value="6.5777112296076" calcext:value-type="float">
            <text:p>6.5777112296076</text:p>
          </table:table-cell>
          <table:table-cell/>
          <table:table-cell office:value-type="float" office:value="-0.216785103199337" calcext:value-type="float">
            <text:p>-0.216785103199337</text:p>
          </table:table-cell>
          <table:table-cell/>
          <table:table-cell office:value-type="float" office:value="30865" calcext:value-type="float">
            <text:p>30865</text:p>
          </table:table-cell>
        </table:table-row>
        <table:table-row table:style-name="ro1">
          <table:table-cell table:number-columns-repeated="4"/>
          <table:table-cell office:value-type="float" office:value="4.60453305613793" calcext:value-type="float">
            <text:p>4.60453305613793</text:p>
          </table:table-cell>
          <table:table-cell office:value-type="float" office:value="6.23948954834867" calcext:value-type="float">
            <text:p>6.23948954834867</text:p>
          </table:table-cell>
          <table:table-cell office:value-type="float" office:value="7.61122822800204" calcext:value-type="float">
            <text:p>7.61122822800204</text:p>
          </table:table-cell>
          <table:table-cell table:number-columns-repeated="4"/>
          <table:table-cell office:value-type="float" office:value="1.33550688045907" calcext:value-type="float">
            <text:p>1.33550688045907</text:p>
          </table:table-cell>
          <table:table-cell/>
          <table:table-cell office:value-type="float" office:value="-0.19629097282402" calcext:value-type="float">
            <text:p>-0.19629097282402</text:p>
          </table:table-cell>
          <table:table-cell/>
          <table:table-cell office:value-type="float" office:value="1026" calcext:value-type="float">
            <text:p>1026</text:p>
          </table:table-cell>
        </table:table-row>
        <table:table-row table:style-name="ro1">
          <table:table-cell table:number-columns-repeated="4"/>
          <table:table-cell office:value-type="float" office:value="4.61305570448859" calcext:value-type="float">
            <text:p>4.61305570448859</text:p>
          </table:table-cell>
          <table:table-cell office:value-type="float" office:value="6.24371308962796" calcext:value-type="float">
            <text:p>6.24371308962796</text:p>
          </table:table-cell>
          <table:table-cell office:value-type="float" office:value="7.61477230895802" calcext:value-type="float">
            <text:p>7.61477230895802</text:p>
          </table:table-cell>
          <table:table-cell table:number-columns-repeated="4"/>
          <table:table-cell office:value-type="float" office:value="1.47238044769054" calcext:value-type="float">
            <text:p>1.47238044769054</text:p>
          </table:table-cell>
          <table:table-cell/>
          <table:table-cell office:value-type="float" office:value="0.056584875485886" calcext:value-type="float">
            <text:p>0.05658487548588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4.64639606417537" calcext:value-type="float">
            <text:p>4.64639606417537</text:p>
          </table:table-cell>
          <table:table-cell office:value-type="float" office:value="6.3198859265406" calcext:value-type="float">
            <text:p>6.3198859265406</text:p>
          </table:table-cell>
          <table:table-cell office:value-type="float" office:value="7.62287278117859" calcext:value-type="float">
            <text:p>7.62287278117859</text:p>
          </table:table-cell>
          <table:table-cell table:number-columns-repeated="4"/>
          <table:table-cell office:value-type="float" office:value="2.40958078538035" calcext:value-type="float">
            <text:p>2.40958078538035</text:p>
          </table:table-cell>
          <table:table-cell/>
          <table:table-cell office:value-type="float" office:value="0.340661560747928" calcext:value-type="float">
            <text:p>0.340661560747928</text:p>
          </table:table-cell>
          <table:table-cell/>
          <table:table-cell office:value-type="float" office:value="7798" calcext:value-type="float">
            <text:p>7798</text:p>
          </table:table-cell>
        </table:table-row>
        <table:table-row table:style-name="ro1">
          <table:table-cell table:number-columns-repeated="4"/>
          <table:table-cell office:value-type="float" office:value="4.64765995278557" calcext:value-type="float">
            <text:p>4.64765995278557</text:p>
          </table:table-cell>
          <table:table-cell office:value-type="float" office:value="6.35269530353232" calcext:value-type="float">
            <text:p>6.35269530353232</text:p>
          </table:table-cell>
          <table:table-cell office:value-type="float" office:value="7.63318439930703" calcext:value-type="float">
            <text:p>7.63318439930703</text:p>
          </table:table-cell>
          <table:table-cell table:number-columns-repeated="4"/>
          <table:table-cell office:value-type="float" office:value="0.38482185294885" calcext:value-type="float">
            <text:p>0.38482185294885</text:p>
          </table:table-cell>
          <table:table-cell/>
          <table:table-cell office:value-type="float" office:value="-0.0780095205513594" calcext:value-type="float">
            <text:p>-0.07800952055135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4.66158641850928" calcext:value-type="float">
            <text:p>4.66158641850928</text:p>
          </table:table-cell>
          <table:table-cell office:value-type="float" office:value="6.35337744845627" calcext:value-type="float">
            <text:p>6.35337744845627</text:p>
          </table:table-cell>
          <table:table-cell office:value-type="float" office:value="7.64011598966534" calcext:value-type="float">
            <text:p>7.64011598966534</text:p>
          </table:table-cell>
          <table:table-cell table:number-columns-repeated="4"/>
          <table:table-cell office:value-type="float" office:value="0.670128600610273" calcext:value-type="float">
            <text:p>0.670128600610273</text:p>
          </table:table-cell>
          <table:table-cell/>
          <table:table-cell office:value-type="float" office:value="0.0472208848572158" calcext:value-type="float">
            <text:p>0.047220884857216</text:p>
          </table:table-cell>
          <table:table-cell/>
          <table:table-cell office:value-type="float" office:value="517" calcext:value-type="float">
            <text:p>517</text:p>
          </table:table-cell>
        </table:table-row>
        <table:table-row table:style-name="ro1">
          <table:table-cell table:number-columns-repeated="4"/>
          <table:table-cell office:value-type="float" office:value="4.66967959999462" calcext:value-type="float">
            <text:p>4.66967959999462</text:p>
          </table:table-cell>
          <table:table-cell office:value-type="float" office:value="6.37915859371142" calcext:value-type="float">
            <text:p>6.37915859371142</text:p>
          </table:table-cell>
          <table:table-cell office:value-type="float" office:value="7.64825221003633" calcext:value-type="float">
            <text:p>7.64825221003633</text:p>
          </table:table-cell>
          <table:table-cell table:number-columns-repeated="4"/>
          <table:table-cell office:value-type="float" office:value="1.31127856556339" calcext:value-type="float">
            <text:p>1.31127856556339</text:p>
          </table:table-cell>
          <table:table-cell/>
          <table:table-cell office:value-type="float" office:value="-0.62528877823679" calcext:value-type="float">
            <text:p>-0.62528877823679</text:p>
          </table:table-cell>
          <table:table-cell/>
          <table:table-cell office:value-type="float" office:value="2683" calcext:value-type="float">
            <text:p>2683</text:p>
          </table:table-cell>
        </table:table-row>
        <table:table-row table:style-name="ro1">
          <table:table-cell table:number-columns-repeated="4"/>
          <table:table-cell office:value-type="float" office:value="4.68823687189935" calcext:value-type="float">
            <text:p>4.68823687189935</text:p>
          </table:table-cell>
          <table:table-cell office:value-type="float" office:value="6.42524334797963" calcext:value-type="float">
            <text:p>6.42524334797963</text:p>
          </table:table-cell>
          <table:table-cell office:value-type="float" office:value="7.65026808320886" calcext:value-type="float">
            <text:p>7.65026808320886</text:p>
          </table:table-cell>
          <table:table-cell table:number-columns-repeated="4"/>
          <table:table-cell office:value-type="float" office:value="5.1162248476487" calcext:value-type="float">
            <text:p>5.1162248476487</text:p>
          </table:table-cell>
          <table:table-cell/>
          <table:table-cell office:value-type="float" office:value="0.425581584319356" calcext:value-type="float">
            <text:p>0.425581584319356</text:p>
          </table:table-cell>
          <table:table-cell/>
          <table:table-cell office:value-type="float" office:value="10053" calcext:value-type="float">
            <text:p>10053</text:p>
          </table:table-cell>
        </table:table-row>
        <table:table-row table:style-name="ro1">
          <table:table-cell table:number-columns-repeated="4"/>
          <table:table-cell office:value-type="float" office:value="4.71985807986285" calcext:value-type="float">
            <text:p>4.71985807986285</text:p>
          </table:table-cell>
          <table:table-cell office:value-type="float" office:value="6.43677187228713" calcext:value-type="float">
            <text:p>6.43677187228713</text:p>
          </table:table-cell>
          <table:table-cell office:value-type="float" office:value="7.66824101901107" calcext:value-type="float">
            <text:p>7.66824101901107</text:p>
          </table:table-cell>
          <table:table-cell table:number-columns-repeated="4"/>
          <table:table-cell office:value-type="float" office:value="91.0634272167145" calcext:value-type="float">
            <text:p>91.0634272167145</text:p>
          </table:table-cell>
          <table:table-cell/>
          <table:table-cell office:value-type="float" office:value="-3.85301536650244" calcext:value-type="float">
            <text:p>-3.8530153665024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4.75326883874489" calcext:value-type="float">
            <text:p>4.75326883874489</text:p>
          </table:table-cell>
          <table:table-cell office:value-type="float" office:value="6.47204741940088" calcext:value-type="float">
            <text:p>6.47204741940088</text:p>
          </table:table-cell>
          <table:table-cell office:value-type="float" office:value="7.67624438586283" calcext:value-type="float">
            <text:p>7.67624438586283</text:p>
          </table:table-cell>
          <table:table-cell table:number-columns-repeated="4"/>
          <table:table-cell office:value-type="float" office:value="2.67573453269127" calcext:value-type="float">
            <text:p>2.67573453269127</text:p>
          </table:table-cell>
          <table:table-cell/>
          <table:table-cell office:value-type="float" office:value="-0.279496019694782" calcext:value-type="float">
            <text:p>-0.279496019694782</text:p>
          </table:table-cell>
          <table:table-cell/>
          <table:table-cell office:value-type="float" office:value="2174" calcext:value-type="float">
            <text:p>2174</text:p>
          </table:table-cell>
        </table:table-row>
        <table:table-row table:style-name="ro1">
          <table:table-cell table:number-columns-repeated="4"/>
          <table:table-cell office:value-type="float" office:value="4.7549844733163" calcext:value-type="float">
            <text:p>4.7549844733163</text:p>
          </table:table-cell>
          <table:table-cell office:value-type="float" office:value="6.49998935030413" calcext:value-type="float">
            <text:p>6.49998935030413</text:p>
          </table:table-cell>
          <table:table-cell office:value-type="float" office:value="7.67727148578676" calcext:value-type="float">
            <text:p>7.67727148578676</text:p>
          </table:table-cell>
          <table:table-cell table:number-columns-repeated="4"/>
          <table:table-cell office:value-type="float" office:value="2.98034635774292" calcext:value-type="float">
            <text:p>2.98034635774292</text:p>
          </table:table-cell>
          <table:table-cell/>
          <table:table-cell office:value-type="float" office:value="0.252402495874058" calcext:value-type="float">
            <text:p>0.252402495874058</text:p>
          </table:table-cell>
          <table:table-cell/>
          <table:table-cell office:value-type="float" office:value="16829" calcext:value-type="float">
            <text:p>16829</text:p>
          </table:table-cell>
        </table:table-row>
        <table:table-row table:style-name="ro1">
          <table:table-cell table:number-columns-repeated="4"/>
          <table:table-cell office:value-type="float" office:value="4.78159277793507" calcext:value-type="float">
            <text:p>4.78159277793507</text:p>
          </table:table-cell>
          <table:table-cell office:value-type="float" office:value="6.51926167241731" calcext:value-type="float">
            <text:p>6.51926167241731</text:p>
          </table:table-cell>
          <table:table-cell office:value-type="float" office:value="7.67859927577293" calcext:value-type="float">
            <text:p>7.67859927577293</text:p>
          </table:table-cell>
          <table:table-cell table:number-columns-repeated="4"/>
          <table:table-cell office:value-type="float" office:value="3.49554712914854" calcext:value-type="float">
            <text:p>3.49554712914854</text:p>
          </table:table-cell>
          <table:table-cell table:style-name="ce1"/>
          <table:table-cell table:style-name="ce1" office:value-type="float" office:value="-0.00000378288358489397" calcext:value-type="float">
            <text:p>-3.78E-06</text:p>
          </table:table-cell>
          <table:table-cell/>
          <table:table-cell office:value-type="float" office:value="37364" calcext:value-type="float">
            <text:p>37364</text:p>
          </table:table-cell>
        </table:table-row>
        <table:table-row table:style-name="ro1">
          <table:table-cell table:number-columns-repeated="4"/>
          <table:table-cell office:value-type="float" office:value="4.79168518702571" calcext:value-type="float">
            <text:p>4.79168518702571</text:p>
          </table:table-cell>
          <table:table-cell office:value-type="float" office:value="6.53445122845433" calcext:value-type="float">
            <text:p>6.53445122845433</text:p>
          </table:table-cell>
          <table:table-cell office:value-type="float" office:value="7.68075648941497" calcext:value-type="float">
            <text:p>7.68075648941497</text:p>
          </table:table-cell>
          <table:table-cell table:number-columns-repeated="4"/>
          <table:table-cell office:value-type="float" office:value="75.2213326659453" calcext:value-type="float">
            <text:p>75.2213326659453</text:p>
          </table:table-cell>
          <table:table-cell/>
          <table:table-cell office:value-type="float" office:value="-2.48059280837017" calcext:value-type="float">
            <text:p>-2.4805928083701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4.81471817007602" calcext:value-type="float">
            <text:p>4.81471817007602</text:p>
          </table:table-cell>
          <table:table-cell office:value-type="float" office:value="6.54434502297719" calcext:value-type="float">
            <text:p>6.54434502297719</text:p>
          </table:table-cell>
          <table:table-cell office:value-type="float" office:value="7.68940802447195" calcext:value-type="float">
            <text:p>7.68940802447195</text:p>
          </table:table-cell>
          <table:table-cell table:number-columns-repeated="4"/>
          <table:table-cell office:value-type="float" office:value="2.91025462656013" calcext:value-type="float">
            <text:p>2.91025462656013</text:p>
          </table:table-cell>
          <table:table-cell/>
          <table:table-cell office:value-type="float" office:value="0.0716034225982791" calcext:value-type="float">
            <text:p>0.071603422598279</text:p>
          </table:table-cell>
          <table:table-cell/>
          <table:table-cell office:value-type="float" office:value="2203" calcext:value-type="float">
            <text:p>2203</text:p>
          </table:table-cell>
        </table:table-row>
        <table:table-row table:style-name="ro1">
          <table:table-cell table:number-columns-repeated="4"/>
          <table:table-cell office:value-type="float" office:value="4.84104688910977" calcext:value-type="float">
            <text:p>4.84104688910977</text:p>
          </table:table-cell>
          <table:table-cell office:value-type="float" office:value="6.54608112143079" calcext:value-type="float">
            <text:p>6.54608112143079</text:p>
          </table:table-cell>
          <table:table-cell office:value-type="float" office:value="7.70900393796408" calcext:value-type="float">
            <text:p>7.70900393796408</text:p>
          </table:table-cell>
          <table:table-cell table:number-columns-repeated="4"/>
          <table:table-cell office:value-type="float" office:value="0.515433382569678" calcext:value-type="float">
            <text:p>0.515433382569678</text:p>
          </table:table-cell>
          <table:table-cell/>
          <table:table-cell office:value-type="float" office:value="0.356450120858533" calcext:value-type="float">
            <text:p>0.356450120858533</text:p>
          </table:table-cell>
          <table:table-cell/>
          <table:table-cell office:value-type="float" office:value="6782" calcext:value-type="float">
            <text:p>6782</text:p>
          </table:table-cell>
        </table:table-row>
        <table:table-row table:style-name="ro1">
          <table:table-cell table:number-columns-repeated="4"/>
          <table:table-cell office:value-type="float" office:value="4.85467119750265" calcext:value-type="float">
            <text:p>4.85467119750265</text:p>
          </table:table-cell>
          <table:table-cell office:value-type="float" office:value="6.54697357405968" calcext:value-type="float">
            <text:p>6.54697357405968</text:p>
          </table:table-cell>
          <table:table-cell office:value-type="float" office:value="7.72069328570128" calcext:value-type="float">
            <text:p>7.72069328570128</text:p>
          </table:table-cell>
          <table:table-cell table:number-columns-repeated="4"/>
          <table:table-cell office:value-type="float" office:value="2.42713319600341" calcext:value-type="float">
            <text:p>2.42713319600341</text:p>
          </table:table-cell>
          <table:table-cell/>
          <table:table-cell office:value-type="float" office:value="-0.309411386262342" calcext:value-type="float">
            <text:p>-0.309411386262342</text:p>
          </table:table-cell>
          <table:table-cell/>
          <table:table-cell office:value-type="float" office:value="3599" calcext:value-type="float">
            <text:p>3599</text:p>
          </table:table-cell>
        </table:table-row>
        <table:table-row table:style-name="ro1">
          <table:table-cell table:number-columns-repeated="4"/>
          <table:table-cell office:value-type="float" office:value="4.85731800703449" calcext:value-type="float">
            <text:p>4.85731800703449</text:p>
          </table:table-cell>
          <table:table-cell office:value-type="float" office:value="6.55166851951721" calcext:value-type="float">
            <text:p>6.55166851951721</text:p>
          </table:table-cell>
          <table:table-cell office:value-type="float" office:value="7.72630287707652" calcext:value-type="float">
            <text:p>7.72630287707652</text:p>
          </table:table-cell>
          <table:table-cell table:number-columns-repeated="4"/>
          <table:table-cell office:value-type="float" office:value="6.75901821446293" calcext:value-type="float">
            <text:p>6.75901821446293</text:p>
          </table:table-cell>
          <table:table-cell/>
          <table:table-cell office:value-type="float" office:value="0.324113679847432" calcext:value-type="float">
            <text:p>0.324113679847432</text:p>
          </table:table-cell>
          <table:table-cell/>
          <table:table-cell office:value-type="float" office:value="7257" calcext:value-type="float">
            <text:p>7257</text:p>
          </table:table-cell>
        </table:table-row>
        <table:table-row table:style-name="ro1">
          <table:table-cell table:number-columns-repeated="4"/>
          <table:table-cell office:value-type="float" office:value="4.88327194958745" calcext:value-type="float">
            <text:p>4.88327194958745</text:p>
          </table:table-cell>
          <table:table-cell office:value-type="float" office:value="6.5548895034821" calcext:value-type="float">
            <text:p>6.5548895034821</text:p>
          </table:table-cell>
          <table:table-cell office:value-type="float" office:value="7.72870346121769" calcext:value-type="float">
            <text:p>7.72870346121769</text:p>
          </table:table-cell>
          <table:table-cell table:number-columns-repeated="4"/>
          <table:table-cell office:value-type="float" office:value="5.51971654052876" calcext:value-type="float">
            <text:p>5.51971654052876</text:p>
          </table:table-cell>
          <table:table-cell/>
          <table:table-cell office:value-type="float" office:value="-0.0255949647411554" calcext:value-type="float">
            <text:p>-0.025594964741155</text:p>
          </table:table-cell>
          <table:table-cell/>
          <table:table-cell office:value-type="float" office:value="8649" calcext:value-type="float">
            <text:p>8649</text:p>
          </table:table-cell>
        </table:table-row>
        <table:table-row table:style-name="ro1">
          <table:table-cell table:number-columns-repeated="4"/>
          <table:table-cell office:value-type="float" office:value="4.88434060333904" calcext:value-type="float">
            <text:p>4.88434060333904</text:p>
          </table:table-cell>
          <table:table-cell office:value-type="float" office:value="6.59800734910538" calcext:value-type="float">
            <text:p>6.59800734910538</text:p>
          </table:table-cell>
          <table:table-cell office:value-type="float" office:value="7.73654560702081" calcext:value-type="float">
            <text:p>7.73654560702081</text:p>
          </table:table-cell>
          <table:table-cell table:number-columns-repeated="4"/>
          <table:table-cell office:value-type="float" office:value="6.10695333776193" calcext:value-type="float">
            <text:p>6.10695333776193</text:p>
          </table:table-cell>
          <table:table-cell/>
          <table:table-cell office:value-type="float" office:value="-0.10664611854721" calcext:value-type="float">
            <text:p>-0.10664611854721</text:p>
          </table:table-cell>
          <table:table-cell/>
          <table:table-cell office:value-type="float" office:value="6500" calcext:value-type="float">
            <text:p>6500</text:p>
          </table:table-cell>
        </table:table-row>
        <table:table-row table:style-name="ro1">
          <table:table-cell table:number-columns-repeated="4"/>
          <table:table-cell office:value-type="float" office:value="4.89293408746693" calcext:value-type="float">
            <text:p>4.89293408746693</text:p>
          </table:table-cell>
          <table:table-cell office:value-type="float" office:value="6.60123054882438" calcext:value-type="float">
            <text:p>6.60123054882438</text:p>
          </table:table-cell>
          <table:table-cell office:value-type="float" office:value="7.73915357966097" calcext:value-type="float">
            <text:p>7.73915357966097</text:p>
          </table:table-cell>
          <table:table-cell table:number-columns-repeated="4"/>
          <table:table-cell office:value-type="float" office:value="3.58245576482203" calcext:value-type="float">
            <text:p>3.58245576482203</text:p>
          </table:table-cell>
          <table:table-cell/>
          <table:table-cell office:value-type="float" office:value="-0.13872558491739" calcext:value-type="float">
            <text:p>-0.13872558491739</text:p>
          </table:table-cell>
          <table:table-cell/>
          <table:table-cell office:value-type="float" office:value="3798" calcext:value-type="float">
            <text:p>3798</text:p>
          </table:table-cell>
        </table:table-row>
        <table:table-row table:style-name="ro1">
          <table:table-cell table:number-columns-repeated="4"/>
          <table:table-cell office:value-type="float" office:value="4.8972832734978" calcext:value-type="float">
            <text:p>4.8972832734978</text:p>
          </table:table-cell>
          <table:table-cell office:value-type="float" office:value="6.61647046002972" calcext:value-type="float">
            <text:p>6.61647046002972</text:p>
          </table:table-cell>
          <table:table-cell office:value-type="float" office:value="7.74929201540783" calcext:value-type="float">
            <text:p>7.74929201540783</text:p>
          </table:table-cell>
          <table:table-cell table:number-columns-repeated="4"/>
          <table:table-cell office:value-type="float" office:value="1.65415327526204" calcext:value-type="float">
            <text:p>1.65415327526204</text:p>
          </table:table-cell>
          <table:table-cell/>
          <table:table-cell office:value-type="float" office:value="0.299164135368758" calcext:value-type="float">
            <text:p>0.29916413536875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4.93223857515422" calcext:value-type="float">
            <text:p>4.93223857515422</text:p>
          </table:table-cell>
          <table:table-cell office:value-type="float" office:value="6.63138814035824" calcext:value-type="float">
            <text:p>6.63138814035824</text:p>
          </table:table-cell>
          <table:table-cell office:value-type="float" office:value="7.75217013810138" calcext:value-type="float">
            <text:p>7.75217013810138</text:p>
          </table:table-cell>
          <table:table-cell table:number-columns-repeated="4"/>
          <table:table-cell office:value-type="float" office:value="8.67057465414397" calcext:value-type="float">
            <text:p>8.67057465414397</text:p>
          </table:table-cell>
          <table:table-cell/>
          <table:table-cell office:value-type="float" office:value="0.171828661480296" calcext:value-type="float">
            <text:p>0.17182866148029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4.941700795536" calcext:value-type="float">
            <text:p>4.941700795536</text:p>
          </table:table-cell>
          <table:table-cell office:value-type="float" office:value="6.70342763290741" calcext:value-type="float">
            <text:p>6.70342763290741</text:p>
          </table:table-cell>
          <table:table-cell office:value-type="float" office:value="7.76317258204125" calcext:value-type="float">
            <text:p>7.76317258204125</text:p>
          </table:table-cell>
          <table:table-cell table:number-columns-repeated="4"/>
          <table:table-cell office:value-type="float" office:value="2.21228224177237" calcext:value-type="float">
            <text:p>2.21228224177237</text:p>
          </table:table-cell>
          <table:table-cell/>
          <table:table-cell office:value-type="float" office:value="-0.0797924753294888" calcext:value-type="float">
            <text:p>-0.07979247532948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4.9924661094322" calcext:value-type="float">
            <text:p>4.9924661094322</text:p>
          </table:table-cell>
          <table:table-cell office:value-type="float" office:value="6.71428248113291" calcext:value-type="float">
            <text:p>6.71428248113291</text:p>
          </table:table-cell>
          <table:table-cell office:value-type="float" office:value="7.79801358878919" calcext:value-type="float">
            <text:p>7.79801358878919</text:p>
          </table:table-cell>
          <table:table-cell table:number-columns-repeated="4"/>
          <table:table-cell office:value-type="float" office:value="3.23358484939604" calcext:value-type="float">
            <text:p>3.23358484939604</text:p>
          </table:table-cell>
          <table:table-cell/>
          <table:table-cell office:value-type="float" office:value="0.145355229505711" calcext:value-type="float">
            <text:p>0.145355229505711</text:p>
          </table:table-cell>
          <table:table-cell/>
          <table:table-cell office:value-type="float" office:value="4315" calcext:value-type="float">
            <text:p>4315</text:p>
          </table:table-cell>
        </table:table-row>
        <table:table-row table:style-name="ro1">
          <table:table-cell table:number-columns-repeated="4"/>
          <table:table-cell office:value-type="float" office:value="4.9969831847051" calcext:value-type="float">
            <text:p>4.9969831847051</text:p>
          </table:table-cell>
          <table:table-cell office:value-type="float" office:value="6.72635275935571" calcext:value-type="float">
            <text:p>6.72635275935571</text:p>
          </table:table-cell>
          <table:table-cell office:value-type="float" office:value="7.82994645287941" calcext:value-type="float">
            <text:p>7.82994645287941</text:p>
          </table:table-cell>
          <table:table-cell table:number-columns-repeated="4"/>
          <table:table-cell office:value-type="float" office:value="0.581805359602063" calcext:value-type="float">
            <text:p>0.581805359602063</text:p>
          </table:table-cell>
          <table:table-cell/>
          <table:table-cell office:value-type="float" office:value="-0.0123221957528672" calcext:value-type="float">
            <text:p>-0.012322195752867</text:p>
          </table:table-cell>
          <table:table-cell/>
          <table:table-cell office:value-type="float" office:value="1491" calcext:value-type="float">
            <text:p>1491</text:p>
          </table:table-cell>
        </table:table-row>
        <table:table-row table:style-name="ro1">
          <table:table-cell table:number-columns-repeated="4"/>
          <table:table-cell office:value-type="float" office:value="5.00486067120917" calcext:value-type="float">
            <text:p>5.00486067120917</text:p>
          </table:table-cell>
          <table:table-cell office:value-type="float" office:value="6.74221481437504" calcext:value-type="float">
            <text:p>6.74221481437504</text:p>
          </table:table-cell>
          <table:table-cell office:value-type="float" office:value="7.86753520268883" calcext:value-type="float">
            <text:p>7.86753520268883</text:p>
          </table:table-cell>
          <table:table-cell table:number-columns-repeated="4"/>
          <table:table-cell office:value-type="float" office:value="4.1422109587316" calcext:value-type="float">
            <text:p>4.1422109587316</text:p>
          </table:table-cell>
          <table:table-cell/>
          <table:table-cell office:value-type="float" office:value="-0.377380440307593" calcext:value-type="float">
            <text:p>-0.37738044030759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5.01028482510862" calcext:value-type="float">
            <text:p>5.01028482510862</text:p>
          </table:table-cell>
          <table:table-cell office:value-type="float" office:value="6.75030308633205" calcext:value-type="float">
            <text:p>6.75030308633205</text:p>
          </table:table-cell>
          <table:table-cell office:value-type="float" office:value="7.95824284304483" calcext:value-type="float">
            <text:p>7.95824284304483</text:p>
          </table:table-cell>
          <table:table-cell table:number-columns-repeated="4"/>
          <table:table-cell office:value-type="float" office:value="8.5742805058264" calcext:value-type="float">
            <text:p>8.5742805058264</text:p>
          </table:table-cell>
          <table:table-cell/>
          <table:table-cell office:value-type="float" office:value="-0.498151378979313" calcext:value-type="float">
            <text:p>-0.498151378979313</text:p>
          </table:table-cell>
          <table:table-cell/>
          <table:table-cell office:value-type="float" office:value="10074" calcext:value-type="float">
            <text:p>10074</text:p>
          </table:table-cell>
        </table:table-row>
        <table:table-row table:style-name="ro1">
          <table:table-cell table:number-columns-repeated="4"/>
          <table:table-cell office:value-type="float" office:value="5.03089077424805" calcext:value-type="float">
            <text:p>5.03089077424805</text:p>
          </table:table-cell>
          <table:table-cell office:value-type="float" office:value="6.75630851786836" calcext:value-type="float">
            <text:p>6.75630851786836</text:p>
          </table:table-cell>
          <table:table-cell office:value-type="float" office:value="7.98098215232997" calcext:value-type="float">
            <text:p>7.98098215232997</text:p>
          </table:table-cell>
          <table:table-cell table:number-columns-repeated="4"/>
          <table:table-cell office:value-type="float" office:value="7.67727148578676" calcext:value-type="float">
            <text:p>7.67727148578676</text:p>
          </table:table-cell>
          <table:table-cell/>
          <table:table-cell office:value-type="float" office:value="-1.23512310296407" calcext:value-type="float">
            <text:p>-1.23512310296407</text:p>
          </table:table-cell>
          <table:table-cell/>
          <table:table-cell office:value-type="float" office:value="10019" calcext:value-type="float">
            <text:p>10019</text:p>
          </table:table-cell>
        </table:table-row>
        <table:table-row table:style-name="ro1">
          <table:table-cell table:number-columns-repeated="4"/>
          <table:table-cell office:value-type="float" office:value="5.04902629036916" calcext:value-type="float">
            <text:p>5.04902629036916</text:p>
          </table:table-cell>
          <table:table-cell office:value-type="float" office:value="6.758293337248" calcext:value-type="float">
            <text:p>6.758293337248</text:p>
          </table:table-cell>
          <table:table-cell office:value-type="float" office:value="7.99478248671042" calcext:value-type="float">
            <text:p>7.99478248671042</text:p>
          </table:table-cell>
          <table:table-cell table:number-columns-repeated="4"/>
          <table:table-cell office:value-type="float" office:value="7.67624438586283" calcext:value-type="float">
            <text:p>7.67624438586283</text:p>
          </table:table-cell>
          <table:table-cell/>
          <table:table-cell office:value-type="float" office:value="-0.167194108192522" calcext:value-type="float">
            <text:p>-0.167194108192522</text:p>
          </table:table-cell>
          <table:table-cell/>
          <table:table-cell office:value-type="float" office:value="9322" calcext:value-type="float">
            <text:p>9322</text:p>
          </table:table-cell>
        </table:table-row>
        <table:table-row table:style-name="ro1">
          <table:table-cell table:number-columns-repeated="4"/>
          <table:table-cell office:value-type="float" office:value="5.05033013522342" calcext:value-type="float">
            <text:p>5.05033013522342</text:p>
          </table:table-cell>
          <table:table-cell office:value-type="float" office:value="6.7729723526628" calcext:value-type="float">
            <text:p>6.7729723526628</text:p>
          </table:table-cell>
          <table:table-cell office:value-type="float" office:value="7.99704978141431" calcext:value-type="float">
            <text:p>7.99704978141431</text:p>
          </table:table-cell>
          <table:table-cell table:number-columns-repeated="4"/>
          <table:table-cell office:value-type="float" office:value="42.3254729477357" calcext:value-type="float">
            <text:p>42.3254729477357</text:p>
          </table:table-cell>
          <table:table-cell/>
          <table:table-cell office:value-type="float" office:value="-0.485303192991544" calcext:value-type="float">
            <text:p>-0.48530319299154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5.05863959774809" calcext:value-type="float">
            <text:p>5.05863959774809</text:p>
          </table:table-cell>
          <table:table-cell office:value-type="float" office:value="6.78518356234926" calcext:value-type="float">
            <text:p>6.78518356234926</text:p>
          </table:table-cell>
          <table:table-cell office:value-type="float" office:value="8.00532855854958" calcext:value-type="float">
            <text:p>8.00532855854958</text:p>
          </table:table-cell>
          <table:table-cell table:number-columns-repeated="4"/>
          <table:table-cell office:value-type="float" office:value="89.565698138239" calcext:value-type="float">
            <text:p>89.565698138239</text:p>
          </table:table-cell>
          <table:table-cell/>
          <table:table-cell office:value-type="float" office:value="-1.90742721980596" calcext:value-type="float">
            <text:p>-1.9074272198059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5.09100661559145" calcext:value-type="float">
            <text:p>5.09100661559145</text:p>
          </table:table-cell>
          <table:table-cell office:value-type="float" office:value="6.80017981755707" calcext:value-type="float">
            <text:p>6.80017981755707</text:p>
          </table:table-cell>
          <table:table-cell office:value-type="float" office:value="8.05786138620655" calcext:value-type="float">
            <text:p>8.05786138620655</text:p>
          </table:table-cell>
          <table:table-cell table:number-columns-repeated="4"/>
          <table:table-cell office:value-type="float" office:value="100.091698407105" calcext:value-type="float">
            <text:p>100.091698407105</text:p>
          </table:table-cell>
          <table:table-cell/>
          <table:table-cell office:value-type="float" office:value="0.184036883947433" calcext:value-type="float">
            <text:p>0.184036883947433</text:p>
          </table:table-cell>
          <table:table-cell/>
          <table:table-cell office:value-type="float" office:value="47454" calcext:value-type="float">
            <text:p>47454</text:p>
          </table:table-cell>
        </table:table-row>
        <table:table-row table:style-name="ro1">
          <table:table-cell table:number-columns-repeated="4"/>
          <table:table-cell office:value-type="float" office:value="5.09621744442595" calcext:value-type="float">
            <text:p>5.09621744442595</text:p>
          </table:table-cell>
          <table:table-cell office:value-type="float" office:value="6.80206156760606" calcext:value-type="float">
            <text:p>6.80206156760606</text:p>
          </table:table-cell>
          <table:table-cell office:value-type="float" office:value="8.12187304580926" calcext:value-type="float">
            <text:p>8.12187304580926</text:p>
          </table:table-cell>
          <table:table-cell table:number-columns-repeated="4"/>
          <table:table-cell office:value-type="float" office:value="2.3093523048499" calcext:value-type="float">
            <text:p>2.3093523048499</text:p>
          </table:table-cell>
          <table:table-cell/>
          <table:table-cell office:value-type="float" office:value="-0.059651582309065" calcext:value-type="float">
            <text:p>-0.059651582309065</text:p>
          </table:table-cell>
          <table:table-cell/>
          <table:table-cell office:value-type="float" office:value="2241" calcext:value-type="float">
            <text:p>2241</text:p>
          </table:table-cell>
        </table:table-row>
        <table:table-row table:style-name="ro1">
          <table:table-cell table:number-columns-repeated="4"/>
          <table:table-cell office:value-type="float" office:value="5.10714014905" calcext:value-type="float">
            <text:p>5.10714014905</text:p>
          </table:table-cell>
          <table:table-cell office:value-type="float" office:value="6.80277370277695" calcext:value-type="float">
            <text:p>6.80277370277695</text:p>
          </table:table-cell>
          <table:table-cell office:value-type="float" office:value="8.14149109898696" calcext:value-type="float">
            <text:p>8.14149109898696</text:p>
          </table:table-cell>
          <table:table-cell table:number-columns-repeated="4"/>
          <table:table-cell office:value-type="float" office:value="2.24124552659173" calcext:value-type="float">
            <text:p>2.24124552659173</text:p>
          </table:table-cell>
          <table:table-cell/>
          <table:table-cell office:value-type="float" office:value="0.511339752653644" calcext:value-type="float">
            <text:p>0.511339752653644</text:p>
          </table:table-cell>
          <table:table-cell/>
          <table:table-cell office:value-type="float" office:value="9106" calcext:value-type="float">
            <text:p>9106</text:p>
          </table:table-cell>
        </table:table-row>
        <table:table-row table:style-name="ro1">
          <table:table-cell table:number-columns-repeated="4"/>
          <table:table-cell office:value-type="float" office:value="5.11389479926939" calcext:value-type="float">
            <text:p>5.11389479926939</text:p>
          </table:table-cell>
          <table:table-cell office:value-type="float" office:value="6.83713150912761" calcext:value-type="float">
            <text:p>6.83713150912761</text:p>
          </table:table-cell>
          <table:table-cell office:value-type="float" office:value="8.14311678149974" calcext:value-type="float">
            <text:p>8.14311678149974</text:p>
          </table:table-cell>
          <table:table-cell table:number-columns-repeated="4"/>
          <table:table-cell office:value-type="float" office:value="5.15388192220508" calcext:value-type="float">
            <text:p>5.15388192220508</text:p>
          </table:table-cell>
          <table:table-cell/>
          <table:table-cell office:value-type="float" office:value="0.403849159271458" calcext:value-type="float">
            <text:p>0.40384915927145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5.12038649685621" calcext:value-type="float">
            <text:p>5.12038649685621</text:p>
          </table:table-cell>
          <table:table-cell office:value-type="float" office:value="6.85168964976998" calcext:value-type="float">
            <text:p>6.85168964976998</text:p>
          </table:table-cell>
          <table:table-cell office:value-type="float" office:value="8.18559090939203" calcext:value-type="float">
            <text:p>8.18559090939203</text:p>
          </table:table-cell>
          <table:table-cell table:number-columns-repeated="4"/>
          <table:table-cell office:value-type="float" office:value="5.61533712979892" calcext:value-type="float">
            <text:p>5.61533712979892</text:p>
          </table:table-cell>
          <table:table-cell/>
          <table:table-cell office:value-type="float" office:value="0.117488172004055" calcext:value-type="float">
            <text:p>0.117488172004055</text:p>
          </table:table-cell>
          <table:table-cell/>
          <table:table-cell office:value-type="float" office:value="6095" calcext:value-type="float">
            <text:p>6095</text:p>
          </table:table-cell>
        </table:table-row>
        <table:table-row table:style-name="ro1">
          <table:table-cell table:number-columns-repeated="4"/>
          <table:table-cell office:value-type="float" office:value="5.12475596547292" calcext:value-type="float">
            <text:p>5.12475596547292</text:p>
          </table:table-cell>
          <table:table-cell office:value-type="float" office:value="6.87998859253593" calcext:value-type="float">
            <text:p>6.87998859253593</text:p>
          </table:table-cell>
          <table:table-cell office:value-type="float" office:value="8.1970131373106" calcext:value-type="float">
            <text:p>8.1970131373106</text:p>
          </table:table-cell>
          <table:table-cell table:number-columns-repeated="4"/>
          <table:table-cell office:value-type="float" office:value="8.96606866659564" calcext:value-type="float">
            <text:p>8.96606866659564</text:p>
          </table:table-cell>
          <table:table-cell/>
          <table:table-cell office:value-type="float" office:value="-0.190956302660465" calcext:value-type="float">
            <text:p>-0.190956302660465</text:p>
          </table:table-cell>
          <table:table-cell/>
          <table:table-cell office:value-type="float" office:value="16207" calcext:value-type="float">
            <text:p>16207</text:p>
          </table:table-cell>
        </table:table-row>
        <table:table-row table:style-name="ro1">
          <table:table-cell table:number-columns-repeated="4"/>
          <table:table-cell office:value-type="float" office:value="5.14118805682995" calcext:value-type="float">
            <text:p>5.14118805682995</text:p>
          </table:table-cell>
          <table:table-cell office:value-type="float" office:value="6.88765819623971" calcext:value-type="float">
            <text:p>6.88765819623971</text:p>
          </table:table-cell>
          <table:table-cell office:value-type="float" office:value="8.2224610488531" calcext:value-type="float">
            <text:p>8.2224610488531</text:p>
          </table:table-cell>
          <table:table-cell table:number-columns-repeated="4"/>
          <table:table-cell office:value-type="float" office:value="7.14045513964202" calcext:value-type="float">
            <text:p>7.14045513964202</text:p>
          </table:table-cell>
          <table:table-cell/>
          <table:table-cell office:value-type="float" office:value="0.244031289570543" calcext:value-type="float">
            <text:p>0.244031289570543</text:p>
          </table:table-cell>
          <table:table-cell/>
          <table:table-cell office:value-type="float" office:value="11117" calcext:value-type="float">
            <text:p>11117</text:p>
          </table:table-cell>
        </table:table-row>
        <table:table-row table:style-name="ro1">
          <table:table-cell table:number-columns-repeated="4"/>
          <table:table-cell office:value-type="float" office:value="5.14198016584094" calcext:value-type="float">
            <text:p>5.14198016584094</text:p>
          </table:table-cell>
          <table:table-cell office:value-type="float" office:value="6.89476396564037" calcext:value-type="float">
            <text:p>6.89476396564037</text:p>
          </table:table-cell>
          <table:table-cell office:value-type="float" office:value="8.25043540419016" calcext:value-type="float">
            <text:p>8.25043540419016</text:p>
          </table:table-cell>
          <table:table-cell table:number-columns-repeated="4"/>
          <table:table-cell office:value-type="float" office:value="2.57134251870672" calcext:value-type="float">
            <text:p>2.57134251870672</text:p>
          </table:table-cell>
          <table:table-cell/>
          <table:table-cell office:value-type="float" office:value="0.045784710830475" calcext:value-type="float">
            <text:p>0.045784710830475</text:p>
          </table:table-cell>
          <table:table-cell/>
          <table:table-cell office:value-type="float" office:value="1908" calcext:value-type="float">
            <text:p>1908</text:p>
          </table:table-cell>
        </table:table-row>
        <table:table-row table:style-name="ro1">
          <table:table-cell table:number-columns-repeated="4"/>
          <table:table-cell office:value-type="float" office:value="5.14534710339722" calcext:value-type="float">
            <text:p>5.14534710339722</text:p>
          </table:table-cell>
          <table:table-cell office:value-type="float" office:value="6.9255758177979" calcext:value-type="float">
            <text:p>6.9255758177979</text:p>
          </table:table-cell>
          <table:table-cell office:value-type="float" office:value="8.25541426789079" calcext:value-type="float">
            <text:p>8.25541426789079</text:p>
          </table:table-cell>
          <table:table-cell table:number-columns-repeated="4"/>
          <table:table-cell office:value-type="float" office:value="1.40401674558316" calcext:value-type="float">
            <text:p>1.40401674558316</text:p>
          </table:table-cell>
          <table:table-cell/>
          <table:table-cell office:value-type="float" office:value="-0.105865616592512" calcext:value-type="float">
            <text:p>-0.105865616592512</text:p>
          </table:table-cell>
          <table:table-cell/>
          <table:table-cell office:value-type="float" office:value="967" calcext:value-type="float">
            <text:p>967</text:p>
          </table:table-cell>
        </table:table-row>
        <table:table-row table:style-name="ro1">
          <table:table-cell table:number-columns-repeated="4"/>
          <table:table-cell office:value-type="float" office:value="5.14775278104281" calcext:value-type="float">
            <text:p>5.14775278104281</text:p>
          </table:table-cell>
          <table:table-cell office:value-type="float" office:value="6.93196752204648" calcext:value-type="float">
            <text:p>6.93196752204648</text:p>
          </table:table-cell>
          <table:table-cell office:value-type="float" office:value="8.25813944488741" calcext:value-type="float">
            <text:p>8.25813944488741</text:p>
          </table:table-cell>
          <table:table-cell table:number-columns-repeated="4"/>
          <table:table-cell office:value-type="float" office:value="1.11250954309776" calcext:value-type="float">
            <text:p>1.11250954309776</text:p>
          </table:table-cell>
          <table:table-cell/>
          <table:table-cell office:value-type="float" office:value="0.0258876668945225" calcext:value-type="float">
            <text:p>0.025887666894523</text:p>
          </table:table-cell>
          <table:table-cell/>
          <table:table-cell office:value-type="float" office:value="1040" calcext:value-type="float">
            <text:p>1040</text:p>
          </table:table-cell>
        </table:table-row>
        <table:table-row table:style-name="ro1">
          <table:table-cell table:number-columns-repeated="4"/>
          <table:table-cell office:value-type="float" office:value="5.14936442979304" calcext:value-type="float">
            <text:p>5.14936442979304</text:p>
          </table:table-cell>
          <table:table-cell office:value-type="float" office:value="6.93351696482061" calcext:value-type="float">
            <text:p>6.93351696482061</text:p>
          </table:table-cell>
          <table:table-cell office:value-type="float" office:value="8.26682369381154" calcext:value-type="float">
            <text:p>8.26682369381154</text:p>
          </table:table-cell>
          <table:table-cell table:number-columns-repeated="4"/>
          <table:table-cell office:value-type="float" office:value="4.49865873269114" calcext:value-type="float">
            <text:p>4.49865873269114</text:p>
          </table:table-cell>
          <table:table-cell/>
          <table:table-cell office:value-type="float" office:value="0.0585006172488169" calcext:value-type="float">
            <text:p>0.058500617248817</text:p>
          </table:table-cell>
          <table:table-cell/>
          <table:table-cell office:value-type="float" office:value="13276" calcext:value-type="float">
            <text:p>13276</text:p>
          </table:table-cell>
        </table:table-row>
        <table:table-row table:style-name="ro1">
          <table:table-cell table:number-columns-repeated="4"/>
          <table:table-cell office:value-type="float" office:value="5.15391653575155" calcext:value-type="float">
            <text:p>5.15391653575155</text:p>
          </table:table-cell>
          <table:table-cell office:value-type="float" office:value="6.94149465286816" calcext:value-type="float">
            <text:p>6.94149465286816</text:p>
          </table:table-cell>
          <table:table-cell office:value-type="float" office:value="8.28039179830317" calcext:value-type="float">
            <text:p>8.28039179830317</text:p>
          </table:table-cell>
          <table:table-cell table:number-columns-repeated="4"/>
          <table:table-cell office:value-type="float" office:value="2.57662441761598" calcext:value-type="float">
            <text:p>2.57662441761598</text:p>
          </table:table-cell>
          <table:table-cell/>
          <table:table-cell office:value-type="float" office:value="0.687066398649438" calcext:value-type="float">
            <text:p>0.687066398649438</text:p>
          </table:table-cell>
          <table:table-cell/>
          <table:table-cell office:value-type="float" office:value="4425" calcext:value-type="float">
            <text:p>4425</text:p>
          </table:table-cell>
        </table:table-row>
        <table:table-row table:style-name="ro1">
          <table:table-cell table:number-columns-repeated="4"/>
          <table:table-cell office:value-type="float" office:value="5.17389912500997" calcext:value-type="float">
            <text:p>5.17389912500997</text:p>
          </table:table-cell>
          <table:table-cell office:value-type="float" office:value="6.95727295481112" calcext:value-type="float">
            <text:p>6.95727295481112</text:p>
          </table:table-cell>
          <table:table-cell office:value-type="float" office:value="8.33386976241598" calcext:value-type="float">
            <text:p>8.33386976241598</text:p>
          </table:table-cell>
          <table:table-cell table:number-columns-repeated="4"/>
          <table:table-cell office:value-type="float" office:value="7.30491424666175" calcext:value-type="float">
            <text:p>7.30491424666175</text:p>
          </table:table-cell>
          <table:table-cell/>
          <table:table-cell office:value-type="float" office:value="0.0632171852287855" calcext:value-type="float">
            <text:p>0.063217185228786</text:p>
          </table:table-cell>
          <table:table-cell/>
          <table:table-cell office:value-type="float" office:value="9399" calcext:value-type="float">
            <text:p>9399</text:p>
          </table:table-cell>
        </table:table-row>
        <table:table-row table:style-name="ro1">
          <table:table-cell table:number-columns-repeated="4"/>
          <table:table-cell office:value-type="float" office:value="5.19087581664815" calcext:value-type="float">
            <text:p>5.19087581664815</text:p>
          </table:table-cell>
          <table:table-cell office:value-type="float" office:value="6.96235134140254" calcext:value-type="float">
            <text:p>6.96235134140254</text:p>
          </table:table-cell>
          <table:table-cell office:value-type="float" office:value="8.33714335879569" calcext:value-type="float">
            <text:p>8.33714335879569</text:p>
          </table:table-cell>
          <table:table-cell table:number-columns-repeated="4"/>
          <table:table-cell office:value-type="float" office:value="1.88715843522663" calcext:value-type="float">
            <text:p>1.88715843522663</text:p>
          </table:table-cell>
          <table:table-cell/>
          <table:table-cell office:value-type="float" office:value="-0.0995628791403617" calcext:value-type="float">
            <text:p>-0.099562879140362</text:p>
          </table:table-cell>
          <table:table-cell/>
          <table:table-cell office:value-type="float" office:value="1967" calcext:value-type="float">
            <text:p>1967</text:p>
          </table:table-cell>
        </table:table-row>
        <table:table-row table:style-name="ro1">
          <table:table-cell table:number-columns-repeated="4"/>
          <table:table-cell office:value-type="float" office:value="5.19589575024991" calcext:value-type="float">
            <text:p>5.19589575024991</text:p>
          </table:table-cell>
          <table:table-cell office:value-type="float" office:value="6.96458130059274" calcext:value-type="float">
            <text:p>6.96458130059274</text:p>
          </table:table-cell>
          <table:table-cell office:value-type="float" office:value="8.35585863203986" calcext:value-type="float">
            <text:p>8.35585863203986</text:p>
          </table:table-cell>
          <table:table-cell table:number-columns-repeated="4"/>
          <table:table-cell office:value-type="float" office:value="99.0684610640627" calcext:value-type="float">
            <text:p>99.0684610640627</text:p>
          </table:table-cell>
          <table:table-cell/>
          <table:table-cell office:value-type="float" office:value="2.45976255736719" calcext:value-type="float">
            <text:p>2.4597625573671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5.1982866972313" calcext:value-type="float">
            <text:p>5.1982866972313</text:p>
          </table:table-cell>
          <table:table-cell office:value-type="float" office:value="6.98200248094786" calcext:value-type="float">
            <text:p>6.98200248094786</text:p>
          </table:table-cell>
          <table:table-cell office:value-type="float" office:value="8.38521347296429" calcext:value-type="float">
            <text:p>8.38521347296429</text:p>
          </table:table-cell>
          <table:table-cell table:number-columns-repeated="4"/>
          <table:table-cell office:value-type="float" office:value="0.226063575009427" calcext:value-type="float">
            <text:p>0.226063575009427</text:p>
          </table:table-cell>
          <table:table-cell/>
          <table:table-cell office:value-type="float" office:value="-0.258578120883351" calcext:value-type="float">
            <text:p>-0.258578120883351</text:p>
          </table:table-cell>
          <table:table-cell/>
          <table:table-cell office:value-type="float" office:value="776" calcext:value-type="float">
            <text:p>776</text:p>
          </table:table-cell>
        </table:table-row>
        <table:table-row table:style-name="ro1">
          <table:table-cell table:number-columns-repeated="4"/>
          <table:table-cell office:value-type="float" office:value="5.22319296675636" calcext:value-type="float">
            <text:p>5.22319296675636</text:p>
          </table:table-cell>
          <table:table-cell office:value-type="float" office:value="6.98314236382975" calcext:value-type="float">
            <text:p>6.98314236382975</text:p>
          </table:table-cell>
          <table:table-cell office:value-type="float" office:value="8.40815439787372" calcext:value-type="float">
            <text:p>8.40815439787372</text:p>
          </table:table-cell>
          <table:table-cell table:number-columns-repeated="4"/>
          <table:table-cell office:value-type="float" office:value="3.90127458349729" calcext:value-type="float">
            <text:p>3.90127458349729</text:p>
          </table:table-cell>
          <table:table-cell/>
          <table:table-cell office:value-type="float" office:value="-0.512487572605369" calcext:value-type="float">
            <text:p>-0.512487572605369</text:p>
          </table:table-cell>
          <table:table-cell/>
          <table:table-cell office:value-type="float" office:value="44816" calcext:value-type="float">
            <text:p>44816</text:p>
          </table:table-cell>
        </table:table-row>
        <table:table-row table:style-name="ro1">
          <table:table-cell table:number-columns-repeated="4"/>
          <table:table-cell office:value-type="float" office:value="5.22507887648668" calcext:value-type="float">
            <text:p>5.22507887648668</text:p>
          </table:table-cell>
          <table:table-cell office:value-type="float" office:value="7.02181875857249" calcext:value-type="float">
            <text:p>7.02181875857249</text:p>
          </table:table-cell>
          <table:table-cell office:value-type="float" office:value="8.4437836444169" calcext:value-type="float">
            <text:p>8.4437836444169</text:p>
          </table:table-cell>
          <table:table-cell table:number-columns-repeated="4"/>
          <table:table-cell office:value-type="float" office:value="6.75057602554974" calcext:value-type="float">
            <text:p>6.75057602554974</text:p>
          </table:table-cell>
          <table:table-cell/>
          <table:table-cell office:value-type="float" office:value="-0.0749201720066422" calcext:value-type="float">
            <text:p>-0.074920172006642</text:p>
          </table:table-cell>
          <table:table-cell/>
          <table:table-cell office:value-type="float" office:value="7987" calcext:value-type="float">
            <text:p>7987</text:p>
          </table:table-cell>
        </table:table-row>
        <table:table-row table:style-name="ro1">
          <table:table-cell table:number-columns-repeated="4"/>
          <table:table-cell office:value-type="float" office:value="5.2322693262355" calcext:value-type="float">
            <text:p>5.2322693262355</text:p>
          </table:table-cell>
          <table:table-cell office:value-type="float" office:value="7.09099493113974" calcext:value-type="float">
            <text:p>7.09099493113974</text:p>
          </table:table-cell>
          <table:table-cell office:value-type="float" office:value="8.5058072384117" calcext:value-type="float">
            <text:p>8.5058072384117</text:p>
          </table:table-cell>
          <table:table-cell table:number-columns-repeated="4"/>
          <table:table-cell office:value-type="float" office:value="1.63135258050073" calcext:value-type="float">
            <text:p>1.63135258050073</text:p>
          </table:table-cell>
          <table:table-cell/>
          <table:table-cell office:value-type="float" office:value="-0.69152809557297" calcext:value-type="float">
            <text:p>-0.6915280955729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5.24025295161007" calcext:value-type="float">
            <text:p>5.24025295161007</text:p>
          </table:table-cell>
          <table:table-cell office:value-type="float" office:value="7.11614835471674" calcext:value-type="float">
            <text:p>7.11614835471674</text:p>
          </table:table-cell>
          <table:table-cell office:value-type="float" office:value="8.51113521973465" calcext:value-type="float">
            <text:p>8.51113521973465</text:p>
          </table:table-cell>
          <table:table-cell table:number-columns-repeated="4"/>
          <table:table-cell office:value-type="float" office:value="1.22465550942152" calcext:value-type="float">
            <text:p>1.22465550942152</text:p>
          </table:table-cell>
          <table:table-cell/>
          <table:table-cell office:value-type="float" office:value="-0.109514193462458" calcext:value-type="float">
            <text:p>-0.10951419346245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5.25228348099631" calcext:value-type="float">
            <text:p>5.25228348099631</text:p>
          </table:table-cell>
          <table:table-cell office:value-type="float" office:value="7.12556356994181" calcext:value-type="float">
            <text:p>7.12556356994181</text:p>
          </table:table-cell>
          <table:table-cell office:value-type="float" office:value="8.52810438845394" calcext:value-type="float">
            <text:p>8.52810438845394</text:p>
          </table:table-cell>
          <table:table-cell table:number-columns-repeated="4"/>
          <table:table-cell office:value-type="float" office:value="0.428537617668829" calcext:value-type="float">
            <text:p>0.428537617668829</text:p>
          </table:table-cell>
          <table:table-cell/>
          <table:table-cell office:value-type="float" office:value="0.122691672936833" calcext:value-type="float">
            <text:p>0.122691672936833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table:number-columns-repeated="4"/>
          <table:table-cell office:value-type="float" office:value="5.26220107138037" calcext:value-type="float">
            <text:p>5.26220107138037</text:p>
          </table:table-cell>
          <table:table-cell office:value-type="float" office:value="7.1267338441428" calcext:value-type="float">
            <text:p>7.1267338441428</text:p>
          </table:table-cell>
          <table:table-cell office:value-type="float" office:value="8.54264802250222" calcext:value-type="float">
            <text:p>8.54264802250222</text:p>
          </table:table-cell>
          <table:table-cell table:number-columns-repeated="4"/>
          <table:table-cell office:value-type="float" office:value="100.079516380222" calcext:value-type="float">
            <text:p>100.079516380222</text:p>
          </table:table-cell>
          <table:table-cell/>
          <table:table-cell office:value-type="float" office:value="-3.40992206961786" calcext:value-type="float">
            <text:p>-3.40992206961786</text:p>
          </table:table-cell>
          <table:table-cell/>
          <table:table-cell office:value-type="float" office:value="49927" calcext:value-type="float">
            <text:p>49927</text:p>
          </table:table-cell>
        </table:table-row>
        <table:table-row table:style-name="ro1">
          <table:table-cell table:number-columns-repeated="4"/>
          <table:table-cell office:value-type="float" office:value="5.28943335003777" calcext:value-type="float">
            <text:p>5.28943335003777</text:p>
          </table:table-cell>
          <table:table-cell office:value-type="float" office:value="7.13251624132787" calcext:value-type="float">
            <text:p>7.13251624132787</text:p>
          </table:table-cell>
          <table:table-cell office:value-type="float" office:value="8.55457110270516" calcext:value-type="float">
            <text:p>8.55457110270516</text:p>
          </table:table-cell>
          <table:table-cell table:number-columns-repeated="4"/>
          <table:table-cell office:value-type="float" office:value="85.4788297212356" calcext:value-type="float">
            <text:p>85.4788297212356</text:p>
          </table:table-cell>
          <table:table-cell/>
          <table:table-cell office:value-type="float" office:value="-1.4048284996159" calcext:value-type="float">
            <text:p>-1.404828499615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5.2974463646108" calcext:value-type="float">
            <text:p>5.2974463646108</text:p>
          </table:table-cell>
          <table:table-cell office:value-type="float" office:value="7.13272279335176" calcext:value-type="float">
            <text:p>7.13272279335176</text:p>
          </table:table-cell>
          <table:table-cell office:value-type="float" office:value="8.55929456978022" calcext:value-type="float">
            <text:p>8.55929456978022</text:p>
          </table:table-cell>
          <table:table-cell table:number-columns-repeated="4"/>
          <table:table-cell office:value-type="float" office:value="4.50455903765685" calcext:value-type="float">
            <text:p>4.50455903765685</text:p>
          </table:table-cell>
          <table:table-cell/>
          <table:table-cell office:value-type="float" office:value="-0.121669295729055" calcext:value-type="float">
            <text:p>-0.121669295729055</text:p>
          </table:table-cell>
          <table:table-cell/>
          <table:table-cell office:value-type="float" office:value="3508" calcext:value-type="float">
            <text:p>3508</text:p>
          </table:table-cell>
        </table:table-row>
        <table:table-row table:style-name="ro1">
          <table:table-cell table:number-columns-repeated="4"/>
          <table:table-cell office:value-type="float" office:value="5.30389296353934" calcext:value-type="float">
            <text:p>5.30389296353934</text:p>
          </table:table-cell>
          <table:table-cell office:value-type="float" office:value="7.1540769003862" calcext:value-type="float">
            <text:p>7.1540769003862</text:p>
          </table:table-cell>
          <table:table-cell office:value-type="float" office:value="8.56007935395178" calcext:value-type="float">
            <text:p>8.56007935395178</text:p>
          </table:table-cell>
          <table:table-cell table:number-columns-repeated="4"/>
          <table:table-cell office:value-type="float" office:value="2.51215600370336" calcext:value-type="float">
            <text:p>2.51215600370336</text:p>
          </table:table-cell>
          <table:table-cell/>
          <table:table-cell office:value-type="float" office:value="-0.305400730750514" calcext:value-type="float">
            <text:p>-0.30540073075051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5.30768206401902" calcext:value-type="float">
            <text:p>5.30768206401902</text:p>
          </table:table-cell>
          <table:table-cell office:value-type="float" office:value="7.17277869852514" calcext:value-type="float">
            <text:p>7.17277869852514</text:p>
          </table:table-cell>
          <table:table-cell office:value-type="float" office:value="8.5698558010347" calcext:value-type="float">
            <text:p>8.5698558010347</text:p>
          </table:table-cell>
          <table:table-cell table:number-columns-repeated="4"/>
          <table:table-cell office:value-type="float" office:value="3.89064251673809" calcext:value-type="float">
            <text:p>3.89064251673809</text:p>
          </table:table-cell>
          <table:table-cell/>
          <table:table-cell office:value-type="float" office:value="-0.279625133475403" calcext:value-type="float">
            <text:p>-0.279625133475403</text:p>
          </table:table-cell>
          <table:table-cell/>
          <table:table-cell office:value-type="float" office:value="4216" calcext:value-type="float">
            <text:p>4216</text:p>
          </table:table-cell>
        </table:table-row>
        <table:table-row table:style-name="ro1">
          <table:table-cell table:number-columns-repeated="4"/>
          <table:table-cell office:value-type="float" office:value="5.31605784344144" calcext:value-type="float">
            <text:p>5.31605784344144</text:p>
          </table:table-cell>
          <table:table-cell office:value-type="float" office:value="7.19075931149581" calcext:value-type="float">
            <text:p>7.19075931149581</text:p>
          </table:table-cell>
          <table:table-cell office:value-type="float" office:value="8.5742805058264" calcext:value-type="float">
            <text:p>8.5742805058264</text:p>
          </table:table-cell>
          <table:table-cell table:number-columns-repeated="4"/>
          <table:table-cell office:value-type="float" office:value="5.61990347621893" calcext:value-type="float">
            <text:p>5.61990347621893</text:p>
          </table:table-cell>
          <table:table-cell/>
          <table:table-cell office:value-type="float" office:value="0.280216993688124" calcext:value-type="float">
            <text:p>0.280216993688124</text:p>
          </table:table-cell>
          <table:table-cell/>
          <table:table-cell office:value-type="float" office:value="4909" calcext:value-type="float">
            <text:p>4909</text:p>
          </table:table-cell>
        </table:table-row>
        <table:table-row table:style-name="ro1">
          <table:table-cell table:number-columns-repeated="4"/>
          <table:table-cell office:value-type="float" office:value="5.33257648852455" calcext:value-type="float">
            <text:p>5.33257648852455</text:p>
          </table:table-cell>
          <table:table-cell office:value-type="float" office:value="7.2167782928353" calcext:value-type="float">
            <text:p>7.2167782928353</text:p>
          </table:table-cell>
          <table:table-cell office:value-type="float" office:value="8.6104795801965" calcext:value-type="float">
            <text:p>8.6104795801965</text:p>
          </table:table-cell>
          <table:table-cell table:number-columns-repeated="4"/>
          <table:table-cell office:value-type="float" office:value="44.0121173030511" calcext:value-type="float">
            <text:p>44.0121173030511</text:p>
          </table:table-cell>
          <table:table-cell/>
          <table:table-cell office:value-type="float" office:value="-0.708746591890158" calcext:value-type="float">
            <text:p>-0.70874659189015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5.33484157883671" calcext:value-type="float">
            <text:p>5.33484157883671</text:p>
          </table:table-cell>
          <table:table-cell office:value-type="float" office:value="7.23126571633167" calcext:value-type="float">
            <text:p>7.23126571633167</text:p>
          </table:table-cell>
          <table:table-cell office:value-type="float" office:value="8.62029175352674" calcext:value-type="float">
            <text:p>8.62029175352674</text:p>
          </table:table-cell>
          <table:table-cell table:number-columns-repeated="4"/>
          <table:table-cell office:value-type="float" office:value="4.47380605262321" calcext:value-type="float">
            <text:p>4.47380605262321</text:p>
          </table:table-cell>
          <table:table-cell/>
          <table:table-cell office:value-type="float" office:value="-0.17278812115803" calcext:value-type="float">
            <text:p>-0.17278812115803</text:p>
          </table:table-cell>
          <table:table-cell/>
          <table:table-cell office:value-type="float" office:value="6114" calcext:value-type="float">
            <text:p>6114</text:p>
          </table:table-cell>
        </table:table-row>
        <table:table-row table:style-name="ro1">
          <table:table-cell table:number-columns-repeated="4"/>
          <table:table-cell office:value-type="float" office:value="5.3624609776248" calcext:value-type="float">
            <text:p>5.3624609776248</text:p>
          </table:table-cell>
          <table:table-cell office:value-type="float" office:value="7.24660114839618" calcext:value-type="float">
            <text:p>7.24660114839618</text:p>
          </table:table-cell>
          <table:table-cell office:value-type="float" office:value="8.66932501780478" calcext:value-type="float">
            <text:p>8.66932501780478</text:p>
          </table:table-cell>
          <table:table-cell table:number-columns-repeated="4"/>
          <table:table-cell office:value-type="float" office:value="0.133088418670902" calcext:value-type="float">
            <text:p>0.133088418670902</text:p>
          </table:table-cell>
          <table:table-cell/>
          <table:table-cell office:value-type="float" office:value="-0.220059672280321" calcext:value-type="float">
            <text:p>-0.220059672280321</text:p>
          </table:table-cell>
          <table:table-cell/>
          <table:table-cell office:value-type="float" office:value="5412" calcext:value-type="float">
            <text:p>5412</text:p>
          </table:table-cell>
        </table:table-row>
        <table:table-row table:style-name="ro1">
          <table:table-cell table:number-columns-repeated="4"/>
          <table:table-cell office:value-type="float" office:value="5.36762908201315" calcext:value-type="float">
            <text:p>5.36762908201315</text:p>
          </table:table-cell>
          <table:table-cell office:value-type="float" office:value="7.27064823057538" calcext:value-type="float">
            <text:p>7.27064823057538</text:p>
          </table:table-cell>
          <table:table-cell office:value-type="float" office:value="8.67057465414397" calcext:value-type="float">
            <text:p>8.67057465414397</text:p>
          </table:table-cell>
          <table:table-cell table:number-columns-repeated="4"/>
          <table:table-cell office:value-type="float" office:value="8.52810438845394" calcext:value-type="float">
            <text:p>8.52810438845394</text:p>
          </table:table-cell>
          <table:table-cell/>
          <table:table-cell office:value-type="float" office:value="-0.560386474201564" calcext:value-type="float">
            <text:p>-0.560386474201564</text:p>
          </table:table-cell>
          <table:table-cell/>
          <table:table-cell office:value-type="float" office:value="14540" calcext:value-type="float">
            <text:p>14540</text:p>
          </table:table-cell>
        </table:table-row>
        <table:table-row table:style-name="ro1">
          <table:table-cell table:number-columns-repeated="4"/>
          <table:table-cell office:value-type="float" office:value="5.36927841110916" calcext:value-type="float">
            <text:p>5.36927841110916</text:p>
          </table:table-cell>
          <table:table-cell office:value-type="float" office:value="7.27070867399638" calcext:value-type="float">
            <text:p>7.27070867399638</text:p>
          </table:table-cell>
          <table:table-cell office:value-type="float" office:value="8.70972722097433" calcext:value-type="float">
            <text:p>8.70972722097433</text:p>
          </table:table-cell>
          <table:table-cell table:number-columns-repeated="4"/>
          <table:table-cell office:value-type="float" office:value="8.38521347296429" calcext:value-type="float">
            <text:p>8.38521347296429</text:p>
          </table:table-cell>
          <table:table-cell/>
          <table:table-cell office:value-type="float" office:value="-0.773372697320989" calcext:value-type="float">
            <text:p>-0.77337269732098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5.37459693967547" calcext:value-type="float">
            <text:p>5.37459693967547</text:p>
          </table:table-cell>
          <table:table-cell office:value-type="float" office:value="7.27355862245818" calcext:value-type="float">
            <text:p>7.27355862245818</text:p>
          </table:table-cell>
          <table:table-cell office:value-type="float" office:value="8.75361068439308" calcext:value-type="float">
            <text:p>8.75361068439308</text:p>
          </table:table-cell>
          <table:table-cell table:number-columns-repeated="4"/>
          <table:table-cell office:value-type="float" office:value="7.64011598966534" calcext:value-type="float">
            <text:p>7.64011598966534</text:p>
          </table:table-cell>
          <table:table-cell/>
          <table:table-cell office:value-type="float" office:value="-0.137102031685232" calcext:value-type="float">
            <text:p>-0.13710203168523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5.37637139958975" calcext:value-type="float">
            <text:p>5.37637139958975</text:p>
          </table:table-cell>
          <table:table-cell office:value-type="float" office:value="7.28462227219717" calcext:value-type="float">
            <text:p>7.28462227219717</text:p>
          </table:table-cell>
          <table:table-cell office:value-type="float" office:value="8.77889226266325" calcext:value-type="float">
            <text:p>8.77889226266325</text:p>
          </table:table-cell>
          <table:table-cell table:number-columns-repeated="4"/>
          <table:table-cell office:value-type="float" office:value="4.06490798433085" calcext:value-type="float">
            <text:p>4.06490798433085</text:p>
          </table:table-cell>
          <table:table-cell/>
          <table:table-cell office:value-type="float" office:value="-0.0755055851837693" calcext:value-type="float">
            <text:p>-0.075505585183769</text:p>
          </table:table-cell>
          <table:table-cell/>
          <table:table-cell office:value-type="float" office:value="5259" calcext:value-type="float">
            <text:p>5259</text:p>
          </table:table-cell>
        </table:table-row>
        <table:table-row table:style-name="ro1">
          <table:table-cell table:number-columns-repeated="4"/>
          <table:table-cell office:value-type="float" office:value="5.43678257731857" calcext:value-type="float">
            <text:p>5.43678257731857</text:p>
          </table:table-cell>
          <table:table-cell office:value-type="float" office:value="7.29154519600252" calcext:value-type="float">
            <text:p>7.29154519600252</text:p>
          </table:table-cell>
          <table:table-cell office:value-type="float" office:value="8.86013902872115" calcext:value-type="float">
            <text:p>8.86013902872115</text:p>
          </table:table-cell>
          <table:table-cell table:number-columns-repeated="4"/>
          <table:table-cell office:value-type="float" office:value="97.2375832092547" calcext:value-type="float">
            <text:p>97.2375832092547</text:p>
          </table:table-cell>
          <table:table-cell/>
          <table:table-cell office:value-type="float" office:value="1.22494115591509" calcext:value-type="float">
            <text:p>1.2249411559150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5.44611180840433" calcext:value-type="float">
            <text:p>5.44611180840433</text:p>
          </table:table-cell>
          <table:table-cell office:value-type="float" office:value="7.31083155460854" calcext:value-type="float">
            <text:p>7.31083155460854</text:p>
          </table:table-cell>
          <table:table-cell office:value-type="float" office:value="8.93999853381462" calcext:value-type="float">
            <text:p>8.93999853381462</text:p>
          </table:table-cell>
          <table:table-cell table:number-columns-repeated="4"/>
          <table:table-cell office:value-type="float" office:value="5.00416334486342" calcext:value-type="float">
            <text:p>5.00416334486342</text:p>
          </table:table-cell>
          <table:table-cell/>
          <table:table-cell office:value-type="float" office:value="-0.108305896583752" calcext:value-type="float">
            <text:p>-0.108305896583752</text:p>
          </table:table-cell>
          <table:table-cell/>
          <table:table-cell office:value-type="float" office:value="5821" calcext:value-type="float">
            <text:p>5821</text:p>
          </table:table-cell>
        </table:table-row>
        <table:table-row table:style-name="ro1">
          <table:table-cell table:number-columns-repeated="4"/>
          <table:table-cell office:value-type="float" office:value="5.47301856884922" calcext:value-type="float">
            <text:p>5.47301856884922</text:p>
          </table:table-cell>
          <table:table-cell office:value-type="float" office:value="7.31483689662817" calcext:value-type="float">
            <text:p>7.31483689662817</text:p>
          </table:table-cell>
          <table:table-cell office:value-type="float" office:value="8.95235942904646" calcext:value-type="float">
            <text:p>8.95235942904646</text:p>
          </table:table-cell>
          <table:table-cell table:number-columns-repeated="4"/>
          <table:table-cell office:value-type="float" office:value="4.95427579368476" calcext:value-type="float">
            <text:p>4.95427579368476</text:p>
          </table:table-cell>
          <table:table-cell/>
          <table:table-cell office:value-type="float" office:value="0.417946650877154" calcext:value-type="float">
            <text:p>0.417946650877154</text:p>
          </table:table-cell>
          <table:table-cell/>
          <table:table-cell office:value-type="float" office:value="4712" calcext:value-type="float">
            <text:p>4712</text:p>
          </table:table-cell>
        </table:table-row>
        <table:table-row table:style-name="ro1">
          <table:table-cell table:number-columns-repeated="4"/>
          <table:table-cell office:value-type="float" office:value="5.49820134818217" calcext:value-type="float">
            <text:p>5.49820134818217</text:p>
          </table:table-cell>
          <table:table-cell office:value-type="float" office:value="7.31867659499464" calcext:value-type="float">
            <text:p>7.31867659499464</text:p>
          </table:table-cell>
          <table:table-cell office:value-type="float" office:value="8.96606866659564" calcext:value-type="float">
            <text:p>8.96606866659564</text:p>
          </table:table-cell>
          <table:table-cell table:number-columns-repeated="4"/>
          <table:table-cell office:value-type="float" office:value="95.1424892292526" calcext:value-type="float">
            <text:p>95.1424892292526</text:p>
          </table:table-cell>
          <table:table-cell/>
          <table:table-cell office:value-type="float" office:value="-3.7331325822104" calcext:value-type="float">
            <text:p>-3.733132582210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5.53363055129473" calcext:value-type="float">
            <text:p>5.53363055129473</text:p>
          </table:table-cell>
          <table:table-cell office:value-type="float" office:value="7.32248614280811" calcext:value-type="float">
            <text:p>7.32248614280811</text:p>
          </table:table-cell>
          <table:table-cell office:value-type="float" office:value="8.97700804468778" calcext:value-type="float">
            <text:p>8.97700804468778</text:p>
          </table:table-cell>
          <table:table-cell table:number-columns-repeated="4"/>
          <table:table-cell office:value-type="float" office:value="0.198447307325385" calcext:value-type="float">
            <text:p>0.198447307325385</text:p>
          </table:table-cell>
          <table:table-cell/>
          <table:table-cell office:value-type="float" office:value="0.213240633381874" calcext:value-type="float">
            <text:p>0.213240633381874</text:p>
          </table:table-cell>
          <table:table-cell/>
          <table:table-cell office:value-type="float" office:value="339" calcext:value-type="float">
            <text:p>339</text:p>
          </table:table-cell>
        </table:table-row>
        <table:table-row table:style-name="ro1">
          <table:table-cell table:number-columns-repeated="4"/>
          <table:table-cell office:value-type="float" office:value="5.54076780377986" calcext:value-type="float">
            <text:p>5.54076780377986</text:p>
          </table:table-cell>
          <table:table-cell office:value-type="float" office:value="7.36068878965108" calcext:value-type="float">
            <text:p>7.36068878965108</text:p>
          </table:table-cell>
          <table:table-cell office:value-type="float" office:value="8.99051528228439" calcext:value-type="float">
            <text:p>8.99051528228439</text:p>
          </table:table-cell>
          <table:table-cell table:number-columns-repeated="4"/>
          <table:table-cell office:value-type="float" office:value="0.929579790238714" calcext:value-type="float">
            <text:p>0.929579790238714</text:p>
          </table:table-cell>
          <table:table-cell/>
          <table:table-cell office:value-type="float" office:value="-0.0592222341031086" calcext:value-type="float">
            <text:p>-0.059222234103109</text:p>
          </table:table-cell>
          <table:table-cell/>
          <table:table-cell office:value-type="float" office:value="851" calcext:value-type="float">
            <text:p>851</text:p>
          </table:table-cell>
        </table:table-row>
        <table:table-row table:style-name="ro1">
          <table:table-cell table:number-columns-repeated="4"/>
          <table:table-cell office:value-type="float" office:value="5.54164068881972" calcext:value-type="float">
            <text:p>5.54164068881972</text:p>
          </table:table-cell>
          <table:table-cell office:value-type="float" office:value="7.36243127673583" calcext:value-type="float">
            <text:p>7.36243127673583</text:p>
          </table:table-cell>
          <table:table-cell office:value-type="float" office:value="8.99057723107095" calcext:value-type="float">
            <text:p>8.99057723107095</text:p>
          </table:table-cell>
          <table:table-cell table:number-columns-repeated="4"/>
          <table:table-cell office:value-type="float" office:value="2.15095306591635" calcext:value-type="float">
            <text:p>2.15095306591635</text:p>
          </table:table-cell>
          <table:table-cell/>
          <table:table-cell office:value-type="float" office:value="0.0331489528510736" calcext:value-type="float">
            <text:p>0.033148952851074</text:p>
          </table:table-cell>
          <table:table-cell/>
          <table:table-cell office:value-type="float" office:value="2633" calcext:value-type="float">
            <text:p>2633</text:p>
          </table:table-cell>
        </table:table-row>
        <table:table-row table:style-name="ro1">
          <table:table-cell table:number-columns-repeated="4"/>
          <table:table-cell office:value-type="float" office:value="5.55150708123482" calcext:value-type="float">
            <text:p>5.55150708123482</text:p>
          </table:table-cell>
          <table:table-cell office:value-type="float" office:value="7.37007212933592" calcext:value-type="float">
            <text:p>7.37007212933592</text:p>
          </table:table-cell>
          <table:table-cell office:value-type="float" office:value="8.9928279795245" calcext:value-type="float">
            <text:p>8.9928279795245</text:p>
          </table:table-cell>
          <table:table-cell table:number-columns-repeated="4"/>
          <table:table-cell office:value-type="float" office:value="0.895727941578796" calcext:value-type="float">
            <text:p>0.895727941578796</text:p>
          </table:table-cell>
          <table:table-cell/>
          <table:table-cell office:value-type="float" office:value="0.0996646633981512" calcext:value-type="float">
            <text:p>0.099664663398151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table:number-columns-repeated="4"/>
          <table:table-cell office:value-type="float" office:value="5.55971997001223" calcext:value-type="float">
            <text:p>5.55971997001223</text:p>
          </table:table-cell>
          <table:table-cell office:value-type="float" office:value="7.37300332632207" calcext:value-type="float">
            <text:p>7.37300332632207</text:p>
          </table:table-cell>
          <table:table-cell office:value-type="float" office:value="9.00260224821782" calcext:value-type="float">
            <text:p>9.00260224821782</text:p>
          </table:table-cell>
          <table:table-cell table:number-columns-repeated="4"/>
          <table:table-cell office:value-type="float" office:value="3.98031330296716" calcext:value-type="float">
            <text:p>3.98031330296716</text:p>
          </table:table-cell>
          <table:table-cell/>
          <table:table-cell office:value-type="float" office:value="-0.285175181275158" calcext:value-type="float">
            <text:p>-0.285175181275158</text:p>
          </table:table-cell>
          <table:table-cell/>
          <table:table-cell office:value-type="float" office:value="5905" calcext:value-type="float">
            <text:p>5905</text:p>
          </table:table-cell>
        </table:table-row>
        <table:table-row table:style-name="ro1">
          <table:table-cell table:number-columns-repeated="4"/>
          <table:table-cell office:value-type="float" office:value="5.56300177502415" calcext:value-type="float">
            <text:p>5.56300177502415</text:p>
          </table:table-cell>
          <table:table-cell office:value-type="float" office:value="7.37519619398522" calcext:value-type="float">
            <text:p>7.37519619398522</text:p>
          </table:table-cell>
          <table:table-cell office:value-type="float" office:value="9.00431087600383" calcext:value-type="float">
            <text:p>9.00431087600383</text:p>
          </table:table-cell>
          <table:table-cell table:number-columns-repeated="4"/>
          <table:table-cell office:value-type="float" office:value="6.66445853071598" calcext:value-type="float">
            <text:p>6.66445853071598</text:p>
          </table:table-cell>
          <table:table-cell/>
          <table:table-cell office:value-type="float" office:value="-0.161944935018175" calcext:value-type="float">
            <text:p>-0.161944935018175</text:p>
          </table:table-cell>
          <table:table-cell/>
          <table:table-cell office:value-type="float" office:value="7652" calcext:value-type="float">
            <text:p>7652</text:p>
          </table:table-cell>
        </table:table-row>
        <table:table-row table:style-name="ro1">
          <table:table-cell table:number-columns-repeated="4"/>
          <table:table-cell office:value-type="float" office:value="5.57044835813456" calcext:value-type="float">
            <text:p>5.57044835813456</text:p>
          </table:table-cell>
          <table:table-cell office:value-type="float" office:value="7.39549708541668" calcext:value-type="float">
            <text:p>7.39549708541668</text:p>
          </table:table-cell>
          <table:table-cell office:value-type="float" office:value="9.00622310543672" calcext:value-type="float">
            <text:p>9.00622310543672</text:p>
          </table:table-cell>
          <table:table-cell table:number-columns-repeated="4"/>
          <table:table-cell office:value-type="float" office:value="1.47383889569424" calcext:value-type="float">
            <text:p>1.47383889569424</text:p>
          </table:table-cell>
          <table:table-cell/>
          <table:table-cell office:value-type="float" office:value="0.387604220558468" calcext:value-type="float">
            <text:p>0.387604220558468</text:p>
          </table:table-cell>
          <table:table-cell/>
          <table:table-cell office:value-type="float" office:value="6152" calcext:value-type="float">
            <text:p>6152</text:p>
          </table:table-cell>
        </table:table-row>
        <table:table-row table:style-name="ro1">
          <table:table-cell table:number-columns-repeated="4"/>
          <table:table-cell office:value-type="float" office:value="5.57066261532032" calcext:value-type="float">
            <text:p>5.57066261532032</text:p>
          </table:table-cell>
          <table:table-cell office:value-type="float" office:value="7.41085349006883" calcext:value-type="float">
            <text:p>7.41085349006883</text:p>
          </table:table-cell>
          <table:table-cell office:value-type="float" office:value="9.00723944837266" calcext:value-type="float">
            <text:p>9.00723944837266</text:p>
          </table:table-cell>
          <table:table-cell table:number-columns-repeated="4"/>
          <table:table-cell office:value-type="float" office:value="87.3841354868143" calcext:value-type="float">
            <text:p>87.3841354868143</text:p>
          </table:table-cell>
          <table:table-cell/>
          <table:table-cell office:value-type="float" office:value="0.370782616729539" calcext:value-type="float">
            <text:p>0.37078261672953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5.57577451641422" calcext:value-type="float">
            <text:p>5.57577451641422</text:p>
          </table:table-cell>
          <table:table-cell office:value-type="float" office:value="7.41223382570144" calcext:value-type="float">
            <text:p>7.41223382570144</text:p>
          </table:table-cell>
          <table:table-cell office:value-type="float" office:value="9.00738150236979" calcext:value-type="float">
            <text:p>9.00738150236979</text:p>
          </table:table-cell>
          <table:table-cell table:number-columns-repeated="4"/>
          <table:table-cell office:value-type="float" office:value="2.01292721429602" calcext:value-type="float">
            <text:p>2.01292721429602</text:p>
          </table:table-cell>
          <table:table-cell/>
          <table:table-cell office:value-type="float" office:value="0.306427057891068" calcext:value-type="float">
            <text:p>0.306427057891068</text:p>
          </table:table-cell>
          <table:table-cell/>
          <table:table-cell office:value-type="float" office:value="1609" calcext:value-type="float">
            <text:p>1609</text:p>
          </table:table-cell>
        </table:table-row>
        <table:table-row table:style-name="ro1">
          <table:table-cell table:number-columns-repeated="4"/>
          <table:table-cell office:value-type="float" office:value="5.58135827867087" calcext:value-type="float">
            <text:p>5.58135827867087</text:p>
          </table:table-cell>
          <table:table-cell office:value-type="float" office:value="7.4295510357277" calcext:value-type="float">
            <text:p>7.4295510357277</text:p>
          </table:table-cell>
          <table:table-cell office:value-type="float" office:value="9.00800143953748" calcext:value-type="float">
            <text:p>9.00800143953748</text:p>
          </table:table-cell>
          <table:table-cell table:number-columns-repeated="4"/>
          <table:table-cell office:value-type="float" office:value="3.7977821761904" calcext:value-type="float">
            <text:p>3.7977821761904</text:p>
          </table:table-cell>
          <table:table-cell/>
          <table:table-cell office:value-type="float" office:value="-0.0279711552648787" calcext:value-type="float">
            <text:p>-0.027971155264879</text:p>
          </table:table-cell>
          <table:table-cell/>
          <table:table-cell office:value-type="float" office:value="4288" calcext:value-type="float">
            <text:p>4288</text:p>
          </table:table-cell>
        </table:table-row>
        <table:table-row table:style-name="ro1">
          <table:table-cell table:number-columns-repeated="4"/>
          <table:table-cell office:value-type="float" office:value="5.60436687137981" calcext:value-type="float">
            <text:p>5.60436687137981</text:p>
          </table:table-cell>
          <table:table-cell office:value-type="float" office:value="7.44076551892982" calcext:value-type="float">
            <text:p>7.44076551892982</text:p>
          </table:table-cell>
          <table:table-cell office:value-type="float" office:value="9.02349981974314" calcext:value-type="float">
            <text:p>9.02349981974314</text:p>
          </table:table-cell>
          <table:table-cell table:number-columns-repeated="4"/>
          <table:table-cell office:value-type="float" office:value="5.91855380494492" calcext:value-type="float">
            <text:p>5.91855380494492</text:p>
          </table:table-cell>
          <table:table-cell/>
          <table:table-cell office:value-type="float" office:value="0.220880873786591" calcext:value-type="float">
            <text:p>0.220880873786591</text:p>
          </table:table-cell>
          <table:table-cell/>
          <table:table-cell office:value-type="float" office:value="6222" calcext:value-type="float">
            <text:p>6222</text:p>
          </table:table-cell>
        </table:table-row>
        <table:table-row table:style-name="ro1">
          <table:table-cell table:number-columns-repeated="4"/>
          <table:table-cell office:value-type="float" office:value="5.62393122312519" calcext:value-type="float">
            <text:p>5.62393122312519</text:p>
          </table:table-cell>
          <table:table-cell office:value-type="float" office:value="7.47943268380565" calcext:value-type="float">
            <text:p>7.47943268380565</text:p>
          </table:table-cell>
          <table:table-cell office:value-type="float" office:value="9.02611453280478" calcext:value-type="float">
            <text:p>9.02611453280478</text:p>
          </table:table-cell>
          <table:table-cell table:number-columns-repeated="4"/>
          <table:table-cell office:value-type="float" office:value="0.287533917223311" calcext:value-type="float">
            <text:p>0.287533917223311</text:p>
          </table:table-cell>
          <table:table-cell/>
          <table:table-cell office:value-type="float" office:value="0.129420881197702" calcext:value-type="float">
            <text:p>0.129420881197702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4"/>
          <table:table-cell office:value-type="float" office:value="5.650841084997" calcext:value-type="float">
            <text:p>5.650841084997</text:p>
          </table:table-cell>
          <table:table-cell office:value-type="float" office:value="7.48829068992003" calcext:value-type="float">
            <text:p>7.48829068992003</text:p>
          </table:table-cell>
          <table:table-cell office:value-type="float" office:value="9.02669462934131" calcext:value-type="float">
            <text:p>9.02669462934131</text:p>
          </table:table-cell>
          <table:table-cell table:number-columns-repeated="4"/>
          <table:table-cell office:value-type="float" office:value="3.50918425233436" calcext:value-type="float">
            <text:p>3.50918425233436</text:p>
          </table:table-cell>
          <table:table-cell/>
          <table:table-cell office:value-type="float" office:value="0.15142401655622" calcext:value-type="float">
            <text:p>0.15142401655622</text:p>
          </table:table-cell>
          <table:table-cell/>
          <table:table-cell office:value-type="float" office:value="6569" calcext:value-type="float">
            <text:p>6569</text:p>
          </table:table-cell>
        </table:table-row>
        <table:table-row table:style-name="ro1">
          <table:table-cell table:number-columns-repeated="4"/>
          <table:table-cell office:value-type="float" office:value="5.65872150784866" calcext:value-type="float">
            <text:p>5.65872150784866</text:p>
          </table:table-cell>
          <table:table-cell office:value-type="float" office:value="7.49584070253787" calcext:value-type="float">
            <text:p>7.49584070253787</text:p>
          </table:table-cell>
          <table:table-cell office:value-type="float" office:value="9.03704499394155" calcext:value-type="float">
            <text:p>9.03704499394155</text:p>
          </table:table-cell>
          <table:table-cell table:number-columns-repeated="4"/>
          <table:table-cell office:value-type="float" office:value="3.38182553669361" calcext:value-type="float">
            <text:p>3.38182553669361</text:p>
          </table:table-cell>
          <table:table-cell/>
          <table:table-cell office:value-type="float" office:value="-0.195907559482873" calcext:value-type="float">
            <text:p>-0.19590755948287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5.6599254082994" calcext:value-type="float">
            <text:p>5.6599254082994</text:p>
          </table:table-cell>
          <table:table-cell office:value-type="float" office:value="7.50324509485332" calcext:value-type="float">
            <text:p>7.50324509485332</text:p>
          </table:table-cell>
          <table:table-cell office:value-type="float" office:value="9.04158673226433" calcext:value-type="float">
            <text:p>9.04158673226433</text:p>
          </table:table-cell>
          <table:table-cell table:number-columns-repeated="4"/>
          <table:table-cell office:value-type="float" office:value="100.091324093943" calcext:value-type="float">
            <text:p>100.091324093943</text:p>
          </table:table-cell>
          <table:table-cell/>
          <table:table-cell office:value-type="float" office:value="2.38762124191382" calcext:value-type="float">
            <text:p>2.38762124191382</text:p>
          </table:table-cell>
          <table:table-cell/>
          <table:table-cell office:value-type="float" office:value="48549" calcext:value-type="float">
            <text:p>48549</text:p>
          </table:table-cell>
        </table:table-row>
        <table:table-row table:style-name="ro1">
          <table:table-cell table:number-columns-repeated="4"/>
          <table:table-cell office:value-type="float" office:value="5.66633045728" calcext:value-type="float">
            <text:p>5.66633045728</text:p>
          </table:table-cell>
          <table:table-cell office:value-type="float" office:value="7.50766323039563" calcext:value-type="float">
            <text:p>7.50766323039563</text:p>
          </table:table-cell>
          <table:table-cell office:value-type="float" office:value="9.04359960765171" calcext:value-type="float">
            <text:p>9.04359960765171</text:p>
          </table:table-cell>
          <table:table-cell table:number-columns-repeated="4"/>
          <table:table-cell office:value-type="float" office:value="2.93844195745184" calcext:value-type="float">
            <text:p>2.93844195745184</text:p>
          </table:table-cell>
          <table:table-cell/>
          <table:table-cell office:value-type="float" office:value="-0.271360450166822" calcext:value-type="float">
            <text:p>-0.271360450166822</text:p>
          </table:table-cell>
          <table:table-cell/>
          <table:table-cell office:value-type="float" office:value="2834" calcext:value-type="float">
            <text:p>2834</text:p>
          </table:table-cell>
        </table:table-row>
        <table:table-row table:style-name="ro1">
          <table:table-cell table:number-columns-repeated="4"/>
          <table:table-cell office:value-type="float" office:value="5.66645948583938" calcext:value-type="float">
            <text:p>5.66645948583938</text:p>
          </table:table-cell>
          <table:table-cell office:value-type="float" office:value="7.55153358704885" calcext:value-type="float">
            <text:p>7.55153358704885</text:p>
          </table:table-cell>
          <table:table-cell office:value-type="float" office:value="9.04392360425732" calcext:value-type="float">
            <text:p>9.04392360425732</text:p>
          </table:table-cell>
          <table:table-cell table:number-columns-repeated="4"/>
          <table:table-cell office:value-type="float" office:value="8.00532855854958" calcext:value-type="float">
            <text:p>8.00532855854958</text:p>
          </table:table-cell>
          <table:table-cell/>
          <table:table-cell office:value-type="float" office:value="-0.353833807164114" calcext:value-type="float">
            <text:p>-0.353833807164114</text:p>
          </table:table-cell>
          <table:table-cell/>
          <table:table-cell office:value-type="float" office:value="11780" calcext:value-type="float">
            <text:p>11780</text:p>
          </table:table-cell>
        </table:table-row>
        <table:table-row table:style-name="ro1">
          <table:table-cell table:number-columns-repeated="4"/>
          <table:table-cell office:value-type="float" office:value="5.69873945190421" calcext:value-type="float">
            <text:p>5.69873945190421</text:p>
          </table:table-cell>
          <table:table-cell office:value-type="float" office:value="7.5929599364447" calcext:value-type="float">
            <text:p>7.5929599364447</text:p>
          </table:table-cell>
          <table:table-cell office:value-type="float" office:value="9.04850927329188" calcext:value-type="float">
            <text:p>9.04850927329188</text:p>
          </table:table-cell>
          <table:table-cell table:number-columns-repeated="4"/>
          <table:table-cell office:value-type="float" office:value="1.23174791296261" calcext:value-type="float">
            <text:p>1.23174791296261</text:p>
          </table:table-cell>
          <table:table-cell/>
          <table:table-cell office:value-type="float" office:value="-0.0838373572664183" calcext:value-type="float">
            <text:p>-0.08383735726641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5.71495612213426" calcext:value-type="float">
            <text:p>5.71495612213426</text:p>
          </table:table-cell>
          <table:table-cell office:value-type="float" office:value="7.59607546165047" calcext:value-type="float">
            <text:p>7.59607546165047</text:p>
          </table:table-cell>
          <table:table-cell office:value-type="float" office:value="9.06373536370895" calcext:value-type="float">
            <text:p>9.06373536370895</text:p>
          </table:table-cell>
          <table:table-cell table:number-columns-repeated="4"/>
          <table:table-cell office:value-type="float" office:value="6.62845235982971" calcext:value-type="float">
            <text:p>6.62845235982971</text:p>
          </table:table-cell>
          <table:table-cell/>
          <table:table-cell office:value-type="float" office:value="-0.366276967024016" calcext:value-type="float">
            <text:p>-0.366276967024016</text:p>
          </table:table-cell>
          <table:table-cell/>
          <table:table-cell office:value-type="float" office:value="5745" calcext:value-type="float">
            <text:p>5745</text:p>
          </table:table-cell>
        </table:table-row>
        <table:table-row table:style-name="ro1">
          <table:table-cell table:number-columns-repeated="4"/>
          <table:table-cell office:value-type="float" office:value="5.73890522273238" calcext:value-type="float">
            <text:p>5.73890522273238</text:p>
          </table:table-cell>
          <table:table-cell office:value-type="float" office:value="7.60139506807057" calcext:value-type="float">
            <text:p>7.60139506807057</text:p>
          </table:table-cell>
          <table:table-cell office:value-type="float" office:value="9.09618680542744" calcext:value-type="float">
            <text:p>9.09618680542744</text:p>
          </table:table-cell>
          <table:table-cell table:number-columns-repeated="4"/>
          <table:table-cell office:value-type="float" office:value="2.7903304817575" calcext:value-type="float">
            <text:p>2.7903304817575</text:p>
          </table:table-cell>
          <table:table-cell/>
          <table:table-cell office:value-type="float" office:value="0.684635258139787" calcext:value-type="float">
            <text:p>0.684635258139787</text:p>
          </table:table-cell>
          <table:table-cell/>
          <table:table-cell office:value-type="float" office:value="3479" calcext:value-type="float">
            <text:p>3479</text:p>
          </table:table-cell>
        </table:table-row>
        <table:table-row table:style-name="ro1">
          <table:table-cell table:number-columns-repeated="4"/>
          <table:table-cell office:value-type="float" office:value="5.74598375863301" calcext:value-type="float">
            <text:p>5.74598375863301</text:p>
          </table:table-cell>
          <table:table-cell office:value-type="float" office:value="7.60938516666592" calcext:value-type="float">
            <text:p>7.60938516666592</text:p>
          </table:table-cell>
          <table:table-cell office:value-type="float" office:value="9.11057460630203" calcext:value-type="float">
            <text:p>9.11057460630203</text:p>
          </table:table-cell>
          <table:table-cell table:number-columns-repeated="4"/>
          <table:table-cell office:value-type="float" office:value="3.34362599319037" calcext:value-type="float">
            <text:p>3.34362599319037</text:p>
          </table:table-cell>
          <table:table-cell/>
          <table:table-cell office:value-type="float" office:value="0.272954636438081" calcext:value-type="float">
            <text:p>0.272954636438081</text:p>
          </table:table-cell>
          <table:table-cell/>
          <table:table-cell office:value-type="float" office:value="2900" calcext:value-type="float">
            <text:p>2900</text:p>
          </table:table-cell>
        </table:table-row>
        <table:table-row table:style-name="ro1">
          <table:table-cell table:number-columns-repeated="4"/>
          <table:table-cell office:value-type="float" office:value="5.79607847670826" calcext:value-type="float">
            <text:p>5.79607847670826</text:p>
          </table:table-cell>
          <table:table-cell office:value-type="float" office:value="7.60977981799308" calcext:value-type="float">
            <text:p>7.60977981799308</text:p>
          </table:table-cell>
          <table:table-cell office:value-type="float" office:value="9.12187317674046" calcext:value-type="float">
            <text:p>9.12187317674046</text:p>
          </table:table-cell>
          <table:table-cell table:number-columns-repeated="4"/>
          <table:table-cell office:value-type="float" office:value="0.582845565237052" calcext:value-type="float">
            <text:p>0.582845565237052</text:p>
          </table:table-cell>
          <table:table-cell/>
          <table:table-cell office:value-type="float" office:value="0.277986694041466" calcext:value-type="float">
            <text:p>0.277986694041466</text:p>
          </table:table-cell>
          <table:table-cell/>
          <table:table-cell office:value-type="float" office:value="3216" calcext:value-type="float">
            <text:p>3216</text:p>
          </table:table-cell>
        </table:table-row>
        <table:table-row table:style-name="ro1">
          <table:table-cell table:number-columns-repeated="4"/>
          <table:table-cell office:value-type="float" office:value="5.81004417733418" calcext:value-type="float">
            <text:p>5.81004417733418</text:p>
          </table:table-cell>
          <table:table-cell office:value-type="float" office:value="7.62175510640012" calcext:value-type="float">
            <text:p>7.62175510640012</text:p>
          </table:table-cell>
          <table:table-cell office:value-type="float" office:value="9.18117641389509" calcext:value-type="float">
            <text:p>9.18117641389509</text:p>
          </table:table-cell>
          <table:table-cell table:number-columns-repeated="4"/>
          <table:table-cell office:value-type="float" office:value="5.88502760987132" calcext:value-type="float">
            <text:p>5.88502760987132</text:p>
          </table:table-cell>
          <table:table-cell/>
          <table:table-cell office:value-type="float" office:value="-0.343806343598938" calcext:value-type="float">
            <text:p>-0.343806343598938</text:p>
          </table:table-cell>
          <table:table-cell/>
          <table:table-cell office:value-type="float" office:value="11147" calcext:value-type="float">
            <text:p>11147</text:p>
          </table:table-cell>
        </table:table-row>
        <table:table-row table:style-name="ro1">
          <table:table-cell table:number-columns-repeated="4"/>
          <table:table-cell office:value-type="float" office:value="5.81727537821196" calcext:value-type="float">
            <text:p>5.81727537821196</text:p>
          </table:table-cell>
          <table:table-cell office:value-type="float" office:value="7.62335731390858" calcext:value-type="float">
            <text:p>7.62335731390858</text:p>
          </table:table-cell>
          <table:table-cell office:value-type="float" office:value="9.18709313871067" calcext:value-type="float">
            <text:p>9.18709313871067</text:p>
          </table:table-cell>
          <table:table-cell table:number-columns-repeated="4"/>
          <table:table-cell office:value-type="float" office:value="7.27226621986575" calcext:value-type="float">
            <text:p>7.27226621986575</text:p>
          </table:table-cell>
          <table:table-cell/>
          <table:table-cell office:value-type="float" office:value="-0.39511175859592" calcext:value-type="float">
            <text:p>-0.39511175859592</text:p>
          </table:table-cell>
          <table:table-cell/>
          <table:table-cell office:value-type="float" office:value="6792" calcext:value-type="float">
            <text:p>6792</text:p>
          </table:table-cell>
        </table:table-row>
        <table:table-row table:style-name="ro1">
          <table:table-cell table:number-columns-repeated="4"/>
          <table:table-cell office:value-type="float" office:value="5.82915963081014" calcext:value-type="float">
            <text:p>5.82915963081014</text:p>
          </table:table-cell>
          <table:table-cell office:value-type="float" office:value="7.6404187766791" calcext:value-type="float">
            <text:p>7.6404187766791</text:p>
          </table:table-cell>
          <table:table-cell office:value-type="float" office:value="29.4233363850523" calcext:value-type="float">
            <text:p>29.4233363850523</text:p>
          </table:table-cell>
          <table:table-cell table:number-columns-repeated="4"/>
          <table:table-cell office:value-type="float" office:value="1.24419718923614" calcext:value-type="float">
            <text:p>1.24419718923614</text:p>
          </table:table-cell>
          <table:table-cell/>
          <table:table-cell office:value-type="float" office:value="0.0204899116540573" calcext:value-type="float">
            <text:p>0.020489911654057</text:p>
          </table:table-cell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table:number-columns-repeated="4"/>
          <table:table-cell office:value-type="float" office:value="5.83358591305858" calcext:value-type="float">
            <text:p>5.83358591305858</text:p>
          </table:table-cell>
          <table:table-cell office:value-type="float" office:value="7.6443576177695" calcext:value-type="float">
            <text:p>7.6443576177695</text:p>
          </table:table-cell>
          <table:table-cell office:value-type="float" office:value="34.34921287384" calcext:value-type="float">
            <text:p>34.34921287384</text:p>
          </table:table-cell>
          <table:table-cell table:number-columns-repeated="4"/>
          <table:table-cell office:value-type="float" office:value="0.725586516992595" calcext:value-type="float">
            <text:p>0.725586516992595</text:p>
          </table:table-cell>
          <table:table-cell/>
          <table:table-cell office:value-type="float" office:value="0.0259087075278372" calcext:value-type="float">
            <text:p>0.025908707527837</text:p>
          </table:table-cell>
          <table:table-cell/>
          <table:table-cell office:value-type="float" office:value="907" calcext:value-type="float">
            <text:p>907</text:p>
          </table:table-cell>
        </table:table-row>
        <table:table-row table:style-name="ro1">
          <table:table-cell table:number-columns-repeated="4"/>
          <table:table-cell office:value-type="float" office:value="5.83717877504774" calcext:value-type="float">
            <text:p>5.83717877504774</text:p>
          </table:table-cell>
          <table:table-cell office:value-type="float" office:value="7.67225395056454" calcext:value-type="float">
            <text:p>7.67225395056454</text:p>
          </table:table-cell>
          <table:table-cell office:value-type="float" office:value="36.5556384918729" calcext:value-type="float">
            <text:p>36.5556384918729</text:p>
          </table:table-cell>
          <table:table-cell table:number-columns-repeated="4"/>
          <table:table-cell office:value-type="float" office:value="2.23469838908455" calcext:value-type="float">
            <text:p>2.23469838908455</text:p>
          </table:table-cell>
          <table:table-cell/>
          <table:table-cell office:value-type="float" office:value="0.280196476169115" calcext:value-type="float">
            <text:p>0.280196476169115</text:p>
          </table:table-cell>
          <table:table-cell/>
          <table:table-cell office:value-type="float" office:value="3716" calcext:value-type="float">
            <text:p>3716</text:p>
          </table:table-cell>
        </table:table-row>
        <table:table-row table:style-name="ro1">
          <table:table-cell table:number-columns-repeated="4"/>
          <table:table-cell office:value-type="float" office:value="5.84609604725177" calcext:value-type="float">
            <text:p>5.84609604725177</text:p>
          </table:table-cell>
          <table:table-cell office:value-type="float" office:value="7.67603191421018" calcext:value-type="float">
            <text:p>7.67603191421018</text:p>
          </table:table-cell>
          <table:table-cell office:value-type="float" office:value="39.3862233092463" calcext:value-type="float">
            <text:p>39.3862233092463</text:p>
          </table:table-cell>
          <table:table-cell table:number-columns-repeated="4"/>
          <table:table-cell office:value-type="float" office:value="6.47599192713944" calcext:value-type="float">
            <text:p>6.47599192713944</text:p>
          </table:table-cell>
          <table:table-cell/>
          <table:table-cell office:value-type="float" office:value="0.0822013058399299" calcext:value-type="float">
            <text:p>0.0822013058399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5.85051964435508" calcext:value-type="float">
            <text:p>5.85051964435508</text:p>
          </table:table-cell>
          <table:table-cell office:value-type="float" office:value="7.6929253165402" calcext:value-type="float">
            <text:p>7.6929253165402</text:p>
          </table:table-cell>
          <table:table-cell office:value-type="float" office:value="42.3254729477357" calcext:value-type="float">
            <text:p>42.3254729477357</text:p>
          </table:table-cell>
          <table:table-cell table:number-columns-repeated="4"/>
          <table:table-cell office:value-type="float" office:value="0.115067469015178" calcext:value-type="float">
            <text:p>0.115067469015178</text:p>
          </table:table-cell>
          <table:table-cell/>
          <table:table-cell office:value-type="float" office:value="-0.090487355819917" calcext:value-type="float">
            <text:p>-0.090487355819917</text:p>
          </table:table-cell>
          <table:table-cell/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4"/>
          <table:table-cell office:value-type="float" office:value="5.85245604299336" calcext:value-type="float">
            <text:p>5.85245604299336</text:p>
          </table:table-cell>
          <table:table-cell office:value-type="float" office:value="7.7184804988585" calcext:value-type="float">
            <text:p>7.7184804988585</text:p>
          </table:table-cell>
          <table:table-cell office:value-type="float" office:value="42.4778425080535" calcext:value-type="float">
            <text:p>42.4778425080535</text:p>
          </table:table-cell>
          <table:table-cell table:number-columns-repeated="4"/>
          <table:table-cell office:value-type="float" office:value="5.27825792742534" calcext:value-type="float">
            <text:p>5.27825792742534</text:p>
          </table:table-cell>
          <table:table-cell/>
          <table:table-cell office:value-type="float" office:value="-0.738261285570645" calcext:value-type="float">
            <text:p>-0.738261285570645</text:p>
          </table:table-cell>
          <table:table-cell/>
          <table:table-cell office:value-type="float" office:value="14196" calcext:value-type="float">
            <text:p>14196</text:p>
          </table:table-cell>
        </table:table-row>
        <table:table-row table:style-name="ro1">
          <table:table-cell table:number-columns-repeated="4"/>
          <table:table-cell office:value-type="float" office:value="5.85704123404311" calcext:value-type="float">
            <text:p>5.85704123404311</text:p>
          </table:table-cell>
          <table:table-cell office:value-type="float" office:value="7.72010610584635" calcext:value-type="float">
            <text:p>7.72010610584635</text:p>
          </table:table-cell>
          <table:table-cell office:value-type="float" office:value="42.5883608189724" calcext:value-type="float">
            <text:p>42.5883608189724</text:p>
          </table:table-cell>
          <table:table-cell table:number-columns-repeated="4"/>
          <table:table-cell office:value-type="float" office:value="6.63786251165503" calcext:value-type="float">
            <text:p>6.63786251165503</text:p>
          </table:table-cell>
          <table:table-cell/>
          <table:table-cell office:value-type="float" office:value="-0.59376943817322" calcext:value-type="float">
            <text:p>-0.59376943817322</text:p>
          </table:table-cell>
          <table:table-cell/>
          <table:table-cell office:value-type="float" office:value="6598" calcext:value-type="float">
            <text:p>6598</text:p>
          </table:table-cell>
        </table:table-row>
        <table:table-row table:style-name="ro1">
          <table:table-cell table:number-columns-repeated="4"/>
          <table:table-cell office:value-type="float" office:value="5.86657079638854" calcext:value-type="float">
            <text:p>5.86657079638854</text:p>
          </table:table-cell>
          <table:table-cell office:value-type="float" office:value="7.74872105716182" calcext:value-type="float">
            <text:p>7.74872105716182</text:p>
          </table:table-cell>
          <table:table-cell office:value-type="float" office:value="43.4780633063662" calcext:value-type="float">
            <text:p>43.4780633063662</text:p>
          </table:table-cell>
          <table:table-cell table:number-columns-repeated="4"/>
          <table:table-cell office:value-type="float" office:value="6.04153777263597" calcext:value-type="float">
            <text:p>6.04153777263597</text:p>
          </table:table-cell>
          <table:table-cell/>
          <table:table-cell office:value-type="float" office:value="0.0264729982071848" calcext:value-type="float">
            <text:p>0.026472998207185</text:p>
          </table:table-cell>
          <table:table-cell/>
          <table:table-cell office:value-type="float" office:value="13823" calcext:value-type="float">
            <text:p>13823</text:p>
          </table:table-cell>
        </table:table-row>
        <table:table-row table:style-name="ro1">
          <table:table-cell table:number-columns-repeated="4"/>
          <table:table-cell office:value-type="float" office:value="5.86788888508533" calcext:value-type="float">
            <text:p>5.86788888508533</text:p>
          </table:table-cell>
          <table:table-cell office:value-type="float" office:value="7.7751816821561" calcext:value-type="float">
            <text:p>7.7751816821561</text:p>
          </table:table-cell>
          <table:table-cell office:value-type="float" office:value="44.0121173030511" calcext:value-type="float">
            <text:p>44.0121173030511</text:p>
          </table:table-cell>
          <table:table-cell table:number-columns-repeated="4"/>
          <table:table-cell office:value-type="float" office:value="98.2938935690997" calcext:value-type="float">
            <text:p>98.2938935690997</text:p>
          </table:table-cell>
          <table:table-cell/>
          <table:table-cell office:value-type="float" office:value="-3.17290973511197" calcext:value-type="float">
            <text:p>-3.1729097351119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5.89933938602087" calcext:value-type="float">
            <text:p>5.89933938602087</text:p>
          </table:table-cell>
          <table:table-cell office:value-type="float" office:value="7.77851449607186" calcext:value-type="float">
            <text:p>7.77851449607186</text:p>
          </table:table-cell>
          <table:table-cell office:value-type="float" office:value="44.8762851852198" calcext:value-type="float">
            <text:p>44.8762851852198</text:p>
          </table:table-cell>
          <table:table-cell table:number-columns-repeated="4"/>
          <table:table-cell office:value-type="float" office:value="3.06648226656533" calcext:value-type="float">
            <text:p>3.06648226656533</text:p>
          </table:table-cell>
          <table:table-cell/>
          <table:table-cell office:value-type="float" office:value="0.234208083409377" calcext:value-type="float">
            <text:p>0.234208083409377</text:p>
          </table:table-cell>
          <table:table-cell/>
          <table:table-cell office:value-type="float" office:value="4290" calcext:value-type="float">
            <text:p>4290</text:p>
          </table:table-cell>
        </table:table-row>
        <table:table-row table:style-name="ro1">
          <table:table-cell table:number-columns-repeated="4"/>
          <table:table-cell office:value-type="float" office:value="5.9110170397413" calcext:value-type="float">
            <text:p>5.9110170397413</text:p>
          </table:table-cell>
          <table:table-cell office:value-type="float" office:value="7.79925906456748" calcext:value-type="float">
            <text:p>7.79925906456748</text:p>
          </table:table-cell>
          <table:table-cell office:value-type="float" office:value="45.7852171048253" calcext:value-type="float">
            <text:p>45.7852171048253</text:p>
          </table:table-cell>
          <table:table-cell table:number-columns-repeated="4"/>
          <table:table-cell office:value-type="float" office:value="1.48905324520001" calcext:value-type="float">
            <text:p>1.48905324520001</text:p>
          </table:table-cell>
          <table:table-cell/>
          <table:table-cell office:value-type="float" office:value="0.0638879594571968" calcext:value-type="float">
            <text:p>0.06388795945719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5.91258405071267" calcext:value-type="float">
            <text:p>5.91258405071267</text:p>
          </table:table-cell>
          <table:table-cell office:value-type="float" office:value="7.79978339614509" calcext:value-type="float">
            <text:p>7.79978339614509</text:p>
          </table:table-cell>
          <table:table-cell office:value-type="float" office:value="45.8546970119431" calcext:value-type="float">
            <text:p>45.8546970119431</text:p>
          </table:table-cell>
          <table:table-cell table:number-columns-repeated="4"/>
          <table:table-cell office:value-type="float" office:value="9.00738150236979" calcext:value-type="float">
            <text:p>9.00738150236979</text:p>
          </table:table-cell>
          <table:table-cell/>
          <table:table-cell office:value-type="float" office:value="-0.660368200544638" calcext:value-type="float">
            <text:p>-0.660368200544638</text:p>
          </table:table-cell>
          <table:table-cell/>
          <table:table-cell office:value-type="float" office:value="10946" calcext:value-type="float">
            <text:p>10946</text:p>
          </table:table-cell>
        </table:table-row>
        <table:table-row table:style-name="ro1">
          <table:table-cell table:number-columns-repeated="4"/>
          <table:table-cell office:value-type="float" office:value="5.92391700863933" calcext:value-type="float">
            <text:p>5.92391700863933</text:p>
          </table:table-cell>
          <table:table-cell office:value-type="float" office:value="7.81221038647242" calcext:value-type="float">
            <text:p>7.81221038647242</text:p>
          </table:table-cell>
          <table:table-cell office:value-type="float" office:value="50.2875054185826" calcext:value-type="float">
            <text:p>50.2875054185826</text:p>
          </table:table-cell>
          <table:table-cell table:number-columns-repeated="4"/>
          <table:table-cell office:value-type="float" office:value="0.728765535381808" calcext:value-type="float">
            <text:p>0.728765535381808</text:p>
          </table:table-cell>
          <table:table-cell/>
          <table:table-cell office:value-type="float" office:value="-0.29968473445866" calcext:value-type="float">
            <text:p>-0.29968473445866</text:p>
          </table:table-cell>
          <table:table-cell/>
          <table:table-cell office:value-type="float" office:value="3041" calcext:value-type="float">
            <text:p>3041</text:p>
          </table:table-cell>
        </table:table-row>
        <table:table-row table:style-name="ro1">
          <table:table-cell table:number-columns-repeated="4"/>
          <table:table-cell office:value-type="float" office:value="5.95011378825733" calcext:value-type="float">
            <text:p>5.95011378825733</text:p>
          </table:table-cell>
          <table:table-cell office:value-type="float" office:value="7.82043124402985" calcext:value-type="float">
            <text:p>7.82043124402985</text:p>
          </table:table-cell>
          <table:table-cell office:value-type="float" office:value="51.8050848113066" calcext:value-type="float">
            <text:p>51.8050848113066</text:p>
          </table:table-cell>
          <table:table-cell table:number-columns-repeated="4"/>
          <table:table-cell office:value-type="float" office:value="0.977124430921367" calcext:value-type="float">
            <text:p>0.977124430921367</text:p>
          </table:table-cell>
          <table:table-cell/>
          <table:table-cell office:value-type="float" office:value="0.0542477582210159" calcext:value-type="float">
            <text:p>0.054247758221016</text:p>
          </table:table-cell>
          <table:table-cell/>
          <table:table-cell office:value-type="float" office:value="963" calcext:value-type="float">
            <text:p>963</text:p>
          </table:table-cell>
        </table:table-row>
        <table:table-row table:style-name="ro1">
          <table:table-cell table:number-columns-repeated="4"/>
          <table:table-cell office:value-type="float" office:value="5.96723847456476" calcext:value-type="float">
            <text:p>5.96723847456476</text:p>
          </table:table-cell>
          <table:table-cell office:value-type="float" office:value="7.84530141748959" calcext:value-type="float">
            <text:p>7.84530141748959</text:p>
          </table:table-cell>
          <table:table-cell office:value-type="float" office:value="52.8851983967025" calcext:value-type="float">
            <text:p>52.8851983967025</text:p>
          </table:table-cell>
          <table:table-cell table:number-columns-repeated="4"/>
          <table:table-cell office:value-type="float" office:value="5.282625283139" calcext:value-type="float">
            <text:p>5.282625283139</text:p>
          </table:table-cell>
          <table:table-cell/>
          <table:table-cell office:value-type="float" office:value="-0.191879144298657" calcext:value-type="float">
            <text:p>-0.191879144298657</text:p>
          </table:table-cell>
          <table:table-cell/>
          <table:table-cell office:value-type="float" office:value="10782" calcext:value-type="float">
            <text:p>10782</text:p>
          </table:table-cell>
        </table:table-row>
        <table:table-row table:style-name="ro1">
          <table:table-cell table:number-columns-repeated="4"/>
          <table:table-cell office:value-type="float" office:value="5.96748601804712" calcext:value-type="float">
            <text:p>5.96748601804712</text:p>
          </table:table-cell>
          <table:table-cell office:value-type="float" office:value="7.96598051433307" calcext:value-type="float">
            <text:p>7.96598051433307</text:p>
          </table:table-cell>
          <table:table-cell office:value-type="float" office:value="56.3341051166875" calcext:value-type="float">
            <text:p>56.3341051166875</text:p>
          </table:table-cell>
          <table:table-cell table:number-columns-repeated="4"/>
          <table:table-cell office:value-type="float" office:value="1.36962757729071" calcext:value-type="float">
            <text:p>1.36962757729071</text:p>
          </table:table-cell>
          <table:table-cell/>
          <table:table-cell office:value-type="float" office:value="-0.135114290767492" calcext:value-type="float">
            <text:p>-0.135114290767492</text:p>
          </table:table-cell>
          <table:table-cell/>
          <table:table-cell office:value-type="float" office:value="5453" calcext:value-type="float">
            <text:p>5453</text:p>
          </table:table-cell>
        </table:table-row>
        <table:table-row table:style-name="ro1">
          <table:table-cell table:number-columns-repeated="4"/>
          <table:table-cell office:value-type="float" office:value="5.99795416661683" calcext:value-type="float">
            <text:p>5.99795416661683</text:p>
          </table:table-cell>
          <table:table-cell office:value-type="float" office:value="8.00324454346613" calcext:value-type="float">
            <text:p>8.00324454346613</text:p>
          </table:table-cell>
          <table:table-cell office:value-type="float" office:value="60.9190818585625" calcext:value-type="float">
            <text:p>60.9190818585625</text:p>
          </table:table-cell>
          <table:table-cell table:number-columns-repeated="4"/>
          <table:table-cell office:value-type="float" office:value="2.8517722967077" calcext:value-type="float">
            <text:p>2.8517722967077</text:p>
          </table:table-cell>
          <table:table-cell/>
          <table:table-cell office:value-type="float" office:value="-0.0991864361958292" calcext:value-type="float">
            <text:p>-0.099186436195829</text:p>
          </table:table-cell>
          <table:table-cell/>
          <table:table-cell office:value-type="float" office:value="2857" calcext:value-type="float">
            <text:p>2857</text:p>
          </table:table-cell>
        </table:table-row>
        <table:table-row table:style-name="ro1">
          <table:table-cell table:number-columns-repeated="4"/>
          <table:table-cell office:value-type="float" office:value="6.02348953754474" calcext:value-type="float">
            <text:p>6.02348953754474</text:p>
          </table:table-cell>
          <table:table-cell office:value-type="float" office:value="8.00856319416337" calcext:value-type="float">
            <text:p>8.00856319416337</text:p>
          </table:table-cell>
          <table:table-cell office:value-type="float" office:value="61.8792738148176" calcext:value-type="float">
            <text:p>61.8792738148176</text:p>
          </table:table-cell>
          <table:table-cell table:number-columns-repeated="4"/>
          <table:table-cell office:value-type="float" office:value="1.3212632761765" calcext:value-type="float">
            <text:p>1.3212632761765</text:p>
          </table:table-cell>
          <table:table-cell/>
          <table:table-cell office:value-type="float" office:value="-0.132921314173837" calcext:value-type="float">
            <text:p>-0.132921314173837</text:p>
          </table:table-cell>
          <table:table-cell/>
          <table:table-cell office:value-type="float" office:value="1871" calcext:value-type="float">
            <text:p>1871</text:p>
          </table:table-cell>
        </table:table-row>
        <table:table-row table:style-name="ro1">
          <table:table-cell table:number-columns-repeated="4"/>
          <table:table-cell office:value-type="float" office:value="6.03241446981682" calcext:value-type="float">
            <text:p>6.03241446981682</text:p>
          </table:table-cell>
          <table:table-cell office:value-type="float" office:value="8.02417483194148" calcext:value-type="float">
            <text:p>8.02417483194148</text:p>
          </table:table-cell>
          <table:table-cell office:value-type="float" office:value="62.7821470103544" calcext:value-type="float">
            <text:p>62.7821470103544</text:p>
          </table:table-cell>
          <table:table-cell table:number-columns-repeated="4"/>
          <table:table-cell office:value-type="float" office:value="2.47709031679215" calcext:value-type="float">
            <text:p>2.47709031679215</text:p>
          </table:table-cell>
          <table:table-cell/>
          <table:table-cell office:value-type="float" office:value="0.286619558986557" calcext:value-type="float">
            <text:p>0.286619558986557</text:p>
          </table:table-cell>
          <table:table-cell/>
          <table:table-cell office:value-type="float" office:value="4663" calcext:value-type="float">
            <text:p>4663</text:p>
          </table:table-cell>
        </table:table-row>
        <table:table-row table:style-name="ro1">
          <table:table-cell table:number-columns-repeated="4"/>
          <table:table-cell office:value-type="float" office:value="6.03991996398957" calcext:value-type="float">
            <text:p>6.03991996398957</text:p>
          </table:table-cell>
          <table:table-cell office:value-type="float" office:value="8.13910090573763" calcext:value-type="float">
            <text:p>8.13910090573763</text:p>
          </table:table-cell>
          <table:table-cell office:value-type="float" office:value="63.3009329817139" calcext:value-type="float">
            <text:p>63.3009329817139</text:p>
          </table:table-cell>
          <table:table-cell table:number-columns-repeated="4"/>
          <table:table-cell office:value-type="float" office:value="0.531419345887507" calcext:value-type="float">
            <text:p>0.531419345887507</text:p>
          </table:table-cell>
          <table:table-cell/>
          <table:table-cell office:value-type="float" office:value="0.207458055834618" calcext:value-type="float">
            <text:p>0.207458055834618</text:p>
          </table:table-cell>
          <table:table-cell/>
          <table:table-cell office:value-type="float" office:value="4978" calcext:value-type="float">
            <text:p>4978</text:p>
          </table:table-cell>
        </table:table-row>
        <table:table-row table:style-name="ro1">
          <table:table-cell table:number-columns-repeated="4"/>
          <table:table-cell office:value-type="float" office:value="6.04203092234102" calcext:value-type="float">
            <text:p>6.04203092234102</text:p>
          </table:table-cell>
          <table:table-cell office:value-type="float" office:value="8.19100637727698" calcext:value-type="float">
            <text:p>8.19100637727698</text:p>
          </table:table-cell>
          <table:table-cell office:value-type="float" office:value="63.5779438164539" calcext:value-type="float">
            <text:p>63.5779438164539</text:p>
          </table:table-cell>
          <table:table-cell table:number-columns-repeated="4"/>
          <table:table-cell office:value-type="float" office:value="86.1056552562715" calcext:value-type="float">
            <text:p>86.1056552562715</text:p>
          </table:table-cell>
          <table:table-cell/>
          <table:table-cell office:value-type="float" office:value="-0.907494480346695" calcext:value-type="float">
            <text:p>-0.90749448034669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6.04598908578142" calcext:value-type="float">
            <text:p>6.04598908578142</text:p>
          </table:table-cell>
          <table:table-cell office:value-type="float" office:value="8.21631435059928" calcext:value-type="float">
            <text:p>8.21631435059928</text:p>
          </table:table-cell>
          <table:table-cell office:value-type="float" office:value="64.035775126453" calcext:value-type="float">
            <text:p>64.035775126453</text:p>
          </table:table-cell>
          <table:table-cell table:number-columns-repeated="4"/>
          <table:table-cell office:value-type="float" office:value="0.123412893595531" calcext:value-type="float">
            <text:p>0.123412893595531</text:p>
          </table:table-cell>
          <table:table-cell/>
          <table:table-cell office:value-type="float" office:value="0.12304234048824" calcext:value-type="float">
            <text:p>0.12304234048824</text:p>
          </table:table-cell>
          <table:table-cell/>
          <table:table-cell office:value-type="float" office:value="1155" calcext:value-type="float">
            <text:p>1155</text:p>
          </table:table-cell>
        </table:table-row>
        <table:table-row table:style-name="ro1">
          <table:table-cell table:number-columns-repeated="4"/>
          <table:table-cell office:value-type="float" office:value="6.06610308405956" calcext:value-type="float">
            <text:p>6.06610308405956</text:p>
          </table:table-cell>
          <table:table-cell office:value-type="float" office:value="8.22395246611934" calcext:value-type="float">
            <text:p>8.22395246611934</text:p>
          </table:table-cell>
          <table:table-cell office:value-type="float" office:value="65.6001261114736" calcext:value-type="float">
            <text:p>65.6001261114736</text:p>
          </table:table-cell>
          <table:table-cell table:number-columns-repeated="4"/>
          <table:table-cell office:value-type="float" office:value="1.93029666723673" calcext:value-type="float">
            <text:p>1.93029666723673</text:p>
          </table:table-cell>
          <table:table-cell/>
          <table:table-cell office:value-type="float" office:value="-0.0206086013184594" calcext:value-type="float">
            <text:p>-0.020608601318459</text:p>
          </table:table-cell>
          <table:table-cell/>
          <table:table-cell office:value-type="float" office:value="32427" calcext:value-type="float">
            <text:p>32427</text:p>
          </table:table-cell>
        </table:table-row>
        <table:table-row table:style-name="ro1">
          <table:table-cell table:number-columns-repeated="4"/>
          <table:table-cell office:value-type="float" office:value="6.08272408695986" calcext:value-type="float">
            <text:p>6.08272408695986</text:p>
          </table:table-cell>
          <table:table-cell office:value-type="float" office:value="8.22776146092939" calcext:value-type="float">
            <text:p>8.22776146092939</text:p>
          </table:table-cell>
          <table:table-cell office:value-type="float" office:value="67.6792388996517" calcext:value-type="float">
            <text:p>67.6792388996517</text:p>
          </table:table-cell>
          <table:table-cell table:number-columns-repeated="4"/>
          <table:table-cell office:value-type="float" office:value="6.11728447940659" calcext:value-type="float">
            <text:p>6.11728447940659</text:p>
          </table:table-cell>
          <table:table-cell/>
          <table:table-cell office:value-type="float" office:value="-0.490543505053252" calcext:value-type="float">
            <text:p>-0.490543505053252</text:p>
          </table:table-cell>
          <table:table-cell/>
          <table:table-cell office:value-type="float" office:value="16331" calcext:value-type="float">
            <text:p>16331</text:p>
          </table:table-cell>
        </table:table-row>
        <table:table-row table:style-name="ro1">
          <table:table-cell table:number-columns-repeated="4"/>
          <table:table-cell office:value-type="float" office:value="6.08678422302014" calcext:value-type="float">
            <text:p>6.08678422302014</text:p>
          </table:table-cell>
          <table:table-cell office:value-type="float" office:value="8.24907747621628" calcext:value-type="float">
            <text:p>8.24907747621628</text:p>
          </table:table-cell>
          <table:table-cell office:value-type="float" office:value="67.8457702775868" calcext:value-type="float">
            <text:p>67.8457702775868</text:p>
          </table:table-cell>
          <table:table-cell table:number-columns-repeated="4"/>
          <table:table-cell office:value-type="float" office:value="4.35009155069451" calcext:value-type="float">
            <text:p>4.35009155069451</text:p>
          </table:table-cell>
          <table:table-cell/>
          <table:table-cell office:value-type="float" office:value="-0.721954122114907" calcext:value-type="float">
            <text:p>-0.721954122114907</text:p>
          </table:table-cell>
          <table:table-cell/>
          <table:table-cell office:value-type="float" office:value="5366" calcext:value-type="float">
            <text:p>5366</text:p>
          </table:table-cell>
        </table:table-row>
        <table:table-row table:style-name="ro1">
          <table:table-cell table:number-columns-repeated="4"/>
          <table:table-cell office:value-type="float" office:value="6.10681267738166" calcext:value-type="float">
            <text:p>6.10681267738166</text:p>
          </table:table-cell>
          <table:table-cell office:value-type="float" office:value="8.32178615346777" calcext:value-type="float">
            <text:p>8.32178615346777</text:p>
          </table:table-cell>
          <table:table-cell office:value-type="float" office:value="68.2325636178789" calcext:value-type="float">
            <text:p>68.2325636178789</text:p>
          </table:table-cell>
          <table:table-cell table:number-columns-repeated="4"/>
          <table:table-cell office:value-type="float" office:value="1.57158865045202" calcext:value-type="float">
            <text:p>1.57158865045202</text:p>
          </table:table-cell>
          <table:table-cell/>
          <table:table-cell office:value-type="float" office:value="-0.315904401876048" calcext:value-type="float">
            <text:p>-0.315904401876048</text:p>
          </table:table-cell>
          <table:table-cell/>
          <table:table-cell office:value-type="float" office:value="1798" calcext:value-type="float">
            <text:p>1798</text:p>
          </table:table-cell>
        </table:table-row>
        <table:table-row table:style-name="ro1">
          <table:table-cell table:number-columns-repeated="4"/>
          <table:table-cell office:value-type="float" office:value="6.13341107745375" calcext:value-type="float">
            <text:p>6.13341107745375</text:p>
          </table:table-cell>
          <table:table-cell office:value-type="float" office:value="8.35395291623321" calcext:value-type="float">
            <text:p>8.35395291623321</text:p>
          </table:table-cell>
          <table:table-cell office:value-type="float" office:value="70.8114735267332" calcext:value-type="float">
            <text:p>70.8114735267332</text:p>
          </table:table-cell>
          <table:table-cell table:number-columns-repeated="4"/>
          <table:table-cell office:value-type="float" office:value="7.65026808320886" calcext:value-type="float">
            <text:p>7.65026808320886</text:p>
          </table:table-cell>
          <table:table-cell/>
          <table:table-cell office:value-type="float" office:value="-1.36466618994206" calcext:value-type="float">
            <text:p>-1.36466618994206</text:p>
          </table:table-cell>
          <table:table-cell/>
          <table:table-cell office:value-type="float" office:value="24140" calcext:value-type="float">
            <text:p>24140</text:p>
          </table:table-cell>
        </table:table-row>
        <table:table-row table:style-name="ro1">
          <table:table-cell table:number-columns-repeated="4"/>
          <table:table-cell office:value-type="float" office:value="6.14095426476901" calcext:value-type="float">
            <text:p>6.14095426476901</text:p>
          </table:table-cell>
          <table:table-cell office:value-type="float" office:value="8.35439882127681" calcext:value-type="float">
            <text:p>8.35439882127681</text:p>
          </table:table-cell>
          <table:table-cell office:value-type="float" office:value="71.4760222841249" calcext:value-type="float">
            <text:p>71.4760222841249</text:p>
          </table:table-cell>
          <table:table-cell table:number-columns-repeated="4"/>
          <table:table-cell office:value-type="float" office:value="5.79327670373838" calcext:value-type="float">
            <text:p>5.79327670373838</text:p>
          </table:table-cell>
          <table:table-cell/>
          <table:table-cell office:value-type="float" office:value="-0.0837299867142147" calcext:value-type="float">
            <text:p>-0.08372998671421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6.15060799975052" calcext:value-type="float">
            <text:p>6.15060799975052</text:p>
          </table:table-cell>
          <table:table-cell office:value-type="float" office:value="8.36613382472052" calcext:value-type="float">
            <text:p>8.36613382472052</text:p>
          </table:table-cell>
          <table:table-cell office:value-type="float" office:value="73.5177894422314" calcext:value-type="float">
            <text:p>73.5177894422314</text:p>
          </table:table-cell>
          <table:table-cell table:number-columns-repeated="4"/>
          <table:table-cell office:value-type="float" office:value="6.0240135321527" calcext:value-type="float">
            <text:p>6.0240135321527</text:p>
          </table:table-cell>
          <table:table-cell/>
          <table:table-cell office:value-type="float" office:value="0.323995908436568" calcext:value-type="float">
            <text:p>0.323995908436568</text:p>
          </table:table-cell>
          <table:table-cell/>
          <table:table-cell office:value-type="float" office:value="7466" calcext:value-type="float">
            <text:p>7466</text:p>
          </table:table-cell>
        </table:table-row>
        <table:table-row table:style-name="ro1">
          <table:table-cell table:number-columns-repeated="4"/>
          <table:table-cell office:value-type="float" office:value="6.15074903801018" calcext:value-type="float">
            <text:p>6.15074903801018</text:p>
          </table:table-cell>
          <table:table-cell office:value-type="float" office:value="8.40551955785245" calcext:value-type="float">
            <text:p>8.40551955785245</text:p>
          </table:table-cell>
          <table:table-cell office:value-type="float" office:value="74.8122219987288" calcext:value-type="float">
            <text:p>74.8122219987288</text:p>
          </table:table-cell>
          <table:table-cell table:number-columns-repeated="4"/>
          <table:table-cell office:value-type="float" office:value="99.8652869809779" calcext:value-type="float">
            <text:p>99.8652869809779</text:p>
          </table:table-cell>
          <table:table-cell/>
          <table:table-cell office:value-type="float" office:value="0.185931046625875" calcext:value-type="float">
            <text:p>0.18593104662587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6.17973492209479" calcext:value-type="float">
            <text:p>6.17973492209479</text:p>
          </table:table-cell>
          <table:table-cell office:value-type="float" office:value="8.42548297470346" calcext:value-type="float">
            <text:p>8.42548297470346</text:p>
          </table:table-cell>
          <table:table-cell office:value-type="float" office:value="74.9529000166455" calcext:value-type="float">
            <text:p>74.9529000166455</text:p>
          </table:table-cell>
          <table:table-cell table:number-columns-repeated="4"/>
          <table:table-cell office:value-type="float" office:value="6.12629509660119" calcext:value-type="float">
            <text:p>6.12629509660119</text:p>
          </table:table-cell>
          <table:table-cell/>
          <table:table-cell office:value-type="float" office:value="-0.284910947698262" calcext:value-type="float">
            <text:p>-0.284910947698262</text:p>
          </table:table-cell>
          <table:table-cell/>
          <table:table-cell office:value-type="float" office:value="7643" calcext:value-type="float">
            <text:p>7643</text:p>
          </table:table-cell>
        </table:table-row>
        <table:table-row table:style-name="ro1">
          <table:table-cell table:number-columns-repeated="4"/>
          <table:table-cell office:value-type="float" office:value="6.20715611148146" calcext:value-type="float">
            <text:p>6.20715611148146</text:p>
          </table:table-cell>
          <table:table-cell office:value-type="float" office:value="8.48131123916728" calcext:value-type="float">
            <text:p>8.48131123916728</text:p>
          </table:table-cell>
          <table:table-cell office:value-type="float" office:value="75.2213326659453" calcext:value-type="float">
            <text:p>75.2213326659453</text:p>
          </table:table-cell>
          <table:table-cell table:number-columns-repeated="4"/>
          <table:table-cell office:value-type="float" office:value="100.086662007712" calcext:value-type="float">
            <text:p>100.086662007712</text:p>
          </table:table-cell>
          <table:table-cell/>
          <table:table-cell office:value-type="float" office:value="1.28820500503531" calcext:value-type="float">
            <text:p>1.28820500503531</text:p>
          </table:table-cell>
          <table:table-cell/>
          <table:table-cell office:value-type="float" office:value="48909" calcext:value-type="float">
            <text:p>48909</text:p>
          </table:table-cell>
        </table:table-row>
        <table:table-row table:style-name="ro1">
          <table:table-cell table:number-columns-repeated="4"/>
          <table:table-cell office:value-type="float" office:value="6.24981821276992" calcext:value-type="float">
            <text:p>6.24981821276992</text:p>
          </table:table-cell>
          <table:table-cell office:value-type="float" office:value="8.48735089961887" calcext:value-type="float">
            <text:p>8.48735089961887</text:p>
          </table:table-cell>
          <table:table-cell office:value-type="float" office:value="75.2254813048404" calcext:value-type="float">
            <text:p>75.2254813048404</text:p>
          </table:table-cell>
          <table:table-cell table:number-columns-repeated="4"/>
          <table:table-cell office:value-type="float" office:value="2.50420696725369" calcext:value-type="float">
            <text:p>2.50420696725369</text:p>
          </table:table-cell>
          <table:table-cell/>
          <table:table-cell office:value-type="float" office:value="-0.32529670691658" calcext:value-type="float">
            <text:p>-0.32529670691658</text:p>
          </table:table-cell>
          <table:table-cell/>
          <table:table-cell office:value-type="float" office:value="4137" calcext:value-type="float">
            <text:p>4137</text:p>
          </table:table-cell>
        </table:table-row>
        <table:table-row table:style-name="ro1">
          <table:table-cell table:number-columns-repeated="4"/>
          <table:table-cell office:value-type="float" office:value="6.25656976561194" calcext:value-type="float">
            <text:p>6.25656976561194</text:p>
          </table:table-cell>
          <table:table-cell office:value-type="float" office:value="8.53231546873472" calcext:value-type="float">
            <text:p>8.53231546873472</text:p>
          </table:table-cell>
          <table:table-cell office:value-type="float" office:value="75.6021829608163" calcext:value-type="float">
            <text:p>75.6021829608163</text:p>
          </table:table-cell>
          <table:table-cell table:number-columns-repeated="4"/>
          <table:table-cell office:value-type="float" office:value="7.23095122072241" calcext:value-type="float">
            <text:p>7.23095122072241</text:p>
          </table:table-cell>
          <table:table-cell/>
          <table:table-cell office:value-type="float" office:value="-0.373611953383431" calcext:value-type="float">
            <text:p>-0.373611953383431</text:p>
          </table:table-cell>
          <table:table-cell/>
          <table:table-cell office:value-type="float" office:value="10028" calcext:value-type="float">
            <text:p>10028</text:p>
          </table:table-cell>
        </table:table-row>
        <table:table-row table:style-name="ro1">
          <table:table-cell table:number-columns-repeated="4"/>
          <table:table-cell office:value-type="float" office:value="6.27073081771148" calcext:value-type="float">
            <text:p>6.27073081771148</text:p>
          </table:table-cell>
          <table:table-cell office:value-type="float" office:value="8.54947716346014" calcext:value-type="float">
            <text:p>8.54947716346014</text:p>
          </table:table-cell>
          <table:table-cell office:value-type="float" office:value="75.6118082765317" calcext:value-type="float">
            <text:p>75.6118082765317</text:p>
          </table:table-cell>
          <table:table-cell table:number-columns-repeated="4"/>
          <table:table-cell office:value-type="float" office:value="6.94584089746562" calcext:value-type="float">
            <text:p>6.94584089746562</text:p>
          </table:table-cell>
          <table:table-cell/>
          <table:table-cell office:value-type="float" office:value="0.523644678732256" calcext:value-type="float">
            <text:p>0.523644678732256</text:p>
          </table:table-cell>
          <table:table-cell/>
          <table:table-cell office:value-type="float" office:value="8692" calcext:value-type="float">
            <text:p>8692</text:p>
          </table:table-cell>
        </table:table-row>
        <table:table-row table:style-name="ro1">
          <table:table-cell table:number-columns-repeated="4"/>
          <table:table-cell office:value-type="float" office:value="6.27396352139049" calcext:value-type="float">
            <text:p>6.27396352139049</text:p>
          </table:table-cell>
          <table:table-cell office:value-type="float" office:value="8.55708467852541" calcext:value-type="float">
            <text:p>8.55708467852541</text:p>
          </table:table-cell>
          <table:table-cell office:value-type="float" office:value="77.1414305644702" calcext:value-type="float">
            <text:p>77.1414305644702</text:p>
          </table:table-cell>
          <table:table-cell table:number-columns-repeated="4"/>
          <table:table-cell office:value-type="float" office:value="7.53821556096702" calcext:value-type="float">
            <text:p>7.53821556096702</text:p>
          </table:table-cell>
          <table:table-cell/>
          <table:table-cell office:value-type="float" office:value="0.259728427382804" calcext:value-type="float">
            <text:p>0.25972842738280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6.29441674797899" calcext:value-type="float">
            <text:p>6.29441674797899</text:p>
          </table:table-cell>
          <table:table-cell office:value-type="float" office:value="8.59333491925548" calcext:value-type="float">
            <text:p>8.59333491925548</text:p>
          </table:table-cell>
          <table:table-cell office:value-type="float" office:value="77.2377965295449" calcext:value-type="float">
            <text:p>77.2377965295449</text:p>
          </table:table-cell>
          <table:table-cell table:number-columns-repeated="4"/>
          <table:table-cell office:value-type="float" office:value="100.083095014618" calcext:value-type="float">
            <text:p>100.083095014618</text:p>
          </table:table-cell>
          <table:table-cell/>
          <table:table-cell office:value-type="float" office:value="1.54687418314202" calcext:value-type="float">
            <text:p>1.54687418314202</text:p>
          </table:table-cell>
          <table:table-cell/>
          <table:table-cell office:value-type="float" office:value="47879" calcext:value-type="float">
            <text:p>47879</text:p>
          </table:table-cell>
        </table:table-row>
        <table:table-row table:style-name="ro1">
          <table:table-cell table:number-columns-repeated="4"/>
          <table:table-cell office:value-type="float" office:value="6.31730119549112" calcext:value-type="float">
            <text:p>6.31730119549112</text:p>
          </table:table-cell>
          <table:table-cell office:value-type="float" office:value="8.59441102214431" calcext:value-type="float">
            <text:p>8.59441102214431</text:p>
          </table:table-cell>
          <table:table-cell office:value-type="float" office:value="77.6884574882152" calcext:value-type="float">
            <text:p>77.6884574882152</text:p>
          </table:table-cell>
          <table:table-cell table:number-columns-repeated="4"/>
          <table:table-cell office:value-type="float" office:value="1.24606461894139" calcext:value-type="float">
            <text:p>1.24606461894139</text:p>
          </table:table-cell>
          <table:table-cell/>
          <table:table-cell office:value-type="float" office:value="0.0485889743881265" calcext:value-type="float">
            <text:p>0.04858897438812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6.3901320295536" calcext:value-type="float">
            <text:p>6.3901320295536</text:p>
          </table:table-cell>
          <table:table-cell office:value-type="float" office:value="8.66824300158614" calcext:value-type="float">
            <text:p>8.66824300158614</text:p>
          </table:table-cell>
          <table:table-cell office:value-type="float" office:value="78.2219547111832" calcext:value-type="float">
            <text:p>78.2219547111832</text:p>
          </table:table-cell>
          <table:table-cell table:number-columns-repeated="4"/>
          <table:table-cell office:value-type="float" office:value="5.66136959205202" calcext:value-type="float">
            <text:p>5.66136959205202</text:p>
          </table:table-cell>
          <table:table-cell/>
          <table:table-cell office:value-type="float" office:value="0.266131219478747" calcext:value-type="float">
            <text:p>0.266131219478747</text:p>
          </table:table-cell>
          <table:table-cell/>
          <table:table-cell office:value-type="float" office:value="26111" calcext:value-type="float">
            <text:p>26111</text:p>
          </table:table-cell>
        </table:table-row>
        <table:table-row table:style-name="ro1">
          <table:table-cell table:number-columns-repeated="4"/>
          <table:table-cell office:value-type="float" office:value="6.39615431805098" calcext:value-type="float">
            <text:p>6.39615431805098</text:p>
          </table:table-cell>
          <table:table-cell office:value-type="float" office:value="8.66839369440402" calcext:value-type="float">
            <text:p>8.66839369440402</text:p>
          </table:table-cell>
          <table:table-cell office:value-type="float" office:value="79.2520806138984" calcext:value-type="float">
            <text:p>79.2520806138984</text:p>
          </table:table-cell>
          <table:table-cell table:number-columns-repeated="4"/>
          <table:table-cell office:value-type="float" office:value="0.935382416538115" calcext:value-type="float">
            <text:p>0.935382416538115</text:p>
          </table:table-cell>
          <table:table-cell/>
          <table:table-cell office:value-type="float" office:value="0.233729050701079" calcext:value-type="float">
            <text:p>0.233729050701079</text:p>
          </table:table-cell>
          <table:table-cell/>
          <table:table-cell office:value-type="float" office:value="847" calcext:value-type="float">
            <text:p>847</text:p>
          </table:table-cell>
        </table:table-row>
        <table:table-row table:style-name="ro1">
          <table:table-cell table:number-columns-repeated="4"/>
          <table:table-cell office:value-type="float" office:value="6.4110979399542" calcext:value-type="float">
            <text:p>6.4110979399542</text:p>
          </table:table-cell>
          <table:table-cell office:value-type="float" office:value="8.69930560844636" calcext:value-type="float">
            <text:p>8.69930560844636</text:p>
          </table:table-cell>
          <table:table-cell office:value-type="float" office:value="80.5061002274029" calcext:value-type="float">
            <text:p>80.5061002274029</text:p>
          </table:table-cell>
          <table:table-cell table:number-columns-repeated="4"/>
          <table:table-cell office:value-type="float" office:value="7.4144439324742" calcext:value-type="float">
            <text:p>7.4144439324742</text:p>
          </table:table-cell>
          <table:table-cell/>
          <table:table-cell office:value-type="float" office:value="0.440147324688365" calcext:value-type="float">
            <text:p>0.440147324688365</text:p>
          </table:table-cell>
          <table:table-cell/>
          <table:table-cell office:value-type="float" office:value="14872" calcext:value-type="float">
            <text:p>14872</text:p>
          </table:table-cell>
        </table:table-row>
        <table:table-row table:style-name="ro1">
          <table:table-cell table:number-columns-repeated="4"/>
          <table:table-cell office:value-type="float" office:value="6.41338372483811" calcext:value-type="float">
            <text:p>6.41338372483811</text:p>
          </table:table-cell>
          <table:table-cell office:value-type="float" office:value="8.80013068619045" calcext:value-type="float">
            <text:p>8.80013068619045</text:p>
          </table:table-cell>
          <table:table-cell office:value-type="float" office:value="80.885039445288" calcext:value-type="float">
            <text:p>80.885039445288</text:p>
          </table:table-cell>
          <table:table-cell table:number-columns-repeated="4"/>
          <table:table-cell office:value-type="float" office:value="2.66298845396498" calcext:value-type="float">
            <text:p>2.66298845396498</text:p>
          </table:table-cell>
          <table:table-cell/>
          <table:table-cell office:value-type="float" office:value="0.00405839359338676" calcext:value-type="float">
            <text:p>0.004058393593387</text:p>
          </table:table-cell>
          <table:table-cell/>
          <table:table-cell office:value-type="float" office:value="3777" calcext:value-type="float">
            <text:p>3777</text:p>
          </table:table-cell>
        </table:table-row>
        <table:table-row table:style-name="ro1">
          <table:table-cell table:number-columns-repeated="4"/>
          <table:table-cell office:value-type="float" office:value="6.43180827547565" calcext:value-type="float">
            <text:p>6.43180827547565</text:p>
          </table:table-cell>
          <table:table-cell office:value-type="float" office:value="8.84471275387697" calcext:value-type="float">
            <text:p>8.84471275387697</text:p>
          </table:table-cell>
          <table:table-cell office:value-type="float" office:value="81.2332102049283" calcext:value-type="float">
            <text:p>81.2332102049283</text:p>
          </table:table-cell>
          <table:table-cell table:number-columns-repeated="4"/>
          <table:table-cell office:value-type="float" office:value="3.28020895725288" calcext:value-type="float">
            <text:p>3.28020895725288</text:p>
          </table:table-cell>
          <table:table-cell/>
          <table:table-cell office:value-type="float" office:value="0.309412291530854" calcext:value-type="float">
            <text:p>0.309412291530854</text:p>
          </table:table-cell>
          <table:table-cell/>
          <table:table-cell office:value-type="float" office:value="4152" calcext:value-type="float">
            <text:p>4152</text:p>
          </table:table-cell>
        </table:table-row>
        <table:table-row table:style-name="ro1">
          <table:table-cell table:number-columns-repeated="4"/>
          <table:table-cell office:value-type="float" office:value="6.44007736910802" calcext:value-type="float">
            <text:p>6.44007736910802</text:p>
          </table:table-cell>
          <table:table-cell office:value-type="float" office:value="8.92871531907591" calcext:value-type="float">
            <text:p>8.92871531907591</text:p>
          </table:table-cell>
          <table:table-cell office:value-type="float" office:value="81.5037005622661" calcext:value-type="float">
            <text:p>81.5037005622661</text:p>
          </table:table-cell>
          <table:table-cell table:number-columns-repeated="4"/>
          <table:table-cell office:value-type="float" office:value="9.04392360425732" calcext:value-type="float">
            <text:p>9.04392360425732</text:p>
          </table:table-cell>
          <table:table-cell/>
          <table:table-cell office:value-type="float" office:value="-0.677581099989791" calcext:value-type="float">
            <text:p>-0.677581099989791</text:p>
          </table:table-cell>
          <table:table-cell/>
          <table:table-cell office:value-type="float" office:value="16718" calcext:value-type="float">
            <text:p>16718</text:p>
          </table:table-cell>
        </table:table-row>
        <table:table-row table:style-name="ro1">
          <table:table-cell table:number-columns-repeated="4"/>
          <table:table-cell office:value-type="float" office:value="6.57560616813681" calcext:value-type="float">
            <text:p>6.57560616813681</text:p>
          </table:table-cell>
          <table:table-cell office:value-type="float" office:value="8.96501567684031" calcext:value-type="float">
            <text:p>8.96501567684031</text:p>
          </table:table-cell>
          <table:table-cell office:value-type="float" office:value="81.7874717397928" calcext:value-type="float">
            <text:p>81.7874717397928</text:p>
          </table:table-cell>
          <table:table-cell table:number-columns-repeated="4"/>
          <table:table-cell office:value-type="float" office:value="5.00895767603532" calcext:value-type="float">
            <text:p>5.00895767603532</text:p>
          </table:table-cell>
          <table:table-cell/>
          <table:table-cell office:value-type="float" office:value="0.446809799071734" calcext:value-type="float">
            <text:p>0.446809799071734</text:p>
          </table:table-cell>
          <table:table-cell/>
          <table:table-cell office:value-type="float" office:value="34268" calcext:value-type="float">
            <text:p>34268</text:p>
          </table:table-cell>
        </table:table-row>
        <table:table-row table:style-name="ro1">
          <table:table-cell table:number-columns-repeated="4"/>
          <table:table-cell office:value-type="float" office:value="6.60541962706024" calcext:value-type="float">
            <text:p>6.60541962706024</text:p>
          </table:table-cell>
          <table:table-cell office:value-type="float" office:value="8.97076955859103" calcext:value-type="float">
            <text:p>8.97076955859103</text:p>
          </table:table-cell>
          <table:table-cell office:value-type="float" office:value="82.0118384543995" calcext:value-type="float">
            <text:p>82.0118384543995</text:p>
          </table:table-cell>
          <table:table-cell table:number-columns-repeated="4"/>
          <table:table-cell office:value-type="float" office:value="3.30901831841486" calcext:value-type="float">
            <text:p>3.30901831841486</text:p>
          </table:table-cell>
          <table:table-cell/>
          <table:table-cell office:value-type="float" office:value="-0.670939394650976" calcext:value-type="float">
            <text:p>-0.670939394650976</text:p>
          </table:table-cell>
          <table:table-cell/>
          <table:table-cell office:value-type="float" office:value="2957" calcext:value-type="float">
            <text:p>2957</text:p>
          </table:table-cell>
        </table:table-row>
        <table:table-row table:style-name="ro1">
          <table:table-cell table:number-columns-repeated="4"/>
          <table:table-cell office:value-type="float" office:value="6.69086767233839" calcext:value-type="float">
            <text:p>6.69086767233839</text:p>
          </table:table-cell>
          <table:table-cell office:value-type="float" office:value="8.97749666427733" calcext:value-type="float">
            <text:p>8.97749666427733</text:p>
          </table:table-cell>
          <table:table-cell office:value-type="float" office:value="82.4312486039917" calcext:value-type="float">
            <text:p>82.4312486039917</text:p>
          </table:table-cell>
          <table:table-cell table:number-columns-repeated="4"/>
          <table:table-cell office:value-type="float" office:value="5.55327846315809" calcext:value-type="float">
            <text:p>5.55327846315809</text:p>
          </table:table-cell>
          <table:table-cell/>
          <table:table-cell office:value-type="float" office:value="0.408195835692575" calcext:value-type="float">
            <text:p>0.408195835692575</text:p>
          </table:table-cell>
          <table:table-cell/>
          <table:table-cell office:value-type="float" office:value="8040" calcext:value-type="float">
            <text:p>8040</text:p>
          </table:table-cell>
        </table:table-row>
        <table:table-row table:style-name="ro1">
          <table:table-cell table:number-columns-repeated="4"/>
          <table:table-cell office:value-type="float" office:value="6.69408231857843" calcext:value-type="float">
            <text:p>6.69408231857843</text:p>
          </table:table-cell>
          <table:table-cell office:value-type="float" office:value="8.97823030588192" calcext:value-type="float">
            <text:p>8.97823030588192</text:p>
          </table:table-cell>
          <table:table-cell office:value-type="float" office:value="82.4958178496048" calcext:value-type="float">
            <text:p>82.4958178496048</text:p>
          </table:table-cell>
          <table:table-cell table:number-columns-repeated="4"/>
          <table:table-cell office:value-type="float" office:value="93.5983604500354" calcext:value-type="float">
            <text:p>93.5983604500354</text:p>
          </table:table-cell>
          <table:table-cell/>
          <table:table-cell office:value-type="float" office:value="3.51176235175925" calcext:value-type="float">
            <text:p>3.5117623517592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6.70997558768265" calcext:value-type="float">
            <text:p>6.70997558768265</text:p>
          </table:table-cell>
          <table:table-cell office:value-type="float" office:value="8.97848843261759" calcext:value-type="float">
            <text:p>8.97848843261759</text:p>
          </table:table-cell>
          <table:table-cell office:value-type="float" office:value="82.8757101483531" calcext:value-type="float">
            <text:p>82.8757101483531</text:p>
          </table:table-cell>
          <table:table-cell table:number-columns-repeated="4"/>
          <table:table-cell office:value-type="float" office:value="3.29866806361656" calcext:value-type="float">
            <text:p>3.29866806361656</text:p>
          </table:table-cell>
          <table:table-cell/>
          <table:table-cell office:value-type="float" office:value="0.342654093152577" calcext:value-type="float">
            <text:p>0.342654093152577</text:p>
          </table:table-cell>
          <table:table-cell/>
          <table:table-cell office:value-type="float" office:value="8627" calcext:value-type="float">
            <text:p>8627</text:p>
          </table:table-cell>
        </table:table-row>
        <table:table-row table:style-name="ro1">
          <table:table-cell table:number-columns-repeated="4"/>
          <table:table-cell office:value-type="float" office:value="6.72213409072465" calcext:value-type="float">
            <text:p>6.72213409072465</text:p>
          </table:table-cell>
          <table:table-cell office:value-type="float" office:value="8.97917738538336" calcext:value-type="float">
            <text:p>8.97917738538336</text:p>
          </table:table-cell>
          <table:table-cell office:value-type="float" office:value="83.1225387177249" calcext:value-type="float">
            <text:p>83.1225387177249</text:p>
          </table:table-cell>
          <table:table-cell table:number-columns-repeated="4"/>
          <table:table-cell office:value-type="float" office:value="3.37713986508312" calcext:value-type="float">
            <text:p>3.37713986508312</text:p>
          </table:table-cell>
          <table:table-cell/>
          <table:table-cell office:value-type="float" office:value="-0.294886352883359" calcext:value-type="float">
            <text:p>-0.294886352883359</text:p>
          </table:table-cell>
          <table:table-cell/>
          <table:table-cell office:value-type="float" office:value="4625" calcext:value-type="float">
            <text:p>4625</text:p>
          </table:table-cell>
        </table:table-row>
        <table:table-row table:style-name="ro1">
          <table:table-cell table:number-columns-repeated="4"/>
          <table:table-cell office:value-type="float" office:value="6.73560921871952" calcext:value-type="float">
            <text:p>6.73560921871952</text:p>
          </table:table-cell>
          <table:table-cell office:value-type="float" office:value="8.97920636903582" calcext:value-type="float">
            <text:p>8.97920636903582</text:p>
          </table:table-cell>
          <table:table-cell office:value-type="float" office:value="84.0887183481981" calcext:value-type="float">
            <text:p>84.0887183481981</text:p>
          </table:table-cell>
          <table:table-cell table:number-columns-repeated="4"/>
          <table:table-cell office:value-type="float" office:value="5.21433605277056" calcext:value-type="float">
            <text:p>5.21433605277056</text:p>
          </table:table-cell>
          <table:table-cell/>
          <table:table-cell office:value-type="float" office:value="-0.404690757325121" calcext:value-type="float">
            <text:p>-0.404690757325121</text:p>
          </table:table-cell>
          <table:table-cell/>
          <table:table-cell office:value-type="float" office:value="7275" calcext:value-type="float">
            <text:p>7275</text:p>
          </table:table-cell>
        </table:table-row>
        <table:table-row table:style-name="ro1">
          <table:table-cell table:number-columns-repeated="4"/>
          <table:table-cell office:value-type="float" office:value="6.74216275372674" calcext:value-type="float">
            <text:p>6.74216275372674</text:p>
          </table:table-cell>
          <table:table-cell office:value-type="float" office:value="8.98107882187994" calcext:value-type="float">
            <text:p>8.98107882187994</text:p>
          </table:table-cell>
          <table:table-cell office:value-type="float" office:value="84.4628823155911" calcext:value-type="float">
            <text:p>84.4628823155911</text:p>
          </table:table-cell>
          <table:table-cell table:number-columns-repeated="4"/>
          <table:table-cell office:value-type="float" office:value="2.87653412298909" calcext:value-type="float">
            <text:p>2.87653412298909</text:p>
          </table:table-cell>
          <table:table-cell/>
          <table:table-cell office:value-type="float" office:value="-0.145556562905822" calcext:value-type="float">
            <text:p>-0.145556562905822</text:p>
          </table:table-cell>
          <table:table-cell/>
          <table:table-cell office:value-type="float" office:value="5384" calcext:value-type="float">
            <text:p>5384</text:p>
          </table:table-cell>
        </table:table-row>
        <table:table-row table:style-name="ro1">
          <table:table-cell table:number-columns-repeated="4"/>
          <table:table-cell office:value-type="float" office:value="6.76390002838005" calcext:value-type="float">
            <text:p>6.76390002838005</text:p>
          </table:table-cell>
          <table:table-cell office:value-type="float" office:value="8.987716276785" calcext:value-type="float">
            <text:p>8.987716276785</text:p>
          </table:table-cell>
          <table:table-cell office:value-type="float" office:value="84.6532369333202" calcext:value-type="float">
            <text:p>84.6532369333202</text:p>
          </table:table-cell>
          <table:table-cell table:number-columns-repeated="4"/>
          <table:table-cell office:value-type="float" office:value="96.1194853242587" calcext:value-type="float">
            <text:p>96.1194853242587</text:p>
          </table:table-cell>
          <table:table-cell/>
          <table:table-cell office:value-type="float" office:value="2.46464653545288" calcext:value-type="float">
            <text:p>2.4646465354528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6.79083909107646" calcext:value-type="float">
            <text:p>6.79083909107646</text:p>
          </table:table-cell>
          <table:table-cell office:value-type="float" office:value="8.99801117721311" calcext:value-type="float">
            <text:p>8.99801117721311</text:p>
          </table:table-cell>
          <table:table-cell office:value-type="float" office:value="84.69446544547" calcext:value-type="float">
            <text:p>84.69446544547</text:p>
          </table:table-cell>
          <table:table-cell table:number-columns-repeated="4"/>
          <table:table-cell office:value-type="float" office:value="6.13051689739739" calcext:value-type="float">
            <text:p>6.13051689739739</text:p>
          </table:table-cell>
          <table:table-cell/>
          <table:table-cell office:value-type="float" office:value="-0.134144908815798" calcext:value-type="float">
            <text:p>-0.134144908815798</text:p>
          </table:table-cell>
          <table:table-cell/>
          <table:table-cell office:value-type="float" office:value="6150" calcext:value-type="float">
            <text:p>6150</text:p>
          </table:table-cell>
        </table:table-row>
        <table:table-row table:style-name="ro1">
          <table:table-cell table:number-columns-repeated="4"/>
          <table:table-cell office:value-type="float" office:value="6.80158013023509" calcext:value-type="float">
            <text:p>6.80158013023509</text:p>
          </table:table-cell>
          <table:table-cell office:value-type="float" office:value="9.0043703572166" calcext:value-type="float">
            <text:p>9.0043703572166</text:p>
          </table:table-cell>
          <table:table-cell office:value-type="float" office:value="84.7979182453239" calcext:value-type="float">
            <text:p>84.7979182453239</text:p>
          </table:table-cell>
          <table:table-cell table:number-columns-repeated="4"/>
          <table:table-cell office:value-type="float" office:value="56.3341051166875" calcext:value-type="float">
            <text:p>56.3341051166875</text:p>
          </table:table-cell>
          <table:table-cell/>
          <table:table-cell office:value-type="float" office:value="-1.19844898491594" calcext:value-type="float">
            <text:p>-1.1984489849159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6.83065278243944" calcext:value-type="float">
            <text:p>6.83065278243944</text:p>
          </table:table-cell>
          <table:table-cell office:value-type="float" office:value="9.01104540636108" calcext:value-type="float">
            <text:p>9.01104540636108</text:p>
          </table:table-cell>
          <table:table-cell office:value-type="float" office:value="85.2513339439956" calcext:value-type="float">
            <text:p>85.2513339439956</text:p>
          </table:table-cell>
          <table:table-cell table:number-columns-repeated="4"/>
          <table:table-cell office:value-type="float" office:value="3.38625008481822" calcext:value-type="float">
            <text:p>3.38625008481822</text:p>
          </table:table-cell>
          <table:table-cell/>
          <table:table-cell office:value-type="float" office:value="-0.058225589831621" calcext:value-type="float">
            <text:p>-0.058225589831621</text:p>
          </table:table-cell>
          <table:table-cell/>
          <table:table-cell office:value-type="float" office:value="5327" calcext:value-type="float">
            <text:p>5327</text:p>
          </table:table-cell>
        </table:table-row>
        <table:table-row table:style-name="ro1">
          <table:table-cell table:number-columns-repeated="4"/>
          <table:table-cell office:value-type="float" office:value="6.83163470217709" calcext:value-type="float">
            <text:p>6.83163470217709</text:p>
          </table:table-cell>
          <table:table-cell office:value-type="float" office:value="9.01879524854561" calcext:value-type="float">
            <text:p>9.01879524854561</text:p>
          </table:table-cell>
          <table:table-cell office:value-type="float" office:value="85.4788297212356" calcext:value-type="float">
            <text:p>85.4788297212356</text:p>
          </table:table-cell>
          <table:table-cell table:number-columns-repeated="4"/>
          <table:table-cell office:value-type="float" office:value="9.09618680542744" calcext:value-type="float">
            <text:p>9.09618680542744</text:p>
          </table:table-cell>
          <table:table-cell/>
          <table:table-cell office:value-type="float" office:value="0.567305401113243" calcext:value-type="float">
            <text:p>0.567305401113243</text:p>
          </table:table-cell>
          <table:table-cell/>
          <table:table-cell office:value-type="float" office:value="7847" calcext:value-type="float">
            <text:p>7847</text:p>
          </table:table-cell>
        </table:table-row>
        <table:table-row table:style-name="ro1">
          <table:table-cell table:number-columns-repeated="4"/>
          <table:table-cell office:value-type="float" office:value="6.83646385895413" calcext:value-type="float">
            <text:p>6.83646385895413</text:p>
          </table:table-cell>
          <table:table-cell office:value-type="float" office:value="9.02430897264749" calcext:value-type="float">
            <text:p>9.02430897264749</text:p>
          </table:table-cell>
          <table:table-cell office:value-type="float" office:value="85.9820618148791" calcext:value-type="float">
            <text:p>85.9820618148791</text:p>
          </table:table-cell>
          <table:table-cell table:number-columns-repeated="4"/>
          <table:table-cell office:value-type="float" office:value="3.62647337631072" calcext:value-type="float">
            <text:p>3.62647337631072</text:p>
          </table:table-cell>
          <table:table-cell/>
          <table:table-cell office:value-type="float" office:value="-0.645250857336244" calcext:value-type="float">
            <text:p>-0.645250857336244</text:p>
          </table:table-cell>
          <table:table-cell/>
          <table:table-cell office:value-type="float" office:value="4722" calcext:value-type="float">
            <text:p>4722</text:p>
          </table:table-cell>
        </table:table-row>
        <table:table-row table:style-name="ro1">
          <table:table-cell table:number-columns-repeated="4"/>
          <table:table-cell office:value-type="float" office:value="6.86456793033052" calcext:value-type="float">
            <text:p>6.86456793033052</text:p>
          </table:table-cell>
          <table:table-cell office:value-type="float" office:value="9.02545836497368" calcext:value-type="float">
            <text:p>9.02545836497368</text:p>
          </table:table-cell>
          <table:table-cell office:value-type="float" office:value="86.0628502594695" calcext:value-type="float">
            <text:p>86.0628502594695</text:p>
          </table:table-cell>
          <table:table-cell table:number-columns-repeated="4"/>
          <table:table-cell office:value-type="float" office:value="2.12967071974512" calcext:value-type="float">
            <text:p>2.12967071974512</text:p>
          </table:table-cell>
          <table:table-cell/>
          <table:table-cell office:value-type="float" office:value="0.107721482907397" calcext:value-type="float">
            <text:p>0.107721482907397</text:p>
          </table:table-cell>
          <table:table-cell/>
          <table:table-cell office:value-type="float" office:value="3044" calcext:value-type="float">
            <text:p>3044</text:p>
          </table:table-cell>
        </table:table-row>
        <table:table-row table:style-name="ro1">
          <table:table-cell table:number-columns-repeated="4"/>
          <table:table-cell office:value-type="float" office:value="6.89714665818086" calcext:value-type="float">
            <text:p>6.89714665818086</text:p>
          </table:table-cell>
          <table:table-cell office:value-type="float" office:value="9.05025751785894" calcext:value-type="float">
            <text:p>9.05025751785894</text:p>
          </table:table-cell>
          <table:table-cell office:value-type="float" office:value="86.1056552562715" calcext:value-type="float">
            <text:p>86.1056552562715</text:p>
          </table:table-cell>
          <table:table-cell table:number-columns-repeated="4"/>
          <table:table-cell office:value-type="float" office:value="2.25810089287183" calcext:value-type="float">
            <text:p>2.25810089287183</text:p>
          </table:table-cell>
          <table:table-cell/>
          <table:table-cell office:value-type="float" office:value="0.445046933743451" calcext:value-type="float">
            <text:p>0.445046933743451</text:p>
          </table:table-cell>
          <table:table-cell/>
          <table:table-cell office:value-type="float" office:value="3178" calcext:value-type="float">
            <text:p>3178</text:p>
          </table:table-cell>
        </table:table-row>
        <table:table-row table:style-name="ro1">
          <table:table-cell table:number-columns-repeated="4"/>
          <table:table-cell office:value-type="float" office:value="6.90578777489071" calcext:value-type="float">
            <text:p>6.90578777489071</text:p>
          </table:table-cell>
          <table:table-cell office:value-type="float" office:value="9.06246218298676" calcext:value-type="float">
            <text:p>9.06246218298676</text:p>
          </table:table-cell>
          <table:table-cell office:value-type="float" office:value="86.273072891732" calcext:value-type="float">
            <text:p>86.273072891732</text:p>
          </table:table-cell>
          <table:table-cell table:number-columns-repeated="4"/>
          <table:table-cell office:value-type="float" office:value="7.51204726194517" calcext:value-type="float">
            <text:p>7.51204726194517</text:p>
          </table:table-cell>
          <table:table-cell/>
          <table:table-cell office:value-type="float" office:value="0.622041923392829" calcext:value-type="float">
            <text:p>0.622041923392829</text:p>
          </table:table-cell>
          <table:table-cell/>
          <table:table-cell office:value-type="float" office:value="9596" calcext:value-type="float">
            <text:p>9596</text:p>
          </table:table-cell>
        </table:table-row>
        <table:table-row table:style-name="ro1">
          <table:table-cell table:number-columns-repeated="4"/>
          <table:table-cell office:value-type="float" office:value="6.95400936149265" calcext:value-type="float">
            <text:p>6.95400936149265</text:p>
          </table:table-cell>
          <table:table-cell office:value-type="float" office:value="9.06803241351568" calcext:value-type="float">
            <text:p>9.06803241351568</text:p>
          </table:table-cell>
          <table:table-cell office:value-type="float" office:value="86.4159315655176" calcext:value-type="float">
            <text:p>86.4159315655176</text:p>
          </table:table-cell>
          <table:table-cell table:number-columns-repeated="4"/>
          <table:table-cell office:value-type="float" office:value="77.2377965295449" calcext:value-type="float">
            <text:p>77.2377965295449</text:p>
          </table:table-cell>
          <table:table-cell/>
          <table:table-cell office:value-type="float" office:value="-0.447047658573366" calcext:value-type="float">
            <text:p>-0.44704765857336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6.96562286992795" calcext:value-type="float">
            <text:p>6.96562286992795</text:p>
          </table:table-cell>
          <table:table-cell office:value-type="float" office:value="76.2993323134595" calcext:value-type="float">
            <text:p>76.2993323134595</text:p>
          </table:table-cell>
          <table:table-cell office:value-type="float" office:value="86.6151965552578" calcext:value-type="float">
            <text:p>86.6151965552578</text:p>
          </table:table-cell>
          <table:table-cell table:number-columns-repeated="4"/>
          <table:table-cell office:value-type="float" office:value="0.958814353202322" calcext:value-type="float">
            <text:p>0.958814353202322</text:p>
          </table:table-cell>
          <table:table-cell/>
          <table:table-cell office:value-type="float" office:value="-0.00394781523665995" calcext:value-type="float">
            <text:p>-0.00394781523666</text:p>
          </table:table-cell>
          <table:table-cell/>
          <table:table-cell office:value-type="float" office:value="957" calcext:value-type="float">
            <text:p>957</text:p>
          </table:table-cell>
        </table:table-row>
        <table:table-row table:style-name="ro1">
          <table:table-cell table:number-columns-repeated="4"/>
          <table:table-cell office:value-type="float" office:value="6.97713919516307" calcext:value-type="float">
            <text:p>6.97713919516307</text:p>
          </table:table-cell>
          <table:table-cell office:value-type="float" office:value="85.2732560925557" calcext:value-type="float">
            <text:p>85.2732560925557</text:p>
          </table:table-cell>
          <table:table-cell office:value-type="float" office:value="86.8010000516591" calcext:value-type="float">
            <text:p>86.8010000516591</text:p>
          </table:table-cell>
          <table:table-cell table:number-columns-repeated="4"/>
          <table:table-cell office:value-type="float" office:value="7.95824284304483" calcext:value-type="float">
            <text:p>7.95824284304483</text:p>
          </table:table-cell>
          <table:table-cell/>
          <table:table-cell office:value-type="float" office:value="-0.185339090099258" calcext:value-type="float">
            <text:p>-0.185339090099258</text:p>
          </table:table-cell>
          <table:table-cell/>
          <table:table-cell office:value-type="float" office:value="13621" calcext:value-type="float">
            <text:p>13621</text:p>
          </table:table-cell>
        </table:table-row>
        <table:table-row table:style-name="ro1">
          <table:table-cell table:number-columns-repeated="4"/>
          <table:table-cell office:value-type="float" office:value="6.98413881445519" calcext:value-type="float">
            <text:p>6.98413881445519</text:p>
          </table:table-cell>
          <table:table-cell office:value-type="float" office:value="90.458878974727" calcext:value-type="float">
            <text:p>90.458878974727</text:p>
          </table:table-cell>
          <table:table-cell office:value-type="float" office:value="87.2442125047443" calcext:value-type="float">
            <text:p>87.2442125047443</text:p>
          </table:table-cell>
          <table:table-cell table:number-columns-repeated="4"/>
          <table:table-cell office:value-type="float" office:value="1.14272940458881" calcext:value-type="float">
            <text:p>1.14272940458881</text:p>
          </table:table-cell>
          <table:table-cell/>
          <table:table-cell office:value-type="float" office:value="0.293687153837449" calcext:value-type="float">
            <text:p>0.293687153837449</text:p>
          </table:table-cell>
          <table:table-cell/>
          <table:table-cell office:value-type="float" office:value="1156" calcext:value-type="float">
            <text:p>1156</text:p>
          </table:table-cell>
        </table:table-row>
        <table:table-row table:style-name="ro1">
          <table:table-cell table:number-columns-repeated="4"/>
          <table:table-cell office:value-type="float" office:value="7.02360257691944" calcext:value-type="float">
            <text:p>7.02360257691944</text:p>
          </table:table-cell>
          <table:table-cell office:value-type="float" office:value="90.8648894000429" calcext:value-type="float">
            <text:p>90.8648894000429</text:p>
          </table:table-cell>
          <table:table-cell office:value-type="float" office:value="87.3841354868143" calcext:value-type="float">
            <text:p>87.3841354868143</text:p>
          </table:table-cell>
          <table:table-cell table:number-columns-repeated="4"/>
          <table:table-cell office:value-type="float" office:value="2.05466161805796" calcext:value-type="float">
            <text:p>2.05466161805796</text:p>
          </table:table-cell>
          <table:table-cell/>
          <table:table-cell office:value-type="float" office:value="-0.458034699727498" calcext:value-type="float">
            <text:p>-0.458034699727498</text:p>
          </table:table-cell>
          <table:table-cell/>
          <table:table-cell office:value-type="float" office:value="1516" calcext:value-type="float">
            <text:p>1516</text:p>
          </table:table-cell>
        </table:table-row>
        <table:table-row table:style-name="ro1">
          <table:table-cell table:number-columns-repeated="4"/>
          <table:table-cell office:value-type="float" office:value="7.02533281122613" calcext:value-type="float">
            <text:p>7.02533281122613</text:p>
          </table:table-cell>
          <table:table-cell office:value-type="float" office:value="91.9425972427331" calcext:value-type="float">
            <text:p>91.9425972427331</text:p>
          </table:table-cell>
          <table:table-cell office:value-type="float" office:value="88.0228035212344" calcext:value-type="float">
            <text:p>88.0228035212344</text:p>
          </table:table-cell>
          <table:table-cell table:number-columns-repeated="4"/>
          <table:table-cell office:value-type="float" office:value="0.272364721827702" calcext:value-type="float">
            <text:p>0.272364721827702</text:p>
          </table:table-cell>
          <table:table-cell/>
          <table:table-cell office:value-type="float" office:value="0.223656568212464" calcext:value-type="float">
            <text:p>0.223656568212464</text:p>
          </table:table-cell>
          <table:table-cell/>
          <table:table-cell office:value-type="float" office:value="576" calcext:value-type="float">
            <text:p>576</text:p>
          </table:table-cell>
        </table:table-row>
        <table:table-row table:style-name="ro1">
          <table:table-cell table:number-columns-repeated="4"/>
          <table:table-cell office:value-type="float" office:value="7.027042867301" calcext:value-type="float">
            <text:p>7.027042867301</text:p>
          </table:table-cell>
          <table:table-cell office:value-type="float" office:value="93.4202203057795" calcext:value-type="float">
            <text:p>93.4202203057795</text:p>
          </table:table-cell>
          <table:table-cell office:value-type="float" office:value="88.5435002013921" calcext:value-type="float">
            <text:p>88.5435002013921</text:p>
          </table:table-cell>
          <table:table-cell table:number-columns-repeated="4"/>
          <table:table-cell office:value-type="float" office:value="3.30106078376434" calcext:value-type="float">
            <text:p>3.30106078376434</text:p>
          </table:table-cell>
          <table:table-cell/>
          <table:table-cell office:value-type="float" office:value="0.213082493615959" calcext:value-type="float">
            <text:p>0.213082493615959</text:p>
          </table:table-cell>
          <table:table-cell/>
          <table:table-cell office:value-type="float" office:value="15011" calcext:value-type="float">
            <text:p>15011</text:p>
          </table:table-cell>
        </table:table-row>
        <table:table-row table:style-name="ro1">
          <table:table-cell table:number-columns-repeated="4"/>
          <table:table-cell office:value-type="float" office:value="7.02838331743403" calcext:value-type="float">
            <text:p>7.02838331743403</text:p>
          </table:table-cell>
          <table:table-cell office:value-type="float" office:value="94.8207416050954" calcext:value-type="float">
            <text:p>94.8207416050954</text:p>
          </table:table-cell>
          <table:table-cell office:value-type="float" office:value="88.6373277038283" calcext:value-type="float">
            <text:p>88.6373277038283</text:p>
          </table:table-cell>
          <table:table-cell table:number-columns-repeated="4"/>
          <table:table-cell office:value-type="float" office:value="77.1414305644702" calcext:value-type="float">
            <text:p>77.1414305644702</text:p>
          </table:table-cell>
          <table:table-cell/>
          <table:table-cell office:value-type="float" office:value="1.04530304708666" calcext:value-type="float">
            <text:p>1.0453030470866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7.04869204520915" calcext:value-type="float">
            <text:p>7.04869204520915</text:p>
          </table:table-cell>
          <table:table-cell office:value-type="float" office:value="95.233337582331" calcext:value-type="float">
            <text:p>95.233337582331</text:p>
          </table:table-cell>
          <table:table-cell office:value-type="float" office:value="88.8310326815995" calcext:value-type="float">
            <text:p>88.8310326815995</text:p>
          </table:table-cell>
          <table:table-cell table:number-columns-repeated="4"/>
          <table:table-cell office:value-type="float" office:value="8.99057723107095" calcext:value-type="float">
            <text:p>8.99057723107095</text:p>
          </table:table-cell>
          <table:table-cell/>
          <table:table-cell office:value-type="float" office:value="-0.456586953124186" calcext:value-type="float">
            <text:p>-0.456586953124186</text:p>
          </table:table-cell>
          <table:table-cell/>
          <table:table-cell office:value-type="float" office:value="49505" calcext:value-type="float">
            <text:p>49505</text:p>
          </table:table-cell>
        </table:table-row>
        <table:table-row table:style-name="ro1">
          <table:table-cell table:number-columns-repeated="4"/>
          <table:table-cell office:value-type="float" office:value="7.05170986403849" calcext:value-type="float">
            <text:p>7.05170986403849</text:p>
          </table:table-cell>
          <table:table-cell office:value-type="float" office:value="96.2349177593668" calcext:value-type="float">
            <text:p>96.2349177593668</text:p>
          </table:table-cell>
          <table:table-cell office:value-type="float" office:value="88.8556702566877" calcext:value-type="float">
            <text:p>88.8556702566877</text:p>
          </table:table-cell>
          <table:table-cell table:number-columns-repeated="4"/>
          <table:table-cell office:value-type="float" office:value="3.75235561285453" calcext:value-type="float">
            <text:p>3.75235561285453</text:p>
          </table:table-cell>
          <table:table-cell/>
          <table:table-cell office:value-type="float" office:value="-0.875073399291312" calcext:value-type="float">
            <text:p>-0.875073399291312</text:p>
          </table:table-cell>
          <table:table-cell/>
          <table:table-cell office:value-type="float" office:value="5543" calcext:value-type="float">
            <text:p>5543</text:p>
          </table:table-cell>
        </table:table-row>
        <table:table-row table:style-name="ro1">
          <table:table-cell table:number-columns-repeated="4"/>
          <table:table-cell office:value-type="float" office:value="7.05546419163968" calcext:value-type="float">
            <text:p>7.05546419163968</text:p>
          </table:table-cell>
          <table:table-cell office:value-type="float" office:value="96.7961455414957" calcext:value-type="float">
            <text:p>96.7961455414957</text:p>
          </table:table-cell>
          <table:table-cell office:value-type="float" office:value="88.8914152132878" calcext:value-type="float">
            <text:p>88.8914152132878</text:p>
          </table:table-cell>
          <table:table-cell table:number-columns-repeated="4"/>
          <table:table-cell office:value-type="float" office:value="0.20821527042669" calcext:value-type="float">
            <text:p>0.20821527042669</text:p>
          </table:table-cell>
          <table:table-cell/>
          <table:table-cell office:value-type="float" office:value="0.163545989688925" calcext:value-type="float">
            <text:p>0.163545989688925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table:number-columns-repeated="4"/>
          <table:table-cell office:value-type="float" office:value="7.05873160039587" calcext:value-type="float">
            <text:p>7.05873160039587</text:p>
          </table:table-cell>
          <table:table-cell office:value-type="float" office:value="96.8134469009364" calcext:value-type="float">
            <text:p>96.8134469009364</text:p>
          </table:table-cell>
          <table:table-cell office:value-type="float" office:value="89.0383639507217" calcext:value-type="float">
            <text:p>89.0383639507217</text:p>
          </table:table-cell>
          <table:table-cell table:number-columns-repeated="4"/>
          <table:table-cell office:value-type="float" office:value="5.20006752178867" calcext:value-type="float">
            <text:p>5.20006752178867</text:p>
          </table:table-cell>
          <table:table-cell/>
          <table:table-cell office:value-type="float" office:value="-0.194322832992021" calcext:value-type="float">
            <text:p>-0.194322832992021</text:p>
          </table:table-cell>
          <table:table-cell/>
          <table:table-cell office:value-type="float" office:value="5337" calcext:value-type="float">
            <text:p>5337</text:p>
          </table:table-cell>
        </table:table-row>
        <table:table-row table:style-name="ro1">
          <table:table-cell table:number-columns-repeated="4"/>
          <table:table-cell office:value-type="float" office:value="7.05914694984886" calcext:value-type="float">
            <text:p>7.05914694984886</text:p>
          </table:table-cell>
          <table:table-cell office:value-type="float" office:value="97.0411523823033" calcext:value-type="float">
            <text:p>97.0411523823033</text:p>
          </table:table-cell>
          <table:table-cell office:value-type="float" office:value="89.4126444406604" calcext:value-type="float">
            <text:p>89.4126444406604</text:p>
          </table:table-cell>
          <table:table-cell table:number-columns-repeated="4"/>
          <table:table-cell office:value-type="float" office:value="2.31676807350869" calcext:value-type="float">
            <text:p>2.31676807350869</text:p>
          </table:table-cell>
          <table:table-cell/>
          <table:table-cell office:value-type="float" office:value="0.195023151120497" calcext:value-type="float">
            <text:p>0.195023151120497</text:p>
          </table:table-cell>
          <table:table-cell/>
          <table:table-cell office:value-type="float" office:value="2546" calcext:value-type="float">
            <text:p>2546</text:p>
          </table:table-cell>
        </table:table-row>
        <table:table-row table:style-name="ro1">
          <table:table-cell table:number-columns-repeated="4"/>
          <table:table-cell office:value-type="float" office:value="7.07826733073276" calcext:value-type="float">
            <text:p>7.07826733073276</text:p>
          </table:table-cell>
          <table:table-cell office:value-type="float" office:value="97.1422386315203" calcext:value-type="float">
            <text:p>97.1422386315203</text:p>
          </table:table-cell>
          <table:table-cell office:value-type="float" office:value="89.4796528039996" calcext:value-type="float">
            <text:p>89.4796528039996</text:p>
          </table:table-cell>
          <table:table-cell table:number-columns-repeated="4"/>
          <table:table-cell office:value-type="float" office:value="4.01183812515779" calcext:value-type="float">
            <text:p>4.01183812515779</text:p>
          </table:table-cell>
          <table:table-cell/>
          <table:table-cell office:value-type="float" office:value="-0.490581246022713" calcext:value-type="float">
            <text:p>-0.490581246022713</text:p>
          </table:table-cell>
          <table:table-cell/>
          <table:table-cell office:value-type="float" office:value="3943" calcext:value-type="float">
            <text:p>3943</text:p>
          </table:table-cell>
        </table:table-row>
        <table:table-row table:style-name="ro1">
          <table:table-cell table:number-columns-repeated="4"/>
          <table:table-cell office:value-type="float" office:value="7.10947291910692" calcext:value-type="float">
            <text:p>7.10947291910692</text:p>
          </table:table-cell>
          <table:table-cell office:value-type="float" office:value="97.3545091991905" calcext:value-type="float">
            <text:p>97.3545091991905</text:p>
          </table:table-cell>
          <table:table-cell office:value-type="float" office:value="89.565698138239" calcext:value-type="float">
            <text:p>89.565698138239</text:p>
          </table:table-cell>
          <table:table-cell table:number-columns-repeated="4"/>
          <table:table-cell office:value-type="float" office:value="5.70067658928715" calcext:value-type="float">
            <text:p>5.70067658928715</text:p>
          </table:table-cell>
          <table:table-cell/>
          <table:table-cell office:value-type="float" office:value="-0.602763763137824" calcext:value-type="float">
            <text:p>-0.602763763137824</text:p>
          </table:table-cell>
          <table:table-cell/>
          <table:table-cell office:value-type="float" office:value="6618" calcext:value-type="float">
            <text:p>6618</text:p>
          </table:table-cell>
        </table:table-row>
        <table:table-row table:style-name="ro1">
          <table:table-cell table:number-columns-repeated="4"/>
          <table:table-cell office:value-type="float" office:value="7.13055729288578" calcext:value-type="float">
            <text:p>7.13055729288578</text:p>
          </table:table-cell>
          <table:table-cell office:value-type="float" office:value="97.9338146106808" calcext:value-type="float">
            <text:p>97.9338146106808</text:p>
          </table:table-cell>
          <table:table-cell office:value-type="float" office:value="89.7624581126386" calcext:value-type="float">
            <text:p>89.7624581126386</text:p>
          </table:table-cell>
          <table:table-cell table:number-columns-repeated="4"/>
          <table:table-cell office:value-type="float" office:value="3.34536857862508" calcext:value-type="float">
            <text:p>3.34536857862508</text:p>
          </table:table-cell>
          <table:table-cell/>
          <table:table-cell office:value-type="float" office:value="-0.0901057899897871" calcext:value-type="float">
            <text:p>-0.090105789989787</text:p>
          </table:table-cell>
          <table:table-cell/>
          <table:table-cell office:value-type="float" office:value="4467" calcext:value-type="float">
            <text:p>4467</text:p>
          </table:table-cell>
        </table:table-row>
        <table:table-row table:style-name="ro1">
          <table:table-cell table:number-columns-repeated="4"/>
          <table:table-cell office:value-type="float" office:value="7.13562393925131" calcext:value-type="float">
            <text:p>7.13562393925131</text:p>
          </table:table-cell>
          <table:table-cell office:value-type="float" office:value="97.9729291035623" calcext:value-type="float">
            <text:p>97.9729291035623</text:p>
          </table:table-cell>
          <table:table-cell office:value-type="float" office:value="90.4033591947373" calcext:value-type="float">
            <text:p>90.4033591947373</text:p>
          </table:table-cell>
          <table:table-cell table:number-columns-repeated="4"/>
          <table:table-cell office:value-type="float" office:value="3.37939191663755" calcext:value-type="float">
            <text:p>3.37939191663755</text:p>
          </table:table-cell>
          <table:table-cell/>
          <table:table-cell office:value-type="float" office:value="-0.475851367829218" calcext:value-type="float">
            <text:p>-0.475851367829218</text:p>
          </table:table-cell>
          <table:table-cell/>
          <table:table-cell office:value-type="float" office:value="3190" calcext:value-type="float">
            <text:p>3190</text:p>
          </table:table-cell>
        </table:table-row>
        <table:table-row table:style-name="ro1">
          <table:table-cell table:number-columns-repeated="4"/>
          <table:table-cell office:value-type="float" office:value="7.13677334084528" calcext:value-type="float">
            <text:p>7.13677334084528</text:p>
          </table:table-cell>
          <table:table-cell office:value-type="float" office:value="98.1192688589233" calcext:value-type="float">
            <text:p>98.1192688589233</text:p>
          </table:table-cell>
          <table:table-cell office:value-type="float" office:value="90.415772454177" calcext:value-type="float">
            <text:p>90.415772454177</text:p>
          </table:table-cell>
          <table:table-cell table:number-columns-repeated="4"/>
          <table:table-cell office:value-type="float" office:value="3.56909734164629" calcext:value-type="float">
            <text:p>3.56909734164629</text:p>
          </table:table-cell>
          <table:table-cell/>
          <table:table-cell office:value-type="float" office:value="-0.603525509524469" calcext:value-type="float">
            <text:p>-0.603525509524469</text:p>
          </table:table-cell>
          <table:table-cell/>
          <table:table-cell office:value-type="float" office:value="3926" calcext:value-type="float">
            <text:p>3926</text:p>
          </table:table-cell>
        </table:table-row>
        <table:table-row table:style-name="ro1">
          <table:table-cell table:number-columns-repeated="4"/>
          <table:table-cell office:value-type="float" office:value="7.15606972119697" calcext:value-type="float">
            <text:p>7.15606972119697</text:p>
          </table:table-cell>
          <table:table-cell office:value-type="float" office:value="98.1677901504076" calcext:value-type="float">
            <text:p>98.1677901504076</text:p>
          </table:table-cell>
          <table:table-cell office:value-type="float" office:value="90.8466631863673" calcext:value-type="float">
            <text:p>90.8466631863673</text:p>
          </table:table-cell>
          <table:table-cell table:number-columns-repeated="4"/>
          <table:table-cell office:value-type="float" office:value="29.4233363850523" calcext:value-type="float">
            <text:p>29.4233363850523</text:p>
          </table:table-cell>
          <table:table-cell/>
          <table:table-cell office:value-type="float" office:value="0.892900486681625" calcext:value-type="float">
            <text:p>0.89290048668162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7.17312595870124" calcext:value-type="float">
            <text:p>7.17312595870124</text:p>
          </table:table-cell>
          <table:table-cell office:value-type="float" office:value="98.1841084043881" calcext:value-type="float">
            <text:p>98.1841084043881</text:p>
          </table:table-cell>
          <table:table-cell office:value-type="float" office:value="91.0634272167145" calcext:value-type="float">
            <text:p>91.0634272167145</text:p>
          </table:table-cell>
          <table:table-cell table:number-columns-repeated="4"/>
          <table:table-cell office:value-type="float" office:value="7.35226686474423" calcext:value-type="float">
            <text:p>7.35226686474423</text:p>
          </table:table-cell>
          <table:table-cell/>
          <table:table-cell office:value-type="float" office:value="-0.727919815365726" calcext:value-type="float">
            <text:p>-0.727919815365726</text:p>
          </table:table-cell>
          <table:table-cell/>
          <table:table-cell office:value-type="float" office:value="9591" calcext:value-type="float">
            <text:p>9591</text:p>
          </table:table-cell>
        </table:table-row>
        <table:table-row table:style-name="ro1">
          <table:table-cell table:number-columns-repeated="4"/>
          <table:table-cell office:value-type="float" office:value="7.20330415726256" calcext:value-type="float">
            <text:p>7.20330415726256</text:p>
          </table:table-cell>
          <table:table-cell office:value-type="float" office:value="98.2737773543601" calcext:value-type="float">
            <text:p>98.2737773543601</text:p>
          </table:table-cell>
          <table:table-cell office:value-type="float" office:value="91.3779480969367" calcext:value-type="float">
            <text:p>91.3779480969367</text:p>
          </table:table-cell>
          <table:table-cell table:number-columns-repeated="4"/>
          <table:table-cell office:value-type="float" office:value="100.090107543181" calcext:value-type="float">
            <text:p>100.090107543181</text:p>
          </table:table-cell>
          <table:table-cell/>
          <table:table-cell office:value-type="float" office:value="5.06062861684905" calcext:value-type="float">
            <text:p>5.06062861684905</text:p>
          </table:table-cell>
          <table:table-cell/>
          <table:table-cell office:value-type="float" office:value="46671" calcext:value-type="float">
            <text:p>46671</text:p>
          </table:table-cell>
        </table:table-row>
        <table:table-row table:style-name="ro1">
          <table:table-cell table:number-columns-repeated="4"/>
          <table:table-cell office:value-type="float" office:value="7.20387418499618" calcext:value-type="float">
            <text:p>7.20387418499618</text:p>
          </table:table-cell>
          <table:table-cell office:value-type="float" office:value="98.5944679271011" calcext:value-type="float">
            <text:p>98.5944679271011</text:p>
          </table:table-cell>
          <table:table-cell office:value-type="float" office:value="91.7421763817821" calcext:value-type="float">
            <text:p>91.7421763817821</text:p>
          </table:table-cell>
          <table:table-cell table:number-columns-repeated="4"/>
          <table:table-cell office:value-type="float" office:value="1.647722341322" calcext:value-type="float">
            <text:p>1.647722341322</text:p>
          </table:table-cell>
          <table:table-cell/>
          <table:table-cell office:value-type="float" office:value="-0.238269653717812" calcext:value-type="float">
            <text:p>-0.23826965371781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7.21261191428023" calcext:value-type="float">
            <text:p>7.21261191428023</text:p>
          </table:table-cell>
          <table:table-cell office:value-type="float" office:value="98.8316183626495" calcext:value-type="float">
            <text:p>98.8316183626495</text:p>
          </table:table-cell>
          <table:table-cell office:value-type="float" office:value="92.2661751067552" calcext:value-type="float">
            <text:p>92.2661751067552</text:p>
          </table:table-cell>
          <table:table-cell table:number-columns-repeated="4"/>
          <table:table-cell office:value-type="float" office:value="0.99038180324376" calcext:value-type="float">
            <text:p>0.99038180324376</text:p>
          </table:table-cell>
          <table:table-cell/>
          <table:table-cell office:value-type="float" office:value="0.201708973015784" calcext:value-type="float">
            <text:p>0.201708973015784</text:p>
          </table:table-cell>
          <table:table-cell/>
          <table:table-cell office:value-type="float" office:value="1560" calcext:value-type="float">
            <text:p>1560</text:p>
          </table:table-cell>
        </table:table-row>
        <table:table-row table:style-name="ro1">
          <table:table-cell table:number-columns-repeated="4"/>
          <table:table-cell office:value-type="float" office:value="7.21828801146663" calcext:value-type="float">
            <text:p>7.21828801146663</text:p>
          </table:table-cell>
          <table:table-cell office:value-type="float" office:value="98.9125706570611" calcext:value-type="float">
            <text:p>98.9125706570611</text:p>
          </table:table-cell>
          <table:table-cell office:value-type="float" office:value="92.3732892131944" calcext:value-type="float">
            <text:p>92.3732892131944</text:p>
          </table:table-cell>
          <table:table-cell table:number-columns-repeated="4"/>
          <table:table-cell office:value-type="float" office:value="2.19913497877777" calcext:value-type="float">
            <text:p>2.19913497877777</text:p>
          </table:table-cell>
          <table:table-cell/>
          <table:table-cell office:value-type="float" office:value="-0.167538620989365" calcext:value-type="float">
            <text:p>-0.167538620989365</text:p>
          </table:table-cell>
          <table:table-cell/>
          <table:table-cell office:value-type="float" office:value="1765" calcext:value-type="float">
            <text:p>1765</text:p>
          </table:table-cell>
        </table:table-row>
        <table:table-row table:style-name="ro1">
          <table:table-cell table:number-columns-repeated="4"/>
          <table:table-cell office:value-type="float" office:value="7.23722782133546" calcext:value-type="float">
            <text:p>7.23722782133546</text:p>
          </table:table-cell>
          <table:table-cell office:value-type="float" office:value="99.4241704838611" calcext:value-type="float">
            <text:p>99.4241704838611</text:p>
          </table:table-cell>
          <table:table-cell office:value-type="float" office:value="92.443636572913" calcext:value-type="float">
            <text:p>92.443636572913</text:p>
          </table:table-cell>
          <table:table-cell table:number-columns-repeated="4"/>
          <table:table-cell office:value-type="float" office:value="4.18940390666201" calcext:value-type="float">
            <text:p>4.18940390666201</text:p>
          </table:table-cell>
          <table:table-cell/>
          <table:table-cell office:value-type="float" office:value="0.160444478440784" calcext:value-type="float">
            <text:p>0.160444478440784</text:p>
          </table:table-cell>
          <table:table-cell/>
          <table:table-cell office:value-type="float" office:value="37400" calcext:value-type="float">
            <text:p>37400</text:p>
          </table:table-cell>
        </table:table-row>
        <table:table-row table:style-name="ro1">
          <table:table-cell table:number-columns-repeated="4"/>
          <table:table-cell office:value-type="float" office:value="7.25856405354604" calcext:value-type="float">
            <text:p>7.25856405354604</text:p>
          </table:table-cell>
          <table:table-cell office:value-type="float" office:value="99.8593186878421" calcext:value-type="float">
            <text:p>99.8593186878421</text:p>
          </table:table-cell>
          <table:table-cell office:value-type="float" office:value="92.4837434112986" calcext:value-type="float">
            <text:p>92.4837434112986</text:p>
          </table:table-cell>
          <table:table-cell table:number-columns-repeated="4"/>
          <table:table-cell office:value-type="float" office:value="8.99051528228439" calcext:value-type="float">
            <text:p>8.99051528228439</text:p>
          </table:table-cell>
          <table:table-cell/>
          <table:table-cell office:value-type="float" office:value="0.349969902225692" calcext:value-type="float">
            <text:p>0.349969902225692</text:p>
          </table:table-cell>
          <table:table-cell/>
          <table:table-cell office:value-type="float" office:value="16759" calcext:value-type="float">
            <text:p>16759</text:p>
          </table:table-cell>
        </table:table-row>
        <table:table-row table:style-name="ro1">
          <table:table-cell table:number-columns-repeated="4"/>
          <table:table-cell office:value-type="float" office:value="7.27606047760975" calcext:value-type="float">
            <text:p>7.27606047760975</text:p>
          </table:table-cell>
          <table:table-cell office:value-type="float" office:value="100.087289531332" calcext:value-type="float">
            <text:p>100.087289531332</text:p>
          </table:table-cell>
          <table:table-cell office:value-type="float" office:value="92.5443392659722" calcext:value-type="float">
            <text:p>92.5443392659722</text:p>
          </table:table-cell>
          <table:table-cell table:number-columns-repeated="4"/>
          <table:table-cell office:value-type="float" office:value="5.6088795497179" calcext:value-type="float">
            <text:p>5.6088795497179</text:p>
          </table:table-cell>
          <table:table-cell/>
          <table:table-cell office:value-type="float" office:value="-0.0630185653761853" calcext:value-type="float">
            <text:p>-0.063018565376185</text:p>
          </table:table-cell>
          <table:table-cell/>
          <table:table-cell office:value-type="float" office:value="8130" calcext:value-type="float">
            <text:p>8130</text:p>
          </table:table-cell>
        </table:table-row>
        <table:table-row table:style-name="ro1">
          <table:table-cell table:number-columns-repeated="4"/>
          <table:table-cell office:value-type="float" office:value="7.30706867605374" calcext:value-type="float">
            <text:p>7.30706867605374</text:p>
          </table:table-cell>
          <table:table-cell office:value-type="float" office:value="100.088131823005" calcext:value-type="float">
            <text:p>100.088131823005</text:p>
          </table:table-cell>
          <table:table-cell office:value-type="float" office:value="92.5494469230037" calcext:value-type="float">
            <text:p>92.5494469230037</text:p>
          </table:table-cell>
          <table:table-cell table:number-columns-repeated="4"/>
          <table:table-cell office:value-type="float" office:value="0.405294965484112" calcext:value-type="float">
            <text:p>0.405294965484112</text:p>
          </table:table-cell>
          <table:table-cell/>
          <table:table-cell office:value-type="float" office:value="-0.072956362045061" calcext:value-type="float">
            <text:p>-0.072956362045061</text:p>
          </table:table-cell>
          <table:table-cell/>
          <table:table-cell office:value-type="float" office:value="1224" calcext:value-type="float">
            <text:p>1224</text:p>
          </table:table-cell>
        </table:table-row>
        <table:table-row table:style-name="ro1">
          <table:table-cell table:number-columns-repeated="4"/>
          <table:table-cell office:value-type="float" office:value="7.31719352218949" calcext:value-type="float">
            <text:p>7.31719352218949</text:p>
          </table:table-cell>
          <table:table-cell office:value-type="float" office:value="100.088450764567" calcext:value-type="float">
            <text:p>100.088450764567</text:p>
          </table:table-cell>
          <table:table-cell office:value-type="float" office:value="92.5720696838007" calcext:value-type="float">
            <text:p>92.5720696838007</text:p>
          </table:table-cell>
          <table:table-cell table:number-columns-repeated="4"/>
          <table:table-cell office:value-type="float" office:value="6.94875543885839" calcext:value-type="float">
            <text:p>6.94875543885839</text:p>
          </table:table-cell>
          <table:table-cell/>
          <table:table-cell office:value-type="float" office:value="-0.788136223768595" calcext:value-type="float">
            <text:p>-0.788136223768595</text:p>
          </table:table-cell>
          <table:table-cell/>
          <table:table-cell office:value-type="float" office:value="9614" calcext:value-type="float">
            <text:p>9614</text:p>
          </table:table-cell>
        </table:table-row>
        <table:table-row table:style-name="ro1">
          <table:table-cell table:number-columns-repeated="4"/>
          <table:table-cell office:value-type="float" office:value="7.32005246923769" calcext:value-type="float">
            <text:p>7.32005246923769</text:p>
          </table:table-cell>
          <table:table-cell office:value-type="float" office:value="100.090262137259" calcext:value-type="float">
            <text:p>100.090262137259</text:p>
          </table:table-cell>
          <table:table-cell office:value-type="float" office:value="92.6728650295818" calcext:value-type="float">
            <text:p>92.6728650295818</text:p>
          </table:table-cell>
          <table:table-cell table:number-columns-repeated="4"/>
          <table:table-cell office:value-type="float" office:value="5.31882695683741" calcext:value-type="float">
            <text:p>5.31882695683741</text:p>
          </table:table-cell>
          <table:table-cell/>
          <table:table-cell office:value-type="float" office:value="-0.652222204652003" calcext:value-type="float">
            <text:p>-0.652222204652003</text:p>
          </table:table-cell>
          <table:table-cell/>
          <table:table-cell office:value-type="float" office:value="5270" calcext:value-type="float">
            <text:p>5270</text:p>
          </table:table-cell>
        </table:table-row>
        <table:table-row table:style-name="ro1">
          <table:table-cell table:number-columns-repeated="4"/>
          <table:table-cell office:value-type="float" office:value="7.33860084288357" calcext:value-type="float">
            <text:p>7.33860084288357</text:p>
          </table:table-cell>
          <table:table-cell office:value-type="float" office:value="100.090414413369" calcext:value-type="float">
            <text:p>100.090414413369</text:p>
          </table:table-cell>
          <table:table-cell office:value-type="float" office:value="92.9147463007814" calcext:value-type="float">
            <text:p>92.9147463007814</text:p>
          </table:table-cell>
          <table:table-cell table:number-columns-repeated="4"/>
          <table:table-cell office:value-type="float" office:value="1.84165802379679" calcext:value-type="float">
            <text:p>1.84165802379679</text:p>
          </table:table-cell>
          <table:table-cell/>
          <table:table-cell office:value-type="float" office:value="0.253279695817167" calcext:value-type="float">
            <text:p>0.253279695817167</text:p>
          </table:table-cell>
          <table:table-cell/>
          <table:table-cell office:value-type="float" office:value="1792" calcext:value-type="float">
            <text:p>1792</text:p>
          </table:table-cell>
        </table:table-row>
        <table:table-row table:style-name="ro1">
          <table:table-cell table:number-columns-repeated="4"/>
          <table:table-cell office:value-type="float" office:value="7.36627268925335" calcext:value-type="float">
            <text:p>7.36627268925335</text:p>
          </table:table-cell>
          <table:table-cell office:value-type="float" office:value="100.091324531095" calcext:value-type="float">
            <text:p>100.091324531095</text:p>
          </table:table-cell>
          <table:table-cell office:value-type="float" office:value="92.9343763383082" calcext:value-type="float">
            <text:p>92.9343763383082</text:p>
          </table:table-cell>
          <table:table-cell table:number-columns-repeated="4"/>
          <table:table-cell office:value-type="float" office:value="6.00183691636152" calcext:value-type="float">
            <text:p>6.00183691636152</text:p>
          </table:table-cell>
          <table:table-cell/>
          <table:table-cell office:value-type="float" office:value="0.235906153000597" calcext:value-type="float">
            <text:p>0.235906153000597</text:p>
          </table:table-cell>
          <table:table-cell/>
          <table:table-cell office:value-type="float" office:value="5592" calcext:value-type="float">
            <text:p>5592</text:p>
          </table:table-cell>
        </table:table-row>
        <table:table-row table:style-name="ro1">
          <table:table-cell table:number-columns-repeated="4"/>
          <table:table-cell office:value-type="float" office:value="7.37933946145022" calcext:value-type="float">
            <text:p>7.37933946145022</text:p>
          </table:table-cell>
          <table:table-cell office:value-type="float" office:value="100.091362939185" calcext:value-type="float">
            <text:p>100.091362939185</text:p>
          </table:table-cell>
          <table:table-cell office:value-type="float" office:value="92.9593830512115" calcext:value-type="float">
            <text:p>92.9593830512115</text:p>
          </table:table-cell>
          <table:table-cell table:number-columns-repeated="4"/>
          <table:table-cell office:value-type="float" office:value="74.9529000166455" calcext:value-type="float">
            <text:p>74.9529000166455</text:p>
          </table:table-cell>
          <table:table-cell/>
          <table:table-cell office:value-type="float" office:value="1.39489039622906" calcext:value-type="float">
            <text:p>1.3948903962290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7.39674479938559" calcext:value-type="float">
            <text:p>7.39674479938559</text:p>
          </table:table-cell>
          <table:table-cell office:value-type="float" office:value="100.094088237033" calcext:value-type="float">
            <text:p>100.094088237033</text:p>
          </table:table-cell>
          <table:table-cell office:value-type="float" office:value="93.000403213455" calcext:value-type="float">
            <text:p>93.000403213455</text:p>
          </table:table-cell>
          <table:table-cell table:number-columns-repeated="4"/>
          <table:table-cell office:value-type="float" office:value="0.136067126570383" calcext:value-type="float">
            <text:p>0.136067126570383</text:p>
          </table:table-cell>
          <table:table-cell/>
          <table:table-cell office:value-type="float" office:value="-0.137797207389572" calcext:value-type="float">
            <text:p>-0.137797207389572</text:p>
          </table:table-cell>
          <table:table-cell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4"/>
          <table:table-cell office:value-type="float" office:value="7.41978714697594" calcext:value-type="float">
            <text:p>7.41978714697594</text:p>
          </table:table-cell>
          <table:table-cell office:value-type="float" office:value="100.094184165459" calcext:value-type="float">
            <text:p>100.094184165459</text:p>
          </table:table-cell>
          <table:table-cell office:value-type="float" office:value="93.0728581454567" calcext:value-type="float">
            <text:p>93.0728581454567</text:p>
          </table:table-cell>
          <table:table-cell table:number-columns-repeated="4"/>
          <table:table-cell office:value-type="float" office:value="93.000403213455" calcext:value-type="float">
            <text:p>93.000403213455</text:p>
          </table:table-cell>
          <table:table-cell/>
          <table:table-cell office:value-type="float" office:value="1.38131031843232" calcext:value-type="float">
            <text:p>1.3813103184323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7.42329953267932" calcext:value-type="float">
            <text:p>7.42329953267932</text:p>
          </table:table-cell>
          <table:table-cell office:value-type="float" office:value="100.094334162795" calcext:value-type="float">
            <text:p>100.094334162795</text:p>
          </table:table-cell>
          <table:table-cell office:value-type="float" office:value="93.2169817510569" calcext:value-type="float">
            <text:p>93.2169817510569</text:p>
          </table:table-cell>
          <table:table-cell table:number-columns-repeated="4"/>
          <table:table-cell office:value-type="float" office:value="0.697499739669936" calcext:value-type="float">
            <text:p>0.697499739669936</text:p>
          </table:table-cell>
          <table:table-cell/>
          <table:table-cell office:value-type="float" office:value="0.429615713446152" calcext:value-type="float">
            <text:p>0.429615713446152</text:p>
          </table:table-cell>
          <table:table-cell/>
          <table:table-cell office:value-type="float" office:value="864" calcext:value-type="float">
            <text:p>864</text:p>
          </table:table-cell>
        </table:table-row>
        <table:table-row table:style-name="ro1">
          <table:table-cell table:number-columns-repeated="4"/>
          <table:table-cell office:value-type="float" office:value="7.49958633069435" calcext:value-type="float">
            <text:p>7.49958633069435</text:p>
          </table:table-cell>
          <table:table-cell office:value-type="float" office:value="100.094788968398" calcext:value-type="float">
            <text:p>100.094788968398</text:p>
          </table:table-cell>
          <table:table-cell office:value-type="float" office:value="93.2293999164751" calcext:value-type="float">
            <text:p>93.2293999164751</text:p>
          </table:table-cell>
          <table:table-cell table:number-columns-repeated="4"/>
          <table:table-cell office:value-type="float" office:value="3.68838181677348" calcext:value-type="float">
            <text:p>3.68838181677348</text:p>
          </table:table-cell>
          <table:table-cell/>
          <table:table-cell office:value-type="float" office:value="-0.18859391462504" calcext:value-type="float">
            <text:p>-0.18859391462504</text:p>
          </table:table-cell>
          <table:table-cell/>
          <table:table-cell office:value-type="float" office:value="3690" calcext:value-type="float">
            <text:p>3690</text:p>
          </table:table-cell>
        </table:table-row>
        <table:table-row table:style-name="ro1">
          <table:table-cell table:number-columns-repeated="4"/>
          <table:table-cell office:value-type="float" office:value="7.5306280736326" calcext:value-type="float">
            <text:p>7.5306280736326</text:p>
          </table:table-cell>
          <table:table-cell office:value-type="float" office:value="100.095434186412" calcext:value-type="float">
            <text:p>100.095434186412</text:p>
          </table:table-cell>
          <table:table-cell office:value-type="float" office:value="93.3944904583424" calcext:value-type="float">
            <text:p>93.3944904583424</text:p>
          </table:table-cell>
          <table:table-cell table:number-columns-repeated="4"/>
          <table:table-cell office:value-type="float" office:value="1.19778449080413" calcext:value-type="float">
            <text:p>1.19778449080413</text:p>
          </table:table-cell>
          <table:table-cell/>
          <table:table-cell office:value-type="float" office:value="-0.0909016963344825" calcext:value-type="float">
            <text:p>-0.09090169633448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7.5441077332167" calcext:value-type="float">
            <text:p>7.5441077332167</text:p>
          </table:table-cell>
          <table:table-cell office:value-type="float" office:value="100.095929709467" calcext:value-type="float">
            <text:p>100.095929709467</text:p>
          </table:table-cell>
          <table:table-cell office:value-type="float" office:value="93.5983604500354" calcext:value-type="float">
            <text:p>93.5983604500354</text:p>
          </table:table-cell>
          <table:table-cell table:number-columns-repeated="4"/>
          <table:table-cell office:value-type="float" office:value="4.53813276053943" calcext:value-type="float">
            <text:p>4.53813276053943</text:p>
          </table:table-cell>
          <table:table-cell/>
          <table:table-cell office:value-type="float" office:value="0.0706228662342654" calcext:value-type="float">
            <text:p>0.070622866234265</text:p>
          </table:table-cell>
          <table:table-cell/>
          <table:table-cell office:value-type="float" office:value="6691" calcext:value-type="float">
            <text:p>6691</text:p>
          </table:table-cell>
        </table:table-row>
        <table:table-row table:style-name="ro1">
          <table:table-cell table:number-columns-repeated="4"/>
          <table:table-cell office:value-type="float" office:value="7.54922523395447" calcext:value-type="float">
            <text:p>7.54922523395447</text:p>
          </table:table-cell>
          <table:table-cell office:value-type="float" office:value="100.096234391929" calcext:value-type="float">
            <text:p>100.096234391929</text:p>
          </table:table-cell>
          <table:table-cell office:value-type="float" office:value="93.7197447336307" calcext:value-type="float">
            <text:p>93.7197447336307</text:p>
          </table:table-cell>
          <table:table-cell table:number-columns-repeated="4"/>
          <table:table-cell office:value-type="float" office:value="1.25926877719808" calcext:value-type="float">
            <text:p>1.25926877719808</text:p>
          </table:table-cell>
          <table:table-cell/>
          <table:table-cell office:value-type="float" office:value="0.094244016578212" calcext:value-type="float">
            <text:p>0.09424401657821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7.55236546535344" calcext:value-type="float">
            <text:p>7.55236546535344</text:p>
          </table:table-cell>
          <table:table-cell office:value-type="float" office:value="100.096319753199" calcext:value-type="float">
            <text:p>100.096319753199</text:p>
          </table:table-cell>
          <table:table-cell office:value-type="float" office:value="93.9239984187901" calcext:value-type="float">
            <text:p>93.9239984187901</text:p>
          </table:table-cell>
          <table:table-cell table:number-columns-repeated="4"/>
          <table:table-cell office:value-type="float" office:value="4.74947716304693" calcext:value-type="float">
            <text:p>4.74947716304693</text:p>
          </table:table-cell>
          <table:table-cell/>
          <table:table-cell office:value-type="float" office:value="0.330068184212585" calcext:value-type="float">
            <text:p>0.330068184212585</text:p>
          </table:table-cell>
          <table:table-cell/>
          <table:table-cell office:value-type="float" office:value="7887" calcext:value-type="float">
            <text:p>7887</text:p>
          </table:table-cell>
        </table:table-row>
        <table:table-row table:style-name="ro1">
          <table:table-cell table:number-columns-repeated="4"/>
          <table:table-cell office:value-type="float" office:value="7.59359409947705" calcext:value-type="float">
            <text:p>7.59359409947705</text:p>
          </table:table-cell>
          <table:table-cell office:value-type="float" office:value="100.09655333089" calcext:value-type="float">
            <text:p>100.09655333089</text:p>
          </table:table-cell>
          <table:table-cell office:value-type="float" office:value="94.0081450720209" calcext:value-type="float">
            <text:p>94.0081450720209</text:p>
          </table:table-cell>
          <table:table-cell table:number-columns-repeated="4"/>
          <table:table-cell office:value-type="float" office:value="7.39667057692494" calcext:value-type="float">
            <text:p>7.39667057692494</text:p>
          </table:table-cell>
          <table:table-cell/>
          <table:table-cell office:value-type="float" office:value="-0.759997364233765" calcext:value-type="float">
            <text:p>-0.759997364233765</text:p>
          </table:table-cell>
          <table:table-cell/>
          <table:table-cell office:value-type="float" office:value="9485" calcext:value-type="float">
            <text:p>9485</text:p>
          </table:table-cell>
        </table:table-row>
        <table:table-row table:style-name="ro1">
          <table:table-cell table:number-columns-repeated="4"/>
          <table:table-cell office:value-type="float" office:value="7.61436981166641" calcext:value-type="float">
            <text:p>7.61436981166641</text:p>
          </table:table-cell>
          <table:table-cell office:value-type="float" office:value="100.096848682277" calcext:value-type="float">
            <text:p>100.096848682277</text:p>
          </table:table-cell>
          <table:table-cell office:value-type="float" office:value="94.1065890236937" calcext:value-type="float">
            <text:p>94.1065890236937</text:p>
          </table:table-cell>
          <table:table-cell table:number-columns-repeated="4"/>
          <table:table-cell office:value-type="float" office:value="0.456937826525316" calcext:value-type="float">
            <text:p>0.456937826525316</text:p>
          </table:table-cell>
          <table:table-cell/>
          <table:table-cell office:value-type="float" office:value="0.0212468863452088" calcext:value-type="float">
            <text:p>0.021246886345209</text:p>
          </table:table-cell>
          <table:table-cell/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4"/>
          <table:table-cell office:value-type="float" office:value="7.62079855001586" calcext:value-type="float">
            <text:p>7.62079855001586</text:p>
          </table:table-cell>
          <table:table-cell office:value-type="float" office:value="100.097032449808" calcext:value-type="float">
            <text:p>100.097032449808</text:p>
          </table:table-cell>
          <table:table-cell office:value-type="float" office:value="94.2350172587034" calcext:value-type="float">
            <text:p>94.2350172587034</text:p>
          </table:table-cell>
          <table:table-cell table:number-columns-repeated="4"/>
          <table:table-cell office:value-type="float" office:value="6.19499723903134" calcext:value-type="float">
            <text:p>6.19499723903134</text:p>
          </table:table-cell>
          <table:table-cell/>
          <table:table-cell office:value-type="float" office:value="-0.505010193226397" calcext:value-type="float">
            <text:p>-0.505010193226397</text:p>
          </table:table-cell>
          <table:table-cell/>
          <table:table-cell office:value-type="float" office:value="15252" calcext:value-type="float">
            <text:p>15252</text:p>
          </table:table-cell>
        </table:table-row>
        <table:table-row table:style-name="ro1">
          <table:table-cell table:number-columns-repeated="4"/>
          <table:table-cell office:value-type="float" office:value="7.64938185953481" calcext:value-type="float">
            <text:p>7.64938185953481</text:p>
          </table:table-cell>
          <table:table-cell office:value-type="float" office:value="100.097208112573" calcext:value-type="float">
            <text:p>100.097208112573</text:p>
          </table:table-cell>
          <table:table-cell office:value-type="float" office:value="94.3931111938725" calcext:value-type="float">
            <text:p>94.3931111938725</text:p>
          </table:table-cell>
          <table:table-cell table:number-columns-repeated="4"/>
          <table:table-cell office:value-type="float" office:value="100.078449133528" calcext:value-type="float">
            <text:p>100.078449133528</text:p>
          </table:table-cell>
          <table:table-cell/>
          <table:table-cell office:value-type="float" office:value="1.69584076504964" calcext:value-type="float">
            <text:p>1.69584076504964</text:p>
          </table:table-cell>
          <table:table-cell/>
          <table:table-cell office:value-type="float" office:value="49903" calcext:value-type="float">
            <text:p>49903</text:p>
          </table:table-cell>
        </table:table-row>
        <table:table-row table:style-name="ro1">
          <table:table-cell table:number-columns-repeated="4"/>
          <table:table-cell office:value-type="float" office:value="7.67782261160195" calcext:value-type="float">
            <text:p>7.67782261160195</text:p>
          </table:table-cell>
          <table:table-cell office:value-type="float" office:value="100.097212461535" calcext:value-type="float">
            <text:p>100.097212461535</text:p>
          </table:table-cell>
          <table:table-cell office:value-type="float" office:value="94.4304367521109" calcext:value-type="float">
            <text:p>94.4304367521109</text:p>
          </table:table-cell>
          <table:table-cell table:number-columns-repeated="4"/>
          <table:table-cell office:value-type="float" office:value="77.6884574882152" calcext:value-type="float">
            <text:p>77.6884574882152</text:p>
          </table:table-cell>
          <table:table-cell/>
          <table:table-cell office:value-type="float" office:value="1.90376090985006" calcext:value-type="float">
            <text:p>1.9037609098500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7.69896450719647" calcext:value-type="float">
            <text:p>7.69896450719647</text:p>
          </table:table-cell>
          <table:table-cell office:value-type="float" office:value="100.09727540846" calcext:value-type="float">
            <text:p>100.09727540846</text:p>
          </table:table-cell>
          <table:table-cell office:value-type="float" office:value="94.5403300170093" calcext:value-type="float">
            <text:p>94.5403300170093</text:p>
          </table:table-cell>
          <table:table-cell table:number-columns-repeated="4"/>
          <table:table-cell office:value-type="float" office:value="7.76317258204125" calcext:value-type="float">
            <text:p>7.76317258204125</text:p>
          </table:table-cell>
          <table:table-cell/>
          <table:table-cell office:value-type="float" office:value="-1.49705398431408" calcext:value-type="float">
            <text:p>-1.49705398431408</text:p>
          </table:table-cell>
          <table:table-cell/>
          <table:table-cell office:value-type="float" office:value="9977" calcext:value-type="float">
            <text:p>9977</text:p>
          </table:table-cell>
        </table:table-row>
        <table:table-row table:style-name="ro1">
          <table:table-cell table:number-columns-repeated="4"/>
          <table:table-cell office:value-type="float" office:value="7.70547628582972" calcext:value-type="float">
            <text:p>7.70547628582972</text:p>
          </table:table-cell>
          <table:table-cell office:value-type="float" office:value="100.097301964379" calcext:value-type="float">
            <text:p>100.097301964379</text:p>
          </table:table-cell>
          <table:table-cell office:value-type="float" office:value="94.6702712695761" calcext:value-type="float">
            <text:p>94.6702712695761</text:p>
          </table:table-cell>
          <table:table-cell table:number-columns-repeated="4"/>
          <table:table-cell office:value-type="float" office:value="45.7852171048253" calcext:value-type="float">
            <text:p>45.7852171048253</text:p>
          </table:table-cell>
          <table:table-cell/>
          <table:table-cell office:value-type="float" office:value="-1.97340879479728" calcext:value-type="float">
            <text:p>-1.9734087947972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7.7575794788095" calcext:value-type="float">
            <text:p>7.7575794788095</text:p>
          </table:table-cell>
          <table:table-cell office:value-type="float" office:value="100.097696739236" calcext:value-type="float">
            <text:p>100.097696739236</text:p>
          </table:table-cell>
          <table:table-cell office:value-type="float" office:value="94.6842800348326" calcext:value-type="float">
            <text:p>94.6842800348326</text:p>
          </table:table-cell>
          <table:table-cell table:number-columns-repeated="4"/>
          <table:table-cell office:value-type="float" office:value="7.99704978141431" calcext:value-type="float">
            <text:p>7.99704978141431</text:p>
          </table:table-cell>
          <table:table-cell/>
          <table:table-cell office:value-type="float" office:value="-0.462843791380532" calcext:value-type="float">
            <text:p>-0.462843791380532</text:p>
          </table:table-cell>
          <table:table-cell/>
          <table:table-cell office:value-type="float" office:value="9957" calcext:value-type="float">
            <text:p>9957</text:p>
          </table:table-cell>
        </table:table-row>
        <table:table-row table:style-name="ro1">
          <table:table-cell table:number-columns-repeated="4"/>
          <table:table-cell office:value-type="float" office:value="7.76576338014266" calcext:value-type="float">
            <text:p>7.76576338014266</text:p>
          </table:table-cell>
          <table:table-cell office:value-type="float" office:value="100.097777795814" calcext:value-type="float">
            <text:p>100.097777795814</text:p>
          </table:table-cell>
          <table:table-cell office:value-type="float" office:value="94.8596884811035" calcext:value-type="float">
            <text:p>94.8596884811035</text:p>
          </table:table-cell>
          <table:table-cell table:number-columns-repeated="4"/>
          <table:table-cell office:value-type="float" office:value="51.8050848113066" calcext:value-type="float">
            <text:p>51.8050848113066</text:p>
          </table:table-cell>
          <table:table-cell/>
          <table:table-cell office:value-type="float" office:value="-0.512826298843524" calcext:value-type="float">
            <text:p>-0.51282629884352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7.78953796251248" calcext:value-type="float">
            <text:p>7.78953796251248</text:p>
          </table:table-cell>
          <table:table-cell office:value-type="float" office:value="100.098028881619" calcext:value-type="float">
            <text:p>100.098028881619</text:p>
          </table:table-cell>
          <table:table-cell office:value-type="float" office:value="95.0890082534886" calcext:value-type="float">
            <text:p>95.0890082534886</text:p>
          </table:table-cell>
          <table:table-cell table:number-columns-repeated="4"/>
          <table:table-cell office:value-type="float" office:value="91.3779480969367" calcext:value-type="float">
            <text:p>91.3779480969367</text:p>
          </table:table-cell>
          <table:table-cell/>
          <table:table-cell office:value-type="float" office:value="-2.79532330841822" calcext:value-type="float">
            <text:p>-2.7953233084182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7.80517345651601" calcext:value-type="float">
            <text:p>7.80517345651601</text:p>
          </table:table-cell>
          <table:table-cell office:value-type="float" office:value="100.098233479083" calcext:value-type="float">
            <text:p>100.098233479083</text:p>
          </table:table-cell>
          <table:table-cell office:value-type="float" office:value="95.1424892292526" calcext:value-type="float">
            <text:p>95.1424892292526</text:p>
          </table:table-cell>
          <table:table-cell table:number-columns-repeated="4"/>
          <table:table-cell office:value-type="float" office:value="1.429733382063" calcext:value-type="float">
            <text:p>1.429733382063</text:p>
          </table:table-cell>
          <table:table-cell/>
          <table:table-cell office:value-type="float" office:value="0.213741580231758" calcext:value-type="float">
            <text:p>0.213741580231758</text:p>
          </table:table-cell>
          <table:table-cell/>
          <table:table-cell office:value-type="float" office:value="1287" calcext:value-type="float">
            <text:p>1287</text:p>
          </table:table-cell>
        </table:table-row>
        <table:table-row table:style-name="ro1">
          <table:table-cell table:number-columns-repeated="4"/>
          <table:table-cell office:value-type="float" office:value="7.8227911953037" calcext:value-type="float">
            <text:p>7.8227911953037</text:p>
          </table:table-cell>
          <table:table-cell office:value-type="float" office:value="100.098437235452" calcext:value-type="float">
            <text:p>100.098437235452</text:p>
          </table:table-cell>
          <table:table-cell office:value-type="float" office:value="95.5625317715586" calcext:value-type="float">
            <text:p>95.5625317715586</text:p>
          </table:table-cell>
          <table:table-cell table:number-columns-repeated="4"/>
          <table:table-cell office:value-type="float" office:value="0.431150549109441" calcext:value-type="float">
            <text:p>0.431150549109441</text:p>
          </table:table-cell>
          <table:table-cell/>
          <table:table-cell office:value-type="float" office:value="0.209983246049433" calcext:value-type="float">
            <text:p>0.209983246049433</text:p>
          </table:table-cell>
          <table:table-cell/>
          <table:table-cell office:value-type="float" office:value="1402" calcext:value-type="float">
            <text:p>1402</text:p>
          </table:table-cell>
        </table:table-row>
        <table:table-row table:style-name="ro1">
          <table:table-cell table:number-columns-repeated="4"/>
          <table:table-cell office:value-type="float" office:value="7.85524671835595" calcext:value-type="float">
            <text:p>7.85524671835595</text:p>
          </table:table-cell>
          <table:table-cell office:value-type="float" office:value="100.098599197663" calcext:value-type="float">
            <text:p>100.098599197663</text:p>
          </table:table-cell>
          <table:table-cell office:value-type="float" office:value="95.6221900066441" calcext:value-type="float">
            <text:p>95.6221900066441</text:p>
          </table:table-cell>
          <table:table-cell table:number-columns-repeated="4"/>
          <table:table-cell office:value-type="float" office:value="1.34069416966298" calcext:value-type="float">
            <text:p>1.34069416966298</text:p>
          </table:table-cell>
          <table:table-cell/>
          <table:table-cell office:value-type="float" office:value="-0.207889400992776" calcext:value-type="float">
            <text:p>-0.207889400992776</text:p>
          </table:table-cell>
          <table:table-cell/>
          <table:table-cell office:value-type="float" office:value="3993" calcext:value-type="float">
            <text:p>3993</text:p>
          </table:table-cell>
        </table:table-row>
        <table:table-row table:style-name="ro1">
          <table:table-cell table:number-columns-repeated="4"/>
          <table:table-cell office:value-type="float" office:value="7.85629436954843" calcext:value-type="float">
            <text:p>7.85629436954843</text:p>
          </table:table-cell>
          <table:table-cell office:value-type="float" office:value="100.098614437549" calcext:value-type="float">
            <text:p>100.098614437549</text:p>
          </table:table-cell>
          <table:table-cell office:value-type="float" office:value="95.769371531446" calcext:value-type="float">
            <text:p>95.769371531446</text:p>
          </table:table-cell>
          <table:table-cell table:number-columns-repeated="4"/>
          <table:table-cell office:value-type="float" office:value="89.7624581126386" calcext:value-type="float">
            <text:p>89.7624581126386</text:p>
          </table:table-cell>
          <table:table-cell/>
          <table:table-cell office:value-type="float" office:value="-1.56783142936156" calcext:value-type="float">
            <text:p>-1.5678314293615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7.88252245538224" calcext:value-type="float">
            <text:p>7.88252245538224</text:p>
          </table:table-cell>
          <table:table-cell office:value-type="float" office:value="100.098674581879" calcext:value-type="float">
            <text:p>100.098674581879</text:p>
          </table:table-cell>
          <table:table-cell office:value-type="float" office:value="96.1194853242587" calcext:value-type="float">
            <text:p>96.1194853242587</text:p>
          </table:table-cell>
          <table:table-cell table:number-columns-repeated="4"/>
          <table:table-cell office:value-type="float" office:value="84.0887183481981" calcext:value-type="float">
            <text:p>84.0887183481981</text:p>
          </table:table-cell>
          <table:table-cell/>
          <table:table-cell office:value-type="float" office:value="-0.862482917429657" calcext:value-type="float">
            <text:p>-0.86248291742965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7.92081356295021" calcext:value-type="float">
            <text:p>7.92081356295021</text:p>
          </table:table-cell>
          <table:table-cell office:value-type="float" office:value="100.098724175777" calcext:value-type="float">
            <text:p>100.098724175777</text:p>
          </table:table-cell>
          <table:table-cell office:value-type="float" office:value="96.1988772378293" calcext:value-type="float">
            <text:p>96.1988772378293</text:p>
          </table:table-cell>
          <table:table-cell table:number-columns-repeated="4"/>
          <table:table-cell office:value-type="float" office:value="1.38649184603606" calcext:value-type="float">
            <text:p>1.38649184603606</text:p>
          </table:table-cell>
          <table:table-cell/>
          <table:table-cell office:value-type="float" office:value="-0.0273951407760846" calcext:value-type="float">
            <text:p>-0.027395140776085</text:p>
          </table:table-cell>
          <table:table-cell/>
          <table:table-cell office:value-type="float" office:value="3842" calcext:value-type="float">
            <text:p>3842</text:p>
          </table:table-cell>
        </table:table-row>
        <table:table-row table:style-name="ro1">
          <table:table-cell table:number-columns-repeated="4"/>
          <table:table-cell office:value-type="float" office:value="7.95310586528083" calcext:value-type="float">
            <text:p>7.95310586528083</text:p>
          </table:table-cell>
          <table:table-cell office:value-type="float" office:value="100.098730847429" calcext:value-type="float">
            <text:p>100.098730847429</text:p>
          </table:table-cell>
          <table:table-cell office:value-type="float" office:value="96.2285518786539" calcext:value-type="float">
            <text:p>96.2285518786539</text:p>
          </table:table-cell>
          <table:table-cell table:number-columns-repeated="4"/>
          <table:table-cell office:value-type="float" office:value="100.084091511837" calcext:value-type="float">
            <text:p>100.084091511837</text:p>
          </table:table-cell>
          <table:table-cell/>
          <table:table-cell office:value-type="float" office:value="-1.89325575817885" calcext:value-type="float">
            <text:p>-1.89325575817885</text:p>
          </table:table-cell>
          <table:table-cell/>
          <table:table-cell office:value-type="float" office:value="49845" calcext:value-type="float">
            <text:p>49845</text:p>
          </table:table-cell>
        </table:table-row>
        <table:table-row table:style-name="ro1">
          <table:table-cell table:number-columns-repeated="4"/>
          <table:table-cell office:value-type="float" office:value="8.04179343925349" calcext:value-type="float">
            <text:p>8.04179343925349</text:p>
          </table:table-cell>
          <table:table-cell office:value-type="float" office:value="100.098747832347" calcext:value-type="float">
            <text:p>100.098747832347</text:p>
          </table:table-cell>
          <table:table-cell office:value-type="float" office:value="96.3034345856114" calcext:value-type="float">
            <text:p>96.3034345856114</text:p>
          </table:table-cell>
          <table:table-cell table:number-columns-repeated="4"/>
          <table:table-cell office:value-type="float" office:value="0.10372000926522" calcext:value-type="float">
            <text:p>0.10372000926522</text:p>
          </table:table-cell>
          <table:table-cell/>
          <table:table-cell office:value-type="float" office:value="-0.210075901127463" calcext:value-type="float">
            <text:p>-0.210075901127463</text:p>
          </table:table-cell>
          <table:table-cell/>
          <table:table-cell office:value-type="float" office:value="526" calcext:value-type="float">
            <text:p>526</text:p>
          </table:table-cell>
        </table:table-row>
        <table:table-row table:style-name="ro1">
          <table:table-cell table:number-columns-repeated="4"/>
          <table:table-cell office:value-type="float" office:value="8.25423326653076" calcext:value-type="float">
            <text:p>8.25423326653076</text:p>
          </table:table-cell>
          <table:table-cell office:value-type="float" office:value="100.098904704172" calcext:value-type="float">
            <text:p>100.098904704172</text:p>
          </table:table-cell>
          <table:table-cell office:value-type="float" office:value="96.5244265054191" calcext:value-type="float">
            <text:p>96.5244265054191</text:p>
          </table:table-cell>
          <table:table-cell table:number-columns-repeated="4"/>
          <table:table-cell office:value-type="float" office:value="4.78922230126462" calcext:value-type="float">
            <text:p>4.78922230126462</text:p>
          </table:table-cell>
          <table:table-cell/>
          <table:table-cell office:value-type="float" office:value="-0.0336902858013633" calcext:value-type="float">
            <text:p>-0.03369028580136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8.26082537184107" calcext:value-type="float">
            <text:p>8.26082537184107</text:p>
          </table:table-cell>
          <table:table-cell office:value-type="float" office:value="100.098935349429" calcext:value-type="float">
            <text:p>100.098935349429</text:p>
          </table:table-cell>
          <table:table-cell office:value-type="float" office:value="96.9299515754236" calcext:value-type="float">
            <text:p>96.9299515754236</text:p>
          </table:table-cell>
          <table:table-cell table:number-columns-repeated="4"/>
          <table:table-cell office:value-type="float" office:value="8.66932501780478" calcext:value-type="float">
            <text:p>8.66932501780478</text:p>
          </table:table-cell>
          <table:table-cell/>
          <table:table-cell office:value-type="float" office:value="-0.0164807974841234" calcext:value-type="float">
            <text:p>-0.016480797484123</text:p>
          </table:table-cell>
          <table:table-cell/>
          <table:table-cell office:value-type="float" office:value="25816" calcext:value-type="float">
            <text:p>25816</text:p>
          </table:table-cell>
        </table:table-row>
        <table:table-row table:style-name="ro1">
          <table:table-cell table:number-columns-repeated="4"/>
          <table:table-cell office:value-type="float" office:value="8.29610441700195" calcext:value-type="float">
            <text:p>8.29610441700195</text:p>
          </table:table-cell>
          <table:table-cell office:value-type="float" office:value="100.099035946343" calcext:value-type="float">
            <text:p>100.099035946343</text:p>
          </table:table-cell>
          <table:table-cell office:value-type="float" office:value="96.9928087099273" calcext:value-type="float">
            <text:p>96.9928087099273</text:p>
          </table:table-cell>
          <table:table-cell table:number-columns-repeated="4"/>
          <table:table-cell office:value-type="float" office:value="0.273710517889325" calcext:value-type="float">
            <text:p>0.273710517889325</text:p>
          </table:table-cell>
          <table:table-cell/>
          <table:table-cell office:value-type="float" office:value="0.114716864653763" calcext:value-type="float">
            <text:p>0.114716864653763</text:p>
          </table:table-cell>
          <table:table-cell/>
          <table:table-cell office:value-type="float" office:value="267" calcext:value-type="float">
            <text:p>267</text:p>
          </table:table-cell>
        </table:table-row>
        <table:table-row table:style-name="ro1">
          <table:table-cell table:number-columns-repeated="4"/>
          <table:table-cell office:value-type="float" office:value="8.33271399762851" calcext:value-type="float">
            <text:p>8.33271399762851</text:p>
          </table:table-cell>
          <table:table-cell office:value-type="float" office:value="100.099222344992" calcext:value-type="float">
            <text:p>100.099222344992</text:p>
          </table:table-cell>
          <table:table-cell office:value-type="float" office:value="97.2231681628456" calcext:value-type="float">
            <text:p>97.2231681628456</text:p>
          </table:table-cell>
          <table:table-cell table:number-columns-repeated="4"/>
          <table:table-cell office:value-type="float" office:value="1.3510474667689" calcext:value-type="float">
            <text:p>1.3510474667689</text:p>
          </table:table-cell>
          <table:table-cell/>
          <table:table-cell office:value-type="float" office:value="-0.442578479258475" calcext:value-type="float">
            <text:p>-0.442578479258475</text:p>
          </table:table-cell>
          <table:table-cell/>
          <table:table-cell office:value-type="float" office:value="1155" calcext:value-type="float">
            <text:p>1155</text:p>
          </table:table-cell>
        </table:table-row>
        <table:table-row table:style-name="ro1">
          <table:table-cell table:number-columns-repeated="4"/>
          <table:table-cell office:value-type="float" office:value="8.35012940954739" calcext:value-type="float">
            <text:p>8.35012940954739</text:p>
          </table:table-cell>
          <table:table-cell office:value-type="float" office:value="100.099247334866" calcext:value-type="float">
            <text:p>100.099247334866</text:p>
          </table:table-cell>
          <table:table-cell office:value-type="float" office:value="97.2375832092547" calcext:value-type="float">
            <text:p>97.2375832092547</text:p>
          </table:table-cell>
          <table:table-cell table:number-columns-repeated="4"/>
          <table:table-cell office:value-type="float" office:value="2.09680200040559" calcext:value-type="float">
            <text:p>2.09680200040559</text:p>
          </table:table-cell>
          <table:table-cell/>
          <table:table-cell office:value-type="float" office:value="0.163683620095311" calcext:value-type="float">
            <text:p>0.163683620095311</text:p>
          </table:table-cell>
          <table:table-cell/>
          <table:table-cell office:value-type="float" office:value="3329" calcext:value-type="float">
            <text:p>3329</text:p>
          </table:table-cell>
        </table:table-row>
        <table:table-row table:style-name="ro1">
          <table:table-cell table:number-columns-repeated="4"/>
          <table:table-cell office:value-type="float" office:value="8.4081388713806" calcext:value-type="float">
            <text:p>8.4081388713806</text:p>
          </table:table-cell>
          <table:table-cell office:value-type="float" office:value="100.099590336742" calcext:value-type="float">
            <text:p>100.099590336742</text:p>
          </table:table-cell>
          <table:table-cell office:value-type="float" office:value="97.2537495565517" calcext:value-type="float">
            <text:p>97.2537495565517</text:p>
          </table:table-cell>
          <table:table-cell table:number-columns-repeated="4"/>
          <table:table-cell office:value-type="float" office:value="8.54264802250222" calcext:value-type="float">
            <text:p>8.54264802250222</text:p>
          </table:table-cell>
          <table:table-cell/>
          <table:table-cell office:value-type="float" office:value="-0.621626257223012" calcext:value-type="float">
            <text:p>-0.621626257223012</text:p>
          </table:table-cell>
          <table:table-cell/>
          <table:table-cell office:value-type="float" office:value="22028" calcext:value-type="float">
            <text:p>22028</text:p>
          </table:table-cell>
        </table:table-row>
        <table:table-row table:style-name="ro1">
          <table:table-cell table:number-columns-repeated="4"/>
          <table:table-cell office:value-type="float" office:value="8.4788235348958" calcext:value-type="float">
            <text:p>8.4788235348958</text:p>
          </table:table-cell>
          <table:table-cell office:value-type="float" office:value="100.099672384254" calcext:value-type="float">
            <text:p>100.099672384254</text:p>
          </table:table-cell>
          <table:table-cell office:value-type="float" office:value="97.2950646222766" calcext:value-type="float">
            <text:p>97.2950646222766</text:p>
          </table:table-cell>
          <table:table-cell table:number-columns-repeated="4"/>
          <table:table-cell office:value-type="float" office:value="1.85175893589852" calcext:value-type="float">
            <text:p>1.85175893589852</text:p>
          </table:table-cell>
          <table:table-cell/>
          <table:table-cell office:value-type="float" office:value="0.0989596757992981" calcext:value-type="float">
            <text:p>0.098959675799298</text:p>
          </table:table-cell>
          <table:table-cell/>
          <table:table-cell office:value-type="float" office:value="2141" calcext:value-type="float">
            <text:p>2141</text:p>
          </table:table-cell>
        </table:table-row>
        <table:table-row table:style-name="ro1">
          <table:table-cell table:number-columns-repeated="4"/>
          <table:table-cell office:value-type="float" office:value="8.47944244361943" calcext:value-type="float">
            <text:p>8.47944244361943</text:p>
          </table:table-cell>
          <table:table-cell office:value-type="float" office:value="100.099725066678" calcext:value-type="float">
            <text:p>100.099725066678</text:p>
          </table:table-cell>
          <table:table-cell office:value-type="float" office:value="97.4311934808052" calcext:value-type="float">
            <text:p>97.4311934808052</text:p>
          </table:table-cell>
          <table:table-cell table:number-columns-repeated="4"/>
          <table:table-cell office:value-type="float" office:value="1.90519975485629" calcext:value-type="float">
            <text:p>1.90519975485629</text:p>
          </table:table-cell>
          <table:table-cell/>
          <table:table-cell office:value-type="float" office:value="-0.142525160402863" calcext:value-type="float">
            <text:p>-0.142525160402863</text:p>
          </table:table-cell>
          <table:table-cell/>
          <table:table-cell office:value-type="float" office:value="1804" calcext:value-type="float">
            <text:p>1804</text:p>
          </table:table-cell>
        </table:table-row>
        <table:table-row table:style-name="ro1">
          <table:table-cell table:number-columns-repeated="4"/>
          <table:table-cell office:value-type="float" office:value="8.49550773250382" calcext:value-type="float">
            <text:p>8.49550773250382</text:p>
          </table:table-cell>
          <table:table-cell office:value-type="float" office:value="100.099729714282" calcext:value-type="float">
            <text:p>100.099729714282</text:p>
          </table:table-cell>
          <table:table-cell office:value-type="float" office:value="97.4610645039583" calcext:value-type="float">
            <text:p>97.4610645039583</text:p>
          </table:table-cell>
          <table:table-cell table:number-columns-repeated="4"/>
          <table:table-cell office:value-type="float" office:value="92.5720696838007" calcext:value-type="float">
            <text:p>92.5720696838007</text:p>
          </table:table-cell>
          <table:table-cell/>
          <table:table-cell office:value-type="float" office:value="-6.88453093947641" calcext:value-type="float">
            <text:p>-6.8845309394764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8.51905795396129" calcext:value-type="float">
            <text:p>8.51905795396129</text:p>
          </table:table-cell>
          <table:table-cell office:value-type="float" office:value="100.099741373546" calcext:value-type="float">
            <text:p>100.099741373546</text:p>
          </table:table-cell>
          <table:table-cell office:value-type="float" office:value="97.494782927221" calcext:value-type="float">
            <text:p>97.494782927221</text:p>
          </table:table-cell>
          <table:table-cell table:number-columns-repeated="4"/>
          <table:table-cell office:value-type="float" office:value="0.241225474916781" calcext:value-type="float">
            <text:p>0.241225474916781</text:p>
          </table:table-cell>
          <table:table-cell/>
          <table:table-cell office:value-type="float" office:value="0.295666229052013" calcext:value-type="float">
            <text:p>0.295666229052013</text:p>
          </table:table-cell>
          <table:table-cell/>
          <table:table-cell office:value-type="float" office:value="1304" calcext:value-type="float">
            <text:p>1304</text:p>
          </table:table-cell>
        </table:table-row>
        <table:table-row table:style-name="ro1">
          <table:table-cell table:number-columns-repeated="4"/>
          <table:table-cell office:value-type="float" office:value="8.55928656001819" calcext:value-type="float">
            <text:p>8.55928656001819</text:p>
          </table:table-cell>
          <table:table-cell office:value-type="float" office:value="100.099793202461" calcext:value-type="float">
            <text:p>100.099793202461</text:p>
          </table:table-cell>
          <table:table-cell office:value-type="float" office:value="97.6371551881559" calcext:value-type="float">
            <text:p>97.6371551881559</text:p>
          </table:table-cell>
          <table:table-cell table:number-columns-repeated="4"/>
          <table:table-cell office:value-type="float" office:value="4.76553880388472" calcext:value-type="float">
            <text:p>4.76553880388472</text:p>
          </table:table-cell>
          <table:table-cell/>
          <table:table-cell office:value-type="float" office:value="-0.659762796363318" calcext:value-type="float">
            <text:p>-0.65976279636331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8.59541599913439" calcext:value-type="float">
            <text:p>8.59541599913439</text:p>
          </table:table-cell>
          <table:table-cell office:value-type="float" office:value="100.099987559597" calcext:value-type="float">
            <text:p>100.099987559597</text:p>
          </table:table-cell>
          <table:table-cell office:value-type="float" office:value="97.6504616767038" calcext:value-type="float">
            <text:p>97.6504616767038</text:p>
          </table:table-cell>
          <table:table-cell table:number-columns-repeated="4"/>
          <table:table-cell office:value-type="float" office:value="5.18271152244986" calcext:value-type="float">
            <text:p>5.18271152244986</text:p>
          </table:table-cell>
          <table:table-cell/>
          <table:table-cell office:value-type="float" office:value="0.755744386614072" calcext:value-type="float">
            <text:p>0.755744386614072</text:p>
          </table:table-cell>
          <table:table-cell/>
          <table:table-cell office:value-type="float" office:value="45583" calcext:value-type="float">
            <text:p>45583</text:p>
          </table:table-cell>
        </table:table-row>
        <table:table-row table:style-name="ro1">
          <table:table-cell table:number-columns-repeated="4"/>
          <table:table-cell office:value-type="float" office:value="8.69562701090722" calcext:value-type="float">
            <text:p>8.69562701090722</text:p>
          </table:table-cell>
          <table:table-cell office:value-type="float" office:value="100.100063255184" calcext:value-type="float">
            <text:p>100.100063255184</text:p>
          </table:table-cell>
          <table:table-cell office:value-type="float" office:value="98.2670843751846" calcext:value-type="float">
            <text:p>98.2670843751846</text:p>
          </table:table-cell>
          <table:table-cell table:number-columns-repeated="4"/>
          <table:table-cell office:value-type="float" office:value="4.47091838260997" calcext:value-type="float">
            <text:p>4.47091838260997</text:p>
          </table:table-cell>
          <table:table-cell/>
          <table:table-cell office:value-type="float" office:value="0.00703791464363791" calcext:value-type="float">
            <text:p>0.007037914643638</text:p>
          </table:table-cell>
          <table:table-cell/>
          <table:table-cell office:value-type="float" office:value="11771" calcext:value-type="float">
            <text:p>11771</text:p>
          </table:table-cell>
        </table:table-row>
        <table:table-row table:style-name="ro1">
          <table:table-cell table:number-columns-repeated="4"/>
          <table:table-cell office:value-type="float" office:value="8.69903880182011" calcext:value-type="float">
            <text:p>8.69903880182011</text:p>
          </table:table-cell>
          <table:table-cell office:value-type="float" office:value="100.100195934613" calcext:value-type="float">
            <text:p>100.100195934613</text:p>
          </table:table-cell>
          <table:table-cell office:value-type="float" office:value="98.2938935690997" calcext:value-type="float">
            <text:p>98.2938935690997</text:p>
          </table:table-cell>
          <table:table-cell table:number-columns-repeated="4"/>
          <table:table-cell office:value-type="float" office:value="3.14701251064663" calcext:value-type="float">
            <text:p>3.14701251064663</text:p>
          </table:table-cell>
          <table:table-cell/>
          <table:table-cell office:value-type="float" office:value="0.19498957168298" calcext:value-type="float">
            <text:p>0.1949895716829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8.81698310612064" calcext:value-type="float">
            <text:p>8.81698310612064</text:p>
          </table:table-cell>
          <table:table-cell office:value-type="float" office:value="100.100320376858" calcext:value-type="float">
            <text:p>100.100320376858</text:p>
          </table:table-cell>
          <table:table-cell office:value-type="float" office:value="98.6907585097116" calcext:value-type="float">
            <text:p>98.6907585097116</text:p>
          </table:table-cell>
          <table:table-cell table:number-columns-repeated="4"/>
          <table:table-cell office:value-type="float" office:value="3.79832879001942" calcext:value-type="float">
            <text:p>3.79832879001942</text:p>
          </table:table-cell>
          <table:table-cell/>
          <table:table-cell office:value-type="float" office:value="0.0159803966922092" calcext:value-type="float">
            <text:p>0.015980396692209</text:p>
          </table:table-cell>
          <table:table-cell/>
          <table:table-cell office:value-type="float" office:value="5078" calcext:value-type="float">
            <text:p>5078</text:p>
          </table:table-cell>
        </table:table-row>
        <table:table-row table:style-name="ro1">
          <table:table-cell table:number-columns-repeated="4"/>
          <table:table-cell office:value-type="float" office:value="8.8252671607468" calcext:value-type="float">
            <text:p>8.8252671607468</text:p>
          </table:table-cell>
          <table:table-cell office:value-type="float" office:value="100.100361836285" calcext:value-type="float">
            <text:p>100.100361836285</text:p>
          </table:table-cell>
          <table:table-cell office:value-type="float" office:value="98.7382643783111" calcext:value-type="float">
            <text:p>98.7382643783111</text:p>
          </table:table-cell>
          <table:table-cell table:number-columns-repeated="4"/>
          <table:table-cell office:value-type="float" office:value="3.49601050289964" calcext:value-type="float">
            <text:p>3.49601050289964</text:p>
          </table:table-cell>
          <table:table-cell/>
          <table:table-cell office:value-type="float" office:value="0.0461826267113615" calcext:value-type="float">
            <text:p>0.046182626711362</text:p>
          </table:table-cell>
          <table:table-cell/>
          <table:table-cell office:value-type="float" office:value="5207" calcext:value-type="float">
            <text:p>5207</text:p>
          </table:table-cell>
        </table:table-row>
        <table:table-row table:style-name="ro1">
          <table:table-cell table:number-columns-repeated="4"/>
          <table:table-cell office:value-type="float" office:value="8.83188274138743" calcext:value-type="float">
            <text:p>8.83188274138743</text:p>
          </table:table-cell>
          <table:table-cell office:value-type="float" office:value="100.100400838662" calcext:value-type="float">
            <text:p>100.100400838662</text:p>
          </table:table-cell>
          <table:table-cell office:value-type="float" office:value="98.7391592726977" calcext:value-type="float">
            <text:p>98.7391592726977</text:p>
          </table:table-cell>
          <table:table-cell table:number-columns-repeated="4"/>
          <table:table-cell office:value-type="float" office:value="5.03862877457549" calcext:value-type="float">
            <text:p>5.03862877457549</text:p>
          </table:table-cell>
          <table:table-cell/>
          <table:table-cell office:value-type="float" office:value="0.204519087980485" calcext:value-type="float">
            <text:p>0.204519087980485</text:p>
          </table:table-cell>
          <table:table-cell/>
          <table:table-cell office:value-type="float" office:value="4284" calcext:value-type="float">
            <text:p>4284</text:p>
          </table:table-cell>
        </table:table-row>
        <table:table-row table:style-name="ro1">
          <table:table-cell table:number-columns-repeated="4"/>
          <table:table-cell office:value-type="float" office:value="8.96479324945361" calcext:value-type="float">
            <text:p>8.96479324945361</text:p>
          </table:table-cell>
          <table:table-cell office:value-type="float" office:value="100.100550972331" calcext:value-type="float">
            <text:p>100.100550972331</text:p>
          </table:table-cell>
          <table:table-cell office:value-type="float" office:value="99.0525526857424" calcext:value-type="float">
            <text:p>99.0525526857424</text:p>
          </table:table-cell>
          <table:table-cell table:number-columns-repeated="4"/>
          <table:table-cell office:value-type="float" office:value="80.885039445288" calcext:value-type="float">
            <text:p>80.885039445288</text:p>
          </table:table-cell>
          <table:table-cell/>
          <table:table-cell office:value-type="float" office:value="-1.17933567369013" calcext:value-type="float">
            <text:p>-1.1793356736901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8.97165360539083" calcext:value-type="float">
            <text:p>8.97165360539083</text:p>
          </table:table-cell>
          <table:table-cell office:value-type="float" office:value="100.10057471154" calcext:value-type="float">
            <text:p>100.10057471154</text:p>
          </table:table-cell>
          <table:table-cell office:value-type="float" office:value="99.0634117560836" calcext:value-type="float">
            <text:p>99.0634117560836</text:p>
          </table:table-cell>
          <table:table-cell table:number-columns-repeated="4"/>
          <table:table-cell office:value-type="float" office:value="3.52941949254364" calcext:value-type="float">
            <text:p>3.52941949254364</text:p>
          </table:table-cell>
          <table:table-cell/>
          <table:table-cell office:value-type="float" office:value="-0.127069131850142" calcext:value-type="float">
            <text:p>-0.127069131850142</text:p>
          </table:table-cell>
          <table:table-cell/>
          <table:table-cell office:value-type="float" office:value="3193" calcext:value-type="float">
            <text:p>3193</text:p>
          </table:table-cell>
        </table:table-row>
        <table:table-row table:style-name="ro1">
          <table:table-cell table:number-columns-repeated="4"/>
          <table:table-cell office:value-type="float" office:value="8.97350408781321" calcext:value-type="float">
            <text:p>8.97350408781321</text:p>
          </table:table-cell>
          <table:table-cell office:value-type="float" office:value="100.10073492545" calcext:value-type="float">
            <text:p>100.10073492545</text:p>
          </table:table-cell>
          <table:table-cell office:value-type="float" office:value="99.0684610640627" calcext:value-type="float">
            <text:p>99.0684610640627</text:p>
          </table:table-cell>
          <table:table-cell table:number-columns-repeated="4"/>
          <table:table-cell office:value-type="float" office:value="7.00953834643881" calcext:value-type="float">
            <text:p>7.00953834643881</text:p>
          </table:table-cell>
          <table:table-cell/>
          <table:table-cell office:value-type="float" office:value="-0.0497596071345215" calcext:value-type="float">
            <text:p>-0.049759607134522</text:p>
          </table:table-cell>
          <table:table-cell/>
          <table:table-cell office:value-type="float" office:value="8406" calcext:value-type="float">
            <text:p>8406</text:p>
          </table:table-cell>
        </table:table-row>
        <table:table-row table:style-name="ro1">
          <table:table-cell table:number-columns-repeated="4"/>
          <table:table-cell office:value-type="float" office:value="8.97992935376074" calcext:value-type="float">
            <text:p>8.97992935376074</text:p>
          </table:table-cell>
          <table:table-cell office:value-type="float" office:value="100.100765151591" calcext:value-type="float">
            <text:p>100.100765151591</text:p>
          </table:table-cell>
          <table:table-cell office:value-type="float" office:value="99.4551983109129" calcext:value-type="float">
            <text:p>99.4551983109129</text:p>
          </table:table-cell>
          <table:table-cell table:number-columns-repeated="4"/>
          <table:table-cell office:value-type="float" office:value="73.5177894422314" calcext:value-type="float">
            <text:p>73.5177894422314</text:p>
          </table:table-cell>
          <table:table-cell/>
          <table:table-cell office:value-type="float" office:value="0.630672392155967" calcext:value-type="float">
            <text:p>0.63067239215596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9.00758628544315" calcext:value-type="float">
            <text:p>9.00758628544315</text:p>
          </table:table-cell>
          <table:table-cell office:value-type="float" office:value="100.101123467336" calcext:value-type="float">
            <text:p>100.101123467336</text:p>
          </table:table-cell>
          <table:table-cell office:value-type="float" office:value="99.4846445125403" calcext:value-type="float">
            <text:p>99.4846445125403</text:p>
          </table:table-cell>
          <table:table-cell table:number-columns-repeated="4"/>
          <table:table-cell office:value-type="float" office:value="2.43934771380095" calcext:value-type="float">
            <text:p>2.43934771380095</text:p>
          </table:table-cell>
          <table:table-cell/>
          <table:table-cell office:value-type="float" office:value="0.0192912819969635" calcext:value-type="float">
            <text:p>0.019291281996964</text:p>
          </table:table-cell>
          <table:table-cell/>
          <table:table-cell office:value-type="float" office:value="2102" calcext:value-type="float">
            <text:p>2102</text:p>
          </table:table-cell>
        </table:table-row>
        <table:table-row table:style-name="ro1">
          <table:table-cell table:number-columns-repeated="4"/>
          <table:table-cell office:value-type="float" office:value="9.0212827164822" calcext:value-type="float">
            <text:p>9.0212827164822</text:p>
          </table:table-cell>
          <table:table-cell office:value-type="float" office:value="100.101190498362" calcext:value-type="float">
            <text:p>100.101190498362</text:p>
          </table:table-cell>
          <table:table-cell office:value-type="float" office:value="99.5811539738182" calcext:value-type="float">
            <text:p>99.5811539738182</text:p>
          </table:table-cell>
          <table:table-cell table:number-columns-repeated="4"/>
          <table:table-cell office:value-type="float" office:value="86.273072891732" calcext:value-type="float">
            <text:p>86.273072891732</text:p>
          </table:table-cell>
          <table:table-cell/>
          <table:table-cell office:value-type="float" office:value="-0.77402623921796" calcext:value-type="float">
            <text:p>-0.7740262392179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9.04149842360526" calcext:value-type="float">
            <text:p>9.04149842360526</text:p>
          </table:table-cell>
          <table:table-cell office:value-type="float" office:value="100.101297260123" calcext:value-type="float">
            <text:p>100.101297260123</text:p>
          </table:table-cell>
          <table:table-cell office:value-type="float" office:value="99.5956619462847" calcext:value-type="float">
            <text:p>99.5956619462847</text:p>
          </table:table-cell>
          <table:table-cell table:number-columns-repeated="4"/>
          <table:table-cell office:value-type="float" office:value="4.7682274628817" calcext:value-type="float">
            <text:p>4.7682274628817</text:p>
          </table:table-cell>
          <table:table-cell/>
          <table:table-cell office:value-type="float" office:value="-0.486884309388327" calcext:value-type="float">
            <text:p>-0.486884309388327</text:p>
          </table:table-cell>
          <table:table-cell/>
          <table:table-cell office:value-type="float" office:value="5636" calcext:value-type="float">
            <text:p>5636</text:p>
          </table:table-cell>
        </table:table-row>
        <table:table-row table:style-name="ro1">
          <table:table-cell table:number-columns-repeated="4"/>
          <table:table-cell office:value-type="float" office:value="9.0442001617997" calcext:value-type="float">
            <text:p>9.0442001617997</text:p>
          </table:table-cell>
          <table:table-cell office:value-type="float" office:value="100.101446763876" calcext:value-type="float">
            <text:p>100.101446763876</text:p>
          </table:table-cell>
          <table:table-cell office:value-type="float" office:value="99.6253511369392" calcext:value-type="float">
            <text:p>99.6253511369392</text:p>
          </table:table-cell>
          <table:table-cell table:number-columns-repeated="4"/>
          <table:table-cell office:value-type="float" office:value="94.6702712695761" calcext:value-type="float">
            <text:p>94.6702712695761</text:p>
          </table:table-cell>
          <table:table-cell/>
          <table:table-cell office:value-type="float" office:value="1.05672588856081" calcext:value-type="float">
            <text:p>1.0567258885608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9.07747551355297" calcext:value-type="float">
            <text:p>9.07747551355297</text:p>
          </table:table-cell>
          <table:table-cell office:value-type="float" office:value="100.101858132315" calcext:value-type="float">
            <text:p>100.101858132315</text:p>
          </table:table-cell>
          <table:table-cell office:value-type="float" office:value="99.666584968988" calcext:value-type="float">
            <text:p>99.666584968988</text:p>
          </table:table-cell>
          <table:table-cell table:number-columns-repeated="4"/>
          <table:table-cell office:value-type="float" office:value="8.26682369381154" calcext:value-type="float">
            <text:p>8.26682369381154</text:p>
          </table:table-cell>
          <table:table-cell/>
          <table:table-cell office:value-type="float" office:value="1.10734850449375" calcext:value-type="float">
            <text:p>1.10734850449375</text:p>
          </table:table-cell>
          <table:table-cell/>
          <table:table-cell office:value-type="float" office:value="35290" calcext:value-type="float">
            <text:p>35290</text:p>
          </table:table-cell>
        </table:table-row>
        <table:table-row table:style-name="ro1">
          <table:table-cell table:number-columns-repeated="4"/>
          <table:table-cell office:value-type="float" office:value="9.11603686182748" calcext:value-type="float">
            <text:p>9.11603686182748</text:p>
          </table:table-cell>
          <table:table-cell office:value-type="float" office:value="100.101912462319" calcext:value-type="float">
            <text:p>100.101912462319</text:p>
          </table:table-cell>
          <table:table-cell office:value-type="float" office:value="99.6752354955672" calcext:value-type="float">
            <text:p>99.6752354955672</text:p>
          </table:table-cell>
          <table:table-cell table:number-columns-repeated="4"/>
          <table:table-cell office:value-type="float" office:value="8.5698558010347" calcext:value-type="float">
            <text:p>8.5698558010347</text:p>
          </table:table-cell>
          <table:table-cell/>
          <table:table-cell office:value-type="float" office:value="-0.579246991824107" calcext:value-type="float">
            <text:p>-0.579246991824107</text:p>
          </table:table-cell>
          <table:table-cell/>
          <table:table-cell office:value-type="float" office:value="7838" calcext:value-type="float">
            <text:p>7838</text:p>
          </table:table-cell>
        </table:table-row>
        <table:table-row table:style-name="ro1">
          <table:table-cell table:number-columns-repeated="4"/>
          <table:table-cell office:value-type="float" office:value="63.6903354363021" calcext:value-type="float">
            <text:p>63.6903354363021</text:p>
          </table:table-cell>
          <table:table-cell office:value-type="float" office:value="100.102220113019" calcext:value-type="float">
            <text:p>100.102220113019</text:p>
          </table:table-cell>
          <table:table-cell office:value-type="float" office:value="99.718367213692" calcext:value-type="float">
            <text:p>99.718367213692</text:p>
          </table:table-cell>
          <table:table-cell table:number-columns-repeated="4"/>
          <table:table-cell office:value-type="float" office:value="90.4033591947373" calcext:value-type="float">
            <text:p>90.4033591947373</text:p>
          </table:table-cell>
          <table:table-cell/>
          <table:table-cell office:value-type="float" office:value="-1.42281417165959" calcext:value-type="float">
            <text:p>-1.4228141716595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71.4651087990838" calcext:value-type="float">
            <text:p>71.4651087990838</text:p>
          </table:table-cell>
          <table:table-cell office:value-type="float" office:value="100.102429906326" calcext:value-type="float">
            <text:p>100.102429906326</text:p>
          </table:table-cell>
          <table:table-cell office:value-type="float" office:value="99.768279670003" calcext:value-type="float">
            <text:p>99.768279670003</text:p>
          </table:table-cell>
          <table:table-cell table:number-columns-repeated="4"/>
          <table:table-cell office:value-type="float" office:value="1.76798253123821" calcext:value-type="float">
            <text:p>1.76798253123821</text:p>
          </table:table-cell>
          <table:table-cell/>
          <table:table-cell office:value-type="float" office:value="0.120946369454391" calcext:value-type="float">
            <text:p>0.120946369454391</text:p>
          </table:table-cell>
          <table:table-cell/>
          <table:table-cell office:value-type="float" office:value="3075" calcext:value-type="float">
            <text:p>3075</text:p>
          </table:table-cell>
        </table:table-row>
        <table:table-row table:style-name="ro1">
          <table:table-cell table:number-columns-repeated="4"/>
          <table:table-cell office:value-type="float" office:value="78.9223856418573" calcext:value-type="float">
            <text:p>78.9223856418573</text:p>
          </table:table-cell>
          <table:table-cell office:value-type="float" office:value="100.102465889494" calcext:value-type="float">
            <text:p>100.102465889494</text:p>
          </table:table-cell>
          <table:table-cell office:value-type="float" office:value="99.8576522792962" calcext:value-type="float">
            <text:p>99.8576522792962</text:p>
          </table:table-cell>
          <table:table-cell table:number-columns-repeated="4"/>
          <table:table-cell office:value-type="float" office:value="6.15529842537086" calcext:value-type="float">
            <text:p>6.15529842537086</text:p>
          </table:table-cell>
          <table:table-cell/>
          <table:table-cell office:value-type="float" office:value="-0.0985638277645982" calcext:value-type="float">
            <text:p>-0.098563827764598</text:p>
          </table:table-cell>
          <table:table-cell/>
          <table:table-cell office:value-type="float" office:value="11344" calcext:value-type="float">
            <text:p>11344</text:p>
          </table:table-cell>
        </table:table-row>
        <table:table-row table:style-name="ro1">
          <table:table-cell table:number-columns-repeated="4"/>
          <table:table-cell office:value-type="float" office:value="84.9408490092857" calcext:value-type="float">
            <text:p>84.9408490092857</text:p>
          </table:table-cell>
          <table:table-cell office:value-type="float" office:value="100.102647561487" calcext:value-type="float">
            <text:p>100.102647561487</text:p>
          </table:table-cell>
          <table:table-cell office:value-type="float" office:value="99.8652869809779" calcext:value-type="float">
            <text:p>99.8652869809779</text:p>
          </table:table-cell>
          <table:table-cell table:number-columns-repeated="4"/>
          <table:table-cell office:value-type="float" office:value="1.85166170547913" calcext:value-type="float">
            <text:p>1.85166170547913</text:p>
          </table:table-cell>
          <table:table-cell/>
          <table:table-cell office:value-type="float" office:value="-0.126324941921571" calcext:value-type="float">
            <text:p>-0.126324941921571</text:p>
          </table:table-cell>
          <table:table-cell/>
          <table:table-cell office:value-type="float" office:value="1616" calcext:value-type="float">
            <text:p>1616</text:p>
          </table:table-cell>
        </table:table-row>
        <table:table-row table:style-name="ro1">
          <table:table-cell table:number-columns-repeated="4"/>
          <table:table-cell office:value-type="float" office:value="93.5537811313025" calcext:value-type="float">
            <text:p>93.5537811313025</text:p>
          </table:table-cell>
          <table:table-cell office:value-type="float" office:value="100.102755879259" calcext:value-type="float">
            <text:p>100.102755879259</text:p>
          </table:table-cell>
          <table:table-cell office:value-type="float" office:value="100.0780904269" calcext:value-type="float">
            <text:p>100.0780904269</text:p>
          </table:table-cell>
          <table:table-cell table:number-columns-repeated="4"/>
          <table:table-cell office:value-type="float" office:value="1.48706945680173" calcext:value-type="float">
            <text:p>1.48706945680173</text:p>
          </table:table-cell>
          <table:table-cell/>
          <table:table-cell office:value-type="float" office:value="0.0594392288661891" calcext:value-type="float">
            <text:p>0.05943922886618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94.3496255499031" calcext:value-type="float">
            <text:p>94.3496255499031</text:p>
          </table:table-cell>
          <table:table-cell office:value-type="float" office:value="100.102785450874" calcext:value-type="float">
            <text:p>100.102785450874</text:p>
          </table:table-cell>
          <table:table-cell office:value-type="float" office:value="100.078449133528" calcext:value-type="float">
            <text:p>100.078449133528</text:p>
          </table:table-cell>
          <table:table-cell table:number-columns-repeated="4"/>
          <table:table-cell office:value-type="float" office:value="2.22151442818639" calcext:value-type="float">
            <text:p>2.22151442818639</text:p>
          </table:table-cell>
          <table:table-cell/>
          <table:table-cell office:value-type="float" office:value="0.208657307961863" calcext:value-type="float">
            <text:p>0.208657307961863</text:p>
          </table:table-cell>
          <table:table-cell/>
          <table:table-cell office:value-type="float" office:value="2821" calcext:value-type="float">
            <text:p>2821</text:p>
          </table:table-cell>
        </table:table-row>
        <table:table-row table:style-name="ro1">
          <table:table-cell table:number-columns-repeated="4"/>
          <table:table-cell office:value-type="float" office:value="95.6844660014187" calcext:value-type="float">
            <text:p>95.6844660014187</text:p>
          </table:table-cell>
          <table:table-cell office:value-type="float" office:value="100.102916617076" calcext:value-type="float">
            <text:p>100.102916617076</text:p>
          </table:table-cell>
          <table:table-cell office:value-type="float" office:value="100.079278707194" calcext:value-type="float">
            <text:p>100.079278707194</text:p>
          </table:table-cell>
          <table:table-cell table:number-columns-repeated="4"/>
          <table:table-cell office:value-type="float" office:value="7.48028061881858" calcext:value-type="float">
            <text:p>7.48028061881858</text:p>
          </table:table-cell>
          <table:table-cell/>
          <table:table-cell office:value-type="float" office:value="0.0808032940943226" calcext:value-type="float">
            <text:p>0.080803294094323</text:p>
          </table:table-cell>
          <table:table-cell/>
          <table:table-cell office:value-type="float" office:value="8858" calcext:value-type="float">
            <text:p>8858</text:p>
          </table:table-cell>
        </table:table-row>
        <table:table-row table:style-name="ro1">
          <table:table-cell table:number-columns-repeated="4"/>
          <table:table-cell office:value-type="float" office:value="98.0847031658357" calcext:value-type="float">
            <text:p>98.0847031658357</text:p>
          </table:table-cell>
          <table:table-cell office:value-type="float" office:value="100.103030089726" calcext:value-type="float">
            <text:p>100.103030089726</text:p>
          </table:table-cell>
          <table:table-cell office:value-type="float" office:value="100.079516380222" calcext:value-type="float">
            <text:p>100.079516380222</text:p>
          </table:table-cell>
          <table:table-cell table:number-columns-repeated="4"/>
          <table:table-cell office:value-type="float" office:value="3.30805483584959" calcext:value-type="float">
            <text:p>3.30805483584959</text:p>
          </table:table-cell>
          <table:table-cell/>
          <table:table-cell office:value-type="float" office:value="0.287469923663172" calcext:value-type="float">
            <text:p>0.287469923663172</text:p>
          </table:table-cell>
          <table:table-cell/>
          <table:table-cell office:value-type="float" office:value="6716" calcext:value-type="float">
            <text:p>6716</text:p>
          </table:table-cell>
        </table:table-row>
        <table:table-row table:style-name="ro1">
          <table:table-cell table:number-columns-repeated="4"/>
          <table:table-cell office:value-type="float" office:value="98.4543869419354" calcext:value-type="float">
            <text:p>98.4543869419354</text:p>
          </table:table-cell>
          <table:table-cell office:value-type="float" office:value="100.103241020296" calcext:value-type="float">
            <text:p>100.103241020296</text:p>
          </table:table-cell>
          <table:table-cell office:value-type="float" office:value="100.079608125928" calcext:value-type="float">
            <text:p>100.079608125928</text:p>
          </table:table-cell>
          <table:table-cell table:number-columns-repeated="4"/>
          <table:table-cell office:value-type="float" office:value="1.31360265355162" calcext:value-type="float">
            <text:p>1.31360265355162</text:p>
          </table:table-cell>
          <table:table-cell/>
          <table:table-cell office:value-type="float" office:value="0.280340043374706" calcext:value-type="float">
            <text:p>0.280340043374706</text:p>
          </table:table-cell>
          <table:table-cell/>
          <table:table-cell office:value-type="float" office:value="1380" calcext:value-type="float">
            <text:p>1380</text:p>
          </table:table-cell>
        </table:table-row>
        <table:table-row table:style-name="ro1">
          <table:table-cell table:number-columns-repeated="4"/>
          <table:table-cell office:value-type="float" office:value="100.095565945479" calcext:value-type="float">
            <text:p>100.095565945479</text:p>
          </table:table-cell>
          <table:table-cell office:value-type="float" office:value="100.103530680597" calcext:value-type="float">
            <text:p>100.103530680597</text:p>
          </table:table-cell>
          <table:table-cell office:value-type="float" office:value="100.079690839532" calcext:value-type="float">
            <text:p>100.079690839532</text:p>
          </table:table-cell>
          <table:table-cell table:number-columns-repeated="4"/>
          <table:table-cell office:value-type="float" office:value="99.8576522792962" calcext:value-type="float">
            <text:p>99.8576522792962</text:p>
          </table:table-cell>
          <table:table-cell/>
          <table:table-cell office:value-type="float" office:value="-2.40454347666724" calcext:value-type="float">
            <text:p>-2.4045434766672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00.097487641371" calcext:value-type="float">
            <text:p>100.097487641371</text:p>
          </table:table-cell>
          <table:table-cell office:value-type="float" office:value="100.104125585612" calcext:value-type="float">
            <text:p>100.104125585612</text:p>
          </table:table-cell>
          <table:table-cell office:value-type="float" office:value="100.080829338352" calcext:value-type="float">
            <text:p>100.080829338352</text:p>
          </table:table-cell>
          <table:table-cell table:number-columns-repeated="4"/>
          <table:table-cell office:value-type="float" office:value="3.2598729638529" calcext:value-type="float">
            <text:p>3.2598729638529</text:p>
          </table:table-cell>
          <table:table-cell/>
          <table:table-cell office:value-type="float" office:value="0.23854983657482" calcext:value-type="float">
            <text:p>0.23854983657482</text:p>
          </table:table-cell>
          <table:table-cell/>
          <table:table-cell office:value-type="float" office:value="2495" calcext:value-type="float">
            <text:p>2495</text:p>
          </table:table-cell>
        </table:table-row>
        <table:table-row table:style-name="ro1">
          <table:table-cell table:number-columns-repeated="4"/>
          <table:table-cell office:value-type="float" office:value="100.097711440261" calcext:value-type="float">
            <text:p>100.097711440261</text:p>
          </table:table-cell>
          <table:table-cell office:value-type="float" office:value="100.104185240901" calcext:value-type="float">
            <text:p>100.104185240901</text:p>
          </table:table-cell>
          <table:table-cell office:value-type="float" office:value="100.081230249688" calcext:value-type="float">
            <text:p>100.081230249688</text:p>
          </table:table-cell>
          <table:table-cell table:number-columns-repeated="4"/>
          <table:table-cell office:value-type="float" office:value="1.35057746264754" calcext:value-type="float">
            <text:p>1.35057746264754</text:p>
          </table:table-cell>
          <table:table-cell/>
          <table:table-cell office:value-type="float" office:value="-0.166973521859895" calcext:value-type="float">
            <text:p>-0.166973521859895</text:p>
          </table:table-cell>
          <table:table-cell/>
          <table:table-cell office:value-type="float" office:value="17344" calcext:value-type="float">
            <text:p>17344</text:p>
          </table:table-cell>
        </table:table-row>
        <table:table-row table:style-name="ro1">
          <table:table-cell table:number-columns-repeated="4"/>
          <table:table-cell office:value-type="float" office:value="100.100188897217" calcext:value-type="float">
            <text:p>100.100188897217</text:p>
          </table:table-cell>
          <table:table-cell office:value-type="float" office:value="100.104203764412" calcext:value-type="float">
            <text:p>100.104203764412</text:p>
          </table:table-cell>
          <table:table-cell office:value-type="float" office:value="100.081979674774" calcext:value-type="float">
            <text:p>100.081979674774</text:p>
          </table:table-cell>
          <table:table-cell table:number-columns-repeated="4"/>
          <table:table-cell office:value-type="float" office:value="0.700647539876901" calcext:value-type="float">
            <text:p>0.700647539876901</text:p>
          </table:table-cell>
          <table:table-cell/>
          <table:table-cell office:value-type="float" office:value="0.127890493597885" calcext:value-type="float">
            <text:p>0.127890493597885</text:p>
          </table:table-cell>
          <table:table-cell/>
          <table:table-cell office:value-type="float" office:value="557" calcext:value-type="float">
            <text:p>557</text:p>
          </table:table-cell>
        </table:table-row>
        <table:table-row table:style-name="ro1">
          <table:table-cell table:number-columns-repeated="4"/>
          <table:table-cell office:value-type="float" office:value="100.100363944471" calcext:value-type="float">
            <text:p>100.100363944471</text:p>
          </table:table-cell>
          <table:table-cell office:value-type="float" office:value="100.104804985801" calcext:value-type="float">
            <text:p>100.104804985801</text:p>
          </table:table-cell>
          <table:table-cell office:value-type="float" office:value="100.082340371969" calcext:value-type="float">
            <text:p>100.082340371969</text:p>
          </table:table-cell>
          <table:table-cell table:number-columns-repeated="4"/>
          <table:table-cell office:value-type="float" office:value="100.089598405345" calcext:value-type="float">
            <text:p>100.089598405345</text:p>
          </table:table-cell>
          <table:table-cell/>
          <table:table-cell office:value-type="float" office:value="2.81433670047715" calcext:value-type="float">
            <text:p>2.81433670047715</text:p>
          </table:table-cell>
          <table:table-cell/>
          <table:table-cell office:value-type="float" office:value="47676" calcext:value-type="float">
            <text:p>47676</text:p>
          </table:table-cell>
        </table:table-row>
        <table:table-row table:style-name="ro1">
          <table:table-cell table:number-columns-repeated="4"/>
          <table:table-cell office:value-type="float" office:value="100.101421652732" calcext:value-type="float">
            <text:p>100.101421652732</text:p>
          </table:table-cell>
          <table:table-cell office:value-type="float" office:value="100.10499937733" calcext:value-type="float">
            <text:p>100.10499937733</text:p>
          </table:table-cell>
          <table:table-cell office:value-type="float" office:value="100.082477238515" calcext:value-type="float">
            <text:p>100.082477238515</text:p>
          </table:table-cell>
          <table:table-cell table:number-columns-repeated="4"/>
          <table:table-cell office:value-type="float" office:value="3.7431412553527" calcext:value-type="float">
            <text:p>3.7431412553527</text:p>
          </table:table-cell>
          <table:table-cell/>
          <table:table-cell office:value-type="float" office:value="-0.235290273194797" calcext:value-type="float">
            <text:p>-0.235290273194797</text:p>
          </table:table-cell>
          <table:table-cell/>
          <table:table-cell office:value-type="float" office:value="8491" calcext:value-type="float">
            <text:p>8491</text:p>
          </table:table-cell>
        </table:table-row>
        <table:table-row table:style-name="ro1">
          <table:table-cell table:number-columns-repeated="4"/>
          <table:table-cell office:value-type="float" office:value="100.101582020909" calcext:value-type="float">
            <text:p>100.101582020909</text:p>
          </table:table-cell>
          <table:table-cell office:value-type="float" office:value="100.105091134527" calcext:value-type="float">
            <text:p>100.105091134527</text:p>
          </table:table-cell>
          <table:table-cell office:value-type="float" office:value="100.082762523608" calcext:value-type="float">
            <text:p>100.082762523608</text:p>
          </table:table-cell>
          <table:table-cell table:number-columns-repeated="4"/>
          <table:table-cell office:value-type="float" office:value="100.090777647332" calcext:value-type="float">
            <text:p>100.090777647332</text:p>
          </table:table-cell>
          <table:table-cell/>
          <table:table-cell office:value-type="float" office:value="3.13854670713883" calcext:value-type="float">
            <text:p>3.13854670713883</text:p>
          </table:table-cell>
          <table:table-cell/>
          <table:table-cell office:value-type="float" office:value="47870" calcext:value-type="float">
            <text:p>47870</text:p>
          </table:table-cell>
        </table:table-row>
        <table:table-row table:style-name="ro1">
          <table:table-cell table:number-columns-repeated="4"/>
          <table:table-cell office:value-type="float" office:value="100.101588864136" calcext:value-type="float">
            <text:p>100.101588864136</text:p>
          </table:table-cell>
          <table:table-cell office:value-type="float" office:value="100.105206621692" calcext:value-type="float">
            <text:p>100.105206621692</text:p>
          </table:table-cell>
          <table:table-cell office:value-type="float" office:value="100.082815207394" calcext:value-type="float">
            <text:p>100.082815207394</text:p>
          </table:table-cell>
          <table:table-cell table:number-columns-repeated="4"/>
          <table:table-cell office:value-type="float" office:value="7.72630287707652" calcext:value-type="float">
            <text:p>7.72630287707652</text:p>
          </table:table-cell>
          <table:table-cell/>
          <table:table-cell office:value-type="float" office:value="-0.436717070487303" calcext:value-type="float">
            <text:p>-0.436717070487303</text:p>
          </table:table-cell>
          <table:table-cell/>
          <table:table-cell office:value-type="float" office:value="6556" calcext:value-type="float">
            <text:p>6556</text:p>
          </table:table-cell>
        </table:table-row>
        <table:table-row table:style-name="ro1">
          <table:table-cell table:number-columns-repeated="4"/>
          <table:table-cell office:value-type="float" office:value="100.102347464414" calcext:value-type="float">
            <text:p>100.102347464414</text:p>
          </table:table-cell>
          <table:table-cell office:value-type="float" office:value="100.105219662375" calcext:value-type="float">
            <text:p>100.105219662375</text:p>
          </table:table-cell>
          <table:table-cell office:value-type="float" office:value="100.083095014618" calcext:value-type="float">
            <text:p>100.083095014618</text:p>
          </table:table-cell>
          <table:table-cell table:number-columns-repeated="4"/>
          <table:table-cell office:value-type="float" office:value="1.23199866860762" calcext:value-type="float">
            <text:p>1.23199866860762</text:p>
          </table:table-cell>
          <table:table-cell/>
          <table:table-cell office:value-type="float" office:value="-0.184925662593018" calcext:value-type="float">
            <text:p>-0.184925662593018</text:p>
          </table:table-cell>
          <table:table-cell/>
          <table:table-cell office:value-type="float" office:value="1129" calcext:value-type="float">
            <text:p>1129</text:p>
          </table:table-cell>
        </table:table-row>
        <table:table-row table:style-name="ro1">
          <table:table-cell table:number-columns-repeated="4"/>
          <table:table-cell office:value-type="float" office:value="100.102421017648" calcext:value-type="float">
            <text:p>100.102421017648</text:p>
          </table:table-cell>
          <table:table-cell office:value-type="float" office:value="100.105324325179" calcext:value-type="float">
            <text:p>100.105324325179</text:p>
          </table:table-cell>
          <table:table-cell office:value-type="float" office:value="100.083102862735" calcext:value-type="float">
            <text:p>100.083102862735</text:p>
          </table:table-cell>
          <table:table-cell table:number-columns-repeated="4"/>
          <table:table-cell office:value-type="float" office:value="0.288014397862124" calcext:value-type="float">
            <text:p>0.288014397862124</text:p>
          </table:table-cell>
          <table:table-cell/>
          <table:table-cell office:value-type="float" office:value="0.229981216066215" calcext:value-type="float">
            <text:p>0.229981216066215</text:p>
          </table:table-cell>
          <table:table-cell/>
          <table:table-cell office:value-type="float" office:value="818" calcext:value-type="float">
            <text:p>818</text:p>
          </table:table-cell>
        </table:table-row>
        <table:table-row table:style-name="ro1">
          <table:table-cell table:number-columns-repeated="4"/>
          <table:table-cell office:value-type="float" office:value="100.102842140155" calcext:value-type="float">
            <text:p>100.102842140155</text:p>
          </table:table-cell>
          <table:table-cell office:value-type="float" office:value="100.105479449327" calcext:value-type="float">
            <text:p>100.105479449327</text:p>
          </table:table-cell>
          <table:table-cell office:value-type="float" office:value="100.083111646687" calcext:value-type="float">
            <text:p>100.083111646687</text:p>
          </table:table-cell>
          <table:table-cell table:number-columns-repeated="4"/>
          <table:table-cell office:value-type="float" office:value="45.8546970119431" calcext:value-type="float">
            <text:p>45.8546970119431</text:p>
          </table:table-cell>
          <table:table-cell/>
          <table:table-cell office:value-type="float" office:value="-0.581538635756601" calcext:value-type="float">
            <text:p>-0.58153863575660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00.103173689925" calcext:value-type="float">
            <text:p>100.103173689925</text:p>
          </table:table-cell>
          <table:table-cell office:value-type="float" office:value="100.105558567303" calcext:value-type="float">
            <text:p>100.105558567303</text:p>
          </table:table-cell>
          <table:table-cell office:value-type="float" office:value="100.083989991089" calcext:value-type="float">
            <text:p>100.083989991089</text:p>
          </table:table-cell>
          <table:table-cell table:number-columns-repeated="4"/>
          <table:table-cell office:value-type="float" office:value="3.55912351887554" calcext:value-type="float">
            <text:p>3.55912351887554</text:p>
          </table:table-cell>
          <table:table-cell/>
          <table:table-cell office:value-type="float" office:value="-0.261967162306971" calcext:value-type="float">
            <text:p>-0.261967162306971</text:p>
          </table:table-cell>
          <table:table-cell/>
          <table:table-cell office:value-type="float" office:value="2845" calcext:value-type="float">
            <text:p>2845</text:p>
          </table:table-cell>
        </table:table-row>
        <table:table-row table:style-name="ro1">
          <table:table-cell table:number-columns-repeated="4"/>
          <table:table-cell office:value-type="float" office:value="100.104075594432" calcext:value-type="float">
            <text:p>100.104075594432</text:p>
          </table:table-cell>
          <table:table-cell office:value-type="float" office:value="100.105768249302" calcext:value-type="float">
            <text:p>100.105768249302</text:p>
          </table:table-cell>
          <table:table-cell office:value-type="float" office:value="100.084091511837" calcext:value-type="float">
            <text:p>100.084091511837</text:p>
          </table:table-cell>
          <table:table-cell table:number-columns-repeated="4"/>
          <table:table-cell office:value-type="float" office:value="2.6028744928521" calcext:value-type="float">
            <text:p>2.6028744928521</text:p>
          </table:table-cell>
          <table:table-cell/>
          <table:table-cell office:value-type="float" office:value="-0.524545042792415" calcext:value-type="float">
            <text:p>-0.524545042792415</text:p>
          </table:table-cell>
          <table:table-cell/>
          <table:table-cell office:value-type="float" office:value="2720" calcext:value-type="float">
            <text:p>2720</text:p>
          </table:table-cell>
        </table:table-row>
        <table:table-row table:style-name="ro1">
          <table:table-cell table:number-columns-repeated="4"/>
          <table:table-cell office:value-type="float" office:value="100.10431517045" calcext:value-type="float">
            <text:p>100.10431517045</text:p>
          </table:table-cell>
          <table:table-cell office:value-type="float" office:value="100.105862635905" calcext:value-type="float">
            <text:p>100.105862635905</text:p>
          </table:table-cell>
          <table:table-cell office:value-type="float" office:value="100.084263953616" calcext:value-type="float">
            <text:p>100.084263953616</text:p>
          </table:table-cell>
          <table:table-cell table:number-columns-repeated="4"/>
          <table:table-cell office:value-type="float" office:value="4.35291495493981" calcext:value-type="float">
            <text:p>4.35291495493981</text:p>
          </table:table-cell>
          <table:table-cell/>
          <table:table-cell office:value-type="float" office:value="0.0277857746266131" calcext:value-type="float">
            <text:p>0.027785774626613</text:p>
          </table:table-cell>
          <table:table-cell/>
          <table:table-cell office:value-type="float" office:value="12282" calcext:value-type="float">
            <text:p>12282</text:p>
          </table:table-cell>
        </table:table-row>
        <table:table-row table:style-name="ro1">
          <table:table-cell table:number-columns-repeated="4"/>
          <table:table-cell office:value-type="float" office:value="100.104604228121" calcext:value-type="float">
            <text:p>100.104604228121</text:p>
          </table:table-cell>
          <table:table-cell office:value-type="float" office:value="100.105913985774" calcext:value-type="float">
            <text:p>100.105913985774</text:p>
          </table:table-cell>
          <table:table-cell office:value-type="float" office:value="100.084347507195" calcext:value-type="float">
            <text:p>100.084347507195</text:p>
          </table:table-cell>
          <table:table-cell table:number-columns-repeated="4"/>
          <table:table-cell office:value-type="float" office:value="0.410537400773074" calcext:value-type="float">
            <text:p>0.410537400773074</text:p>
          </table:table-cell>
          <table:table-cell/>
          <table:table-cell office:value-type="float" office:value="-0.0982538542067376" calcext:value-type="float">
            <text:p>-0.098253854206738</text:p>
          </table:table-cell>
          <table:table-cell/>
          <table:table-cell office:value-type="float" office:value="830" calcext:value-type="float">
            <text:p>830</text:p>
          </table:table-cell>
        </table:table-row>
        <table:table-row table:style-name="ro1">
          <table:table-cell table:number-columns-repeated="4"/>
          <table:table-cell office:value-type="float" office:value="100.104698221582" calcext:value-type="float">
            <text:p>100.104698221582</text:p>
          </table:table-cell>
          <table:table-cell office:value-type="float" office:value="100.105933846953" calcext:value-type="float">
            <text:p>100.105933846953</text:p>
          </table:table-cell>
          <table:table-cell office:value-type="float" office:value="100.084351141787" calcext:value-type="float">
            <text:p>100.084351141787</text:p>
          </table:table-cell>
          <table:table-cell table:number-columns-repeated="4"/>
          <table:table-cell office:value-type="float" office:value="2.21493458096284" calcext:value-type="float">
            <text:p>2.21493458096284</text:p>
          </table:table-cell>
          <table:table-cell/>
          <table:table-cell office:value-type="float" office:value="0.487010688842811" calcext:value-type="float">
            <text:p>0.487010688842811</text:p>
          </table:table-cell>
          <table:table-cell/>
          <table:table-cell office:value-type="float" office:value="3623" calcext:value-type="float">
            <text:p>3623</text:p>
          </table:table-cell>
        </table:table-row>
        <table:table-row table:style-name="ro1">
          <table:table-cell table:number-columns-repeated="4"/>
          <table:table-cell office:value-type="float" office:value="100.105116632716" calcext:value-type="float">
            <text:p>100.105116632716</text:p>
          </table:table-cell>
          <table:table-cell office:value-type="float" office:value="100.106249291096" calcext:value-type="float">
            <text:p>100.106249291096</text:p>
          </table:table-cell>
          <table:table-cell office:value-type="float" office:value="100.084526421942" calcext:value-type="float">
            <text:p>100.084526421942</text:p>
          </table:table-cell>
          <table:table-cell table:number-columns-repeated="4"/>
          <table:table-cell office:value-type="float" office:value="92.4837434112986" calcext:value-type="float">
            <text:p>92.4837434112986</text:p>
          </table:table-cell>
          <table:table-cell/>
          <table:table-cell office:value-type="float" office:value="0.379327548315471" calcext:value-type="float">
            <text:p>0.37932754831547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00.105178128098" calcext:value-type="float">
            <text:p>100.105178128098</text:p>
          </table:table-cell>
          <table:table-cell office:value-type="float" office:value="100.106519222573" calcext:value-type="float">
            <text:p>100.106519222573</text:p>
          </table:table-cell>
          <table:table-cell office:value-type="float" office:value="100.085105034333" calcext:value-type="float">
            <text:p>100.085105034333</text:p>
          </table:table-cell>
          <table:table-cell table:number-columns-repeated="4"/>
          <table:table-cell office:value-type="float" office:value="2.33661248365656" calcext:value-type="float">
            <text:p>2.33661248365656</text:p>
          </table:table-cell>
          <table:table-cell/>
          <table:table-cell office:value-type="float" office:value="-0.849091568899784" calcext:value-type="float">
            <text:p>-0.849091568899784</text:p>
          </table:table-cell>
          <table:table-cell/>
          <table:table-cell office:value-type="float" office:value="30369" calcext:value-type="float">
            <text:p>30369</text:p>
          </table:table-cell>
        </table:table-row>
        <table:table-row table:style-name="ro1">
          <table:table-cell table:number-columns-repeated="4"/>
          <table:table-cell office:value-type="float" office:value="100.105380536013" calcext:value-type="float">
            <text:p>100.105380536013</text:p>
          </table:table-cell>
          <table:table-cell office:value-type="float" office:value="100.106752855775" calcext:value-type="float">
            <text:p>100.106752855775</text:p>
          </table:table-cell>
          <table:table-cell office:value-type="float" office:value="100.086605848756" calcext:value-type="float">
            <text:p>100.086605848756</text:p>
          </table:table-cell>
          <table:table-cell table:number-columns-repeated="4"/>
          <table:table-cell office:value-type="float" office:value="7.39508036763748" calcext:value-type="float">
            <text:p>7.39508036763748</text:p>
          </table:table-cell>
          <table:table-cell/>
          <table:table-cell office:value-type="float" office:value="-0.276777943323585" calcext:value-type="float">
            <text:p>-0.276777943323585</text:p>
          </table:table-cell>
          <table:table-cell/>
          <table:table-cell office:value-type="float" office:value="25400" calcext:value-type="float">
            <text:p>25400</text:p>
          </table:table-cell>
        </table:table-row>
        <table:table-row table:style-name="ro1">
          <table:table-cell table:number-columns-repeated="4"/>
          <table:table-cell office:value-type="float" office:value="100.105774525048" calcext:value-type="float">
            <text:p>100.105774525048</text:p>
          </table:table-cell>
          <table:table-cell office:value-type="float" office:value="100.107009891121" calcext:value-type="float">
            <text:p>100.107009891121</text:p>
          </table:table-cell>
          <table:table-cell office:value-type="float" office:value="100.086632169231" calcext:value-type="float">
            <text:p>100.086632169231</text:p>
          </table:table-cell>
          <table:table-cell table:number-columns-repeated="4"/>
          <table:table-cell office:value-type="float" office:value="93.0728581454567" calcext:value-type="float">
            <text:p>93.0728581454567</text:p>
          </table:table-cell>
          <table:table-cell/>
          <table:table-cell office:value-type="float" office:value="2.32289848183287" calcext:value-type="float">
            <text:p>2.3228984818328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00.105820198342" calcext:value-type="float">
            <text:p>100.105820198342</text:p>
          </table:table-cell>
          <table:table-cell office:value-type="float" office:value="100.107043578583" calcext:value-type="float">
            <text:p>100.107043578583</text:p>
          </table:table-cell>
          <table:table-cell office:value-type="float" office:value="100.086658057987" calcext:value-type="float">
            <text:p>100.086658057987</text:p>
          </table:table-cell>
          <table:table-cell table:number-columns-repeated="4"/>
          <table:table-cell office:value-type="float" office:value="7.99478248671042" calcext:value-type="float">
            <text:p>7.99478248671042</text:p>
          </table:table-cell>
          <table:table-cell/>
          <table:table-cell office:value-type="float" office:value="0.62470915050247" calcext:value-type="float">
            <text:p>0.62470915050247</text:p>
          </table:table-cell>
          <table:table-cell/>
          <table:table-cell office:value-type="float" office:value="13999" calcext:value-type="float">
            <text:p>13999</text:p>
          </table:table-cell>
        </table:table-row>
        <table:table-row table:style-name="ro1">
          <table:table-cell table:number-columns-repeated="4"/>
          <table:table-cell office:value-type="float" office:value="100.106000476895" calcext:value-type="float">
            <text:p>100.106000476895</text:p>
          </table:table-cell>
          <table:table-cell office:value-type="float" office:value="100.107129644641" calcext:value-type="float">
            <text:p>100.107129644641</text:p>
          </table:table-cell>
          <table:table-cell office:value-type="float" office:value="100.086662007712" calcext:value-type="float">
            <text:p>100.086662007712</text:p>
          </table:table-cell>
          <table:table-cell table:number-columns-repeated="4"/>
          <table:table-cell office:value-type="float" office:value="8.28039179830317" calcext:value-type="float">
            <text:p>8.28039179830317</text:p>
          </table:table-cell>
          <table:table-cell/>
          <table:table-cell office:value-type="float" office:value="-0.458098713622501" calcext:value-type="float">
            <text:p>-0.458098713622501</text:p>
          </table:table-cell>
          <table:table-cell/>
          <table:table-cell office:value-type="float" office:value="9906" calcext:value-type="float">
            <text:p>9906</text:p>
          </table:table-cell>
        </table:table-row>
        <table:table-row table:style-name="ro1">
          <table:table-cell table:number-columns-repeated="4"/>
          <table:table-cell office:value-type="float" office:value="100.106408066731" calcext:value-type="float">
            <text:p>100.106408066731</text:p>
          </table:table-cell>
          <table:table-cell office:value-type="float" office:value="100.108046072698" calcext:value-type="float">
            <text:p>100.108046072698</text:p>
          </table:table-cell>
          <table:table-cell office:value-type="float" office:value="100.086879373473" calcext:value-type="float">
            <text:p>100.086879373473</text:p>
          </table:table-cell>
          <table:table-cell table:number-columns-repeated="4"/>
          <table:table-cell office:value-type="float" office:value="7.00076645550379" calcext:value-type="float">
            <text:p>7.00076645550379</text:p>
          </table:table-cell>
          <table:table-cell/>
          <table:table-cell office:value-type="float" office:value="0.0859499886878473" calcext:value-type="float">
            <text:p>0.08594998868784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00.107374748158" calcext:value-type="float">
            <text:p>100.107374748158</text:p>
          </table:table-cell>
          <table:table-cell office:value-type="float" office:value="100.1085887369" calcext:value-type="float">
            <text:p>100.1085887369</text:p>
          </table:table-cell>
          <table:table-cell office:value-type="float" office:value="100.087037362133" calcext:value-type="float">
            <text:p>100.087037362133</text:p>
          </table:table-cell>
          <table:table-cell table:number-columns-repeated="4"/>
          <table:table-cell office:value-type="float" office:value="9.04359960765171" calcext:value-type="float">
            <text:p>9.04359960765171</text:p>
          </table:table-cell>
          <table:table-cell/>
          <table:table-cell office:value-type="float" office:value="0.342627495096316" calcext:value-type="float">
            <text:p>0.342627495096316</text:p>
          </table:table-cell>
          <table:table-cell/>
          <table:table-cell office:value-type="float" office:value="14764" calcext:value-type="float">
            <text:p>14764</text:p>
          </table:table-cell>
        </table:table-row>
        <table:table-row table:style-name="ro1">
          <table:table-cell table:number-columns-repeated="4"/>
          <table:table-cell office:value-type="float" office:value="100.107533123326" calcext:value-type="float">
            <text:p>100.107533123326</text:p>
          </table:table-cell>
          <table:table-cell office:value-type="float" office:value="100.109048774972" calcext:value-type="float">
            <text:p>100.109048774972</text:p>
          </table:table-cell>
          <table:table-cell office:value-type="float" office:value="100.087252505063" calcext:value-type="float">
            <text:p>100.087252505063</text:p>
          </table:table-cell>
          <table:table-cell table:number-columns-repeated="4"/>
          <table:table-cell office:value-type="float" office:value="1.09608214906124" calcext:value-type="float">
            <text:p>1.09608214906124</text:p>
          </table:table-cell>
          <table:table-cell/>
          <table:table-cell office:value-type="float" office:value="0.128358822053074" calcext:value-type="float">
            <text:p>0.128358822053074</text:p>
          </table:table-cell>
          <table:table-cell/>
          <table:table-cell office:value-type="float" office:value="1269" calcext:value-type="float">
            <text:p>1269</text:p>
          </table:table-cell>
        </table:table-row>
        <table:table-row table:style-name="ro1">
          <table:table-cell table:number-columns-repeated="4"/>
          <table:table-cell office:value-type="float" office:value="100.107541963732" calcext:value-type="float">
            <text:p>100.107541963732</text:p>
          </table:table-cell>
          <table:table-cell office:value-type="float" office:value="100.109778909481" calcext:value-type="float">
            <text:p>100.109778909481</text:p>
          </table:table-cell>
          <table:table-cell office:value-type="float" office:value="100.0874918783" calcext:value-type="float">
            <text:p>100.0874918783</text:p>
          </table:table-cell>
          <table:table-cell table:number-columns-repeated="4"/>
          <table:table-cell office:value-type="float" office:value="6.37343631318521" calcext:value-type="float">
            <text:p>6.37343631318521</text:p>
          </table:table-cell>
          <table:table-cell/>
          <table:table-cell office:value-type="float" office:value="-0.372902603651436" calcext:value-type="float">
            <text:p>-0.37290260365143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00.107874642466" calcext:value-type="float">
            <text:p>100.107874642466</text:p>
          </table:table-cell>
          <table:table-cell office:value-type="float" office:value="100.109852552137" calcext:value-type="float">
            <text:p>100.109852552137</text:p>
          </table:table-cell>
          <table:table-cell office:value-type="float" office:value="100.087559211281" calcext:value-type="float">
            <text:p>100.087559211281</text:p>
          </table:table-cell>
          <table:table-cell table:number-columns-repeated="4"/>
          <table:table-cell office:value-type="float" office:value="6.2434317630934" calcext:value-type="float">
            <text:p>6.2434317630934</text:p>
          </table:table-cell>
          <table:table-cell/>
          <table:table-cell office:value-type="float" office:value="-0.0854515775691837" calcext:value-type="float">
            <text:p>-0.085451577569184</text:p>
          </table:table-cell>
          <table:table-cell/>
          <table:table-cell office:value-type="float" office:value="9791" calcext:value-type="float">
            <text:p>9791</text:p>
          </table:table-cell>
        </table:table-row>
        <table:table-row table:style-name="ro1">
          <table:table-cell table:number-columns-repeated="4"/>
          <table:table-cell office:value-type="float" office:value="100.108073412899" calcext:value-type="float">
            <text:p>100.108073412899</text:p>
          </table:table-cell>
          <table:table-cell office:value-type="float" office:value="100.110007136482" calcext:value-type="float">
            <text:p>100.110007136482</text:p>
          </table:table-cell>
          <table:table-cell office:value-type="float" office:value="100.087620626854" calcext:value-type="float">
            <text:p>100.087620626854</text:p>
          </table:table-cell>
          <table:table-cell table:number-columns-repeated="4"/>
          <table:table-cell office:value-type="float" office:value="3.33845678789341" calcext:value-type="float">
            <text:p>3.33845678789341</text:p>
          </table:table-cell>
          <table:table-cell/>
          <table:table-cell office:value-type="float" office:value="-0.376601187722296" calcext:value-type="float">
            <text:p>-0.376601187722296</text:p>
          </table:table-cell>
          <table:table-cell/>
          <table:table-cell office:value-type="float" office:value="6367" calcext:value-type="float">
            <text:p>6367</text:p>
          </table:table-cell>
        </table:table-row>
        <table:table-row table:style-name="ro1">
          <table:table-cell table:number-columns-repeated="4"/>
          <table:table-cell office:value-type="float" office:value="100.108317030002" calcext:value-type="float">
            <text:p>100.108317030002</text:p>
          </table:table-cell>
          <table:table-cell office:value-type="float" office:value="100.110089023526" calcext:value-type="float">
            <text:p>100.110089023526</text:p>
          </table:table-cell>
          <table:table-cell office:value-type="float" office:value="100.088502793737" calcext:value-type="float">
            <text:p>100.088502793737</text:p>
          </table:table-cell>
          <table:table-cell table:number-columns-repeated="4"/>
          <table:table-cell office:value-type="float" office:value="92.443636572913" calcext:value-type="float">
            <text:p>92.443636572913</text:p>
          </table:table-cell>
          <table:table-cell/>
          <table:table-cell office:value-type="float" office:value="0.24346355584829" calcext:value-type="float">
            <text:p>0.2434635558482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00.109422800231" calcext:value-type="float">
            <text:p>100.109422800231</text:p>
          </table:table-cell>
          <table:table-cell office:value-type="float" office:value="100.110451457741" calcext:value-type="float">
            <text:p>100.110451457741</text:p>
          </table:table-cell>
          <table:table-cell office:value-type="float" office:value="100.088977934977" calcext:value-type="float">
            <text:p>100.088977934977</text:p>
          </table:table-cell>
          <table:table-cell table:number-columns-repeated="4"/>
          <table:table-cell office:value-type="float" office:value="2.88478940036038" calcext:value-type="float">
            <text:p>2.88478940036038</text:p>
          </table:table-cell>
          <table:table-cell/>
          <table:table-cell office:value-type="float" office:value="-0.154432885203644" calcext:value-type="float">
            <text:p>-0.154432885203644</text:p>
          </table:table-cell>
          <table:table-cell/>
          <table:table-cell office:value-type="float" office:value="2372" calcext:value-type="float">
            <text:p>2372</text:p>
          </table:table-cell>
        </table:table-row>
        <table:table-row table:style-name="ro1">
          <table:table-cell table:number-columns-repeated="4"/>
          <table:table-cell office:value-type="float" office:value="100.110300644546" calcext:value-type="float">
            <text:p>100.110300644546</text:p>
          </table:table-cell>
          <table:table-cell office:value-type="float" office:value="100.110660227097" calcext:value-type="float">
            <text:p>100.110660227097</text:p>
          </table:table-cell>
          <table:table-cell office:value-type="float" office:value="100.089204268075" calcext:value-type="float">
            <text:p>100.089204268075</text:p>
          </table:table-cell>
          <table:table-cell table:number-columns-repeated="4"/>
          <table:table-cell office:value-type="float" office:value="78.2219547111832" calcext:value-type="float">
            <text:p>78.2219547111832</text:p>
          </table:table-cell>
          <table:table-cell/>
          <table:table-cell office:value-type="float" office:value="1.11283861228877" calcext:value-type="float">
            <text:p>1.1128386122887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00.110683910501" calcext:value-type="float">
            <text:p>100.110683910501</text:p>
          </table:table-cell>
          <table:table-cell office:value-type="float" office:value="100.110809051107" calcext:value-type="float">
            <text:p>100.110809051107</text:p>
          </table:table-cell>
          <table:table-cell office:value-type="float" office:value="100.089308568481" calcext:value-type="float">
            <text:p>100.089308568481</text:p>
          </table:table-cell>
          <table:table-cell table:number-columns-repeated="4"/>
          <table:table-cell office:value-type="float" office:value="0.938428838266426" calcext:value-type="float">
            <text:p>0.938428838266426</text:p>
          </table:table-cell>
          <table:table-cell/>
          <table:table-cell office:value-type="float" office:value="-0.15884030727379" calcext:value-type="float">
            <text:p>-0.15884030727379</text:p>
          </table:table-cell>
          <table:table-cell/>
          <table:table-cell office:value-type="float" office:value="1168" calcext:value-type="float">
            <text:p>1168</text:p>
          </table:table-cell>
        </table:table-row>
        <table:table-row table:style-name="ro1">
          <table:table-cell table:number-columns-repeated="4"/>
          <table:table-cell office:value-type="float" office:value="100.110688774715" calcext:value-type="float">
            <text:p>100.110688774715</text:p>
          </table:table-cell>
          <table:table-cell office:value-type="float" office:value="100.111305082835" calcext:value-type="float">
            <text:p>100.111305082835</text:p>
          </table:table-cell>
          <table:table-cell office:value-type="float" office:value="100.089374003461" calcext:value-type="float">
            <text:p>100.089374003461</text:p>
          </table:table-cell>
          <table:table-cell table:number-columns-repeated="4"/>
          <table:table-cell office:value-type="float" office:value="7.35359115565999" calcext:value-type="float">
            <text:p>7.35359115565999</text:p>
          </table:table-cell>
          <table:table-cell/>
          <table:table-cell office:value-type="float" office:value="-0.0117529249314166" calcext:value-type="float">
            <text:p>-0.011752924931417</text:p>
          </table:table-cell>
          <table:table-cell/>
          <table:table-cell office:value-type="float" office:value="8279" calcext:value-type="float">
            <text:p>8279</text:p>
          </table:table-cell>
        </table:table-row>
        <table:table-row table:style-name="ro1">
          <table:table-cell table:number-columns-repeated="4"/>
          <table:table-cell office:value-type="float" office:value="100.111926393928" calcext:value-type="float">
            <text:p>100.111926393928</text:p>
          </table:table-cell>
          <table:table-cell office:value-type="float" office:value="100.111408483693" calcext:value-type="float">
            <text:p>100.111408483693</text:p>
          </table:table-cell>
          <table:table-cell office:value-type="float" office:value="100.089598405345" calcext:value-type="float">
            <text:p>100.089598405345</text:p>
          </table:table-cell>
          <table:table-cell table:number-columns-repeated="4"/>
          <table:table-cell office:value-type="float" office:value="1.63279376153068" calcext:value-type="float">
            <text:p>1.63279376153068</text:p>
          </table:table-cell>
          <table:table-cell/>
          <table:table-cell office:value-type="float" office:value="0.306101820518219" calcext:value-type="float">
            <text:p>0.30610182051821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float" office:value="100.112235482635" calcext:value-type="float">
            <text:p>100.112235482635</text:p>
          </table:table-cell>
          <table:table-cell office:value-type="float" office:value="100.11161202913" calcext:value-type="float">
            <text:p>100.11161202913</text:p>
          </table:table-cell>
          <table:table-cell office:value-type="float" office:value="100.090107543181" calcext:value-type="float">
            <text:p>100.090107543181</text:p>
          </table:table-cell>
          <table:table-cell table:number-columns-repeated="4"/>
          <table:table-cell office:value-type="float" office:value="8.1970131373106" calcext:value-type="float">
            <text:p>8.1970131373106</text:p>
          </table:table-cell>
          <table:table-cell/>
          <table:table-cell office:value-type="float" office:value="0.454355664746112" calcext:value-type="float">
            <text:p>0.454355664746112</text:p>
          </table:table-cell>
          <table:table-cell/>
          <table:table-cell office:value-type="float" office:value="11273" calcext:value-type="float">
            <text:p>11273</text:p>
          </table:table-cell>
        </table:table-row>
        <table:table-row table:style-name="ro1">
          <table:table-cell table:number-columns-repeated="4"/>
          <table:table-cell office:value-type="float" office:value="100.112413591754" calcext:value-type="float">
            <text:p>100.112413591754</text:p>
          </table:table-cell>
          <table:table-cell office:value-type="float" office:value="100.111762487465" calcext:value-type="float">
            <text:p>100.111762487465</text:p>
          </table:table-cell>
          <table:table-cell office:value-type="float" office:value="100.090777647332" calcext:value-type="float">
            <text:p>100.090777647332</text:p>
          </table:table-cell>
          <table:table-cell table:number-columns-repeated="4"/>
          <table:table-cell office:value-type="float" office:value="9.12187317674046" calcext:value-type="float">
            <text:p>9.12187317674046</text:p>
          </table:table-cell>
          <table:table-cell/>
          <table:table-cell office:value-type="float" office:value="-0.566166403550183" calcext:value-type="float">
            <text:p>-0.566166403550183</text:p>
          </table:table-cell>
          <table:table-cell/>
          <table:table-cell office:value-type="float" office:value="10592" calcext:value-type="float">
            <text:p>10592</text:p>
          </table:table-cell>
        </table:table-row>
        <table:table-row table:style-name="ro1">
          <table:table-cell table:number-columns-repeated="4"/>
          <table:table-cell office:value-type="float" office:value="100.113177057147" calcext:value-type="float">
            <text:p>100.113177057147</text:p>
          </table:table-cell>
          <table:table-cell office:value-type="float" office:value="100.111918470268" calcext:value-type="float">
            <text:p>100.111918470268</text:p>
          </table:table-cell>
          <table:table-cell office:value-type="float" office:value="100.091111026844" calcext:value-type="float">
            <text:p>100.091111026844</text:p>
          </table:table-cell>
          <table:table-cell table:number-columns-repeated="4"/>
          <table:table-cell office:value-type="float" office:value="4.4606681028274" calcext:value-type="float">
            <text:p>4.4606681028274</text:p>
          </table:table-cell>
          <table:table-cell/>
          <table:table-cell office:value-type="float" office:value="0.0187824678227186" calcext:value-type="float">
            <text:p>0.018782467822719</text:p>
          </table:table-cell>
          <table:table-cell/>
          <table:table-cell office:value-type="float" office:value="5340" calcext:value-type="float">
            <text:p>5340</text:p>
          </table:table-cell>
        </table:table-row>
        <table:table-row table:style-name="ro1">
          <table:table-cell table:number-columns-repeated="4"/>
          <table:table-cell office:value-type="float" office:value="100.113302454132" calcext:value-type="float">
            <text:p>100.113302454132</text:p>
          </table:table-cell>
          <table:table-cell office:value-type="float" office:value="100.112347511224" calcext:value-type="float">
            <text:p>100.112347511224</text:p>
          </table:table-cell>
          <table:table-cell office:value-type="float" office:value="100.091324093943" calcext:value-type="float">
            <text:p>100.091324093943</text:p>
          </table:table-cell>
          <table:table-cell table:number-columns-repeated="4"/>
          <table:table-cell office:value-type="float" office:value="0.22292338660895" calcext:value-type="float">
            <text:p>0.22292338660895</text:p>
          </table:table-cell>
          <table:table-cell/>
          <table:table-cell office:value-type="float" office:value="0.010686208739486" calcext:value-type="float">
            <text:p>0.010686208739486</text:p>
          </table:table-cell>
          <table:table-cell/>
          <table:table-cell office:value-type="float" office:value="684" calcext:value-type="float">
            <text:p>684</text:p>
          </table:table-cell>
        </table:table-row>
        <table:table-row table:style-name="ro1">
          <table:table-cell table:number-columns-repeated="4"/>
          <table:table-cell office:value-type="float" office:value="100.114584547144" calcext:value-type="float">
            <text:p>100.114584547144</text:p>
          </table:table-cell>
          <table:table-cell office:value-type="float" office:value="100.112357320148" calcext:value-type="float">
            <text:p>100.112357320148</text:p>
          </table:table-cell>
          <table:table-cell office:value-type="float" office:value="100.091698407105" calcext:value-type="float">
            <text:p>100.091698407105</text:p>
          </table:table-cell>
          <table:table-cell table:number-columns-repeated="4"/>
          <table:table-cell office:value-type="float" office:value="8.86013902872115" calcext:value-type="float">
            <text:p>8.86013902872115</text:p>
          </table:table-cell>
          <table:table-cell/>
          <table:table-cell office:value-type="float" office:value="-0.708519910910112" calcext:value-type="float">
            <text:p>-0.708519910910112</text:p>
          </table:table-cell>
          <table:table-cell/>
          <table:table-cell office:value-type="float" office:value="23657" calcext:value-type="float">
            <text:p>23657</text:p>
          </table:table-cell>
        </table:table-row>
        <table:table-row table:style-name="ro1">
          <table:table-cell table:number-columns-repeated="4"/>
          <table:table-cell office:value-type="float" office:value="100.115147408247" calcext:value-type="float">
            <text:p>100.115147408247</text:p>
          </table:table-cell>
          <table:table-cell office:value-type="float" office:value="100.113999203464" calcext:value-type="float">
            <text:p>100.113999203464</text:p>
          </table:table-cell>
          <table:table-cell office:value-type="float" office:value="100.092420087594" calcext:value-type="float">
            <text:p>100.092420087594</text:p>
          </table:table-cell>
          <table:table-cell table:number-columns-repeated="4"/>
          <table:table-cell office:value-type="float" office:value="100.092590791844" calcext:value-type="float">
            <text:p>100.092590791844</text:p>
          </table:table-cell>
          <table:table-cell/>
          <table:table-cell office:value-type="float" office:value="1.76162604969354" calcext:value-type="float">
            <text:p>1.76162604969354</text:p>
          </table:table-cell>
          <table:table-cell/>
          <table:table-cell office:value-type="float" office:value="49961" calcext:value-type="float">
            <text:p>49961</text:p>
          </table:table-cell>
        </table:table-row>
        <table:table-row table:style-name="ro1">
          <table:table-cell table:number-columns-repeated="4"/>
          <table:table-cell office:value-type="float" office:value="100.116448150125" calcext:value-type="float">
            <text:p>100.116448150125</text:p>
          </table:table-cell>
          <table:table-cell office:value-type="float" office:value="100.117373333942" calcext:value-type="float">
            <text:p>100.117373333942</text:p>
          </table:table-cell>
          <table:table-cell office:value-type="float" office:value="100.092590791844" calcext:value-type="float">
            <text:p>100.092590791844</text:p>
          </table:table-cell>
          <table:table-cell table:number-columns-repeated="4"/>
          <table:table-cell office:value-type="float" office:value="5.69585322619823" calcext:value-type="float">
            <text:p>5.69585322619823</text:p>
          </table:table-cell>
          <table:table-cell/>
          <table:table-cell office:value-type="float" office:value="-0.287098816089565" calcext:value-type="float">
            <text:p>-0.287098816089565</text:p>
          </table:table-cell>
          <table:table-cell/>
          <table:table-cell office:value-type="float" office:value="8094" calcext:value-type="float">
            <text:p>8094</text:p>
          </table:table-cell>
        </table:table-row>
        <table:table-row table:style-name="ro1">
          <table:table-cell table:number-columns-repeated="4"/>
          <table:table-cell office:value-type="float" office:value="100.11687061201" calcext:value-type="float">
            <text:p>100.11687061201</text:p>
          </table:table-cell>
          <table:table-cell office:value-type="float" office:value="100.123161454381" calcext:value-type="float">
            <text:p>100.123161454381</text:p>
          </table:table-cell>
          <table:table-cell office:value-type="float" office:value="100.094664853404" calcext:value-type="float">
            <text:p>100.094664853404</text:p>
          </table:table-cell>
          <table:table-cell table:number-columns-repeated="4"/>
          <table:table-cell office:value-type="float" office:value="0.260022192109951" calcext:value-type="float">
            <text:p>0.260022192109951</text:p>
          </table:table-cell>
          <table:table-cell/>
          <table:table-cell office:value-type="float" office:value="-0.0390595835101919" calcext:value-type="float">
            <text:p>-0.039059583510192</text:p>
          </table:table-cell>
          <table:table-cell/>
          <table:table-cell office:value-type="float" office:value="678" calcext:value-type="float">
            <text:p>678</text:p>
          </table:table-cell>
        </table:table-row>
        <table:table-row table:style-name="ro1">
          <table:table-cell table:number-columns-repeated="4"/>
          <table:table-cell office:value-type="float" office:value="100.127753098067" calcext:value-type="float">
            <text:p>100.127753098067</text:p>
          </table:table-cell>
          <table:table-cell office:value-type="float" office:value="100.123799123382" calcext:value-type="float">
            <text:p>100.123799123382</text:p>
          </table:table-cell>
          <table:table-cell office:value-type="float" office:value="100.095381882078" calcext:value-type="float">
            <text:p>100.095381882078</text:p>
          </table:table-cell>
          <table:table-cell table:number-columns-repeated="4"/>
          <table:table-cell office:value-type="float" office:value="1.38269029764814" calcext:value-type="float">
            <text:p>1.38269029764814</text:p>
          </table:table-cell>
          <table:table-cell/>
          <table:table-cell office:value-type="float" office:value="-0.107260437006182" calcext:value-type="float">
            <text:p>-0.107260437006182</text:p>
          </table:table-cell>
          <table:table-cell/>
          <table:table-cell office:value-type="float" office:value="19029" calcext:value-type="float">
            <text:p>19029</text:p>
          </table:table-cell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/00/0000</text:date>, <text:time style:data-style-name="N2" text:time-value="04:11:15.6846495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18T00:12:34.526227636</meta:creation-date>
    <meta:editing-duration>PT23S</meta:editing-duration>
    <meta:editing-cycles>2</meta:editing-cycles>
    <meta:generator>LibreOffice/6.0.7.3$Linux_X86_64 LibreOffice_project/00m0$Build-3</meta:generator>
    <dc:date>2025-02-18T00:25:18.281177568</dc:date>
    <meta:document-statistic meta:table-count="1" meta:cell-count="6003" meta:object-count="0"/>
  </office:meta>
</office:document-meta>
</file>